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24.66mm" svg:height="90.05mm" svg:x="176.97mm" svg:y="78.62mm">
            <loext:p draw:notify-on-update-of-ranges="Лист1.A1:Лист1.A8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79.78mm" svg:height="89.99mm" svg:x="176.15mm" svg:y="0mm">
            <loext:p draw:notify-on-update-of-ranges="Лист1.D2:Лист1.D8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formula="of:=SIN(2*PI()/[.$C$1]*[.B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.99" calcext:value-type="float">
            <text:p>0,99</text:p>
          </table:table-cell>
          <table:table-cell table:formula="of:=SQRT(SUM([.E2:.E800])/800)" office:value-type="float" office:value="154.373221381081" calcext:value-type="float">
            <text:p>154,373221381081</text:p>
          </table:table-cell>
          <table:table-cell/>
          <table:table-cell table:formula="of:=SQRT(SUM([.G2:.G800])/800)" office:value-type="float" office:value="144.347111622552" calcext:value-type="float">
            <text:p>144,347111622552</text:p>
          </table:table-cell>
        </table:table-row>
        <table:table-row table:style-name="ro1">
          <table:table-cell table:formula="of:=SIN(2*PI()/[.$C$1]*[.B2])" office:value-type="float" office:value="0.00785390088871133" calcext:value-type="float">
            <text:p>0,007853900888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]*[.D2]" office:value-type="float" office:value="0" calcext:value-type="float">
            <text:p>0</text:p>
          </table:table-cell>
          <table:table-cell table:formula="of:=[.D2]-12.5" office:value-type="float" office:value="-12.5" calcext:value-type="float">
            <text:p>-12,5</text:p>
          </table:table-cell>
          <table:table-cell table:formula="of:=[.F2]*[.F2]" office:value-type="float" office:value="156.25" calcext:value-type="float">
            <text:p>156,25</text:p>
          </table:table-cell>
        </table:table-row>
        <table:table-row table:style-name="ro1">
          <table:table-cell table:formula="of:=SIN(2*PI()/[.$C$1]*[.B3])" office:value-type="float" office:value="0.0157073173118207" calcext:value-type="float">
            <text:p>0,0157073173118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2]+[.$D$1]*[.A3]" office:value-type="float" office:value="0.0155502441387025" calcext:value-type="float">
            <text:p>0,015550244138703</text:p>
          </table:table-cell>
          <table:table-cell table:formula="of:=[.D3]*[.D3]" office:value-type="float" office:value="0.00024181009277325" calcext:value-type="float">
            <text:p>0,000241810092773</text:p>
          </table:table-cell>
          <table:table-cell table:formula="of:=[.D3]-12.5" office:value-type="float" office:value="-12.4844497558613" calcext:value-type="float">
            <text:p>-12,4844497558613</text:p>
          </table:table-cell>
          <table:table-cell table:formula="of:=[.F3]*[.F3]" office:value-type="float" office:value="155.861485706625" calcext:value-type="float">
            <text:p>155,861485706625</text:p>
          </table:table-cell>
        </table:table-row>
        <table:table-row table:style-name="ro1">
          <table:table-cell table:formula="of:=SIN(2*PI()/[.$C$1]*[.B4])" office:value-type="float" office:value="0.0235597648336102" calcext:value-type="float">
            <text:p>0,0235597648336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3]+[.$D$1]*[.A4]" office:value-type="float" office:value="0.0388744113239765" calcext:value-type="float">
            <text:p>0,038874411323977</text:p>
          </table:table-cell>
          <table:table-cell table:formula="of:=[.D4]*[.D4]" office:value-type="float" office:value="0.00151121985578571" calcext:value-type="float">
            <text:p>0,001511219855786</text:p>
          </table:table-cell>
          <table:table-cell table:formula="of:=[.D4]-12.5" office:value-type="float" office:value="-12.461125588676" calcext:value-type="float">
            <text:p>-12,461125588676</text:p>
          </table:table-cell>
          <table:table-cell table:formula="of:=[.F4]*[.F4]" office:value-type="float" office:value="155.279650936756" calcext:value-type="float">
            <text:p>155,279650936756</text:p>
          </table:table-cell>
        </table:table-row>
        <table:table-row table:style-name="ro1">
          <table:table-cell table:formula="of:=SIN(2*PI()/[.$C$1]*[.B5])" office:value-type="float" office:value="0.0314107590781283" calcext:value-type="float">
            <text:p>0,03141075907812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4]+[.$D$1]*[.A5]" office:value-type="float" office:value="0.0699710628113235" calcext:value-type="float">
            <text:p>0,069971062811324</text:p>
          </table:table-cell>
          <table:table-cell table:formula="of:=[.D5]*[.D5]" office:value-type="float" office:value="0.00489594963094618" calcext:value-type="float">
            <text:p>0,004895949630946</text:p>
          </table:table-cell>
          <table:table-cell table:formula="of:=[.D5]-12.5" office:value-type="float" office:value="-12.4300289371887" calcext:value-type="float">
            <text:p>-12,4300289371887</text:p>
          </table:table-cell>
          <table:table-cell table:formula="of:=[.F5]*[.F5]" office:value-type="float" office:value="154.505619379348" calcext:value-type="float">
            <text:p>154,505619379348</text:p>
          </table:table-cell>
        </table:table-row>
        <table:table-row table:style-name="ro1">
          <table:table-cell table:formula="of:=SIN(2*PI()/[.$C$1]*[.B6])" office:value-type="float" office:value="0.0392598157590686" calcext:value-type="float">
            <text:p>0,03925981575906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5]+[.$D$1]*[.A6]" office:value-type="float" office:value="0.108838280412801" calcext:value-type="float">
            <text:p>0,108838280412801</text:p>
          </table:table-cell>
          <table:table-cell table:formula="of:=[.D6]*[.D6]" office:value-type="float" office:value="0.0118457712832156" calcext:value-type="float">
            <text:p>0,011845771283216</text:p>
          </table:table-cell>
          <table:table-cell table:formula="of:=[.D6]-12.5" office:value-type="float" office:value="-12.3911617195872" calcext:value-type="float">
            <text:p>-12,3911617195872</text:p>
          </table:table-cell>
          <table:table-cell table:formula="of:=[.F6]*[.F6]" office:value-type="float" office:value="153.540888760963" calcext:value-type="float">
            <text:p>153,540888760963</text:p>
          </table:table-cell>
        </table:table-row>
        <table:table-row table:style-name="ro1">
          <table:table-cell table:formula="of:=SIN(2*PI()/[.$C$1]*[.B7])" office:value-type="float" office:value="0.0471064507096427" calcext:value-type="float">
            <text:p>0,04710645070964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6]+[.$D$1]*[.A7]" office:value-type="float" office:value="0.155473666615348" calcext:value-type="float">
            <text:p>0,155473666615348</text:p>
          </table:table-cell>
          <table:table-cell table:formula="of:=[.D7]*[.D7]" office:value-type="float" office:value="0.0241720610108203" calcext:value-type="float">
            <text:p>0,02417206101082</text:p>
          </table:table-cell>
          <table:table-cell table:formula="of:=[.D7]-12.5" office:value-type="float" office:value="-12.3445263333847" calcext:value-type="float">
            <text:p>-12,3445263333847</text:p>
          </table:table-cell>
          <table:table-cell table:formula="of:=[.F7]*[.F7]" office:value-type="float" office:value="152.387330395627" calcext:value-type="float">
            <text:p>152,387330395627</text:p>
          </table:table-cell>
        </table:table-row>
        <table:table-row table:style-name="ro1">
          <table:table-cell table:formula="of:=SIN(2*PI()/[.$C$1]*[.B8])" office:value-type="float" office:value="0.0549501799124458" calcext:value-type="float">
            <text:p>0,0549501799124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7]+[.$D$1]*[.A8]" office:value-type="float" office:value="0.209874344728669" calcext:value-type="float">
            <text:p>0,209874344728669</text:p>
          </table:table-cell>
          <table:table-cell table:formula="of:=[.D8]*[.D8]" office:value-type="float" office:value="0.0440472405752882" calcext:value-type="float">
            <text:p>0,044047240575288</text:p>
          </table:table-cell>
          <table:table-cell table:formula="of:=[.D8]-12.5" office:value-type="float" office:value="-12.2901256552713" calcext:value-type="float">
            <text:p>-12,2901256552713</text:p>
          </table:table-cell>
          <table:table-cell table:formula="of:=[.F8]*[.F8]" office:value-type="float" office:value="151.047188622359" calcext:value-type="float">
            <text:p>151,047188622359</text:p>
          </table:table-cell>
        </table:table-row>
        <table:table-row table:style-name="ro1">
          <table:table-cell table:formula="of:=SIN(2*PI()/[.$C$1]*[.B9])" office:value-type="float" office:value="0.0627905195293134" calcext:value-type="float">
            <text:p>0,06279051952931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8]+[.$D$1]*[.A9]" office:value-type="float" office:value="0.272036959062689" calcext:value-type="float">
            <text:p>0,272036959062689</text:p>
          </table:table-cell>
          <table:table-cell table:formula="of:=[.D9]*[.D9]" office:value-type="float" office:value="0.0740041070960753" calcext:value-type="float">
            <text:p>0,074004107096075</text:p>
          </table:table-cell>
          <table:table-cell table:formula="of:=[.D9]-12.5" office:value-type="float" office:value="-12.2279630409373" calcext:value-type="float">
            <text:p>-12,2279630409373</text:p>
          </table:table-cell>
          <table:table-cell table:formula="of:=[.F9]*[.F9]" office:value-type="float" office:value="149.523080130529" calcext:value-type="float">
            <text:p>149,523080130529</text:p>
          </table:table-cell>
        </table:table-row>
        <table:table-row table:style-name="ro1">
          <table:table-cell table:formula="of:=SIN(2*PI()/[.$C$1]*[.B10])" office:value-type="float" office:value="0.0706269859311667" calcext:value-type="float">
            <text:p>0,07062698593116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9]+[.$D$1]*[.A10]" office:value-type="float" office:value="0.341957675134544" calcext:value-type="float">
            <text:p>0,341957675134544</text:p>
          </table:table-cell>
          <table:table-cell table:formula="of:=[.D10]*[.D10]" office:value-type="float" office:value="0.116935051583423" calcext:value-type="float">
            <text:p>0,116935051583423</text:p>
          </table:table-cell>
          <table:table-cell table:formula="of:=[.D10]-12.5" office:value-type="float" office:value="-12.1580423248655" calcext:value-type="float">
            <text:p>-12,1580423248655</text:p>
          </table:table-cell>
          <table:table-cell table:formula="of:=[.F10]*[.F10]" office:value-type="float" office:value="147.81799317322" calcext:value-type="float">
            <text:p>147,81799317322</text:p>
          </table:table-cell>
        </table:table-row>
        <table:table-row table:style-name="ro1">
          <table:table-cell table:formula="of:=SIN(2*PI()/[.$C$1]*[.B11])" office:value-type="float" office:value="0.0784590957278449" calcext:value-type="float">
            <text:p>0,0784590957278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10]+[.$D$1]*[.A11]" office:value-type="float" office:value="0.419632179905111" calcext:value-type="float">
            <text:p>0,419632179905111</text:p>
          </table:table-cell>
          <table:table-cell table:formula="of:=[.D11]*[.D11]" office:value-type="float" office:value="0.176091166411915" calcext:value-type="float">
            <text:p>0,176091166411915</text:p>
          </table:table-cell>
          <table:table-cell table:formula="of:=[.D11]-12.5" office:value-type="float" office:value="-12.0803678200949" calcext:value-type="float">
            <text:p>-12,0803678200949</text:p>
          </table:table-cell>
          <table:table-cell table:formula="of:=[.F11]*[.F11]" office:value-type="float" office:value="145.935286668784" calcext:value-type="float">
            <text:p>145,935286668784</text:p>
          </table:table-cell>
        </table:table-row>
        <table:table-row table:style-name="ro1">
          <table:table-cell table:formula="of:=SIN(2*PI()/[.$C$1]*[.B12])" office:value-type="float" office:value="0.0862863657979234" calcext:value-type="float">
            <text:p>0,08628636579792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D11]+[.$D$1]*[.A12]" office:value-type="float" office:value="0.505055682045055" calcext:value-type="float">
            <text:p>0,505055682045055</text:p>
          </table:table-cell>
          <table:table-cell table:formula="of:=[.D12]*[.D12]" office:value-type="float" office:value="0.255081241965996" calcext:value-type="float">
            <text:p>0,255081241965996</text:p>
          </table:table-cell>
          <table:table-cell table:formula="of:=[.D12]-12.5" office:value-type="float" office:value="-11.9949443179549" calcext:value-type="float">
            <text:p>-11,9949443179549</text:p>
          </table:table-cell>
          <table:table-cell table:formula="of:=[.F12]*[.F12]" office:value-type="float" office:value="143.87868919084" calcext:value-type="float">
            <text:p>143,87868919084</text:p>
          </table:table-cell>
        </table:table-row>
        <table:table-row table:style-name="ro1">
          <table:table-cell table:formula="of:=SIN(2*PI()/[.$C$1]*[.B13])" office:value-type="float" office:value="0.0941083133185143" calcext:value-type="float">
            <text:p>0,0941083133185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D12]+[.$D$1]*[.A13]" office:value-type="float" office:value="0.598222912230384" calcext:value-type="float">
            <text:p>0,598222912230384</text:p>
          </table:table-cell>
          <table:table-cell table:formula="of:=[.D13]*[.D13]" office:value-type="float" office:value="0.357870652717402" calcext:value-type="float">
            <text:p>0,357870652717402</text:p>
          </table:table-cell>
          <table:table-cell table:formula="of:=[.D13]-12.5" office:value-type="float" office:value="-11.9017770877696" calcext:value-type="float">
            <text:p>-11,9017770877696</text:p>
          </table:table-cell>
          <table:table-cell table:formula="of:=[.F13]*[.F13]" office:value-type="float" office:value="141.652297846958" calcext:value-type="float">
            <text:p>141,652297846958</text:p>
          </table:table-cell>
        </table:table-row>
        <table:table-row table:style-name="ro1">
          <table:table-cell table:formula="of:=SIN(2*PI()/[.$C$1]*[.B14])" office:value-type="float" office:value="0.10192445579505" calcext:value-type="float">
            <text:p>0,1019244557950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D13]+[.$D$1]*[.A14]" office:value-type="float" office:value="0.699128123467484" calcext:value-type="float">
            <text:p>0,699128123467484</text:p>
          </table:table-cell>
          <table:table-cell table:formula="of:=[.D14]*[.D14]" office:value-type="float" office:value="0.488780133023165" calcext:value-type="float">
            <text:p>0,488780133023165</text:p>
          </table:table-cell>
          <table:table-cell table:formula="of:=[.D14]-12.5" office:value-type="float" office:value="-11.8008718765325" calcext:value-type="float">
            <text:p>-11,8008718765325</text:p>
          </table:table-cell>
          <table:table-cell table:formula="of:=[.F14]*[.F14]" office:value-type="float" office:value="139.260577046336" calcext:value-type="float">
            <text:p>139,260577046336</text:p>
          </table:table-cell>
        </table:table-row>
        <table:table-row table:style-name="ro1">
          <table:table-cell table:formula="of:=SIN(2*PI()/[.$C$1]*[.B15])" office:value-type="float" office:value="0.109734311091045" calcext:value-type="float">
            <text:p>0,10973431109104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14]+[.$D$1]*[.A15]" office:value-type="float" office:value="0.807765091447618" calcext:value-type="float">
            <text:p>0,807765091447618</text:p>
          </table:table-cell>
          <table:table-cell table:formula="of:=[.D15]*[.D15]" office:value-type="float" office:value="0.652484442961379" calcext:value-type="float">
            <text:p>0,652484442961379</text:p>
          </table:table-cell>
          <table:table-cell table:formula="of:=[.D15]-12.5" office:value-type="float" office:value="-11.6922349085524" calcext:value-type="float">
            <text:p>-11,6922349085524</text:p>
          </table:table-cell>
          <table:table-cell table:formula="of:=[.F15]*[.F15]" office:value-type="float" office:value="136.708357156771" calcext:value-type="float">
            <text:p>136,708357156771</text:p>
          </table:table-cell>
        </table:table-row>
        <table:table-row table:style-name="ro1">
          <table:table-cell table:formula="of:=SIN(2*PI()/[.$C$1]*[.B16])" office:value-type="float" office:value="0.117537397457838" calcext:value-type="float">
            <text:p>0,11753739745783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D15]+[.$D$1]*[.A16]" office:value-type="float" office:value="0.924127114930878" calcext:value-type="float">
            <text:p>0,924127114930878</text:p>
          </table:table-cell>
          <table:table-cell table:formula="of:=[.D16]*[.D16]" office:value-type="float" office:value="0.854010924550468" calcext:value-type="float">
            <text:p>0,854010924550468</text:p>
          </table:table-cell>
          <table:table-cell table:formula="of:=[.D16]-12.5" office:value-type="float" office:value="-11.5758728850691" calcext:value-type="float">
            <text:p>-11,5758728850691</text:p>
          </table:table-cell>
          <table:table-cell table:formula="of:=[.F16]*[.F16]" office:value-type="float" office:value="134.000833051279" calcext:value-type="float">
            <text:p>134,000833051279</text:p>
          </table:table-cell>
        </table:table-row>
        <table:table-row table:style-name="ro1">
          <table:table-cell table:formula="of:=SIN(2*PI()/[.$C$1]*[.B17])" office:value-type="float" office:value="0.125333233564304" calcext:value-type="float">
            <text:p>0,12533323356430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16]+[.$D$1]*[.A17]" office:value-type="float" office:value="1.04820701615954" calcext:value-type="float">
            <text:p>1,04820701615954</text:p>
          </table:table-cell>
          <table:table-cell table:formula="of:=[.D17]*[.D17]" office:value-type="float" office:value="1.09873794872608" calcext:value-type="float">
            <text:p>1,09873794872608</text:p>
          </table:table-cell>
          <table:table-cell table:formula="of:=[.D17]-12.5" office:value-type="float" office:value="-11.4517929838405" calcext:value-type="float">
            <text:p>-11,4517929838405</text:p>
          </table:table-cell>
          <table:table-cell table:formula="of:=[.F17]*[.F17]" office:value-type="float" office:value="131.143562544738" calcext:value-type="float">
            <text:p>131,143562544738</text:p>
          </table:table-cell>
        </table:table-row>
        <table:table-row table:style-name="ro1">
          <table:table-cell table:formula="of:=SIN(2*PI()/[.$C$1]*[.B18])" office:value-type="float" office:value="0.133121338526552" calcext:value-type="float">
            <text:p>0,13312133852655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D17]+[.$D$1]*[.A18]" office:value-type="float" office:value="1.17999714130083" calcext:value-type="float">
            <text:p>1,17999714130083</text:p>
          </table:table-cell>
          <table:table-cell table:formula="of:=[.D18]*[.D18]" office:value-type="float" office:value="1.39239325347812" calcext:value-type="float">
            <text:p>1,39239325347812</text:p>
          </table:table-cell>
          <table:table-cell table:formula="of:=[.D18]-12.5" office:value-type="float" office:value="-11.3200028586992" calcext:value-type="float">
            <text:p>-11,3200028586992</text:p>
          </table:table-cell>
          <table:table-cell table:formula="of:=[.F18]*[.F18]" office:value-type="float" office:value="128.142464720958" calcext:value-type="float">
            <text:p>128,142464720958</text:p>
          </table:table-cell>
        </table:table-row>
        <table:table-row table:style-name="ro1">
          <table:table-cell table:formula="of:=SIN(2*PI()/[.$C$1]*[.B19])" office:value-type="float" office:value="0.140901231937583" calcext:value-type="float">
            <text:p>0,14090123193758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18]+[.$D$1]*[.A19]" office:value-type="float" office:value="1.31948936091903" calcext:value-type="float">
            <text:p>1,31948936091903</text:p>
          </table:table-cell>
          <table:table-cell table:formula="of:=[.D19]*[.D19]" office:value-type="float" office:value="1.74105217357852" calcext:value-type="float">
            <text:p>1,74105217357852</text:p>
          </table:table-cell>
          <table:table-cell table:formula="of:=[.D19]-12.5" office:value-type="float" office:value="-11.180510639081" calcext:value-type="float">
            <text:p>-11,180510639081</text:p>
          </table:table-cell>
          <table:table-cell table:formula="of:=[.F19]*[.F19]" office:value-type="float" office:value="125.003818150603" calcext:value-type="float">
            <text:p>125,003818150603</text:p>
          </table:table-cell>
        </table:table-row>
        <table:table-row table:style-name="ro1">
          <table:table-cell table:formula="of:=SIN(2*PI()/[.$C$1]*[.B20])" office:value-type="float" office:value="0.148672433896923" calcext:value-type="float">
            <text:p>0,14867243389692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D19]+[.$D$1]*[.A20]" office:value-type="float" office:value="1.46667507047699" calcext:value-type="float">
            <text:p>1,46667507047699</text:p>
          </table:table-cell>
          <table:table-cell table:formula="of:=[.D20]*[.D20]" office:value-type="float" office:value="2.15113576235867" calcext:value-type="float">
            <text:p>2,15113576235867</text:p>
          </table:table-cell>
          <table:table-cell table:formula="of:=[.D20]-12.5" office:value-type="float" office:value="-11.033324929523" calcext:value-type="float">
            <text:p>-11,033324929523</text:p>
          </table:table-cell>
          <table:table-cell table:formula="of:=[.F20]*[.F20]" office:value-type="float" office:value="121.734259000434" calcext:value-type="float">
            <text:p>121,734259000434</text:p>
          </table:table-cell>
        </table:table-row>
        <table:table-row table:style-name="ro1">
          <table:table-cell table:formula="of:=SIN(2*PI()/[.$C$1]*[.B21])" office:value-type="float" office:value="0.156434465040231" calcext:value-type="float">
            <text:p>0,15643446504023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20]+[.$D$1]*[.A21]" office:value-type="float" office:value="1.62154519086682" calcext:value-type="float">
            <text:p>1,62154519086682</text:p>
          </table:table-cell>
          <table:table-cell table:formula="of:=[.D21]*[.D21]" office:value-type="float" office:value="2.6294088060233" calcext:value-type="float">
            <text:p>2,6294088060233</text:p>
          </table:table-cell>
          <table:table-cell table:formula="of:=[.D21]-12.5" office:value-type="float" office:value="-10.8784548091332" calcext:value-type="float">
            <text:p>-10,8784548091332</text:p>
          </table:table-cell>
          <table:table-cell table:formula="of:=[.F21]*[.F21]" office:value-type="float" office:value="118.340779034353" calcext:value-type="float">
            <text:p>118,340779034353</text:p>
          </table:table-cell>
        </table:table-row>
        <table:table-row table:style-name="ro1">
          <table:table-cell table:formula="of:=SIN(2*PI()/[.$C$1]*[.B22])" office:value-type="float" office:value="0.164186846568863" calcext:value-type="float">
            <text:p>0,16418684656886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21]+[.$D$1]*[.A22]" office:value-type="float" office:value="1.78409016896999" calcext:value-type="float">
            <text:p>1,78409016896999</text:p>
          </table:table-cell>
          <table:table-cell table:formula="of:=[.D22]*[.D22]" office:value-type="float" office:value="3.18297773101537" calcext:value-type="float">
            <text:p>3,18297773101537</text:p>
          </table:table-cell>
          <table:table-cell table:formula="of:=[.D22]-12.5" office:value-type="float" office:value="-10.71590983103" calcext:value-type="float">
            <text:p>-10,71590983103</text:p>
          </table:table-cell>
          <table:table-cell table:formula="of:=[.F22]*[.F22]" office:value-type="float" office:value="114.830723506766" calcext:value-type="float">
            <text:p>114,830723506766</text:p>
          </table:table-cell>
        </table:table-row>
        <table:table-row table:style-name="ro1">
          <table:table-cell table:formula="of:=SIN(2*PI()/[.$C$1]*[.B23])" office:value-type="float" office:value="0.17192910027941" calcext:value-type="float">
            <text:p>0,1719291002794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22]+[.$D$1]*[.A23]" office:value-type="float" office:value="1.9542999782466" calcext:value-type="float">
            <text:p>1,9542999782466</text:p>
          </table:table-cell>
          <table:table-cell table:formula="of:=[.D23]*[.D23]" office:value-type="float" office:value="3.81928840497468" calcext:value-type="float">
            <text:p>3,81928840497468</text:p>
          </table:table-cell>
          <table:table-cell table:formula="of:=[.D23]-12.5" office:value-type="float" office:value="-10.5457000217534" calcext:value-type="float">
            <text:p>-10,5457000217534</text:p>
          </table:table-cell>
          <table:table-cell table:formula="of:=[.F23]*[.F23]" office:value-type="float" office:value="111.21178894881" calcext:value-type="float">
            <text:p>111,21178894881</text:p>
          </table:table-cell>
        </table:table-row>
        <table:table-row table:style-name="ro1">
          <table:table-cell table:formula="of:=SIN(2*PI()/[.$C$1]*[.B24])" office:value-type="float" office:value="0.179660748593193" calcext:value-type="float">
            <text:p>0,17966074859319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D23]+[.$D$1]*[.A24]" office:value-type="float" office:value="2.13216411935387" calcext:value-type="float">
            <text:p>2,13216411935387</text:p>
          </table:table-cell>
          <table:table-cell table:formula="of:=[.D24]*[.D24]" office:value-type="float" office:value="4.54612383186004" calcext:value-type="float">
            <text:p>4,54612383186004</text:p>
          </table:table-cell>
          <table:table-cell table:formula="of:=[.D24]-12.5" office:value-type="float" office:value="-10.3678358806461" calcext:value-type="float">
            <text:p>-10,3678358806461</text:p>
          </table:table-cell>
          <table:table-cell table:formula="of:=[.F24]*[.F24]" office:value-type="float" office:value="107.492020848013" calcext:value-type="float">
            <text:p>107,492020848013</text:p>
          </table:table-cell>
        </table:table-row>
        <table:table-row table:style-name="ro1">
          <table:table-cell table:formula="of:=SIN(2*PI()/[.$C$1]*[.B25])" office:value-type="float" office:value="0.187381314585725" calcext:value-type="float">
            <text:p>0,18738131458572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D24]+[.$D$1]*[.A25]" office:value-type="float" office:value="2.31767162079373" calcext:value-type="float">
            <text:p>2,31767162079373</text:p>
          </table:table-cell>
          <table:table-cell table:formula="of:=[.D25]*[.D25]" office:value-type="float" office:value="5.37160174183265" calcext:value-type="float">
            <text:p>5,37160174183265</text:p>
          </table:table-cell>
          <table:table-cell table:formula="of:=[.D25]-12.5" office:value-type="float" office:value="-10.1823283792063" calcext:value-type="float">
            <text:p>-10,1823283792063</text:p>
          </table:table-cell>
          <table:table-cell table:formula="of:=[.F25]*[.F25]" office:value-type="float" office:value="103.679811221989" calcext:value-type="float">
            <text:p>103,679811221989</text:p>
          </table:table-cell>
        </table:table-row>
        <table:table-row table:style-name="ro1">
          <table:table-cell table:formula="of:=SIN(2*PI()/[.$C$1]*[.B26])" office:value-type="float" office:value="0.195090322016128" calcext:value-type="float">
            <text:p>0,19509032201612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5]+[.$D$1]*[.A26]" office:value-type="float" office:value="2.5108110395897" calcext:value-type="float">
            <text:p>2,5108110395897</text:p>
          </table:table-cell>
          <table:table-cell table:formula="of:=[.D26]*[.D26]" office:value-type="float" office:value="6.30417207652551" calcext:value-type="float">
            <text:p>6,30417207652551</text:p>
          </table:table-cell>
          <table:table-cell table:formula="of:=[.D26]-12.5" office:value-type="float" office:value="-9.9891889604103" calcext:value-type="float">
            <text:p>-9,9891889604103</text:p>
          </table:table-cell>
          <table:table-cell table:formula="of:=[.F26]*[.F26]" office:value-type="float" office:value="99.783896086783" calcext:value-type="float">
            <text:p>99,783896086783</text:p>
          </table:table-cell>
        </table:table-row>
        <table:table-row table:style-name="ro1">
          <table:table-cell table:formula="of:=SIN(2*PI()/[.$C$1]*[.B27])" office:value-type="float" office:value="0.202787295356512" calcext:value-type="float">
            <text:p>0,20278729535651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26]+[.$D$1]*[.A27]" office:value-type="float" office:value="2.71157046199265" calcext:value-type="float">
            <text:p>2,71157046199265</text:p>
          </table:table-cell>
          <table:table-cell table:formula="of:=[.D27]*[.D27]" office:value-type="float" office:value="7.35261437035102" calcext:value-type="float">
            <text:p>7,35261437035102</text:p>
          </table:table-cell>
          <table:table-cell table:formula="of:=[.D27]-12.5" office:value-type="float" office:value="-9.78842953800735" calcext:value-type="float">
            <text:p>-9,78842953800735</text:p>
          </table:table-cell>
          <table:table-cell table:formula="of:=[.F27]*[.F27]" office:value-type="float" office:value="95.8133528205348" calcext:value-type="float">
            <text:p>95,8133528205348</text:p>
          </table:table-cell>
        </table:table-row>
        <table:table-row table:style-name="ro1">
          <table:table-cell table:formula="of:=SIN(2*PI()/[.$C$1]*[.B28])" office:value-type="float" office:value="0.210471759821306" calcext:value-type="float">
            <text:p>0,21047175982130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27]+[.$D$1]*[.A28]" office:value-type="float" office:value="2.91993750421574" calcext:value-type="float">
            <text:p>2,91993750421574</text:p>
          </table:table-cell>
          <table:table-cell table:formula="of:=[.D28]*[.D28]" office:value-type="float" office:value="8.52603502852564" calcext:value-type="float">
            <text:p>8,52603502852564</text:p>
          </table:table-cell>
          <table:table-cell table:formula="of:=[.D28]-12.5" office:value-type="float" office:value="-9.58006249578426" calcext:value-type="float">
            <text:p>-9,58006249578426</text:p>
          </table:table-cell>
          <table:table-cell table:formula="of:=[.F28]*[.F28]" office:value-type="float" office:value="91.7775974231321" calcext:value-type="float">
            <text:p>91,7775974231321</text:p>
          </table:table-cell>
        </table:table-row>
        <table:table-row table:style-name="ro1">
          <table:table-cell table:formula="of:=SIN(2*PI()/[.$C$1]*[.B29])" office:value-type="float" office:value="0.218143241396543" calcext:value-type="float">
            <text:p>0,21814324139654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28]+[.$D$1]*[.A29]" office:value-type="float" office:value="3.13589931319832" calcext:value-type="float">
            <text:p>3,13589931319832</text:p>
          </table:table-cell>
          <table:table-cell table:formula="of:=[.D29]*[.D29]" office:value-type="float" office:value="9.83386450251768" calcext:value-type="float">
            <text:p>9,83386450251768</text:p>
          </table:table-cell>
          <table:table-cell table:formula="of:=[.D29]-12.5" office:value-type="float" office:value="-9.36410068680168" calcext:value-type="float">
            <text:p>-9,36410068680168</text:p>
          </table:table-cell>
          <table:table-cell table:formula="of:=[.F29]*[.F29]" office:value-type="float" office:value="87.6863816725598" calcext:value-type="float">
            <text:p>87,6863816725598</text:p>
          </table:table-cell>
        </table:table-row>
        <table:table-row table:style-name="ro1">
          <table:table-cell table:formula="of:=SIN(2*PI()/[.$C$1]*[.B30])" office:value-type="float" office:value="0.225801266869104" calcext:value-type="float">
            <text:p>0,22580126686910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D29]+[.$D$1]*[.A30]" office:value-type="float" office:value="3.35944256739873" calcext:value-type="float">
            <text:p>3,35944256739873</text:p>
          </table:table-cell>
          <table:table-cell table:formula="of:=[.D30]*[.D30]" office:value-type="float" office:value="11.2858543636506" calcext:value-type="float">
            <text:p>11,2858543636506</text:p>
          </table:table-cell>
          <table:table-cell table:formula="of:=[.D30]-12.5" office:value-type="float" office:value="-9.14055743260127" calcext:value-type="float">
            <text:p>-9,14055743260127</text:p>
          </table:table-cell>
          <table:table-cell table:formula="of:=[.F30]*[.F30]" office:value-type="float" office:value="83.5497901786823" calcext:value-type="float">
            <text:p>83,5497901786823</text:p>
          </table:table-cell>
        </table:table-row>
        <table:table-row table:style-name="ro1">
          <table:table-cell table:formula="of:=SIN(2*PI()/[.$C$1]*[.B31])" office:value-type="float" office:value="0.233445363855905" calcext:value-type="float">
            <text:p>0,2334453638559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0]+[.$D$1]*[.A31]" office:value-type="float" office:value="3.59055347761608" calcext:value-type="float">
            <text:p>3,59055347761608</text:p>
          </table:table-cell>
          <table:table-cell table:formula="of:=[.D31]*[.D31]" office:value-type="float" office:value="12.8920742756209" calcext:value-type="float">
            <text:p>12,8920742756209</text:p>
          </table:table-cell>
          <table:table-cell table:formula="of:=[.D31]-12.5" office:value-type="float" office:value="-8.90944652238392" calcext:value-type="float">
            <text:p>-8,90944652238392</text:p>
          </table:table-cell>
          <table:table-cell table:formula="of:=[.F31]*[.F31]" office:value-type="float" office:value="79.378237335219" calcext:value-type="float">
            <text:p>79,378237335219</text:p>
          </table:table-cell>
        </table:table-row>
        <table:table-row table:style-name="ro1">
          <table:table-cell table:formula="of:=SIN(2*PI()/[.$C$1]*[.B32])" office:value-type="float" office:value="0.241075060833039" calcext:value-type="float">
            <text:p>0,24107506083303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31]+[.$D$1]*[.A32]" office:value-type="float" office:value="3.82921778784078" calcext:value-type="float">
            <text:p>3,82921778784078</text:p>
          </table:table-cell>
          <table:table-cell table:formula="of:=[.D32]*[.D32]" office:value-type="float" office:value="14.6629088667163" calcext:value-type="float">
            <text:p>14,6629088667163</text:p>
          </table:table-cell>
          <table:table-cell table:formula="of:=[.D32]-12.5" office:value-type="float" office:value="-8.67078221215922" calcext:value-type="float">
            <text:p>-8,67078221215922</text:p>
          </table:table-cell>
          <table:table-cell table:formula="of:=[.F32]*[.F32]" office:value-type="float" office:value="75.1824641706967" calcext:value-type="float">
            <text:p>75,1824641706967</text:p>
          </table:table-cell>
        </table:table-row>
        <table:table-row table:style-name="ro1">
          <table:table-cell table:formula="of:=SIN(2*PI()/[.$C$1]*[.B33])" office:value-type="float" office:value="0.248689887164855" calcext:value-type="float">
            <text:p>0,24868988716485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32]+[.$D$1]*[.A33]" office:value-type="float" office:value="4.07542077613399" calcext:value-type="float">
            <text:p>4,07542077613399</text:p>
          </table:table-cell>
          <table:table-cell table:formula="of:=[.D33]*[.D33]" office:value-type="float" office:value="16.6090545025446" calcext:value-type="float">
            <text:p>16,6090545025446</text:p>
          </table:table-cell>
          <table:table-cell table:formula="of:=[.D33]-12.5" office:value-type="float" office:value="-8.42457922386601" calcext:value-type="float">
            <text:p>-8,42457922386601</text:p>
          </table:table-cell>
          <table:table-cell table:formula="of:=[.F33]*[.F33]" office:value-type="float" office:value="70.9735350991948" calcext:value-type="float">
            <text:p>70,9735350991948</text:p>
          </table:table-cell>
        </table:table-row>
        <table:table-row table:style-name="ro1">
          <table:table-cell table:formula="of:=SIN(2*PI()/[.$C$1]*[.B34])" office:value-type="float" office:value="0.256289373132997" calcext:value-type="float">
            <text:p>0,25628937313299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3]+[.$D$1]*[.A34]" office:value-type="float" office:value="4.32914725553566" calcext:value-type="float">
            <text:p>4,32914725553566</text:p>
          </table:table-cell>
          <table:table-cell table:formula="of:=[.D34]*[.D34]" office:value-type="float" office:value="18.7415159601119" calcext:value-type="float">
            <text:p>18,7415159601119</text:p>
          </table:table-cell>
          <table:table-cell table:formula="of:=[.D34]-12.5" office:value-type="float" office:value="-8.17085274446434" calcext:value-type="float">
            <text:p>-8,17085274446434</text:p>
          </table:table-cell>
          <table:table-cell table:formula="of:=[.F34]*[.F34]" office:value-type="float" office:value="66.7628345717205" calcext:value-type="float">
            <text:p>66,7628345717205</text:p>
          </table:table-cell>
        </table:table-row>
        <table:table-row table:style-name="ro1">
          <table:table-cell table:formula="of:=SIN(2*PI()/[.$C$1]*[.B35])" office:value-type="float" office:value="0.263873049965373" calcext:value-type="float">
            <text:p>0,26387304996537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34]+[.$D$1]*[.A35]" office:value-type="float" office:value="4.59038157500138" calcext:value-type="float">
            <text:p>4,59038157500138</text:p>
          </table:table-cell>
          <table:table-cell table:formula="of:=[.D35]*[.D35]" office:value-type="float" office:value="21.0716030041121" calcext:value-type="float">
            <text:p>21,0716030041121</text:p>
          </table:table-cell>
          <table:table-cell table:formula="of:=[.D35]-12.5" office:value-type="float" office:value="-7.90961842499862" calcext:value-type="float">
            <text:p>-7,90961842499862</text:p>
          </table:table-cell>
          <table:table-cell table:formula="of:=[.F35]*[.F35]" office:value-type="float" office:value="62.5620636290777" calcext:value-type="float">
            <text:p>62,5620636290777</text:p>
          </table:table-cell>
        </table:table-row>
        <table:table-row table:style-name="ro1">
          <table:table-cell table:formula="of:=SIN(2*PI()/[.$C$1]*[.B36])" office:value-type="float" office:value="0.271440449865074" calcext:value-type="float">
            <text:p>0,27144044986507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D35]+[.$D$1]*[.A36]" office:value-type="float" office:value="4.8591076203678" calcext:value-type="float">
            <text:p>4,8591076203678</text:p>
          </table:table-cell>
          <table:table-cell table:formula="of:=[.D36]*[.D36]" office:value-type="float" office:value="23.6109268663164" calcext:value-type="float">
            <text:p>23,6109268663164</text:p>
          </table:table-cell>
          <table:table-cell table:formula="of:=[.D36]-12.5" office:value-type="float" office:value="-7.6408923796322" calcext:value-type="float">
            <text:p>-7,6408923796322</text:p>
          </table:table-cell>
          <table:table-cell table:formula="of:=[.F36]*[.F36]" office:value-type="float" office:value="58.3832363571214" calcext:value-type="float">
            <text:p>58,3832363571214</text:p>
          </table:table-cell>
        </table:table-row>
        <table:table-row table:style-name="ro1">
          <table:table-cell table:formula="of:=SIN(2*PI()/[.$C$1]*[.B37])" office:value-type="float" office:value="0.278991106039229" calcext:value-type="float">
            <text:p>0,27899110603922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36]+[.$D$1]*[.A37]" office:value-type="float" office:value="5.13530881534664" calcext:value-type="float">
            <text:p>5,13530881534664</text:p>
          </table:table-cell>
          <table:table-cell table:formula="of:=[.D37]*[.D37]" office:value-type="float" office:value="26.3713966289769" calcext:value-type="float">
            <text:p>26,3713966289769</text:p>
          </table:table-cell>
          <table:table-cell table:formula="of:=[.D37]-12.5" office:value-type="float" office:value="-7.36469118465336" calcext:value-type="float">
            <text:p>-7,36469118465336</text:p>
          </table:table-cell>
          <table:table-cell table:formula="of:=[.F37]*[.F37]" office:value-type="float" office:value="54.238676245311" calcext:value-type="float">
            <text:p>54,238676245311</text:p>
          </table:table-cell>
        </table:table-row>
        <table:table-row table:style-name="ro1">
          <table:table-cell table:formula="of:=SIN(2*PI()/[.$C$1]*[.B38])" office:value-type="float" office:value="0.286524552727798" calcext:value-type="float">
            <text:p>0,28652455272779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37]+[.$D$1]*[.A38]" office:value-type="float" office:value="5.41896812254716" calcext:value-type="float">
            <text:p>5,41896812254716</text:p>
          </table:table-cell>
          <table:table-cell table:formula="of:=[.D38]*[.D38]" office:value-type="float" office:value="29.3652155131823" calcext:value-type="float">
            <text:p>29,3652155131823</text:p>
          </table:table-cell>
          <table:table-cell table:formula="of:=[.D38]-12.5" office:value-type="float" office:value="-7.08103187745284" calcext:value-type="float">
            <text:p>-7,08103187745284</text:p>
          </table:table-cell>
          <table:table-cell table:formula="of:=[.F38]*[.F38]" office:value-type="float" office:value="50.1410124495033" calcext:value-type="float">
            <text:p>50,1410124495033</text:p>
          </table:table-cell>
        </table:table-row>
        <table:table-row table:style-name="ro1">
          <table:table-cell table:formula="of:=SIN(2*PI()/[.$C$1]*[.B39])" office:value-type="float" office:value="0.294040325232304" calcext:value-type="float">
            <text:p>0,294040325232304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8]+[.$D$1]*[.A39]" office:value-type="float" office:value="5.71006804452714" calcext:value-type="float">
            <text:p>5,71006804452714</text:p>
          </table:table-cell>
          <table:table-cell table:formula="of:=[.D39]*[.D39]" office:value-type="float" office:value="32.60487707313" calcext:value-type="float">
            <text:p>32,60487707313</text:p>
          </table:table-cell>
          <table:table-cell table:formula="of:=[.D39]-12.5" office:value-type="float" office:value="-6.78993195547286" calcext:value-type="float">
            <text:p>-6,78993195547286</text:p>
          </table:table-cell>
          <table:table-cell table:formula="of:=[.F39]*[.F39]" office:value-type="float" office:value="46.1031759599515" calcext:value-type="float">
            <text:p>46,1031759599515</text:p>
          </table:table-cell>
        </table:table-row>
        <table:table-row table:style-name="ro1">
          <table:table-cell table:formula="of:=SIN(2*PI()/[.$C$1]*[.B40])" office:value-type="float" office:value="0.301537959944496" calcext:value-type="float">
            <text:p>0,301537959944496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D39]+[.$D$1]*[.A40]" office:value-type="float" office:value="6.00859062487219" calcext:value-type="float">
            <text:p>6,00859062487219</text:p>
          </table:table-cell>
          <table:table-cell table:formula="of:=[.D40]*[.D40]" office:value-type="float" office:value="36.103161297302" calcext:value-type="float">
            <text:p>36,103161297302</text:p>
          </table:table-cell>
          <table:table-cell table:formula="of:=[.D40]-12.5" office:value-type="float" office:value="-6.49140937512781" calcext:value-type="float">
            <text:p>-6,49140937512781</text:p>
          </table:table-cell>
          <table:table-cell table:formula="of:=[.F40]*[.F40]" office:value-type="float" office:value="42.1383956754972" calcext:value-type="float">
            <text:p>42,1383956754972</text:p>
          </table:table-cell>
        </table:table-row>
        <table:table-row table:style-name="ro1">
          <table:table-cell table:formula="of:=SIN(2*PI()/[.$C$1]*[.B41])" office:value-type="float" office:value="0.309016994374947" calcext:value-type="float">
            <text:p>0,30901699437494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40]+[.$D$1]*[.A41]" office:value-type="float" office:value="6.31451744930339" calcext:value-type="float">
            <text:p>6,31451744930339</text:p>
          </table:table-cell>
          <table:table-cell table:formula="of:=[.D41]*[.D41]" office:value-type="float" office:value="39.873130617557" calcext:value-type="float">
            <text:p>39,873130617557</text:p>
          </table:table-cell>
          <table:table-cell table:formula="of:=[.D41]-12.5" office:value-type="float" office:value="-6.18548255069661" calcext:value-type="float">
            <text:p>-6,18548255069661</text:p>
          </table:table-cell>
          <table:table-cell table:formula="of:=[.F41]*[.F41]" office:value-type="float" office:value="38.2601943849723" calcext:value-type="float">
            <text:p>38,2601943849723</text:p>
          </table:table-cell>
        </table:table-row>
        <table:table-row table:style-name="ro1">
          <table:table-cell table:formula="of:=SIN(2*PI()/[.$C$1]*[.B42])" office:value-type="float" office:value="0.316476967181586" calcext:value-type="float">
            <text:p>0,316476967181586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41]+[.$D$1]*[.A42]" office:value-type="float" office:value="6.62782964681316" calcext:value-type="float">
            <text:p>6,62782964681316</text:p>
          </table:table-cell>
          <table:table-cell table:formula="of:=[.D42]*[.D42]" office:value-type="float" office:value="43.9281258271754" calcext:value-type="float">
            <text:p>43,9281258271754</text:p>
          </table:table-cell>
          <table:table-cell table:formula="of:=[.D42]-12.5" office:value-type="float" office:value="-5.87217035318684" calcext:value-type="float">
            <text:p>-5,87217035318684</text:p>
          </table:table-cell>
          <table:table-cell table:formula="of:=[.F42]*[.F42]" office:value-type="float" office:value="34.4823846568465" calcext:value-type="float">
            <text:p>34,4823846568465</text:p>
          </table:table-cell>
        </table:table-row>
        <table:table-row table:style-name="ro1">
          <table:table-cell table:formula="of:=SIN(2*PI()/[.$C$1]*[.B43])" office:value-type="float" office:value="0.323917418198149" calcext:value-type="float">
            <text:p>0,3239174181981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42]+[.$D$1]*[.A43]" office:value-type="float" office:value="6.94850789082933" calcext:value-type="float">
            <text:p>6,94850789082933</text:p>
          </table:table-cell>
          <table:table-cell table:formula="of:=[.D43]*[.D43]" office:value-type="float" office:value="48.2817619089174" calcext:value-type="float">
            <text:p>48,2817619089174</text:p>
          </table:table-cell>
          <table:table-cell table:formula="of:=[.D43]-12.5" office:value-type="float" office:value="-5.55149210917067" calcext:value-type="float">
            <text:p>-5,55149210917067</text:p>
          </table:table-cell>
          <table:table-cell table:formula="of:=[.F43]*[.F43]" office:value-type="float" office:value="30.8190646381843" calcext:value-type="float">
            <text:p>30,8190646381843</text:p>
          </table:table-cell>
        </table:table-row>
        <table:table-row table:style-name="ro1">
          <table:table-cell table:formula="of:=SIN(2*PI()/[.$C$1]*[.B44])" office:value-type="float" office:value="0.331337888462571" calcext:value-type="float">
            <text:p>0,33133788846257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3]+[.$D$1]*[.A44]" office:value-type="float" office:value="7.27653240040727" calcext:value-type="float">
            <text:p>7,27653240040727</text:p>
          </table:table-cell>
          <table:table-cell table:formula="of:=[.D44]*[.D44]" office:value-type="float" office:value="52.9479237741768" calcext:value-type="float">
            <text:p>52,9479237741768</text:p>
          </table:table-cell>
          <table:table-cell table:formula="of:=[.D44]-12.5" office:value-type="float" office:value="-5.22346759959273" calcext:value-type="float">
            <text:p>-5,22346759959273</text:p>
          </table:table-cell>
          <table:table-cell table:formula="of:=[.F44]*[.F44]" office:value-type="float" office:value="27.284613763995" calcext:value-type="float">
            <text:p>27,284613763995</text:p>
          </table:table-cell>
        </table:table-row>
        <table:table-row table:style-name="ro1">
          <table:table-cell table:formula="of:=SIN(2*PI()/[.$C$1]*[.B45])" office:value-type="float" office:value="0.338737920245291" calcext:value-type="float">
            <text:p>0,33873792024529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44]+[.$D$1]*[.A45]" office:value-type="float" office:value="7.61188294145011" calcext:value-type="float">
            <text:p>7,61188294145011</text:p>
          </table:table-cell>
          <table:table-cell table:formula="of:=[.D45]*[.D45]" office:value-type="float" office:value="57.9407619143392" calcext:value-type="float">
            <text:p>57,9407619143392</text:p>
          </table:table-cell>
          <table:table-cell table:formula="of:=[.D45]-12.5" office:value-type="float" office:value="-4.88811705854989" calcext:value-type="float">
            <text:p>-4,88811705854989</text:p>
          </table:table-cell>
          <table:table-cell table:formula="of:=[.F45]*[.F45]" office:value-type="float" office:value="23.8936883780864" calcext:value-type="float">
            <text:p>23,8936883780864</text:p>
          </table:table-cell>
        </table:table-row>
        <table:table-row table:style-name="ro1">
          <table:table-cell table:formula="of:=SIN(2*PI()/[.$C$1]*[.B46])" office:value-type="float" office:value="0.346117057077493" calcext:value-type="float">
            <text:p>0,34611705707749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D45]+[.$D$1]*[.A46]" office:value-type="float" office:value="7.95453882795683" calcext:value-type="float">
            <text:p>7,95453882795683</text:p>
          </table:table-cell>
          <table:table-cell table:formula="of:=[.D46]*[.D46]" office:value-type="float" office:value="63.2746879654728" calcext:value-type="float">
            <text:p>63,2746879654728</text:p>
          </table:table-cell>
          <table:table-cell table:formula="of:=[.D46]-12.5" office:value-type="float" office:value="-4.54546117204317" calcext:value-type="float">
            <text:p>-4,54546117204317</text:p>
          </table:table-cell>
          <table:table-cell table:formula="of:=[.F46]*[.F46]" office:value-type="float" office:value="20.6612172665521" calcext:value-type="float">
            <text:p>20,6612172665521</text:p>
          </table:table-cell>
        </table:table-row>
        <table:table-row table:style-name="ro1">
          <table:table-cell table:formula="of:=SIN(2*PI()/[.$C$1]*[.B47])" office:value-type="float" office:value="0.353474843779257" calcext:value-type="float">
            <text:p>0,35347484377925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6]+[.$D$1]*[.A47]" office:value-type="float" office:value="8.30447892329829" calcext:value-type="float">
            <text:p>8,30447892329829</text:p>
          </table:table-cell>
          <table:table-cell table:formula="of:=[.D47]*[.D47]" office:value-type="float" office:value="68.9643701875056" calcext:value-type="float">
            <text:p>68,9643701875056</text:p>
          </table:table-cell>
          <table:table-cell table:formula="of:=[.D47]-12.5" office:value-type="float" office:value="-4.19552107670171" calcext:value-type="float">
            <text:p>-4,19552107670171</text:p>
          </table:table-cell>
          <table:table-cell table:formula="of:=[.F47]*[.F47]" office:value-type="float" office:value="17.6023971050483" calcext:value-type="float">
            <text:p>17,6023971050483</text:p>
          </table:table-cell>
        </table:table-row>
        <table:table-row table:style-name="ro1">
          <table:table-cell table:formula="of:=SIN(2*PI()/[.$C$1]*[.B48])" office:value-type="float" office:value="0.360810826487642" calcext:value-type="float">
            <text:p>0,36081082648764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7]+[.$D$1]*[.A48]" office:value-type="float" office:value="8.66168164152106" calcext:value-type="float">
            <text:p>8,66168164152106</text:p>
          </table:table-cell>
          <table:table-cell table:formula="of:=[.D48]*[.D48]" office:value-type="float" office:value="75.0247288590629" calcext:value-type="float">
            <text:p>75,0247288590629</text:p>
          </table:table-cell>
          <table:table-cell table:formula="of:=[.D48]-12.5" office:value-type="float" office:value="-3.83831835847894" calcext:value-type="float">
            <text:p>-3,83831835847894</text:p>
          </table:table-cell>
          <table:table-cell table:formula="of:=[.F48]*[.F48]" office:value-type="float" office:value="14.7326878210365" calcext:value-type="float">
            <text:p>14,7326878210365</text:p>
          </table:table-cell>
        </table:table-row>
        <table:table-row table:style-name="ro1">
          <table:table-cell table:formula="of:=SIN(2*PI()/[.$C$1]*[.B49])" office:value-type="float" office:value="0.368124552684678" calcext:value-type="float">
            <text:p>0,36812455268467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8]+[.$D$1]*[.A49]" office:value-type="float" office:value="9.02612494867889" calcext:value-type="float">
            <text:p>9,02612494867889</text:p>
          </table:table-cell>
          <table:table-cell table:formula="of:=[.D49]*[.D49]" office:value-type="float" office:value="81.4709315891635" calcext:value-type="float">
            <text:p>81,4709315891635</text:p>
          </table:table-cell>
          <table:table-cell table:formula="of:=[.D49]-12.5" office:value-type="float" office:value="-3.47387505132111" calcext:value-type="float">
            <text:p>-3,47387505132111</text:p>
          </table:table-cell>
          <table:table-cell table:formula="of:=[.F49]*[.F49]" office:value-type="float" office:value="12.0678078721912" calcext:value-type="float">
            <text:p>12,0678078721912</text:p>
          </table:table-cell>
        </table:table-row>
        <table:table-row table:style-name="ro1">
          <table:table-cell table:formula="of:=SIN(2*PI()/[.$C$1]*[.B50])" office:value-type="float" office:value="0.375415571225283" calcext:value-type="float">
            <text:p>0,37541557122528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D49]+[.$D$1]*[.A50]" office:value-type="float" office:value="9.39778636419192" calcext:value-type="float">
            <text:p>9,39778636419192</text:p>
          </table:table-cell>
          <table:table-cell table:formula="of:=[.D50]*[.D50]" office:value-type="float" office:value="88.3183885469916" calcext:value-type="float">
            <text:p>88,3183885469916</text:p>
          </table:table-cell>
          <table:table-cell table:formula="of:=[.D50]-12.5" office:value-type="float" office:value="-3.10221363580808" calcext:value-type="float">
            <text:p>-3,10221363580808</text:p>
          </table:table-cell>
          <table:table-cell table:formula="of:=[.F50]*[.F50]" office:value-type="float" office:value="9.62372944219359" calcext:value-type="float">
            <text:p>9,62372944219359</text:p>
          </table:table-cell>
        </table:table-row>
        <table:table-row table:style-name="ro1">
          <table:table-cell table:formula="of:=SIN(2*PI()/[.$C$1]*[.B51])" office:value-type="float" office:value="0.38268343236509" calcext:value-type="float">
            <text:p>0,3826834323650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50]+[.$D$1]*[.A51]" office:value-type="float" office:value="9.77664296223336" calcext:value-type="float">
            <text:p>9,77664296223336</text:p>
          </table:table-cell>
          <table:table-cell table:formula="of:=[.D51]*[.D51]" office:value-type="float" office:value="95.5827476109871" calcext:value-type="float">
            <text:p>95,5827476109871</text:p>
          </table:table-cell>
          <table:table-cell table:formula="of:=[.D51]-12.5" office:value-type="float" office:value="-2.72335703776664" calcext:value-type="float">
            <text:p>-2,72335703776664</text:p>
          </table:table-cell>
          <table:table-cell table:formula="of:=[.F51]*[.F51]" office:value-type="float" office:value="7.4166735551531" calcext:value-type="float">
            <text:p>7,4166735551531</text:p>
          </table:table-cell>
        </table:table-row>
        <table:table-row table:style-name="ro1">
          <table:table-cell table:formula="of:=SIN(2*PI()/[.$C$1]*[.B52])" office:value-type="float" office:value="0.389927687788188" calcext:value-type="float">
            <text:p>0,38992768778818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51]+[.$D$1]*[.A52]" office:value-type="float" office:value="10.1626713731437" calcext:value-type="float">
            <text:p>10,1626713731437</text:p>
          </table:table-cell>
          <table:table-cell table:formula="of:=[.D52]*[.D52]" office:value-type="float" office:value="103.279889438514" calcext:value-type="float">
            <text:p>103,279889438514</text:p>
          </table:table-cell>
          <table:table-cell table:formula="of:=[.D52]-12.5" office:value-type="float" office:value="-2.33732862685634" calcext:value-type="float">
            <text:p>-2,33732862685634</text:p>
          </table:table-cell>
          <table:table-cell table:formula="of:=[.F52]*[.F52]" office:value-type="float" office:value="5.46310510992212" calcext:value-type="float">
            <text:p>5,46310510992212</text:p>
          </table:table-cell>
        </table:table-row>
        <table:table-row table:style-name="ro1">
          <table:table-cell table:formula="of:=SIN(2*PI()/[.$C$1]*[.B53])" office:value-type="float" office:value="0.397147890634781" calcext:value-type="float">
            <text:p>0,39714789063478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D52]+[.$D$1]*[.A53]" office:value-type="float" office:value="10.5558477848721" calcext:value-type="float">
            <text:p>10,5558477848721</text:p>
          </table:table-cell>
          <table:table-cell table:formula="of:=[.D53]*[.D53]" office:value-type="float" office:value="111.425922457389" calcext:value-type="float">
            <text:p>111,425922457389</text:p>
          </table:table-cell>
          <table:table-cell table:formula="of:=[.D53]-12.5" office:value-type="float" office:value="-1.9441522151279" calcext:value-type="float">
            <text:p>-1,9441522151279</text:p>
          </table:table-cell>
          <table:table-cell table:formula="of:=[.F53]*[.F53]" office:value-type="float" office:value="3.77972783558673" calcext:value-type="float">
            <text:p>3,77972783558673</text:p>
          </table:table-cell>
        </table:table-row>
        <table:table-row table:style-name="ro1">
          <table:table-cell table:formula="of:=SIN(2*PI()/[.$C$1]*[.B54])" office:value-type="float" office:value="0.404343595528745" calcext:value-type="float">
            <text:p>0,40434359552874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D53]+[.$D$1]*[.A54]" office:value-type="float" office:value="10.9561479444456" calcext:value-type="float">
            <text:p>10,9561479444456</text:p>
          </table:table-cell>
          <table:table-cell table:formula="of:=[.D54]*[.D54]" office:value-type="float" office:value="120.037177780579" calcext:value-type="float">
            <text:p>120,037177780579</text:p>
          </table:table-cell>
          <table:table-cell table:formula="of:=[.D54]-12.5" office:value-type="float" office:value="-1.54385205555444" calcext:value-type="float">
            <text:p>-1,54385205555444</text:p>
          </table:table-cell>
          <table:table-cell table:formula="of:=[.F54]*[.F54]" office:value-type="float" office:value="2.38347916943968" calcext:value-type="float">
            <text:p>2,38347916943968</text:p>
          </table:table-cell>
        </table:table-row>
        <table:table-row table:style-name="ro1">
          <table:table-cell table:formula="of:=SIN(2*PI()/[.$C$1]*[.B55])" office:value-type="float" office:value="0.411514358605109" calcext:value-type="float">
            <text:p>0,41151435860510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D54]+[.$D$1]*[.A55]" office:value-type="float" office:value="11.3635471594646" calcext:value-type="float">
            <text:p>11,3635471594646</text:p>
          </table:table-cell>
          <table:table-cell table:formula="of:=[.D55]*[.D55]" office:value-type="float" office:value="129.130204045376" calcext:value-type="float">
            <text:p>129,130204045376</text:p>
          </table:table-cell>
          <table:table-cell table:formula="of:=[.D55]-12.5" office:value-type="float" office:value="-1.13645284053539" calcext:value-type="float">
            <text:p>-1,13645284053539</text:p>
          </table:table-cell>
          <table:table-cell table:formula="of:=[.F55]*[.F55]" office:value-type="float" office:value="1.29152505876095" calcext:value-type="float">
            <text:p>1,29152505876095</text:p>
          </table:table-cell>
        </table:table-row>
        <table:table-row table:style-name="ro1">
          <table:table-cell table:formula="of:=SIN(2*PI()/[.$C$1]*[.B56])" office:value-type="float" office:value="0.418659737537428" calcext:value-type="float">
            <text:p>0,4186597375374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D55]+[.$D$1]*[.A56]" office:value-type="float" office:value="11.7780202996267" calcext:value-type="float">
            <text:p>11,7780202996267</text:p>
          </table:table-cell>
          <table:table-cell table:formula="of:=[.D56]*[.D56]" office:value-type="float" office:value="138.721762178418" calcext:value-type="float">
            <text:p>138,721762178418</text:p>
          </table:table-cell>
          <table:table-cell table:formula="of:=[.D56]-12.5" office:value-type="float" office:value="-0.721979700373332" calcext:value-type="float">
            <text:p>-0,721979700373332</text:p>
          </table:table-cell>
          <table:table-cell table:formula="of:=[.F56]*[.F56]" office:value-type="float" office:value="0.521254687751166" calcext:value-type="float">
            <text:p>0,521254687751166</text:p>
          </table:table-cell>
        </table:table-row>
        <table:table-row table:style-name="ro1">
          <table:table-cell table:formula="of:=SIN(2*PI()/[.$C$1]*[.B57])" office:value-type="float" office:value="0.425779291565073" calcext:value-type="float">
            <text:p>0,4257792915650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56]+[.$D$1]*[.A57]" office:value-type="float" office:value="12.1995417982761" calcext:value-type="float">
            <text:p>12,1995417982761</text:p>
          </table:table-cell>
          <table:table-cell table:formula="of:=[.D57]*[.D57]" office:value-type="float" office:value="148.828820087885" calcext:value-type="float">
            <text:p>148,828820087885</text:p>
          </table:table-cell>
          <table:table-cell table:formula="of:=[.D57]-12.5" office:value-type="float" office:value="-0.300458201723909" calcext:value-type="float">
            <text:p>-0,300458201723909</text:p>
          </table:table-cell>
          <table:table-cell table:formula="of:=[.F57]*[.F57]" office:value-type="float" office:value="0.0902751309831655" calcext:value-type="float">
            <text:p>0,090275130983166</text:p>
          </table:table-cell>
        </table:table-row>
        <table:table-row table:style-name="ro1">
          <table:table-cell table:formula="of:=SIN(2*PI()/[.$C$1]*[.B58])" office:value-type="float" office:value="0.432872581520414" calcext:value-type="float">
            <text:p>0,432872581520414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D57]+[.$D$1]*[.A58]" office:value-type="float" office:value="12.6280856539813" calcext:value-type="float">
            <text:p>12,6280856539813</text:p>
          </table:table-cell>
          <table:table-cell table:formula="of:=[.D58]*[.D58]" office:value-type="float" office:value="159.468547284288" calcext:value-type="float">
            <text:p>159,468547284288</text:p>
          </table:table-cell>
          <table:table-cell table:formula="of:=[.D58]-12.5" office:value-type="float" office:value="0.1280856539813" calcext:value-type="float">
            <text:p>0,1280856539813</text:p>
          </table:table-cell>
          <table:table-cell table:formula="of:=[.F58]*[.F58]" office:value-type="float" office:value="0.0164059347558173" calcext:value-type="float">
            <text:p>0,016405934755817</text:p>
          </table:table-cell>
        </table:table-row>
        <table:table-row table:style-name="ro1">
          <table:table-cell table:formula="of:=SIN(2*PI()/[.$C$1]*[.B59])" office:value-type="float" office:value="0.439939169855915" calcext:value-type="float">
            <text:p>0,43993916985591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D58]+[.$D$1]*[.A59]" office:value-type="float" office:value="13.0636254321387" calcext:value-type="float">
            <text:p>13,0636254321387</text:p>
          </table:table-cell>
          <table:table-cell table:formula="of:=[.D59]*[.D59]" office:value-type="float" office:value="170.65830943122" calcext:value-type="float">
            <text:p>170,65830943122</text:p>
          </table:table-cell>
          <table:table-cell table:formula="of:=[.D59]-12.5" office:value-type="float" office:value="0.563625432138656" calcext:value-type="float">
            <text:p>0,563625432138656</text:p>
          </table:table-cell>
          <table:table-cell table:formula="of:=[.F59]*[.F59]" office:value-type="float" office:value="0.317673627753486" calcext:value-type="float">
            <text:p>0,317673627753486</text:p>
          </table:table-cell>
        </table:table-row>
        <table:table-row table:style-name="ro1">
          <table:table-cell table:formula="of:=SIN(2*PI()/[.$C$1]*[.B60])" office:value-type="float" office:value="0.446978620671121" calcext:value-type="float">
            <text:p>0,44697862067112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D59]+[.$D$1]*[.A60]" office:value-type="float" office:value="13.5061342666031" calcext:value-type="float">
            <text:p>13,5061342666031</text:p>
          </table:table-cell>
          <table:table-cell table:formula="of:=[.D60]*[.D60]" office:value-type="float" office:value="182.41566282751" calcext:value-type="float">
            <text:p>182,41566282751</text:p>
          </table:table-cell>
          <table:table-cell table:formula="of:=[.D60]-12.5" office:value-type="float" office:value="1.00613426660307" calcext:value-type="float">
            <text:p>1,00613426660307</text:p>
          </table:table-cell>
          <table:table-cell table:formula="of:=[.F60]*[.F60]" office:value-type="float" office:value="1.01230616243289" calcext:value-type="float">
            <text:p>1,01230616243289</text:p>
          </table:table-cell>
        </table:table-row>
        <table:table-row table:style-name="ro1">
          <table:table-cell table:formula="of:=SIN(2*PI()/[.$C$1]*[.B61])" office:value-type="float" office:value="0.453990499739547" calcext:value-type="float">
            <text:p>0,45399049973954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0]+[.$D$1]*[.A61]" office:value-type="float" office:value="13.9555848613452" calcext:value-type="float">
            <text:p>13,9555848613452</text:p>
          </table:table-cell>
          <table:table-cell table:formula="of:=[.D61]*[.D61]" office:value-type="float" office:value="194.758348822208" calcext:value-type="float">
            <text:p>194,758348822208</text:p>
          </table:table-cell>
          <table:table-cell table:formula="of:=[.D61]-12.5" office:value-type="float" office:value="1.45558486134522" calcext:value-type="float">
            <text:p>1,45558486134522</text:p>
          </table:table-cell>
          <table:table-cell table:formula="of:=[.F61]*[.F61]" office:value-type="float" office:value="2.11872728857738" calcext:value-type="float">
            <text:p>2,11872728857738</text:p>
          </table:table-cell>
        </table:table-row>
        <table:table-row table:style-name="ro1">
          <table:table-cell table:formula="of:=SIN(2*PI()/[.$C$1]*[.B62])" office:value-type="float" office:value="0.460974374535462" calcext:value-type="float">
            <text:p>0,46097437453546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D61]+[.$D$1]*[.A62]" office:value-type="float" office:value="14.4119494921353" calcext:value-type="float">
            <text:p>14,4119494921353</text:p>
          </table:table-cell>
          <table:table-cell table:formula="of:=[.D62]*[.D62]" office:value-type="float" office:value="207.70428816386" calcext:value-type="float">
            <text:p>207,70428816386</text:p>
          </table:table-cell>
          <table:table-cell table:formula="of:=[.D62]-12.5" office:value-type="float" office:value="1.91194949213532" calcext:value-type="float">
            <text:p>1,91194949213532</text:p>
          </table:table-cell>
          <table:table-cell table:formula="of:=[.F62]*[.F62]" office:value-type="float" office:value="3.65555086047652" calcext:value-type="float">
            <text:p>3,65555086047652</text:p>
          </table:table-cell>
        </table:table-row>
        <table:table-row table:style-name="ro1">
          <table:table-cell table:formula="of:=SIN(2*PI()/[.$C$1]*[.B63])" office:value-type="float" office:value="0.467929814260573" calcext:value-type="float">
            <text:p>0,46792981426057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62]+[.$D$1]*[.A63]" office:value-type="float" office:value="14.8752000082533" calcext:value-type="float">
            <text:p>14,8752000082533</text:p>
          </table:table-cell>
          <table:table-cell table:formula="of:=[.D63]*[.D63]" office:value-type="float" office:value="221.271575285539" calcext:value-type="float">
            <text:p>221,271575285539</text:p>
          </table:table-cell>
          <table:table-cell table:formula="of:=[.D63]-12.5" office:value-type="float" office:value="2.37520000825329" calcext:value-type="float">
            <text:p>2,37520000825329</text:p>
          </table:table-cell>
          <table:table-cell table:formula="of:=[.F63]*[.F63]" office:value-type="float" office:value="5.64157507920644" calcext:value-type="float">
            <text:p>5,64157507920644</text:p>
          </table:table-cell>
        </table:table-row>
        <table:table-row table:style-name="ro1">
          <table:table-cell table:formula="of:=SIN(2*PI()/[.$C$1]*[.B64])" office:value-type="float" office:value="0.474856389870595" calcext:value-type="float">
            <text:p>0,474856389870595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63]+[.$D$1]*[.A64]" office:value-type="float" office:value="15.3453078342252" calcext:value-type="float">
            <text:p>15,3453078342252</text:p>
          </table:table-cell>
          <table:table-cell table:formula="of:=[.D64]*[.D64]" office:value-type="float" office:value="235.478472527133" calcext:value-type="float">
            <text:p>235,478472527133</text:p>
          </table:table-cell>
          <table:table-cell table:formula="of:=[.D64]-12.5" office:value-type="float" office:value="2.84530783422518" calcext:value-type="float">
            <text:p>2,84530783422518</text:p>
          </table:table-cell>
          <table:table-cell table:formula="of:=[.F64]*[.F64]" office:value-type="float" office:value="8.09577667150319" calcext:value-type="float">
            <text:p>8,09577667150319</text:p>
          </table:table-cell>
        </table:table-row>
        <table:table-row table:style-name="ro1">
          <table:table-cell table:formula="of:=SIN(2*PI()/[.$C$1]*[.B65])" office:value-type="float" office:value="0.481753674101715" calcext:value-type="float">
            <text:p>0,481753674101715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64]+[.$D$1]*[.A65]" office:value-type="float" office:value="15.8222439715859" calcext:value-type="float">
            <text:p>15,8222439715859</text:p>
          </table:table-cell>
          <table:table-cell table:formula="of:=[.D65]*[.D65]" office:value-type="float" office:value="250.343404296386" calcext:value-type="float">
            <text:p>250,343404296386</text:p>
          </table:table-cell>
          <table:table-cell table:formula="of:=[.D65]-12.5" office:value-type="float" office:value="3.32224397158588" calcext:value-type="float">
            <text:p>3,32224397158588</text:p>
          </table:table-cell>
          <table:table-cell table:formula="of:=[.F65]*[.F65]" office:value-type="float" office:value="11.0373050067387" calcext:value-type="float">
            <text:p>11,0373050067387</text:p>
          </table:table-cell>
        </table:table-row>
        <table:table-row table:style-name="ro1">
          <table:table-cell table:formula="of:=SIN(2*PI()/[.$C$1]*[.B66])" office:value-type="float" office:value="0.488621241496955" calcext:value-type="float">
            <text:p>0,4886212414969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65]+[.$D$1]*[.A66]" office:value-type="float" office:value="16.3059790006679" calcext:value-type="float">
            <text:p>16,3059790006679</text:p>
          </table:table-cell>
          <table:table-cell table:formula="of:=[.D66]*[.D66]" office:value-type="float" office:value="265.884951170221" calcext:value-type="float">
            <text:p>265,884951170221</text:p>
          </table:table-cell>
          <table:table-cell table:formula="of:=[.D66]-12.5" office:value-type="float" office:value="3.80597900066786" calcext:value-type="float">
            <text:p>3,80597900066786</text:p>
          </table:table-cell>
          <table:table-cell table:formula="of:=[.F66]*[.F66]" office:value-type="float" office:value="14.4854761535248" calcext:value-type="float">
            <text:p>14,4854761535248</text:p>
          </table:table-cell>
        </table:table-row>
        <table:table-row table:style-name="ro1">
          <table:table-cell table:formula="of:=SIN(2*PI()/[.$C$1]*[.B67])" office:value-type="float" office:value="0.495458668432408" calcext:value-type="float">
            <text:p>0,495458668432408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D66]+[.$D$1]*[.A67]" office:value-type="float" office:value="16.796483082416" calcext:value-type="float">
            <text:p>16,796483082416</text:p>
          </table:table-cell>
          <table:table-cell table:formula="of:=[.D67]*[.D67]" office:value-type="float" office:value="282.121843937885" calcext:value-type="float">
            <text:p>282,121843937885</text:p>
          </table:table-cell>
          <table:table-cell table:formula="of:=[.D67]-12.5" office:value-type="float" office:value="4.29648308241595" calcext:value-type="float">
            <text:p>4,29648308241595</text:p>
          </table:table-cell>
          <table:table-cell table:formula="of:=[.F67]*[.F67]" office:value-type="float" office:value="18.4597668774865" calcext:value-type="float">
            <text:p>18,4597668774865</text:p>
          </table:table-cell>
        </table:table-row>
        <table:table-row table:style-name="ro1">
          <table:table-cell table:formula="of:=SIN(2*PI()/[.$C$1]*[.B68])" office:value-type="float" office:value="0.502265533143373" calcext:value-type="float">
            <text:p>0,502265533143373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D67]+[.$D$1]*[.A68]" office:value-type="float" office:value="17.2937259602279" calcext:value-type="float">
            <text:p>17,2937259602279</text:p>
          </table:table-cell>
          <table:table-cell table:formula="of:=[.D68]*[.D68]" office:value-type="float" office:value="299.07295758746" calcext:value-type="float">
            <text:p>299,07295758746</text:p>
          </table:table-cell>
          <table:table-cell table:formula="of:=[.D68]-12.5" office:value-type="float" office:value="4.79372596022789" calcext:value-type="float">
            <text:p>4,79372596022789</text:p>
          </table:table-cell>
          <table:table-cell table:formula="of:=[.F68]*[.F68]" office:value-type="float" office:value="22.9798085817628" calcext:value-type="float">
            <text:p>22,9798085817628</text:p>
          </table:table-cell>
        </table:table-row>
        <table:table-row table:style-name="ro1">
          <table:table-cell table:formula="of:=SIN(2*PI()/[.$C$1]*[.B69])" office:value-type="float" office:value="0.509041415750371" calcext:value-type="float">
            <text:p>0,50904141575037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D68]+[.$D$1]*[.A69]" office:value-type="float" office:value="17.7976769618208" calcext:value-type="float">
            <text:p>17,7976769618208</text:p>
          </table:table-cell>
          <table:table-cell table:formula="of:=[.D69]*[.D69]" office:value-type="float" office:value="316.757305237325" calcext:value-type="float">
            <text:p>316,757305237325</text:p>
          </table:table-cell>
          <table:table-cell table:formula="of:=[.D69]-12.5" office:value-type="float" office:value="5.29767696182076" calcext:value-type="float">
            <text:p>5,29767696182076</text:p>
          </table:table-cell>
          <table:table-cell table:formula="of:=[.F69]*[.F69]" office:value-type="float" office:value="28.0653811918064" calcext:value-type="float">
            <text:p>28,0653811918064</text:p>
          </table:table-cell>
        </table:table-row>
        <table:table-row table:style-name="ro1">
          <table:table-cell table:formula="of:=SIN(2*PI()/[.$C$1]*[.B70])" office:value-type="float" office:value="0.515785898285048" calcext:value-type="float">
            <text:p>0,51578589828504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D69]+[.$D$1]*[.A70]" office:value-type="float" office:value="18.308305001123" calcext:value-type="float">
            <text:p>18,308305001123</text:p>
          </table:table-cell>
          <table:table-cell table:formula="of:=[.D70]*[.D70]" office:value-type="float" office:value="335.194032014144" calcext:value-type="float">
            <text:p>335,194032014144</text:p>
          </table:table-cell>
          <table:table-cell table:formula="of:=[.D70]-12.5" office:value-type="float" office:value="5.80830500112295" calcext:value-type="float">
            <text:p>5,80830500112295</text:p>
          </table:table-cell>
          <table:table-cell table:formula="of:=[.F70]*[.F70]" office:value-type="float" office:value="33.7364069860699" calcext:value-type="float">
            <text:p>33,7364069860699</text:p>
          </table:table-cell>
        </table:table-row>
        <table:table-row table:style-name="ro1">
          <table:table-cell table:formula="of:=SIN(2*PI()/[.$C$1]*[.B71])" office:value-type="float" office:value="0.522498564715949" calcext:value-type="float">
            <text:p>0,52249856471594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70]+[.$D$1]*[.A71]" office:value-type="float" office:value="18.8255785801917" calcext:value-type="float">
            <text:p>18,8255785801917</text:p>
          </table:table-cell>
          <table:table-cell table:formula="of:=[.D71]*[.D71]" office:value-type="float" office:value="354.402408878974" calcext:value-type="float">
            <text:p>354,402408878974</text:p>
          </table:table-cell>
          <table:table-cell table:formula="of:=[.D71]-12.5" office:value-type="float" office:value="6.32557858019174" calcext:value-type="float">
            <text:p>6,32557858019174</text:p>
          </table:table-cell>
          <table:table-cell table:formula="of:=[.F71]*[.F71]" office:value-type="float" office:value="40.0129443741806" calcext:value-type="float">
            <text:p>40,0129443741806</text:p>
          </table:table-cell>
        </table:table-row>
        <table:table-row table:style-name="ro1">
          <table:table-cell table:formula="of:=SIN(2*PI()/[.$C$1]*[.B72])" office:value-type="float" office:value="0.529179000974191" calcext:value-type="float">
            <text:p>0,52917900097419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D71]+[.$D$1]*[.A72]" office:value-type="float" office:value="19.3494657911562" calcext:value-type="float">
            <text:p>19,3494657911562</text:p>
          </table:table-cell>
          <table:table-cell table:formula="of:=[.D72]*[.D72]" office:value-type="float" office:value="374.401826403124" calcext:value-type="float">
            <text:p>374,401826403124</text:p>
          </table:table-cell>
          <table:table-cell table:formula="of:=[.D72]-12.5" office:value-type="float" office:value="6.84946579115619" calcext:value-type="float">
            <text:p>6,84946579115619</text:p>
          </table:table-cell>
          <table:table-cell table:formula="of:=[.F72]*[.F72]" office:value-type="float" office:value="46.9151816242189" calcext:value-type="float">
            <text:p>46,9151816242189</text:p>
          </table:table-cell>
        </table:table-row>
        <table:table-row table:style-name="ro1">
          <table:table-cell table:formula="of:=SIN(2*PI()/[.$C$1]*[.B73])" office:value-type="float" office:value="0.535826794978997" calcext:value-type="float">
            <text:p>0,53582679497899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72]+[.$D$1]*[.A73]" office:value-type="float" office:value="19.8799343181854" calcext:value-type="float">
            <text:p>19,8799343181854</text:p>
          </table:table-cell>
          <table:table-cell table:formula="of:=[.D73]*[.D73]" office:value-type="float" office:value="395.211788495366" calcext:value-type="float">
            <text:p>395,211788495366</text:p>
          </table:table-cell>
          <table:table-cell table:formula="of:=[.D73]-12.5" office:value-type="float" office:value="7.3799343181854" calcext:value-type="float">
            <text:p>7,3799343181854</text:p>
          </table:table-cell>
          <table:table-cell table:formula="of:=[.F73]*[.F73]" office:value-type="float" office:value="54.4634305407306" calcext:value-type="float">
            <text:p>54,4634305407306</text:p>
          </table:table-cell>
        </table:table-row>
        <table:table-row table:style-name="ro1">
          <table:table-cell table:formula="of:=SIN(2*PI()/[.$C$1]*[.B74])" office:value-type="float" office:value="0.542441536663119" calcext:value-type="float">
            <text:p>0,542441536663119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D73]+[.$D$1]*[.A74]" office:value-type="float" office:value="20.4169514394819" calcext:value-type="float">
            <text:p>20,4169514394819</text:p>
          </table:table-cell>
          <table:table-cell table:formula="of:=[.D74]*[.D74]" office:value-type="float" office:value="416.851906082161" calcext:value-type="float">
            <text:p>416,851906082161</text:p>
          </table:table-cell>
          <table:table-cell table:formula="of:=[.D74]-12.5" office:value-type="float" office:value="7.91695143948189" calcext:value-type="float">
            <text:p>7,91695143948189</text:p>
          </table:table-cell>
          <table:table-cell table:formula="of:=[.F74]*[.F74]" office:value-type="float" office:value="62.6781200951143" calcext:value-type="float">
            <text:p>62,6781200951143</text:p>
          </table:table-cell>
        </table:table-row>
        <table:table-row table:style-name="ro1">
          <table:table-cell table:formula="of:=SIN(2*PI()/[.$C$1]*[.B75])" office:value-type="float" office:value="0.549022817998132" calcext:value-type="float">
            <text:p>0,54902281799813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D74]+[.$D$1]*[.A75]" office:value-type="float" office:value="20.9604840293" calcext:value-type="float">
            <text:p>20,9604840293</text:p>
          </table:table-cell>
          <table:table-cell table:formula="of:=[.D75]*[.D75]" office:value-type="float" office:value="439.341890742542" calcext:value-type="float">
            <text:p>439,341890742542</text:p>
          </table:table-cell>
          <table:table-cell table:formula="of:=[.D75]-12.5" office:value-type="float" office:value="8.46048402930003" calcext:value-type="float">
            <text:p>8,46048402930003</text:p>
          </table:table-cell>
          <table:table-cell table:formula="of:=[.F75]*[.F75]" office:value-type="float" office:value="71.5797900100409" calcext:value-type="float">
            <text:p>71,5797900100409</text:p>
          </table:table-cell>
        </table:table-row>
        <table:table-row table:style-name="ro1">
          <table:table-cell table:formula="of:=SIN(2*PI()/[.$C$1]*[.B76])" office:value-type="float" office:value="0.555570233019602" calcext:value-type="float">
            <text:p>0,55557023301960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75]+[.$D$1]*[.A76]" office:value-type="float" office:value="21.5104985599894" calcext:value-type="float">
            <text:p>21,5104985599894</text:p>
          </table:table-cell>
          <table:table-cell table:formula="of:=[.D76]*[.D76]" office:value-type="float" office:value="462.701548299308" calcext:value-type="float">
            <text:p>462,701548299308</text:p>
          </table:table-cell>
          <table:table-cell table:formula="of:=[.D76]-12.5" office:value-type="float" office:value="9.01049855998944" calcext:value-type="float">
            <text:p>9,01049855998944</text:p>
          </table:table-cell>
          <table:table-cell table:formula="of:=[.F76]*[.F76]" office:value-type="float" office:value="81.1890842995718" calcext:value-type="float">
            <text:p>81,1890842995718</text:p>
          </table:table-cell>
        </table:table-row>
        <table:table-row table:style-name="ro1">
          <table:table-cell table:formula="of:=SIN(2*PI()/[.$C$1]*[.B77])" office:value-type="float" office:value="0.562083377852131" calcext:value-type="float">
            <text:p>0,562083377852131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D76]+[.$D$1]*[.A77]" office:value-type="float" office:value="22.066961104063" calcext:value-type="float">
            <text:p>22,066961104063</text:p>
          </table:table-cell>
          <table:table-cell table:formula="of:=[.D77]*[.D77]" office:value-type="float" office:value="486.950772368232" calcext:value-type="float">
            <text:p>486,950772368232</text:p>
          </table:table-cell>
          <table:table-cell table:formula="of:=[.D77]-12.5" office:value-type="float" office:value="9.56696110406305" calcext:value-type="float">
            <text:p>9,56696110406305</text:p>
          </table:table-cell>
          <table:table-cell table:formula="of:=[.F77]*[.F77]" office:value-type="float" office:value="91.5267447666553" calcext:value-type="float">
            <text:p>91,5267447666553</text:p>
          </table:table-cell>
        </table:table-row>
        <table:table-row table:style-name="ro1">
          <table:table-cell table:formula="of:=SIN(2*PI()/[.$C$1]*[.B78])" office:value-type="float" office:value="0.568561850734264" calcext:value-type="float">
            <text:p>0,56856185073426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D77]+[.$D$1]*[.A78]" office:value-type="float" office:value="22.62983733629" calcext:value-type="float">
            <text:p>22,62983733629</text:p>
          </table:table-cell>
          <table:table-cell table:formula="of:=[.D78]*[.D78]" office:value-type="float" office:value="512.109537866944" calcext:value-type="float">
            <text:p>512,109537866944</text:p>
          </table:table-cell>
          <table:table-cell table:formula="of:=[.D78]-12.5" office:value-type="float" office:value="10.12983733629" calcext:value-type="float">
            <text:p>10,12983733629</text:p>
          </table:table-cell>
          <table:table-cell table:formula="of:=[.F78]*[.F78]" office:value-type="float" office:value="102.613604459694" calcext:value-type="float">
            <text:p>102,613604459694</text:p>
          </table:table-cell>
        </table:table-row>
        <table:table-row table:style-name="ro1">
          <table:table-cell table:formula="of:=SIN(2*PI()/[.$C$1]*[.B79])" office:value-type="float" office:value="0.575005252043279" calcext:value-type="float">
            <text:p>0,57500525204327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D78]+[.$D$1]*[.A79]" office:value-type="float" office:value="23.1990925358128" calcext:value-type="float">
            <text:p>23,1990925358128</text:p>
          </table:table-cell>
          <table:table-cell table:formula="of:=[.D79]*[.D79]" office:value-type="float" office:value="538.197894485206" calcext:value-type="float">
            <text:p>538,197894485206</text:p>
          </table:table-cell>
          <table:table-cell table:formula="of:=[.D79]-12.5" office:value-type="float" office:value="10.6990925358128" calcext:value-type="float">
            <text:p>10,6990925358128</text:p>
          </table:table-cell>
          <table:table-cell table:formula="of:=[.F79]*[.F79]" office:value-type="float" office:value="114.470581089886" calcext:value-type="float">
            <text:p>114,470581089886</text:p>
          </table:table-cell>
        </table:table-row>
        <table:table-row table:style-name="ro1">
          <table:table-cell table:formula="of:=SIN(2*PI()/[.$C$1]*[.B80])" office:value-type="float" office:value="0.581413184319831" calcext:value-type="float">
            <text:p>0,581413184319831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D79]+[.$D$1]*[.A80]" office:value-type="float" office:value="23.7746915882895" calcext:value-type="float">
            <text:p>23,7746915882895</text:p>
          </table:table-cell>
          <table:table-cell table:formula="of:=[.D80]*[.D80]" office:value-type="float" office:value="565.235960118281" calcext:value-type="float">
            <text:p>565,235960118281</text:p>
          </table:table-cell>
          <table:table-cell table:formula="of:=[.D80]-12.5" office:value-type="float" office:value="11.2746915882895" calcext:value-type="float">
            <text:p>11,2746915882895</text:p>
          </table:table-cell>
          <table:table-cell table:formula="of:=[.F80]*[.F80]" office:value-type="float" office:value="127.118670411045" calcext:value-type="float">
            <text:p>127,118670411045</text:p>
          </table:table-cell>
        </table:table-row>
        <table:table-row table:style-name="ro1">
          <table:table-cell table:formula="of:=SIN(2*PI()/[.$C$1]*[.B81])" office:value-type="float" office:value="0.587785252292473" calcext:value-type="float">
            <text:p>0,58778525229247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80]+[.$D$1]*[.A81]" office:value-type="float" office:value="24.356598988059" calcext:value-type="float">
            <text:p>24,356598988059</text:p>
          </table:table-cell>
          <table:table-cell table:formula="of:=[.D81]*[.D81]" office:value-type="float" office:value="593.243914265117" calcext:value-type="float">
            <text:p>593,243914265117</text:p>
          </table:table-cell>
          <table:table-cell table:formula="of:=[.D81]-12.5" office:value-type="float" office:value="11.856598988059" calcext:value-type="float">
            <text:p>11,856598988059</text:p>
          </table:table-cell>
          <table:table-cell table:formula="of:=[.F81]*[.F81]" office:value-type="float" office:value="140.578939563642" calcext:value-type="float">
            <text:p>140,578939563642</text:p>
          </table:table-cell>
        </table:table-row>
        <table:table-row table:style-name="ro1">
          <table:table-cell table:formula="of:=SIN(2*PI()/[.$C$1]*[.B82])" office:value-type="float" office:value="0.594121062902039" calcext:value-type="float">
            <text:p>0,594121062902039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D81]+[.$D$1]*[.A82]" office:value-type="float" office:value="24.944778840332" calcext:value-type="float">
            <text:p>24,944778840332</text:p>
          </table:table-cell>
          <table:table-cell table:formula="of:=[.D82]*[.D82]" office:value-type="float" office:value="622.241991393076" calcext:value-type="float">
            <text:p>622,241991393076</text:p>
          </table:table-cell>
          <table:table-cell table:formula="of:=[.D82]-12.5" office:value-type="float" office:value="12.444778840332" calcext:value-type="float">
            <text:p>12,444778840332</text:p>
          </table:table-cell>
          <table:table-cell table:formula="of:=[.F82]*[.F82]" office:value-type="float" office:value="154.872520384776" calcext:value-type="float">
            <text:p>154,872520384776</text:p>
          </table:table-cell>
        </table:table-row>
        <table:table-row table:style-name="ro1">
          <table:table-cell table:formula="of:=SIN(2*PI()/[.$C$1]*[.B83])" office:value-type="float" office:value="0.600420225325884" calcext:value-type="float">
            <text:p>0,60042022532588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D82]+[.$D$1]*[.A83]" office:value-type="float" office:value="25.5391948634046" calcext:value-type="float">
            <text:p>25,5391948634046</text:p>
          </table:table-cell>
          <table:table-cell table:formula="of:=[.D83]*[.D83]" office:value-type="float" office:value="652.250474270954" calcext:value-type="float">
            <text:p>652,250474270954</text:p>
          </table:table-cell>
          <table:table-cell table:formula="of:=[.D83]-12.5" office:value-type="float" office:value="13.0391948634046" calcext:value-type="float">
            <text:p>13,0391948634046</text:p>
          </table:table-cell>
          <table:table-cell table:formula="of:=[.F83]*[.F83]" office:value-type="float" office:value="170.020602685838" calcext:value-type="float">
            <text:p>170,020602685838</text:p>
          </table:table-cell>
        </table:table-row>
        <table:table-row table:style-name="ro1">
          <table:table-cell table:formula="of:=SIN(2*PI()/[.$C$1]*[.B84])" office:value-type="float" office:value="0.606682351002" calcext:value-type="float">
            <text:p>0,60668235100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83]+[.$D$1]*[.A84]" office:value-type="float" office:value="26.1398103908966" calcext:value-type="float">
            <text:p>26,1398103908966</text:p>
          </table:table-cell>
          <table:table-cell table:formula="of:=[.D84]*[.D84]" office:value-type="float" office:value="683.289687272027" calcext:value-type="float">
            <text:p>683,289687272027</text:p>
          </table:table-cell>
          <table:table-cell table:formula="of:=[.D84]-12.5" office:value-type="float" office:value="13.6398103908966" calcext:value-type="float">
            <text:p>13,6398103908966</text:p>
          </table:table-cell>
          <table:table-cell table:formula="of:=[.F84]*[.F84]" office:value-type="float" office:value="186.044427499611" calcext:value-type="float">
            <text:p>186,044427499611</text:p>
          </table:table-cell>
        </table:table-row>
        <table:table-row table:style-name="ro1">
          <table:table-cell table:formula="of:=SIN(2*PI()/[.$C$1]*[.B85])" office:value-type="float" office:value="0.612907053652976" calcext:value-type="float">
            <text:p>0,61290705365297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84]+[.$D$1]*[.A85]" office:value-type="float" office:value="26.7465883740131" calcext:value-type="float">
            <text:p>26,7465883740131</text:p>
          </table:table-cell>
          <table:table-cell table:formula="of:=[.D85]*[.D85]" office:value-type="float" office:value="715.379989648891" calcext:value-type="float">
            <text:p>715,379989648891</text:p>
          </table:table-cell>
          <table:table-cell table:formula="of:=[.D85]-12.5" office:value-type="float" office:value="14.2465883740131" calcext:value-type="float">
            <text:p>14,2465883740131</text:p>
          </table:table-cell>
          <table:table-cell table:formula="of:=[.F85]*[.F85]" office:value-type="float" office:value="202.965280298564" calcext:value-type="float">
            <text:p>202,965280298564</text:p>
          </table:table-cell>
        </table:table-row>
        <table:table-row table:style-name="ro1">
          <table:table-cell table:formula="of:=SIN(2*PI()/[.$C$1]*[.B86])" office:value-type="float" office:value="0.619093949309834" calcext:value-type="float">
            <text:p>0,61909394930983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85]+[.$D$1]*[.A86]" office:value-type="float" office:value="27.3594913838298" calcext:value-type="float">
            <text:p>27,3594913838298</text:p>
          </table:table-cell>
          <table:table-cell table:formula="of:=[.D86]*[.D86]" office:value-type="float" office:value="748.541768781857" calcext:value-type="float">
            <text:p>748,541768781857</text:p>
          </table:table-cell>
          <table:table-cell table:formula="of:=[.D86]-12.5" office:value-type="float" office:value="14.8594913838298" calcext:value-type="float">
            <text:p>14,8594913838298</text:p>
          </table:table-cell>
          <table:table-cell table:formula="of:=[.F86]*[.F86]" office:value-type="float" office:value="220.804484186112" calcext:value-type="float">
            <text:p>220,804484186112</text:p>
          </table:table-cell>
        </table:table-row>
        <table:table-row table:style-name="ro1">
          <table:table-cell table:formula="of:=SIN(2*PI()/[.$C$1]*[.B87])" office:value-type="float" office:value="0.625242656335705" calcext:value-type="float">
            <text:p>0,62524265633570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86]+[.$D$1]*[.A87]" office:value-type="float" office:value="27.9784816136021" calcext:value-type="float">
            <text:p>27,9784816136021</text:p>
          </table:table-cell>
          <table:table-cell table:formula="of:=[.D87]*[.D87]" office:value-type="float" office:value="782.795433402674" calcext:value-type="float">
            <text:p>782,795433402674</text:p>
          </table:table-cell>
          <table:table-cell table:formula="of:=[.D87]-12.5" office:value-type="float" office:value="15.4784816136022" calcext:value-type="float">
            <text:p>15,4784816136022</text:p>
          </table:table-cell>
          <table:table-cell table:formula="of:=[.F87]*[.F87]" office:value-type="float" office:value="239.58339306262" calcext:value-type="float">
            <text:p>239,58339306262</text:p>
          </table:table-cell>
        </table:table-row>
        <table:table-row table:style-name="ro1">
          <table:table-cell table:formula="of:=SIN(2*PI()/[.$C$1]*[.B88])" office:value-type="float" office:value="0.631352795449378" calcext:value-type="float">
            <text:p>0,631352795449378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D87]+[.$D$1]*[.A88]" office:value-type="float" office:value="28.603520881097" calcext:value-type="float">
            <text:p>28,603520881097</text:p>
          </table:table-cell>
          <table:table-cell table:formula="of:=[.D88]*[.D88]" office:value-type="float" office:value="818.161406795354" calcext:value-type="float">
            <text:p>818,161406795354</text:p>
          </table:table-cell>
          <table:table-cell table:formula="of:=[.D88]-12.5" office:value-type="float" office:value="16.103520881097" calcext:value-type="float">
            <text:p>16,103520881097</text:p>
          </table:table-cell>
          <table:table-cell table:formula="of:=[.F88]*[.F88]" office:value-type="float" office:value="259.323384767928" calcext:value-type="float">
            <text:p>259,323384767928</text:p>
          </table:table-cell>
        </table:table-row>
        <table:table-row table:style-name="ro1">
          <table:table-cell table:formula="of:=SIN(2*PI()/[.$C$1]*[.B89])" office:value-type="float" office:value="0.63742398974869" calcext:value-type="float">
            <text:p>0,63742398974869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D88]+[.$D$1]*[.A89]" office:value-type="float" office:value="29.2345706309482" calcext:value-type="float">
            <text:p>29,2345706309482</text:p>
          </table:table-cell>
          <table:table-cell table:formula="of:=[.D89]*[.D89]" office:value-type="float" office:value="854.660119975902" calcext:value-type="float">
            <text:p>854,660119975902</text:p>
          </table:table-cell>
          <table:table-cell table:formula="of:=[.D89]-12.5" office:value-type="float" office:value="16.7345706309482" calcext:value-type="float">
            <text:p>16,7345706309482</text:p>
          </table:table-cell>
          <table:table-cell table:formula="of:=[.F89]*[.F89]" office:value-type="float" office:value="280.045854202195" calcext:value-type="float">
            <text:p>280,045854202195</text:p>
          </table:table-cell>
        </table:table-row>
        <table:table-row table:style-name="ro1">
          <table:table-cell table:formula="of:=SIN(2*PI()/[.$C$1]*[.B90])" office:value-type="float" office:value="0.643455864733779" calcext:value-type="float">
            <text:p>0,64345586473377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D89]+[.$D$1]*[.A90]" office:value-type="float" office:value="29.8715919370347" calcext:value-type="float">
            <text:p>29,8715919370347</text:p>
          </table:table-cell>
          <table:table-cell table:formula="of:=[.D90]*[.D90]" office:value-type="float" office:value="892.312004852716" calcext:value-type="float">
            <text:p>892,312004852716</text:p>
          </table:table-cell>
          <table:table-cell table:formula="of:=[.D90]-12.5" office:value-type="float" office:value="17.3715919370347" calcext:value-type="float">
            <text:p>17,3715919370347</text:p>
          </table:table-cell>
          <table:table-cell table:formula="of:=[.F90]*[.F90]" office:value-type="float" office:value="301.772206426848" calcext:value-type="float">
            <text:p>301,772206426848</text:p>
          </table:table-cell>
        </table:table-row>
        <table:table-row table:style-name="ro1">
          <table:table-cell table:formula="of:=SIN(2*PI()/[.$C$1]*[.B91])" office:value-type="float" office:value="0.649448048330184" calcext:value-type="float">
            <text:p>0,649448048330184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D90]+[.$D$1]*[.A91]" office:value-type="float" office:value="30.5145455048816" calcext:value-type="float">
            <text:p>30,5145455048816</text:p>
          </table:table-cell>
          <table:table-cell table:formula="of:=[.D91]*[.D91]" office:value-type="float" office:value="931.137487369488" calcext:value-type="float">
            <text:p>931,137487369488</text:p>
          </table:table-cell>
          <table:table-cell table:formula="of:=[.D91]-12.5" office:value-type="float" office:value="18.0145455048816" calcext:value-type="float">
            <text:p>18,0145455048816</text:p>
          </table:table-cell>
          <table:table-cell table:formula="of:=[.F91]*[.F91]" office:value-type="float" office:value="324.523849747449" calcext:value-type="float">
            <text:p>324,523849747449</text:p>
          </table:table-cell>
        </table:table-row>
        <table:table-row table:style-name="ro1">
          <table:table-cell table:formula="of:=SIN(2*PI()/[.$C$1]*[.B92])" office:value-type="float" office:value="0.655400170911794" calcext:value-type="float">
            <text:p>0,65540017091179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D91]+[.$D$1]*[.A92]" office:value-type="float" office:value="31.1633916740842" calcext:value-type="float">
            <text:p>31,1633916740842</text:p>
          </table:table-cell>
          <table:table-cell table:formula="of:=[.D92]*[.D92]" office:value-type="float" office:value="971.156980632383" calcext:value-type="float">
            <text:p>971,156980632383</text:p>
          </table:table-cell>
          <table:table-cell table:formula="of:=[.D92]-12.5" office:value-type="float" office:value="18.6633916740842" calcext:value-type="float">
            <text:p>18,6633916740842</text:p>
          </table:table-cell>
          <table:table-cell table:formula="of:=[.F92]*[.F92]" office:value-type="float" office:value="348.322188780277" calcext:value-type="float">
            <text:p>348,322188780277</text:p>
          </table:table-cell>
        </table:table-row>
        <table:table-row table:style-name="ro1">
          <table:table-cell table:formula="of:=SIN(2*PI()/[.$C$1]*[.B93])" office:value-type="float" office:value="0.661311865323652" calcext:value-type="float">
            <text:p>0,66131186532365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D92]+[.$D$1]*[.A93]" office:value-type="float" office:value="31.8180904207547" calcext:value-type="float">
            <text:p>31,8180904207547</text:p>
          </table:table-cell>
          <table:table-cell table:formula="of:=[.D93]*[.D93]" office:value-type="float" office:value="1012.39087802332" calcext:value-type="float">
            <text:p>1012,39087802332</text:p>
          </table:table-cell>
          <table:table-cell table:formula="of:=[.D93]-12.5" office:value-type="float" office:value="19.3180904207547" calcext:value-type="float">
            <text:p>19,3180904207547</text:p>
          </table:table-cell>
          <table:table-cell table:formula="of:=[.F93]*[.F93]" office:value-type="float" office:value="373.188617504453" calcext:value-type="float">
            <text:p>373,188617504453</text:p>
          </table:table-cell>
        </table:table-row>
        <table:table-row table:style-name="ro1">
          <table:table-cell table:formula="of:=SIN(2*PI()/[.$C$1]*[.B94])" office:value-type="float" office:value="0.6671827669046" calcext:value-type="float">
            <text:p>0,6671827669046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D93]+[.$D$1]*[.A94]" office:value-type="float" office:value="32.4786013599902" calcext:value-type="float">
            <text:p>32,4786013599902</text:p>
          </table:table-cell>
          <table:table-cell table:formula="of:=[.D94]*[.D94]" office:value-type="float" office:value="1054.85954630116" calcext:value-type="float">
            <text:p>1054,85954630116</text:p>
          </table:table-cell>
          <table:table-cell table:formula="of:=[.D94]-12.5" office:value-type="float" office:value="19.9786013599902" calcext:value-type="float">
            <text:p>19,9786013599902</text:p>
          </table:table-cell>
          <table:table-cell table:formula="of:=[.F94]*[.F94]" office:value-type="float" office:value="399.144512301403" calcext:value-type="float">
            <text:p>399,144512301403</text:p>
          </table:table-cell>
        </table:table-row>
        <table:table-row table:style-name="ro1">
          <table:table-cell table:formula="of:=SIN(2*PI()/[.$C$1]*[.B95])" office:value-type="float" office:value="0.673012513509773" calcext:value-type="float">
            <text:p>0,673012513509773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D94]+[.$D$1]*[.A95]" office:value-type="float" office:value="33.1448837483649" calcext:value-type="float">
            <text:p>33,1448837483649</text:p>
          </table:table-cell>
          <table:table-cell table:formula="of:=[.D95]*[.D95]" office:value-type="float" office:value="1098.58331869262" calcext:value-type="float">
            <text:p>1098,58331869262</text:p>
          </table:table-cell>
          <table:table-cell table:formula="of:=[.D95]-12.5" office:value-type="float" office:value="20.6448837483649" calcext:value-type="float">
            <text:p>20,6448837483649</text:p>
          </table:table-cell>
          <table:table-cell table:formula="of:=[.F95]*[.F95]" office:value-type="float" office:value="426.2112249835" calcext:value-type="float">
            <text:p>426,2112249835</text:p>
          </table:table-cell>
        </table:table-row>
        <table:table-row table:style-name="ro1">
          <table:table-cell table:formula="of:=SIN(2*PI()/[.$C$1]*[.B96])" office:value-type="float" office:value="0.678800745532942" calcext:value-type="float">
            <text:p>0,678800745532942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D95]+[.$D$1]*[.A96]" office:value-type="float" office:value="33.8168964864425" calcext:value-type="float">
            <text:p>33,8168964864425</text:p>
          </table:table-cell>
          <table:table-cell table:formula="of:=[.D96]*[.D96]" office:value-type="float" office:value="1143.58248797477" calcext:value-type="float">
            <text:p>1143,58248797477</text:p>
          </table:table-cell>
          <table:table-cell table:formula="of:=[.D96]-12.5" office:value-type="float" office:value="21.3168964864425" calcext:value-type="float">
            <text:p>21,3168964864425</text:p>
          </table:table-cell>
          <table:table-cell table:formula="of:=[.F96]*[.F96]" office:value-type="float" office:value="454.410075813704" calcext:value-type="float">
            <text:p>454,410075813704</text:p>
          </table:table-cell>
        </table:table-row>
        <table:table-row table:style-name="ro1">
          <table:table-cell table:formula="of:=SIN(2*PI()/[.$C$1]*[.B97])" office:value-type="float" office:value="0.684547105928689" calcext:value-type="float">
            <text:p>0,684547105928689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D96]+[.$D$1]*[.A97]" office:value-type="float" office:value="34.4945981213119" calcext:value-type="float">
            <text:p>34,4945981213119</text:p>
          </table:table-cell>
          <table:table-cell table:formula="of:=[.D97]*[.D97]" office:value-type="float" office:value="1189.87729955081" calcext:value-type="float">
            <text:p>1189,87729955081</text:p>
          </table:table-cell>
          <table:table-cell table:formula="of:=[.D97]-12.5" office:value-type="float" office:value="21.9945981213119" calcext:value-type="float">
            <text:p>21,9945981213119</text:p>
          </table:table-cell>
          <table:table-cell table:formula="of:=[.F97]*[.F97]" office:value-type="float" office:value="483.762346518017" calcext:value-type="float">
            <text:p>483,762346518017</text:p>
          </table:table-cell>
        </table:table-row>
        <table:table-row table:style-name="ro1">
          <table:table-cell table:formula="of:=SIN(2*PI()/[.$C$1]*[.B98])" office:value-type="float" office:value="0.690251240234437" calcext:value-type="float">
            <text:p>0,690251240234437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D97]+[.$D$1]*[.A98]" office:value-type="float" office:value="35.177946849144" calcext:value-type="float">
            <text:p>35,177946849144</text:p>
          </table:table-cell>
          <table:table-cell table:formula="of:=[.D98]*[.D98]" office:value-type="float" office:value="1237.4879445212" calcext:value-type="float">
            <text:p>1237,4879445212</text:p>
          </table:table-cell>
          <table:table-cell table:formula="of:=[.D98]-12.5" office:value-type="float" office:value="22.677946849144" calcext:value-type="float">
            <text:p>22,677946849144</text:p>
          </table:table-cell>
          <table:table-cell table:formula="of:=[.F98]*[.F98]" office:value-type="float" office:value="514.2892732926" calcext:value-type="float">
            <text:p>514,2892732926</text:p>
          </table:table-cell>
        </table:table-row>
        <table:table-row table:style-name="ro1">
          <table:table-cell table:formula="of:=SIN(2*PI()/[.$C$1]*[.B99])" office:value-type="float" office:value="0.695912796592314" calcext:value-type="float">
            <text:p>0,69591279659231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98]+[.$D$1]*[.A99]" office:value-type="float" office:value="35.8669005177704" calcext:value-type="float">
            <text:p>35,8669005177704</text:p>
          </table:table-cell>
          <table:table-cell table:formula="of:=[.D99]*[.D99]" office:value-type="float" office:value="1286.43455275164" calcext:value-type="float">
            <text:p>1286,43455275164</text:p>
          </table:table-cell>
          <table:table-cell table:formula="of:=[.D99]-12.5" office:value-type="float" office:value="23.3669005177704" calcext:value-type="float">
            <text:p>23,3669005177704</text:p>
          </table:table-cell>
          <table:table-cell table:formula="of:=[.F99]*[.F99]" office:value-type="float" office:value="546.012039807377" calcext:value-type="float">
            <text:p>546,012039807377</text:p>
          </table:table-cell>
        </table:table-row>
        <table:table-row table:style-name="ro1">
          <table:table-cell table:formula="of:=SIN(2*PI()/[.$C$1]*[.B100])" office:value-type="float" office:value="0.701531425770856" calcext:value-type="float">
            <text:p>0,701531425770856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D99]+[.$D$1]*[.A100]" office:value-type="float" office:value="36.5614166292835" calcext:value-type="float">
            <text:p>36,5614166292835</text:p>
          </table:table-cell>
          <table:table-cell table:formula="of:=[.D100]*[.D100]" office:value-type="float" office:value="1336.73718594005" calcext:value-type="float">
            <text:p>1336,73718594005</text:p>
          </table:table-cell>
          <table:table-cell table:formula="of:=[.D100]-12.5" office:value-type="float" office:value="24.0614166292835" calcext:value-type="float">
            <text:p>24,0614166292835</text:p>
          </table:table-cell>
          <table:table-cell table:formula="of:=[.F100]*[.F100]" office:value-type="float" office:value="578.951770207962" calcext:value-type="float">
            <text:p>578,951770207962</text:p>
          </table:table-cell>
        </table:table-row>
        <table:table-row table:style-name="ro1">
          <table:table-cell table:formula="of:=SIN(2*PI()/[.$C$1]*[.B101])" office:value-type="float" office:value="0.707106781186548" calcext:value-type="float">
            <text:p>0,70710678118654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100]+[.$D$1]*[.A101]" office:value-type="float" office:value="37.2614523426582" calcext:value-type="float">
            <text:p>37,2614523426582</text:p>
          </table:table-cell>
          <table:table-cell table:formula="of:=[.D101]*[.D101]" office:value-type="float" office:value="1388.41583068419" calcext:value-type="float">
            <text:p>1388,41583068419</text:p>
          </table:table-cell>
          <table:table-cell table:formula="of:=[.D101]-12.5" office:value-type="float" office:value="24.7614523426582" calcext:value-type="float">
            <text:p>24,7614523426582</text:p>
          </table:table-cell>
          <table:table-cell table:formula="of:=[.F101]*[.F101]" office:value-type="float" office:value="613.129522117733" calcext:value-type="float">
            <text:p>613,129522117733</text:p>
          </table:table-cell>
        </table:table-row>
        <table:table-row table:style-name="ro1">
          <table:table-cell table:formula="of:=SIN(2*PI()/[.$C$1]*[.B102])" office:value-type="float" office:value="0.712638518925205" calcext:value-type="float">
            <text:p>0,712638518925205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101]+[.$D$1]*[.A102]" office:value-type="float" office:value="37.9669644763942" calcext:value-type="float">
            <text:p>37,9669644763942</text:p>
          </table:table-cell>
          <table:table-cell table:formula="of:=[.D102]*[.D102]" office:value-type="float" office:value="1441.49039155178" calcext:value-type="float">
            <text:p>1441,49039155178</text:p>
          </table:table-cell>
          <table:table-cell table:formula="of:=[.D102]-12.5" office:value-type="float" office:value="25.4669644763942" calcext:value-type="float">
            <text:p>25,4669644763942</text:p>
          </table:table-cell>
          <table:table-cell table:formula="of:=[.F102]*[.F102]" office:value-type="float" office:value="648.566279641922" calcext:value-type="float">
            <text:p>648,566279641922</text:p>
          </table:table-cell>
        </table:table-row>
        <table:table-row table:style-name="ro1">
          <table:table-cell table:formula="of:=SIN(2*PI()/[.$C$1]*[.B103])" office:value-type="float" office:value="0.718126297763189" calcext:value-type="float">
            <text:p>0,718126297763189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D102]+[.$D$1]*[.A103]" office:value-type="float" office:value="38.6779095111797" calcext:value-type="float">
            <text:p>38,6779095111797</text:p>
          </table:table-cell>
          <table:table-cell table:formula="of:=[.D103]*[.D103]" office:value-type="float" office:value="1495.98068415501" calcext:value-type="float">
            <text:p>1495,98068415501</text:p>
          </table:table-cell>
          <table:table-cell table:formula="of:=[.D103]-12.5" office:value-type="float" office:value="26.1779095111797" calcext:value-type="float">
            <text:p>26,1779095111797</text:p>
          </table:table-cell>
          <table:table-cell table:formula="of:=[.F103]*[.F103]" office:value-type="float" office:value="685.282946375513" calcext:value-type="float">
            <text:p>685,282946375513</text:p>
          </table:table-cell>
        </table:table-row>
        <table:table-row table:style-name="ro1">
          <table:table-cell table:formula="of:=SIN(2*PI()/[.$C$1]*[.B104])" office:value-type="float" office:value="0.723569779188449" calcext:value-type="float">
            <text:p>0,723569779188449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103]+[.$D$1]*[.A104]" office:value-type="float" office:value="39.3942435925763" calcext:value-type="float">
            <text:p>39,3942435925763</text:p>
          </table:table-cell>
          <table:table-cell table:formula="of:=[.D104]*[.D104]" office:value-type="float" office:value="1551.90642823124" calcext:value-type="float">
            <text:p>1551,90642823124</text:p>
          </table:table-cell>
          <table:table-cell table:formula="of:=[.D104]-12.5" office:value-type="float" office:value="26.8942435925763" calcext:value-type="float">
            <text:p>26,8942435925763</text:p>
          </table:table-cell>
          <table:table-cell table:formula="of:=[.F104]*[.F104]" office:value-type="float" office:value="723.30033841683" calcext:value-type="float">
            <text:p>723,30033841683</text:p>
          </table:table-cell>
        </table:table-row>
        <table:table-row table:style-name="ro1">
          <table:table-cell table:formula="of:=SIN(2*PI()/[.$C$1]*[.B105])" office:value-type="float" office:value="0.728968627421412" calcext:value-type="float">
            <text:p>0,728968627421412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104]+[.$D$1]*[.A105]" office:value-type="float" office:value="40.1159225337235" calcext:value-type="float">
            <text:p>40,1159225337235</text:p>
          </table:table-cell>
          <table:table-cell table:formula="of:=[.D105]*[.D105]" office:value-type="float" office:value="1609.2872407317" calcext:value-type="float">
            <text:p>1609,2872407317</text:p>
          </table:table-cell>
          <table:table-cell table:formula="of:=[.D105]-12.5" office:value-type="float" office:value="27.6159225337235" calcext:value-type="float">
            <text:p>27,6159225337235</text:p>
          </table:table-cell>
          <table:table-cell table:formula="of:=[.F105]*[.F105]" office:value-type="float" office:value="762.639177388616" calcext:value-type="float">
            <text:p>762,639177388616</text:p>
          </table:table-cell>
        </table:table-row>
        <table:table-row table:style-name="ro1">
          <table:table-cell table:formula="of:=SIN(2*PI()/[.$C$1]*[.B106])" office:value-type="float" office:value="0.734322509435686" calcext:value-type="float">
            <text:p>0,73432250943568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D105]+[.$D$1]*[.A106]" office:value-type="float" office:value="40.8429018180648" calcext:value-type="float">
            <text:p>40,8429018180648</text:p>
          </table:table-cell>
          <table:table-cell table:formula="of:=[.D106]*[.D106]" office:value-type="float" office:value="1668.14262892008" calcext:value-type="float">
            <text:p>1668,14262892008</text:p>
          </table:table-cell>
          <table:table-cell table:formula="of:=[.D106]-12.5" office:value-type="float" office:value="28.3429018180648" calcext:value-type="float">
            <text:p>28,3429018180648</text:p>
          </table:table-cell>
          <table:table-cell table:formula="of:=[.F106]*[.F106]" office:value-type="float" office:value="803.320083468461" calcext:value-type="float">
            <text:p>803,320083468461</text:p>
          </table:table-cell>
        </table:table-row>
        <table:table-row table:style-name="ro1">
          <table:table-cell table:formula="of:=SIN(2*PI()/[.$C$1]*[.B107])" office:value-type="float" office:value="0.73963109497861" calcext:value-type="float">
            <text:p>0,73963109497861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D106]+[.$D$1]*[.A107]" office:value-type="float" office:value="41.5751366020936" calcext:value-type="float">
            <text:p>41,5751366020936</text:p>
          </table:table-cell>
          <table:table-cell table:formula="of:=[.D107]*[.D107]" office:value-type="float" office:value="1728.49198348275" calcext:value-type="float">
            <text:p>1728,49198348275</text:p>
          </table:table-cell>
          <table:table-cell table:formula="of:=[.D107]-12.5" office:value-type="float" office:value="29.0751366020936" calcext:value-type="float">
            <text:p>29,0751366020936</text:p>
          </table:table-cell>
          <table:table-cell table:formula="of:=[.F107]*[.F107]" office:value-type="float" office:value="845.363568430405" calcext:value-type="float">
            <text:p>845,363568430405</text:p>
          </table:table-cell>
        </table:table-row>
        <table:table-row table:style-name="ro1">
          <table:table-cell table:formula="of:=SIN(2*PI()/[.$C$1]*[.B108])" office:value-type="float" office:value="0.744894056591622" calcext:value-type="float">
            <text:p>0,744894056591622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D107]+[.$D$1]*[.A108]" office:value-type="float" office:value="42.3125817181193" calcext:value-type="float">
            <text:p>42,3125817181193</text:p>
          </table:table-cell>
          <table:table-cell table:formula="of:=[.D108]*[.D108]" office:value-type="float" office:value="1790.35457165253" calcext:value-type="float">
            <text:p>1790,35457165253</text:p>
          </table:table-cell>
          <table:table-cell table:formula="of:=[.D108]-12.5" office:value-type="float" office:value="29.8125817181193" calcext:value-type="float">
            <text:p>29,8125817181193</text:p>
          </table:table-cell>
          <table:table-cell table:formula="of:=[.F108]*[.F108]" office:value-type="float" office:value="888.790028699543" calcext:value-type="float">
            <text:p>888,790028699543</text:p>
          </table:table-cell>
        </table:table-row>
        <table:table-row table:style-name="ro1">
          <table:table-cell table:formula="of:=SIN(2*PI()/[.$C$1]*[.B109])" office:value-type="float" office:value="0.75011106963046" calcext:value-type="float">
            <text:p>0,75011106963046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D108]+[.$D$1]*[.A109]" office:value-type="float" office:value="43.0551916770535" calcext:value-type="float">
            <text:p>43,0551916770535</text:p>
          </table:table-cell>
          <table:table-cell table:formula="of:=[.D109]*[.D109]" office:value-type="float" office:value="1853.74953034782" calcext:value-type="float">
            <text:p>1853,74953034782</text:p>
          </table:table-cell>
          <table:table-cell table:formula="of:=[.D109]-12.5" office:value-type="float" office:value="30.5551916770535" calcext:value-type="float">
            <text:p>30,5551916770535</text:p>
          </table:table-cell>
          <table:table-cell table:formula="of:=[.F109]*[.F109]" office:value-type="float" office:value="933.619738421479" calcext:value-type="float">
            <text:p>933,619738421479</text:p>
          </table:table-cell>
        </table:table-row>
        <table:table-row table:style-name="ro1">
          <table:table-cell table:formula="of:=SIN(2*PI()/[.$C$1]*[.B110])" office:value-type="float" office:value="0.755281812285184" calcext:value-type="float">
            <text:p>0,755281812285184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D109]+[.$D$1]*[.A110]" office:value-type="float" office:value="43.8029206712158" calcext:value-type="float">
            <text:p>43,8029206712158</text:p>
          </table:table-cell>
          <table:table-cell table:formula="of:=[.D110]*[.D110]" office:value-type="float" office:value="1918.69585932883" calcext:value-type="float">
            <text:p>1918,69585932883</text:p>
          </table:table-cell>
          <table:table-cell table:formula="of:=[.D110]-12.5" office:value-type="float" office:value="31.3029206712158" calcext:value-type="float">
            <text:p>31,3029206712158</text:p>
          </table:table-cell>
          <table:table-cell table:formula="of:=[.F110]*[.F110]" office:value-type="float" office:value="979.87284254843" calcext:value-type="float">
            <text:p>979,87284254843</text:p>
          </table:table-cell>
        </table:table-row>
        <table:table-row table:style-name="ro1">
          <table:table-cell table:formula="of:=SIN(2*PI()/[.$C$1]*[.B111])" office:value-type="float" office:value="0.760405965600031" calcext:value-type="float">
            <text:p>0,76040596560003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110]+[.$D$1]*[.A111]" office:value-type="float" office:value="44.5557225771598" calcext:value-type="float">
            <text:p>44,5557225771598</text:p>
          </table:table-cell>
          <table:table-cell table:formula="of:=[.D111]*[.D111]" office:value-type="float" office:value="1985.21241437283" calcext:value-type="float">
            <text:p>1985,21241437283</text:p>
          </table:table-cell>
          <table:table-cell table:formula="of:=[.D111]-12.5" office:value-type="float" office:value="32.0557225771598" calcext:value-type="float">
            <text:p>32,0557225771598</text:p>
          </table:table-cell>
          <table:table-cell table:formula="of:=[.F111]*[.F111]" office:value-type="float" office:value="1027.56934994384" calcext:value-type="float">
            <text:p>1027,56934994384</text:p>
          </table:table-cell>
        </table:table-row>
        <table:table-row table:style-name="ro1">
          <table:table-cell table:formula="of:=SIN(2*PI()/[.$C$1]*[.B112])" office:value-type="float" office:value="0.765483213493088" calcext:value-type="float">
            <text:p>0,765483213493088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111]+[.$D$1]*[.A112]" office:value-type="float" office:value="45.313550958518" calcext:value-type="float">
            <text:p>45,313550958518</text:p>
          </table:table-cell>
          <table:table-cell table:formula="of:=[.D112]*[.D112]" office:value-type="float" office:value="2053.31790047021" calcext:value-type="float">
            <text:p>2053,31790047021</text:p>
          </table:table-cell>
          <table:table-cell table:formula="of:=[.D112]-12.5" office:value-type="float" office:value="32.813550958518" calcext:value-type="float">
            <text:p>32,813550958518</text:p>
          </table:table-cell>
          <table:table-cell table:formula="of:=[.F112]*[.F112]" office:value-type="float" office:value="1076.72912650726" calcext:value-type="float">
            <text:p>1076,72912650726</text:p>
          </table:table-cell>
        </table:table-row>
        <table:table-row table:style-name="ro1">
          <table:table-cell table:formula="of:=SIN(2*PI()/[.$C$1]*[.B113])" office:value-type="float" office:value="0.770513242775789" calcext:value-type="float">
            <text:p>0,770513242775789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D112]+[.$D$1]*[.A113]" office:value-type="float" office:value="46.076359068866" calcext:value-type="float">
            <text:p>46,076359068866</text:p>
          </table:table-cell>
          <table:table-cell table:formula="of:=[.D113]*[.D113]" office:value-type="float" office:value="2123.03086504307" calcext:value-type="float">
            <text:p>2123,03086504307</text:p>
          </table:table-cell>
          <table:table-cell table:formula="of:=[.D113]-12.5" office:value-type="float" office:value="33.576359068866" calcext:value-type="float">
            <text:p>33,576359068866</text:p>
          </table:table-cell>
          <table:table-cell table:formula="of:=[.F113]*[.F113]" office:value-type="float" office:value="1127.37188832142" calcext:value-type="float">
            <text:p>1127,37188832142</text:p>
          </table:table-cell>
        </table:table-row>
        <table:table-row table:style-name="ro1">
          <table:table-cell table:formula="of:=SIN(2*PI()/[.$C$1]*[.B114])" office:value-type="float" office:value="0.775495743172234" calcext:value-type="float">
            <text:p>0,775495743172234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D113]+[.$D$1]*[.A114]" office:value-type="float" office:value="46.8440998546066" calcext:value-type="float">
            <text:p>46,8440998546066</text:p>
          </table:table-cell>
          <table:table-cell table:formula="of:=[.D114]*[.D114]" office:value-type="float" office:value="2194.36969118835" calcext:value-type="float">
            <text:p>2194,36969118835</text:p>
          </table:table-cell>
          <table:table-cell table:formula="of:=[.D114]-12.5" office:value-type="float" office:value="34.3440998546066" calcext:value-type="float">
            <text:p>34,3440998546066</text:p>
          </table:table-cell>
          <table:table-cell table:formula="of:=[.F114]*[.F114]" office:value-type="float" office:value="1179.51719482319" calcext:value-type="float">
            <text:p>1179,51719482319</text:p>
          </table:table-cell>
        </table:table-row>
        <table:table-row table:style-name="ro1">
          <table:table-cell table:formula="of:=SIN(2*PI()/[.$C$1]*[.B115])" office:value-type="float" office:value="0.78043040733833" calcext:value-type="float">
            <text:p>0,7804304073383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114]+[.$D$1]*[.A115]" office:value-type="float" office:value="47.6167259578715" calcext:value-type="float">
            <text:p>47,6167259578715</text:p>
          </table:table-cell>
          <table:table-cell table:formula="of:=[.D115]*[.D115]" office:value-type="float" office:value="2267.35259094703" calcext:value-type="float">
            <text:p>2267,35259094703</text:p>
          </table:table-cell>
          <table:table-cell table:formula="of:=[.D115]-12.5" office:value-type="float" office:value="35.1167259578715" calcext:value-type="float">
            <text:p>35,1167259578715</text:p>
          </table:table-cell>
          <table:table-cell table:formula="of:=[.F115]*[.F115]" office:value-type="float" office:value="1233.18444200025" calcext:value-type="float">
            <text:p>1233,18444200025</text:p>
          </table:table-cell>
        </table:table-row>
        <table:table-row table:style-name="ro1">
          <table:table-cell table:formula="of:=SIN(2*PI()/[.$C$1]*[.B116])" office:value-type="float" office:value="0.785316930880745" calcext:value-type="float">
            <text:p>0,78531693088074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D115]+[.$D$1]*[.A116]" office:value-type="float" office:value="48.3941897194434" calcext:value-type="float">
            <text:p>48,3941897194434</text:p>
          </table:table-cell>
          <table:table-cell table:formula="of:=[.D116]*[.D116]" office:value-type="float" office:value="2341.99759860148" calcext:value-type="float">
            <text:p>2341,99759860148</text:p>
          </table:table-cell>
          <table:table-cell table:formula="of:=[.D116]-12.5" office:value-type="float" office:value="35.8941897194434" calcext:value-type="float">
            <text:p>35,8941897194434</text:p>
          </table:table-cell>
          <table:table-cell table:formula="of:=[.F116]*[.F116]" office:value-type="float" office:value="1288.3928556154" calcext:value-type="float">
            <text:p>1288,3928556154</text:p>
          </table:table-cell>
        </table:table-row>
        <table:table-row table:style-name="ro1">
          <table:table-cell table:formula="of:=SIN(2*PI()/[.$C$1]*[.B117])" office:value-type="float" office:value="0.79015501237569" calcext:value-type="float">
            <text:p>0,79015501237569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D116]+[.$D$1]*[.A117]" office:value-type="float" office:value="49.1764431816954" calcext:value-type="float">
            <text:p>49,1764431816954</text:p>
          </table:table-cell>
          <table:table-cell table:formula="of:=[.D117]*[.D117]" office:value-type="float" office:value="2418.32256400251" calcext:value-type="float">
            <text:p>2418,32256400251</text:p>
          </table:table-cell>
          <table:table-cell table:formula="of:=[.D117]-12.5" office:value-type="float" office:value="36.6764431816954" calcext:value-type="float">
            <text:p>36,6764431816954</text:p>
          </table:table-cell>
          <table:table-cell table:formula="of:=[.F117]*[.F117]" office:value-type="float" office:value="1345.16148446013" calcext:value-type="float">
            <text:p>1345,16148446013</text:p>
          </table:table-cell>
        </table:table-row>
        <table:table-row table:style-name="ro1">
          <table:table-cell table:formula="of:=SIN(2*PI()/[.$C$1]*[.B118])" office:value-type="float" office:value="0.79494435338751" calcext:value-type="float">
            <text:p>0,7949443533875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117]+[.$D$1]*[.A118]" office:value-type="float" office:value="49.963438091549" calcext:value-type="float">
            <text:p>49,963438091549</text:p>
          </table:table-cell>
          <table:table-cell table:formula="of:=[.D118]*[.D118]" office:value-type="float" office:value="2496.34514592805" calcext:value-type="float">
            <text:p>2496,34514592805</text:p>
          </table:table-cell>
          <table:table-cell table:formula="of:=[.D118]-12.5" office:value-type="float" office:value="37.463438091549" calcext:value-type="float">
            <text:p>37,463438091549</text:p>
          </table:table-cell>
          <table:table-cell table:formula="of:=[.F118]*[.F118]" office:value-type="float" office:value="1403.50919363933" calcext:value-type="float">
            <text:p>1403,50919363933</text:p>
          </table:table-cell>
        </table:table-row>
        <table:table-row table:style-name="ro1">
          <table:table-cell table:formula="of:=SIN(2*PI()/[.$C$1]*[.B119])" office:value-type="float" office:value="0.799684658487091" calcext:value-type="float">
            <text:p>0,799684658487091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D118]+[.$D$1]*[.A119]" office:value-type="float" office:value="50.7551259034512" calcext:value-type="float">
            <text:p>50,7551259034512</text:p>
          </table:table-cell>
          <table:table-cell table:formula="of:=[.D119]*[.D119]" office:value-type="float" office:value="2576.08280547519" calcext:value-type="float">
            <text:p>2576,08280547519</text:p>
          </table:table-cell>
          <table:table-cell table:formula="of:=[.D119]-12.5" office:value-type="float" office:value="38.2551259034512" calcext:value-type="float">
            <text:p>38,2551259034512</text:p>
          </table:table-cell>
          <table:table-cell table:formula="of:=[.F119]*[.F119]" office:value-type="float" office:value="1463.45465788891" calcext:value-type="float">
            <text:p>1463,45465788891</text:p>
          </table:table-cell>
        </table:table-row>
        <table:table-row table:style-name="ro1">
          <table:table-cell table:formula="of:=SIN(2*PI()/[.$C$1]*[.B120])" office:value-type="float" office:value="0.804375635270084" calcext:value-type="float">
            <text:p>0,804375635270084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D119]+[.$D$1]*[.A120]" office:value-type="float" office:value="51.5514577823686" calcext:value-type="float">
            <text:p>51,5514577823686</text:p>
          </table:table-cell>
          <table:table-cell table:formula="of:=[.D120]*[.D120]" office:value-type="float" office:value="2657.55279948733" calcext:value-type="float">
            <text:p>2657,55279948733</text:p>
          </table:table-cell>
          <table:table-cell table:formula="of:=[.D120]-12.5" office:value-type="float" office:value="39.0514577823686" calcext:value-type="float">
            <text:p>39,0514577823686</text:p>
          </table:table-cell>
          <table:table-cell table:formula="of:=[.F120]*[.F120]" office:value-type="float" office:value="1525.01635492812" calcext:value-type="float">
            <text:p>1525,01635492812</text:p>
          </table:table-cell>
        </table:table-row>
        <table:table-row table:style-name="ro1">
          <table:table-cell table:formula="of:=SIN(2*PI()/[.$C$1]*[.B121])" office:value-type="float" office:value="0.809016994374947" calcext:value-type="float">
            <text:p>0,80901699437494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120]+[.$D$1]*[.A121]" office:value-type="float" office:value="52.3523846067998" calcext:value-type="float">
            <text:p>52,3523846067998</text:p>
          </table:table-cell>
          <table:table-cell table:formula="of:=[.D121]*[.D121]" office:value-type="float" office:value="2740.77217401829" calcext:value-type="float">
            <text:p>2740,77217401829</text:p>
          </table:table-cell>
          <table:table-cell table:formula="of:=[.D121]-12.5" office:value-type="float" office:value="39.8523846067998" calcext:value-type="float">
            <text:p>39,8523846067998</text:p>
          </table:table-cell>
          <table:table-cell table:formula="of:=[.F121]*[.F121]" office:value-type="float" office:value="1588.2125588483" calcext:value-type="float">
            <text:p>1588,2125588483</text:p>
          </table:table-cell>
        </table:table-row>
        <table:table-row table:style-name="ro1">
          <table:table-cell table:formula="of:=SIN(2*PI()/[.$C$1]*[.B122])" office:value-type="float" office:value="0.813608449500787" calcext:value-type="float">
            <text:p>0,813608449500787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D121]+[.$D$1]*[.A122]" office:value-type="float" office:value="53.1578569718056" calcext:value-type="float">
            <text:p>53,1578569718056</text:p>
          </table:table-cell>
          <table:table-cell table:formula="of:=[.D122]*[.D122]" office:value-type="float" office:value="2825.75775783494" calcext:value-type="float">
            <text:p>2825,75775783494</text:p>
          </table:table-cell>
          <table:table-cell table:formula="of:=[.D122]-12.5" office:value-type="float" office:value="40.6578569718056" calcext:value-type="float">
            <text:p>40,6578569718056</text:p>
          </table:table-cell>
          <table:table-cell table:formula="of:=[.F122]*[.F122]" office:value-type="float" office:value="1653.0613335398" calcext:value-type="float">
            <text:p>1653,0613335398</text:p>
          </table:table-cell>
        </table:table-row>
        <table:table-row table:style-name="ro1">
          <table:table-cell table:formula="of:=SIN(2*PI()/[.$C$1]*[.B123])" office:value-type="float" office:value="0.818149717425023" calcext:value-type="float">
            <text:p>0,818149717425023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D122]+[.$D$1]*[.A123]" office:value-type="float" office:value="53.9678251920564" calcext:value-type="float">
            <text:p>53,9678251920564</text:p>
          </table:table-cell>
          <table:table-cell table:formula="of:=[.D123]*[.D123]" office:value-type="float" office:value="2912.52615596035" calcext:value-type="float">
            <text:p>2912,52615596035</text:p>
          </table:table-cell>
          <table:table-cell table:formula="of:=[.D123]-12.5" office:value-type="float" office:value="41.4678251920564" calcext:value-type="float">
            <text:p>41,4678251920564</text:p>
          </table:table-cell>
          <table:table-cell table:formula="of:=[.F123]*[.F123]" office:value-type="float" office:value="1719.58052615894" calcext:value-type="float">
            <text:p>1719,58052615894</text:p>
          </table:table-cell>
        </table:table-row>
        <table:table-row table:style-name="ro1">
          <table:table-cell table:formula="of:=SIN(2*PI()/[.$C$1]*[.B124])" office:value-type="float" office:value="0.82264051802086" calcext:value-type="float">
            <text:p>0,82264051802086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D123]+[.$D$1]*[.A124]" office:value-type="float" office:value="54.782239304897" calcext:value-type="float">
            <text:p>54,782239304897</text:p>
          </table:table-cell>
          <table:table-cell table:formula="of:=[.D124]*[.D124]" office:value-type="float" office:value="3001.093743259" calcext:value-type="float">
            <text:p>3001,093743259</text:p>
          </table:table-cell>
          <table:table-cell table:formula="of:=[.D124]-12.5" office:value-type="float" office:value="42.282239304897" calcext:value-type="float">
            <text:p>42,282239304897</text:p>
          </table:table-cell>
          <table:table-cell table:formula="of:=[.F124]*[.F124]" office:value-type="float" office:value="1787.78776063658" calcext:value-type="float">
            <text:p>1787,78776063658</text:p>
          </table:table-cell>
        </table:table-row>
        <table:table-row table:style-name="ro1">
          <table:table-cell table:formula="of:=SIN(2*PI()/[.$C$1]*[.B125])" office:value-type="float" office:value="0.827080574274562" calcext:value-type="float">
            <text:p>0,827080574274562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D124]+[.$D$1]*[.A125]" office:value-type="float" office:value="55.6010490734288" calcext:value-type="float">
            <text:p>55,6010490734288</text:p>
          </table:table-cell>
          <table:table-cell table:formula="of:=[.D125]*[.D125]" office:value-type="float" office:value="3091.47665806584" calcext:value-type="float">
            <text:p>3091,47665806584</text:p>
          </table:table-cell>
          <table:table-cell table:formula="of:=[.D125]-12.5" office:value-type="float" office:value="43.1010490734288" calcext:value-type="float">
            <text:p>43,1010490734288</text:p>
          </table:table-cell>
          <table:table-cell table:formula="of:=[.F125]*[.F125]" office:value-type="float" office:value="1857.70043123012" calcext:value-type="float">
            <text:p>1857,70043123012</text:p>
          </table:table-cell>
        </table:table-row>
        <table:table-row table:style-name="ro1">
          <table:table-cell table:formula="of:=SIN(2*PI()/[.$C$1]*[.B126])" office:value-type="float" office:value="0.831469612302545" calcext:value-type="float">
            <text:p>0,831469612302545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D125]+[.$D$1]*[.A126]" office:value-type="float" office:value="56.4242039896084" calcext:value-type="float">
            <text:p>56,4242039896084</text:p>
          </table:table-cell>
          <table:table-cell table:formula="of:=[.D126]*[.D126]" office:value-type="float" office:value="3183.69079586093" calcext:value-type="float">
            <text:p>3183,69079586093</text:p>
          </table:table-cell>
          <table:table-cell table:formula="of:=[.D126]-12.5" office:value-type="float" office:value="43.9242039896084" calcext:value-type="float">
            <text:p>43,9242039896084</text:p>
          </table:table-cell>
          <table:table-cell table:formula="of:=[.F126]*[.F126]" office:value-type="float" office:value="1929.33569612073" calcext:value-type="float">
            <text:p>1929,33569612073</text:p>
          </table:table-cell>
        </table:table-row>
        <table:table-row table:style-name="ro1">
          <table:table-cell table:formula="of:=SIN(2*PI()/[.$C$1]*[.B127])" office:value-type="float" office:value="0.83580736136827" calcext:value-type="float">
            <text:p>0,83580736136827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D126]+[.$D$1]*[.A127]" office:value-type="float" office:value="57.2516532773629" calcext:value-type="float">
            <text:p>57,2516532773629</text:p>
          </table:table-cell>
          <table:table-cell table:formula="of:=[.D127]*[.D127]" office:value-type="float" office:value="3277.75180299138" calcext:value-type="float">
            <text:p>3277,75180299138</text:p>
          </table:table-cell>
          <table:table-cell table:formula="of:=[.D127]-12.5" office:value-type="float" office:value="44.7516532773629" calcext:value-type="float">
            <text:p>44,7516532773629</text:p>
          </table:table-cell>
          <table:table-cell table:formula="of:=[.F127]*[.F127]" office:value-type="float" office:value="2002.71047105731" calcext:value-type="float">
            <text:p>2002,71047105731</text:p>
          </table:table-cell>
        </table:table-row>
        <table:table-row table:style-name="ro1">
          <table:table-cell table:formula="of:=SIN(2*PI()/[.$C$1]*[.B128])" office:value-type="float" office:value="0.840093553898942" calcext:value-type="float">
            <text:p>0,840093553898942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D127]+[.$D$1]*[.A128]" office:value-type="float" office:value="58.0833458957229" calcext:value-type="float">
            <text:p>58,0833458957229</text:p>
          </table:table-cell>
          <table:table-cell table:formula="of:=[.D128]*[.D128]" office:value-type="float" office:value="3373.67507044219" calcext:value-type="float">
            <text:p>3373,67507044219</text:p>
          </table:table-cell>
          <table:table-cell table:formula="of:=[.D128]-12.5" office:value-type="float" office:value="45.5833458957229" calcext:value-type="float">
            <text:p>45,5833458957229</text:p>
          </table:table-cell>
          <table:table-cell table:formula="of:=[.F128]*[.F128]" office:value-type="float" office:value="2077.84142304912" calcext:value-type="float">
            <text:p>2077,84142304912</text:p>
          </table:table-cell>
        </table:table-row>
        <table:table-row table:style-name="ro1">
          <table:table-cell table:formula="of:=SIN(2*PI()/[.$C$1]*[.B129])" office:value-type="float" office:value="0.844327925502015" calcext:value-type="float">
            <text:p>0,844327925502015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128]+[.$D$1]*[.A129]" office:value-type="float" office:value="58.9192305419699" calcext:value-type="float">
            <text:p>58,9192305419699</text:p>
          </table:table-cell>
          <table:table-cell table:formula="of:=[.D129]*[.D129]" office:value-type="float" office:value="3471.4757276578" calcext:value-type="float">
            <text:p>3471,4757276578</text:p>
          </table:table-cell>
          <table:table-cell table:formula="of:=[.D129]-12.5" office:value-type="float" office:value="46.4192305419699" calcext:value-type="float">
            <text:p>46,4192305419699</text:p>
          </table:table-cell>
          <table:table-cell table:formula="of:=[.F129]*[.F129]" office:value-type="float" office:value="2154.74496410855" calcext:value-type="float">
            <text:p>2154,74496410855</text:p>
          </table:table-cell>
        </table:table-row>
        <table:table-row table:style-name="ro1">
          <table:table-cell table:formula="of:=SIN(2*PI()/[.$C$1]*[.B130])" office:value-type="float" office:value="0.848510214981504" calcext:value-type="float">
            <text:p>0,848510214981504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129]+[.$D$1]*[.A130]" office:value-type="float" office:value="59.7592556548016" calcext:value-type="float">
            <text:p>59,7592556548016</text:p>
          </table:table-cell>
          <table:table-cell table:formula="of:=[.D130]*[.D130]" office:value-type="float" office:value="3571.16863641593" calcext:value-type="float">
            <text:p>3571,16863641593</text:p>
          </table:table-cell>
          <table:table-cell table:formula="of:=[.D130]-12.5" office:value-type="float" office:value="47.2592556548016" calcext:value-type="float">
            <text:p>47,2592556548016</text:p>
          </table:table-cell>
          <table:table-cell table:formula="of:=[.F130]*[.F130]" office:value-type="float" office:value="2233.43724504589" calcext:value-type="float">
            <text:p>2233,43724504589</text:p>
          </table:table-cell>
        </table:table-row>
        <table:table-row table:style-name="ro1">
          <table:table-cell table:formula="of:=SIN(2*PI()/[.$C$1]*[.B131])" office:value-type="float" office:value="0.852640164354092" calcext:value-type="float">
            <text:p>0,852640164354092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130]+[.$D$1]*[.A131]" office:value-type="float" office:value="60.6033694175121" calcext:value-type="float">
            <text:p>60,6033694175121</text:p>
          </table:table-cell>
          <table:table-cell table:formula="of:=[.D131]*[.D131]" office:value-type="float" office:value="3672.76838475544" calcext:value-type="float">
            <text:p>3672,76838475544</text:p>
          </table:table-cell>
          <table:table-cell table:formula="of:=[.D131]-12.5" office:value-type="float" office:value="48.1033694175121" calcext:value-type="float">
            <text:p>48,1033694175121</text:p>
          </table:table-cell>
          <table:table-cell table:formula="of:=[.F131]*[.F131]" office:value-type="float" office:value="2313.93414931764" calcext:value-type="float">
            <text:p>2313,93414931764</text:p>
          </table:table-cell>
        </table:table-row>
        <table:table-row table:style-name="ro1">
          <table:table-cell table:formula="of:=SIN(2*PI()/[.$C$1]*[.B132])" office:value-type="float" office:value="0.85671751886505" calcext:value-type="float">
            <text:p>0,85671751886505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D131]+[.$D$1]*[.A132]" office:value-type="float" office:value="61.4515197611885" calcext:value-type="float">
            <text:p>61,4515197611885</text:p>
          </table:table-cell>
          <table:table-cell table:formula="of:=[.D132]*[.D132]" office:value-type="float" office:value="3776.28928095974" calcext:value-type="float">
            <text:p>3776,28928095974</text:p>
          </table:table-cell>
          <table:table-cell table:formula="of:=[.D132]-12.5" office:value-type="float" office:value="48.9515197611885" calcext:value-type="float">
            <text:p>48,9515197611885</text:p>
          </table:table-cell>
          <table:table-cell table:formula="of:=[.F132]*[.F132]" office:value-type="float" office:value="2396.25128693003" calcext:value-type="float">
            <text:p>2396,25128693003</text:p>
          </table:table-cell>
        </table:table-row>
        <table:table-row table:style-name="ro1">
          <table:table-cell table:formula="of:=SIN(2*PI()/[.$C$1]*[.B133])" office:value-type="float" office:value="0.860742027003944" calcext:value-type="float">
            <text:p>0,86074202700394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132]+[.$D$1]*[.A133]" office:value-type="float" office:value="62.3036543679224" calcext:value-type="float">
            <text:p>62,3036543679224</text:p>
          </table:table-cell>
          <table:table-cell table:formula="of:=[.D133]*[.D133]" office:value-type="float" office:value="3881.74534759754" calcext:value-type="float">
            <text:p>3881,74534759754</text:p>
          </table:table-cell>
          <table:table-cell table:formula="of:=[.D133]-12.5" office:value-type="float" office:value="49.8036543679224" calcext:value-type="float">
            <text:p>49,8036543679224</text:p>
          </table:table-cell>
          <table:table-cell table:formula="of:=[.F133]*[.F133]" office:value-type="float" office:value="2480.40398839948" calcext:value-type="float">
            <text:p>2480,40398839948</text:p>
          </table:table-cell>
        </table:table-row>
        <table:table-row table:style-name="ro1">
          <table:table-cell table:formula="of:=SIN(2*PI()/[.$C$1]*[.B134])" office:value-type="float" office:value="0.864713440520155" calcext:value-type="float">
            <text:p>0,86471344052015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D133]+[.$D$1]*[.A134]" office:value-type="float" office:value="63.1597206740374" calcext:value-type="float">
            <text:p>63,1597206740374</text:p>
          </table:table-cell>
          <table:table-cell table:formula="of:=[.D134]*[.D134]" office:value-type="float" office:value="3989.15031562243" calcext:value-type="float">
            <text:p>3989,15031562243</text:p>
          </table:table-cell>
          <table:table-cell table:formula="of:=[.D134]-12.5" office:value-type="float" office:value="50.6597206740374" calcext:value-type="float">
            <text:p>50,6597206740374</text:p>
          </table:table-cell>
          <table:table-cell table:formula="of:=[.F134]*[.F134]" office:value-type="float" office:value="2566.40729877149" calcext:value-type="float">
            <text:p>2566,40729877149</text:p>
          </table:table-cell>
        </table:table-row>
        <table:table-row table:style-name="ro1">
          <table:table-cell table:formula="of:=SIN(2*PI()/[.$C$1]*[.B135])" office:value-type="float" office:value="0.868631514438191" calcext:value-type="float">
            <text:p>0,868631514438191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D134]+[.$D$1]*[.A135]" office:value-type="float" office:value="64.0196658733312" calcext:value-type="float">
            <text:p>64,0196658733312</text:p>
          </table:table-cell>
          <table:table-cell table:formula="of:=[.D135]*[.D135]" office:value-type="float" office:value="4098.51761853297" calcext:value-type="float">
            <text:p>4098,51761853297</text:p>
          </table:table-cell>
          <table:table-cell table:formula="of:=[.D135]-12.5" office:value-type="float" office:value="51.5196658733312" calcext:value-type="float">
            <text:p>51,5196658733312</text:p>
          </table:table-cell>
          <table:table-cell table:formula="of:=[.F135]*[.F135]" office:value-type="float" office:value="2654.27597169969" calcext:value-type="float">
            <text:p>2654,27597169969</text:p>
          </table:table-cell>
        </table:table-row>
        <table:table-row table:style-name="ro1">
          <table:table-cell table:formula="of:=SIN(2*PI()/[.$C$1]*[.B136])" office:value-type="float" office:value="0.872496007072797" calcext:value-type="float">
            <text:p>0,872496007072797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D135]+[.$D$1]*[.A136]" office:value-type="float" office:value="64.8834369203333" calcext:value-type="float">
            <text:p>64,8834369203333</text:p>
          </table:table-cell>
          <table:table-cell table:formula="of:=[.D136]*[.D136]" office:value-type="float" office:value="4209.86038659487" calcext:value-type="float">
            <text:p>4209,86038659487</text:p>
          </table:table-cell>
          <table:table-cell table:formula="of:=[.D136]-12.5" office:value-type="float" office:value="52.3834369203333" calcext:value-type="float">
            <text:p>52,3834369203333</text:p>
          </table:table-cell>
          <table:table-cell table:formula="of:=[.F136]*[.F136]" office:value-type="float" office:value="2744.02446358653" calcext:value-type="float">
            <text:p>2744,02446358653</text:p>
          </table:table-cell>
        </table:table-row>
        <table:table-row table:style-name="ro1">
          <table:table-cell table:formula="of:=SIN(2*PI()/[.$C$1]*[.B137])" office:value-type="float" office:value="0.876306680043864" calcext:value-type="float">
            <text:p>0,87630668004386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136]+[.$D$1]*[.A137]" office:value-type="float" office:value="65.7509805335767" calcext:value-type="float">
            <text:p>65,7509805335767</text:p>
          </table:table-cell>
          <table:table-cell table:formula="of:=[.D137]*[.D137]" office:value-type="float" office:value="4323.19144112678" calcext:value-type="float">
            <text:p>4323,19144112678</text:p>
          </table:table-cell>
          <table:table-cell table:formula="of:=[.D137]-12.5" office:value-type="float" office:value="53.2509805335767" calcext:value-type="float">
            <text:p>53,2509805335767</text:p>
          </table:table-cell>
          <table:table-cell table:formula="of:=[.F137]*[.F137]" office:value-type="float" office:value="2835.66692778736" calcext:value-type="float">
            <text:p>2835,66692778736</text:p>
          </table:table-cell>
        </table:table-row>
        <table:table-row table:style-name="ro1">
          <table:table-cell table:formula="of:=SIN(2*PI()/[.$C$1]*[.B138])" office:value-type="float" office:value="0.880063298291132" calcext:value-type="float">
            <text:p>0,880063298291132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D137]+[.$D$1]*[.A138]" office:value-type="float" office:value="66.6222431988849" calcext:value-type="float">
            <text:p>66,6222431988849</text:p>
          </table:table-cell>
          <table:table-cell table:formula="of:=[.D138]*[.D138]" office:value-type="float" office:value="4438.52328885137" calcext:value-type="float">
            <text:p>4438,52328885137</text:p>
          </table:table-cell>
          <table:table-cell table:formula="of:=[.D138]-12.5" office:value-type="float" office:value="54.1222431988849" calcext:value-type="float">
            <text:p>54,1222431988849</text:p>
          </table:table-cell>
          <table:table-cell table:formula="of:=[.F138]*[.F138]" office:value-type="float" office:value="2929.21720887924" calcext:value-type="float">
            <text:p>2929,21720887924</text:p>
          </table:table-cell>
        </table:table-row>
        <table:table-row table:style-name="ro1">
          <table:table-cell table:formula="of:=SIN(2*PI()/[.$C$1]*[.B139])" office:value-type="float" office:value="0.883765630088693" calcext:value-type="float">
            <text:p>0,883765630088693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D138]+[.$D$1]*[.A139]" office:value-type="float" office:value="67.4971711726727" calcext:value-type="float">
            <text:p>67,4971711726727</text:p>
          </table:table-cell>
          <table:table-cell table:formula="of:=[.D139]*[.D139]" office:value-type="float" office:value="4555.86811631308" calcext:value-type="float">
            <text:p>4555,86811631308</text:p>
          </table:table-cell>
          <table:table-cell table:formula="of:=[.D139]-12.5" office:value-type="float" office:value="54.9971711726727" calcext:value-type="float">
            <text:p>54,9971711726727</text:p>
          </table:table-cell>
          <table:table-cell table:formula="of:=[.F139]*[.F139]" office:value-type="float" office:value="3024.68883699626" calcext:value-type="float">
            <text:p>3024,68883699626</text:p>
          </table:table-cell>
        </table:table-row>
        <table:table-row table:style-name="ro1">
          <table:table-cell table:formula="of:=SIN(2*PI()/[.$C$1]*[.B140])" office:value-type="float" office:value="0.887413447059283" calcext:value-type="float">
            <text:p>0,887413447059283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D139]+[.$D$1]*[.A140]" office:value-type="float" office:value="68.3757104852614" calcext:value-type="float">
            <text:p>68,3757104852614</text:p>
          </table:table-cell>
          <table:table-cell table:formula="of:=[.D140]*[.D140]" office:value-type="float" office:value="4675.23778436429" calcext:value-type="float">
            <text:p>4675,23778436429</text:p>
          </table:table-cell>
          <table:table-cell table:formula="of:=[.D140]-12.5" office:value-type="float" office:value="55.8757104852614" calcext:value-type="float">
            <text:p>55,8757104852614</text:p>
          </table:table-cell>
          <table:table-cell table:formula="of:=[.F140]*[.F140]" office:value-type="float" office:value="3122.09502223275" calcext:value-type="float">
            <text:p>3122,09502223275</text:p>
          </table:table-cell>
        </table:table-row>
        <table:table-row table:style-name="ro1">
          <table:table-cell table:formula="of:=SIN(2*PI()/[.$C$1]*[.B141])" office:value-type="float" office:value="0.891006524188368" calcext:value-type="float">
            <text:p>0,89100652418836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140]+[.$D$1]*[.A141]" office:value-type="float" office:value="69.2578069442079" calcext:value-type="float">
            <text:p>69,2578069442079</text:p>
          </table:table-cell>
          <table:table-cell table:formula="of:=[.D141]*[.D141]" office:value-type="float" office:value="4796.64382272117" calcext:value-type="float">
            <text:p>4796,64382272117</text:p>
          </table:table-cell>
          <table:table-cell table:formula="of:=[.D141]-12.5" office:value-type="float" office:value="56.7578069442079" calcext:value-type="float">
            <text:p>56,7578069442079</text:p>
          </table:table-cell>
          <table:table-cell table:formula="of:=[.F141]*[.F141]" office:value-type="float" office:value="3221.44864911597" calcext:value-type="float">
            <text:p>3221,44864911597</text:p>
          </table:table-cell>
        </table:table-row>
        <table:table-row table:style-name="ro1">
          <table:table-cell table:formula="of:=SIN(2*PI()/[.$C$1]*[.B142])" office:value-type="float" office:value="0.894544639838025" calcext:value-type="float">
            <text:p>0,894544639838025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D141]+[.$D$1]*[.A142]" office:value-type="float" office:value="70.1434061376475" calcext:value-type="float">
            <text:p>70,1434061376475</text:p>
          </table:table-cell>
          <table:table-cell table:formula="of:=[.D142]*[.D142]" office:value-type="float" office:value="4920.09742459097" calcext:value-type="float">
            <text:p>4920,09742459097</text:p>
          </table:table-cell>
          <table:table-cell table:formula="of:=[.D142]-12.5" office:value-type="float" office:value="57.6434061376475" calcext:value-type="float">
            <text:p>57,6434061376475</text:p>
          </table:table-cell>
          <table:table-cell table:formula="of:=[.F142]*[.F142]" office:value-type="float" office:value="3322.76227114978" calcext:value-type="float">
            <text:p>3322,76227114978</text:p>
          </table:table-cell>
        </table:table-row>
        <table:table-row table:style-name="ro1">
          <table:table-cell table:formula="of:=SIN(2*PI()/[.$C$1]*[.B143])" office:value-type="float" office:value="0.898027575760616" calcext:value-type="float">
            <text:p>0,898027575760616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142]+[.$D$1]*[.A143]" office:value-type="float" office:value="71.0324534376506" calcext:value-type="float">
            <text:p>71,0324534376506</text:p>
          </table:table-cell>
          <table:table-cell table:formula="of:=[.D143]*[.D143]" office:value-type="float" office:value="5045.60944137199" calcext:value-type="float">
            <text:p>5045,60944137199</text:p>
          </table:table-cell>
          <table:table-cell table:formula="of:=[.D143]-12.5" office:value-type="float" office:value="58.5324534376506" calcext:value-type="float">
            <text:p>58,5324534376506</text:p>
          </table:table-cell>
          <table:table-cell table:formula="of:=[.F143]*[.F143]" office:value-type="float" office:value="3426.04810543073" calcext:value-type="float">
            <text:p>3426,04810543073</text:p>
          </table:table-cell>
        </table:table-row>
        <table:table-row table:style-name="ro1">
          <table:table-cell table:formula="of:=SIN(2*PI()/[.$C$1]*[.B144])" office:value-type="float" office:value="0.901455117112246" calcext:value-type="float">
            <text:p>0,901455117112246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D143]+[.$D$1]*[.A144]" office:value-type="float" office:value="71.9248940035917" calcext:value-type="float">
            <text:p>71,9248940035917</text:p>
          </table:table-cell>
          <table:table-cell table:formula="of:=[.D144]*[.D144]" office:value-type="float" office:value="5173.1903774279" calcext:value-type="float">
            <text:p>5173,1903774279</text:p>
          </table:table-cell>
          <table:table-cell table:formula="of:=[.D144]-12.5" office:value-type="float" office:value="59.4248940035917" calcext:value-type="float">
            <text:p>59,4248940035917</text:p>
          </table:table-cell>
          <table:table-cell table:formula="of:=[.F144]*[.F144]" office:value-type="float" office:value="3531.31802733811" calcext:value-type="float">
            <text:p>3531,31802733811</text:p>
          </table:table-cell>
        </table:table-row>
        <table:table-row table:style-name="ro1">
          <table:table-cell table:formula="of:=SIN(2*PI()/[.$C$1]*[.B145])" office:value-type="float" office:value="0.90482705246602" calcext:value-type="float">
            <text:p>0,90482705246602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144]+[.$D$1]*[.A145]" office:value-type="float" office:value="72.820672785533" calcext:value-type="float">
            <text:p>72,820672785533</text:p>
          </table:table-cell>
          <table:table-cell table:formula="of:=[.D145]*[.D145]" office:value-type="float" office:value="5302.85038493767" calcext:value-type="float">
            <text:p>5302,85038493767</text:p>
          </table:table-cell>
          <table:table-cell table:formula="of:=[.D145]-12.5" office:value-type="float" office:value="60.320672785533" calcext:value-type="float">
            <text:p>60,320672785533</text:p>
          </table:table-cell>
          <table:table-cell table:formula="of:=[.F145]*[.F145]" office:value-type="float" office:value="3638.58356529935" calcext:value-type="float">
            <text:p>3638,58356529935</text:p>
          </table:table-cell>
        </table:table-row>
        <table:table-row table:style-name="ro1">
          <table:table-cell table:formula="of:=SIN(2*PI()/[.$C$1]*[.B146])" office:value-type="float" office:value="0.908143173825081" calcext:value-type="float">
            <text:p>0,908143173825081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145]+[.$D$1]*[.A146]" office:value-type="float" office:value="73.7197345276199" calcext:value-type="float">
            <text:p>73,7197345276199</text:p>
          </table:table-cell>
          <table:table-cell table:formula="of:=[.D146]*[.D146]" office:value-type="float" office:value="5434.59925882275" calcext:value-type="float">
            <text:p>5434,59925882275</text:p>
          </table:table-cell>
          <table:table-cell table:formula="of:=[.D146]-12.5" office:value-type="float" office:value="61.2197345276199" calcext:value-type="float">
            <text:p>61,2197345276199</text:p>
          </table:table-cell>
          <table:table-cell table:formula="of:=[.F146]*[.F146]" office:value-type="float" office:value="3747.85589563225" calcext:value-type="float">
            <text:p>3747,85589563225</text:p>
          </table:table-cell>
        </table:table-row>
        <table:table-row table:style-name="ro1">
          <table:table-cell table:formula="of:=SIN(2*PI()/[.$C$1]*[.B147])" office:value-type="float" office:value="0.911403276635445" calcext:value-type="float">
            <text:p>0,911403276635445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D146]+[.$D$1]*[.A147]" office:value-type="float" office:value="74.622023771489" calcext:value-type="float">
            <text:p>74,622023771489</text:p>
          </table:table-cell>
          <table:table-cell table:formula="of:=[.D147]*[.D147]" office:value-type="float" office:value="5568.44643175266" calcext:value-type="float">
            <text:p>5568,44643175266</text:p>
          </table:table-cell>
          <table:table-cell table:formula="of:=[.D147]-12.5" office:value-type="float" office:value="62.122023771489" calcext:value-type="float">
            <text:p>62,122023771489</text:p>
          </table:table-cell>
          <table:table-cell table:formula="of:=[.F147]*[.F147]" office:value-type="float" office:value="3859.14583746544" calcext:value-type="float">
            <text:p>3859,14583746544</text:p>
          </table:table-cell>
        </table:table-row>
        <table:table-row table:style-name="ro1">
          <table:table-cell table:formula="of:=SIN(2*PI()/[.$C$1]*[.B148])" office:value-type="float" office:value="0.914607159798614" calcext:value-type="float">
            <text:p>0,914607159798614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D147]+[.$D$1]*[.A148]" office:value-type="float" office:value="75.5274848596896" calcext:value-type="float">
            <text:p>75,5274848596896</text:p>
          </table:table-cell>
          <table:table-cell table:formula="of:=[.D148]*[.D148]" office:value-type="float" office:value="5704.40096923064" calcext:value-type="float">
            <text:p>5704,40096923064</text:p>
          </table:table-cell>
          <table:table-cell table:formula="of:=[.D148]-12.5" office:value-type="float" office:value="63.0274848596896" calcext:value-type="float">
            <text:p>63,0274848596896</text:p>
          </table:table-cell>
          <table:table-cell table:formula="of:=[.F148]*[.F148]" office:value-type="float" office:value="3972.4638477384" calcext:value-type="float">
            <text:p>3972,4638477384</text:p>
          </table:table-cell>
        </table:table-row>
        <table:table-row table:style-name="ro1">
          <table:table-cell table:formula="of:=SIN(2*PI()/[.$C$1]*[.B149])" office:value-type="float" office:value="0.917754625683981" calcext:value-type="float">
            <text:p>0,91775462568398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D148]+[.$D$1]*[.A149]" office:value-type="float" office:value="76.4360619391167" calcext:value-type="float">
            <text:p>76,4360619391167</text:p>
          </table:table-cell>
          <table:table-cell table:formula="of:=[.D149]*[.D149]" office:value-type="float" office:value="5842.47156476049" calcext:value-type="float">
            <text:p>5842,47156476049</text:p>
          </table:table-cell>
          <table:table-cell table:formula="of:=[.D149]-12.5" office:value-type="float" office:value="63.9360619391167" calcext:value-type="float">
            <text:p>63,9360619391167</text:p>
          </table:table-cell>
          <table:table-cell table:formula="of:=[.F149]*[.F149]" office:value-type="float" office:value="4087.82001628257" calcext:value-type="float">
            <text:p>4087,82001628257</text:p>
          </table:table-cell>
        </table:table-row>
        <table:table-row table:style-name="ro1">
          <table:table-cell table:formula="of:=SIN(2*PI()/[.$C$1]*[.B150])" office:value-type="float" office:value="0.920845480141026" calcext:value-type="float">
            <text:p>0,920845480141026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D149]+[.$D$1]*[.A150]" office:value-type="float" office:value="77.3476989644563" calcext:value-type="float">
            <text:p>77,3476989644563</text:p>
          </table:table-cell>
          <table:table-cell table:formula="of:=[.D150]*[.D150]" office:value-type="float" office:value="5982.66653509616" calcext:value-type="float">
            <text:p>5982,66653509616</text:p>
          </table:table-cell>
          <table:table-cell table:formula="of:=[.D150]-12.5" office:value-type="float" office:value="64.8476989644563" calcext:value-type="float">
            <text:p>64,8476989644563</text:p>
          </table:table-cell>
          <table:table-cell table:formula="of:=[.F150]*[.F150]" office:value-type="float" office:value="4205.22406098475" calcext:value-type="float">
            <text:p>4205,22406098475</text:p>
          </table:table-cell>
        </table:table-row>
        <table:table-row table:style-name="ro1">
          <table:table-cell table:formula="of:=SIN(2*PI()/[.$C$1]*[.B151])" office:value-type="float" office:value="0.923879532511287" calcext:value-type="float">
            <text:p>0,923879532511287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150]+[.$D$1]*[.A151]" office:value-type="float" office:value="78.2623397016425" calcext:value-type="float">
            <text:p>78,2623397016425</text:p>
          </table:table-cell>
          <table:table-cell table:formula="of:=[.D151]*[.D151]" office:value-type="float" office:value="6124.99381557529" calcext:value-type="float">
            <text:p>6124,99381557529</text:p>
          </table:table-cell>
          <table:table-cell table:formula="of:=[.D151]-12.5" office:value-type="float" office:value="65.7623397016425" calcext:value-type="float">
            <text:p>65,7623397016425</text:p>
          </table:table-cell>
          <table:table-cell table:formula="of:=[.F151]*[.F151]" office:value-type="float" office:value="4324.68532303423" calcext:value-type="float">
            <text:p>4324,68532303423</text:p>
          </table:table-cell>
        </table:table-row>
        <table:table-row table:style-name="ro1">
          <table:table-cell table:formula="of:=SIN(2*PI()/[.$C$1]*[.B152])" office:value-type="float" office:value="0.926856595640121" calcext:value-type="float">
            <text:p>0,926856595640121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D151]+[.$D$1]*[.A152]" office:value-type="float" office:value="79.1799277313262" calcext:value-type="float">
            <text:p>79,1799277313262</text:p>
          </table:table-cell>
          <table:table-cell table:formula="of:=[.D152]*[.D152]" office:value-type="float" office:value="6269.46095553805" calcext:value-type="float">
            <text:p>6269,46095553805</text:p>
          </table:table-cell>
          <table:table-cell table:formula="of:=[.D152]-12.5" office:value-type="float" office:value="66.6799277313262" calcext:value-type="float">
            <text:p>66,6799277313262</text:p>
          </table:table-cell>
          <table:table-cell table:formula="of:=[.F152]*[.F152]" office:value-type="float" office:value="4446.21276225489" calcext:value-type="float">
            <text:p>4446,21276225489</text:p>
          </table:table-cell>
        </table:table-row>
        <table:table-row table:style-name="ro1">
          <table:table-cell table:formula="of:=SIN(2*PI()/[.$C$1]*[.B153])" office:value-type="float" office:value="0.929776485888251" calcext:value-type="float">
            <text:p>0,929776485888251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152]+[.$D$1]*[.A153]" office:value-type="float" office:value="80.1004064523556" calcext:value-type="float">
            <text:p>80,1004064523556</text:p>
          </table:table-cell>
          <table:table-cell table:formula="of:=[.D153]*[.D153]" office:value-type="float" office:value="6416.07511383257" calcext:value-type="float">
            <text:p>6416,07511383257</text:p>
          </table:table-cell>
          <table:table-cell table:formula="of:=[.D153]-12.5" office:value-type="float" office:value="67.6004064523556" calcext:value-type="float">
            <text:p>67,6004064523556</text:p>
          </table:table-cell>
          <table:table-cell table:formula="of:=[.F153]*[.F153]" office:value-type="float" office:value="4569.81495252368" calcext:value-type="float">
            <text:p>4569,81495252368</text:p>
          </table:table-cell>
        </table:table-row>
        <table:table-row table:style-name="ro1">
          <table:table-cell table:formula="of:=SIN(2*PI()/[.$C$1]*[.B154])" office:value-type="float" office:value="0.932639023143094" calcext:value-type="float">
            <text:p>0,93263902314309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D153]+[.$D$1]*[.A154]" office:value-type="float" office:value="81.0237190852673" calcext:value-type="float">
            <text:p>81,0237190852673</text:p>
          </table:table-cell>
          <table:table-cell table:formula="of:=[.D154]*[.D154]" office:value-type="float" office:value="6564.8430544083" calcext:value-type="float">
            <text:p>6564,8430544083</text:p>
          </table:table-cell>
          <table:table-cell table:formula="of:=[.D154]-12.5" office:value-type="float" office:value="68.5237190852673" calcext:value-type="float">
            <text:p>68,5237190852673</text:p>
          </table:table-cell>
          <table:table-cell table:formula="of:=[.F154]*[.F154]" office:value-type="float" office:value="4695.50007727662" calcext:value-type="float">
            <text:p>4695,50007727662</text:p>
          </table:table-cell>
        </table:table-row>
        <table:table-row table:style-name="ro1">
          <table:table-cell table:formula="of:=SIN(2*PI()/[.$C$1]*[.B155])" office:value-type="float" office:value="0.935444030829867" calcext:value-type="float">
            <text:p>0,935444030829867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D154]+[.$D$1]*[.A155]" office:value-type="float" office:value="81.9498086757888" calcext:value-type="float">
            <text:p>81,9498086757888</text:p>
          </table:table-cell>
          <table:table-cell table:formula="of:=[.D155]*[.D155]" office:value-type="float" office:value="6715.77114199839" calcext:value-type="float">
            <text:p>6715,77114199839</text:p>
          </table:table-cell>
          <table:table-cell table:formula="of:=[.D155]-12.5" office:value-type="float" office:value="69.4498086757888" calcext:value-type="float">
            <text:p>69,4498086757888</text:p>
          </table:table-cell>
          <table:table-cell table:formula="of:=[.F155]*[.F155]" office:value-type="float" office:value="4823.27592510367" calcext:value-type="float">
            <text:p>4823,27592510367</text:p>
          </table:table-cell>
        </table:table-row>
        <table:table-row table:style-name="ro1">
          <table:table-cell table:formula="of:=SIN(2*PI()/[.$C$1]*[.B156])" office:value-type="float" office:value="0.938191335922484" calcext:value-type="float">
            <text:p>0,938191335922484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D155]+[.$D$1]*[.A156]" office:value-type="float" office:value="82.8786180983521" calcext:value-type="float">
            <text:p>82,8786180983521</text:p>
          </table:table-cell>
          <table:table-cell table:formula="of:=[.D156]*[.D156]" office:value-type="float" office:value="6868.8653378925" calcext:value-type="float">
            <text:p>6868,8653378925</text:p>
          </table:table-cell>
          <table:table-cell table:formula="of:=[.D156]-12.5" office:value-type="float" office:value="70.3786180983521" calcext:value-type="float">
            <text:p>70,3786180983521</text:p>
          </table:table-cell>
          <table:table-cell table:formula="of:=[.F156]*[.F156]" office:value-type="float" office:value="4953.14988543369" calcext:value-type="float">
            <text:p>4953,14988543369</text:p>
          </table:table-cell>
        </table:table-row>
        <table:table-row table:style-name="ro1">
          <table:table-cell table:formula="of:=SIN(2*PI()/[.$C$1]*[.B157])" office:value-type="float" office:value="0.940880768954226" calcext:value-type="float">
            <text:p>0,940880768954226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D156]+[.$D$1]*[.A157]" office:value-type="float" office:value="83.8100900596168" calcext:value-type="float">
            <text:p>83,8100900596168</text:p>
          </table:table-cell>
          <table:table-cell table:formula="of:=[.D157]*[.D157]" office:value-type="float" office:value="7024.13119580107" calcext:value-type="float">
            <text:p>7024,13119580107</text:p>
          </table:table-cell>
          <table:table-cell table:formula="of:=[.D157]-12.5" office:value-type="float" office:value="71.3100900596168" calcext:value-type="float">
            <text:p>71,3100900596168</text:p>
          </table:table-cell>
          <table:table-cell table:formula="of:=[.F157]*[.F157]" office:value-type="float" office:value="5085.12894431065" calcext:value-type="float">
            <text:p>5085,12894431065</text:p>
          </table:table-cell>
        </table:table-row>
        <table:table-row table:style-name="ro1">
          <table:table-cell table:formula="of:=SIN(2*PI()/[.$C$1]*[.B158])" office:value-type="float" office:value="0.943512164028194" calcext:value-type="float">
            <text:p>0,943512164028194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D157]+[.$D$1]*[.A158]" office:value-type="float" office:value="84.7441671020047" calcext:value-type="float">
            <text:p>84,7441671020047</text:p>
          </table:table-cell>
          <table:table-cell table:formula="of:=[.D158]*[.D158]" office:value-type="float" office:value="7181.57385781249" calcext:value-type="float">
            <text:p>7181,57385781249</text:p>
          </table:table-cell>
          <table:table-cell table:formula="of:=[.D158]-12.5" office:value-type="float" office:value="72.2441671020047" calcext:value-type="float">
            <text:p>72,2441671020047</text:p>
          </table:table-cell>
          <table:table-cell table:formula="of:=[.F158]*[.F158]" office:value-type="float" office:value="5219.21968026238" calcext:value-type="float">
            <text:p>5219,21968026238</text:p>
          </table:table-cell>
        </table:table-row>
        <table:table-row table:style-name="ro1">
          <table:table-cell table:formula="of:=SIN(2*PI()/[.$C$1]*[.B159])" office:value-type="float" office:value="0.946085358827545" calcext:value-type="float">
            <text:p>0,946085358827545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D158]+[.$D$1]*[.A159]" office:value-type="float" office:value="85.680791607244" calcext:value-type="float">
            <text:p>85,680791607244</text:p>
          </table:table-cell>
          <table:table-cell table:formula="of:=[.D159]*[.D159]" office:value-type="float" office:value="7341.19805044396" calcext:value-type="float">
            <text:p>7341,19805044396</text:p>
          </table:table-cell>
          <table:table-cell table:formula="of:=[.D159]-12.5" office:value-type="float" office:value="73.180791607244" calcext:value-type="float">
            <text:p>73,180791607244</text:p>
          </table:table-cell>
          <table:table-cell table:formula="of:=[.F159]*[.F159]" office:value-type="float" office:value="5355.42826026287" calcext:value-type="float">
            <text:p>5355,42826026287</text:p>
          </table:table-cell>
        </table:table-row>
        <table:table-row table:style-name="ro1">
          <table:table-cell table:formula="of:=SIN(2*PI()/[.$C$1]*[.B160])" office:value-type="float" office:value="0.948600194625505" calcext:value-type="float">
            <text:p>0,948600194625505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D159]+[.$D$1]*[.A160]" office:value-type="float" office:value="86.6199057999232" calcext:value-type="float">
            <text:p>86,6199057999232</text:p>
          </table:table-cell>
          <table:table-cell table:formula="of:=[.D160]*[.D160]" office:value-type="float" office:value="7503.00808078757" calcext:value-type="float">
            <text:p>7503,00808078757</text:p>
          </table:table-cell>
          <table:table-cell table:formula="of:=[.D160]-12.5" office:value-type="float" office:value="74.1199057999232" calcext:value-type="float">
            <text:p>74,1199057999232</text:p>
          </table:table-cell>
          <table:table-cell table:formula="of:=[.F160]*[.F160]" office:value-type="float" office:value="5493.76043578949" calcext:value-type="float">
            <text:p>5493,76043578949</text:p>
          </table:table-cell>
        </table:table-row>
        <table:table-row table:style-name="ro1">
          <table:table-cell table:formula="of:=SIN(2*PI()/[.$C$1]*[.B161])" office:value-type="float" office:value="0.951056516295153" calcext:value-type="float">
            <text:p>0,951056516295153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160]+[.$D$1]*[.A161]" office:value-type="float" office:value="87.5614517510554" calcext:value-type="float">
            <text:p>87,5614517510554</text:p>
          </table:table-cell>
          <table:table-cell table:formula="of:=[.D161]*[.D161]" office:value-type="float" office:value="7667.0078327524" calcext:value-type="float">
            <text:p>7667,0078327524</text:p>
          </table:table-cell>
          <table:table-cell table:formula="of:=[.D161]-12.5" office:value-type="float" office:value="75.0614517510554" calcext:value-type="float">
            <text:p>75,0614517510554</text:p>
          </table:table-cell>
          <table:table-cell table:formula="of:=[.F161]*[.F161]" office:value-type="float" office:value="5634.22153897602" calcext:value-type="float">
            <text:p>5634,22153897602</text:p>
          </table:table-cell>
        </table:table-row>
        <table:table-row table:style-name="ro1">
          <table:table-cell table:formula="of:=SIN(2*PI()/[.$C$1]*[.B162])" office:value-type="float" office:value="0.953454172319001" calcext:value-type="float">
            <text:p>0,953454172319001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D161]+[.$D$1]*[.A162]" office:value-type="float" office:value="88.5053713816512" calcext:value-type="float">
            <text:p>88,5053713816512</text:p>
          </table:table-cell>
          <table:table-cell table:formula="of:=[.D162]*[.D162]" office:value-type="float" office:value="7833.20076340401" calcext:value-type="float">
            <text:p>7833,20076340401</text:p>
          </table:table-cell>
          <table:table-cell table:formula="of:=[.D162]-12.5" office:value-type="float" office:value="76.0053713816512" calcext:value-type="float">
            <text:p>76,0053713816512</text:p>
          </table:table-cell>
          <table:table-cell table:formula="of:=[.F162]*[.F162]" office:value-type="float" office:value="5776.81647886273" calcext:value-type="float">
            <text:p>5776,81647886273</text:p>
          </table:table-cell>
        </table:table-row>
        <table:table-row table:style-name="ro1">
          <table:table-cell table:formula="of:=SIN(2*PI()/[.$C$1]*[.B163])" office:value-type="float" office:value="0.95579301479833" calcext:value-type="float">
            <text:p>0,9557930147983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D162]+[.$D$1]*[.A163]" office:value-type="float" office:value="89.4516064663016" calcext:value-type="float">
            <text:p>89,4516064663016</text:p>
          </table:table-cell>
          <table:table-cell table:formula="of:=[.D163]*[.D163]" office:value-type="float" office:value="8001.58989940208" calcext:value-type="float">
            <text:p>8001,58989940208</text:p>
          </table:table-cell>
          <table:table-cell table:formula="of:=[.D163]-12.5" office:value-type="float" office:value="76.9516064663016" calcext:value-type="float">
            <text:p>76,9516064663016</text:p>
          </table:table-cell>
          <table:table-cell table:formula="of:=[.F163]*[.F163]" office:value-type="float" office:value="5921.54973774454" calcext:value-type="float">
            <text:p>5921,54973774454</text:p>
          </table:table-cell>
        </table:table-row>
        <table:table-row table:style-name="ro1">
          <table:table-cell table:formula="of:=SIN(2*PI()/[.$C$1]*[.B164])" office:value-type="float" office:value="0.958072899462319" calcext:value-type="float">
            <text:p>0,958072899462319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D163]+[.$D$1]*[.A164]" office:value-type="float" office:value="90.4000986367693" calcext:value-type="float">
            <text:p>90,4000986367693</text:p>
          </table:table-cell>
          <table:table-cell table:formula="of:=[.D164]*[.D164]" office:value-type="float" office:value="8172.17783353761" calcext:value-type="float">
            <text:p>8172,17783353761</text:p>
          </table:table-cell>
          <table:table-cell table:formula="of:=[.D164]-12.5" office:value-type="float" office:value="77.9000986367693" calcext:value-type="float">
            <text:p>77,9000986367693</text:p>
          </table:table-cell>
          <table:table-cell table:formula="of:=[.F164]*[.F164]" office:value-type="float" office:value="6068.42536761838" calcext:value-type="float">
            <text:p>6068,42536761838</text:p>
          </table:table-cell>
        </table:table-row>
        <table:table-row table:style-name="ro1">
          <table:table-cell table:formula="of:=SIN(2*PI()/[.$C$1]*[.B165])" office:value-type="float" office:value="0.960293685676943" calcext:value-type="float">
            <text:p>0,960293685676943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D164]+[.$D$1]*[.A165]" office:value-type="float" office:value="91.3507893855894" calcext:value-type="float">
            <text:p>91,3507893855894</text:p>
          </table:table-cell>
          <table:table-cell table:formula="of:=[.D165]*[.D165]" office:value-type="float" office:value="8344.96672137032" calcext:value-type="float">
            <text:p>8344,96672137032</text:p>
          </table:table-cell>
          <table:table-cell table:formula="of:=[.D165]-12.5" office:value-type="float" office:value="78.8507893855894" calcext:value-type="float">
            <text:p>78,8507893855894</text:p>
          </table:table-cell>
          <table:table-cell table:formula="of:=[.F165]*[.F165]" office:value-type="float" office:value="6217.44698673058" calcext:value-type="float">
            <text:p>6217,44698673058</text:p>
          </table:table-cell>
        </table:table-row>
        <table:table-row table:style-name="ro1">
          <table:table-cell table:formula="of:=SIN(2*PI()/[.$C$1]*[.B166])" office:value-type="float" office:value="0.962455236453647" calcext:value-type="float">
            <text:p>0,962455236453647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D165]+[.$D$1]*[.A166]" office:value-type="float" office:value="92.3036200696786" calcext:value-type="float">
            <text:p>92,3036200696786</text:p>
          </table:table-cell>
          <table:table-cell table:formula="of:=[.D166]*[.D166]" office:value-type="float" office:value="8519.95827796756" calcext:value-type="float">
            <text:p>8519,95827796756</text:p>
          </table:table-cell>
          <table:table-cell table:formula="of:=[.D166]-12.5" office:value-type="float" office:value="79.8036200696785" calcext:value-type="float">
            <text:p>79,8036200696785</text:p>
          </table:table-cell>
          <table:table-cell table:formula="of:=[.F166]*[.F166]" office:value-type="float" office:value="6368.6177762256" calcext:value-type="float">
            <text:p>6368,6177762256</text:p>
          </table:table-cell>
        </table:table-row>
        <table:table-row table:style-name="ro1">
          <table:table-cell table:formula="of:=SIN(2*PI()/[.$C$1]*[.B167])" office:value-type="float" office:value="0.964557418457798" calcext:value-type="float">
            <text:p>0,964557418457798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166]+[.$D$1]*[.A167]" office:value-type="float" office:value="93.2585319139518" calcext:value-type="float">
            <text:p>93,2585319139518</text:p>
          </table:table-cell>
          <table:table-cell table:formula="of:=[.D167]*[.D167]" office:value-type="float" office:value="8697.15377474556" calcext:value-type="float">
            <text:p>8697,15377474556</text:p>
          </table:table-cell>
          <table:table-cell table:formula="of:=[.D167]-12.5" office:value-type="float" office:value="80.7585319139518" calcext:value-type="float">
            <text:p>80,7585319139518</text:p>
          </table:table-cell>
          <table:table-cell table:formula="of:=[.F167]*[.F167]" office:value-type="float" office:value="6521.94047689677" calcext:value-type="float">
            <text:p>6521,94047689677</text:p>
          </table:table-cell>
        </table:table-row>
        <table:table-row table:style-name="ro1">
          <table:table-cell table:formula="of:=SIN(2*PI()/[.$C$1]*[.B168])" office:value-type="float" office:value="0.966600102016907" calcext:value-type="float">
            <text:p>0,966600102016907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D167]+[.$D$1]*[.A168]" office:value-type="float" office:value="94.2154660149485" calcext:value-type="float">
            <text:p>94,2154660149485</text:p>
          </table:table-cell>
          <table:table-cell table:formula="of:=[.D168]*[.D168]" office:value-type="float" office:value="8876.55403641392" calcext:value-type="float">
            <text:p>8876,55403641392</text:p>
          </table:table-cell>
          <table:table-cell table:formula="of:=[.D168]-12.5" office:value-type="float" office:value="81.7154660149485" calcext:value-type="float">
            <text:p>81,7154660149485</text:p>
          </table:table-cell>
          <table:table-cell table:formula="of:=[.F168]*[.F168]" office:value-type="float" office:value="6677.4173860402" calcext:value-type="float">
            <text:p>6677,4173860402</text:p>
          </table:table-cell>
        </table:table-row>
        <table:table-row table:style-name="ro1">
          <table:table-cell table:formula="of:=SIN(2*PI()/[.$C$1]*[.B169])" office:value-type="float" office:value="0.968583161128631" calcext:value-type="float">
            <text:p>0,968583161128631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D168]+[.$D$1]*[.A169]" office:value-type="float" office:value="95.1743633444658" calcext:value-type="float">
            <text:p>95,1743633444658</text:p>
          </table:table-cell>
          <table:table-cell table:formula="of:=[.D169]*[.D169]" office:value-type="float" office:value="9058.1594380244" calcext:value-type="float">
            <text:p>9058,1594380244</text:p>
          </table:table-cell>
          <table:table-cell table:formula="of:=[.D169]-12.5" office:value-type="float" office:value="82.6743633444658" calcext:value-type="float">
            <text:p>82,6743633444658</text:p>
          </table:table-cell>
          <table:table-cell table:formula="of:=[.F169]*[.F169]" office:value-type="float" office:value="6835.05035441276" calcext:value-type="float">
            <text:p>6835,05035441276</text:p>
          </table:table-cell>
        </table:table-row>
        <table:table-row table:style-name="ro1">
          <table:table-cell table:formula="of:=SIN(2*PI()/[.$C$1]*[.B170])" office:value-type="float" office:value="0.970506473468542" calcext:value-type="float">
            <text:p>0,970506473468542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D169]+[.$D$1]*[.A170]" office:value-type="float" office:value="96.1351647531997" calcext:value-type="float">
            <text:p>96,1351647531997</text:p>
          </table:table-cell>
          <table:table-cell table:formula="of:=[.D170]*[.D170]" office:value-type="float" office:value="9241.96990212485" calcext:value-type="float">
            <text:p>9241,96990212485</text:p>
          </table:table-cell>
          <table:table-cell table:formula="of:=[.D170]-12.5" office:value-type="float" office:value="83.6351647531997" calcext:value-type="float">
            <text:p>83,6351647531997</text:p>
          </table:table-cell>
          <table:table-cell table:formula="of:=[.F170]*[.F170]" office:value-type="float" office:value="6994.84078329486" calcext:value-type="float">
            <text:p>6994,84078329486</text:p>
          </table:table-cell>
        </table:table-row>
        <table:table-row table:style-name="ro1">
          <table:table-cell table:formula="of:=SIN(2*PI()/[.$C$1]*[.B171])" office:value-type="float" office:value="0.972369920397677" calcext:value-type="float">
            <text:p>0,972369920397677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D170]+[.$D$1]*[.A171]" office:value-type="float" office:value="97.0978109743934" calcext:value-type="float">
            <text:p>97,0978109743934</text:p>
          </table:table-cell>
          <table:table-cell table:formula="of:=[.D171]*[.D171]" office:value-type="float" office:value="9427.98489601903" calcext:value-type="float">
            <text:p>9427,98489601903</text:p>
          </table:table-cell>
          <table:table-cell table:formula="of:=[.D171]-12.5" office:value-type="float" office:value="84.5978109743934" calcext:value-type="float">
            <text:p>84,5978109743934</text:p>
          </table:table-cell>
          <table:table-cell table:formula="of:=[.F171]*[.F171]" office:value-type="float" office:value="7156.7896216592" calcext:value-type="float">
            <text:p>7156,7896216592</text:p>
          </table:table-cell>
        </table:table-row>
        <table:table-row table:style-name="ro1">
          <table:table-cell table:formula="of:=SIN(2*PI()/[.$C$1]*[.B172])" office:value-type="float" office:value="0.974173386969849" calcext:value-type="float">
            <text:p>0,974173386969849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D171]+[.$D$1]*[.A172]" office:value-type="float" office:value="98.0622426274936" calcext:value-type="float">
            <text:p>98,0622426274936</text:p>
          </table:table-cell>
          <table:table-cell table:formula="of:=[.D172]*[.D172]" office:value-type="float" office:value="9616.20342913341" calcext:value-type="float">
            <text:p>9616,20342913341</text:p>
          </table:table-cell>
          <table:table-cell table:formula="of:=[.D172]-12.5" office:value-type="float" office:value="85.5622426274936" calcext:value-type="float">
            <text:p>85,5622426274936</text:p>
          </table:table-cell>
          <table:table-cell table:formula="of:=[.F172]*[.F172]" office:value-type="float" office:value="7320.89736344607" calcext:value-type="float">
            <text:p>7320,89736344607</text:p>
          </table:table-cell>
        </table:table-row>
        <table:table-row table:style-name="ro1">
          <table:table-cell table:formula="of:=SIN(2*PI()/[.$C$1]*[.B173])" office:value-type="float" office:value="0.975916761938747" calcext:value-type="float">
            <text:p>0,975916761938747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D172]+[.$D$1]*[.A173]" office:value-type="float" office:value="99.0284002218129" calcext:value-type="float">
            <text:p>99,0284002218129</text:p>
          </table:table-cell>
          <table:table-cell table:formula="of:=[.D173]*[.D173]" office:value-type="float" office:value="9806.62405049155" calcext:value-type="float">
            <text:p>9806,62405049155</text:p>
          </table:table-cell>
          <table:table-cell table:formula="of:=[.D173]-12.5" office:value-type="float" office:value="86.5284002218129" calcext:value-type="float">
            <text:p>86,5284002218129</text:p>
          </table:table-cell>
          <table:table-cell table:formula="of:=[.F173]*[.F173]" office:value-type="float" office:value="7487.16404494623" calcext:value-type="float">
            <text:p>7487,16404494623</text:p>
          </table:table-cell>
        </table:table-row>
        <table:table-row table:style-name="ro1">
          <table:table-cell table:formula="of:=SIN(2*PI()/[.$C$1]*[.B174])" office:value-type="float" office:value="0.977599937764791" calcext:value-type="float">
            <text:p>0,977599937764791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D173]+[.$D$1]*[.A174]" office:value-type="float" office:value="99.9962241602001" calcext:value-type="float">
            <text:p>99,9962241602001</text:p>
          </table:table-cell>
          <table:table-cell table:formula="of:=[.D174]*[.D174]" office:value-type="float" office:value="9999.24484629698" calcext:value-type="float">
            <text:p>9999,24484629698</text:p>
          </table:table-cell>
          <table:table-cell table:formula="of:=[.D174]-12.5" office:value-type="float" office:value="87.4962241602001" calcext:value-type="float">
            <text:p>87,4962241602001</text:p>
          </table:table-cell>
          <table:table-cell table:formula="of:=[.F174]*[.F174]" office:value-type="float" office:value="7655.58924229197" calcext:value-type="float">
            <text:p>7655,58924229197</text:p>
          </table:table-cell>
        </table:table-row>
        <table:table-row table:style-name="ro1">
          <table:table-cell table:formula="of:=SIN(2*PI()/[.$C$1]*[.B175])" office:value-type="float" office:value="0.979222810621766" calcext:value-type="float">
            <text:p>0,97922281062176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D174]+[.$D$1]*[.A175]" office:value-type="float" office:value="100.965654742716" calcext:value-type="float">
            <text:p>100,965654742716</text:p>
          </table:table-cell>
          <table:table-cell table:formula="of:=[.D175]*[.D175]" office:value-type="float" office:value="10194.0634376252" calcext:value-type="float">
            <text:p>10194,0634376252</text:p>
          </table:table-cell>
          <table:table-cell table:formula="of:=[.D175]-12.5" office:value-type="float" office:value="88.4656547427156" calcext:value-type="float">
            <text:p>88,4656547427156</text:p>
          </table:table-cell>
          <table:table-cell table:formula="of:=[.F175]*[.F175]" office:value-type="float" office:value="7826.17206905736" calcext:value-type="float">
            <text:p>7826,17206905736</text:p>
          </table:table-cell>
        </table:table-row>
        <table:table-row table:style-name="ro1">
          <table:table-cell table:formula="of:=SIN(2*PI()/[.$C$1]*[.B176])" office:value-type="float" office:value="0.98078528040323" calcext:value-type="float">
            <text:p>0,9807852804032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D175]+[.$D$1]*[.A176]" office:value-type="float" office:value="101.936632170315" calcext:value-type="float">
            <text:p>101,936632170315</text:p>
          </table:table-cell>
          <table:table-cell table:formula="of:=[.D176]*[.D176]" office:value-type="float" office:value="10391.0769782261" calcext:value-type="float">
            <text:p>10391,0769782261</text:p>
          </table:table-cell>
          <table:table-cell table:formula="of:=[.D176]-12.5" office:value-type="float" office:value="89.4366321703148" calcext:value-type="float">
            <text:p>89,4366321703148</text:p>
          </table:table-cell>
          <table:table-cell table:formula="of:=[.F176]*[.F176]" office:value-type="float" office:value="7998.91117396818" calcext:value-type="float">
            <text:p>7998,91117396818</text:p>
          </table:table-cell>
        </table:table-row>
        <table:table-row table:style-name="ro1">
          <table:table-cell table:formula="of:=SIN(2*PI()/[.$C$1]*[.B177])" office:value-type="float" office:value="0.982287250728689" calcext:value-type="float">
            <text:p>0,982287250728689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D176]+[.$D$1]*[.A177]" office:value-type="float" office:value="102.909096548536" calcext:value-type="float">
            <text:p>102,909096548536</text:p>
          </table:table-cell>
          <table:table-cell table:formula="of:=[.D177]*[.D177]" office:value-type="float" office:value="10590.2821524359" calcext:value-type="float">
            <text:p>10590,2821524359</text:p>
          </table:table-cell>
          <table:table-cell table:formula="of:=[.D177]-12.5" office:value-type="float" office:value="90.4090965485362" calcext:value-type="float">
            <text:p>90,4090965485362</text:p>
          </table:table-cell>
          <table:table-cell table:formula="of:=[.F177]*[.F177]" office:value-type="float" office:value="8173.80473872254" calcext:value-type="float">
            <text:p>8173,80473872254</text:p>
          </table:table-cell>
        </table:table-row>
        <table:table-row table:style-name="ro1">
          <table:table-cell table:formula="of:=SIN(2*PI()/[.$C$1]*[.B178])" office:value-type="float" office:value="0.983728628949536" calcext:value-type="float">
            <text:p>0,983728628949536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D177]+[.$D$1]*[.A178]" office:value-type="float" office:value="103.882987891196" calcext:value-type="float">
            <text:p>103,882987891196</text:p>
          </table:table-cell>
          <table:table-cell table:formula="of:=[.D178]*[.D178]" office:value-type="float" office:value="10791.6751732024" calcext:value-type="float">
            <text:p>10791,6751732024</text:p>
          </table:table-cell>
          <table:table-cell table:formula="of:=[.D178]-12.5" office:value-type="float" office:value="91.3829878911962" calcext:value-type="float">
            <text:p>91,3829878911962</text:p>
          </table:table-cell>
          <table:table-cell table:formula="of:=[.F178]*[.F178]" office:value-type="float" office:value="8350.85047592252" calcext:value-type="float">
            <text:p>8350,85047592252</text:p>
          </table:table-cell>
        </table:table-row>
        <table:table-row table:style-name="ro1">
          <table:table-cell table:formula="of:=SIN(2*PI()/[.$C$1]*[.B179])" office:value-type="float" office:value="0.985109326154774" calcext:value-type="float">
            <text:p>0,985109326154774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D178]+[.$D$1]*[.A179]" office:value-type="float" office:value="104.858246124089" calcext:value-type="float">
            <text:p>104,858246124089</text:p>
          </table:table-cell>
          <table:table-cell table:formula="of:=[.D179]*[.D179]" office:value-type="float" office:value="10995.2517802201" calcext:value-type="float">
            <text:p>10995,2517802201</text:p>
          </table:table-cell>
          <table:table-cell table:formula="of:=[.D179]-12.5" office:value-type="float" office:value="92.3582461240894" calcext:value-type="float">
            <text:p>92,3582461240894</text:p>
          </table:table-cell>
          <table:table-cell table:formula="of:=[.F179]*[.F179]" office:value-type="float" office:value="8530.04562711788" calcext:value-type="float">
            <text:p>8530,04562711788</text:p>
          </table:table-cell>
        </table:table-row>
        <table:table-row table:style-name="ro1">
          <table:table-cell table:formula="of:=SIN(2*PI()/[.$C$1]*[.B180])" office:value-type="float" office:value="0.986429257176495" calcext:value-type="float">
            <text:p>0,986429257176495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D179]+[.$D$1]*[.A180]" office:value-type="float" office:value="105.834811088694" calcext:value-type="float">
            <text:p>105,834811088694</text:p>
          </table:table-cell>
          <table:table-cell table:formula="of:=[.D180]*[.D180]" office:value-type="float" office:value="11201.0072381796" calcext:value-type="float">
            <text:p>11201,0072381796</text:p>
          </table:table-cell>
          <table:table-cell table:formula="of:=[.D180]-12.5" office:value-type="float" office:value="93.3348110886942" calcext:value-type="float">
            <text:p>93,3348110886942</text:p>
          </table:table-cell>
          <table:table-cell table:formula="of:=[.F180]*[.F180]" office:value-type="float" office:value="8711.38696096223" calcext:value-type="float">
            <text:p>8711,38696096223</text:p>
          </table:table-cell>
        </table:table-row>
        <table:table-row table:style-name="ro1">
          <table:table-cell table:formula="of:=SIN(2*PI()/[.$C$1]*[.B181])" office:value-type="float" office:value="0.987688340595138" calcext:value-type="float">
            <text:p>0,98768834059513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D180]+[.$D$1]*[.A181]" office:value-type="float" office:value="106.812622545883" calcext:value-type="float">
            <text:p>106,812622545883</text:p>
          </table:table-cell>
          <table:table-cell table:formula="of:=[.D181]*[.D181]" office:value-type="float" office:value="11408.9363351294" calcext:value-type="float">
            <text:p>11408,9363351294</text:p>
          </table:table-cell>
          <table:table-cell table:formula="of:=[.D181]-12.5" office:value-type="float" office:value="94.3126225458834" calcext:value-type="float">
            <text:p>94,3126225458834</text:p>
          </table:table-cell>
          <table:table-cell table:formula="of:=[.F181]*[.F181]" office:value-type="float" office:value="8894.87077148227" calcext:value-type="float">
            <text:p>8894,87077148227</text:p>
          </table:table-cell>
        </table:table-row>
        <table:table-row table:style-name="ro1">
          <table:table-cell table:formula="of:=SIN(2*PI()/[.$C$1]*[.B182])" office:value-type="float" office:value="0.988886498744505" calcext:value-type="float">
            <text:p>0,988886498744505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181]+[.$D$1]*[.A182]" office:value-type="float" office:value="107.79162017964" calcext:value-type="float">
            <text:p>107,79162017964</text:p>
          </table:table-cell>
          <table:table-cell table:formula="of:=[.D182]*[.D182]" office:value-type="float" office:value="11619.0333809519" calcext:value-type="float">
            <text:p>11619,0333809519</text:p>
          </table:table-cell>
          <table:table-cell table:formula="of:=[.D182]-12.5" office:value-type="float" office:value="95.2916201796404" calcext:value-type="float">
            <text:p>95,2916201796404</text:p>
          </table:table-cell>
          <table:table-cell table:formula="of:=[.F182]*[.F182]" office:value-type="float" office:value="9080.49287646086" calcext:value-type="float">
            <text:p>9080,49287646086</text:p>
          </table:table-cell>
        </table:table-row>
        <table:table-row table:style-name="ro1">
          <table:table-cell table:formula="of:=SIN(2*PI()/[.$C$1]*[.B183])" office:value-type="float" office:value="0.990023657716558" calcext:value-type="float">
            <text:p>0,990023657716558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D182]+[.$D$1]*[.A183]" office:value-type="float" office:value="108.77174360078" calcext:value-type="float">
            <text:p>108,77174360078</text:p>
          </table:table-cell>
          <table:table-cell table:formula="of:=[.D183]*[.D183]" office:value-type="float" office:value="11831.2922059538" calcext:value-type="float">
            <text:p>11831,2922059538</text:p>
          </table:table-cell>
          <table:table-cell table:formula="of:=[.D183]-12.5" office:value-type="float" office:value="96.2717436007798" calcext:value-type="float">
            <text:p>96,2717436007798</text:p>
          </table:table-cell>
          <table:table-cell table:formula="of:=[.F183]*[.F183]" office:value-type="float" office:value="9268.24861593429" calcext:value-type="float">
            <text:p>9268,24861593429</text:p>
          </table:table-cell>
        </table:table-row>
        <table:table-row table:style-name="ro1">
          <table:table-cell table:formula="of:=SIN(2*PI()/[.$C$1]*[.B184])" office:value-type="float" office:value="0.991099747365975" calcext:value-type="float">
            <text:p>0,991099747365975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D183]+[.$D$1]*[.A184]" office:value-type="float" office:value="109.752932350672" calcext:value-type="float">
            <text:p>109,752932350672</text:p>
          </table:table-cell>
          <table:table-cell table:formula="of:=[.D184]*[.D184]" office:value-type="float" office:value="12045.7061595712" calcext:value-type="float">
            <text:p>12045,7061595712</text:p>
          </table:table-cell>
          <table:table-cell table:formula="of:=[.D184]-12.5" office:value-type="float" office:value="97.2529323506721" calcext:value-type="float">
            <text:p>97,2529323506721</text:p>
          </table:table-cell>
          <table:table-cell table:formula="of:=[.F184]*[.F184]" office:value-type="float" office:value="9458.13285080441" calcext:value-type="float">
            <text:p>9458,13285080441</text:p>
          </table:table-cell>
        </table:table-row>
        <table:table-row table:style-name="ro1">
          <table:table-cell table:formula="of:=SIN(2*PI()/[.$C$1]*[.B185])" office:value-type="float" office:value="0.992114701314478" calcext:value-type="float">
            <text:p>0,992114701314478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D184]+[.$D$1]*[.A185]" office:value-type="float" office:value="110.735125904973" calcext:value-type="float">
            <text:p>110,735125904973</text:p>
          </table:table-cell>
          <table:table-cell table:formula="of:=[.D185]*[.D185]" office:value-type="float" office:value="12262.2681091903" calcext:value-type="float">
            <text:p>12262,2681091903</text:p>
          </table:table-cell>
          <table:table-cell table:formula="of:=[.D185]-12.5" office:value-type="float" office:value="98.2351259049735" calcext:value-type="float">
            <text:p>98,2351259049735</text:p>
          </table:table-cell>
          <table:table-cell table:formula="of:=[.F185]*[.F185]" office:value-type="float" office:value="9650.13996156599" calcext:value-type="float">
            <text:p>9650,13996156599</text:p>
          </table:table-cell>
        </table:table-row>
        <table:table-row table:style-name="ro1">
          <table:table-cell table:formula="of:=SIN(2*PI()/[.$C$1]*[.B186])" office:value-type="float" office:value="0.993068456954926" calcext:value-type="float">
            <text:p>0,993068456954926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D185]+[.$D$1]*[.A186]" office:value-type="float" office:value="111.718263677359" calcext:value-type="float">
            <text:p>111,718263677359</text:p>
          </table:table-cell>
          <table:table-cell table:formula="of:=[.D186]*[.D186]" office:value-type="float" office:value="12480.9704390839" calcext:value-type="float">
            <text:p>12480,9704390839</text:p>
          </table:table-cell>
          <table:table-cell table:formula="of:=[.D186]-12.5" office:value-type="float" office:value="99.2182636773589" calcext:value-type="float">
            <text:p>99,2182636773589</text:p>
          </table:table-cell>
          <table:table-cell table:formula="of:=[.F186]*[.F186]" office:value-type="float" office:value="9844.26384714991" calcext:value-type="float">
            <text:p>9844,26384714991</text:p>
          </table:table-cell>
        </table:table-row>
        <table:table-row table:style-name="ro1">
          <table:table-cell table:formula="of:=SIN(2*PI()/[.$C$1]*[.B187])" office:value-type="float" office:value="0.99396095545518" calcext:value-type="float">
            <text:p>0,9939609554551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D186]+[.$D$1]*[.A187]" office:value-type="float" office:value="112.702285023259" calcext:value-type="float">
            <text:p>112,702285023259</text:p>
          </table:table-cell>
          <table:table-cell table:formula="of:=[.D187]*[.D187]" office:value-type="float" office:value="12701.805049464" calcext:value-type="float">
            <text:p>12701,805049464</text:p>
          </table:table-cell>
          <table:table-cell table:formula="of:=[.D187]-12.5" office:value-type="float" office:value="100.202285023259" calcext:value-type="float">
            <text:p>100,202285023259</text:p>
          </table:table-cell>
          <table:table-cell table:formula="of:=[.F187]*[.F187]" office:value-type="float" office:value="10040.4979238825" calcext:value-type="float">
            <text:p>10040,4979238825</text:p>
          </table:table-cell>
        </table:table-row>
        <table:table-row table:style-name="ro1">
          <table:table-cell table:formula="of:=SIN(2*PI()/[.$C$1]*[.B188])" office:value-type="float" office:value="0.994792141761726" calcext:value-type="float">
            <text:p>0,994792141761726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D187]+[.$D$1]*[.A188]" office:value-type="float" office:value="113.687129243604" calcext:value-type="float">
            <text:p>113,687129243604</text:p>
          </table:table-cell>
          <table:table-cell table:formula="of:=[.D188]*[.D188]" office:value-type="float" office:value="12924.7633556518" calcext:value-type="float">
            <text:p>12924,7633556518</text:p>
          </table:table-cell>
          <table:table-cell table:formula="of:=[.D188]-12.5" office:value-type="float" office:value="101.187129243604" calcext:value-type="float">
            <text:p>101,187129243604</text:p>
          </table:table-cell>
          <table:table-cell table:formula="of:=[.F188]*[.F188]" office:value-type="float" office:value="10238.8351245617" calcext:value-type="float">
            <text:p>10238,8351245617</text:p>
          </table:table-cell>
        </table:table-row>
        <table:table-row table:style-name="ro1">
          <table:table-cell table:formula="of:=SIN(2*PI()/[.$C$1]*[.B189])" office:value-type="float" office:value="0.99556196460308" calcext:value-type="float">
            <text:p>0,99556196460308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D188]+[.$D$1]*[.A189]" office:value-type="float" office:value="114.672735588561" calcext:value-type="float">
            <text:p>114,672735588561</text:p>
          </table:table-cell>
          <table:table-cell table:formula="of:=[.D189]*[.D189]" office:value-type="float" office:value="13149.8362873639" calcext:value-type="float">
            <text:p>13149,8362873639</text:p>
          </table:table-cell>
          <table:table-cell table:formula="of:=[.D189]-12.5" office:value-type="float" office:value="102.172735588561" calcext:value-type="float">
            <text:p>102,172735588561</text:p>
          </table:table-cell>
          <table:table-cell table:formula="of:=[.F189]*[.F189]" office:value-type="float" office:value="10439.2678976499" calcext:value-type="float">
            <text:p>10439,2678976499</text:p>
          </table:table-cell>
        </table:table-row>
        <table:table-row table:style-name="ro1">
          <table:table-cell table:formula="of:=SIN(2*PI()/[.$C$1]*[.B190])" office:value-type="float" office:value="0.996270376492941" calcext:value-type="float">
            <text:p>0,996270376492941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D189]+[.$D$1]*[.A190]" office:value-type="float" office:value="115.659043261289" calcext:value-type="float">
            <text:p>115,659043261289</text:p>
          </table:table-cell>
          <table:table-cell table:formula="of:=[.D190]*[.D190]" office:value-type="float" office:value="13377.0142881166" calcext:value-type="float">
            <text:p>13377,0142881166</text:p>
          </table:table-cell>
          <table:table-cell table:formula="of:=[.D190]-12.5" office:value-type="float" office:value="103.159043261289" calcext:value-type="float">
            <text:p>103,159043261289</text:p>
          </table:table-cell>
          <table:table-cell table:formula="of:=[.F190]*[.F190]" office:value-type="float" office:value="10641.7882065844" calcext:value-type="float">
            <text:p>10641,7882065844</text:p>
          </table:table-cell>
        </table:table-row>
        <table:table-row table:style-name="ro1">
          <table:table-cell table:formula="of:=SIN(2*PI()/[.$C$1]*[.B191])" office:value-type="float" office:value="0.996917333733128" calcext:value-type="float">
            <text:p>0,996917333733128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D190]+[.$D$1]*[.A191]" office:value-type="float" office:value="116.645991421684" calcext:value-type="float">
            <text:p>116,645991421684</text:p>
          </table:table-cell>
          <table:table-cell table:formula="of:=[.D191]*[.D191]" office:value-type="float" office:value="13606.2873147477" calcext:value-type="float">
            <text:p>13606,2873147477</text:p>
          </table:table-cell>
          <table:table-cell table:formula="of:=[.D191]-12.5" office:value-type="float" office:value="104.145991421684" calcext:value-type="float">
            <text:p>104,145991421684</text:p>
          </table:table-cell>
          <table:table-cell table:formula="of:=[.F191]*[.F191]" office:value-type="float" office:value="10846.3875292056" calcext:value-type="float">
            <text:p>10846,3875292056</text:p>
          </table:table-cell>
        </table:table-row>
        <table:table-row table:style-name="ro1">
          <table:table-cell table:formula="of:=SIN(2*PI()/[.$C$1]*[.B192])" office:value-type="float" office:value="0.99750279641627" calcext:value-type="float">
            <text:p>0,99750279641627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D191]+[.$D$1]*[.A192]" office:value-type="float" office:value="117.633519190137" calcext:value-type="float">
            <text:p>117,633519190137</text:p>
          </table:table-cell>
          <table:table-cell table:formula="of:=[.D192]*[.D192]" office:value-type="float" office:value="13837.6448370562" calcext:value-type="float">
            <text:p>13837,6448370562</text:p>
          </table:table-cell>
          <table:table-cell table:formula="of:=[.D192]-12.5" office:value-type="float" office:value="105.133519190137" calcext:value-type="float">
            <text:p>105,133519190137</text:p>
          </table:table-cell>
          <table:table-cell table:formula="of:=[.F192]*[.F192]" office:value-type="float" office:value="11053.0568573028" calcext:value-type="float">
            <text:p>11053,0568573028</text:p>
          </table:table-cell>
        </table:table-row>
        <table:table-row table:style-name="ro1">
          <table:table-cell table:formula="of:=SIN(2*PI()/[.$C$1]*[.B193])" office:value-type="float" office:value="0.998026728428271" calcext:value-type="float">
            <text:p>0,998026728428271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D192]+[.$D$1]*[.A193]" office:value-type="float" office:value="118.621565651281" calcext:value-type="float">
            <text:p>118,621565651281</text:p>
          </table:table-cell>
          <table:table-cell table:formula="of:=[.D193]*[.D193]" office:value-type="float" office:value="14071.0758375611" calcext:value-type="float">
            <text:p>14071,0758375611</text:p>
          </table:table-cell>
          <table:table-cell table:formula="of:=[.D193]-12.5" office:value-type="float" office:value="106.121565651281" calcext:value-type="float">
            <text:p>106,121565651281</text:p>
          </table:table-cell>
          <table:table-cell table:formula="of:=[.F193]*[.F193]" office:value-type="float" office:value="11261.7866962791" calcext:value-type="float">
            <text:p>11261,7866962791</text:p>
          </table:table-cell>
        </table:table-row>
        <table:table-row table:style-name="ro1">
          <table:table-cell table:formula="of:=SIN(2*PI()/[.$C$1]*[.B194])" office:value-type="float" office:value="0.998489097450538" calcext:value-type="float">
            <text:p>0,998489097450538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D193]+[.$D$1]*[.A194]" office:value-type="float" office:value="119.610069857757" calcext:value-type="float">
            <text:p>119,610069857757</text:p>
          </table:table-cell>
          <table:table-cell table:formula="of:=[.D194]*[.D194]" office:value-type="float" office:value="14306.5688113774" calcext:value-type="float">
            <text:p>14306,5688113774</text:p>
          </table:table-cell>
          <table:table-cell table:formula="of:=[.D194]-12.5" office:value-type="float" office:value="107.110069857757" calcext:value-type="float">
            <text:p>107,110069857757</text:p>
          </table:table-cell>
          <table:table-cell table:formula="of:=[.F194]*[.F194]" office:value-type="float" office:value="11472.5670649335" calcext:value-type="float">
            <text:p>11472,5670649335</text:p>
          </table:table-cell>
        </table:table-row>
        <table:table-row table:style-name="ro1">
          <table:table-cell table:formula="of:=SIN(2*PI()/[.$C$1]*[.B195])" office:value-type="float" office:value="0.99888987496197" calcext:value-type="float">
            <text:p>0,9988898749619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D194]+[.$D$1]*[.A195]" office:value-type="float" office:value="120.598970833969" calcext:value-type="float">
            <text:p>120,598970833969</text:p>
          </table:table-cell>
          <table:table-cell table:formula="of:=[.D195]*[.D195]" office:value-type="float" office:value="14544.1117662125" calcext:value-type="float">
            <text:p>14544,1117662125</text:p>
          </table:table-cell>
          <table:table-cell table:formula="of:=[.D195]-12.5" office:value-type="float" office:value="108.098970833969" calcext:value-type="float">
            <text:p>108,098970833969</text:p>
          </table:table-cell>
          <table:table-cell table:formula="of:=[.F195]*[.F195]" office:value-type="float" office:value="11685.3874953633" calcext:value-type="float">
            <text:p>11685,3874953633</text:p>
          </table:table-cell>
        </table:table-row>
        <table:table-row table:style-name="ro1">
          <table:table-cell table:formula="of:=SIN(2*PI()/[.$C$1]*[.B196])" office:value-type="float" office:value="0.999229036240723" calcext:value-type="float">
            <text:p>0,999229036240723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D195]+[.$D$1]*[.A196]" office:value-type="float" office:value="121.588207579847" calcext:value-type="float">
            <text:p>121,588207579847</text:p>
          </table:table-cell>
          <table:table-cell table:formula="of:=[.D196]*[.D196]" office:value-type="float" office:value="14783.69222248" calcext:value-type="float">
            <text:p>14783,69222248</text:p>
          </table:table-cell>
          <table:table-cell table:formula="of:=[.D196]-12.5" office:value-type="float" office:value="109.088207579847" calcext:value-type="float">
            <text:p>109,088207579847</text:p>
          </table:table-cell>
          <table:table-cell table:formula="of:=[.F196]*[.F196]" office:value-type="float" office:value="11900.2370329838" calcext:value-type="float">
            <text:p>11900,2370329838</text:p>
          </table:table-cell>
        </table:table-row>
        <table:table-row table:style-name="ro1">
          <table:table-cell table:formula="of:=SIN(2*PI()/[.$C$1]*[.B197])" office:value-type="float" office:value="0.999506560365731" calcext:value-type="float">
            <text:p>0,999506560365731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96]+[.$D$1]*[.A197]" office:value-type="float" office:value="122.577719074609" calcext:value-type="float">
            <text:p>122,577719074609</text:p>
          </table:table-cell>
          <table:table-cell table:formula="of:=[.D197]*[.D197]" office:value-type="float" office:value="15025.2972135338" calcext:value-type="float">
            <text:p>15025,2972135338</text:p>
          </table:table-cell>
          <table:table-cell table:formula="of:=[.D197]-12.5" office:value-type="float" office:value="110.077719074609" calcext:value-type="float">
            <text:p>110,077719074609</text:p>
          </table:table-cell>
          <table:table-cell table:formula="of:=[.F197]*[.F197]" office:value-type="float" office:value="12117.1042366686" calcext:value-type="float">
            <text:p>12117,1042366686</text:p>
          </table:table-cell>
        </table:table-row>
        <table:table-row table:style-name="ro1">
          <table:table-cell table:formula="of:=SIN(2*PI()/[.$C$1]*[.B198])" office:value-type="float" office:value="0.999722430218001" calcext:value-type="float">
            <text:p>0,99972243021800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D197]+[.$D$1]*[.A198]" office:value-type="float" office:value="123.567444280525" calcext:value-type="float">
            <text:p>123,567444280525</text:p>
          </table:table-cell>
          <table:table-cell table:formula="of:=[.D198]*[.D198]" office:value-type="float" office:value="15268.9132860207" calcext:value-type="float">
            <text:p>15268,9132860207</text:p>
          </table:table-cell>
          <table:table-cell table:formula="of:=[.D198]-12.5" office:value-type="float" office:value="111.067444280525" calcext:value-type="float">
            <text:p>111,067444280525</text:p>
          </table:table-cell>
          <table:table-cell table:formula="of:=[.F198]*[.F198]" office:value-type="float" office:value="12335.9771790076" calcext:value-type="float">
            <text:p>12335,9771790076</text:p>
          </table:table-cell>
        </table:table-row>
        <table:table-row table:style-name="ro1">
          <table:table-cell table:formula="of:=SIN(2*PI()/[.$C$1]*[.B199])" office:value-type="float" office:value="0.999876632481661" calcext:value-type="float">
            <text:p>0,999876632481661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D198]+[.$D$1]*[.A199]" office:value-type="float" office:value="124.557322146682" calcext:value-type="float">
            <text:p>124,557322146682</text:p>
          </table:table-cell>
          <table:table-cell table:formula="of:=[.D199]*[.D199]" office:value-type="float" office:value="15514.5265003523" calcext:value-type="float">
            <text:p>15514,5265003523</text:p>
          </table:table-cell>
          <table:table-cell table:formula="of:=[.D199]-12.5" office:value-type="float" office:value="112.057322146682" calcext:value-type="float">
            <text:p>112,057322146682</text:p>
          </table:table-cell>
          <table:table-cell table:formula="of:=[.F199]*[.F199]" office:value-type="float" office:value="12556.8434466853" calcext:value-type="float">
            <text:p>12556,8434466853</text:p>
          </table:table-cell>
        </table:table-row>
        <table:table-row table:style-name="ro1">
          <table:table-cell table:formula="of:=SIN(2*PI()/[.$C$1]*[.B200])" office:value-type="float" office:value="0.99996915764479" calcext:value-type="float">
            <text:p>0,99996915764479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D199]+[.$D$1]*[.A200]" office:value-type="float" office:value="125.54729161275" calcext:value-type="float">
            <text:p>125,54729161275</text:p>
          </table:table-cell>
          <table:table-cell table:formula="of:=[.D200]*[.D200]" office:value-type="float" office:value="15762.122431297" calcext:value-type="float">
            <text:p>15762,122431297</text:p>
          </table:table-cell>
          <table:table-cell table:formula="of:=[.D200]-12.5" office:value-type="float" office:value="113.04729161275" calcext:value-type="float">
            <text:p>113,04729161275</text:p>
          </table:table-cell>
          <table:table-cell table:formula="of:=[.F200]*[.F200]" office:value-type="float" office:value="12779.6901409782" calcext:value-type="float">
            <text:p>12779,6901409782</text:p>
          </table:table-cell>
        </table:table-row>
        <table:table-row table:style-name="ro1">
          <table:table-cell table:formula="of:=SIN(2*PI()/[.$C$1]*[.B201])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00]+[.$D$1]*[.A201]" office:value-type="float" office:value="126.53729161275" calcext:value-type="float">
            <text:p>126,53729161275</text:p>
          </table:table-cell>
          <table:table-cell table:formula="of:=[.D201]*[.D201]" office:value-type="float" office:value="16011.6861686902" calcext:value-type="float">
            <text:p>16011,6861686902</text:p>
          </table:table-cell>
          <table:table-cell table:formula="of:=[.D201]-12.5" office:value-type="float" office:value="114.03729161275" calcext:value-type="float">
            <text:p>114,03729161275</text:p>
          </table:table-cell>
          <table:table-cell table:formula="of:=[.F201]*[.F201]" office:value-type="float" office:value="13004.5038783715" calcext:value-type="float">
            <text:p>13004,5038783715</text:p>
          </table:table-cell>
        </table:table-row>
        <table:table-row table:style-name="ro1">
          <table:table-cell table:formula="of:=SIN(2*PI()/[.$C$1]*[.B202])" office:value-type="float" office:value="0.99996915764479" calcext:value-type="float">
            <text:p>0,99996915764479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D201]+[.$D$1]*[.A202]" office:value-type="float" office:value="127.527261078819" calcext:value-type="float">
            <text:p>127,527261078819</text:p>
          </table:table-cell>
          <table:table-cell table:formula="of:=[.D202]*[.D202]" office:value-type="float" office:value="16263.2023182652" calcext:value-type="float">
            <text:p>16263,2023182652</text:p>
          </table:table-cell>
          <table:table-cell table:formula="of:=[.D202]-12.5" office:value-type="float" office:value="115.027261078819" calcext:value-type="float">
            <text:p>115,027261078819</text:p>
          </table:table-cell>
          <table:table-cell table:formula="of:=[.F202]*[.F202]" office:value-type="float" office:value="13231.2707912947" calcext:value-type="float">
            <text:p>13231,2707912947</text:p>
          </table:table-cell>
        </table:table-row>
        <table:table-row table:style-name="ro1">
          <table:table-cell table:formula="of:=SIN(2*PI()/[.$C$1]*[.B203])" office:value-type="float" office:value="0.999876632481661" calcext:value-type="float">
            <text:p>0,999876632481661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D202]+[.$D$1]*[.A203]" office:value-type="float" office:value="128.517138944976" calcext:value-type="float">
            <text:p>128,517138944976</text:p>
          </table:table-cell>
          <table:table-cell table:formula="of:=[.D203]*[.D203]" office:value-type="float" office:value="16516.6550026021" calcext:value-type="float">
            <text:p>16516,6550026021</text:p>
          </table:table-cell>
          <table:table-cell table:formula="of:=[.D203]-12.5" office:value-type="float" office:value="116.017138944976" calcext:value-type="float">
            <text:p>116,017138944976</text:p>
          </table:table-cell>
          <table:table-cell table:formula="of:=[.F203]*[.F203]" office:value-type="float" office:value="13459.9765289778" calcext:value-type="float">
            <text:p>13459,9765289778</text:p>
          </table:table-cell>
        </table:table-row>
        <table:table-row table:style-name="ro1">
          <table:table-cell table:formula="of:=SIN(2*PI()/[.$C$1]*[.B204])" office:value-type="float" office:value="0.999722430218001" calcext:value-type="float">
            <text:p>0,999722430218001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D203]+[.$D$1]*[.A204]" office:value-type="float" office:value="129.506864150891" calcext:value-type="float">
            <text:p>129,506864150891</text:p>
          </table:table-cell>
          <table:table-cell table:formula="of:=[.D204]*[.D204]" office:value-type="float" office:value="16772.0278621974" calcext:value-type="float">
            <text:p>16772,0278621974</text:p>
          </table:table-cell>
          <table:table-cell table:formula="of:=[.D204]-12.5" office:value-type="float" office:value="117.006864150891" calcext:value-type="float">
            <text:p>117,006864150891</text:p>
          </table:table-cell>
          <table:table-cell table:formula="of:=[.F204]*[.F204]" office:value-type="float" office:value="13690.6062584251" calcext:value-type="float">
            <text:p>13690,6062584251</text:p>
          </table:table-cell>
        </table:table-row>
        <table:table-row table:style-name="ro1">
          <table:table-cell table:formula="of:=SIN(2*PI()/[.$C$1]*[.B205])" office:value-type="float" office:value="0.999506560365731" calcext:value-type="float">
            <text:p>0,999506560365731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D204]+[.$D$1]*[.A205]" office:value-type="float" office:value="130.496375645653" calcext:value-type="float">
            <text:p>130,496375645653</text:p>
          </table:table-cell>
          <table:table-cell table:formula="of:=[.D205]*[.D205]" office:value-type="float" office:value="17029.3040566515" calcext:value-type="float">
            <text:p>17029,3040566515</text:p>
          </table:table-cell>
          <table:table-cell table:formula="of:=[.D205]-12.5" office:value-type="float" office:value="117.996375645653" calcext:value-type="float">
            <text:p>117,996375645653</text:p>
          </table:table-cell>
          <table:table-cell table:formula="of:=[.F205]*[.F205]" office:value-type="float" office:value="13923.1446655102" calcext:value-type="float">
            <text:p>13923,1446655102</text:p>
          </table:table-cell>
        </table:table-row>
        <table:table-row table:style-name="ro1">
          <table:table-cell table:formula="of:=SIN(2*PI()/[.$C$1]*[.B206])" office:value-type="float" office:value="0.999229036240723" calcext:value-type="float">
            <text:p>0,999229036240723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D205]+[.$D$1]*[.A206]" office:value-type="float" office:value="131.485612391532" calcext:value-type="float">
            <text:p>131,485612391532</text:p>
          </table:table-cell>
          <table:table-cell table:formula="of:=[.D206]*[.D206]" office:value-type="float" office:value="17288.4662659761" calcext:value-type="float">
            <text:p>17288,4662659761</text:p>
          </table:table-cell>
          <table:table-cell table:formula="of:=[.D206]-12.5" office:value-type="float" office:value="118.985612391532" calcext:value-type="float">
            <text:p>118,985612391532</text:p>
          </table:table-cell>
          <table:table-cell table:formula="of:=[.F206]*[.F206]" office:value-type="float" office:value="14157.5759561878" calcext:value-type="float">
            <text:p>14157,5759561878</text:p>
          </table:table-cell>
        </table:table-row>
        <table:table-row table:style-name="ro1">
          <table:table-cell table:formula="of:=SIN(2*PI()/[.$C$1]*[.B207])" office:value-type="float" office:value="0.99888987496197" calcext:value-type="float">
            <text:p>0,99888987496197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D206]+[.$D$1]*[.A207]" office:value-type="float" office:value="132.474513367744" calcext:value-type="float">
            <text:p>132,474513367744</text:p>
          </table:table-cell>
          <table:table-cell table:formula="of:=[.D207]*[.D207]" office:value-type="float" office:value="17549.4966920206" calcext:value-type="float">
            <text:p>17549,4966920206</text:p>
          </table:table-cell>
          <table:table-cell table:formula="of:=[.D207]-12.5" office:value-type="float" office:value="119.974513367744" calcext:value-type="float">
            <text:p>119,974513367744</text:p>
          </table:table-cell>
          <table:table-cell table:formula="of:=[.F207]*[.F207]" office:value-type="float" office:value="14393.883857827" calcext:value-type="float">
            <text:p>14393,883857827</text:p>
          </table:table-cell>
        </table:table-row>
        <table:table-row table:style-name="ro1">
          <table:table-cell table:formula="of:=SIN(2*PI()/[.$C$1]*[.B208])" office:value-type="float" office:value="0.998489097450538" calcext:value-type="float">
            <text:p>0,998489097450538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D207]+[.$D$1]*[.A208]" office:value-type="float" office:value="133.46301757422" calcext:value-type="float">
            <text:p>133,46301757422</text:p>
          </table:table-cell>
          <table:table-cell table:formula="of:=[.D208]*[.D208]" office:value-type="float" office:value="17812.3770600166" calcext:value-type="float">
            <text:p>17812,3770600166</text:p>
          </table:table-cell>
          <table:table-cell table:formula="of:=[.D208]-12.5" office:value-type="float" office:value="120.96301757422" calcext:value-type="float">
            <text:p>120,96301757422</text:p>
          </table:table-cell>
          <table:table-cell table:formula="of:=[.F208]*[.F208]" office:value-type="float" office:value="14632.0516206611" calcext:value-type="float">
            <text:p>14632,0516206611</text:p>
          </table:table-cell>
        </table:table-row>
        <table:table-row table:style-name="ro1">
          <table:table-cell table:formula="of:=SIN(2*PI()/[.$C$1]*[.B209])" office:value-type="float" office:value="0.998026728428271" calcext:value-type="float">
            <text:p>0,998026728428271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D208]+[.$D$1]*[.A209]" office:value-type="float" office:value="134.451064035364" calcext:value-type="float">
            <text:p>134,451064035364</text:p>
          </table:table-cell>
          <table:table-cell table:formula="of:=[.D209]*[.D209]" office:value-type="float" office:value="18077.0886202416" calcext:value-type="float">
            <text:p>18077,0886202416</text:p>
          </table:table-cell>
          <table:table-cell table:formula="of:=[.D209]-12.5" office:value-type="float" office:value="121.951064035364" calcext:value-type="float">
            <text:p>121,951064035364</text:p>
          </table:table-cell>
          <table:table-cell table:formula="of:=[.F209]*[.F209]" office:value-type="float" office:value="14872.0620193575" calcext:value-type="float">
            <text:p>14872,0620193575</text:p>
          </table:table-cell>
        </table:table-row>
        <table:table-row table:style-name="ro1">
          <table:table-cell table:formula="of:=SIN(2*PI()/[.$C$1]*[.B210])" office:value-type="float" office:value="0.99750279641627" calcext:value-type="float">
            <text:p>0,99750279641627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D209]+[.$D$1]*[.A210]" office:value-type="float" office:value="135.438591803816" calcext:value-type="float">
            <text:p>135,438591803816</text:p>
          </table:table-cell>
          <table:table-cell table:formula="of:=[.D210]*[.D210]" office:value-type="float" office:value="18343.6121498008" calcext:value-type="float">
            <text:p>18343,6121498008</text:p>
          </table:table-cell>
          <table:table-cell table:formula="of:=[.D210]-12.5" office:value-type="float" office:value="122.938591803816" calcext:value-type="float">
            <text:p>122,938591803816</text:p>
          </table:table-cell>
          <table:table-cell table:formula="of:=[.F210]*[.F210]" office:value-type="float" office:value="15113.8973547054" calcext:value-type="float">
            <text:p>15113,8973547054</text:p>
          </table:table-cell>
        </table:table-row>
        <table:table-row table:style-name="ro1">
          <table:table-cell table:formula="of:=SIN(2*PI()/[.$C$1]*[.B211])" office:value-type="float" office:value="0.996917333733128" calcext:value-type="float">
            <text:p>0,996917333733128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D210]+[.$D$1]*[.A211]" office:value-type="float" office:value="136.425539964212" calcext:value-type="float">
            <text:p>136,425539964212</text:p>
          </table:table-cell>
          <table:table-cell table:formula="of:=[.D211]*[.D211]" office:value-type="float" office:value="18611.9279545268" calcext:value-type="float">
            <text:p>18611,9279545268</text:p>
          </table:table-cell>
          <table:table-cell table:formula="of:=[.D211]-12.5" office:value-type="float" office:value="123.925539964212" calcext:value-type="float">
            <text:p>123,925539964212</text:p>
          </table:table-cell>
          <table:table-cell table:formula="of:=[.F211]*[.F211]" office:value-type="float" office:value="15357.5394554215" calcext:value-type="float">
            <text:p>15357,5394554215</text:p>
          </table:table-cell>
        </table:table-row>
        <table:table-row table:style-name="ro1">
          <table:table-cell table:formula="of:=SIN(2*PI()/[.$C$1]*[.B212])" office:value-type="float" office:value="0.996270376492941" calcext:value-type="float">
            <text:p>0,996270376492941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D211]+[.$D$1]*[.A212]" office:value-type="float" office:value="137.41184763694" calcext:value-type="float">
            <text:p>137,41184763694</text:p>
          </table:table-cell>
          <table:table-cell table:formula="of:=[.D212]*[.D212]" office:value-type="float" office:value="18882.0158709976" calcext:value-type="float">
            <text:p>18882,0158709976</text:p>
          </table:table-cell>
          <table:table-cell table:formula="of:=[.D212]-12.5" office:value-type="float" office:value="124.91184763694" calcext:value-type="float">
            <text:p>124,91184763694</text:p>
          </table:table-cell>
          <table:table-cell table:formula="of:=[.F212]*[.F212]" office:value-type="float" office:value="15602.9696800741" calcext:value-type="float">
            <text:p>15602,9696800741</text:p>
          </table:table-cell>
        </table:table-row>
        <table:table-row table:style-name="ro1">
          <table:table-cell table:formula="of:=SIN(2*PI()/[.$C$1]*[.B213])" office:value-type="float" office:value="0.99556196460308" calcext:value-type="float">
            <text:p>0,99556196460308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D212]+[.$D$1]*[.A213]" office:value-type="float" office:value="138.397453981897" calcext:value-type="float">
            <text:p>138,397453981897</text:p>
          </table:table-cell>
          <table:table-cell table:formula="of:=[.D213]*[.D213]" office:value-type="float" office:value="19153.8552686713" calcext:value-type="float">
            <text:p>19153,8552686713</text:p>
          </table:table-cell>
          <table:table-cell table:formula="of:=[.D213]-12.5" office:value-type="float" office:value="125.897453981897" calcext:value-type="float">
            <text:p>125,897453981897</text:p>
          </table:table-cell>
          <table:table-cell table:formula="of:=[.F213]*[.F213]" office:value-type="float" office:value="15850.1689191239" calcext:value-type="float">
            <text:p>15850,1689191239</text:p>
          </table:table-cell>
        </table:table-row>
        <table:table-row table:style-name="ro1">
          <table:table-cell table:formula="of:=SIN(2*PI()/[.$C$1]*[.B214])" office:value-type="float" office:value="0.994792141761726" calcext:value-type="float">
            <text:p>0,994792141761726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D213]+[.$D$1]*[.A214]" office:value-type="float" office:value="139.382298202241" calcext:value-type="float">
            <text:p>139,382298202241</text:p>
          </table:table-cell>
          <table:table-cell table:formula="of:=[.D214]*[.D214]" office:value-type="float" office:value="19427.4250521385" calcext:value-type="float">
            <text:p>19427,4250521385</text:p>
          </table:table-cell>
          <table:table-cell table:formula="of:=[.D214]-12.5" office:value-type="float" office:value="126.882298202241" calcext:value-type="float">
            <text:p>126,882298202241</text:p>
          </table:table-cell>
          <table:table-cell table:formula="of:=[.F214]*[.F214]" office:value-type="float" office:value="16099.1175970825" calcext:value-type="float">
            <text:p>16099,1175970825</text:p>
          </table:table-cell>
        </table:table-row>
        <table:table-row table:style-name="ro1">
          <table:table-cell table:formula="of:=SIN(2*PI()/[.$C$1]*[.B215])" office:value-type="float" office:value="0.99396095545518" calcext:value-type="float">
            <text:p>0,9939609554551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D214]+[.$D$1]*[.A215]" office:value-type="float" office:value="140.366319548142" calcext:value-type="float">
            <text:p>140,366319548142</text:p>
          </table:table-cell>
          <table:table-cell table:formula="of:=[.D215]*[.D215]" office:value-type="float" office:value="19702.7036634911" calcext:value-type="float">
            <text:p>19702,7036634911</text:p>
          </table:table-cell>
          <table:table-cell table:formula="of:=[.D215]-12.5" office:value-type="float" office:value="127.866319548142" calcext:value-type="float">
            <text:p>127,866319548142</text:p>
          </table:table-cell>
          <table:table-cell table:formula="of:=[.F215]*[.F215]" office:value-type="float" office:value="16349.7956747875" calcext:value-type="float">
            <text:p>16349,7956747875</text:p>
          </table:table-cell>
        </table:table-row>
        <table:table-row table:style-name="ro1">
          <table:table-cell table:formula="of:=SIN(2*PI()/[.$C$1]*[.B216])" office:value-type="float" office:value="0.993068456954926" calcext:value-type="float">
            <text:p>0,993068456954926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D215]+[.$D$1]*[.A216]" office:value-type="float" office:value="141.349457320527" calcext:value-type="float">
            <text:p>141,349457320527</text:p>
          </table:table-cell>
          <table:table-cell table:formula="of:=[.D216]*[.D216]" office:value-type="float" office:value="19979.6690848075" calcext:value-type="float">
            <text:p>19979,6690848075</text:p>
          </table:table-cell>
          <table:table-cell table:formula="of:=[.D216]-12.5" office:value-type="float" office:value="128.849457320527" calcext:value-type="float">
            <text:p>128,849457320527</text:p>
          </table:table-cell>
          <table:table-cell table:formula="of:=[.F216]*[.F216]" office:value-type="float" office:value="16602.1826517944" calcext:value-type="float">
            <text:p>16602,1826517944</text:p>
          </table:table-cell>
        </table:table-row>
        <table:table-row table:style-name="ro1">
          <table:table-cell table:formula="of:=SIN(2*PI()/[.$C$1]*[.B217])" office:value-type="float" office:value="0.992114701314478" calcext:value-type="float">
            <text:p>0,992114701314478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D216]+[.$D$1]*[.A217]" office:value-type="float" office:value="142.331650874829" calcext:value-type="float">
            <text:p>142,331650874829</text:p>
          </table:table-cell>
          <table:table-cell table:formula="of:=[.D217]*[.D217]" office:value-type="float" office:value="20258.2988407541" calcext:value-type="float">
            <text:p>20258,2988407541</text:p>
          </table:table-cell>
          <table:table-cell table:formula="of:=[.D217]-12.5" office:value-type="float" office:value="129.831650874829" calcext:value-type="float">
            <text:p>129,831650874829</text:p>
          </table:table-cell>
          <table:table-cell table:formula="of:=[.F217]*[.F217]" office:value-type="float" office:value="16856.2575688834" calcext:value-type="float">
            <text:p>16856,2575688834</text:p>
          </table:table-cell>
        </table:table-row>
        <table:table-row table:style-name="ro1">
          <table:table-cell table:formula="of:=SIN(2*PI()/[.$C$1]*[.B218])" office:value-type="float" office:value="0.991099747365975" calcext:value-type="float">
            <text:p>0,991099747365975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217]+[.$D$1]*[.A218]" office:value-type="float" office:value="143.312839624721" calcext:value-type="float">
            <text:p>143,312839624721</text:p>
          </table:table-cell>
          <table:table-cell table:formula="of:=[.D218]*[.D218]" office:value-type="float" office:value="20538.570001301" calcext:value-type="float">
            <text:p>20538,570001301</text:p>
          </table:table-cell>
          <table:table-cell table:formula="of:=[.D218]-12.5" office:value-type="float" office:value="130.812839624721" calcext:value-type="float">
            <text:p>130,812839624721</text:p>
          </table:table-cell>
          <table:table-cell table:formula="of:=[.F218]*[.F218]" office:value-type="float" office:value="17111.9990106829" calcext:value-type="float">
            <text:p>17111,9990106829</text:p>
          </table:table-cell>
        </table:table-row>
        <table:table-row table:style-name="ro1">
          <table:table-cell table:formula="of:=SIN(2*PI()/[.$C$1]*[.B219])" office:value-type="float" office:value="0.990023657716558" calcext:value-type="float">
            <text:p>0,990023657716558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D218]+[.$D$1]*[.A219]" office:value-type="float" office:value="144.29296304586" calcext:value-type="float">
            <text:p>144,29296304586</text:p>
          </table:table-cell>
          <table:table-cell table:formula="of:=[.D219]*[.D219]" office:value-type="float" office:value="20820.459184554" calcext:value-type="float">
            <text:p>20820,459184554</text:p>
          </table:table-cell>
          <table:table-cell table:formula="of:=[.D219]-12.5" office:value-type="float" office:value="131.79296304586" calcext:value-type="float">
            <text:p>131,79296304586</text:p>
          </table:table-cell>
          <table:table-cell table:formula="of:=[.F219]*[.F219]" office:value-type="float" office:value="17369.3851084075" calcext:value-type="float">
            <text:p>17369,3851084075</text:p>
          </table:table-cell>
        </table:table-row>
        <table:table-row table:style-name="ro1">
          <table:table-cell table:formula="of:=SIN(2*PI()/[.$C$1]*[.B220])" office:value-type="float" office:value="0.988886498744505" calcext:value-type="float">
            <text:p>0,988886498744505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D219]+[.$D$1]*[.A220]" office:value-type="float" office:value="145.271960679617" calcext:value-type="float">
            <text:p>145,271960679617</text:p>
          </table:table-cell>
          <table:table-cell table:formula="of:=[.D220]*[.D220]" office:value-type="float" office:value="21103.9425597003" calcext:value-type="float">
            <text:p>21103,9425597003</text:p>
          </table:table-cell>
          <table:table-cell table:formula="of:=[.D220]-12.5" office:value-type="float" office:value="132.771960679617" calcext:value-type="float">
            <text:p>132,771960679617</text:p>
          </table:table-cell>
          <table:table-cell table:formula="of:=[.F220]*[.F220]" office:value-type="float" office:value="17628.3935427098" calcext:value-type="float">
            <text:p>17628,3935427098</text:p>
          </table:table-cell>
        </table:table-row>
        <table:table-row table:style-name="ro1">
          <table:table-cell table:formula="of:=SIN(2*PI()/[.$C$1]*[.B221])" office:value-type="float" office:value="0.987688340595138" calcext:value-type="float">
            <text:p>0,987688340595138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D220]+[.$D$1]*[.A221]" office:value-type="float" office:value="146.249772136806" calcext:value-type="float">
            <text:p>146,249772136806</text:p>
          </table:table-cell>
          <table:table-cell table:formula="of:=[.D221]*[.D221]" office:value-type="float" office:value="21388.9958500678" calcext:value-type="float">
            <text:p>21388,9958500678</text:p>
          </table:table-cell>
          <table:table-cell table:formula="of:=[.D221]-12.5" office:value-type="float" office:value="133.749772136806" calcext:value-type="float">
            <text:p>133,749772136806</text:p>
          </table:table-cell>
          <table:table-cell table:formula="of:=[.F221]*[.F221]" office:value-type="float" office:value="17889.0015466477" calcext:value-type="float">
            <text:p>17889,0015466477</text:p>
          </table:table-cell>
        </table:table-row>
        <table:table-row table:style-name="ro1">
          <table:table-cell table:formula="of:=SIN(2*PI()/[.$C$1]*[.B222])" office:value-type="float" office:value="0.986429257176495" calcext:value-type="float">
            <text:p>0,986429257176495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D221]+[.$D$1]*[.A222]" office:value-type="float" office:value="147.226337101411" calcext:value-type="float">
            <text:p>147,226337101411</text:p>
          </table:table-cell>
          <table:table-cell table:formula="of:=[.D222]*[.D222]" office:value-type="float" office:value="21675.5943362984" calcext:value-type="float">
            <text:p>21675,5943362984</text:p>
          </table:table-cell>
          <table:table-cell table:formula="of:=[.D222]-12.5" office:value-type="float" office:value="134.726337101411" calcext:value-type="float">
            <text:p>134,726337101411</text:p>
          </table:table-cell>
          <table:table-cell table:formula="of:=[.F222]*[.F222]" office:value-type="float" office:value="18151.1859087631" calcext:value-type="float">
            <text:p>18151,1859087631</text:p>
          </table:table-cell>
        </table:table-row>
        <table:table-row table:style-name="ro1">
          <table:table-cell table:formula="of:=SIN(2*PI()/[.$C$1]*[.B223])" office:value-type="float" office:value="0.985109326154774" calcext:value-type="float">
            <text:p>0,98510932615477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D222]+[.$D$1]*[.A223]" office:value-type="float" office:value="148.201595334304" calcext:value-type="float">
            <text:p>148,201595334304</text:p>
          </table:table-cell>
          <table:table-cell table:formula="of:=[.D223]*[.D223]" office:value-type="float" office:value="21963.7128596329" calcext:value-type="float">
            <text:p>21963,7128596329</text:p>
          </table:table-cell>
          <table:table-cell table:formula="of:=[.D223]-12.5" office:value-type="float" office:value="135.701595334304" calcext:value-type="float">
            <text:p>135,701595334304</text:p>
          </table:table-cell>
          <table:table-cell table:formula="of:=[.F223]*[.F223]" office:value-type="float" office:value="18414.9229762753" calcext:value-type="float">
            <text:p>18414,9229762753</text:p>
          </table:table-cell>
        </table:table-row>
        <table:table-row table:style-name="ro1">
          <table:table-cell table:formula="of:=SIN(2*PI()/[.$C$1]*[.B224])" office:value-type="float" office:value="0.983728628949536" calcext:value-type="float">
            <text:p>0,983728628949536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D223]+[.$D$1]*[.A224]" office:value-type="float" office:value="149.175486676964" calcext:value-type="float">
            <text:p>149,175486676964</text:p>
          </table:table-cell>
          <table:table-cell table:formula="of:=[.D224]*[.D224]" office:value-type="float" office:value="22253.3258253092" calcext:value-type="float">
            <text:p>22253,3258253092</text:p>
          </table:table-cell>
          <table:table-cell table:formula="of:=[.D224]-12.5" office:value-type="float" office:value="136.675486676964" calcext:value-type="float">
            <text:p>136,675486676964</text:p>
          </table:table-cell>
          <table:table-cell table:formula="of:=[.F224]*[.F224]" office:value-type="float" office:value="18680.1886583851" calcext:value-type="float">
            <text:p>18680,1886583851</text:p>
          </table:table-cell>
        </table:table-row>
        <table:table-row table:style-name="ro1">
          <table:table-cell table:formula="of:=SIN(2*PI()/[.$C$1]*[.B225])" office:value-type="float" office:value="0.982287250728689" calcext:value-type="float">
            <text:p>0,982287250728689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224]+[.$D$1]*[.A225]" office:value-type="float" office:value="150.147951055186" calcext:value-type="float">
            <text:p>150,147951055186</text:p>
          </table:table-cell>
          <table:table-cell table:formula="of:=[.D225]*[.D225]" office:value-type="float" office:value="22544.4072060705" calcext:value-type="float">
            <text:p>22544,4072060705</text:p>
          </table:table-cell>
          <table:table-cell table:formula="of:=[.D225]-12.5" office:value-type="float" office:value="137.647951055186" calcext:value-type="float">
            <text:p>137,647951055186</text:p>
          </table:table-cell>
          <table:table-cell table:formula="of:=[.F225]*[.F225]" office:value-type="float" office:value="18946.9584296908" calcext:value-type="float">
            <text:p>18946,9584296908</text:p>
          </table:table-cell>
        </table:table-row>
        <table:table-row table:style-name="ro1">
          <table:table-cell table:formula="of:=SIN(2*PI()/[.$C$1]*[.B226])" office:value-type="float" office:value="0.98078528040323" calcext:value-type="float">
            <text:p>0,98078528040323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D225]+[.$D$1]*[.A226]" office:value-type="float" office:value="151.118928482785" calcext:value-type="float">
            <text:p>151,118928482785</text:p>
          </table:table-cell>
          <table:table-cell table:formula="of:=[.D226]*[.D226]" office:value-type="float" office:value="22836.9305457851" calcext:value-type="float">
            <text:p>22836,9305457851</text:p>
          </table:table-cell>
          <table:table-cell table:formula="of:=[.D226]-12.5" office:value-type="float" office:value="138.618928482785" calcext:value-type="float">
            <text:p>138,618928482785</text:p>
          </table:table-cell>
          <table:table-cell table:formula="of:=[.F226]*[.F226]" office:value-type="float" office:value="19215.2073337155" calcext:value-type="float">
            <text:p>19215,2073337155</text:p>
          </table:table-cell>
        </table:table-row>
        <table:table-row table:style-name="ro1">
          <table:table-cell table:formula="of:=SIN(2*PI()/[.$C$1]*[.B227])" office:value-type="float" office:value="0.979222810621766" calcext:value-type="float">
            <text:p>0,979222810621766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D226]+[.$D$1]*[.A227]" office:value-type="float" office:value="152.088359065301" calcext:value-type="float">
            <text:p>152,088359065301</text:p>
          </table:table-cell>
          <table:table-cell table:formula="of:=[.D227]*[.D227]" office:value-type="float" office:value="23130.8689631758" calcext:value-type="float">
            <text:p>23130,8689631758</text:p>
          </table:table-cell>
          <table:table-cell table:formula="of:=[.D227]-12.5" office:value-type="float" office:value="139.588359065301" calcext:value-type="float">
            <text:p>139,588359065301</text:p>
          </table:table-cell>
          <table:table-cell table:formula="of:=[.F227]*[.F227]" office:value-type="float" office:value="19484.9099865433" calcext:value-type="float">
            <text:p>19484,9099865433</text:p>
          </table:table-cell>
        </table:table-row>
        <table:table-row table:style-name="ro1">
          <table:table-cell table:formula="of:=SIN(2*PI()/[.$C$1]*[.B228])" office:value-type="float" office:value="0.977599937764791" calcext:value-type="float">
            <text:p>0,977599937764791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D227]+[.$D$1]*[.A228]" office:value-type="float" office:value="153.056183003688" calcext:value-type="float">
            <text:p>153,056183003688</text:p>
          </table:table-cell>
          <table:table-cell table:formula="of:=[.D228]*[.D228]" office:value-type="float" office:value="23426.1951556584" calcext:value-type="float">
            <text:p>23426,1951556584</text:p>
          </table:table-cell>
          <table:table-cell table:formula="of:=[.D228]-12.5" office:value-type="float" office:value="140.556183003688" calcext:value-type="float">
            <text:p>140,556183003688</text:p>
          </table:table-cell>
          <table:table-cell table:formula="of:=[.F228]*[.F228]" office:value-type="float" office:value="19756.0405805662" calcext:value-type="float">
            <text:p>19756,0405805662</text:p>
          </table:table-cell>
        </table:table-row>
        <table:table-row table:style-name="ro1">
          <table:table-cell table:formula="of:=SIN(2*PI()/[.$C$1]*[.B229])" office:value-type="float" office:value="0.975916761938747" calcext:value-type="float">
            <text:p>0,975916761938747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D228]+[.$D$1]*[.A229]" office:value-type="float" office:value="154.022340598007" calcext:value-type="float">
            <text:p>154,022340598007</text:p>
          </table:table-cell>
          <table:table-cell table:formula="of:=[.D229]*[.D229]" office:value-type="float" office:value="23722.8814032885" calcext:value-type="float">
            <text:p>23722,8814032885</text:p>
          </table:table-cell>
          <table:table-cell table:formula="of:=[.D229]-12.5" office:value-type="float" office:value="141.522340598007" calcext:value-type="float">
            <text:p>141,522340598007</text:p>
          </table:table-cell>
          <table:table-cell table:formula="of:=[.F229]*[.F229]" office:value-type="float" office:value="20028.5728883383" calcext:value-type="float">
            <text:p>20028,5728883383</text:p>
          </table:table-cell>
        </table:table-row>
        <table:table-row table:style-name="ro1">
          <table:table-cell table:formula="of:=SIN(2*PI()/[.$C$1]*[.B230])" office:value-type="float" office:value="0.974173386969849" calcext:value-type="float">
            <text:p>0,974173386969849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D229]+[.$D$1]*[.A230]" office:value-type="float" office:value="154.986772251107" calcext:value-type="float">
            <text:p>154,986772251107</text:p>
          </table:table-cell>
          <table:table-cell table:formula="of:=[.D230]*[.D230]" office:value-type="float" office:value="24020.8995728166" calcext:value-type="float">
            <text:p>24020,8995728166</text:p>
          </table:table-cell>
          <table:table-cell table:formula="of:=[.D230]-12.5" office:value-type="float" office:value="142.486772251107" calcext:value-type="float">
            <text:p>142,486772251107</text:p>
          </table:table-cell>
          <table:table-cell table:formula="of:=[.F230]*[.F230]" office:value-type="float" office:value="20302.4802665389" calcext:value-type="float">
            <text:p>20302,4802665389</text:p>
          </table:table-cell>
        </table:table-row>
        <table:table-row table:style-name="ro1">
          <table:table-cell table:formula="of:=SIN(2*PI()/[.$C$1]*[.B231])" office:value-type="float" office:value="0.972369920397676" calcext:value-type="float">
            <text:p>0,972369920397676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D230]+[.$D$1]*[.A231]" office:value-type="float" office:value="155.949418472301" calcext:value-type="float">
            <text:p>155,949418472301</text:p>
          </table:table-cell>
          <table:table-cell table:formula="of:=[.D231]*[.D231]" office:value-type="float" office:value="24320.2211218488" calcext:value-type="float">
            <text:p>24320,2211218488</text:p>
          </table:table-cell>
          <table:table-cell table:formula="of:=[.D231]-12.5" office:value-type="float" office:value="143.449418472301" calcext:value-type="float">
            <text:p>143,449418472301</text:p>
          </table:table-cell>
          <table:table-cell table:formula="of:=[.F231]*[.F231]" office:value-type="float" office:value="20577.7356600413" calcext:value-type="float">
            <text:p>20577,7356600413</text:p>
          </table:table-cell>
        </table:table-row>
        <table:table-row table:style-name="ro1">
          <table:table-cell table:formula="of:=SIN(2*PI()/[.$C$1]*[.B232])" office:value-type="float" office:value="0.970506473468542" calcext:value-type="float">
            <text:p>0,970506473468542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D231]+[.$D$1]*[.A232]" office:value-type="float" office:value="156.910219881035" calcext:value-type="float">
            <text:p>156,910219881035</text:p>
          </table:table-cell>
          <table:table-cell table:formula="of:=[.D232]*[.D232]" office:value-type="float" office:value="24620.8171031147" calcext:value-type="float">
            <text:p>24620,8171031147</text:p>
          </table:table-cell>
          <table:table-cell table:formula="of:=[.D232]-12.5" office:value-type="float" office:value="144.410219881035" calcext:value-type="float">
            <text:p>144,410219881035</text:p>
          </table:table-cell>
          <table:table-cell table:formula="of:=[.F232]*[.F232]" office:value-type="float" office:value="20854.3116060888" calcext:value-type="float">
            <text:p>20854,3116060888</text:p>
          </table:table-cell>
        </table:table-row>
        <table:table-row table:style-name="ro1">
          <table:table-cell table:formula="of:=SIN(2*PI()/[.$C$1]*[.B233])" office:value-type="float" office:value="0.968583161128631" calcext:value-type="float">
            <text:p>0,968583161128631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D232]+[.$D$1]*[.A233]" office:value-type="float" office:value="157.869117210552" calcext:value-type="float">
            <text:p>157,869117210552</text:p>
          </table:table-cell>
          <table:table-cell table:formula="of:=[.D233]*[.D233]" office:value-type="float" office:value="24922.6581688391" calcext:value-type="float">
            <text:p>24922,6581688391</text:p>
          </table:table-cell>
          <table:table-cell table:formula="of:=[.D233]-12.5" office:value-type="float" office:value="145.369117210552" calcext:value-type="float">
            <text:p>145,369117210552</text:p>
          </table:table-cell>
          <table:table-cell table:formula="of:=[.F233]*[.F233]" office:value-type="float" office:value="21132.1802385752" calcext:value-type="float">
            <text:p>21132,1802385752</text:p>
          </table:table-cell>
        </table:table-row>
        <table:table-row table:style-name="ro1">
          <table:table-cell table:formula="of:=SIN(2*PI()/[.$C$1]*[.B234])" office:value-type="float" office:value="0.966600102016907" calcext:value-type="float">
            <text:p>0,96660010201690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D233]+[.$D$1]*[.A234]" office:value-type="float" office:value="158.826051311549" calcext:value-type="float">
            <text:p>158,826051311549</text:p>
          </table:table-cell>
          <table:table-cell table:formula="of:=[.D234]*[.D234]" office:value-type="float" office:value="25225.7145752188" calcext:value-type="float">
            <text:p>25225,7145752188</text:p>
          </table:table-cell>
          <table:table-cell table:formula="of:=[.D234]-12.5" office:value-type="float" office:value="146.326051311549" calcext:value-type="float">
            <text:p>146,326051311549</text:p>
          </table:table-cell>
          <table:table-cell table:formula="of:=[.F234]*[.F234]" office:value-type="float" office:value="21411.31329243" calcext:value-type="float">
            <text:p>21411,31329243</text:p>
          </table:table-cell>
        </table:table-row>
        <table:table-row table:style-name="ro1">
          <table:table-cell table:formula="of:=SIN(2*PI()/[.$C$1]*[.B235])" office:value-type="float" office:value="0.964557418457798" calcext:value-type="float">
            <text:p>0,964557418457798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D234]+[.$D$1]*[.A235]" office:value-type="float" office:value="159.780963155822" calcext:value-type="float">
            <text:p>159,780963155822</text:p>
          </table:table-cell>
          <table:table-cell table:formula="of:=[.D235]*[.D235]" office:value-type="float" office:value="25529.9561870022" calcext:value-type="float">
            <text:p>25529,9561870022</text:p>
          </table:table-cell>
          <table:table-cell table:formula="of:=[.D235]-12.5" office:value-type="float" office:value="147.280963155822" calcext:value-type="float">
            <text:p>147,280963155822</text:p>
          </table:table-cell>
          <table:table-cell table:formula="of:=[.F235]*[.F235]" office:value-type="float" office:value="21691.6821081066" calcext:value-type="float">
            <text:p>21691,6821081066</text:p>
          </table:table-cell>
        </table:table-row>
        <table:table-row table:style-name="ro1">
          <table:table-cell table:formula="of:=SIN(2*PI()/[.$C$1]*[.B236])" office:value-type="float" office:value="0.962455236453647" calcext:value-type="float">
            <text:p>0,962455236453647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D235]+[.$D$1]*[.A236]" office:value-type="float" office:value="160.733793839911" calcext:value-type="float">
            <text:p>160,733793839911</text:p>
          </table:table-cell>
          <table:table-cell table:formula="of:=[.D236]*[.D236]" office:value-type="float" office:value="25835.3524821711" calcext:value-type="float">
            <text:p>25835,3524821711</text:p>
          </table:table-cell>
          <table:table-cell table:formula="of:=[.D236]-12.5" office:value-type="float" office:value="148.233793839911" calcext:value-type="float">
            <text:p>148,233793839911</text:p>
          </table:table-cell>
          <table:table-cell table:formula="of:=[.F236]*[.F236]" office:value-type="float" office:value="21973.2576361733" calcext:value-type="float">
            <text:p>21973,2576361733</text:p>
          </table:table-cell>
        </table:table-row>
        <table:table-row table:style-name="ro1">
          <table:table-cell table:formula="of:=SIN(2*PI()/[.$C$1]*[.B237])" office:value-type="float" office:value="0.960293685676943" calcext:value-type="float">
            <text:p>0,960293685676943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D236]+[.$D$1]*[.A237]" office:value-type="float" office:value="161.684484588731" calcext:value-type="float">
            <text:p>161,684484588731</text:p>
          </table:table-cell>
          <table:table-cell table:formula="of:=[.D237]*[.D237]" office:value-type="float" office:value="26141.8725567237" calcext:value-type="float">
            <text:p>26141,8725567237</text:p>
          </table:table-cell>
          <table:table-cell table:formula="of:=[.D237]-12.5" office:value-type="float" office:value="149.184484588731" calcext:value-type="float">
            <text:p>149,184484588731</text:p>
          </table:table-cell>
          <table:table-cell table:formula="of:=[.F237]*[.F237]" office:value-type="float" office:value="22256.0104420054" calcext:value-type="float">
            <text:p>22256,0104420054</text:p>
          </table:table-cell>
        </table:table-row>
        <table:table-row table:style-name="ro1">
          <table:table-cell table:formula="of:=SIN(2*PI()/[.$C$1]*[.B238])" office:value-type="float" office:value="0.958072899462319" calcext:value-type="float">
            <text:p>0,958072899462319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D237]+[.$D$1]*[.A238]" office:value-type="float" office:value="162.632976759199" calcext:value-type="float">
            <text:p>162,632976759199</text:p>
          </table:table-cell>
          <table:table-cell table:formula="of:=[.D238]*[.D238]" office:value-type="float" office:value="26449.4851295582" calcext:value-type="float">
            <text:p>26449,4851295582</text:p>
          </table:table-cell>
          <table:table-cell table:formula="of:=[.D238]-12.5" office:value-type="float" office:value="150.132976759199" calcext:value-type="float">
            <text:p>150,132976759199</text:p>
          </table:table-cell>
          <table:table-cell table:formula="of:=[.F238]*[.F238]" office:value-type="float" office:value="22539.9107105782" calcext:value-type="float">
            <text:p>22539,9107105782</text:p>
          </table:table-cell>
        </table:table-row>
        <table:table-row table:style-name="ro1">
          <table:table-cell table:formula="of:=SIN(2*PI()/[.$C$1]*[.B239])" office:value-type="float" office:value="0.95579301479833" calcext:value-type="float">
            <text:p>0,95579301479833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D238]+[.$D$1]*[.A239]" office:value-type="float" office:value="163.579211843849" calcext:value-type="float">
            <text:p>163,579211843849</text:p>
          </table:table-cell>
          <table:table-cell table:formula="of:=[.D239]*[.D239]" office:value-type="float" office:value="26758.158547455" calcext:value-type="float">
            <text:p>26758,158547455</text:p>
          </table:table-cell>
          <table:table-cell table:formula="of:=[.D239]-12.5" office:value-type="float" office:value="151.079211843849" calcext:value-type="float">
            <text:p>151,079211843849</text:p>
          </table:table-cell>
          <table:table-cell table:formula="of:=[.F239]*[.F239]" office:value-type="float" office:value="22824.9282513587" calcext:value-type="float">
            <text:p>22824,9282513587</text:p>
          </table:table-cell>
        </table:table-row>
        <table:table-row table:style-name="ro1">
          <table:table-cell table:formula="of:=SIN(2*PI()/[.$C$1]*[.B240])" office:value-type="float" office:value="0.953454172319001" calcext:value-type="float">
            <text:p>0,953454172319001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D239]+[.$D$1]*[.A240]" office:value-type="float" office:value="164.523131474445" calcext:value-type="float">
            <text:p>164,523131474445</text:p>
          </table:table-cell>
          <table:table-cell table:formula="of:=[.D240]*[.D240]" office:value-type="float" office:value="27067.8607901576" calcext:value-type="float">
            <text:p>27067,8607901576</text:p>
          </table:table-cell>
          <table:table-cell table:formula="of:=[.D240]-12.5" office:value-type="float" office:value="152.023131474445" calcext:value-type="float">
            <text:p>152,023131474445</text:p>
          </table:table-cell>
          <table:table-cell table:formula="of:=[.F240]*[.F240]" office:value-type="float" office:value="23111.0325032965" calcext:value-type="float">
            <text:p>23111,0325032965</text:p>
          </table:table-cell>
        </table:table-row>
        <table:table-row table:style-name="ro1">
          <table:table-cell table:formula="of:=SIN(2*PI()/[.$C$1]*[.B241])" office:value-type="float" office:value="0.951056516295153" calcext:value-type="float">
            <text:p>0,951056516295153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D240]+[.$D$1]*[.A241]" office:value-type="float" office:value="165.464677425577" calcext:value-type="float">
            <text:p>165,464677425577</text:p>
          </table:table-cell>
          <table:table-cell table:formula="of:=[.D241]*[.D241]" office:value-type="float" office:value="27378.5594755504" calcext:value-type="float">
            <text:p>27378,5594755504</text:p>
          </table:table-cell>
          <table:table-cell table:formula="of:=[.D241]-12.5" office:value-type="float" office:value="152.964677425577" calcext:value-type="float">
            <text:p>152,964677425577</text:p>
          </table:table-cell>
          <table:table-cell table:formula="of:=[.F241]*[.F241]" office:value-type="float" office:value="23398.192539911" calcext:value-type="float">
            <text:p>23398,192539911</text:p>
          </table:table-cell>
        </table:table-row>
        <table:table-row table:style-name="ro1">
          <table:table-cell table:formula="of:=SIN(2*PI()/[.$C$1]*[.B242])" office:value-type="float" office:value="0.948600194625505" calcext:value-type="float">
            <text:p>0,948600194625505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D241]+[.$D$1]*[.A242]" office:value-type="float" office:value="166.403791618257" calcext:value-type="float">
            <text:p>166,403791618257</text:p>
          </table:table-cell>
          <table:table-cell table:formula="of:=[.D242]*[.D242]" office:value-type="float" office:value="27690.2218649322" calcext:value-type="float">
            <text:p>27690,2218649322</text:p>
          </table:table-cell>
          <table:table-cell table:formula="of:=[.D242]-12.5" office:value-type="float" office:value="153.903791618257" calcext:value-type="float">
            <text:p>153,903791618257</text:p>
          </table:table-cell>
          <table:table-cell table:formula="of:=[.F242]*[.F242]" office:value-type="float" office:value="23686.3770744758" calcext:value-type="float">
            <text:p>23686,3770744758</text:p>
          </table:table-cell>
        </table:table-row>
        <table:table-row table:style-name="ro1">
          <table:table-cell table:formula="of:=SIN(2*PI()/[.$C$1]*[.B243])" office:value-type="float" office:value="0.946085358827545" calcext:value-type="float">
            <text:p>0,946085358827545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D242]+[.$D$1]*[.A243]" office:value-type="float" office:value="167.340416123496" calcext:value-type="float">
            <text:p>167,340416123496</text:p>
          </table:table-cell>
          <table:table-cell table:formula="of:=[.D243]*[.D243]" office:value-type="float" office:value="28002.8148683848" calcext:value-type="float">
            <text:p>28002,8148683848</text:p>
          </table:table-cell>
          <table:table-cell table:formula="of:=[.D243]-12.5" office:value-type="float" office:value="154.840416123496" calcext:value-type="float">
            <text:p>154,840416123496</text:p>
          </table:table-cell>
          <table:table-cell table:formula="of:=[.F243]*[.F243]" office:value-type="float" office:value="23975.5544652974" calcext:value-type="float">
            <text:p>23975,5544652974</text:p>
          </table:table-cell>
        </table:table-row>
        <table:table-row table:style-name="ro1">
          <table:table-cell table:formula="of:=SIN(2*PI()/[.$C$1]*[.B244])" office:value-type="float" office:value="0.943512164028194" calcext:value-type="float">
            <text:p>0,943512164028194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D243]+[.$D$1]*[.A244]" office:value-type="float" office:value="168.274493165884" calcext:value-type="float">
            <text:p>168,274493165884</text:p>
          </table:table-cell>
          <table:table-cell table:formula="of:=[.D244]*[.D244]" office:value-type="float" office:value="28316.3050502351" calcext:value-type="float">
            <text:p>28316,3050502351</text:p>
          </table:table-cell>
          <table:table-cell table:formula="of:=[.D244]-12.5" office:value-type="float" office:value="155.774493165884" calcext:value-type="float">
            <text:p>155,774493165884</text:p>
          </table:table-cell>
          <table:table-cell table:formula="of:=[.F244]*[.F244]" office:value-type="float" office:value="24265.692721088" calcext:value-type="float">
            <text:p>24265,692721088</text:p>
          </table:table-cell>
        </table:table-row>
        <table:table-row table:style-name="ro1">
          <table:table-cell table:formula="of:=SIN(2*PI()/[.$C$1]*[.B245])" office:value-type="float" office:value="0.940880768954225" calcext:value-type="float">
            <text:p>0,940880768954225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D244]+[.$D$1]*[.A245]" office:value-type="float" office:value="169.205965127149" calcext:value-type="float">
            <text:p>169,205965127149</text:p>
          </table:table-cell>
          <table:table-cell table:formula="of:=[.D245]*[.D245]" office:value-type="float" office:value="28630.6586346098" calcext:value-type="float">
            <text:p>28630,6586346098</text:p>
          </table:table-cell>
          <table:table-cell table:formula="of:=[.D245]-12.5" office:value-type="float" office:value="156.705965127149" calcext:value-type="float">
            <text:p>156,705965127149</text:p>
          </table:table-cell>
          <table:table-cell table:formula="of:=[.F245]*[.F245]" office:value-type="float" office:value="24556.7595064311" calcext:value-type="float">
            <text:p>24556,7595064311</text:p>
          </table:table-cell>
        </table:table-row>
        <table:table-row table:style-name="ro1">
          <table:table-cell table:formula="of:=SIN(2*PI()/[.$C$1]*[.B246])" office:value-type="float" office:value="0.938191335922484" calcext:value-type="float">
            <text:p>0,938191335922484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D245]+[.$D$1]*[.A246]" office:value-type="float" office:value="170.134774549712" calcext:value-type="float">
            <text:p>170,134774549712</text:p>
          </table:table-cell>
          <table:table-cell table:formula="of:=[.D246]*[.D246]" office:value-type="float" office:value="28945.8415110813" calcext:value-type="float">
            <text:p>28945,8415110813</text:p>
          </table:table-cell>
          <table:table-cell table:formula="of:=[.D246]-12.5" office:value-type="float" office:value="157.634774549712" calcext:value-type="float">
            <text:p>157,634774549712</text:p>
          </table:table-cell>
          <table:table-cell table:formula="of:=[.F246]*[.F246]" office:value-type="float" office:value="24848.7221473385" calcext:value-type="float">
            <text:p>24848,7221473385</text:p>
          </table:table-cell>
        </table:table-row>
        <table:table-row table:style-name="ro1">
          <table:table-cell table:formula="of:=SIN(2*PI()/[.$C$1]*[.B247])" office:value-type="float" office:value="0.935444030829867" calcext:value-type="float">
            <text:p>0,935444030829867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D246]+[.$D$1]*[.A247]" office:value-type="float" office:value="171.060864140233" calcext:value-type="float">
            <text:p>171,060864140233</text:p>
          </table:table-cell>
          <table:table-cell table:formula="of:=[.D247]*[.D247]" office:value-type="float" office:value="29261.8192404034" calcext:value-type="float">
            <text:p>29261,8192404034</text:p>
          </table:table-cell>
          <table:table-cell table:formula="of:=[.D247]-12.5" office:value-type="float" office:value="158.560864140233" calcext:value-type="float">
            <text:p>158,560864140233</text:p>
          </table:table-cell>
          <table:table-cell table:formula="of:=[.F247]*[.F247]" office:value-type="float" office:value="25141.5476368976" calcext:value-type="float">
            <text:p>25141,5476368976</text:p>
          </table:table-cell>
        </table:table-row>
        <table:table-row table:style-name="ro1">
          <table:table-cell table:formula="of:=SIN(2*PI()/[.$C$1]*[.B248])" office:value-type="float" office:value="0.932639023143094" calcext:value-type="float">
            <text:p>0,932639023143094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D247]+[.$D$1]*[.A248]" office:value-type="float" office:value="171.984176773145" calcext:value-type="float">
            <text:p>171,984176773145</text:p>
          </table:table-cell>
          <table:table-cell table:formula="of:=[.D248]*[.D248]" office:value-type="float" office:value="29578.5570603364" calcext:value-type="float">
            <text:p>29578,5570603364</text:p>
          </table:table-cell>
          <table:table-cell table:formula="of:=[.D248]-12.5" office:value-type="float" office:value="159.484176773145" calcext:value-type="float">
            <text:p>159,484176773145</text:p>
          </table:table-cell>
          <table:table-cell table:formula="of:=[.F248]*[.F248]" office:value-type="float" office:value="25435.2026410078" calcext:value-type="float">
            <text:p>25435,2026410078</text:p>
          </table:table-cell>
        </table:table-row>
        <table:table-row table:style-name="ro1">
          <table:table-cell table:formula="of:=SIN(2*PI()/[.$C$1]*[.B249])" office:value-type="float" office:value="0.929776485888251" calcext:value-type="float">
            <text:p>0,929776485888251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D248]+[.$D$1]*[.A249]" office:value-type="float" office:value="172.904655494174" calcext:value-type="float">
            <text:p>172,904655494174</text:p>
          </table:table-cell>
          <table:table-cell table:formula="of:=[.D249]*[.D249]" office:value-type="float" office:value="29896.0198915591" calcext:value-type="float">
            <text:p>29896,0198915591</text:p>
          </table:table-cell>
          <table:table-cell table:formula="of:=[.D249]-12.5" office:value-type="float" office:value="160.404655494174" calcext:value-type="float">
            <text:p>160,404655494174</text:p>
          </table:table-cell>
          <table:table-cell table:formula="of:=[.F249]*[.F249]" office:value-type="float" office:value="25729.6535042048" calcext:value-type="float">
            <text:p>25729,6535042048</text:p>
          </table:table-cell>
        </table:table-row>
        <table:table-row table:style-name="ro1">
          <table:table-cell table:formula="of:=SIN(2*PI()/[.$C$1]*[.B250])" office:value-type="float" office:value="0.926856595640121" calcext:value-type="float">
            <text:p>0,926856595640121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D249]+[.$D$1]*[.A250]" office:value-type="float" office:value="173.822243523858" calcext:value-type="float">
            <text:p>173,822243523858</text:p>
          </table:table-cell>
          <table:table-cell table:formula="of:=[.D250]*[.D250]" office:value-type="float" office:value="30214.1723436675" calcext:value-type="float">
            <text:p>30214,1723436675</text:p>
          </table:table-cell>
          <table:table-cell table:formula="of:=[.D250]-12.5" office:value-type="float" office:value="161.322243523858" calcext:value-type="float">
            <text:p>161,322243523858</text:p>
          </table:table-cell>
          <table:table-cell table:formula="of:=[.F250]*[.F250]" office:value-type="float" office:value="26024.866255571" calcext:value-type="float">
            <text:p>26024,866255571</text:p>
          </table:table-cell>
        </table:table-row>
        <table:table-row table:style-name="ro1">
          <table:table-cell table:formula="of:=SIN(2*PI()/[.$C$1]*[.B251])" office:value-type="float" office:value="0.923879532511287" calcext:value-type="float">
            <text:p>0,923879532511287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250]+[.$D$1]*[.A251]" office:value-type="float" office:value="174.736884261044" calcext:value-type="float">
            <text:p>174,736884261044</text:p>
          </table:table-cell>
          <table:table-cell table:formula="of:=[.D251]*[.D251]" office:value-type="float" office:value="30532.9787212576" calcext:value-type="float">
            <text:p>30532,9787212576</text:p>
          </table:table-cell>
          <table:table-cell table:formula="of:=[.D251]-12.5" office:value-type="float" office:value="162.236884261044" calcext:value-type="float">
            <text:p>162,236884261044</text:p>
          </table:table-cell>
          <table:table-cell table:formula="of:=[.F251]*[.F251]" office:value-type="float" office:value="26320.8066147315" calcext:value-type="float">
            <text:p>26320,8066147315</text:p>
          </table:table-cell>
        </table:table-row>
        <table:table-row table:style-name="ro1">
          <table:table-cell table:formula="of:=SIN(2*PI()/[.$C$1]*[.B252])" office:value-type="float" office:value="0.920845480141026" calcext:value-type="float">
            <text:p>0,920845480141026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D251]+[.$D$1]*[.A252]" office:value-type="float" office:value="175.648521286384" calcext:value-type="float">
            <text:p>175,648521286384</text:p>
          </table:table-cell>
          <table:table-cell table:formula="of:=[.D252]*[.D252]" office:value-type="float" office:value="30852.4030300933" calcext:value-type="float">
            <text:p>30852,4030300933</text:p>
          </table:table-cell>
          <table:table-cell table:formula="of:=[.D252]-12.5" office:value-type="float" office:value="163.148521286384" calcext:value-type="float">
            <text:p>163,148521286384</text:p>
          </table:table-cell>
          <table:table-cell table:formula="of:=[.F252]*[.F252]" office:value-type="float" office:value="26617.4399979337" calcext:value-type="float">
            <text:p>26617,4399979337</text:p>
          </table:table-cell>
        </table:table-row>
        <table:table-row table:style-name="ro1">
          <table:table-cell table:formula="of:=SIN(2*PI()/[.$C$1]*[.B253])" office:value-type="float" office:value="0.917754625683981" calcext:value-type="float">
            <text:p>0,917754625683981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D252]+[.$D$1]*[.A253]" office:value-type="float" office:value="176.557098365811" calcext:value-type="float">
            <text:p>176,557098365811</text:p>
          </table:table-cell>
          <table:table-cell table:formula="of:=[.D253]*[.D253]" office:value-type="float" office:value="31172.4089833547" calcext:value-type="float">
            <text:p>31172,4089833547</text:p>
          </table:table-cell>
          <table:table-cell table:formula="of:=[.D253]-12.5" office:value-type="float" office:value="164.057098365811" calcext:value-type="float">
            <text:p>164,057098365811</text:p>
          </table:table-cell>
          <table:table-cell table:formula="of:=[.F253]*[.F253]" office:value-type="float" office:value="26914.7315242094" calcext:value-type="float">
            <text:p>26914,7315242094</text:p>
          </table:table-cell>
        </table:table-row>
        <table:table-row table:style-name="ro1">
          <table:table-cell table:formula="of:=SIN(2*PI()/[.$C$1]*[.B254])" office:value-type="float" office:value="0.914607159798614" calcext:value-type="float">
            <text:p>0,914607159798614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D253]+[.$D$1]*[.A254]" office:value-type="float" office:value="177.462559454012" calcext:value-type="float">
            <text:p>177,462559454012</text:p>
          </table:table-cell>
          <table:table-cell table:formula="of:=[.D254]*[.D254]" office:value-type="float" office:value="31492.9600079686" calcext:value-type="float">
            <text:p>31492,9600079686</text:p>
          </table:table-cell>
          <table:table-cell table:formula="of:=[.D254]-12.5" office:value-type="float" office:value="164.962559454012" calcext:value-type="float">
            <text:p>164,962559454012</text:p>
          </table:table-cell>
          <table:table-cell table:formula="of:=[.F254]*[.F254]" office:value-type="float" office:value="27212.6460216184" calcext:value-type="float">
            <text:p>27212,6460216184</text:p>
          </table:table-cell>
        </table:table-row>
        <table:table-row table:style-name="ro1">
          <table:table-cell table:formula="of:=SIN(2*PI()/[.$C$1]*[.B255])" office:value-type="float" office:value="0.911403276635445" calcext:value-type="float">
            <text:p>0,911403276635445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D254]+[.$D$1]*[.A255]" office:value-type="float" office:value="178.364848697881" calcext:value-type="float">
            <text:p>178,364848697881</text:p>
          </table:table-cell>
          <table:table-cell table:formula="of:=[.D255]*[.D255]" office:value-type="float" office:value="31814.0192510179" calcext:value-type="float">
            <text:p>31814,0192510179</text:p>
          </table:table-cell>
          <table:table-cell table:formula="of:=[.D255]-12.5" office:value-type="float" office:value="165.864848697881" calcext:value-type="float">
            <text:p>165,864848697881</text:p>
          </table:table-cell>
          <table:table-cell table:formula="of:=[.F255]*[.F255]" office:value-type="float" office:value="27511.1480335709" calcext:value-type="float">
            <text:p>27511,1480335709</text:p>
          </table:table-cell>
        </table:table-row>
        <table:table-row table:style-name="ro1">
          <table:table-cell table:formula="of:=SIN(2*PI()/[.$C$1]*[.B256])" office:value-type="float" office:value="0.908143173825081" calcext:value-type="float">
            <text:p>0,90814317382508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D255]+[.$D$1]*[.A256]" office:value-type="float" office:value="179.263910439968" calcext:value-type="float">
            <text:p>179,263910439968</text:p>
          </table:table-cell>
          <table:table-cell table:formula="of:=[.D256]*[.D256]" office:value-type="float" office:value="32135.5495862287" calcext:value-type="float">
            <text:p>32135,5495862287</text:p>
          </table:table-cell>
          <table:table-cell table:formula="of:=[.D256]-12.5" office:value-type="float" office:value="166.763910439968" calcext:value-type="float">
            <text:p>166,763910439968</text:p>
          </table:table-cell>
          <table:table-cell table:formula="of:=[.F256]*[.F256]" office:value-type="float" office:value="27810.2018252296" calcext:value-type="float">
            <text:p>27810,2018252296</text:p>
          </table:table-cell>
        </table:table-row>
        <table:table-row table:style-name="ro1">
          <table:table-cell table:formula="of:=SIN(2*PI()/[.$C$1]*[.B257])" office:value-type="float" office:value="0.90482705246602" calcext:value-type="float">
            <text:p>0,9048270524660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D256]+[.$D$1]*[.A257]" office:value-type="float" office:value="180.159689221909" calcext:value-type="float">
            <text:p>180,159689221909</text:p>
          </table:table-cell>
          <table:table-cell table:formula="of:=[.D257]*[.D257]" office:value-type="float" office:value="32457.5136205348" calcext:value-type="float">
            <text:p>32457,5136205348</text:p>
          </table:table-cell>
          <table:table-cell table:formula="of:=[.D257]-12.5" office:value-type="float" office:value="167.659689221909" calcext:value-type="float">
            <text:p>167,659689221909</text:p>
          </table:table-cell>
          <table:table-cell table:formula="of:=[.F257]*[.F257]" office:value-type="float" office:value="28109.7713899871" calcext:value-type="float">
            <text:p>28109,7713899871</text:p>
          </table:table-cell>
        </table:table-row>
        <table:table-row table:style-name="ro1">
          <table:table-cell table:formula="of:=SIN(2*PI()/[.$C$1]*[.B258])" office:value-type="float" office:value="0.901455117112246" calcext:value-type="float">
            <text:p>0,901455117112246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[.D257]+[.$D$1]*[.A258]" office:value-type="float" office:value="181.05212978785" calcext:value-type="float">
            <text:p>181,05212978785</text:p>
          </table:table-cell>
          <table:table-cell table:formula="of:=[.D258]*[.D258]" office:value-type="float" office:value="32779.8737007165" calcext:value-type="float">
            <text:p>32779,8737007165</text:p>
          </table:table-cell>
          <table:table-cell table:formula="of:=[.D258]-12.5" office:value-type="float" office:value="168.55212978785" calcext:value-type="float">
            <text:p>168,55212978785</text:p>
          </table:table-cell>
          <table:table-cell table:formula="of:=[.F258]*[.F258]" office:value-type="float" office:value="28409.8204560203" calcext:value-type="float">
            <text:p>28409,8204560203</text:p>
          </table:table-cell>
        </table:table-row>
        <table:table-row table:style-name="ro1">
          <table:table-cell table:formula="of:=SIN(2*PI()/[.$C$1]*[.B259])" office:value-type="float" office:value="0.898027575760616" calcext:value-type="float">
            <text:p>0,898027575760616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D258]+[.$D$1]*[.A259]" office:value-type="float" office:value="181.941177087853" calcext:value-type="float">
            <text:p>181,941177087853</text:p>
          </table:table-cell>
          <table:table-cell table:formula="of:=[.D259]*[.D259]" office:value-type="float" office:value="33102.5919201135" calcext:value-type="float">
            <text:p>33102,5919201135</text:p>
          </table:table-cell>
          <table:table-cell table:formula="of:=[.D259]-12.5" office:value-type="float" office:value="169.441177087853" calcext:value-type="float">
            <text:p>169,441177087853</text:p>
          </table:table-cell>
          <table:table-cell table:formula="of:=[.F259]*[.F259]" office:value-type="float" office:value="28710.3124929172" calcext:value-type="float">
            <text:p>28710,3124929172</text:p>
          </table:table-cell>
        </table:table-row>
        <table:table-row table:style-name="ro1">
          <table:table-cell table:formula="of:=SIN(2*PI()/[.$C$1]*[.B260])" office:value-type="float" office:value="0.894544639838025" calcext:value-type="float">
            <text:p>0,894544639838025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D259]+[.$D$1]*[.A260]" office:value-type="float" office:value="182.826776281293" calcext:value-type="float">
            <text:p>182,826776281293</text:p>
          </table:table-cell>
          <table:table-cell table:formula="of:=[.D260]*[.D260]" office:value-type="float" office:value="33425.6301254099" calcext:value-type="float">
            <text:p>33425,6301254099</text:p>
          </table:table-cell>
          <table:table-cell table:formula="of:=[.D260]-12.5" office:value-type="float" office:value="170.326776281293" calcext:value-type="float">
            <text:p>170,326776281293</text:p>
          </table:table-cell>
          <table:table-cell table:formula="of:=[.F260]*[.F260]" office:value-type="float" office:value="29011.2107183776" calcext:value-type="float">
            <text:p>29011,2107183776</text:p>
          </table:table-cell>
        </table:table-row>
        <table:table-row table:style-name="ro1">
          <table:table-cell table:formula="of:=SIN(2*PI()/[.$C$1]*[.B261])" office:value-type="float" office:value="0.891006524188368" calcext:value-type="float">
            <text:p>0,891006524188368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D260]+[.$D$1]*[.A261]" office:value-type="float" office:value="183.708872740239" calcext:value-type="float">
            <text:p>183,708872740239</text:p>
          </table:table-cell>
          <table:table-cell table:formula="of:=[.D261]*[.D261]" office:value-type="float" office:value="33748.9499234894" calcext:value-type="float">
            <text:p>33748,9499234894</text:p>
          </table:table-cell>
          <table:table-cell table:formula="of:=[.D261]-12.5" office:value-type="float" office:value="171.208872740239" calcext:value-type="float">
            <text:p>171,208872740239</text:p>
          </table:table-cell>
          <table:table-cell table:formula="of:=[.F261]*[.F261]" office:value-type="float" office:value="29312.4781049834" calcext:value-type="float">
            <text:p>29312,4781049834</text:p>
          </table:table-cell>
        </table:table-row>
        <table:table-row table:style-name="ro1">
          <table:table-cell table:formula="of:=SIN(2*PI()/[.$C$1]*[.B262])" office:value-type="float" office:value="0.887413447059283" calcext:value-type="float">
            <text:p>0,887413447059283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D261]+[.$D$1]*[.A262]" office:value-type="float" office:value="184.587412052828" calcext:value-type="float">
            <text:p>184,587412052828</text:p>
          </table:table-cell>
          <table:table-cell table:formula="of:=[.D262]*[.D262]" office:value-type="float" office:value="34072.5126883605" calcext:value-type="float">
            <text:p>34072,5126883605</text:p>
          </table:table-cell>
          <table:table-cell table:formula="of:=[.D262]-12.5" office:value-type="float" office:value="172.087412052828" calcext:value-type="float">
            <text:p>172,087412052828</text:p>
          </table:table-cell>
          <table:table-cell table:formula="of:=[.F262]*[.F262]" office:value-type="float" office:value="29614.0773870398" calcext:value-type="float">
            <text:p>29614,0773870398</text:p>
          </table:table-cell>
        </table:table-row>
        <table:table-row table:style-name="ro1">
          <table:table-cell table:formula="of:=SIN(2*PI()/[.$C$1]*[.B263])" office:value-type="float" office:value="0.883765630088693" calcext:value-type="float">
            <text:p>0,883765630088693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[.D262]+[.$D$1]*[.A263]" office:value-type="float" office:value="185.462340026616" calcext:value-type="float">
            <text:p>185,462340026616</text:p>
          </table:table-cell>
          <table:table-cell table:formula="of:=[.D263]*[.D263]" office:value-type="float" office:value="34396.279568148" calcext:value-type="float">
            <text:p>34396,279568148</text:p>
          </table:table-cell>
          <table:table-cell table:formula="of:=[.D263]-12.5" office:value-type="float" office:value="172.962340026616" calcext:value-type="float">
            <text:p>172,962340026616</text:p>
          </table:table-cell>
          <table:table-cell table:formula="of:=[.F263]*[.F263]" office:value-type="float" office:value="29915.9710674826" calcext:value-type="float">
            <text:p>29915,9710674826</text:p>
          </table:table-cell>
        </table:table-row>
        <table:table-row table:style-name="ro1">
          <table:table-cell table:formula="of:=SIN(2*PI()/[.$C$1]*[.B264])" office:value-type="float" office:value="0.880063298291132" calcext:value-type="float">
            <text:p>0,880063298291132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D263]+[.$D$1]*[.A264]" office:value-type="float" office:value="186.333602691924" calcext:value-type="float">
            <text:p>186,333602691924</text:p>
          </table:table-cell>
          <table:table-cell table:formula="of:=[.D264]*[.D264]" office:value-type="float" office:value="34720.2114921518" calcext:value-type="float">
            <text:p>34720,2114921518</text:p>
          </table:table-cell>
          <table:table-cell table:formula="of:=[.D264]-12.5" office:value-type="float" office:value="173.833602691924" calcext:value-type="float">
            <text:p>173,833602691924</text:p>
          </table:table-cell>
          <table:table-cell table:formula="of:=[.F264]*[.F264]" office:value-type="float" office:value="30218.1214248537" calcext:value-type="float">
            <text:p>30218,1214248537</text:p>
          </table:table-cell>
        </table:table-row>
        <table:table-row table:style-name="ro1">
          <table:table-cell table:formula="of:=SIN(2*PI()/[.$C$1]*[.B265])" office:value-type="float" office:value="0.876306680043864" calcext:value-type="float">
            <text:p>0,876306680043864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264]+[.$D$1]*[.A265]" office:value-type="float" office:value="187.201146305167" calcext:value-type="float">
            <text:p>187,201146305167</text:p>
          </table:table-cell>
          <table:table-cell table:formula="of:=[.D265]*[.D265]" office:value-type="float" office:value="35044.2691779687" calcext:value-type="float">
            <text:p>35044,2691779687</text:p>
          </table:table-cell>
          <table:table-cell table:formula="of:=[.D265]-12.5" office:value-type="float" office:value="174.701146305167" calcext:value-type="float">
            <text:p>174,701146305167</text:p>
          </table:table-cell>
          <table:table-cell table:formula="of:=[.F265]*[.F265]" office:value-type="float" office:value="30520.4905203395" calcext:value-type="float">
            <text:p>30520,4905203395</text:p>
          </table:table-cell>
        </table:table-row>
        <table:table-row table:style-name="ro1">
          <table:table-cell table:formula="of:=SIN(2*PI()/[.$C$1]*[.B266])" office:value-type="float" office:value="0.872496007072797" calcext:value-type="float">
            <text:p>0,872496007072797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D265]+[.$D$1]*[.A266]" office:value-type="float" office:value="188.064917352169" calcext:value-type="float">
            <text:p>188,064917352169</text:p>
          </table:table-cell>
          <table:table-cell table:formula="of:=[.D266]*[.D266]" office:value-type="float" office:value="35368.4131386783" calcext:value-type="float">
            <text:p>35368,4131386783</text:p>
          </table:table-cell>
          <table:table-cell table:formula="of:=[.D266]-12.5" office:value-type="float" office:value="175.564917352169" calcext:value-type="float">
            <text:p>175,564917352169</text:p>
          </table:table-cell>
          <table:table-cell table:formula="of:=[.F266]*[.F266]" office:value-type="float" office:value="30823.0402048741" calcext:value-type="float">
            <text:p>30823,0402048741</text:p>
          </table:table-cell>
        </table:table-row>
        <table:table-row table:style-name="ro1">
          <table:table-cell table:formula="of:=SIN(2*PI()/[.$C$1]*[.B267])" office:value-type="float" office:value="0.868631514438191" calcext:value-type="float">
            <text:p>0,868631514438191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D266]+[.$D$1]*[.A267]" office:value-type="float" office:value="188.924862551463" calcext:value-type="float">
            <text:p>188,924862551463</text:p>
          </table:table-cell>
          <table:table-cell table:formula="of:=[.D267]*[.D267]" office:value-type="float" office:value="35692.6036900893" calcext:value-type="float">
            <text:p>35692,6036900893</text:p>
          </table:table-cell>
          <table:table-cell table:formula="of:=[.D267]-12.5" office:value-type="float" office:value="176.424862551463" calcext:value-type="float">
            <text:p>176,424862551463</text:p>
          </table:table-cell>
          <table:table-cell table:formula="of:=[.F267]*[.F267]" office:value-type="float" office:value="31125.7321263027" calcext:value-type="float">
            <text:p>31125,7321263027</text:p>
          </table:table-cell>
        </table:table-row>
        <table:table-row table:style-name="ro1">
          <table:table-cell table:formula="of:=SIN(2*PI()/[.$C$1]*[.B268])" office:value-type="float" office:value="0.864713440520155" calcext:value-type="float">
            <text:p>0,864713440520155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D267]+[.$D$1]*[.A268]" office:value-type="float" office:value="189.780928857578" calcext:value-type="float">
            <text:p>189,780928857578</text:p>
          </table:table-cell>
          <table:table-cell table:formula="of:=[.D268]*[.D268]" office:value-type="float" office:value="36016.8009580452" calcext:value-type="float">
            <text:p>36016,8009580452</text:p>
          </table:table-cell>
          <table:table-cell table:formula="of:=[.D268]-12.5" office:value-type="float" office:value="177.280928857578" calcext:value-type="float">
            <text:p>177,280928857578</text:p>
          </table:table-cell>
          <table:table-cell table:formula="of:=[.F268]*[.F268]" office:value-type="float" office:value="31428.5277366057" calcext:value-type="float">
            <text:p>31428,5277366057</text:p>
          </table:table-cell>
        </table:table-row>
        <table:table-row table:style-name="ro1">
          <table:table-cell table:formula="of:=SIN(2*PI()/[.$C$1]*[.B269])" office:value-type="float" office:value="0.860742027003944" calcext:value-type="float">
            <text:p>0,860742027003944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D268]+[.$D$1]*[.A269]" office:value-type="float" office:value="190.633063464312" calcext:value-type="float">
            <text:p>190,633063464312</text:p>
          </table:table-cell>
          <table:table-cell table:formula="of:=[.D269]*[.D269]" office:value-type="float" office:value="36340.9648857884" calcext:value-type="float">
            <text:p>36340,9648857884</text:p>
          </table:table-cell>
          <table:table-cell table:formula="of:=[.D269]-12.5" office:value-type="float" office:value="178.133063464312" calcext:value-type="float">
            <text:p>178,133063464312</text:p>
          </table:table-cell>
          <table:table-cell table:formula="of:=[.F269]*[.F269]" office:value-type="float" office:value="31731.3882991806" calcext:value-type="float">
            <text:p>31731,3882991806</text:p>
          </table:table-cell>
        </table:table-row>
        <table:table-row table:style-name="ro1">
          <table:table-cell table:formula="of:=SIN(2*PI()/[.$C$1]*[.B270])" office:value-type="float" office:value="0.85671751886505" calcext:value-type="float">
            <text:p>0,85671751886505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D269]+[.$D$1]*[.A270]" office:value-type="float" office:value="191.481213807989" calcext:value-type="float">
            <text:p>191,481213807989</text:p>
          </table:table-cell>
          <table:table-cell table:formula="of:=[.D270]*[.D270]" office:value-type="float" office:value="36665.0552413806" calcext:value-type="float">
            <text:p>36665,0552413806</text:p>
          </table:table-cell>
          <table:table-cell table:formula="of:=[.D270]-12.5" office:value-type="float" office:value="178.981213807989" calcext:value-type="float">
            <text:p>178,981213807989</text:p>
          </table:table-cell>
          <table:table-cell table:formula="of:=[.F270]*[.F270]" office:value-type="float" office:value="32034.2748961809" calcext:value-type="float">
            <text:p>32034,2748961809</text:p>
          </table:table-cell>
        </table:table-row>
        <table:table-row table:style-name="ro1">
          <table:table-cell table:formula="of:=SIN(2*PI()/[.$C$1]*[.B271])" office:value-type="float" office:value="0.852640164354092" calcext:value-type="float">
            <text:p>0,852640164354092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D270]+[.$D$1]*[.A271]" office:value-type="float" office:value="192.325327570699" calcext:value-type="float">
            <text:p>192,325327570699</text:p>
          </table:table-cell>
          <table:table-cell table:formula="of:=[.D271]*[.D271]" office:value-type="float" office:value="36989.0316251767" calcext:value-type="float">
            <text:p>36989,0316251767</text:p>
          </table:table-cell>
          <table:table-cell table:formula="of:=[.D271]-12.5" office:value-type="float" office:value="179.825327570699" calcext:value-type="float">
            <text:p>179,825327570699</text:p>
          </table:table-cell>
          <table:table-cell table:formula="of:=[.F271]*[.F271]" office:value-type="float" office:value="32337.1484359092" calcext:value-type="float">
            <text:p>32337,1484359092</text:p>
          </table:table-cell>
        </table:table-row>
        <table:table-row table:style-name="ro1">
          <table:table-cell table:formula="of:=SIN(2*PI()/[.$C$1]*[.B272])" office:value-type="float" office:value="0.848510214981503" calcext:value-type="float">
            <text:p>0,848510214981503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D271]+[.$D$1]*[.A272]" office:value-type="float" office:value="193.165352683531" calcext:value-type="float">
            <text:p>193,165352683531</text:p>
          </table:table-cell>
          <table:table-cell table:formula="of:=[.D272]*[.D272]" office:value-type="float" office:value="37312.8534773528" calcext:value-type="float">
            <text:p>37312,8534773528</text:p>
          </table:table-cell>
          <table:table-cell table:formula="of:=[.D272]-12.5" office:value-type="float" office:value="180.665352683531" calcext:value-type="float">
            <text:p>180,665352683531</text:p>
          </table:table-cell>
          <table:table-cell table:formula="of:=[.F272]*[.F272]" office:value-type="float" office:value="32639.9696602645" calcext:value-type="float">
            <text:p>32639,9696602645</text:p>
          </table:table-cell>
        </table:table-row>
        <table:table-row table:style-name="ro1">
          <table:table-cell table:formula="of:=SIN(2*PI()/[.$C$1]*[.B273])" office:value-type="float" office:value="0.844327925502015" calcext:value-type="float">
            <text:p>0,844327925502015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D272]+[.$D$1]*[.A273]" office:value-type="float" office:value="194.001237329778" calcext:value-type="float">
            <text:p>194,001237329778</text:p>
          </table:table-cell>
          <table:table-cell table:formula="of:=[.D273]*[.D273]" office:value-type="float" office:value="37636.4800854847" calcext:value-type="float">
            <text:p>37636,4800854847</text:p>
          </table:table-cell>
          <table:table-cell table:formula="of:=[.D273]-12.5" office:value-type="float" office:value="181.501237329778" calcext:value-type="float">
            <text:p>181,501237329778</text:p>
          </table:table-cell>
          <table:table-cell table:formula="of:=[.F273]*[.F273]" office:value-type="float" office:value="32942.6991522403" calcext:value-type="float">
            <text:p>32942,6991522403</text:p>
          </table:table-cell>
        </table:table-row>
        <table:table-row table:style-name="ro1">
          <table:table-cell table:formula="of:=SIN(2*PI()/[.$C$1]*[.B274])" office:value-type="float" office:value="0.840093553898942" calcext:value-type="float">
            <text:p>0,840093553898942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D273]+[.$D$1]*[.A274]" office:value-type="float" office:value="194.832929948138" calcext:value-type="float">
            <text:p>194,832929948138</text:p>
          </table:table-cell>
          <table:table-cell table:formula="of:=[.D274]*[.D274]" office:value-type="float" office:value="37959.8705921759" calcext:value-type="float">
            <text:p>37959,8705921759</text:p>
          </table:table-cell>
          <table:table-cell table:formula="of:=[.D274]-12.5" office:value-type="float" office:value="182.332929948138" calcext:value-type="float">
            <text:p>182,332929948138</text:p>
          </table:table-cell>
          <table:table-cell table:formula="of:=[.F274]*[.F274]" office:value-type="float" office:value="33245.2973434725" calcext:value-type="float">
            <text:p>33245,2973434725</text:p>
          </table:table-cell>
        </table:table-row>
        <table:table-row table:style-name="ro1">
          <table:table-cell table:formula="of:=SIN(2*PI()/[.$C$1]*[.B275])" office:value-type="float" office:value="0.83580736136827" calcext:value-type="float">
            <text:p>0,83580736136827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D274]+[.$D$1]*[.A275]" office:value-type="float" office:value="195.660379235892" calcext:value-type="float">
            <text:p>195,660379235892</text:p>
          </table:table-cell>
          <table:table-cell table:formula="of:=[.D275]*[.D275]" office:value-type="float" office:value="38282.9840027332" calcext:value-type="float">
            <text:p>38282,9840027332</text:p>
          </table:table-cell>
          <table:table-cell table:formula="of:=[.D275]-12.5" office:value-type="float" office:value="183.160379235892" calcext:value-type="float">
            <text:p>183,160379235892</text:p>
          </table:table-cell>
          <table:table-cell table:formula="of:=[.F275]*[.F275]" office:value-type="float" office:value="33547.7245218359" calcext:value-type="float">
            <text:p>33547,7245218359</text:p>
          </table:table-cell>
        </table:table-row>
        <table:table-row table:style-name="ro1">
          <table:table-cell table:formula="of:=SIN(2*PI()/[.$C$1]*[.B276])" office:value-type="float" office:value="0.831469612302545" calcext:value-type="float">
            <text:p>0,831469612302545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D275]+[.$D$1]*[.A276]" office:value-type="float" office:value="196.483534152072" calcext:value-type="float">
            <text:p>196,483534152072</text:p>
          </table:table-cell>
          <table:table-cell table:formula="of:=[.D276]*[.D276]" office:value-type="float" office:value="38605.7791928884" calcext:value-type="float">
            <text:p>38605,7791928884</text:p>
          </table:table-cell>
          <table:table-cell table:formula="of:=[.D276]-12.5" office:value-type="float" office:value="183.983534152072" calcext:value-type="float">
            <text:p>183,983534152072</text:p>
          </table:table-cell>
          <table:table-cell table:formula="of:=[.F276]*[.F276]" office:value-type="float" office:value="33849.9408390866" calcext:value-type="float">
            <text:p>33849,9408390866</text:p>
          </table:table-cell>
        </table:table-row>
        <table:table-row table:style-name="ro1">
          <table:table-cell table:formula="of:=SIN(2*PI()/[.$C$1]*[.B277])" office:value-type="float" office:value="0.827080574274562" calcext:value-type="float">
            <text:p>0,827080574274562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D276]+[.$D$1]*[.A277]" office:value-type="float" office:value="197.302343920604" calcext:value-type="float">
            <text:p>197,302343920604</text:p>
          </table:table-cell>
          <table:table-cell table:formula="of:=[.D277]*[.D277]" office:value-type="float" office:value="38928.2149165642" calcext:value-type="float">
            <text:p>38928,2149165642</text:p>
          </table:table-cell>
          <table:table-cell table:formula="of:=[.D277]-12.5" office:value-type="float" office:value="184.802343920604" calcext:value-type="float">
            <text:p>184,802343920604</text:p>
          </table:table-cell>
          <table:table-cell table:formula="of:=[.F277]*[.F277]" office:value-type="float" office:value="34151.9063185491" calcext:value-type="float">
            <text:p>34151,9063185491</text:p>
          </table:table-cell>
        </table:table-row>
        <table:table-row table:style-name="ro1">
          <table:table-cell table:formula="of:=SIN(2*PI()/[.$C$1]*[.B278])" office:value-type="float" office:value="0.82264051802086" calcext:value-type="float">
            <text:p>0,82264051802086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D277]+[.$D$1]*[.A278]" office:value-type="float" office:value="198.116758033444" calcext:value-type="float">
            <text:p>198,116758033444</text:p>
          </table:table-cell>
          <table:table-cell table:formula="of:=[.D278]*[.D278]" office:value-type="float" office:value="39250.2498136823" calcext:value-type="float">
            <text:p>39250,2498136823</text:p>
          </table:table-cell>
          <table:table-cell table:formula="of:=[.D278]-12.5" office:value-type="float" office:value="185.616758033444" calcext:value-type="float">
            <text:p>185,616758033444</text:p>
          </table:table-cell>
          <table:table-cell table:formula="of:=[.F278]*[.F278]" office:value-type="float" office:value="34453.5808628462" calcext:value-type="float">
            <text:p>34453,5808628462</text:p>
          </table:table-cell>
        </table:table-row>
        <table:table-row table:style-name="ro1">
          <table:table-cell table:formula="of:=SIN(2*PI()/[.$C$1]*[.B279])" office:value-type="float" office:value="0.818149717425023" calcext:value-type="float">
            <text:p>0,818149717425023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D278]+[.$D$1]*[.A279]" office:value-type="float" office:value="198.926726253695" calcext:value-type="float">
            <text:p>198,926726253695</text:p>
          </table:table-cell>
          <table:table-cell table:formula="of:=[.D279]*[.D279]" office:value-type="float" office:value="39571.8424180125" calcext:value-type="float">
            <text:p>39571,8424180125</text:p>
          </table:table-cell>
          <table:table-cell table:formula="of:=[.D279]-12.5" office:value-type="float" office:value="186.426726253695" calcext:value-type="float">
            <text:p>186,426726253695</text:p>
          </table:table-cell>
          <table:table-cell table:formula="of:=[.F279]*[.F279]" office:value-type="float" office:value="34754.9242616701" calcext:value-type="float">
            <text:p>34754,9242616701</text:p>
          </table:table-cell>
        </table:table-row>
        <table:table-row table:style-name="ro1">
          <table:table-cell table:formula="of:=SIN(2*PI()/[.$C$1]*[.B280])" office:value-type="float" office:value="0.813608449500787" calcext:value-type="float">
            <text:p>0,813608449500787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[.D279]+[.$D$1]*[.A280]" office:value-type="float" office:value="199.732198618701" calcext:value-type="float">
            <text:p>199,732198618701</text:p>
          </table:table-cell>
          <table:table-cell table:formula="of:=[.D280]*[.D280]" office:value-type="float" office:value="39892.9511650601" calcext:value-type="float">
            <text:p>39892,9511650601</text:p>
          </table:table-cell>
          <table:table-cell table:formula="of:=[.D280]-12.5" office:value-type="float" office:value="187.232198618701" calcext:value-type="float">
            <text:p>187,232198618701</text:p>
          </table:table-cell>
          <table:table-cell table:formula="of:=[.F280]*[.F280]" office:value-type="float" office:value="35055.8961995926" calcext:value-type="float">
            <text:p>35055,8961995926</text:p>
          </table:table-cell>
        </table:table-row>
        <table:table-row table:style-name="ro1">
          <table:table-cell table:formula="of:=SIN(2*PI()/[.$C$1]*[.B281])" office:value-type="float" office:value="0.809016994374947" calcext:value-type="float">
            <text:p>0,809016994374947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D280]+[.$D$1]*[.A281]" office:value-type="float" office:value="200.533125443132" calcext:value-type="float">
            <text:p>200,533125443132</text:p>
          </table:table-cell>
          <table:table-cell table:formula="of:=[.D281]*[.D281]" office:value-type="float" office:value="40213.5343999909" calcext:value-type="float">
            <text:p>40213,5343999909</text:p>
          </table:table-cell>
          <table:table-cell table:formula="of:=[.D281]-12.5" office:value-type="float" office:value="188.033125443132" calcext:value-type="float">
            <text:p>188,033125443132</text:p>
          </table:table-cell>
          <table:table-cell table:formula="of:=[.F281]*[.F281]" office:value-type="float" office:value="35356.4562639126" calcext:value-type="float">
            <text:p>35356,4562639126</text:p>
          </table:table-cell>
        </table:table-row>
        <table:table-row table:style-name="ro1">
          <table:table-cell table:formula="of:=SIN(2*PI()/[.$C$1]*[.B282])" office:value-type="float" office:value="0.804375635270084" calcext:value-type="float">
            <text:p>0,804375635270084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D281]+[.$D$1]*[.A282]" office:value-type="float" office:value="201.329457322049" calcext:value-type="float">
            <text:p>201,329457322049</text:p>
          </table:table-cell>
          <table:table-cell table:formula="of:=[.D282]*[.D282]" office:value-type="float" office:value="40533.5503855909" calcext:value-type="float">
            <text:p>40533,5503855909</text:p>
          </table:table-cell>
          <table:table-cell table:formula="of:=[.D282]-12.5" office:value-type="float" office:value="188.829457322049" calcext:value-type="float">
            <text:p>188,829457322049</text:p>
          </table:table-cell>
          <table:table-cell table:formula="of:=[.F282]*[.F282]" office:value-type="float" office:value="35656.5639525397" calcext:value-type="float">
            <text:p>35656,5639525397</text:p>
          </table:table-cell>
        </table:table-row>
        <table:table-row table:style-name="ro1">
          <table:table-cell table:formula="of:=SIN(2*PI()/[.$C$1]*[.B283])" office:value-type="float" office:value="0.79968465848709" calcext:value-type="float">
            <text:p>0,7996846584870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D282]+[.$D$1]*[.A283]" office:value-type="float" office:value="202.121145133952" calcext:value-type="float">
            <text:p>202,121145133952</text:p>
          </table:table-cell>
          <table:table-cell table:formula="of:=[.D283]*[.D283]" office:value-type="float" office:value="40852.9573102599" calcext:value-type="float">
            <text:p>40852,9573102599</text:p>
          </table:table-cell>
          <table:table-cell table:formula="of:=[.D283]-12.5" office:value-type="float" office:value="189.621145133952" calcext:value-type="float">
            <text:p>189,621145133952</text:p>
          </table:table-cell>
          <table:table-cell table:formula="of:=[.F283]*[.F283]" office:value-type="float" office:value="35956.1786819111" calcext:value-type="float">
            <text:p>35956,1786819111</text:p>
          </table:table-cell>
        </table:table-row>
        <table:table-row table:style-name="ro1">
          <table:table-cell table:formula="of:=SIN(2*PI()/[.$C$1]*[.B284])" office:value-type="float" office:value="0.79494435338751" calcext:value-type="float">
            <text:p>0,79494435338751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D283]+[.$D$1]*[.A284]" office:value-type="float" office:value="202.908140043805" calcext:value-type="float">
            <text:p>202,908140043805</text:p>
          </table:table-cell>
          <table:table-cell table:formula="of:=[.D284]*[.D284]" office:value-type="float" office:value="41171.7132960365" calcext:value-type="float">
            <text:p>41171,7132960365</text:p>
          </table:table-cell>
          <table:table-cell table:formula="of:=[.D284]-12.5" office:value-type="float" office:value="190.408140043805" calcext:value-type="float">
            <text:p>190,408140043805</text:p>
          </table:table-cell>
          <table:table-cell table:formula="of:=[.F284]*[.F284]" office:value-type="float" office:value="36255.2597949414" calcext:value-type="float">
            <text:p>36255,2597949414</text:p>
          </table:table-cell>
        </table:table-row>
        <table:table-row table:style-name="ro1">
          <table:table-cell table:formula="of:=SIN(2*PI()/[.$C$1]*[.B285])" office:value-type="float" office:value="0.79015501237569" calcext:value-type="float">
            <text:p>0,79015501237569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D284]+[.$D$1]*[.A285]" office:value-type="float" office:value="203.690393506057" calcext:value-type="float">
            <text:p>203,690393506057</text:p>
          </table:table-cell>
          <table:table-cell table:formula="of:=[.D285]*[.D285]" office:value-type="float" office:value="41489.7764066524" calcext:value-type="float">
            <text:p>41489,7764066524</text:p>
          </table:table-cell>
          <table:table-cell table:formula="of:=[.D285]-12.5" office:value-type="float" office:value="191.190393506057" calcext:value-type="float">
            <text:p>191,190393506057</text:p>
          </table:table-cell>
          <table:table-cell table:formula="of:=[.F285]*[.F285]" office:value-type="float" office:value="36553.766569001" calcext:value-type="float">
            <text:p>36553,766569001</text:p>
          </table:table-cell>
        </table:table-row>
        <table:table-row table:style-name="ro1">
          <table:table-cell table:formula="of:=SIN(2*PI()/[.$C$1]*[.B286])" office:value-type="float" office:value="0.785316930880745" calcext:value-type="float">
            <text:p>0,78531693088074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D285]+[.$D$1]*[.A286]" office:value-type="float" office:value="204.467857267629" calcext:value-type="float">
            <text:p>204,467857267629</text:p>
          </table:table-cell>
          <table:table-cell table:formula="of:=[.D286]*[.D286]" office:value-type="float" office:value="41807.1046556156" calcext:value-type="float">
            <text:p>41807,1046556156</text:p>
          </table:table-cell>
          <table:table-cell table:formula="of:=[.D286]-12.5" office:value-type="float" office:value="191.967857267629" calcext:value-type="float">
            <text:p>191,967857267629</text:p>
          </table:table-cell>
          <table:table-cell table:formula="of:=[.F286]*[.F286]" office:value-type="float" office:value="36851.6582239248" calcext:value-type="float">
            <text:p>36851,6582239248</text:p>
          </table:table-cell>
        </table:table-row>
        <table:table-row table:style-name="ro1">
          <table:table-cell table:formula="of:=SIN(2*PI()/[.$C$1]*[.B287])" office:value-type="float" office:value="0.78043040733833" calcext:value-type="float">
            <text:p>0,78043040733833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D286]+[.$D$1]*[.A287]" office:value-type="float" office:value="205.240483370894" calcext:value-type="float">
            <text:p>205,240483370894</text:p>
          </table:table-cell>
          <table:table-cell table:formula="of:=[.D287]*[.D287]" office:value-type="float" office:value="42123.6560143182" calcext:value-type="float">
            <text:p>42123,6560143182</text:p>
          </table:table-cell>
          <table:table-cell table:formula="of:=[.D287]-12.5" office:value-type="float" office:value="192.740483370894" calcext:value-type="float">
            <text:p>192,740483370894</text:p>
          </table:table-cell>
          <table:table-cell table:formula="of:=[.F287]*[.F287]" office:value-type="float" office:value="37148.8939300459" calcext:value-type="float">
            <text:p>37148,8939300459</text:p>
          </table:table-cell>
        </table:table-row>
        <table:table-row table:style-name="ro1">
          <table:table-cell table:formula="of:=SIN(2*PI()/[.$C$1]*[.B288])" office:value-type="float" office:value="0.775495743172234" calcext:value-type="float">
            <text:p>0,775495743172234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D287]+[.$D$1]*[.A288]" office:value-type="float" office:value="206.008224156635" calcext:value-type="float">
            <text:p>206,008224156635</text:p>
          </table:table-cell>
          <table:table-cell table:formula="of:=[.D288]*[.D288]" office:value-type="float" office:value="42439.3884201702" calcext:value-type="float">
            <text:p>42439,3884201702</text:p>
          </table:table-cell>
          <table:table-cell table:formula="of:=[.D288]-12.5" office:value-type="float" office:value="193.508224156635" calcext:value-type="float">
            <text:p>193,508224156635</text:p>
          </table:table-cell>
          <table:table-cell table:formula="of:=[.F288]*[.F288]" office:value-type="float" office:value="37445.4328162543" calcext:value-type="float">
            <text:p>37445,4328162543</text:p>
          </table:table-cell>
        </table:table-row>
        <table:table-row table:style-name="ro1">
          <table:table-cell table:formula="of:=SIN(2*PI()/[.$C$1]*[.B289])" office:value-type="float" office:value="0.770513242775789" calcext:value-type="float">
            <text:p>0,770513242775789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288]+[.$D$1]*[.A289]" office:value-type="float" office:value="206.771032266983" calcext:value-type="float">
            <text:p>206,771032266983</text:p>
          </table:table-cell>
          <table:table-cell table:formula="of:=[.D289]*[.D289]" office:value-type="float" office:value="42754.2597847536" calcext:value-type="float">
            <text:p>42754,2597847536</text:p>
          </table:table-cell>
          <table:table-cell table:formula="of:=[.D289]-12.5" office:value-type="float" office:value="194.271032266983" calcext:value-type="float">
            <text:p>194,271032266983</text:p>
          </table:table-cell>
          <table:table-cell table:formula="of:=[.F289]*[.F289]" office:value-type="float" office:value="37741.233978079" calcext:value-type="float">
            <text:p>37741,233978079</text:p>
          </table:table-cell>
        </table:table-row>
        <table:table-row table:style-name="ro1">
          <table:table-cell table:formula="of:=SIN(2*PI()/[.$C$1]*[.B290])" office:value-type="float" office:value="0.765483213493088" calcext:value-type="float">
            <text:p>0,765483213493088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D289]+[.$D$1]*[.A290]" office:value-type="float" office:value="207.528860648341" calcext:value-type="float">
            <text:p>207,528860648341</text:p>
          </table:table-cell>
          <table:table-cell table:formula="of:=[.D290]*[.D290]" office:value-type="float" office:value="43068.2280019984" calcext:value-type="float">
            <text:p>43068,2280019984</text:p>
          </table:table-cell>
          <table:table-cell table:formula="of:=[.D290]-12.5" office:value-type="float" office:value="195.028860648341" calcext:value-type="float">
            <text:p>195,028860648341</text:p>
          </table:table-cell>
          <table:table-cell table:formula="of:=[.F290]*[.F290]" office:value-type="float" office:value="38036.2564857899" calcext:value-type="float">
            <text:p>38036,2564857899</text:p>
          </table:table-cell>
        </table:table-row>
        <table:table-row table:style-name="ro1">
          <table:table-cell table:formula="of:=SIN(2*PI()/[.$C$1]*[.B291])" office:value-type="float" office:value="0.760405965600031" calcext:value-type="float">
            <text:p>0,760405965600031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D290]+[.$D$1]*[.A291]" office:value-type="float" office:value="208.281662554285" calcext:value-type="float">
            <text:p>208,281662554285</text:p>
          </table:table-cell>
          <table:table-cell table:formula="of:=[.D291]*[.D291]" office:value-type="float" office:value="43381.250956377" calcext:value-type="float">
            <text:p>43381,250956377</text:p>
          </table:table-cell>
          <table:table-cell table:formula="of:=[.D291]-12.5" office:value-type="float" office:value="195.781662554285" calcext:value-type="float">
            <text:p>195,781662554285</text:p>
          </table:table-cell>
          <table:table-cell table:formula="of:=[.F291]*[.F291]" office:value-type="float" office:value="38330.4593925198" calcext:value-type="float">
            <text:p>38330,4593925198</text:p>
          </table:table-cell>
        </table:table-row>
        <table:table-row table:style-name="ro1">
          <table:table-cell table:formula="of:=SIN(2*PI()/[.$C$1]*[.B292])" office:value-type="float" office:value="0.755281812285183" calcext:value-type="float">
            <text:p>0,755281812285183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[.D291]+[.$D$1]*[.A292]" office:value-type="float" office:value="209.029391548447" calcext:value-type="float">
            <text:p>209,029391548447</text:p>
          </table:table-cell>
          <table:table-cell table:formula="of:=[.D292]*[.D292]" office:value-type="float" office:value="43693.286531114" calcext:value-type="float">
            <text:p>43693,286531114</text:p>
          </table:table-cell>
          <table:table-cell table:formula="of:=[.D292]-12.5" office:value-type="float" office:value="196.529391548447" calcext:value-type="float">
            <text:p>196,529391548447</text:p>
          </table:table-cell>
          <table:table-cell table:formula="of:=[.F292]*[.F292]" office:value-type="float" office:value="38623.8017424028" calcext:value-type="float">
            <text:p>38623,8017424028</text:p>
          </table:table-cell>
        </table:table-row>
        <table:table-row table:style-name="ro1">
          <table:table-cell table:formula="of:=SIN(2*PI()/[.$C$1]*[.B293])" office:value-type="float" office:value="0.750111069630459" calcext:value-type="float">
            <text:p>0,750111069630459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[.D292]+[.$D$1]*[.A293]" office:value-type="float" office:value="209.772001507381" calcext:value-type="float">
            <text:p>209,772001507381</text:p>
          </table:table-cell>
          <table:table-cell table:formula="of:=[.D293]*[.D293]" office:value-type="float" office:value="44004.2926164128" calcext:value-type="float">
            <text:p>44004,2926164128</text:p>
          </table:table-cell>
          <table:table-cell table:formula="of:=[.D293]-12.5" office:value-type="float" office:value="197.272001507381" calcext:value-type="float">
            <text:p>197,272001507381</text:p>
          </table:table-cell>
          <table:table-cell table:formula="of:=[.F293]*[.F293]" office:value-type="float" office:value="38916.2425787282" calcext:value-type="float">
            <text:p>38916,2425787282</text:p>
          </table:table-cell>
        </table:table-row>
        <table:table-row table:style-name="ro1">
          <table:table-cell table:formula="of:=SIN(2*PI()/[.$C$1]*[.B294])" office:value-type="float" office:value="0.744894056591622" calcext:value-type="float">
            <text:p>0,744894056591622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[.D293]+[.$D$1]*[.A294]" office:value-type="float" office:value="210.509446623407" calcext:value-type="float">
            <text:p>210,509446623407</text:p>
          </table:table-cell>
          <table:table-cell table:formula="of:=[.D294]*[.D294]" office:value-type="float" office:value="44314.227117693" calcext:value-type="float">
            <text:p>44314,227117693</text:p>
          </table:table-cell>
          <table:table-cell table:formula="of:=[.D294]-12.5" office:value-type="float" office:value="198.009446623407" calcext:value-type="float">
            <text:p>198,009446623407</text:p>
          </table:table-cell>
          <table:table-cell table:formula="of:=[.F294]*[.F294]" office:value-type="float" office:value="39207.7409521079" calcext:value-type="float">
            <text:p>39207,7409521079</text:p>
          </table:table-cell>
        </table:table-row>
        <table:table-row table:style-name="ro1">
          <table:table-cell table:formula="of:=SIN(2*PI()/[.$C$1]*[.B295])" office:value-type="float" office:value="0.73963109497861" calcext:value-type="float">
            <text:p>0,73963109497861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D294]+[.$D$1]*[.A295]" office:value-type="float" office:value="211.241681407436" calcext:value-type="float">
            <text:p>211,241681407436</text:p>
          </table:table-cell>
          <table:table-cell table:formula="of:=[.D295]*[.D295]" office:value-type="float" office:value="44623.0479638406" calcext:value-type="float">
            <text:p>44623,0479638406</text:p>
          </table:table-cell>
          <table:table-cell table:formula="of:=[.D295]-12.5" office:value-type="float" office:value="198.741681407436" calcext:value-type="float">
            <text:p>198,741681407436</text:p>
          </table:table-cell>
          <table:table-cell table:formula="of:=[.F295]*[.F295]" office:value-type="float" office:value="39498.2559286547" calcext:value-type="float">
            <text:p>39498,2559286547</text:p>
          </table:table-cell>
        </table:table-row>
        <table:table-row table:style-name="ro1">
          <table:table-cell table:formula="of:=SIN(2*PI()/[.$C$1]*[.B296])" office:value-type="float" office:value="0.734322509435685" calcext:value-type="float">
            <text:p>0,734322509435685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D295]+[.$D$1]*[.A296]" office:value-type="float" office:value="211.968660691777" calcext:value-type="float">
            <text:p>211,968660691777</text:p>
          </table:table-cell>
          <table:table-cell table:formula="of:=[.D296]*[.D296]" office:value-type="float" office:value="44930.7131154658" calcext:value-type="float">
            <text:p>44930,7131154658</text:p>
          </table:table-cell>
          <table:table-cell table:formula="of:=[.D296]-12.5" office:value-type="float" office:value="199.468660691777" calcext:value-type="float">
            <text:p>199,468660691777</text:p>
          </table:table-cell>
          <table:table-cell table:formula="of:=[.F296]*[.F296]" office:value-type="float" office:value="39787.7465981713" calcext:value-type="float">
            <text:p>39787,7465981713</text:p>
          </table:table-cell>
        </table:table-row>
        <table:table-row table:style-name="ro1">
          <table:table-cell table:formula="of:=SIN(2*PI()/[.$C$1]*[.B297])" office:value-type="float" office:value="0.728968627421411" calcext:value-type="float">
            <text:p>0,728968627421411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D296]+[.$D$1]*[.A297]" office:value-type="float" office:value="212.690339632924" calcext:value-type="float">
            <text:p>212,690339632924</text:p>
          </table:table-cell>
          <table:table-cell table:formula="of:=[.D297]*[.D297]" office:value-type="float" office:value="45237.1805731687" calcext:value-type="float">
            <text:p>45237,1805731687</text:p>
          </table:table-cell>
          <table:table-cell table:formula="of:=[.D297]-12.5" office:value-type="float" office:value="200.190339632924" calcext:value-type="float">
            <text:p>200,190339632924</text:p>
          </table:table-cell>
          <table:table-cell table:formula="of:=[.F297]*[.F297]" office:value-type="float" office:value="40076.1720823456" calcext:value-type="float">
            <text:p>40076,1720823456</text:p>
          </table:table-cell>
        </table:table-row>
        <table:table-row table:style-name="ro1">
          <table:table-cell table:formula="of:=SIN(2*PI()/[.$C$1]*[.B298])" office:value-type="float" office:value="0.723569779188449" calcext:value-type="float">
            <text:p>0,723569779188449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D297]+[.$D$1]*[.A298]" office:value-type="float" office:value="213.406673714321" calcext:value-type="float">
            <text:p>213,406673714321</text:p>
          </table:table-cell>
          <table:table-cell table:formula="of:=[.D298]*[.D298]" office:value-type="float" office:value="45542.4083858106" calcext:value-type="float">
            <text:p>45542,4083858106</text:p>
          </table:table-cell>
          <table:table-cell table:formula="of:=[.D298]-12.5" office:value-type="float" office:value="200.906673714321" calcext:value-type="float">
            <text:p>200,906673714321</text:p>
          </table:table-cell>
          <table:table-cell table:formula="of:=[.F298]*[.F298]" office:value-type="float" office:value="40363.4915429526" calcext:value-type="float">
            <text:p>40363,4915429526</text:p>
          </table:table-cell>
        </table:table-row>
        <table:table-row table:style-name="ro1">
          <table:table-cell table:formula="of:=SIN(2*PI()/[.$C$1]*[.B299])" office:value-type="float" office:value="0.718126297763189" calcext:value-type="float">
            <text:p>0,718126297763189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D298]+[.$D$1]*[.A299]" office:value-type="float" office:value="214.117618749106" calcext:value-type="float">
            <text:p>214,117618749106</text:p>
          </table:table-cell>
          <table:table-cell table:formula="of:=[.D299]*[.D299]" office:value-type="float" office:value="45846.3546587877" calcext:value-type="float">
            <text:p>45846,3546587877</text:p>
          </table:table-cell>
          <table:table-cell table:formula="of:=[.D299]-12.5" office:value-type="float" office:value="201.617618749106" calcext:value-type="float">
            <text:p>201,617618749106</text:p>
          </table:table-cell>
          <table:table-cell table:formula="of:=[.F299]*[.F299]" office:value-type="float" office:value="40649.6641900601" calcext:value-type="float">
            <text:p>40649,6641900601</text:p>
          </table:table-cell>
        </table:table-row>
        <table:table-row table:style-name="ro1">
          <table:table-cell table:formula="of:=SIN(2*PI()/[.$C$1]*[.B300])" office:value-type="float" office:value="0.712638518925205" calcext:value-type="float">
            <text:p>0,712638518925205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D299]+[.$D$1]*[.A300]" office:value-type="float" office:value="214.823130882842" calcext:value-type="float">
            <text:p>214,823130882842</text:p>
          </table:table-cell>
          <table:table-cell table:formula="of:=[.D300]*[.D300]" office:value-type="float" office:value="46148.9775623069" calcext:value-type="float">
            <text:p>46148,9775623069</text:p>
          </table:table-cell>
          <table:table-cell table:formula="of:=[.D300]-12.5" office:value-type="float" office:value="202.323130882842" calcext:value-type="float">
            <text:p>202,323130882842</text:p>
          </table:table-cell>
          <table:table-cell table:formula="of:=[.F300]*[.F300]" office:value-type="float" office:value="40934.6492902358" calcext:value-type="float">
            <text:p>40934,6492902358</text:p>
          </table:table-cell>
        </table:table-row>
        <table:table-row table:style-name="ro1">
          <table:table-cell table:formula="of:=SIN(2*PI()/[.$C$1]*[.B301])" office:value-type="float" office:value="0.707106781186548" calcext:value-type="float">
            <text:p>0,70710678118654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300]+[.$D$1]*[.A301]" office:value-type="float" office:value="215.523166596217" calcext:value-type="float">
            <text:p>215,523166596217</text:p>
          </table:table-cell>
          <table:table-cell table:formula="of:=[.D301]*[.D301]" office:value-type="float" office:value="46450.2353396608" calcext:value-type="float">
            <text:p>46450,2353396608</text:p>
          </table:table-cell>
          <table:table-cell table:formula="of:=[.D301]-12.5" office:value-type="float" office:value="203.023166596217" calcext:value-type="float">
            <text:p>203,023166596217</text:p>
          </table:table-cell>
          <table:table-cell table:formula="of:=[.F301]*[.F301]" office:value-type="float" office:value="41218.4061747553" calcext:value-type="float">
            <text:p>41218,4061747553</text:p>
          </table:table-cell>
        </table:table-row>
        <table:table-row table:style-name="ro1">
          <table:table-cell table:formula="of:=SIN(2*PI()/[.$C$1]*[.B302])" office:value-type="float" office:value="0.701531425770855" calcext:value-type="float">
            <text:p>0,701531425770855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D301]+[.$D$1]*[.A302]" office:value-type="float" office:value="216.21768270773" calcext:value-type="float">
            <text:p>216,21768270773</text:p>
          </table:table-cell>
          <table:table-cell table:formula="of:=[.D302]*[.D302]" office:value-type="float" office:value="46750.0863155007" calcext:value-type="float">
            <text:p>46750,0863155007</text:p>
          </table:table-cell>
          <table:table-cell table:formula="of:=[.D302]-12.5" office:value-type="float" office:value="203.71768270773" calcext:value-type="float">
            <text:p>203,71768270773</text:p>
          </table:table-cell>
          <table:table-cell table:formula="of:=[.F302]*[.F302]" office:value-type="float" office:value="41500.8942478075" calcext:value-type="float">
            <text:p>41500,8942478075</text:p>
          </table:table-cell>
        </table:table-row>
        <table:table-row table:style-name="ro1">
          <table:table-cell table:formula="of:=SIN(2*PI()/[.$C$1]*[.B303])" office:value-type="float" office:value="0.695912796592314" calcext:value-type="float">
            <text:p>0,695912796592314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D302]+[.$D$1]*[.A303]" office:value-type="float" office:value="216.906636376357" calcext:value-type="float">
            <text:p>216,906636376357</text:p>
          </table:table-cell>
          <table:table-cell table:formula="of:=[.D303]*[.D303]" office:value-type="float" office:value="47048.488904105" calcext:value-type="float">
            <text:p>47048,488904105</text:p>
          </table:table-cell>
          <table:table-cell table:formula="of:=[.D303]-12.5" office:value-type="float" office:value="204.406636376357" calcext:value-type="float">
            <text:p>204,406636376357</text:p>
          </table:table-cell>
          <table:table-cell table:formula="of:=[.F303]*[.F303]" office:value-type="float" office:value="41782.0729946961" calcext:value-type="float">
            <text:p>41782,0729946961</text:p>
          </table:table-cell>
        </table:table-row>
        <table:table-row table:style-name="ro1">
          <table:table-cell table:formula="of:=SIN(2*PI()/[.$C$1]*[.B304])" office:value-type="float" office:value="0.690251240234437" calcext:value-type="float">
            <text:p>0,690251240234437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D303]+[.$D$1]*[.A304]" office:value-type="float" office:value="217.589985104189" calcext:value-type="float">
            <text:p>217,589985104189</text:p>
          </table:table-cell>
          <table:table-cell table:formula="of:=[.D304]*[.D304]" office:value-type="float" office:value="47345.4016176411" calcext:value-type="float">
            <text:p>47345,4016176411</text:p>
          </table:table-cell>
          <table:table-cell table:formula="of:=[.D304]-12.5" office:value-type="float" office:value="205.089985104189" calcext:value-type="float">
            <text:p>205,089985104189</text:p>
          </table:table-cell>
          <table:table-cell table:formula="of:=[.F304]*[.F304]" office:value-type="float" office:value="42061.9019900364" calcext:value-type="float">
            <text:p>42061,9019900364</text:p>
          </table:table-cell>
        </table:table-row>
        <table:table-row table:style-name="ro1">
          <table:table-cell table:formula="of:=SIN(2*PI()/[.$C$1]*[.B305])" office:value-type="float" office:value="0.684547105928688" calcext:value-type="float">
            <text:p>0,684547105928688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D304]+[.$D$1]*[.A305]" office:value-type="float" office:value="218.267686739058" calcext:value-type="float">
            <text:p>218,267686739058</text:p>
          </table:table-cell>
          <table:table-cell table:formula="of:=[.D305]*[.D305]" office:value-type="float" office:value="47640.7830744196" calcext:value-type="float">
            <text:p>47640,7830744196</text:p>
          </table:table-cell>
          <table:table-cell table:formula="of:=[.D305]-12.5" office:value-type="float" office:value="205.767686739058" calcext:value-type="float">
            <text:p>205,767686739058</text:p>
          </table:table-cell>
          <table:table-cell table:formula="of:=[.F305]*[.F305]" office:value-type="float" office:value="42340.3409059432" calcext:value-type="float">
            <text:p>42340,3409059432</text:p>
          </table:table-cell>
        </table:table-row>
        <table:table-row table:style-name="ro1">
          <table:table-cell table:formula="of:=SIN(2*PI()/[.$C$1]*[.B306])" office:value-type="float" office:value="0.678800745532942" calcext:value-type="float">
            <text:p>0,678800745532942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D305]+[.$D$1]*[.A306]" office:value-type="float" office:value="218.939699477136" calcext:value-type="float">
            <text:p>218,939699477136</text:p>
          </table:table-cell>
          <table:table-cell table:formula="of:=[.D306]*[.D306]" office:value-type="float" office:value="47934.5920071385" calcext:value-type="float">
            <text:p>47934,5920071385</text:p>
          </table:table-cell>
          <table:table-cell table:formula="of:=[.D306]-12.5" office:value-type="float" office:value="206.439699477136" calcext:value-type="float">
            <text:p>206,439699477136</text:p>
          </table:table-cell>
          <table:table-cell table:formula="of:=[.F306]*[.F306]" office:value-type="float" office:value="42617.3495202101" calcext:value-type="float">
            <text:p>42617,3495202101</text:p>
          </table:table-cell>
        </table:table-row>
        <table:table-row table:style-name="ro1">
          <table:table-cell table:formula="of:=SIN(2*PI()/[.$C$1]*[.B307])" office:value-type="float" office:value="0.673012513509773" calcext:value-type="float">
            <text:p>0,673012513509773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D306]+[.$D$1]*[.A307]" office:value-type="float" office:value="219.60598186551" calcext:value-type="float">
            <text:p>219,60598186551</text:p>
          </table:table-cell>
          <table:table-cell table:formula="of:=[.D307]*[.D307]" office:value-type="float" office:value="48226.7872711149" calcext:value-type="float">
            <text:p>48226,7872711149</text:p>
          </table:table-cell>
          <table:table-cell table:formula="of:=[.D307]-12.5" office:value-type="float" office:value="207.10598186551" calcext:value-type="float">
            <text:p>207,10598186551</text:p>
          </table:table-cell>
          <table:table-cell table:formula="of:=[.F307]*[.F307]" office:value-type="float" office:value="42892.8877244771" calcext:value-type="float">
            <text:p>42892,8877244771</text:p>
          </table:table-cell>
        </table:table-row>
        <table:table-row table:style-name="ro1">
          <table:table-cell table:formula="of:=SIN(2*PI()/[.$C$1]*[.B308])" office:value-type="float" office:value="0.6671827669046" calcext:value-type="float">
            <text:p>0,6671827669046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D307]+[.$D$1]*[.A308]" office:value-type="float" office:value="220.266492804746" calcext:value-type="float">
            <text:p>220,266492804746</text:p>
          </table:table-cell>
          <table:table-cell table:formula="of:=[.D308]*[.D308]" office:value-type="float" office:value="48517.3278525032" calcext:value-type="float">
            <text:p>48517,3278525032</text:p>
          </table:table-cell>
          <table:table-cell table:formula="of:=[.D308]-12.5" office:value-type="float" office:value="207.766492804746" calcext:value-type="float">
            <text:p>207,766492804746</text:p>
          </table:table-cell>
          <table:table-cell table:formula="of:=[.F308]*[.F308]" office:value-type="float" office:value="43166.9155323846" calcext:value-type="float">
            <text:p>43166,9155323846</text:p>
          </table:table-cell>
        </table:table-row>
        <table:table-row table:style-name="ro1">
          <table:table-cell table:formula="of:=SIN(2*PI()/[.$C$1]*[.B309])" office:value-type="float" office:value="0.661311865323652" calcext:value-type="float">
            <text:p>0,661311865323652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D308]+[.$D$1]*[.A309]" office:value-type="float" office:value="220.921191551416" calcext:value-type="float">
            <text:p>220,921191551416</text:p>
          </table:table-cell>
          <table:table-cell table:formula="of:=[.D309]*[.D309]" office:value-type="float" office:value="48806.1728764976" calcext:value-type="float">
            <text:p>48806,1728764976</text:p>
          </table:table-cell>
          <table:table-cell table:formula="of:=[.D309]-12.5" office:value-type="float" office:value="208.421191551416" calcext:value-type="float">
            <text:p>208,421191551416</text:p>
          </table:table-cell>
          <table:table-cell table:formula="of:=[.F309]*[.F309]" office:value-type="float" office:value="43439.3930877122" calcext:value-type="float">
            <text:p>43439,3930877122</text:p>
          </table:table-cell>
        </table:table-row>
        <table:table-row table:style-name="ro1">
          <table:table-cell table:formula="of:=SIN(2*PI()/[.$C$1]*[.B310])" office:value-type="float" office:value="0.655400170911794" calcext:value-type="float">
            <text:p>0,65540017091179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D309]+[.$D$1]*[.A310]" office:value-type="float" office:value="221.570037720619" calcext:value-type="float">
            <text:p>221,570037720619</text:p>
          </table:table-cell>
          <table:table-cell table:formula="of:=[.D310]*[.D310]" office:value-type="float" office:value="49093.2816155166" calcext:value-type="float">
            <text:p>49093,2816155166</text:p>
          </table:table-cell>
          <table:table-cell table:formula="of:=[.D310]-12.5" office:value-type="float" office:value="209.070037720619" calcext:value-type="float">
            <text:p>209,070037720619</text:p>
          </table:table-cell>
          <table:table-cell table:formula="of:=[.F310]*[.F310]" office:value-type="float" office:value="43710.2806725011" calcext:value-type="float">
            <text:p>43710,2806725011</text:p>
          </table:table-cell>
        </table:table-row>
        <table:table-row table:style-name="ro1">
          <table:table-cell table:formula="of:=SIN(2*PI()/[.$C$1]*[.B311])" office:value-type="float" office:value="0.649448048330184" calcext:value-type="float">
            <text:p>0,649448048330184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D310]+[.$D$1]*[.A311]" office:value-type="float" office:value="222.212991288466" calcext:value-type="float">
            <text:p>222,212991288466</text:p>
          </table:table-cell>
          <table:table-cell table:formula="of:=[.D311]*[.D311]" office:value-type="float" office:value="49378.6134973679" calcext:value-type="float">
            <text:p>49378,6134973679</text:p>
          </table:table-cell>
          <table:table-cell table:formula="of:=[.D311]-12.5" office:value-type="float" office:value="209.712991288466" calcext:value-type="float">
            <text:p>209,712991288466</text:p>
          </table:table-cell>
          <table:table-cell table:formula="of:=[.F311]*[.F311]" office:value-type="float" office:value="43979.5387151562" calcext:value-type="float">
            <text:p>43979,5387151562</text:p>
          </table:table-cell>
        </table:table-row>
        <table:table-row table:style-name="ro1">
          <table:table-cell table:formula="of:=SIN(2*PI()/[.$C$1]*[.B312])" office:value-type="float" office:value="0.643455864733779" calcext:value-type="float">
            <text:p>0,643455864733779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[.D311]+[.$D$1]*[.A312]" office:value-type="float" office:value="222.850012594552" calcext:value-type="float">
            <text:p>222,850012594552</text:p>
          </table:table-cell>
          <table:table-cell table:formula="of:=[.D312]*[.D312]" office:value-type="float" office:value="49662.1281133922" calcext:value-type="float">
            <text:p>49662,1281133922</text:p>
          </table:table-cell>
          <table:table-cell table:formula="of:=[.D312]-12.5" office:value-type="float" office:value="210.350012594552" calcext:value-type="float">
            <text:p>210,350012594552</text:p>
          </table:table-cell>
          <table:table-cell table:formula="of:=[.F312]*[.F312]" office:value-type="float" office:value="44247.1277985284" calcext:value-type="float">
            <text:p>44247,1277985284</text:p>
          </table:table-cell>
        </table:table-row>
        <table:table-row table:style-name="ro1">
          <table:table-cell table:formula="of:=SIN(2*PI()/[.$C$1]*[.B313])" office:value-type="float" office:value="0.63742398974869" calcext:value-type="float">
            <text:p>0,63742398974869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D312]+[.$D$1]*[.A313]" office:value-type="float" office:value="223.481062344404" calcext:value-type="float">
            <text:p>223,481062344404</text:p>
          </table:table-cell>
          <table:table-cell table:formula="of:=[.D313]*[.D313]" office:value-type="float" office:value="49943.7852265832" calcext:value-type="float">
            <text:p>49943,7852265832</text:p>
          </table:table-cell>
          <table:table-cell table:formula="of:=[.D313]-12.5" office:value-type="float" office:value="210.981062344404" calcext:value-type="float">
            <text:p>210,981062344404</text:p>
          </table:table-cell>
          <table:table-cell table:formula="of:=[.F313]*[.F313]" office:value-type="float" office:value="44513.0086679731" calcext:value-type="float">
            <text:p>44513,0086679731</text:p>
          </table:table-cell>
        </table:table-row>
        <table:table-row table:style-name="ro1">
          <table:table-cell table:formula="of:=SIN(2*PI()/[.$C$1]*[.B314])" office:value-type="float" office:value="0.631352795449377" calcext:value-type="float">
            <text:p>0,631352795449377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[.D313]+[.$D$1]*[.A314]" office:value-type="float" office:value="224.106101611898" calcext:value-type="float">
            <text:p>224,106101611898</text:p>
          </table:table-cell>
          <table:table-cell table:formula="of:=[.D314]*[.D314]" office:value-type="float" office:value="50223.5447796826" calcext:value-type="float">
            <text:p>50223,5447796826</text:p>
          </table:table-cell>
          <table:table-cell table:formula="of:=[.D314]-12.5" office:value-type="float" office:value="211.606101611898" calcext:value-type="float">
            <text:p>211,606101611898</text:p>
          </table:table-cell>
          <table:table-cell table:formula="of:=[.F314]*[.F314]" office:value-type="float" office:value="44777.1422393851" calcext:value-type="float">
            <text:p>44777,1422393851</text:p>
          </table:table-cell>
        </table:table-row>
        <table:table-row table:style-name="ro1">
          <table:table-cell table:formula="of:=SIN(2*PI()/[.$C$1]*[.B315])" office:value-type="float" office:value="0.625242656335705" calcext:value-type="float">
            <text:p>0,62524265633570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D314]+[.$D$1]*[.A315]" office:value-type="float" office:value="224.725091841671" calcext:value-type="float">
            <text:p>224,725091841671</text:p>
          </table:table-cell>
          <table:table-cell table:formula="of:=[.D315]*[.D315]" office:value-type="float" office:value="50501.3669032474" calcext:value-type="float">
            <text:p>50501,3669032474</text:p>
          </table:table-cell>
          <table:table-cell table:formula="of:=[.D315]-12.5" office:value-type="float" office:value="212.225091841671" calcext:value-type="float">
            <text:p>212,225091841671</text:p>
          </table:table-cell>
          <table:table-cell table:formula="of:=[.F315]*[.F315]" office:value-type="float" office:value="45039.4896072056" calcext:value-type="float">
            <text:p>45039,4896072056</text:p>
          </table:table-cell>
        </table:table-row>
        <table:table-row table:style-name="ro1">
          <table:table-cell table:formula="of:=SIN(2*PI()/[.$C$1]*[.B316])" office:value-type="float" office:value="0.619093949309834" calcext:value-type="float">
            <text:p>0,619093949309834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D315]+[.$D$1]*[.A316]" office:value-type="float" office:value="225.337994851488" calcext:value-type="float">
            <text:p>225,337994851488</text:p>
          </table:table-cell>
          <table:table-cell table:formula="of:=[.D316]*[.D316]" office:value-type="float" office:value="50777.2119236891" calcext:value-type="float">
            <text:p>50777,2119236891</text:p>
          </table:table-cell>
          <table:table-cell table:formula="of:=[.D316]-12.5" office:value-type="float" office:value="212.837994851488" calcext:value-type="float">
            <text:p>212,837994851488</text:p>
          </table:table-cell>
          <table:table-cell table:formula="of:=[.F316]*[.F316]" office:value-type="float" office:value="45300.0120524019" calcext:value-type="float">
            <text:p>45300,0120524019</text:p>
          </table:table-cell>
        </table:table-row>
        <table:table-row table:style-name="ro1">
          <table:table-cell table:formula="of:=SIN(2*PI()/[.$C$1]*[.B317])" office:value-type="float" office:value="0.612907053652976" calcext:value-type="float">
            <text:p>0,612907053652976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D316]+[.$D$1]*[.A317]" office:value-type="float" office:value="225.944772834604" calcext:value-type="float">
            <text:p>225,944772834604</text:p>
          </table:table-cell>
          <table:table-cell table:formula="of:=[.D317]*[.D317]" office:value-type="float" office:value="51051.0403712808" calcext:value-type="float">
            <text:p>51051,0403712808</text:p>
          </table:table-cell>
          <table:table-cell table:formula="of:=[.D317]-12.5" office:value-type="float" office:value="213.444772834604" calcext:value-type="float">
            <text:p>213,444772834604</text:p>
          </table:table-cell>
          <table:table-cell table:formula="of:=[.F317]*[.F317]" office:value-type="float" office:value="45558.6710504157" calcext:value-type="float">
            <text:p>45558,6710504157</text:p>
          </table:table-cell>
        </table:table-row>
        <table:table-row table:style-name="ro1">
          <table:table-cell table:formula="of:=SIN(2*PI()/[.$C$1]*[.B318])" office:value-type="float" office:value="0.606682351002" calcext:value-type="float">
            <text:p>0,6066823510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17]+[.$D$1]*[.A318]" office:value-type="float" office:value="226.545388362096" calcext:value-type="float">
            <text:p>226,545388362096</text:p>
          </table:table-cell>
          <table:table-cell table:formula="of:=[.D318]*[.D318]" office:value-type="float" office:value="51322.8129881329" calcext:value-type="float">
            <text:p>51322,8129881329</text:p>
          </table:table-cell>
          <table:table-cell table:formula="of:=[.D318]-12.5" office:value-type="float" office:value="214.045388362096" calcext:value-type="float">
            <text:p>214,045388362096</text:p>
          </table:table-cell>
          <table:table-cell table:formula="of:=[.F318]*[.F318]" office:value-type="float" office:value="45815.4282790805" calcext:value-type="float">
            <text:p>45815,4282790805</text:p>
          </table:table-cell>
        </table:table-row>
        <table:table-row table:style-name="ro1">
          <table:table-cell table:formula="of:=SIN(2*PI()/[.$C$1]*[.B319])" office:value-type="float" office:value="0.600420225325884" calcext:value-type="float">
            <text:p>0,600420225325884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D318]+[.$D$1]*[.A319]" office:value-type="float" office:value="227.139804385169" calcext:value-type="float">
            <text:p>227,139804385169</text:p>
          </table:table-cell>
          <table:table-cell table:formula="of:=[.D319]*[.D319]" office:value-type="float" office:value="51592.4907361327" calcext:value-type="float">
            <text:p>51592,4907361327</text:p>
          </table:table-cell>
          <table:table-cell table:formula="of:=[.D319]-12.5" office:value-type="float" office:value="214.639804385169" calcext:value-type="float">
            <text:p>214,639804385169</text:p>
          </table:table-cell>
          <table:table-cell table:formula="of:=[.F319]*[.F319]" office:value-type="float" office:value="46070.2456265035" calcext:value-type="float">
            <text:p>46070,2456265035</text:p>
          </table:table-cell>
        </table:table-row>
        <table:table-row table:style-name="ro1">
          <table:table-cell table:formula="of:=SIN(2*PI()/[.$C$1]*[.B320])" office:value-type="float" office:value="0.594121062902039" calcext:value-type="float">
            <text:p>0,594121062902039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D319]+[.$D$1]*[.A320]" office:value-type="float" office:value="227.727984237442" calcext:value-type="float">
            <text:p>227,727984237442</text:p>
          </table:table-cell>
          <table:table-cell table:formula="of:=[.D320]*[.D320]" office:value-type="float" office:value="51860.0348048485" calcext:value-type="float">
            <text:p>51860,0348048485</text:p>
          </table:table-cell>
          <table:table-cell table:formula="of:=[.D320]-12.5" office:value-type="float" office:value="215.227984237442" calcext:value-type="float">
            <text:p>215,227984237442</text:p>
          </table:table-cell>
          <table:table-cell table:formula="of:=[.F320]*[.F320]" office:value-type="float" office:value="46323.0851989124" calcext:value-type="float">
            <text:p>46323,0851989124</text:p>
          </table:table-cell>
        </table:table-row>
        <table:table-row table:style-name="ro1">
          <table:table-cell table:formula="of:=SIN(2*PI()/[.$C$1]*[.B321])" office:value-type="float" office:value="0.587785252292473" calcext:value-type="float">
            <text:p>0,587785252292473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D320]+[.$D$1]*[.A321]" office:value-type="float" office:value="228.309891637211" calcext:value-type="float">
            <text:p>228,309891637211</text:p>
          </table:table-cell>
          <table:table-cell table:formula="of:=[.D321]*[.D321]" office:value-type="float" office:value="52125.4066193951" calcext:value-type="float">
            <text:p>52125,4066193951</text:p>
          </table:table-cell>
          <table:table-cell table:formula="of:=[.D321]-12.5" office:value-type="float" office:value="215.809891637211" calcext:value-type="float">
            <text:p>215,809891637211</text:p>
          </table:table-cell>
          <table:table-cell table:formula="of:=[.F321]*[.F321]" office:value-type="float" office:value="46573.9093284649" calcext:value-type="float">
            <text:p>46573,9093284649</text:p>
          </table:table-cell>
        </table:table-row>
        <table:table-row table:style-name="ro1">
          <table:table-cell table:formula="of:=SIN(2*PI()/[.$C$1]*[.B322])" office:value-type="float" office:value="0.58141318431983" calcext:value-type="float">
            <text:p>0,58141318431983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D321]+[.$D$1]*[.A322]" office:value-type="float" office:value="228.885490689688" calcext:value-type="float">
            <text:p>228,885490689688</text:p>
          </table:table-cell>
          <table:table-cell table:formula="of:=[.D322]*[.D322]" office:value-type="float" office:value="52388.5678482592" calcext:value-type="float">
            <text:p>52388,5678482592</text:p>
          </table:table-cell>
          <table:table-cell table:formula="of:=[.D322]-12.5" office:value-type="float" office:value="216.385490689688" calcext:value-type="float">
            <text:p>216,385490689688</text:p>
          </table:table-cell>
          <table:table-cell table:formula="of:=[.F322]*[.F322]" office:value-type="float" office:value="46822.680581017" calcext:value-type="float">
            <text:p>46822,680581017</text:p>
          </table:table-cell>
        </table:table-row>
        <table:table-row table:style-name="ro1">
          <table:table-cell table:formula="of:=SIN(2*PI()/[.$C$1]*[.B323])" office:value-type="float" office:value="0.575005252043278" calcext:value-type="float">
            <text:p>0,575005252043278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D322]+[.$D$1]*[.A323]" office:value-type="float" office:value="229.454745889211" calcext:value-type="float">
            <text:p>229,454745889211</text:p>
          </table:table-cell>
          <table:table-cell table:formula="of:=[.D323]*[.D323]" office:value-type="float" office:value="52649.4804110823" calcext:value-type="float">
            <text:p>52649,4804110823</text:p>
          </table:table-cell>
          <table:table-cell table:formula="of:=[.D323]-12.5" office:value-type="float" office:value="216.954745889211" calcext:value-type="float">
            <text:p>216,954745889211</text:p>
          </table:table-cell>
          <table:table-cell table:formula="of:=[.F323]*[.F323]" office:value-type="float" office:value="47069.361763852" calcext:value-type="float">
            <text:p>47069,361763852</text:p>
          </table:table-cell>
        </table:table-row>
        <table:table-row table:style-name="ro1">
          <table:table-cell table:formula="of:=SIN(2*PI()/[.$C$1]*[.B324])" office:value-type="float" office:value="0.568561850734264" calcext:value-type="float">
            <text:p>0,56856185073426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D323]+[.$D$1]*[.A324]" office:value-type="float" office:value="230.017622121438" calcext:value-type="float">
            <text:p>230,017622121438</text:p>
          </table:table-cell>
          <table:table-cell table:formula="of:=[.D324]*[.D324]" office:value-type="float" office:value="52908.1064864005" calcext:value-type="float">
            <text:p>52908,1064864005</text:p>
          </table:table-cell>
          <table:table-cell table:formula="of:=[.D324]-12.5" office:value-type="float" office:value="217.517622121438" calcext:value-type="float">
            <text:p>217,517622121438</text:p>
          </table:table-cell>
          <table:table-cell table:formula="of:=[.F324]*[.F324]" office:value-type="float" office:value="47313.9159333645" calcext:value-type="float">
            <text:p>47313,9159333645</text:p>
          </table:table-cell>
        </table:table-row>
        <table:table-row table:style-name="ro1">
          <table:table-cell table:formula="of:=SIN(2*PI()/[.$C$1]*[.B325])" office:value-type="float" office:value="0.56208337785213" calcext:value-type="float">
            <text:p>0,56208337785213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D324]+[.$D$1]*[.A325]" office:value-type="float" office:value="230.574084665511" calcext:value-type="float">
            <text:p>230,574084665511</text:p>
          </table:table-cell>
          <table:table-cell table:formula="of:=[.D325]*[.D325]" office:value-type="float" office:value="53164.4085193383" calcext:value-type="float">
            <text:p>53164,4085193383</text:p>
          </table:table-cell>
          <table:table-cell table:formula="of:=[.D325]-12.5" office:value-type="float" office:value="218.074084665511" calcext:value-type="float">
            <text:p>218,074084665511</text:p>
          </table:table-cell>
          <table:table-cell table:formula="of:=[.F325]*[.F325]" office:value-type="float" office:value="47556.3064027006" calcext:value-type="float">
            <text:p>47556,3064027006</text:p>
          </table:table-cell>
        </table:table-row>
        <table:table-row table:style-name="ro1">
          <table:table-cell table:formula="of:=SIN(2*PI()/[.$C$1]*[.B326])" office:value-type="float" office:value="0.555570233019602" calcext:value-type="float">
            <text:p>0,555570233019602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D325]+[.$D$1]*[.A326]" office:value-type="float" office:value="231.124099196201" calcext:value-type="float">
            <text:p>231,124099196201</text:p>
          </table:table-cell>
          <table:table-cell table:formula="of:=[.D326]*[.D326]" office:value-type="float" office:value="53418.3492292552" calcext:value-type="float">
            <text:p>53418,3492292552</text:p>
          </table:table-cell>
          <table:table-cell table:formula="of:=[.D326]-12.5" office:value-type="float" office:value="218.624099196201" calcext:value-type="float">
            <text:p>218,624099196201</text:p>
          </table:table-cell>
          <table:table-cell table:formula="of:=[.F326]*[.F326]" office:value-type="float" office:value="47796.4967493502" calcext:value-type="float">
            <text:p>47796,4967493502</text:p>
          </table:table-cell>
        </table:table-row>
        <table:table-row table:style-name="ro1">
          <table:table-cell table:formula="of:=SIN(2*PI()/[.$C$1]*[.B327])" office:value-type="float" office:value="0.549022817998132" calcext:value-type="float">
            <text:p>0,549022817998132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D326]+[.$D$1]*[.A327]" office:value-type="float" office:value="231.667631786019" calcext:value-type="float">
            <text:p>231,667631786019</text:p>
          </table:table-cell>
          <table:table-cell table:formula="of:=[.D327]*[.D327]" office:value-type="float" office:value="53669.8916173424" calcext:value-type="float">
            <text:p>53669,8916173424</text:p>
          </table:table-cell>
          <table:table-cell table:formula="of:=[.D327]-12.5" office:value-type="float" office:value="219.167631786019" calcext:value-type="float">
            <text:p>219,167631786019</text:p>
          </table:table-cell>
          <table:table-cell table:formula="of:=[.F327]*[.F327]" office:value-type="float" office:value="48034.4508226919" calcext:value-type="float">
            <text:p>48034,4508226919</text:p>
          </table:table-cell>
        </table:table-row>
        <table:table-row table:style-name="ro1">
          <table:table-cell table:formula="of:=SIN(2*PI()/[.$C$1]*[.B328])" office:value-type="float" office:value="0.542441536663119" calcext:value-type="float">
            <text:p>0,542441536663119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D327]+[.$D$1]*[.A328]" office:value-type="float" office:value="232.204648907315" calcext:value-type="float">
            <text:p>232,204648907315</text:p>
          </table:table-cell>
          <table:table-cell table:formula="of:=[.D328]*[.D328]" office:value-type="float" office:value="53918.9989741695" calcext:value-type="float">
            <text:p>53918,9989741695</text:p>
          </table:table-cell>
          <table:table-cell table:formula="of:=[.D328]-12.5" office:value-type="float" office:value="219.704648907315" calcext:value-type="float">
            <text:p>219,704648907315</text:p>
          </table:table-cell>
          <table:table-cell table:formula="of:=[.F328]*[.F328]" office:value-type="float" office:value="48270.1327514867" calcext:value-type="float">
            <text:p>48270,1327514867</text:p>
          </table:table-cell>
        </table:table-row>
        <table:table-row table:style-name="ro1">
          <table:table-cell table:formula="of:=SIN(2*PI()/[.$C$1]*[.B329])" office:value-type="float" office:value="0.535826794978997" calcext:value-type="float">
            <text:p>0,535826794978997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328]+[.$D$1]*[.A329]" office:value-type="float" office:value="232.735117434344" calcext:value-type="float">
            <text:p>232,735117434344</text:p>
          </table:table-cell>
          <table:table-cell table:formula="of:=[.D329]*[.D329]" office:value-type="float" office:value="54165.6348871781" calcext:value-type="float">
            <text:p>54165,6348871781</text:p>
          </table:table-cell>
          <table:table-cell table:formula="of:=[.D329]-12.5" office:value-type="float" office:value="220.235117434344" calcext:value-type="float">
            <text:p>220,235117434344</text:p>
          </table:table-cell>
          <table:table-cell table:formula="of:=[.F329]*[.F329]" office:value-type="float" office:value="48503.5069513195" calcext:value-type="float">
            <text:p>48503,5069513195</text:p>
          </table:table-cell>
        </table:table-row>
        <table:table-row table:style-name="ro1">
          <table:table-cell table:formula="of:=SIN(2*PI()/[.$C$1]*[.B330])" office:value-type="float" office:value="0.529179000974191" calcext:value-type="float">
            <text:p>0,529179000974191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D329]+[.$D$1]*[.A330]" office:value-type="float" office:value="233.259004645309" calcext:value-type="float">
            <text:p>233,259004645309</text:p>
          </table:table-cell>
          <table:table-cell table:formula="of:=[.D330]*[.D330]" office:value-type="float" office:value="54409.7632481202" calcext:value-type="float">
            <text:p>54409,7632481202</text:p>
          </table:table-cell>
          <table:table-cell table:formula="of:=[.D330]-12.5" office:value-type="float" office:value="220.759004645309" calcext:value-type="float">
            <text:p>220,759004645309</text:p>
          </table:table-cell>
          <table:table-cell table:formula="of:=[.F330]*[.F330]" office:value-type="float" office:value="48734.5381319875" calcext:value-type="float">
            <text:p>48734,5381319875</text:p>
          </table:table-cell>
        </table:table-row>
        <table:table-row table:style-name="ro1">
          <table:table-cell table:formula="of:=SIN(2*PI()/[.$C$1]*[.B331])" office:value-type="float" office:value="0.522498564715949" calcext:value-type="float">
            <text:p>0,522498564715949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D330]+[.$D$1]*[.A331]" office:value-type="float" office:value="233.776278224378" calcext:value-type="float">
            <text:p>233,776278224378</text:p>
          </table:table-cell>
          <table:table-cell table:formula="of:=[.D331]*[.D331]" office:value-type="float" office:value="54651.3482604417" calcext:value-type="float">
            <text:p>54651,3482604417</text:p>
          </table:table-cell>
          <table:table-cell table:formula="of:=[.D331]-12.5" office:value-type="float" office:value="221.276278224378" calcext:value-type="float">
            <text:p>221,276278224378</text:p>
          </table:table-cell>
          <table:table-cell table:formula="of:=[.F331]*[.F331]" office:value-type="float" office:value="48963.1913048322" calcext:value-type="float">
            <text:p>48963,1913048322</text:p>
          </table:table-cell>
        </table:table-row>
        <table:table-row table:style-name="ro1">
          <table:table-cell table:formula="of:=SIN(2*PI()/[.$C$1]*[.B332])" office:value-type="float" office:value="0.515785898285047" calcext:value-type="float">
            <text:p>0,515785898285047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D331]+[.$D$1]*[.A332]" office:value-type="float" office:value="234.28690626368" calcext:value-type="float">
            <text:p>234,28690626368</text:p>
          </table:table-cell>
          <table:table-cell table:formula="of:=[.D332]*[.D332]" office:value-type="float" office:value="54890.3544466063" calcext:value-type="float">
            <text:p>54890,3544466063</text:p>
          </table:table-cell>
          <table:table-cell table:formula="of:=[.D332]-12.5" office:value-type="float" office:value="221.78690626368" calcext:value-type="float">
            <text:p>221,78690626368</text:p>
          </table:table-cell>
          <table:table-cell table:formula="of:=[.F332]*[.F332]" office:value-type="float" office:value="49189.4317900143" calcext:value-type="float">
            <text:p>49189,4317900143</text:p>
          </table:table-cell>
        </table:table-row>
        <table:table-row table:style-name="ro1">
          <table:table-cell table:formula="of:=SIN(2*PI()/[.$C$1]*[.B333])" office:value-type="float" office:value="0.509041415750371" calcext:value-type="float">
            <text:p>0,509041415750371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D332]+[.$D$1]*[.A333]" office:value-type="float" office:value="234.790857265273" calcext:value-type="float">
            <text:p>234,790857265273</text:p>
          </table:table-cell>
          <table:table-cell table:formula="of:=[.D333]*[.D333]" office:value-type="float" office:value="55126.7466553617" calcext:value-type="float">
            <text:p>55126,7466553617</text:p>
          </table:table-cell>
          <table:table-cell table:formula="of:=[.D333]-12.5" office:value-type="float" office:value="222.290857265273" calcext:value-type="float">
            <text:p>222,290857265273</text:p>
          </table:table-cell>
          <table:table-cell table:formula="of:=[.F333]*[.F333]" office:value-type="float" office:value="49413.2252237299" calcext:value-type="float">
            <text:p>49413,2252237299</text:p>
          </table:table-cell>
        </table:table-row>
        <table:table-row table:style-name="ro1">
          <table:table-cell table:formula="of:=SIN(2*PI()/[.$C$1]*[.B334])" office:value-type="float" office:value="0.502265533143372" calcext:value-type="float">
            <text:p>0,502265533143372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D333]+[.$D$1]*[.A334]" office:value-type="float" office:value="235.288100143085" calcext:value-type="float">
            <text:p>235,288100143085</text:p>
          </table:table-cell>
          <table:table-cell table:formula="of:=[.D334]*[.D334]" office:value-type="float" office:value="55360.4900689423" calcext:value-type="float">
            <text:p>55360,4900689423</text:p>
          </table:table-cell>
          <table:table-cell table:formula="of:=[.D334]-12.5" office:value-type="float" office:value="222.788100143085" calcext:value-type="float">
            <text:p>222,788100143085</text:p>
          </table:table-cell>
          <table:table-cell table:formula="of:=[.F334]*[.F334]" office:value-type="float" office:value="49634.5375653651" calcext:value-type="float">
            <text:p>49634,5375653651</text:p>
          </table:table-cell>
        </table:table-row>
        <table:table-row table:style-name="ro1">
          <table:table-cell table:formula="of:=SIN(2*PI()/[.$C$1]*[.B335])" office:value-type="float" office:value="0.495458668432407" calcext:value-type="float">
            <text:p>0,495458668432407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D334]+[.$D$1]*[.A335]" office:value-type="float" office:value="235.778604224833" calcext:value-type="float">
            <text:p>235,778604224833</text:p>
          </table:table-cell>
          <table:table-cell table:formula="of:=[.D335]*[.D335]" office:value-type="float" office:value="55591.5502102103" calcext:value-type="float">
            <text:p>55591,5502102103</text:p>
          </table:table-cell>
          <table:table-cell table:formula="of:=[.D335]-12.5" office:value-type="float" office:value="223.278604224833" calcext:value-type="float">
            <text:p>223,278604224833</text:p>
          </table:table-cell>
          <table:table-cell table:formula="of:=[.F335]*[.F335]" office:value-type="float" office:value="49853.3351045895" calcext:value-type="float">
            <text:p>49853,3351045895</text:p>
          </table:table-cell>
        </table:table-row>
        <table:table-row table:style-name="ro1">
          <table:table-cell table:formula="of:=SIN(2*PI()/[.$C$1]*[.B336])" office:value-type="float" office:value="0.488621241496955" calcext:value-type="float">
            <text:p>0,488621241496955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D335]+[.$D$1]*[.A336]" office:value-type="float" office:value="236.262339253915" calcext:value-type="float">
            <text:p>236,262339253915</text:p>
          </table:table-cell>
          <table:table-cell table:formula="of:=[.D336]*[.D336]" office:value-type="float" office:value="55819.8929497319" calcext:value-type="float">
            <text:p>55819,8929497319</text:p>
          </table:table-cell>
          <table:table-cell table:formula="of:=[.D336]-12.5" office:value-type="float" office:value="223.762339253915" calcext:value-type="float">
            <text:p>223,762339253915</text:p>
          </table:table-cell>
          <table:table-cell table:formula="of:=[.F336]*[.F336]" office:value-type="float" office:value="50069.584468384" calcext:value-type="float">
            <text:p>50069,584468384</text:p>
          </table:table-cell>
        </table:table-row>
        <table:table-row table:style-name="ro1">
          <table:table-cell table:formula="of:=SIN(2*PI()/[.$C$1]*[.B337])" office:value-type="float" office:value="0.481753674101715" calcext:value-type="float">
            <text:p>0,481753674101715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D336]+[.$D$1]*[.A337]" office:value-type="float" office:value="236.739275391275" calcext:value-type="float">
            <text:p>236,739275391275</text:p>
          </table:table-cell>
          <table:table-cell table:formula="of:=[.D337]*[.D337]" office:value-type="float" office:value="56045.4845127862" calcext:value-type="float">
            <text:p>56045,4845127862</text:p>
          </table:table-cell>
          <table:table-cell table:formula="of:=[.D337]-12.5" office:value-type="float" office:value="224.239275391275" calcext:value-type="float">
            <text:p>224,239275391275</text:p>
          </table:table-cell>
          <table:table-cell table:formula="of:=[.F337]*[.F337]" office:value-type="float" office:value="50283.2526280043" calcext:value-type="float">
            <text:p>50283,2526280043</text:p>
          </table:table-cell>
        </table:table-row>
        <table:table-row table:style-name="ro1">
          <table:table-cell table:formula="of:=SIN(2*PI()/[.$C$1]*[.B338])" office:value-type="float" office:value="0.474856389870595" calcext:value-type="float">
            <text:p>0,474856389870595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D337]+[.$D$1]*[.A338]" office:value-type="float" office:value="237.209383217247" calcext:value-type="float">
            <text:p>237,209383217247</text:p>
          </table:table-cell>
          <table:table-cell table:formula="of:=[.D338]*[.D338]" office:value-type="float" office:value="56268.2914863069" calcext:value-type="float">
            <text:p>56268,2914863069</text:p>
          </table:table-cell>
          <table:table-cell table:formula="of:=[.D338]-12.5" office:value-type="float" office:value="224.709383217247" calcext:value-type="float">
            <text:p>224,709383217247</text:p>
          </table:table-cell>
          <table:table-cell table:formula="of:=[.F338]*[.F338]" office:value-type="float" office:value="50494.3069058757" calcext:value-type="float">
            <text:p>50494,3069058757</text:p>
          </table:table-cell>
        </table:table-row>
        <table:table-row table:style-name="ro1">
          <table:table-cell table:formula="of:=SIN(2*PI()/[.$C$1]*[.B339])" office:value-type="float" office:value="0.467929814260573" calcext:value-type="float">
            <text:p>0,467929814260573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D338]+[.$D$1]*[.A339]" office:value-type="float" office:value="237.672633733365" calcext:value-type="float">
            <text:p>237,672633733365</text:p>
          </table:table-cell>
          <table:table-cell table:formula="of:=[.D339]*[.D339]" office:value-type="float" office:value="56488.2808257544" calcext:value-type="float">
            <text:p>56488,2808257544</text:p>
          </table:table-cell>
          <table:table-cell table:formula="of:=[.D339]-12.5" office:value-type="float" office:value="225.172633733365" calcext:value-type="float">
            <text:p>225,172633733365</text:p>
          </table:table-cell>
          <table:table-cell table:formula="of:=[.F339]*[.F339]" office:value-type="float" office:value="50702.7149824203" calcext:value-type="float">
            <text:p>50702,7149824203</text:p>
          </table:table-cell>
        </table:table-row>
        <table:table-row table:style-name="ro1">
          <table:table-cell table:formula="of:=SIN(2*PI()/[.$C$1]*[.B340])" office:value-type="float" office:value="0.460974374535462" calcext:value-type="float">
            <text:p>0,460974374535462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D339]+[.$D$1]*[.A340]" office:value-type="float" office:value="238.128998364155" calcext:value-type="float">
            <text:p>238,128998364155</text:p>
          </table:table-cell>
          <table:table-cell table:formula="of:=[.D340]*[.D340]" office:value-type="float" office:value="56705.419861916" calcext:value-type="float">
            <text:p>56705,419861916</text:p>
          </table:table-cell>
          <table:table-cell table:formula="of:=[.D340]-12.5" office:value-type="float" office:value="225.628998364155" calcext:value-type="float">
            <text:p>225,628998364155</text:p>
          </table:table-cell>
          <table:table-cell table:formula="of:=[.F340]*[.F340]" office:value-type="float" office:value="50908.4449028121" calcext:value-type="float">
            <text:p>50908,4449028121</text:p>
          </table:table-cell>
        </table:table-row>
        <table:table-row table:style-name="ro1">
          <table:table-cell table:formula="of:=SIN(2*PI()/[.$C$1]*[.B341])" office:value-type="float" office:value="0.453990499739547" calcext:value-type="float">
            <text:p>0,453990499739547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D340]+[.$D$1]*[.A341]" office:value-type="float" office:value="238.578448958898" calcext:value-type="float">
            <text:p>238,578448958898</text:p>
          </table:table-cell>
          <table:table-cell table:formula="of:=[.D341]*[.D341]" office:value-type="float" office:value="56919.6763076333" calcext:value-type="float">
            <text:p>56919,6763076333</text:p>
          </table:table-cell>
          <table:table-cell table:formula="of:=[.D341]-12.5" office:value-type="float" office:value="226.078448958898" calcext:value-type="float">
            <text:p>226,078448958898</text:p>
          </table:table-cell>
          <table:table-cell table:formula="of:=[.F341]*[.F341]" office:value-type="float" office:value="51111.4650836609" calcext:value-type="float">
            <text:p>51111,4650836609</text:p>
          </table:table-cell>
        </table:table-row>
        <table:table-row table:style-name="ro1">
          <table:table-cell table:formula="of:=SIN(2*PI()/[.$C$1]*[.B342])" office:value-type="float" office:value="0.446978620671121" calcext:value-type="float">
            <text:p>0,446978620671121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D341]+[.$D$1]*[.A342]" office:value-type="float" office:value="239.020957793362" calcext:value-type="float">
            <text:p>239,020957793362</text:p>
          </table:table-cell>
          <table:table-cell table:formula="of:=[.D342]*[.D342]" office:value-type="float" office:value="57131.0182644561" calcext:value-type="float">
            <text:p>57131,0182644561</text:p>
          </table:table-cell>
          <table:table-cell table:formula="of:=[.D342]-12.5" office:value-type="float" office:value="226.520957793362" calcext:value-type="float">
            <text:p>226,520957793362</text:p>
          </table:table-cell>
          <table:table-cell table:formula="of:=[.F342]*[.F342]" office:value-type="float" office:value="51311.7443196221" calcext:value-type="float">
            <text:p>51311,7443196221</text:p>
          </table:table-cell>
        </table:table-row>
        <table:table-row table:style-name="ro1">
          <table:table-cell table:formula="of:=SIN(2*PI()/[.$C$1]*[.B343])" office:value-type="float" office:value="0.439939169855915" calcext:value-type="float">
            <text:p>0,439939169855915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D342]+[.$D$1]*[.A343]" office:value-type="float" office:value="239.456497571519" calcext:value-type="float">
            <text:p>239,456497571519</text:p>
          </table:table-cell>
          <table:table-cell table:formula="of:=[.D343]*[.D343]" office:value-type="float" office:value="57339.4142292191" calcext:value-type="float">
            <text:p>57339,4142292191</text:p>
          </table:table-cell>
          <table:table-cell table:formula="of:=[.D343]-12.5" office:value-type="float" office:value="226.956497571519" calcext:value-type="float">
            <text:p>226,956497571519</text:p>
          </table:table-cell>
          <table:table-cell table:formula="of:=[.F343]*[.F343]" office:value-type="float" office:value="51509.2517899311" calcext:value-type="float">
            <text:p>51509,2517899311</text:p>
          </table:table-cell>
        </table:table-row>
        <table:table-row table:style-name="ro1">
          <table:table-cell table:formula="of:=SIN(2*PI()/[.$C$1]*[.B344])" office:value-type="float" office:value="0.432872581520414" calcext:value-type="float">
            <text:p>0,432872581520414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D343]+[.$D$1]*[.A344]" office:value-type="float" office:value="239.885041427225" calcext:value-type="float">
            <text:p>239,885041427225</text:p>
          </table:table-cell>
          <table:table-cell table:formula="of:=[.D344]*[.D344]" office:value-type="float" office:value="57544.8331005413" calcext:value-type="float">
            <text:p>57544,8331005413</text:p>
          </table:table-cell>
          <table:table-cell table:formula="of:=[.D344]-12.5" office:value-type="float" office:value="227.385041427225" calcext:value-type="float">
            <text:p>227,385041427225</text:p>
          </table:table-cell>
          <table:table-cell table:formula="of:=[.F344]*[.F344]" office:value-type="float" office:value="51703.9570648606" calcext:value-type="float">
            <text:p>51703,9570648606</text:p>
          </table:table-cell>
        </table:table-row>
        <table:table-row table:style-name="ro1">
          <table:table-cell table:formula="of:=SIN(2*PI()/[.$C$1]*[.B345])" office:value-type="float" office:value="0.425779291565072" calcext:value-type="float">
            <text:p>0,425779291565072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344]+[.$D$1]*[.A345]" office:value-type="float" office:value="240.306562925874" calcext:value-type="float">
            <text:p>240,306562925874</text:p>
          </table:table-cell>
          <table:table-cell table:formula="of:=[.D345]*[.D345]" office:value-type="float" office:value="57747.244185247" calcext:value-type="float">
            <text:p>57747,244185247</text:p>
          </table:table-cell>
          <table:table-cell table:formula="of:=[.D345]-12.5" office:value-type="float" office:value="227.806562925874" calcext:value-type="float">
            <text:p>227,806562925874</text:p>
          </table:table-cell>
          <table:table-cell table:formula="of:=[.F345]*[.F345]" office:value-type="float" office:value="51895.8301121002" calcext:value-type="float">
            <text:p>51895,8301121002</text:p>
          </table:table-cell>
        </table:table-row>
        <table:table-row table:style-name="ro1">
          <table:table-cell table:formula="of:=SIN(2*PI()/[.$C$1]*[.B346])" office:value-type="float" office:value="0.418659737537428" calcext:value-type="float">
            <text:p>0,418659737537428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D345]+[.$D$1]*[.A346]" office:value-type="float" office:value="240.721036066036" calcext:value-type="float">
            <text:p>240,721036066036</text:p>
          </table:table-cell>
          <table:table-cell table:formula="of:=[.D346]*[.D346]" office:value-type="float" office:value="57946.6172047058" calcext:value-type="float">
            <text:p>57946,6172047058</text:p>
          </table:table-cell>
          <table:table-cell table:formula="of:=[.D346]-12.5" office:value-type="float" office:value="228.221036066036" calcext:value-type="float">
            <text:p>228,221036066036</text:p>
          </table:table-cell>
          <table:table-cell table:formula="of:=[.F346]*[.F346]" office:value-type="float" office:value="52084.8413030549" calcext:value-type="float">
            <text:p>52084,8413030549</text:p>
          </table:table-cell>
        </table:table-row>
        <table:table-row table:style-name="ro1">
          <table:table-cell table:formula="of:=SIN(2*PI()/[.$C$1]*[.B347])" office:value-type="float" office:value="0.411514358605109" calcext:value-type="float">
            <text:p>0,411514358605109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D346]+[.$D$1]*[.A347]" office:value-type="float" office:value="241.128435281055" calcext:value-type="float">
            <text:p>241,128435281055</text:p>
          </table:table-cell>
          <table:table-cell table:formula="of:=[.D347]*[.D347]" office:value-type="float" office:value="58142.92230109" calcext:value-type="float">
            <text:p>58142,92230109</text:p>
          </table:table-cell>
          <table:table-cell table:formula="of:=[.D347]-12.5" office:value-type="float" office:value="228.628435281055" calcext:value-type="float">
            <text:p>228,628435281055</text:p>
          </table:table-cell>
          <table:table-cell table:formula="of:=[.F347]*[.F347]" office:value-type="float" office:value="52270.9614190636" calcext:value-type="float">
            <text:p>52270,9614190636</text:p>
          </table:table-cell>
        </table:table-row>
        <table:table-row table:style-name="ro1">
          <table:table-cell table:formula="of:=SIN(2*PI()/[.$C$1]*[.B348])" office:value-type="float" office:value="0.404343595528745" calcext:value-type="float">
            <text:p>0,404343595528745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D347]+[.$D$1]*[.A348]" office:value-type="float" office:value="241.528735440629" calcext:value-type="float">
            <text:p>241,528735440629</text:p>
          </table:table-cell>
          <table:table-cell table:formula="of:=[.D348]*[.D348]" office:value-type="float" office:value="58336.1300435491" calcext:value-type="float">
            <text:p>58336,1300435491</text:p>
          </table:table-cell>
          <table:table-cell table:formula="of:=[.D348]-12.5" office:value-type="float" office:value="229.028735440629" calcext:value-type="float">
            <text:p>229,028735440629</text:p>
          </table:table-cell>
          <table:table-cell table:formula="of:=[.F348]*[.F348]" office:value-type="float" office:value="52454.1616575334" calcext:value-type="float">
            <text:p>52454,1616575334</text:p>
          </table:table-cell>
        </table:table-row>
        <table:table-row table:style-name="ro1">
          <table:table-cell table:formula="of:=SIN(2*PI()/[.$C$1]*[.B349])" office:value-type="float" office:value="0.397147890634781" calcext:value-type="float">
            <text:p>0,397147890634781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D348]+[.$D$1]*[.A349]" office:value-type="float" office:value="241.921911852357" calcext:value-type="float">
            <text:p>241,921911852357</text:p>
          </table:table-cell>
          <table:table-cell table:formula="of:=[.D349]*[.D349]" office:value-type="float" office:value="58526.2114342996" calcext:value-type="float">
            <text:p>58526,2114342996</text:p>
          </table:table-cell>
          <table:table-cell table:formula="of:=[.D349]-12.5" office:value-type="float" office:value="229.421911852357" calcext:value-type="float">
            <text:p>229,421911852357</text:p>
          </table:table-cell>
          <table:table-cell table:formula="of:=[.F349]*[.F349]" office:value-type="float" office:value="52634.4136379907" calcext:value-type="float">
            <text:p>52634,4136379907</text:p>
          </table:table-cell>
        </table:table-row>
        <table:table-row table:style-name="ro1">
          <table:table-cell table:formula="of:=SIN(2*PI()/[.$C$1]*[.B350])" office:value-type="float" office:value="0.389927687788188" calcext:value-type="float">
            <text:p>0,389927687788188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D349]+[.$D$1]*[.A350]" office:value-type="float" office:value="242.307940263267" calcext:value-type="float">
            <text:p>242,307940263267</text:p>
          </table:table-cell>
          <table:table-cell table:formula="of:=[.D350]*[.D350]" office:value-type="float" office:value="58713.1379146271" calcext:value-type="float">
            <text:p>58713,1379146271</text:p>
          </table:table-cell>
          <table:table-cell table:formula="of:=[.D350]-12.5" office:value-type="float" office:value="229.807940263267" calcext:value-type="float">
            <text:p>229,807940263267</text:p>
          </table:table-cell>
          <table:table-cell table:formula="of:=[.F350]*[.F350]" office:value-type="float" office:value="52811.6894080454" calcext:value-type="float">
            <text:p>52811,6894080454</text:p>
          </table:table-cell>
        </table:table-row>
        <table:table-row table:style-name="ro1">
          <table:table-cell table:formula="of:=SIN(2*PI()/[.$C$1]*[.B351])" office:value-type="float" office:value="0.382683432365089" calcext:value-type="float">
            <text:p>0,382683432365089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D350]+[.$D$1]*[.A351]" office:value-type="float" office:value="242.686796861309" calcext:value-type="float">
            <text:p>242,686796861309</text:p>
          </table:table-cell>
          <table:table-cell table:formula="of:=[.D351]*[.D351]" office:value-type="float" office:value="58896.8813708021" calcext:value-type="float">
            <text:p>58896,8813708021</text:p>
          </table:table-cell>
          <table:table-cell table:formula="of:=[.D351]-12.5" office:value-type="float" office:value="230.186796861309" calcext:value-type="float">
            <text:p>230,186796861309</text:p>
          </table:table-cell>
          <table:table-cell table:formula="of:=[.F351]*[.F351]" office:value-type="float" office:value="52985.9614492694" calcext:value-type="float">
            <text:p>52985,9614492694</text:p>
          </table:table-cell>
        </table:table-row>
        <table:table-row table:style-name="ro1">
          <table:table-cell table:formula="of:=SIN(2*PI()/[.$C$1]*[.B352])" office:value-type="float" office:value="0.375415571225283" calcext:value-type="float">
            <text:p>0,375415571225283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D351]+[.$D$1]*[.A352]" office:value-type="float" office:value="243.058458276822" calcext:value-type="float">
            <text:p>243,058458276822</text:p>
          </table:table-cell>
          <table:table-cell table:formula="of:=[.D352]*[.D352]" office:value-type="float" office:value="59077.4141399055" calcext:value-type="float">
            <text:p>59077,4141399055</text:p>
          </table:table-cell>
          <table:table-cell table:formula="of:=[.D352]-12.5" office:value-type="float" office:value="230.558458276822" calcext:value-type="float">
            <text:p>230,558458276822</text:p>
          </table:table-cell>
          <table:table-cell table:formula="of:=[.F352]*[.F352]" office:value-type="float" office:value="53157.202682985" calcext:value-type="float">
            <text:p>53157,202682985</text:p>
          </table:table-cell>
        </table:table-row>
        <table:table-row table:style-name="ro1">
          <table:table-cell table:formula="of:=SIN(2*PI()/[.$C$1]*[.B353])" office:value-type="float" office:value="0.368124552684678" calcext:value-type="float">
            <text:p>0,368124552684678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D352]+[.$D$1]*[.A353]" office:value-type="float" office:value="243.42290158398" calcext:value-type="float">
            <text:p>243,42290158398</text:p>
          </table:table-cell>
          <table:table-cell table:formula="of:=[.D353]*[.D353]" office:value-type="float" office:value="59254.7090155638" calcext:value-type="float">
            <text:p>59254,7090155638</text:p>
          </table:table-cell>
          <table:table-cell table:formula="of:=[.D353]-12.5" office:value-type="float" office:value="230.92290158398" calcext:value-type="float">
            <text:p>230,92290158398</text:p>
          </table:table-cell>
          <table:table-cell table:formula="of:=[.F353]*[.F353]" office:value-type="float" office:value="53325.3864759643" calcext:value-type="float">
            <text:p>53325,3864759643</text:p>
          </table:table-cell>
        </table:table-row>
        <table:table-row table:style-name="ro1">
          <table:table-cell table:formula="of:=SIN(2*PI()/[.$C$1]*[.B354])" office:value-type="float" office:value="0.360810826487642" calcext:value-type="float">
            <text:p>0,360810826487642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D353]+[.$D$1]*[.A354]" office:value-type="float" office:value="243.780104302202" calcext:value-type="float">
            <text:p>243,780104302202</text:p>
          </table:table-cell>
          <table:table-cell table:formula="of:=[.D354]*[.D354]" office:value-type="float" office:value="59428.7392535927" calcext:value-type="float">
            <text:p>59428,7392535927</text:p>
          </table:table-cell>
          <table:table-cell table:formula="of:=[.D354]-12.5" office:value-type="float" office:value="231.280104302202" calcext:value-type="float">
            <text:p>231,280104302202</text:p>
          </table:table-cell>
          <table:table-cell table:formula="of:=[.F354]*[.F354]" office:value-type="float" office:value="53490.4866460376" calcext:value-type="float">
            <text:p>53490,4866460376</text:p>
          </table:table-cell>
        </table:table-row>
        <table:table-row table:style-name="ro1">
          <table:table-cell table:formula="of:=SIN(2*PI()/[.$C$1]*[.B355])" office:value-type="float" office:value="0.353474843779257" calcext:value-type="float">
            <text:p>0,353474843779257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D354]+[.$D$1]*[.A355]" office:value-type="float" office:value="244.130044397544" calcext:value-type="float">
            <text:p>244,130044397544</text:p>
          </table:table-cell>
          <table:table-cell table:formula="of:=[.D355]*[.D355]" office:value-type="float" office:value="59599.4785775467" calcext:value-type="float">
            <text:p>59599,4785775467</text:p>
          </table:table-cell>
          <table:table-cell table:formula="of:=[.D355]-12.5" office:value-type="float" office:value="231.630044397544" calcext:value-type="float">
            <text:p>231,630044397544</text:p>
          </table:table-cell>
          <table:table-cell table:formula="of:=[.F355]*[.F355]" office:value-type="float" office:value="53652.4774676081" calcext:value-type="float">
            <text:p>53652,4774676081</text:p>
          </table:table-cell>
        </table:table-row>
        <table:table-row table:style-name="ro1">
          <table:table-cell table:formula="of:=SIN(2*PI()/[.$C$1]*[.B356])" office:value-type="float" office:value="0.346117057077493" calcext:value-type="float">
            <text:p>0,346117057077493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D355]+[.$D$1]*[.A356]" office:value-type="float" office:value="244.472700284051" calcext:value-type="float">
            <text:p>244,472700284051</text:p>
          </table:table-cell>
          <table:table-cell table:formula="of:=[.D356]*[.D356]" office:value-type="float" office:value="59766.9011841752" calcext:value-type="float">
            <text:p>59766,9011841752</text:p>
          </table:table-cell>
          <table:table-cell table:formula="of:=[.D356]-12.5" office:value-type="float" office:value="231.972700284051" calcext:value-type="float">
            <text:p>231,972700284051</text:p>
          </table:table-cell>
          <table:table-cell table:formula="of:=[.F356]*[.F356]" office:value-type="float" office:value="53811.3336770739" calcext:value-type="float">
            <text:p>53811,3336770739</text:p>
          </table:table-cell>
        </table:table-row>
        <table:table-row table:style-name="ro1">
          <table:table-cell table:formula="of:=SIN(2*PI()/[.$C$1]*[.B357])" office:value-type="float" office:value="0.338737920245291" calcext:value-type="float">
            <text:p>0,338737920245291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D356]+[.$D$1]*[.A357]" office:value-type="float" office:value="244.808050825093" calcext:value-type="float">
            <text:p>244,808050825093</text:p>
          </table:table-cell>
          <table:table-cell table:formula="of:=[.D357]*[.D357]" office:value-type="float" office:value="59930.9817487815" calcext:value-type="float">
            <text:p>59930,9817487815</text:p>
          </table:table-cell>
          <table:table-cell table:formula="of:=[.D357]-12.5" office:value-type="float" office:value="232.308050825093" calcext:value-type="float">
            <text:p>232,308050825093</text:p>
          </table:table-cell>
          <table:table-cell table:formula="of:=[.F357]*[.F357]" office:value-type="float" office:value="53967.0304781542" calcext:value-type="float">
            <text:p>53967,0304781542</text:p>
          </table:table-cell>
        </table:table-row>
        <table:table-row table:style-name="ro1">
          <table:table-cell table:formula="of:=SIN(2*PI()/[.$C$1]*[.B358])" office:value-type="float" office:value="0.331337888462571" calcext:value-type="float">
            <text:p>0,331337888462571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D357]+[.$D$1]*[.A358]" office:value-type="float" office:value="245.136075334671" calcext:value-type="float">
            <text:p>245,136075334671</text:p>
          </table:table-cell>
          <table:table-cell table:formula="of:=[.D358]*[.D358]" office:value-type="float" office:value="60091.6954304857" calcext:value-type="float">
            <text:p>60091,6954304857</text:p>
          </table:table-cell>
          <table:table-cell table:formula="of:=[.D358]-12.5" office:value-type="float" office:value="232.636075334671" calcext:value-type="float">
            <text:p>232,636075334671</text:p>
          </table:table-cell>
          <table:table-cell table:formula="of:=[.F358]*[.F358]" office:value-type="float" office:value="54119.5435471189" calcext:value-type="float">
            <text:p>54119,5435471189</text:p>
          </table:table-cell>
        </table:table-row>
        <table:table-row table:style-name="ro1">
          <table:table-cell table:formula="of:=SIN(2*PI()/[.$C$1]*[.B359])" office:value-type="float" office:value="0.323917418198149" calcext:value-type="float">
            <text:p>0,323917418198149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D358]+[.$D$1]*[.A359]" office:value-type="float" office:value="245.456753578687" calcext:value-type="float">
            <text:p>245,456753578687</text:p>
          </table:table-cell>
          <table:table-cell table:formula="of:=[.D359]*[.D359]" office:value-type="float" office:value="60249.0178773885" calcext:value-type="float">
            <text:p>60249,0178773885</text:p>
          </table:table-cell>
          <table:table-cell table:formula="of:=[.D359]-12.5" office:value-type="float" office:value="232.956753578687" calcext:value-type="float">
            <text:p>232,956753578687</text:p>
          </table:table-cell>
          <table:table-cell table:formula="of:=[.F359]*[.F359]" office:value-type="float" office:value="54268.8490379213" calcext:value-type="float">
            <text:p>54268,8490379213</text:p>
          </table:table-cell>
        </table:table-row>
        <table:table-row table:style-name="ro1">
          <table:table-cell table:formula="of:=SIN(2*PI()/[.$C$1]*[.B360])" office:value-type="float" office:value="0.316476967181586" calcext:value-type="float">
            <text:p>0,316476967181586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[.D359]+[.$D$1]*[.A360]" office:value-type="float" office:value="245.770065776197" calcext:value-type="float">
            <text:p>245,770065776197</text:p>
          </table:table-cell>
          <table:table-cell table:formula="of:=[.D360]*[.D360]" office:value-type="float" office:value="60402.9252316363" calcext:value-type="float">
            <text:p>60402,9252316363</text:p>
          </table:table-cell>
          <table:table-cell table:formula="of:=[.D360]-12.5" office:value-type="float" office:value="233.270065776197" calcext:value-type="float">
            <text:p>233,270065776197</text:p>
          </table:table-cell>
          <table:table-cell table:formula="of:=[.F360]*[.F360]" office:value-type="float" office:value="54414.9235872314" calcext:value-type="float">
            <text:p>54414,9235872314</text:p>
          </table:table-cell>
        </table:table-row>
        <table:table-row table:style-name="ro1">
          <table:table-cell table:formula="of:=SIN(2*PI()/[.$C$1]*[.B361])" office:value-type="float" office:value="0.309016994374947" calcext:value-type="float">
            <text:p>0,309016994374947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D360]+[.$D$1]*[.A361]" office:value-type="float" office:value="246.075992600628" calcext:value-type="float">
            <text:p>246,075992600628</text:p>
          </table:table-cell>
          <table:table-cell table:formula="of:=[.D361]*[.D361]" office:value-type="float" office:value="60553.3941343845" calcext:value-type="float">
            <text:p>60553,3941343845</text:p>
          </table:table-cell>
          <table:table-cell table:formula="of:=[.D361]-12.5" office:value-type="float" office:value="233.575992600628" calcext:value-type="float">
            <text:p>233,575992600628</text:p>
          </table:table-cell>
          <table:table-cell table:formula="of:=[.F361]*[.F361]" office:value-type="float" office:value="54557.7443193688" calcext:value-type="float">
            <text:p>54557,7443193688</text:p>
          </table:table-cell>
        </table:table-row>
        <table:table-row table:style-name="ro1">
          <table:table-cell table:formula="of:=SIN(2*PI()/[.$C$1]*[.B362])" office:value-type="float" office:value="0.301537959944495" calcext:value-type="float">
            <text:p>0,301537959944495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D361]+[.$D$1]*[.A362]" office:value-type="float" office:value="246.374515180973" calcext:value-type="float">
            <text:p>246,374515180973</text:p>
          </table:table-cell>
          <table:table-cell table:formula="of:=[.D362]*[.D362]" office:value-type="float" office:value="60700.4017306597" calcext:value-type="float">
            <text:p>60700,4017306597</text:p>
          </table:table-cell>
          <table:table-cell table:formula="of:=[.D362]-12.5" office:value-type="float" office:value="233.874515180973" calcext:value-type="float">
            <text:p>233,874515180973</text:p>
          </table:table-cell>
          <table:table-cell table:formula="of:=[.F362]*[.F362]" office:value-type="float" office:value="54697.2888511354" calcext:value-type="float">
            <text:p>54697,2888511354</text:p>
          </table:table-cell>
        </table:table-row>
        <table:table-row table:style-name="ro1">
          <table:table-cell table:formula="of:=SIN(2*PI()/[.$C$1]*[.B363])" office:value-type="float" office:value="0.294040325232304" calcext:value-type="float">
            <text:p>0,294040325232304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D362]+[.$D$1]*[.A363]" office:value-type="float" office:value="246.665615102953" calcext:value-type="float">
            <text:p>246,665615102953</text:p>
          </table:table-cell>
          <table:table-cell table:formula="of:=[.D363]*[.D363]" office:value-type="float" office:value="60843.9256741184" calcext:value-type="float">
            <text:p>60843,9256741184</text:p>
          </table:table-cell>
          <table:table-cell table:formula="of:=[.D363]-12.5" office:value-type="float" office:value="234.165615102953" calcext:value-type="float">
            <text:p>234,165615102953</text:p>
          </table:table-cell>
          <table:table-cell table:formula="of:=[.F363]*[.F363]" office:value-type="float" office:value="54833.5352965446" calcext:value-type="float">
            <text:p>54833,5352965446</text:p>
          </table:table-cell>
        </table:table-row>
        <table:table-row table:style-name="ro1">
          <table:table-cell table:formula="of:=SIN(2*PI()/[.$C$1]*[.B364])" office:value-type="float" office:value="0.286524552727798" calcext:value-type="float">
            <text:p>0,286524552727798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[.D363]+[.$D$1]*[.A364]" office:value-type="float" office:value="246.949274410154" calcext:value-type="float">
            <text:p>246,949274410154</text:p>
          </table:table-cell>
          <table:table-cell table:formula="of:=[.D364]*[.D364]" office:value-type="float" office:value="60983.9441317016" calcext:value-type="float">
            <text:p>60983,9441317016</text:p>
          </table:table-cell>
          <table:table-cell table:formula="of:=[.D364]-12.5" office:value-type="float" office:value="234.449274410154" calcext:value-type="float">
            <text:p>234,449274410154</text:p>
          </table:table-cell>
          <table:table-cell table:formula="of:=[.F364]*[.F364]" office:value-type="float" office:value="54966.4622714477" calcext:value-type="float">
            <text:p>54966,4622714477</text:p>
          </table:table-cell>
        </table:table-row>
        <table:table-row table:style-name="ro1">
          <table:table-cell table:formula="of:=SIN(2*PI()/[.$C$1]*[.B365])" office:value-type="float" office:value="0.278991106039229" calcext:value-type="float">
            <text:p>0,278991106039229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D364]+[.$D$1]*[.A365]" office:value-type="float" office:value="247.225475605133" calcext:value-type="float">
            <text:p>247,225475605133</text:p>
          </table:table-cell>
          <table:table-cell table:formula="of:=[.D365]*[.D365]" office:value-type="float" office:value="61120.4357881841" calcext:value-type="float">
            <text:p>61120,4357881841</text:p>
          </table:table-cell>
          <table:table-cell table:formula="of:=[.D365]-12.5" office:value-type="float" office:value="234.725475605133" calcext:value-type="float">
            <text:p>234,725475605133</text:p>
          </table:table-cell>
          <table:table-cell table:formula="of:=[.F365]*[.F365]" office:value-type="float" office:value="55096.0488980558" calcext:value-type="float">
            <text:p>55096,0488980558</text:p>
          </table:table-cell>
        </table:table-row>
        <table:table-row table:style-name="ro1">
          <table:table-cell table:formula="of:=SIN(2*PI()/[.$C$1]*[.B366])" office:value-type="float" office:value="0.271440449865074" calcext:value-type="float">
            <text:p>0,271440449865074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D365]+[.$D$1]*[.A366]" office:value-type="float" office:value="247.494201650499" calcext:value-type="float">
            <text:p>247,494201650499</text:p>
          </table:table-cell>
          <table:table-cell table:formula="of:=[.D366]*[.D366]" office:value-type="float" office:value="61253.379850618" calcext:value-type="float">
            <text:p>61253,379850618</text:p>
          </table:table-cell>
          <table:table-cell table:formula="of:=[.D366]-12.5" office:value-type="float" office:value="234.994201650499" calcext:value-type="float">
            <text:p>234,994201650499</text:p>
          </table:table-cell>
          <table:table-cell table:formula="of:=[.F366]*[.F366]" office:value-type="float" office:value="55222.2748093555" calcext:value-type="float">
            <text:p>55222,2748093555</text:p>
          </table:table-cell>
        </table:table-row>
        <table:table-row table:style-name="ro1">
          <table:table-cell table:formula="of:=SIN(2*PI()/[.$C$1]*[.B367])" office:value-type="float" office:value="0.263873049965373" calcext:value-type="float">
            <text:p>0,263873049965373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D366]+[.$D$1]*[.A367]" office:value-type="float" office:value="247.755435969965" calcext:value-type="float">
            <text:p>247,755435969965</text:p>
          </table:table-cell>
          <table:table-cell table:formula="of:=[.D367]*[.D367]" office:value-type="float" office:value="61382.7560526674" calcext:value-type="float">
            <text:p>61382,7560526674</text:p>
          </table:table-cell>
          <table:table-cell table:formula="of:=[.D367]-12.5" office:value-type="float" office:value="235.255435969965" calcext:value-type="float">
            <text:p>235,255435969965</text:p>
          </table:table-cell>
          <table:table-cell table:formula="of:=[.F367]*[.F367]" office:value-type="float" office:value="55345.1201534183" calcext:value-type="float">
            <text:p>55345,1201534183</text:p>
          </table:table-cell>
        </table:table-row>
        <table:table-row table:style-name="ro1">
          <table:table-cell table:formula="of:=SIN(2*PI()/[.$C$1]*[.B368])" office:value-type="float" office:value="0.256289373132997" calcext:value-type="float">
            <text:p>0,256289373132997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367]+[.$D$1]*[.A368]" office:value-type="float" office:value="248.009162449367" calcext:value-type="float">
            <text:p>248,009162449367</text:p>
          </table:table-cell>
          <table:table-cell table:formula="of:=[.D368]*[.D368]" office:value-type="float" office:value="61508.5446588363" calcext:value-type="float">
            <text:p>61508,5446588363</text:p>
          </table:table-cell>
          <table:table-cell table:formula="of:=[.D368]-12.5" office:value-type="float" office:value="235.509162449367" calcext:value-type="float">
            <text:p>235,509162449367</text:p>
          </table:table-cell>
          <table:table-cell table:formula="of:=[.F368]*[.F368]" office:value-type="float" office:value="55464.5655976022" calcext:value-type="float">
            <text:p>55464,5655976022</text:p>
          </table:table-cell>
        </table:table-row>
        <table:table-row table:style-name="ro1">
          <table:table-cell table:formula="of:=SIN(2*PI()/[.$C$1]*[.B369])" office:value-type="float" office:value="0.248689887164855" calcext:value-type="float">
            <text:p>0,248689887164855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D368]+[.$D$1]*[.A369]" office:value-type="float" office:value="248.25536543766" calcext:value-type="float">
            <text:p>248,25536543766</text:p>
          </table:table-cell>
          <table:table-cell table:formula="of:=[.D369]*[.D369]" office:value-type="float" office:value="61630.7264685861" calcext:value-type="float">
            <text:p>61630,7264685861</text:p>
          </table:table-cell>
          <table:table-cell table:formula="of:=[.D369]-12.5" office:value-type="float" office:value="235.75536543766" calcext:value-type="float">
            <text:p>235,75536543766</text:p>
          </table:table-cell>
          <table:table-cell table:formula="of:=[.F369]*[.F369]" office:value-type="float" office:value="55580.5923326446" calcext:value-type="float">
            <text:p>55580,5923326446</text:p>
          </table:table-cell>
        </table:table-row>
        <table:table-row table:style-name="ro1">
          <table:table-cell table:formula="of:=SIN(2*PI()/[.$C$1]*[.B370])" office:value-type="float" office:value="0.241075060833039" calcext:value-type="float">
            <text:p>0,241075060833039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D369]+[.$D$1]*[.A370]" office:value-type="float" office:value="248.494029747885" calcext:value-type="float">
            <text:p>248,494029747885</text:p>
          </table:table-cell>
          <table:table-cell table:formula="of:=[.D370]*[.D370]" office:value-type="float" office:value="61749.2828203426" calcext:value-type="float">
            <text:p>61749,2828203426</text:p>
          </table:table-cell>
          <table:table-cell table:formula="of:=[.D370]-12.5" office:value-type="float" office:value="235.994029747885" calcext:value-type="float">
            <text:p>235,994029747885</text:p>
          </table:table-cell>
          <table:table-cell table:formula="of:=[.F370]*[.F370]" office:value-type="float" office:value="55693.1820766455" calcext:value-type="float">
            <text:p>55693,1820766455</text:p>
          </table:table-cell>
        </table:table-row>
        <table:table-row table:style-name="ro1">
          <table:table-cell table:formula="of:=SIN(2*PI()/[.$C$1]*[.B371])" office:value-type="float" office:value="0.233445363855905" calcext:value-type="float">
            <text:p>0,233445363855905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D370]+[.$D$1]*[.A371]" office:value-type="float" office:value="248.725140658102" calcext:value-type="float">
            <text:p>248,725140658102</text:p>
          </table:table-cell>
          <table:table-cell table:formula="of:=[.D371]*[.D371]" office:value-type="float" office:value="61864.1955953926" calcext:value-type="float">
            <text:p>61864,1955953926</text:p>
          </table:table-cell>
          <table:table-cell table:formula="of:=[.D371]-12.5" office:value-type="float" office:value="236.225140658102" calcext:value-type="float">
            <text:p>236,225140658102</text:p>
          </table:table-cell>
          <table:table-cell table:formula="of:=[.F371]*[.F371]" office:value-type="float" office:value="55802.3170789401" calcext:value-type="float">
            <text:p>55802,3170789401</text:p>
          </table:table-cell>
        </table:table-row>
        <table:table-row table:style-name="ro1">
          <table:table-cell table:formula="of:=SIN(2*PI()/[.$C$1]*[.B372])" office:value-type="float" office:value="0.225801266869103" calcext:value-type="float">
            <text:p>0,225801266869103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D371]+[.$D$1]*[.A372]" office:value-type="float" office:value="248.948683912302" calcext:value-type="float">
            <text:p>248,948683912302</text:p>
          </table:table-cell>
          <table:table-cell table:formula="of:=[.D372]*[.D372]" office:value-type="float" office:value="61975.4472216675" calcext:value-type="float">
            <text:p>61975,4472216675</text:p>
          </table:table-cell>
          <table:table-cell table:formula="of:=[.D372]-12.5" office:value-type="float" office:value="236.448683912302" calcext:value-type="float">
            <text:p>236,448683912302</text:p>
          </table:table-cell>
          <table:table-cell table:formula="of:=[.F372]*[.F372]" office:value-type="float" office:value="55907.9801238599" calcext:value-type="float">
            <text:p>55907,9801238599</text:p>
          </table:table-cell>
        </table:table-row>
        <table:table-row table:style-name="ro1">
          <table:table-cell table:formula="of:=SIN(2*PI()/[.$C$1]*[.B373])" office:value-type="float" office:value="0.218143241396542" calcext:value-type="float">
            <text:p>0,218143241396542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D372]+[.$D$1]*[.A373]" office:value-type="float" office:value="249.164645721285" calcext:value-type="float">
            <text:p>249,164645721285</text:p>
          </table:table-cell>
          <table:table-cell table:formula="of:=[.D373]*[.D373]" office:value-type="float" office:value="62083.0206774134" calcext:value-type="float">
            <text:p>62083,0206774134</text:p>
          </table:table-cell>
          <table:table-cell table:formula="of:=[.D373]-12.5" office:value-type="float" office:value="236.664645721285" calcext:value-type="float">
            <text:p>236,664645721285</text:p>
          </table:table-cell>
          <table:table-cell table:formula="of:=[.F373]*[.F373]" office:value-type="float" office:value="56010.1545343813" calcext:value-type="float">
            <text:p>56010,1545343813</text:p>
          </table:table-cell>
        </table:table-row>
        <table:table-row table:style-name="ro1">
          <table:table-cell table:formula="of:=SIN(2*PI()/[.$C$1]*[.B374])" office:value-type="float" office:value="0.210471759821305" calcext:value-type="float">
            <text:p>0,210471759821305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D373]+[.$D$1]*[.A374]" office:value-type="float" office:value="249.373012763508" calcext:value-type="float">
            <text:p>249,373012763508</text:p>
          </table:table-cell>
          <table:table-cell table:formula="of:=[.D374]*[.D374]" office:value-type="float" office:value="62186.8994947488" calcext:value-type="float">
            <text:p>62186,8994947488</text:p>
          </table:table-cell>
          <table:table-cell table:formula="of:=[.D374]-12.5" office:value-type="float" office:value="236.873012763508" calcext:value-type="float">
            <text:p>236,873012763508</text:p>
          </table:table-cell>
          <table:table-cell table:formula="of:=[.F374]*[.F374]" office:value-type="float" office:value="56108.8241756611" calcext:value-type="float">
            <text:p>56108,8241756611</text:p>
          </table:table-cell>
        </table:table-row>
        <table:table-row table:style-name="ro1">
          <table:table-cell table:formula="of:=SIN(2*PI()/[.$C$1]*[.B375])" office:value-type="float" office:value="0.202787295356512" calcext:value-type="float">
            <text:p>0,202787295356512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D374]+[.$D$1]*[.A375]" office:value-type="float" office:value="249.573772185911" calcext:value-type="float">
            <text:p>249,573772185911</text:p>
          </table:table-cell>
          <table:table-cell table:formula="of:=[.D375]*[.D375]" office:value-type="float" office:value="62287.067763105" calcext:value-type="float">
            <text:p>62287,067763105</text:p>
          </table:table-cell>
          <table:table-cell table:formula="of:=[.D375]-12.5" office:value-type="float" office:value="237.073772185911" calcext:value-type="float">
            <text:p>237,073772185911</text:p>
          </table:table-cell>
          <table:table-cell table:formula="of:=[.F375]*[.F375]" office:value-type="float" office:value="56203.9734584572" calcext:value-type="float">
            <text:p>56203,9734584572</text:p>
          </table:table-cell>
        </table:table-row>
        <table:table-row table:style-name="ro1">
          <table:table-cell table:formula="of:=SIN(2*PI()/[.$C$1]*[.B376])" office:value-type="float" office:value="0.195090322016128" calcext:value-type="float">
            <text:p>0,195090322016128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D375]+[.$D$1]*[.A376]" office:value-type="float" office:value="249.766911604707" calcext:value-type="float">
            <text:p>249,766911604707</text:p>
          </table:table-cell>
          <table:table-cell table:formula="of:=[.D376]*[.D376]" office:value-type="float" office:value="62383.5101325535" calcext:value-type="float">
            <text:p>62383,5101325535</text:p>
          </table:table-cell>
          <table:table-cell table:formula="of:=[.D376]-12.5" office:value-type="float" office:value="237.266911604707" calcext:value-type="float">
            <text:p>237,266911604707</text:p>
          </table:table-cell>
          <table:table-cell table:formula="of:=[.F376]*[.F376]" office:value-type="float" office:value="56295.5873424358" calcext:value-type="float">
            <text:p>56295,5873424358</text:p>
          </table:table-cell>
        </table:table-row>
        <table:table-row table:style-name="ro1">
          <table:table-cell table:formula="of:=SIN(2*PI()/[.$C$1]*[.B377])" office:value-type="float" office:value="0.187381314585725" calcext:value-type="float">
            <text:p>0,187381314585725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D376]+[.$D$1]*[.A377]" office:value-type="float" office:value="249.952419106147" calcext:value-type="float">
            <text:p>249,952419106147</text:p>
          </table:table-cell>
          <table:table-cell table:formula="of:=[.D377]*[.D377]" office:value-type="float" office:value="62476.2118170149" calcext:value-type="float">
            <text:p>62476,2118170149</text:p>
          </table:table-cell>
          <table:table-cell table:formula="of:=[.D377]-12.5" office:value-type="float" office:value="237.452419106147" calcext:value-type="float">
            <text:p>237,452419106147</text:p>
          </table:table-cell>
          <table:table-cell table:formula="of:=[.F377]*[.F377]" office:value-type="float" office:value="56383.6513393612" calcext:value-type="float">
            <text:p>56383,6513393612</text:p>
          </table:table-cell>
        </table:table-row>
        <table:table-row table:style-name="ro1">
          <table:table-cell table:formula="of:=SIN(2*PI()/[.$C$1]*[.B378])" office:value-type="float" office:value="0.179660748593193" calcext:value-type="float">
            <text:p>0,179660748593193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D377]+[.$D$1]*[.A378]" office:value-type="float" office:value="250.130283247254" calcext:value-type="float">
            <text:p>250,130283247254</text:p>
          </table:table-cell>
          <table:table-cell table:formula="of:=[.D378]*[.D378]" office:value-type="float" office:value="62565.1585973516" calcext:value-type="float">
            <text:p>62565,1585973516</text:p>
          </table:table-cell>
          <table:table-cell table:formula="of:=[.D378]-12.5" office:value-type="float" office:value="237.630283247254" calcext:value-type="float">
            <text:p>237,630283247254</text:p>
          </table:table-cell>
          <table:table-cell table:formula="of:=[.F378]*[.F378]" office:value-type="float" office:value="56468.1515161702" calcext:value-type="float">
            <text:p>56468,1515161702</text:p>
          </table:table-cell>
        </table:table-row>
        <table:table-row table:style-name="ro1">
          <table:table-cell table:formula="of:=SIN(2*PI()/[.$C$1]*[.B379])" office:value-type="float" office:value="0.17192910027941" calcext:value-type="float">
            <text:p>0,17192910027941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D378]+[.$D$1]*[.A379]" office:value-type="float" office:value="250.300493056531" calcext:value-type="float">
            <text:p>250,300493056531</text:p>
          </table:table-cell>
          <table:table-cell table:formula="of:=[.D379]*[.D379]" office:value-type="float" office:value="62650.3368243424" calcext:value-type="float">
            <text:p>62650,3368243424</text:p>
          </table:table-cell>
          <table:table-cell table:formula="of:=[.D379]-12.5" office:value-type="float" office:value="237.800493056531" calcext:value-type="float">
            <text:p>237,800493056531</text:p>
          </table:table-cell>
          <table:table-cell table:formula="of:=[.F379]*[.F379]" office:value-type="float" office:value="56549.0744979291" calcext:value-type="float">
            <text:p>56549,0744979291</text:p>
          </table:table-cell>
        </table:table-row>
        <table:table-row table:style-name="ro1">
          <table:table-cell table:formula="of:=SIN(2*PI()/[.$C$1]*[.B380])" office:value-type="float" office:value="0.164186846568863" calcext:value-type="float">
            <text:p>0,164186846568863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D379]+[.$D$1]*[.A380]" office:value-type="float" office:value="250.463038034634" calcext:value-type="float">
            <text:p>250,463038034634</text:p>
          </table:table-cell>
          <table:table-cell table:formula="of:=[.D380]*[.D380]" office:value-type="float" office:value="62731.7334215385" calcext:value-type="float">
            <text:p>62731,7334215385</text:p>
          </table:table-cell>
          <table:table-cell table:formula="of:=[.D380]-12.5" office:value-type="float" office:value="237.963038034634" calcext:value-type="float">
            <text:p>237,963038034634</text:p>
          </table:table-cell>
          <table:table-cell table:formula="of:=[.F380]*[.F380]" office:value-type="float" office:value="56626.4074706726" calcext:value-type="float">
            <text:p>56626,4074706726</text:p>
          </table:table-cell>
        </table:table-row>
        <table:table-row table:style-name="ro1">
          <table:table-cell table:formula="of:=SIN(2*PI()/[.$C$1]*[.B381])" office:value-type="float" office:value="0.156434465040231" calcext:value-type="float">
            <text:p>0,156434465040231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D380]+[.$D$1]*[.A381]" office:value-type="float" office:value="250.617908155024" calcext:value-type="float">
            <text:p>250,617908155024</text:p>
          </table:table-cell>
          <table:table-cell table:formula="of:=[.D381]*[.D381]" office:value-type="float" office:value="62809.3358879999" calcext:value-type="float">
            <text:p>62809,3358879999</text:p>
          </table:table-cell>
          <table:table-cell table:formula="of:=[.D381]-12.5" office:value-type="float" office:value="238.117908155024" calcext:value-type="float">
            <text:p>238,117908155024</text:p>
          </table:table-cell>
          <table:table-cell table:formula="of:=[.F381]*[.F381]" office:value-type="float" office:value="56700.1381841243" calcext:value-type="float">
            <text:p>56700,1381841243</text:p>
          </table:table-cell>
        </table:table-row>
        <table:table-row table:style-name="ro1">
          <table:table-cell table:formula="of:=SIN(2*PI()/[.$C$1]*[.B382])" office:value-type="float" office:value="0.148672433896923" calcext:value-type="float">
            <text:p>0,148672433896923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D381]+[.$D$1]*[.A382]" office:value-type="float" office:value="250.765093864582" calcext:value-type="float">
            <text:p>250,765093864582</text:p>
          </table:table-cell>
          <table:table-cell table:formula="of:=[.D382]*[.D382]" office:value-type="float" office:value="62883.1323009125" calcext:value-type="float">
            <text:p>62883,1323009125</text:p>
          </table:table-cell>
          <table:table-cell table:formula="of:=[.D382]-12.5" office:value-type="float" office:value="238.265093864582" calcext:value-type="float">
            <text:p>238,265093864582</text:p>
          </table:table-cell>
          <table:table-cell table:formula="of:=[.F382]*[.F382]" office:value-type="float" office:value="56770.2549542979" calcext:value-type="float">
            <text:p>56770,2549542979</text:p>
          </table:table-cell>
        </table:table-row>
        <table:table-row table:style-name="ro1">
          <table:table-cell table:formula="of:=SIN(2*PI()/[.$C$1]*[.B383])" office:value-type="float" office:value="0.140901231937582" calcext:value-type="float">
            <text:p>0,140901231937582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D382]+[.$D$1]*[.A383]" office:value-type="float" office:value="250.9045860842" calcext:value-type="float">
            <text:p>250,9045860842</text:p>
          </table:table-cell>
          <table:table-cell table:formula="of:=[.D383]*[.D383]" office:value-type="float" office:value="62953.1113180837" calcext:value-type="float">
            <text:p>62953,1113180837</text:p>
          </table:table-cell>
          <table:table-cell table:formula="of:=[.D383]-12.5" office:value-type="float" office:value="238.4045860842" calcext:value-type="float">
            <text:p>238,4045860842</text:p>
          </table:table-cell>
          <table:table-cell table:formula="of:=[.F383]*[.F383]" office:value-type="float" office:value="56836.7466659787" calcext:value-type="float">
            <text:p>56836,7466659787</text:p>
          </table:table-cell>
        </table:table-row>
        <table:table-row table:style-name="ro1">
          <table:table-cell table:formula="of:=SIN(2*PI()/[.$C$1]*[.B384])" office:value-type="float" office:value="0.133121338526552" calcext:value-type="float">
            <text:p>0,133121338526552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D383]+[.$D$1]*[.A384]" office:value-type="float" office:value="251.036376209341" calcext:value-type="float">
            <text:p>251,036376209341</text:p>
          </table:table-cell>
          <table:table-cell table:formula="of:=[.D384]*[.D384]" office:value-type="float" office:value="63019.2621803179" calcext:value-type="float">
            <text:p>63019,2621803179</text:p>
          </table:table-cell>
          <table:table-cell table:formula="of:=[.D384]-12.5" office:value-type="float" office:value="238.536376209341" calcext:value-type="float">
            <text:p>238,536376209341</text:p>
          </table:table-cell>
          <table:table-cell table:formula="of:=[.F384]*[.F384]" office:value-type="float" office:value="56899.6027750843" calcext:value-type="float">
            <text:p>56899,6027750843</text:p>
          </table:table-cell>
        </table:table-row>
        <table:table-row table:style-name="ro1">
          <table:table-cell table:formula="of:=SIN(2*PI()/[.$C$1]*[.B385])" office:value-type="float" office:value="0.125333233564304" calcext:value-type="float">
            <text:p>0,125333233564304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D384]+[.$D$1]*[.A385]" office:value-type="float" office:value="251.16045611057" calcext:value-type="float">
            <text:p>251,16045611057</text:p>
          </table:table-cell>
          <table:table-cell table:formula="of:=[.D385]*[.D385]" office:value-type="float" office:value="63081.5747136695" calcext:value-type="float">
            <text:p>63081,5747136695</text:p>
          </table:table-cell>
          <table:table-cell table:formula="of:=[.D385]-12.5" office:value-type="float" office:value="238.66045611057" calcext:value-type="float">
            <text:p>238,66045611057</text:p>
          </table:table-cell>
          <table:table-cell table:formula="of:=[.F385]*[.F385]" office:value-type="float" office:value="56958.8133109052" calcext:value-type="float">
            <text:p>56958,8133109052</text:p>
          </table:table-cell>
        </table:table-row>
        <table:table-row table:style-name="ro1">
          <table:table-cell table:formula="of:=SIN(2*PI()/[.$C$1]*[.B386])" office:value-type="float" office:value="0.117537397457838" calcext:value-type="float">
            <text:p>0,117537397457838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D385]+[.$D$1]*[.A386]" office:value-type="float" office:value="251.276818134053" calcext:value-type="float">
            <text:p>251,276818134053</text:p>
          </table:table-cell>
          <table:table-cell table:formula="of:=[.D386]*[.D386]" office:value-type="float" office:value="63140.039331574" calcext:value-type="float">
            <text:p>63140,039331574</text:p>
          </table:table-cell>
          <table:table-cell table:formula="of:=[.D386]-12.5" office:value-type="float" office:value="238.776818134053" calcext:value-type="float">
            <text:p>238,776818134053</text:p>
          </table:table-cell>
          <table:table-cell table:formula="of:=[.F386]*[.F386]" office:value-type="float" office:value="57014.3688782227" calcext:value-type="float">
            <text:p>57014,3688782227</text:p>
          </table:table-cell>
        </table:table-row>
        <table:table-row table:style-name="ro1">
          <table:table-cell table:formula="of:=SIN(2*PI()/[.$C$1]*[.B387])" office:value-type="float" office:value="0.109734311091045" calcext:value-type="float">
            <text:p>0,109734311091045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D386]+[.$D$1]*[.A387]" office:value-type="float" office:value="251.385455102033" calcext:value-type="float">
            <text:p>251,385455102033</text:p>
          </table:table-cell>
          <table:table-cell table:formula="of:=[.D387]*[.D387]" office:value-type="float" office:value="63194.6470368564" calcext:value-type="float">
            <text:p>63194,6470368564</text:p>
          </table:table-cell>
          <table:table-cell table:formula="of:=[.D387]-12.5" office:value-type="float" office:value="238.885455102033" calcext:value-type="float">
            <text:p>238,885455102033</text:p>
          </table:table-cell>
          <table:table-cell table:formula="of:=[.F387]*[.F387]" office:value-type="float" office:value="57066.2606593055" calcext:value-type="float">
            <text:p>57066,2606593055</text:p>
          </table:table-cell>
        </table:table-row>
        <table:table-row table:style-name="ro1">
          <table:table-cell table:formula="of:=SIN(2*PI()/[.$C$1]*[.B388])" office:value-type="float" office:value="0.10192445579505" calcext:value-type="float">
            <text:p>0,10192445579505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D387]+[.$D$1]*[.A388]" office:value-type="float" office:value="251.48636031327" calcext:value-type="float">
            <text:p>251,48636031327</text:p>
          </table:table-cell>
          <table:table-cell table:formula="of:=[.D388]*[.D388]" office:value-type="float" office:value="63245.389423616" calcext:value-type="float">
            <text:p>63245,389423616</text:p>
          </table:table-cell>
          <table:table-cell table:formula="of:=[.D388]-12.5" office:value-type="float" office:value="238.98636031327" calcext:value-type="float">
            <text:p>238,98636031327</text:p>
          </table:table-cell>
          <table:table-cell table:formula="of:=[.F388]*[.F388]" office:value-type="float" office:value="57114.4804157843" calcext:value-type="float">
            <text:p>57114,4804157843</text:p>
          </table:table-cell>
        </table:table-row>
        <table:table-row table:style-name="ro1">
          <table:table-cell table:formula="of:=SIN(2*PI()/[.$C$1]*[.B389])" office:value-type="float" office:value="0.0941083133185144" calcext:value-type="float">
            <text:p>0,094108313318514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D388]+[.$D$1]*[.A389]" office:value-type="float" office:value="251.579527543456" calcext:value-type="float">
            <text:p>251,579527543456</text:p>
          </table:table-cell>
          <table:table-cell table:formula="of:=[.D389]*[.D389]" office:value-type="float" office:value="63292.2586789884" calcext:value-type="float">
            <text:p>63292,2586789884</text:p>
          </table:table-cell>
          <table:table-cell table:formula="of:=[.D389]-12.5" office:value-type="float" office:value="239.079527543456" calcext:value-type="float">
            <text:p>239,079527543456</text:p>
          </table:table-cell>
          <table:table-cell table:formula="of:=[.F389]*[.F389]" office:value-type="float" office:value="57159.020490402" calcext:value-type="float">
            <text:p>57159,020490402</text:p>
          </table:table-cell>
        </table:table-row>
        <table:table-row table:style-name="ro1">
          <table:table-cell table:formula="of:=SIN(2*PI()/[.$C$1]*[.B390])" office:value-type="float" office:value="0.086286365797923" calcext:value-type="float">
            <text:p>0,086286365797923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D389]+[.$D$1]*[.A390]" office:value-type="float" office:value="251.664951045596" calcext:value-type="float">
            <text:p>251,664951045596</text:p>
          </table:table-cell>
          <table:table-cell table:formula="of:=[.D390]*[.D390]" office:value-type="float" office:value="63335.247584782" calcext:value-type="float">
            <text:p>63335,247584782</text:p>
          </table:table-cell>
          <table:table-cell table:formula="of:=[.D390]-12.5" office:value-type="float" office:value="239.164951045596" calcext:value-type="float">
            <text:p>239,164951045596</text:p>
          </table:table-cell>
          <table:table-cell table:formula="of:=[.F390]*[.F390]" office:value-type="float" office:value="57199.8738086421" calcext:value-type="float">
            <text:p>57199,8738086421</text:p>
          </table:table-cell>
        </table:table-row>
        <table:table-row table:style-name="ro1">
          <table:table-cell table:formula="of:=SIN(2*PI()/[.$C$1]*[.B391])" office:value-type="float" office:value="0.0784590957278446" calcext:value-type="float">
            <text:p>0,078459095727845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D390]+[.$D$1]*[.A391]" office:value-type="float" office:value="251.742625550366" calcext:value-type="float">
            <text:p>251,742625550366</text:p>
          </table:table-cell>
          <table:table-cell table:formula="of:=[.D391]*[.D391]" office:value-type="float" office:value="63374.3495189919" calcext:value-type="float">
            <text:p>63374,3495189919</text:p>
          </table:table-cell>
          <table:table-cell table:formula="of:=[.D391]-12.5" office:value-type="float" office:value="239.242625550366" calcext:value-type="float">
            <text:p>239,242625550366</text:p>
          </table:table-cell>
          <table:table-cell table:formula="of:=[.F391]*[.F391]" office:value-type="float" office:value="57237.0338802327" calcext:value-type="float">
            <text:p>57237,0338802327</text:p>
          </table:table-cell>
        </table:table-row>
        <table:table-row table:style-name="ro1">
          <table:table-cell table:formula="of:=SIN(2*PI()/[.$C$1]*[.B392])" office:value-type="float" office:value="0.0706269859311664" calcext:value-type="float">
            <text:p>0,070626985931166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D391]+[.$D$1]*[.A392]" office:value-type="float" office:value="251.812546266438" calcext:value-type="float">
            <text:p>251,812546266438</text:p>
          </table:table-cell>
          <table:table-cell table:formula="of:=[.D392]*[.D392]" office:value-type="float" office:value="63409.558457187" calcext:value-type="float">
            <text:p>63409,558457187</text:p>
          </table:table-cell>
          <table:table-cell table:formula="of:=[.D392]-12.5" office:value-type="float" office:value="239.312546266438" calcext:value-type="float">
            <text:p>239,312546266438</text:p>
          </table:table-cell>
          <table:table-cell table:formula="of:=[.F392]*[.F392]" office:value-type="float" office:value="57270.494800526" calcext:value-type="float">
            <text:p>57270,494800526</text:p>
          </table:table-cell>
        </table:table-row>
        <table:table-row table:style-name="ro1">
          <table:table-cell table:formula="of:=SIN(2*PI()/[.$C$1]*[.B393])" office:value-type="float" office:value="0.0627905195293131" calcext:value-type="float">
            <text:p>0,062790519529313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D392]+[.$D$1]*[.A393]" office:value-type="float" office:value="251.874708880772" calcext:value-type="float">
            <text:p>251,874708880772</text:p>
          </table:table-cell>
          <table:table-cell table:formula="of:=[.D393]*[.D393]" office:value-type="float" office:value="63440.8689737737" calcext:value-type="float">
            <text:p>63440,8689737737</text:p>
          </table:table-cell>
          <table:table-cell table:formula="of:=[.D393]-12.5" office:value-type="float" office:value="239.374708880772" calcext:value-type="float">
            <text:p>239,374708880772</text:p>
          </table:table-cell>
          <table:table-cell table:formula="of:=[.F393]*[.F393]" office:value-type="float" office:value="57300.2512517544" calcext:value-type="float">
            <text:p>57300,2512517544</text:p>
          </table:table-cell>
        </table:table-row>
        <table:table-row table:style-name="ro1">
          <table:table-cell table:formula="of:=SIN(2*PI()/[.$C$1]*[.B394])" office:value-type="float" office:value="0.0549501799124456" calcext:value-type="float">
            <text:p>0,054950179912446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[.D393]+[.$D$1]*[.A394]" office:value-type="float" office:value="251.929109558885" calcext:value-type="float">
            <text:p>251,929109558885</text:p>
          </table:table-cell>
          <table:table-cell table:formula="of:=[.D394]*[.D394]" office:value-type="float" office:value="63468.2762431329" calcext:value-type="float">
            <text:p>63468,2762431329</text:p>
          </table:table-cell>
          <table:table-cell table:formula="of:=[.D394]-12.5" office:value-type="float" office:value="239.429109558885" calcext:value-type="float">
            <text:p>239,429109558885</text:p>
          </table:table-cell>
          <table:table-cell table:formula="of:=[.F394]*[.F394]" office:value-type="float" office:value="57326.2985041607" calcext:value-type="float">
            <text:p>57326,2985041607</text:p>
          </table:table-cell>
        </table:table-row>
        <table:table-row table:style-name="ro1">
          <table:table-cell table:formula="of:=SIN(2*PI()/[.$C$1]*[.B395])" office:value-type="float" office:value="0.0471064507096425" calcext:value-type="float">
            <text:p>0,047106450709643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D394]+[.$D$1]*[.A395]" office:value-type="float" office:value="251.975744945088" calcext:value-type="float">
            <text:p>251,975744945088</text:p>
          </table:table-cell>
          <table:table-cell table:formula="of:=[.D395]*[.D395]" office:value-type="float" office:value="63491.776040632" calcext:value-type="float">
            <text:p>63491,776040632</text:p>
          </table:table-cell>
          <table:table-cell table:formula="of:=[.D395]-12.5" office:value-type="float" office:value="239.475744945088" calcext:value-type="float">
            <text:p>239,475744945088</text:p>
          </table:table-cell>
          <table:table-cell table:formula="of:=[.F395]*[.F395]" office:value-type="float" office:value="57348.6324170048" calcext:value-type="float">
            <text:p>57348,6324170048</text:p>
          </table:table-cell>
        </table:table-row>
        <table:table-row table:style-name="ro1">
          <table:table-cell table:formula="of:=SIN(2*PI()/[.$C$1]*[.B396])" office:value-type="float" office:value="0.0392598157590685" calcext:value-type="float">
            <text:p>0,039259815759069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395]+[.$D$1]*[.A396]" office:value-type="float" office:value="252.014612162689" calcext:value-type="float">
            <text:p>252,014612162689</text:p>
          </table:table-cell>
          <table:table-cell table:formula="of:=[.D396]*[.D396]" office:value-type="float" office:value="63511.3647435108" calcext:value-type="float">
            <text:p>63511,3647435108</text:p>
          </table:table-cell>
          <table:table-cell table:formula="of:=[.D396]-12.5" office:value-type="float" office:value="239.514612162689" calcext:value-type="float">
            <text:p>239,514612162689</text:p>
          </table:table-cell>
          <table:table-cell table:formula="of:=[.F396]*[.F396]" office:value-type="float" office:value="57367.2494394435" calcext:value-type="float">
            <text:p>57367,2494394435</text:p>
          </table:table-cell>
        </table:table-row>
        <table:table-row table:style-name="ro1">
          <table:table-cell table:formula="of:=SIN(2*PI()/[.$C$1]*[.B397])" office:value-type="float" office:value="0.0314107590781282" calcext:value-type="float">
            <text:p>0,031410759078128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D396]+[.$D$1]*[.A397]" office:value-type="float" office:value="252.045708814177" calcext:value-type="float">
            <text:p>252,045708814177</text:p>
          </table:table-cell>
          <table:table-cell table:formula="of:=[.D397]*[.D397]" office:value-type="float" office:value="63527.0393316408" calcext:value-type="float">
            <text:p>63527,0393316408</text:p>
          </table:table-cell>
          <table:table-cell table:formula="of:=[.D397]-12.5" office:value-type="float" office:value="239.545708814177" calcext:value-type="float">
            <text:p>239,545708814177</text:p>
          </table:table-cell>
          <table:table-cell table:formula="of:=[.F397]*[.F397]" office:value-type="float" office:value="57382.1466112864" calcext:value-type="float">
            <text:p>57382,1466112864</text:p>
          </table:table-cell>
        </table:table-row>
        <table:table-row table:style-name="ro1">
          <table:table-cell table:formula="of:=SIN(2*PI()/[.$C$1]*[.B398])" office:value-type="float" office:value="0.0235597648336101" calcext:value-type="float">
            <text:p>0,02355976483361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D397]+[.$D$1]*[.A398]" office:value-type="float" office:value="252.069032981362" calcext:value-type="float">
            <text:p>252,069032981362</text:p>
          </table:table-cell>
          <table:table-cell table:formula="of:=[.D398]*[.D398]" office:value-type="float" office:value="63538.797388159" calcext:value-type="float">
            <text:p>63538,797388159</text:p>
          </table:table-cell>
          <table:table-cell table:formula="of:=[.D398]-12.5" office:value-type="float" office:value="239.569032981362" calcext:value-type="float">
            <text:p>239,569032981362</text:p>
          </table:table-cell>
          <table:table-cell table:formula="of:=[.F398]*[.F398]" office:value-type="float" office:value="57393.3215636249" calcext:value-type="float">
            <text:p>57393,3215636249</text:p>
          </table:table-cell>
        </table:table-row>
        <table:table-row table:style-name="ro1">
          <table:table-cell table:formula="of:=SIN(2*PI()/[.$C$1]*[.B399])" office:value-type="float" office:value="0.0157073173118207" calcext:value-type="float">
            <text:p>0,015707317311821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D398]+[.$D$1]*[.A399]" office:value-type="float" office:value="252.084583225501" calcext:value-type="float">
            <text:p>252,084583225501</text:p>
          </table:table-cell>
          <table:table-cell table:formula="of:=[.D399]*[.D399]" office:value-type="float" office:value="63546.6370999744" calcext:value-type="float">
            <text:p>63546,6370999744</text:p>
          </table:table-cell>
          <table:table-cell table:formula="of:=[.D399]-12.5" office:value-type="float" office:value="239.584583225501" calcext:value-type="float">
            <text:p>239,584583225501</text:p>
          </table:table-cell>
          <table:table-cell table:formula="of:=[.F399]*[.F399]" office:value-type="float" office:value="57400.7725193369" calcext:value-type="float">
            <text:p>57400,7725193369</text:p>
          </table:table-cell>
        </table:table-row>
        <table:table-row table:style-name="ro1">
          <table:table-cell table:formula="of:=SIN(2*PI()/[.$C$1]*[.B400])" office:value-type="float" office:value="0.00785390088871097" calcext:value-type="float">
            <text:p>0,007853900888711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D399]+[.$D$1]*[.A400]" office:value-type="float" office:value="252.092358587381" calcext:value-type="float">
            <text:p>252,092358587381</text:p>
          </table:table-cell>
          <table:table-cell table:formula="of:=[.D400]*[.D400]" office:value-type="float" office:value="63550.5572581485" calcext:value-type="float">
            <text:p>63550,5572581485</text:p>
          </table:table-cell>
          <table:table-cell table:formula="of:=[.D400]-12.5" office:value-type="float" office:value="239.592358587381" calcext:value-type="float">
            <text:p>239,592358587381</text:p>
          </table:table-cell>
          <table:table-cell table:formula="of:=[.F400]*[.F400]" office:value-type="float" office:value="57404.4982934639" calcext:value-type="float">
            <text:p>57404,4982934639</text:p>
          </table:table-cell>
        </table:table-row>
        <table:table-row table:style-name="ro1">
          <table:table-cell table:formula="of:=SIN(2*PI()/[.$C$1]*[.B401])" office:value-type="float" office:value="-3.21624529935327E-016" calcext:value-type="float">
            <text:p>-3,21624529935327E-1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400]+[.$D$1]*[.A401]" office:value-type="float" office:value="252.092358587381" calcext:value-type="float">
            <text:p>252,092358587381</text:p>
          </table:table-cell>
          <table:table-cell table:formula="of:=[.D401]*[.D401]" office:value-type="float" office:value="63550.5572581485" calcext:value-type="float">
            <text:p>63550,5572581485</text:p>
          </table:table-cell>
          <table:table-cell table:formula="of:=[.D401]-12.5" office:value-type="float" office:value="239.592358587381" calcext:value-type="float">
            <text:p>239,592358587381</text:p>
          </table:table-cell>
          <table:table-cell table:formula="of:=[.F401]*[.F401]" office:value-type="float" office:value="57404.4982934639" calcext:value-type="float">
            <text:p>57404,4982934639</text:p>
          </table:table-cell>
        </table:table-row>
        <table:table-row table:style-name="ro1">
          <table:table-cell table:formula="of:=SIN(2*PI()/[.$C$1]*[.B402])" office:value-type="float" office:value="-0.00785390088871161" calcext:value-type="float">
            <text:p>-0,007853900888712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D401]+[.$D$1]*[.A402]" office:value-type="float" office:value="252.084583225501" calcext:value-type="float">
            <text:p>252,084583225501</text:p>
          </table:table-cell>
          <table:table-cell table:formula="of:=[.D402]*[.D402]" office:value-type="float" office:value="63546.6370999744" calcext:value-type="float">
            <text:p>63546,6370999744</text:p>
          </table:table-cell>
          <table:table-cell table:formula="of:=[.D402]-12.5" office:value-type="float" office:value="239.584583225501" calcext:value-type="float">
            <text:p>239,584583225501</text:p>
          </table:table-cell>
          <table:table-cell table:formula="of:=[.F402]*[.F402]" office:value-type="float" office:value="57400.7725193369" calcext:value-type="float">
            <text:p>57400,7725193369</text:p>
          </table:table-cell>
        </table:table-row>
        <table:table-row table:style-name="ro1">
          <table:table-cell table:formula="of:=SIN(2*PI()/[.$C$1]*[.B403])" office:value-type="float" office:value="-0.0157073173118209" calcext:value-type="float">
            <text:p>-0,015707317311821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D402]+[.$D$1]*[.A403]" office:value-type="float" office:value="252.069032981362" calcext:value-type="float">
            <text:p>252,069032981362</text:p>
          </table:table-cell>
          <table:table-cell table:formula="of:=[.D403]*[.D403]" office:value-type="float" office:value="63538.797388159" calcext:value-type="float">
            <text:p>63538,797388159</text:p>
          </table:table-cell>
          <table:table-cell table:formula="of:=[.D403]-12.5" office:value-type="float" office:value="239.569032981362" calcext:value-type="float">
            <text:p>239,569032981362</text:p>
          </table:table-cell>
          <table:table-cell table:formula="of:=[.F403]*[.F403]" office:value-type="float" office:value="57393.3215636249" calcext:value-type="float">
            <text:p>57393,3215636249</text:p>
          </table:table-cell>
        </table:table-row>
        <table:table-row table:style-name="ro1">
          <table:table-cell table:formula="of:=SIN(2*PI()/[.$C$1]*[.B404])" office:value-type="float" office:value="-0.0235597648336103" calcext:value-type="float">
            <text:p>-0,02355976483361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[.D403]+[.$D$1]*[.A404]" office:value-type="float" office:value="252.045708814177" calcext:value-type="float">
            <text:p>252,045708814177</text:p>
          </table:table-cell>
          <table:table-cell table:formula="of:=[.D404]*[.D404]" office:value-type="float" office:value="63527.0393316408" calcext:value-type="float">
            <text:p>63527,0393316408</text:p>
          </table:table-cell>
          <table:table-cell table:formula="of:=[.D404]-12.5" office:value-type="float" office:value="239.545708814177" calcext:value-type="float">
            <text:p>239,545708814177</text:p>
          </table:table-cell>
          <table:table-cell table:formula="of:=[.F404]*[.F404]" office:value-type="float" office:value="57382.1466112864" calcext:value-type="float">
            <text:p>57382,1466112864</text:p>
          </table:table-cell>
        </table:table-row>
        <table:table-row table:style-name="ro1">
          <table:table-cell table:formula="of:=SIN(2*PI()/[.$C$1]*[.B405])" office:value-type="float" office:value="-0.0314107590781284" calcext:value-type="float">
            <text:p>-0,031410759078129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D404]+[.$D$1]*[.A405]" office:value-type="float" office:value="252.014612162689" calcext:value-type="float">
            <text:p>252,014612162689</text:p>
          </table:table-cell>
          <table:table-cell table:formula="of:=[.D405]*[.D405]" office:value-type="float" office:value="63511.3647435108" calcext:value-type="float">
            <text:p>63511,3647435108</text:p>
          </table:table-cell>
          <table:table-cell table:formula="of:=[.D405]-12.5" office:value-type="float" office:value="239.514612162689" calcext:value-type="float">
            <text:p>239,514612162689</text:p>
          </table:table-cell>
          <table:table-cell table:formula="of:=[.F405]*[.F405]" office:value-type="float" office:value="57367.2494394435" calcext:value-type="float">
            <text:p>57367,2494394435</text:p>
          </table:table-cell>
        </table:table-row>
        <table:table-row table:style-name="ro1">
          <table:table-cell table:formula="of:=SIN(2*PI()/[.$C$1]*[.B406])" office:value-type="float" office:value="-0.0392598157590687" calcext:value-type="float">
            <text:p>-0,039259815759069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D405]+[.$D$1]*[.A406]" office:value-type="float" office:value="251.975744945088" calcext:value-type="float">
            <text:p>251,975744945088</text:p>
          </table:table-cell>
          <table:table-cell table:formula="of:=[.D406]*[.D406]" office:value-type="float" office:value="63491.776040632" calcext:value-type="float">
            <text:p>63491,776040632</text:p>
          </table:table-cell>
          <table:table-cell table:formula="of:=[.D406]-12.5" office:value-type="float" office:value="239.475744945088" calcext:value-type="float">
            <text:p>239,475744945088</text:p>
          </table:table-cell>
          <table:table-cell table:formula="of:=[.F406]*[.F406]" office:value-type="float" office:value="57348.6324170048" calcext:value-type="float">
            <text:p>57348,6324170048</text:p>
          </table:table-cell>
        </table:table-row>
        <table:table-row table:style-name="ro1">
          <table:table-cell table:formula="of:=SIN(2*PI()/[.$C$1]*[.B407])" office:value-type="float" office:value="-0.0471064507096427" calcext:value-type="float">
            <text:p>-0,047106450709643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D406]+[.$D$1]*[.A407]" office:value-type="float" office:value="251.929109558885" calcext:value-type="float">
            <text:p>251,929109558885</text:p>
          </table:table-cell>
          <table:table-cell table:formula="of:=[.D407]*[.D407]" office:value-type="float" office:value="63468.2762431329" calcext:value-type="float">
            <text:p>63468,2762431329</text:p>
          </table:table-cell>
          <table:table-cell table:formula="of:=[.D407]-12.5" office:value-type="float" office:value="239.429109558885" calcext:value-type="float">
            <text:p>239,429109558885</text:p>
          </table:table-cell>
          <table:table-cell table:formula="of:=[.F407]*[.F407]" office:value-type="float" office:value="57326.2985041607" calcext:value-type="float">
            <text:p>57326,2985041607</text:p>
          </table:table-cell>
        </table:table-row>
        <table:table-row table:style-name="ro1">
          <table:table-cell table:formula="of:=SIN(2*PI()/[.$C$1]*[.B408])" office:value-type="float" office:value="-0.0549501799124458" calcext:value-type="float">
            <text:p>-0,054950179912446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D407]+[.$D$1]*[.A408]" office:value-type="float" office:value="251.874708880772" calcext:value-type="float">
            <text:p>251,874708880772</text:p>
          </table:table-cell>
          <table:table-cell table:formula="of:=[.D408]*[.D408]" office:value-type="float" office:value="63440.8689737737" calcext:value-type="float">
            <text:p>63440,8689737737</text:p>
          </table:table-cell>
          <table:table-cell table:formula="of:=[.D408]-12.5" office:value-type="float" office:value="239.374708880772" calcext:value-type="float">
            <text:p>239,374708880772</text:p>
          </table:table-cell>
          <table:table-cell table:formula="of:=[.F408]*[.F408]" office:value-type="float" office:value="57300.2512517544" calcext:value-type="float">
            <text:p>57300,2512517544</text:p>
          </table:table-cell>
        </table:table-row>
        <table:table-row table:style-name="ro1">
          <table:table-cell table:formula="of:=SIN(2*PI()/[.$C$1]*[.B409])" office:value-type="float" office:value="-0.0627905195293133" calcext:value-type="float">
            <text:p>-0,062790519529313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D408]+[.$D$1]*[.A409]" office:value-type="float" office:value="251.812546266438" calcext:value-type="float">
            <text:p>251,812546266438</text:p>
          </table:table-cell>
          <table:table-cell table:formula="of:=[.D409]*[.D409]" office:value-type="float" office:value="63409.558457187" calcext:value-type="float">
            <text:p>63409,558457187</text:p>
          </table:table-cell>
          <table:table-cell table:formula="of:=[.D409]-12.5" office:value-type="float" office:value="239.312546266438" calcext:value-type="float">
            <text:p>239,312546266438</text:p>
          </table:table-cell>
          <table:table-cell table:formula="of:=[.F409]*[.F409]" office:value-type="float" office:value="57270.494800526" calcext:value-type="float">
            <text:p>57270,494800526</text:p>
          </table:table-cell>
        </table:table-row>
        <table:table-row table:style-name="ro1">
          <table:table-cell table:formula="of:=SIN(2*PI()/[.$C$1]*[.B410])" office:value-type="float" office:value="-0.0706269859311671" calcext:value-type="float">
            <text:p>-0,070626985931167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D409]+[.$D$1]*[.A410]" office:value-type="float" office:value="251.742625550366" calcext:value-type="float">
            <text:p>251,742625550366</text:p>
          </table:table-cell>
          <table:table-cell table:formula="of:=[.D410]*[.D410]" office:value-type="float" office:value="63374.3495189919" calcext:value-type="float">
            <text:p>63374,3495189919</text:p>
          </table:table-cell>
          <table:table-cell table:formula="of:=[.D410]-12.5" office:value-type="float" office:value="239.242625550366" calcext:value-type="float">
            <text:p>239,242625550366</text:p>
          </table:table-cell>
          <table:table-cell table:formula="of:=[.F410]*[.F410]" office:value-type="float" office:value="57237.0338802327" calcext:value-type="float">
            <text:p>57237,0338802327</text:p>
          </table:table-cell>
        </table:table-row>
        <table:table-row table:style-name="ro1">
          <table:table-cell table:formula="of:=SIN(2*PI()/[.$C$1]*[.B411])" office:value-type="float" office:value="-0.0784590957278453" calcext:value-type="float">
            <text:p>-0,078459095727845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D410]+[.$D$1]*[.A411]" office:value-type="float" office:value="251.664951045596" calcext:value-type="float">
            <text:p>251,664951045596</text:p>
          </table:table-cell>
          <table:table-cell table:formula="of:=[.D411]*[.D411]" office:value-type="float" office:value="63335.247584782" calcext:value-type="float">
            <text:p>63335,247584782</text:p>
          </table:table-cell>
          <table:table-cell table:formula="of:=[.D411]-12.5" office:value-type="float" office:value="239.164951045596" calcext:value-type="float">
            <text:p>239,164951045596</text:p>
          </table:table-cell>
          <table:table-cell table:formula="of:=[.F411]*[.F411]" office:value-type="float" office:value="57199.8738086421" calcext:value-type="float">
            <text:p>57199,8738086421</text:p>
          </table:table-cell>
        </table:table-row>
        <table:table-row table:style-name="ro1">
          <table:table-cell table:formula="of:=SIN(2*PI()/[.$C$1]*[.B412])" office:value-type="float" office:value="-0.0862863657979237" calcext:value-type="float">
            <text:p>-0,086286365797924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D411]+[.$D$1]*[.A412]" office:value-type="float" office:value="251.579527543456" calcext:value-type="float">
            <text:p>251,579527543456</text:p>
          </table:table-cell>
          <table:table-cell table:formula="of:=[.D412]*[.D412]" office:value-type="float" office:value="63292.2586789884" calcext:value-type="float">
            <text:p>63292,2586789884</text:p>
          </table:table-cell>
          <table:table-cell table:formula="of:=[.D412]-12.5" office:value-type="float" office:value="239.079527543456" calcext:value-type="float">
            <text:p>239,079527543456</text:p>
          </table:table-cell>
          <table:table-cell table:formula="of:=[.F412]*[.F412]" office:value-type="float" office:value="57159.020490402" calcext:value-type="float">
            <text:p>57159,020490402</text:p>
          </table:table-cell>
        </table:table-row>
        <table:table-row table:style-name="ro1">
          <table:table-cell table:formula="of:=SIN(2*PI()/[.$C$1]*[.B413])" office:value-type="float" office:value="-0.0941083133185146" calcext:value-type="float">
            <text:p>-0,094108313318515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D412]+[.$D$1]*[.A413]" office:value-type="float" office:value="251.48636031327" calcext:value-type="float">
            <text:p>251,48636031327</text:p>
          </table:table-cell>
          <table:table-cell table:formula="of:=[.D413]*[.D413]" office:value-type="float" office:value="63245.389423616" calcext:value-type="float">
            <text:p>63245,389423616</text:p>
          </table:table-cell>
          <table:table-cell table:formula="of:=[.D413]-12.5" office:value-type="float" office:value="238.98636031327" calcext:value-type="float">
            <text:p>238,98636031327</text:p>
          </table:table-cell>
          <table:table-cell table:formula="of:=[.F413]*[.F413]" office:value-type="float" office:value="57114.4804157843" calcext:value-type="float">
            <text:p>57114,4804157843</text:p>
          </table:table-cell>
        </table:table-row>
        <table:table-row table:style-name="ro1">
          <table:table-cell table:formula="of:=SIN(2*PI()/[.$C$1]*[.B414])" office:value-type="float" office:value="-0.10192445579505" calcext:value-type="float">
            <text:p>-0,10192445579505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D413]+[.$D$1]*[.A414]" office:value-type="float" office:value="251.385455102033" calcext:value-type="float">
            <text:p>251,385455102033</text:p>
          </table:table-cell>
          <table:table-cell table:formula="of:=[.D414]*[.D414]" office:value-type="float" office:value="63194.6470368564" calcext:value-type="float">
            <text:p>63194,6470368564</text:p>
          </table:table-cell>
          <table:table-cell table:formula="of:=[.D414]-12.5" office:value-type="float" office:value="238.885455102033" calcext:value-type="float">
            <text:p>238,885455102033</text:p>
          </table:table-cell>
          <table:table-cell table:formula="of:=[.F414]*[.F414]" office:value-type="float" office:value="57066.2606593055" calcext:value-type="float">
            <text:p>57066,2606593055</text:p>
          </table:table-cell>
        </table:table-row>
        <table:table-row table:style-name="ro1">
          <table:table-cell table:formula="of:=SIN(2*PI()/[.$C$1]*[.B415])" office:value-type="float" office:value="-0.109734311091045" calcext:value-type="float">
            <text:p>-0,109734311091045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D414]+[.$D$1]*[.A415]" office:value-type="float" office:value="251.276818134053" calcext:value-type="float">
            <text:p>251,276818134053</text:p>
          </table:table-cell>
          <table:table-cell table:formula="of:=[.D415]*[.D415]" office:value-type="float" office:value="63140.039331574" calcext:value-type="float">
            <text:p>63140,039331574</text:p>
          </table:table-cell>
          <table:table-cell table:formula="of:=[.D415]-12.5" office:value-type="float" office:value="238.776818134053" calcext:value-type="float">
            <text:p>238,776818134053</text:p>
          </table:table-cell>
          <table:table-cell table:formula="of:=[.F415]*[.F415]" office:value-type="float" office:value="57014.3688782227" calcext:value-type="float">
            <text:p>57014,3688782227</text:p>
          </table:table-cell>
        </table:table-row>
        <table:table-row table:style-name="ro1">
          <table:table-cell table:formula="of:=SIN(2*PI()/[.$C$1]*[.B416])" office:value-type="float" office:value="-0.117537397457838" calcext:value-type="float">
            <text:p>-0,117537397457838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D415]+[.$D$1]*[.A416]" office:value-type="float" office:value="251.16045611057" calcext:value-type="float">
            <text:p>251,16045611057</text:p>
          </table:table-cell>
          <table:table-cell table:formula="of:=[.D416]*[.D416]" office:value-type="float" office:value="63081.5747136695" calcext:value-type="float">
            <text:p>63081,5747136695</text:p>
          </table:table-cell>
          <table:table-cell table:formula="of:=[.D416]-12.5" office:value-type="float" office:value="238.66045611057" calcext:value-type="float">
            <text:p>238,66045611057</text:p>
          </table:table-cell>
          <table:table-cell table:formula="of:=[.F416]*[.F416]" office:value-type="float" office:value="56958.8133109052" calcext:value-type="float">
            <text:p>56958,8133109052</text:p>
          </table:table-cell>
        </table:table-row>
        <table:table-row table:style-name="ro1">
          <table:table-cell table:formula="of:=SIN(2*PI()/[.$C$1]*[.B417])" office:value-type="float" office:value="-0.125333233564304" calcext:value-type="float">
            <text:p>-0,125333233564304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D416]+[.$D$1]*[.A417]" office:value-type="float" office:value="251.036376209341" calcext:value-type="float">
            <text:p>251,036376209341</text:p>
          </table:table-cell>
          <table:table-cell table:formula="of:=[.D417]*[.D417]" office:value-type="float" office:value="63019.2621803179" calcext:value-type="float">
            <text:p>63019,2621803179</text:p>
          </table:table-cell>
          <table:table-cell table:formula="of:=[.D417]-12.5" office:value-type="float" office:value="238.536376209341" calcext:value-type="float">
            <text:p>238,536376209341</text:p>
          </table:table-cell>
          <table:table-cell table:formula="of:=[.F417]*[.F417]" office:value-type="float" office:value="56899.6027750843" calcext:value-type="float">
            <text:p>56899,6027750843</text:p>
          </table:table-cell>
        </table:table-row>
        <table:table-row table:style-name="ro1">
          <table:table-cell table:formula="of:=SIN(2*PI()/[.$C$1]*[.B418])" office:value-type="float" office:value="-0.133121338526552" calcext:value-type="float">
            <text:p>-0,133121338526552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417]+[.$D$1]*[.A418]" office:value-type="float" office:value="250.9045860842" calcext:value-type="float">
            <text:p>250,9045860842</text:p>
          </table:table-cell>
          <table:table-cell table:formula="of:=[.D418]*[.D418]" office:value-type="float" office:value="62953.1113180837" calcext:value-type="float">
            <text:p>62953,1113180837</text:p>
          </table:table-cell>
          <table:table-cell table:formula="of:=[.D418]-12.5" office:value-type="float" office:value="238.4045860842" calcext:value-type="float">
            <text:p>238,4045860842</text:p>
          </table:table-cell>
          <table:table-cell table:formula="of:=[.F418]*[.F418]" office:value-type="float" office:value="56836.7466659787" calcext:value-type="float">
            <text:p>56836,7466659787</text:p>
          </table:table-cell>
        </table:table-row>
        <table:table-row table:style-name="ro1">
          <table:table-cell table:formula="of:=SIN(2*PI()/[.$C$1]*[.B419])" office:value-type="float" office:value="-0.140901231937583" calcext:value-type="float">
            <text:p>-0,140901231937583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D418]+[.$D$1]*[.A419]" office:value-type="float" office:value="250.765093864582" calcext:value-type="float">
            <text:p>250,765093864582</text:p>
          </table:table-cell>
          <table:table-cell table:formula="of:=[.D419]*[.D419]" office:value-type="float" office:value="62883.1323009125" calcext:value-type="float">
            <text:p>62883,1323009125</text:p>
          </table:table-cell>
          <table:table-cell table:formula="of:=[.D419]-12.5" office:value-type="float" office:value="238.265093864582" calcext:value-type="float">
            <text:p>238,265093864582</text:p>
          </table:table-cell>
          <table:table-cell table:formula="of:=[.F419]*[.F419]" office:value-type="float" office:value="56770.2549542979" calcext:value-type="float">
            <text:p>56770,2549542979</text:p>
          </table:table-cell>
        </table:table-row>
        <table:table-row table:style-name="ro1">
          <table:table-cell table:formula="of:=SIN(2*PI()/[.$C$1]*[.B420])" office:value-type="float" office:value="-0.148672433896923" calcext:value-type="float">
            <text:p>-0,148672433896923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[.D419]+[.$D$1]*[.A420]" office:value-type="float" office:value="250.617908155024" calcext:value-type="float">
            <text:p>250,617908155024</text:p>
          </table:table-cell>
          <table:table-cell table:formula="of:=[.D420]*[.D420]" office:value-type="float" office:value="62809.3358879999" calcext:value-type="float">
            <text:p>62809,3358879999</text:p>
          </table:table-cell>
          <table:table-cell table:formula="of:=[.D420]-12.5" office:value-type="float" office:value="238.117908155024" calcext:value-type="float">
            <text:p>238,117908155024</text:p>
          </table:table-cell>
          <table:table-cell table:formula="of:=[.F420]*[.F420]" office:value-type="float" office:value="56700.1381841243" calcext:value-type="float">
            <text:p>56700,1381841243</text:p>
          </table:table-cell>
        </table:table-row>
        <table:table-row table:style-name="ro1">
          <table:table-cell table:formula="of:=SIN(2*PI()/[.$C$1]*[.B421])" office:value-type="float" office:value="-0.156434465040231" calcext:value-type="float">
            <text:p>-0,156434465040231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D420]+[.$D$1]*[.A421]" office:value-type="float" office:value="250.463038034634" calcext:value-type="float">
            <text:p>250,463038034634</text:p>
          </table:table-cell>
          <table:table-cell table:formula="of:=[.D421]*[.D421]" office:value-type="float" office:value="62731.7334215385" calcext:value-type="float">
            <text:p>62731,7334215385</text:p>
          </table:table-cell>
          <table:table-cell table:formula="of:=[.D421]-12.5" office:value-type="float" office:value="237.963038034634" calcext:value-type="float">
            <text:p>237,963038034634</text:p>
          </table:table-cell>
          <table:table-cell table:formula="of:=[.F421]*[.F421]" office:value-type="float" office:value="56626.4074706726" calcext:value-type="float">
            <text:p>56626,4074706726</text:p>
          </table:table-cell>
        </table:table-row>
        <table:table-row table:style-name="ro1">
          <table:table-cell table:formula="of:=SIN(2*PI()/[.$C$1]*[.B422])" office:value-type="float" office:value="-0.164186846568863" calcext:value-type="float">
            <text:p>-0,164186846568863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[.D421]+[.$D$1]*[.A422]" office:value-type="float" office:value="250.300493056531" calcext:value-type="float">
            <text:p>250,300493056531</text:p>
          </table:table-cell>
          <table:table-cell table:formula="of:=[.D422]*[.D422]" office:value-type="float" office:value="62650.3368243424" calcext:value-type="float">
            <text:p>62650,3368243424</text:p>
          </table:table-cell>
          <table:table-cell table:formula="of:=[.D422]-12.5" office:value-type="float" office:value="237.800493056531" calcext:value-type="float">
            <text:p>237,800493056531</text:p>
          </table:table-cell>
          <table:table-cell table:formula="of:=[.F422]*[.F422]" office:value-type="float" office:value="56549.0744979291" calcext:value-type="float">
            <text:p>56549,0744979291</text:p>
          </table:table-cell>
        </table:table-row>
        <table:table-row table:style-name="ro1">
          <table:table-cell table:formula="of:=SIN(2*PI()/[.$C$1]*[.B423])" office:value-type="float" office:value="-0.17192910027941" calcext:value-type="float">
            <text:p>-0,17192910027941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D422]+[.$D$1]*[.A423]" office:value-type="float" office:value="250.130283247254" calcext:value-type="float">
            <text:p>250,130283247254</text:p>
          </table:table-cell>
          <table:table-cell table:formula="of:=[.D423]*[.D423]" office:value-type="float" office:value="62565.1585973516" calcext:value-type="float">
            <text:p>62565,1585973516</text:p>
          </table:table-cell>
          <table:table-cell table:formula="of:=[.D423]-12.5" office:value-type="float" office:value="237.630283247254" calcext:value-type="float">
            <text:p>237,630283247254</text:p>
          </table:table-cell>
          <table:table-cell table:formula="of:=[.F423]*[.F423]" office:value-type="float" office:value="56468.1515161702" calcext:value-type="float">
            <text:p>56468,1515161702</text:p>
          </table:table-cell>
        </table:table-row>
        <table:table-row table:style-name="ro1">
          <table:table-cell table:formula="of:=SIN(2*PI()/[.$C$1]*[.B424])" office:value-type="float" office:value="-0.179660748593193" calcext:value-type="float">
            <text:p>-0,179660748593193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[.D423]+[.$D$1]*[.A424]" office:value-type="float" office:value="249.952419106147" calcext:value-type="float">
            <text:p>249,952419106147</text:p>
          </table:table-cell>
          <table:table-cell table:formula="of:=[.D424]*[.D424]" office:value-type="float" office:value="62476.2118170149" calcext:value-type="float">
            <text:p>62476,2118170149</text:p>
          </table:table-cell>
          <table:table-cell table:formula="of:=[.D424]-12.5" office:value-type="float" office:value="237.452419106147" calcext:value-type="float">
            <text:p>237,452419106147</text:p>
          </table:table-cell>
          <table:table-cell table:formula="of:=[.F424]*[.F424]" office:value-type="float" office:value="56383.6513393612" calcext:value-type="float">
            <text:p>56383,6513393612</text:p>
          </table:table-cell>
        </table:table-row>
        <table:table-row table:style-name="ro1">
          <table:table-cell table:formula="of:=SIN(2*PI()/[.$C$1]*[.B425])" office:value-type="float" office:value="-0.187381314585725" calcext:value-type="float">
            <text:p>-0,187381314585725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424]+[.$D$1]*[.A425]" office:value-type="float" office:value="249.766911604707" calcext:value-type="float">
            <text:p>249,766911604707</text:p>
          </table:table-cell>
          <table:table-cell table:formula="of:=[.D425]*[.D425]" office:value-type="float" office:value="62383.5101325535" calcext:value-type="float">
            <text:p>62383,5101325535</text:p>
          </table:table-cell>
          <table:table-cell table:formula="of:=[.D425]-12.5" office:value-type="float" office:value="237.266911604707" calcext:value-type="float">
            <text:p>237,266911604707</text:p>
          </table:table-cell>
          <table:table-cell table:formula="of:=[.F425]*[.F425]" office:value-type="float" office:value="56295.5873424358" calcext:value-type="float">
            <text:p>56295,5873424358</text:p>
          </table:table-cell>
        </table:table-row>
        <table:table-row table:style-name="ro1">
          <table:table-cell table:formula="of:=SIN(2*PI()/[.$C$1]*[.B426])" office:value-type="float" office:value="-0.195090322016128" calcext:value-type="float">
            <text:p>-0,195090322016128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D425]+[.$D$1]*[.A426]" office:value-type="float" office:value="249.573772185911" calcext:value-type="float">
            <text:p>249,573772185911</text:p>
          </table:table-cell>
          <table:table-cell table:formula="of:=[.D426]*[.D426]" office:value-type="float" office:value="62287.067763105" calcext:value-type="float">
            <text:p>62287,067763105</text:p>
          </table:table-cell>
          <table:table-cell table:formula="of:=[.D426]-12.5" office:value-type="float" office:value="237.073772185911" calcext:value-type="float">
            <text:p>237,073772185911</text:p>
          </table:table-cell>
          <table:table-cell table:formula="of:=[.F426]*[.F426]" office:value-type="float" office:value="56203.9734584572" calcext:value-type="float">
            <text:p>56203,9734584572</text:p>
          </table:table-cell>
        </table:table-row>
        <table:table-row table:style-name="ro1">
          <table:table-cell table:formula="of:=SIN(2*PI()/[.$C$1]*[.B427])" office:value-type="float" office:value="-0.202787295356512" calcext:value-type="float">
            <text:p>-0,202787295356512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D426]+[.$D$1]*[.A427]" office:value-type="float" office:value="249.373012763508" calcext:value-type="float">
            <text:p>249,373012763508</text:p>
          </table:table-cell>
          <table:table-cell table:formula="of:=[.D427]*[.D427]" office:value-type="float" office:value="62186.8994947488" calcext:value-type="float">
            <text:p>62186,8994947488</text:p>
          </table:table-cell>
          <table:table-cell table:formula="of:=[.D427]-12.5" office:value-type="float" office:value="236.873012763508" calcext:value-type="float">
            <text:p>236,873012763508</text:p>
          </table:table-cell>
          <table:table-cell table:formula="of:=[.F427]*[.F427]" office:value-type="float" office:value="56108.8241756611" calcext:value-type="float">
            <text:p>56108,8241756611</text:p>
          </table:table-cell>
        </table:table-row>
        <table:table-row table:style-name="ro1">
          <table:table-cell table:formula="of:=SIN(2*PI()/[.$C$1]*[.B428])" office:value-type="float" office:value="-0.210471759821306" calcext:value-type="float">
            <text:p>-0,210471759821306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D427]+[.$D$1]*[.A428]" office:value-type="float" office:value="249.164645721285" calcext:value-type="float">
            <text:p>249,164645721285</text:p>
          </table:table-cell>
          <table:table-cell table:formula="of:=[.D428]*[.D428]" office:value-type="float" office:value="62083.0206774134" calcext:value-type="float">
            <text:p>62083,0206774134</text:p>
          </table:table-cell>
          <table:table-cell table:formula="of:=[.D428]-12.5" office:value-type="float" office:value="236.664645721285" calcext:value-type="float">
            <text:p>236,664645721285</text:p>
          </table:table-cell>
          <table:table-cell table:formula="of:=[.F428]*[.F428]" office:value-type="float" office:value="56010.1545343813" calcext:value-type="float">
            <text:p>56010,1545343813</text:p>
          </table:table-cell>
        </table:table-row>
        <table:table-row table:style-name="ro1">
          <table:table-cell table:formula="of:=SIN(2*PI()/[.$C$1]*[.B429])" office:value-type="float" office:value="-0.218143241396542" calcext:value-type="float">
            <text:p>-0,218143241396542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D428]+[.$D$1]*[.A429]" office:value-type="float" office:value="248.948683912302" calcext:value-type="float">
            <text:p>248,948683912302</text:p>
          </table:table-cell>
          <table:table-cell table:formula="of:=[.D429]*[.D429]" office:value-type="float" office:value="61975.4472216675" calcext:value-type="float">
            <text:p>61975,4472216675</text:p>
          </table:table-cell>
          <table:table-cell table:formula="of:=[.D429]-12.5" office:value-type="float" office:value="236.448683912302" calcext:value-type="float">
            <text:p>236,448683912302</text:p>
          </table:table-cell>
          <table:table-cell table:formula="of:=[.F429]*[.F429]" office:value-type="float" office:value="55907.9801238599" calcext:value-type="float">
            <text:p>55907,9801238599</text:p>
          </table:table-cell>
        </table:table-row>
        <table:table-row table:style-name="ro1">
          <table:table-cell table:formula="of:=SIN(2*PI()/[.$C$1]*[.B430])" office:value-type="float" office:value="-0.225801266869104" calcext:value-type="float">
            <text:p>-0,225801266869104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D429]+[.$D$1]*[.A430]" office:value-type="float" office:value="248.725140658102" calcext:value-type="float">
            <text:p>248,725140658102</text:p>
          </table:table-cell>
          <table:table-cell table:formula="of:=[.D430]*[.D430]" office:value-type="float" office:value="61864.1955953926" calcext:value-type="float">
            <text:p>61864,1955953926</text:p>
          </table:table-cell>
          <table:table-cell table:formula="of:=[.D430]-12.5" office:value-type="float" office:value="236.225140658102" calcext:value-type="float">
            <text:p>236,225140658102</text:p>
          </table:table-cell>
          <table:table-cell table:formula="of:=[.F430]*[.F430]" office:value-type="float" office:value="55802.3170789401" calcext:value-type="float">
            <text:p>55802,3170789401</text:p>
          </table:table-cell>
        </table:table-row>
        <table:table-row table:style-name="ro1">
          <table:table-cell table:formula="of:=SIN(2*PI()/[.$C$1]*[.B431])" office:value-type="float" office:value="-0.233445363855906" calcext:value-type="float">
            <text:p>-0,233445363855906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D430]+[.$D$1]*[.A431]" office:value-type="float" office:value="248.494029747885" calcext:value-type="float">
            <text:p>248,494029747885</text:p>
          </table:table-cell>
          <table:table-cell table:formula="of:=[.D431]*[.D431]" office:value-type="float" office:value="61749.2828203426" calcext:value-type="float">
            <text:p>61749,2828203426</text:p>
          </table:table-cell>
          <table:table-cell table:formula="of:=[.D431]-12.5" office:value-type="float" office:value="235.994029747885" calcext:value-type="float">
            <text:p>235,994029747885</text:p>
          </table:table-cell>
          <table:table-cell table:formula="of:=[.F431]*[.F431]" office:value-type="float" office:value="55693.1820766455" calcext:value-type="float">
            <text:p>55693,1820766455</text:p>
          </table:table-cell>
        </table:table-row>
        <table:table-row table:style-name="ro1">
          <table:table-cell table:formula="of:=SIN(2*PI()/[.$C$1]*[.B432])" office:value-type="float" office:value="-0.241075060833039" calcext:value-type="float">
            <text:p>-0,241075060833039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D431]+[.$D$1]*[.A432]" office:value-type="float" office:value="248.25536543766" calcext:value-type="float">
            <text:p>248,25536543766</text:p>
          </table:table-cell>
          <table:table-cell table:formula="of:=[.D432]*[.D432]" office:value-type="float" office:value="61630.7264685861" calcext:value-type="float">
            <text:p>61630,7264685861</text:p>
          </table:table-cell>
          <table:table-cell table:formula="of:=[.D432]-12.5" office:value-type="float" office:value="235.75536543766" calcext:value-type="float">
            <text:p>235,75536543766</text:p>
          </table:table-cell>
          <table:table-cell table:formula="of:=[.F432]*[.F432]" office:value-type="float" office:value="55580.5923326446" calcext:value-type="float">
            <text:p>55580,5923326446</text:p>
          </table:table-cell>
        </table:table-row>
        <table:table-row table:style-name="ro1">
          <table:table-cell table:formula="of:=SIN(2*PI()/[.$C$1]*[.B433])" office:value-type="float" office:value="-0.248689887164855" calcext:value-type="float">
            <text:p>-0,24868988716485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D432]+[.$D$1]*[.A433]" office:value-type="float" office:value="248.009162449367" calcext:value-type="float">
            <text:p>248,009162449367</text:p>
          </table:table-cell>
          <table:table-cell table:formula="of:=[.D433]*[.D433]" office:value-type="float" office:value="61508.5446588363" calcext:value-type="float">
            <text:p>61508,5446588363</text:p>
          </table:table-cell>
          <table:table-cell table:formula="of:=[.D433]-12.5" office:value-type="float" office:value="235.509162449367" calcext:value-type="float">
            <text:p>235,509162449367</text:p>
          </table:table-cell>
          <table:table-cell table:formula="of:=[.F433]*[.F433]" office:value-type="float" office:value="55464.5655976022" calcext:value-type="float">
            <text:p>55464,5655976022</text:p>
          </table:table-cell>
        </table:table-row>
        <table:table-row table:style-name="ro1">
          <table:table-cell table:formula="of:=SIN(2*PI()/[.$C$1]*[.B434])" office:value-type="float" office:value="-0.256289373132997" calcext:value-type="float">
            <text:p>-0,25628937313299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D433]+[.$D$1]*[.A434]" office:value-type="float" office:value="247.755435969965" calcext:value-type="float">
            <text:p>247,755435969965</text:p>
          </table:table-cell>
          <table:table-cell table:formula="of:=[.D434]*[.D434]" office:value-type="float" office:value="61382.7560526674" calcext:value-type="float">
            <text:p>61382,7560526674</text:p>
          </table:table-cell>
          <table:table-cell table:formula="of:=[.D434]-12.5" office:value-type="float" office:value="235.255435969965" calcext:value-type="float">
            <text:p>235,255435969965</text:p>
          </table:table-cell>
          <table:table-cell table:formula="of:=[.F434]*[.F434]" office:value-type="float" office:value="55345.1201534183" calcext:value-type="float">
            <text:p>55345,1201534183</text:p>
          </table:table-cell>
        </table:table-row>
        <table:table-row table:style-name="ro1">
          <table:table-cell table:formula="of:=SIN(2*PI()/[.$C$1]*[.B435])" office:value-type="float" office:value="-0.263873049965373" calcext:value-type="float">
            <text:p>-0,263873049965373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D434]+[.$D$1]*[.A435]" office:value-type="float" office:value="247.494201650499" calcext:value-type="float">
            <text:p>247,494201650499</text:p>
          </table:table-cell>
          <table:table-cell table:formula="of:=[.D435]*[.D435]" office:value-type="float" office:value="61253.379850618" calcext:value-type="float">
            <text:p>61253,379850618</text:p>
          </table:table-cell>
          <table:table-cell table:formula="of:=[.D435]-12.5" office:value-type="float" office:value="234.994201650499" calcext:value-type="float">
            <text:p>234,994201650499</text:p>
          </table:table-cell>
          <table:table-cell table:formula="of:=[.F435]*[.F435]" office:value-type="float" office:value="55222.2748093555" calcext:value-type="float">
            <text:p>55222,2748093555</text:p>
          </table:table-cell>
        </table:table-row>
        <table:table-row table:style-name="ro1">
          <table:table-cell table:formula="of:=SIN(2*PI()/[.$C$1]*[.B436])" office:value-type="float" office:value="-0.271440449865074" calcext:value-type="float">
            <text:p>-0,271440449865074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D435]+[.$D$1]*[.A436]" office:value-type="float" office:value="247.225475605133" calcext:value-type="float">
            <text:p>247,225475605133</text:p>
          </table:table-cell>
          <table:table-cell table:formula="of:=[.D436]*[.D436]" office:value-type="float" office:value="61120.4357881841" calcext:value-type="float">
            <text:p>61120,4357881841</text:p>
          </table:table-cell>
          <table:table-cell table:formula="of:=[.D436]-12.5" office:value-type="float" office:value="234.725475605133" calcext:value-type="float">
            <text:p>234,725475605133</text:p>
          </table:table-cell>
          <table:table-cell table:formula="of:=[.F436]*[.F436]" office:value-type="float" office:value="55096.0488980558" calcext:value-type="float">
            <text:p>55096,0488980558</text:p>
          </table:table-cell>
        </table:table-row>
        <table:table-row table:style-name="ro1">
          <table:table-cell table:formula="of:=SIN(2*PI()/[.$C$1]*[.B437])" office:value-type="float" office:value="-0.278991106039229" calcext:value-type="float">
            <text:p>-0,278991106039229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D436]+[.$D$1]*[.A437]" office:value-type="float" office:value="246.949274410154" calcext:value-type="float">
            <text:p>246,949274410154</text:p>
          </table:table-cell>
          <table:table-cell table:formula="of:=[.D437]*[.D437]" office:value-type="float" office:value="60983.9441317016" calcext:value-type="float">
            <text:p>60983,9441317016</text:p>
          </table:table-cell>
          <table:table-cell table:formula="of:=[.D437]-12.5" office:value-type="float" office:value="234.449274410154" calcext:value-type="float">
            <text:p>234,449274410154</text:p>
          </table:table-cell>
          <table:table-cell table:formula="of:=[.F437]*[.F437]" office:value-type="float" office:value="54966.4622714477" calcext:value-type="float">
            <text:p>54966,4622714477</text:p>
          </table:table-cell>
        </table:table-row>
        <table:table-row table:style-name="ro1">
          <table:table-cell table:formula="of:=SIN(2*PI()/[.$C$1]*[.B438])" office:value-type="float" office:value="-0.286524552727798" calcext:value-type="float">
            <text:p>-0,286524552727798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D437]+[.$D$1]*[.A438]" office:value-type="float" office:value="246.665615102953" calcext:value-type="float">
            <text:p>246,665615102953</text:p>
          </table:table-cell>
          <table:table-cell table:formula="of:=[.D438]*[.D438]" office:value-type="float" office:value="60843.9256741184" calcext:value-type="float">
            <text:p>60843,9256741184</text:p>
          </table:table-cell>
          <table:table-cell table:formula="of:=[.D438]-12.5" office:value-type="float" office:value="234.165615102953" calcext:value-type="float">
            <text:p>234,165615102953</text:p>
          </table:table-cell>
          <table:table-cell table:formula="of:=[.F438]*[.F438]" office:value-type="float" office:value="54833.5352965446" calcext:value-type="float">
            <text:p>54833,5352965446</text:p>
          </table:table-cell>
        </table:table-row>
        <table:table-row table:style-name="ro1">
          <table:table-cell table:formula="of:=SIN(2*PI()/[.$C$1]*[.B439])" office:value-type="float" office:value="-0.294040325232304" calcext:value-type="float">
            <text:p>-0,294040325232304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D438]+[.$D$1]*[.A439]" office:value-type="float" office:value="246.374515180973" calcext:value-type="float">
            <text:p>246,374515180973</text:p>
          </table:table-cell>
          <table:table-cell table:formula="of:=[.D439]*[.D439]" office:value-type="float" office:value="60700.4017306597" calcext:value-type="float">
            <text:p>60700,4017306597</text:p>
          </table:table-cell>
          <table:table-cell table:formula="of:=[.D439]-12.5" office:value-type="float" office:value="233.874515180973" calcext:value-type="float">
            <text:p>233,874515180973</text:p>
          </table:table-cell>
          <table:table-cell table:formula="of:=[.F439]*[.F439]" office:value-type="float" office:value="54697.2888511354" calcext:value-type="float">
            <text:p>54697,2888511354</text:p>
          </table:table-cell>
        </table:table-row>
        <table:table-row table:style-name="ro1">
          <table:table-cell table:formula="of:=SIN(2*PI()/[.$C$1]*[.B440])" office:value-type="float" office:value="-0.301537959944496" calcext:value-type="float">
            <text:p>-0,301537959944496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D439]+[.$D$1]*[.A440]" office:value-type="float" office:value="246.075992600628" calcext:value-type="float">
            <text:p>246,075992600628</text:p>
          </table:table-cell>
          <table:table-cell table:formula="of:=[.D440]*[.D440]" office:value-type="float" office:value="60553.3941343845" calcext:value-type="float">
            <text:p>60553,3941343845</text:p>
          </table:table-cell>
          <table:table-cell table:formula="of:=[.D440]-12.5" office:value-type="float" office:value="233.575992600628" calcext:value-type="float">
            <text:p>233,575992600628</text:p>
          </table:table-cell>
          <table:table-cell table:formula="of:=[.F440]*[.F440]" office:value-type="float" office:value="54557.7443193688" calcext:value-type="float">
            <text:p>54557,7443193688</text:p>
          </table:table-cell>
        </table:table-row>
        <table:table-row table:style-name="ro1">
          <table:table-cell table:formula="of:=SIN(2*PI()/[.$C$1]*[.B441])" office:value-type="float" office:value="-0.309016994374948" calcext:value-type="float">
            <text:p>-0,309016994374948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D440]+[.$D$1]*[.A441]" office:value-type="float" office:value="245.770065776197" calcext:value-type="float">
            <text:p>245,770065776197</text:p>
          </table:table-cell>
          <table:table-cell table:formula="of:=[.D441]*[.D441]" office:value-type="float" office:value="60402.9252316363" calcext:value-type="float">
            <text:p>60402,9252316363</text:p>
          </table:table-cell>
          <table:table-cell table:formula="of:=[.D441]-12.5" office:value-type="float" office:value="233.270065776197" calcext:value-type="float">
            <text:p>233,270065776197</text:p>
          </table:table-cell>
          <table:table-cell table:formula="of:=[.F441]*[.F441]" office:value-type="float" office:value="54414.9235872314" calcext:value-type="float">
            <text:p>54414,9235872314</text:p>
          </table:table-cell>
        </table:table-row>
        <table:table-row table:style-name="ro1">
          <table:table-cell table:formula="of:=SIN(2*PI()/[.$C$1]*[.B442])" office:value-type="float" office:value="-0.316476967181586" calcext:value-type="float">
            <text:p>-0,316476967181586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[.D441]+[.$D$1]*[.A442]" office:value-type="float" office:value="245.456753578687" calcext:value-type="float">
            <text:p>245,456753578687</text:p>
          </table:table-cell>
          <table:table-cell table:formula="of:=[.D442]*[.D442]" office:value-type="float" office:value="60249.0178773885" calcext:value-type="float">
            <text:p>60249,0178773885</text:p>
          </table:table-cell>
          <table:table-cell table:formula="of:=[.D442]-12.5" office:value-type="float" office:value="232.956753578687" calcext:value-type="float">
            <text:p>232,956753578687</text:p>
          </table:table-cell>
          <table:table-cell table:formula="of:=[.F442]*[.F442]" office:value-type="float" office:value="54268.8490379213" calcext:value-type="float">
            <text:p>54268,8490379213</text:p>
          </table:table-cell>
        </table:table-row>
        <table:table-row table:style-name="ro1">
          <table:table-cell table:formula="of:=SIN(2*PI()/[.$C$1]*[.B443])" office:value-type="float" office:value="-0.32391741819815" calcext:value-type="float">
            <text:p>-0,32391741819815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D442]+[.$D$1]*[.A443]" office:value-type="float" office:value="245.136075334671" calcext:value-type="float">
            <text:p>245,136075334671</text:p>
          </table:table-cell>
          <table:table-cell table:formula="of:=[.D443]*[.D443]" office:value-type="float" office:value="60091.6954304857" calcext:value-type="float">
            <text:p>60091,6954304857</text:p>
          </table:table-cell>
          <table:table-cell table:formula="of:=[.D443]-12.5" office:value-type="float" office:value="232.636075334671" calcext:value-type="float">
            <text:p>232,636075334671</text:p>
          </table:table-cell>
          <table:table-cell table:formula="of:=[.F443]*[.F443]" office:value-type="float" office:value="54119.5435471189" calcext:value-type="float">
            <text:p>54119,5435471189</text:p>
          </table:table-cell>
        </table:table-row>
        <table:table-row table:style-name="ro1">
          <table:table-cell table:formula="of:=SIN(2*PI()/[.$C$1]*[.B444])" office:value-type="float" office:value="-0.331337888462571" calcext:value-type="float">
            <text:p>-0,331337888462571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D443]+[.$D$1]*[.A444]" office:value-type="float" office:value="244.808050825093" calcext:value-type="float">
            <text:p>244,808050825093</text:p>
          </table:table-cell>
          <table:table-cell table:formula="of:=[.D444]*[.D444]" office:value-type="float" office:value="59930.9817487815" calcext:value-type="float">
            <text:p>59930,9817487815</text:p>
          </table:table-cell>
          <table:table-cell table:formula="of:=[.D444]-12.5" office:value-type="float" office:value="232.308050825093" calcext:value-type="float">
            <text:p>232,308050825093</text:p>
          </table:table-cell>
          <table:table-cell table:formula="of:=[.F444]*[.F444]" office:value-type="float" office:value="53967.0304781542" calcext:value-type="float">
            <text:p>53967,0304781542</text:p>
          </table:table-cell>
        </table:table-row>
        <table:table-row table:style-name="ro1">
          <table:table-cell table:formula="of:=SIN(2*PI()/[.$C$1]*[.B445])" office:value-type="float" office:value="-0.338737920245291" calcext:value-type="float">
            <text:p>-0,338737920245291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D444]+[.$D$1]*[.A445]" office:value-type="float" office:value="244.472700284051" calcext:value-type="float">
            <text:p>244,472700284051</text:p>
          </table:table-cell>
          <table:table-cell table:formula="of:=[.D445]*[.D445]" office:value-type="float" office:value="59766.9011841752" calcext:value-type="float">
            <text:p>59766,9011841752</text:p>
          </table:table-cell>
          <table:table-cell table:formula="of:=[.D445]-12.5" office:value-type="float" office:value="231.972700284051" calcext:value-type="float">
            <text:p>231,972700284051</text:p>
          </table:table-cell>
          <table:table-cell table:formula="of:=[.F445]*[.F445]" office:value-type="float" office:value="53811.3336770739" calcext:value-type="float">
            <text:p>53811,3336770739</text:p>
          </table:table-cell>
        </table:table-row>
        <table:table-row table:style-name="ro1">
          <table:table-cell table:formula="of:=SIN(2*PI()/[.$C$1]*[.B446])" office:value-type="float" office:value="-0.346117057077493" calcext:value-type="float">
            <text:p>-0,346117057077493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D445]+[.$D$1]*[.A446]" office:value-type="float" office:value="244.130044397544" calcext:value-type="float">
            <text:p>244,130044397544</text:p>
          </table:table-cell>
          <table:table-cell table:formula="of:=[.D446]*[.D446]" office:value-type="float" office:value="59599.4785775467" calcext:value-type="float">
            <text:p>59599,4785775467</text:p>
          </table:table-cell>
          <table:table-cell table:formula="of:=[.D446]-12.5" office:value-type="float" office:value="231.630044397544" calcext:value-type="float">
            <text:p>231,630044397544</text:p>
          </table:table-cell>
          <table:table-cell table:formula="of:=[.F446]*[.F446]" office:value-type="float" office:value="53652.4774676081" calcext:value-type="float">
            <text:p>53652,4774676081</text:p>
          </table:table-cell>
        </table:table-row>
        <table:table-row table:style-name="ro1">
          <table:table-cell table:formula="of:=SIN(2*PI()/[.$C$1]*[.B447])" office:value-type="float" office:value="-0.353474843779257" calcext:value-type="float">
            <text:p>-0,353474843779257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D446]+[.$D$1]*[.A447]" office:value-type="float" office:value="243.780104302202" calcext:value-type="float">
            <text:p>243,780104302202</text:p>
          </table:table-cell>
          <table:table-cell table:formula="of:=[.D447]*[.D447]" office:value-type="float" office:value="59428.7392535927" calcext:value-type="float">
            <text:p>59428,7392535927</text:p>
          </table:table-cell>
          <table:table-cell table:formula="of:=[.D447]-12.5" office:value-type="float" office:value="231.280104302202" calcext:value-type="float">
            <text:p>231,280104302202</text:p>
          </table:table-cell>
          <table:table-cell table:formula="of:=[.F447]*[.F447]" office:value-type="float" office:value="53490.4866460376" calcext:value-type="float">
            <text:p>53490,4866460376</text:p>
          </table:table-cell>
        </table:table-row>
        <table:table-row table:style-name="ro1">
          <table:table-cell table:formula="of:=SIN(2*PI()/[.$C$1]*[.B448])" office:value-type="float" office:value="-0.360810826487642" calcext:value-type="float">
            <text:p>-0,360810826487642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D447]+[.$D$1]*[.A448]" office:value-type="float" office:value="243.42290158398" calcext:value-type="float">
            <text:p>243,42290158398</text:p>
          </table:table-cell>
          <table:table-cell table:formula="of:=[.D448]*[.D448]" office:value-type="float" office:value="59254.7090155638" calcext:value-type="float">
            <text:p>59254,7090155638</text:p>
          </table:table-cell>
          <table:table-cell table:formula="of:=[.D448]-12.5" office:value-type="float" office:value="230.92290158398" calcext:value-type="float">
            <text:p>230,92290158398</text:p>
          </table:table-cell>
          <table:table-cell table:formula="of:=[.F448]*[.F448]" office:value-type="float" office:value="53325.3864759643" calcext:value-type="float">
            <text:p>53325,3864759643</text:p>
          </table:table-cell>
        </table:table-row>
        <table:table-row table:style-name="ro1">
          <table:table-cell table:formula="of:=SIN(2*PI()/[.$C$1]*[.B449])" office:value-type="float" office:value="-0.368124552684678" calcext:value-type="float">
            <text:p>-0,368124552684678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D448]+[.$D$1]*[.A449]" office:value-type="float" office:value="243.058458276822" calcext:value-type="float">
            <text:p>243,058458276822</text:p>
          </table:table-cell>
          <table:table-cell table:formula="of:=[.D449]*[.D449]" office:value-type="float" office:value="59077.4141399055" calcext:value-type="float">
            <text:p>59077,4141399055</text:p>
          </table:table-cell>
          <table:table-cell table:formula="of:=[.D449]-12.5" office:value-type="float" office:value="230.558458276822" calcext:value-type="float">
            <text:p>230,558458276822</text:p>
          </table:table-cell>
          <table:table-cell table:formula="of:=[.F449]*[.F449]" office:value-type="float" office:value="53157.202682985" calcext:value-type="float">
            <text:p>53157,202682985</text:p>
          </table:table-cell>
        </table:table-row>
        <table:table-row table:style-name="ro1">
          <table:table-cell table:formula="of:=SIN(2*PI()/[.$C$1]*[.B450])" office:value-type="float" office:value="-0.375415571225283" calcext:value-type="float">
            <text:p>-0,375415571225283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D449]+[.$D$1]*[.A450]" office:value-type="float" office:value="242.686796861309" calcext:value-type="float">
            <text:p>242,686796861309</text:p>
          </table:table-cell>
          <table:table-cell table:formula="of:=[.D450]*[.D450]" office:value-type="float" office:value="58896.8813708021" calcext:value-type="float">
            <text:p>58896,8813708021</text:p>
          </table:table-cell>
          <table:table-cell table:formula="of:=[.D450]-12.5" office:value-type="float" office:value="230.186796861309" calcext:value-type="float">
            <text:p>230,186796861309</text:p>
          </table:table-cell>
          <table:table-cell table:formula="of:=[.F450]*[.F450]" office:value-type="float" office:value="52985.9614492694" calcext:value-type="float">
            <text:p>52985,9614492694</text:p>
          </table:table-cell>
        </table:table-row>
        <table:table-row table:style-name="ro1">
          <table:table-cell table:formula="of:=SIN(2*PI()/[.$C$1]*[.B451])" office:value-type="float" office:value="-0.38268343236509" calcext:value-type="float">
            <text:p>-0,38268343236509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450]+[.$D$1]*[.A451]" office:value-type="float" office:value="242.307940263267" calcext:value-type="float">
            <text:p>242,307940263267</text:p>
          </table:table-cell>
          <table:table-cell table:formula="of:=[.D451]*[.D451]" office:value-type="float" office:value="58713.1379146271" calcext:value-type="float">
            <text:p>58713,1379146271</text:p>
          </table:table-cell>
          <table:table-cell table:formula="of:=[.D451]-12.5" office:value-type="float" office:value="229.807940263267" calcext:value-type="float">
            <text:p>229,807940263267</text:p>
          </table:table-cell>
          <table:table-cell table:formula="of:=[.F451]*[.F451]" office:value-type="float" office:value="52811.6894080454" calcext:value-type="float">
            <text:p>52811,6894080454</text:p>
          </table:table-cell>
        </table:table-row>
        <table:table-row table:style-name="ro1">
          <table:table-cell table:formula="of:=SIN(2*PI()/[.$C$1]*[.B452])" office:value-type="float" office:value="-0.389927687788189" calcext:value-type="float">
            <text:p>-0,389927687788189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D451]+[.$D$1]*[.A452]" office:value-type="float" office:value="241.921911852357" calcext:value-type="float">
            <text:p>241,921911852357</text:p>
          </table:table-cell>
          <table:table-cell table:formula="of:=[.D452]*[.D452]" office:value-type="float" office:value="58526.2114342996" calcext:value-type="float">
            <text:p>58526,2114342996</text:p>
          </table:table-cell>
          <table:table-cell table:formula="of:=[.D452]-12.5" office:value-type="float" office:value="229.421911852357" calcext:value-type="float">
            <text:p>229,421911852357</text:p>
          </table:table-cell>
          <table:table-cell table:formula="of:=[.F452]*[.F452]" office:value-type="float" office:value="52634.4136379907" calcext:value-type="float">
            <text:p>52634,4136379907</text:p>
          </table:table-cell>
        </table:table-row>
        <table:table-row table:style-name="ro1">
          <table:table-cell table:formula="of:=SIN(2*PI()/[.$C$1]*[.B453])" office:value-type="float" office:value="-0.397147890634781" calcext:value-type="float">
            <text:p>-0,397147890634781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D452]+[.$D$1]*[.A453]" office:value-type="float" office:value="241.528735440629" calcext:value-type="float">
            <text:p>241,528735440629</text:p>
          </table:table-cell>
          <table:table-cell table:formula="of:=[.D453]*[.D453]" office:value-type="float" office:value="58336.1300435491" calcext:value-type="float">
            <text:p>58336,1300435491</text:p>
          </table:table-cell>
          <table:table-cell table:formula="of:=[.D453]-12.5" office:value-type="float" office:value="229.028735440629" calcext:value-type="float">
            <text:p>229,028735440629</text:p>
          </table:table-cell>
          <table:table-cell table:formula="of:=[.F453]*[.F453]" office:value-type="float" office:value="52454.1616575334" calcext:value-type="float">
            <text:p>52454,1616575334</text:p>
          </table:table-cell>
        </table:table-row>
        <table:table-row table:style-name="ro1">
          <table:table-cell table:formula="of:=SIN(2*PI()/[.$C$1]*[.B454])" office:value-type="float" office:value="-0.404343595528745" calcext:value-type="float">
            <text:p>-0,404343595528745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D453]+[.$D$1]*[.A454]" office:value-type="float" office:value="241.128435281055" calcext:value-type="float">
            <text:p>241,128435281055</text:p>
          </table:table-cell>
          <table:table-cell table:formula="of:=[.D454]*[.D454]" office:value-type="float" office:value="58142.92230109" calcext:value-type="float">
            <text:p>58142,92230109</text:p>
          </table:table-cell>
          <table:table-cell table:formula="of:=[.D454]-12.5" office:value-type="float" office:value="228.628435281055" calcext:value-type="float">
            <text:p>228,628435281055</text:p>
          </table:table-cell>
          <table:table-cell table:formula="of:=[.F454]*[.F454]" office:value-type="float" office:value="52270.9614190636" calcext:value-type="float">
            <text:p>52270,9614190636</text:p>
          </table:table-cell>
        </table:table-row>
        <table:table-row table:style-name="ro1">
          <table:table-cell table:formula="of:=SIN(2*PI()/[.$C$1]*[.B455])" office:value-type="float" office:value="-0.411514358605109" calcext:value-type="float">
            <text:p>-0,411514358605109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[.D454]+[.$D$1]*[.A455]" office:value-type="float" office:value="240.721036066036" calcext:value-type="float">
            <text:p>240,721036066036</text:p>
          </table:table-cell>
          <table:table-cell table:formula="of:=[.D455]*[.D455]" office:value-type="float" office:value="57946.6172047058" calcext:value-type="float">
            <text:p>57946,6172047058</text:p>
          </table:table-cell>
          <table:table-cell table:formula="of:=[.D455]-12.5" office:value-type="float" office:value="228.221036066036" calcext:value-type="float">
            <text:p>228,221036066036</text:p>
          </table:table-cell>
          <table:table-cell table:formula="of:=[.F455]*[.F455]" office:value-type="float" office:value="52084.8413030549" calcext:value-type="float">
            <text:p>52084,8413030549</text:p>
          </table:table-cell>
        </table:table-row>
        <table:table-row table:style-name="ro1">
          <table:table-cell table:formula="of:=SIN(2*PI()/[.$C$1]*[.B456])" office:value-type="float" office:value="-0.418659737537428" calcext:value-type="float">
            <text:p>-0,418659737537428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D455]+[.$D$1]*[.A456]" office:value-type="float" office:value="240.306562925874" calcext:value-type="float">
            <text:p>240,306562925874</text:p>
          </table:table-cell>
          <table:table-cell table:formula="of:=[.D456]*[.D456]" office:value-type="float" office:value="57747.244185247" calcext:value-type="float">
            <text:p>57747,244185247</text:p>
          </table:table-cell>
          <table:table-cell table:formula="of:=[.D456]-12.5" office:value-type="float" office:value="227.806562925874" calcext:value-type="float">
            <text:p>227,806562925874</text:p>
          </table:table-cell>
          <table:table-cell table:formula="of:=[.F456]*[.F456]" office:value-type="float" office:value="51895.8301121002" calcext:value-type="float">
            <text:p>51895,8301121002</text:p>
          </table:table-cell>
        </table:table-row>
        <table:table-row table:style-name="ro1">
          <table:table-cell table:formula="of:=SIN(2*PI()/[.$C$1]*[.B457])" office:value-type="float" office:value="-0.425779291565073" calcext:value-type="float">
            <text:p>-0,425779291565073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D456]+[.$D$1]*[.A457]" office:value-type="float" office:value="239.885041427225" calcext:value-type="float">
            <text:p>239,885041427225</text:p>
          </table:table-cell>
          <table:table-cell table:formula="of:=[.D457]*[.D457]" office:value-type="float" office:value="57544.8331005413" calcext:value-type="float">
            <text:p>57544,8331005413</text:p>
          </table:table-cell>
          <table:table-cell table:formula="of:=[.D457]-12.5" office:value-type="float" office:value="227.385041427225" calcext:value-type="float">
            <text:p>227,385041427225</text:p>
          </table:table-cell>
          <table:table-cell table:formula="of:=[.F457]*[.F457]" office:value-type="float" office:value="51703.9570648606" calcext:value-type="float">
            <text:p>51703,9570648606</text:p>
          </table:table-cell>
        </table:table-row>
        <table:table-row table:style-name="ro1">
          <table:table-cell table:formula="of:=SIN(2*PI()/[.$C$1]*[.B458])" office:value-type="float" office:value="-0.432872581520414" calcext:value-type="float">
            <text:p>-0,432872581520414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[.D457]+[.$D$1]*[.A458]" office:value-type="float" office:value="239.456497571519" calcext:value-type="float">
            <text:p>239,456497571519</text:p>
          </table:table-cell>
          <table:table-cell table:formula="of:=[.D458]*[.D458]" office:value-type="float" office:value="57339.4142292191" calcext:value-type="float">
            <text:p>57339,4142292191</text:p>
          </table:table-cell>
          <table:table-cell table:formula="of:=[.D458]-12.5" office:value-type="float" office:value="226.956497571519" calcext:value-type="float">
            <text:p>226,956497571519</text:p>
          </table:table-cell>
          <table:table-cell table:formula="of:=[.F458]*[.F458]" office:value-type="float" office:value="51509.2517899311" calcext:value-type="float">
            <text:p>51509,2517899311</text:p>
          </table:table-cell>
        </table:table-row>
        <table:table-row table:style-name="ro1">
          <table:table-cell table:formula="of:=SIN(2*PI()/[.$C$1]*[.B459])" office:value-type="float" office:value="-0.439939169855915" calcext:value-type="float">
            <text:p>-0,439939169855915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[.D458]+[.$D$1]*[.A459]" office:value-type="float" office:value="239.020957793362" calcext:value-type="float">
            <text:p>239,020957793362</text:p>
          </table:table-cell>
          <table:table-cell table:formula="of:=[.D459]*[.D459]" office:value-type="float" office:value="57131.0182644561" calcext:value-type="float">
            <text:p>57131,0182644561</text:p>
          </table:table-cell>
          <table:table-cell table:formula="of:=[.D459]-12.5" office:value-type="float" office:value="226.520957793362" calcext:value-type="float">
            <text:p>226,520957793362</text:p>
          </table:table-cell>
          <table:table-cell table:formula="of:=[.F459]*[.F459]" office:value-type="float" office:value="51311.7443196221" calcext:value-type="float">
            <text:p>51311,7443196221</text:p>
          </table:table-cell>
        </table:table-row>
        <table:table-row table:style-name="ro1">
          <table:table-cell table:formula="of:=SIN(2*PI()/[.$C$1]*[.B460])" office:value-type="float" office:value="-0.446978620671121" calcext:value-type="float">
            <text:p>-0,446978620671121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[.D459]+[.$D$1]*[.A460]" office:value-type="float" office:value="238.578448958898" calcext:value-type="float">
            <text:p>238,578448958898</text:p>
          </table:table-cell>
          <table:table-cell table:formula="of:=[.D460]*[.D460]" office:value-type="float" office:value="56919.6763076333" calcext:value-type="float">
            <text:p>56919,6763076333</text:p>
          </table:table-cell>
          <table:table-cell table:formula="of:=[.D460]-12.5" office:value-type="float" office:value="226.078448958898" calcext:value-type="float">
            <text:p>226,078448958898</text:p>
          </table:table-cell>
          <table:table-cell table:formula="of:=[.F460]*[.F460]" office:value-type="float" office:value="51111.4650836609" calcext:value-type="float">
            <text:p>51111,4650836609</text:p>
          </table:table-cell>
        </table:table-row>
        <table:table-row table:style-name="ro1">
          <table:table-cell table:formula="of:=SIN(2*PI()/[.$C$1]*[.B461])" office:value-type="float" office:value="-0.453990499739547" calcext:value-type="float">
            <text:p>-0,453990499739547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D460]+[.$D$1]*[.A461]" office:value-type="float" office:value="238.128998364155" calcext:value-type="float">
            <text:p>238,128998364155</text:p>
          </table:table-cell>
          <table:table-cell table:formula="of:=[.D461]*[.D461]" office:value-type="float" office:value="56705.419861916" calcext:value-type="float">
            <text:p>56705,419861916</text:p>
          </table:table-cell>
          <table:table-cell table:formula="of:=[.D461]-12.5" office:value-type="float" office:value="225.628998364155" calcext:value-type="float">
            <text:p>225,628998364155</text:p>
          </table:table-cell>
          <table:table-cell table:formula="of:=[.F461]*[.F461]" office:value-type="float" office:value="50908.4449028121" calcext:value-type="float">
            <text:p>50908,4449028121</text:p>
          </table:table-cell>
        </table:table-row>
        <table:table-row table:style-name="ro1">
          <table:table-cell table:formula="of:=SIN(2*PI()/[.$C$1]*[.B462])" office:value-type="float" office:value="-0.460974374535463" calcext:value-type="float">
            <text:p>-0,460974374535463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[.D461]+[.$D$1]*[.A462]" office:value-type="float" office:value="237.672633733365" calcext:value-type="float">
            <text:p>237,672633733365</text:p>
          </table:table-cell>
          <table:table-cell table:formula="of:=[.D462]*[.D462]" office:value-type="float" office:value="56488.2808257544" calcext:value-type="float">
            <text:p>56488,2808257544</text:p>
          </table:table-cell>
          <table:table-cell table:formula="of:=[.D462]-12.5" office:value-type="float" office:value="225.172633733365" calcext:value-type="float">
            <text:p>225,172633733365</text:p>
          </table:table-cell>
          <table:table-cell table:formula="of:=[.F462]*[.F462]" office:value-type="float" office:value="50702.7149824203" calcext:value-type="float">
            <text:p>50702,7149824203</text:p>
          </table:table-cell>
        </table:table-row>
        <table:table-row table:style-name="ro1">
          <table:table-cell table:formula="of:=SIN(2*PI()/[.$C$1]*[.B463])" office:value-type="float" office:value="-0.467929814260574" calcext:value-type="float">
            <text:p>-0,467929814260574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D462]+[.$D$1]*[.A463]" office:value-type="float" office:value="237.209383217247" calcext:value-type="float">
            <text:p>237,209383217247</text:p>
          </table:table-cell>
          <table:table-cell table:formula="of:=[.D463]*[.D463]" office:value-type="float" office:value="56268.2914863069" calcext:value-type="float">
            <text:p>56268,2914863069</text:p>
          </table:table-cell>
          <table:table-cell table:formula="of:=[.D463]-12.5" office:value-type="float" office:value="224.709383217247" calcext:value-type="float">
            <text:p>224,709383217247</text:p>
          </table:table-cell>
          <table:table-cell table:formula="of:=[.F463]*[.F463]" office:value-type="float" office:value="50494.3069058757" calcext:value-type="float">
            <text:p>50494,3069058757</text:p>
          </table:table-cell>
        </table:table-row>
        <table:table-row table:style-name="ro1">
          <table:table-cell table:formula="of:=SIN(2*PI()/[.$C$1]*[.B464])" office:value-type="float" office:value="-0.474856389870595" calcext:value-type="float">
            <text:p>-0,474856389870595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D463]+[.$D$1]*[.A464]" office:value-type="float" office:value="236.739275391275" calcext:value-type="float">
            <text:p>236,739275391275</text:p>
          </table:table-cell>
          <table:table-cell table:formula="of:=[.D464]*[.D464]" office:value-type="float" office:value="56045.4845127862" calcext:value-type="float">
            <text:p>56045,4845127862</text:p>
          </table:table-cell>
          <table:table-cell table:formula="of:=[.D464]-12.5" office:value-type="float" office:value="224.239275391275" calcext:value-type="float">
            <text:p>224,239275391275</text:p>
          </table:table-cell>
          <table:table-cell table:formula="of:=[.F464]*[.F464]" office:value-type="float" office:value="50283.2526280043" calcext:value-type="float">
            <text:p>50283,2526280043</text:p>
          </table:table-cell>
        </table:table-row>
        <table:table-row table:style-name="ro1">
          <table:table-cell table:formula="of:=SIN(2*PI()/[.$C$1]*[.B465])" office:value-type="float" office:value="-0.481753674101715" calcext:value-type="float">
            <text:p>-0,48175367410171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D464]+[.$D$1]*[.A465]" office:value-type="float" office:value="236.262339253915" calcext:value-type="float">
            <text:p>236,262339253915</text:p>
          </table:table-cell>
          <table:table-cell table:formula="of:=[.D465]*[.D465]" office:value-type="float" office:value="55819.8929497319" calcext:value-type="float">
            <text:p>55819,8929497319</text:p>
          </table:table-cell>
          <table:table-cell table:formula="of:=[.D465]-12.5" office:value-type="float" office:value="223.762339253915" calcext:value-type="float">
            <text:p>223,762339253915</text:p>
          </table:table-cell>
          <table:table-cell table:formula="of:=[.F465]*[.F465]" office:value-type="float" office:value="50069.584468384" calcext:value-type="float">
            <text:p>50069,584468384</text:p>
          </table:table-cell>
        </table:table-row>
        <table:table-row table:style-name="ro1">
          <table:table-cell table:formula="of:=SIN(2*PI()/[.$C$1]*[.B466])" office:value-type="float" office:value="-0.488621241496955" calcext:value-type="float">
            <text:p>-0,488621241496955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D465]+[.$D$1]*[.A466]" office:value-type="float" office:value="235.778604224833" calcext:value-type="float">
            <text:p>235,778604224833</text:p>
          </table:table-cell>
          <table:table-cell table:formula="of:=[.D466]*[.D466]" office:value-type="float" office:value="55591.5502102103" calcext:value-type="float">
            <text:p>55591,5502102103</text:p>
          </table:table-cell>
          <table:table-cell table:formula="of:=[.D466]-12.5" office:value-type="float" office:value="223.278604224833" calcext:value-type="float">
            <text:p>223,278604224833</text:p>
          </table:table-cell>
          <table:table-cell table:formula="of:=[.F466]*[.F466]" office:value-type="float" office:value="49853.3351045895" calcext:value-type="float">
            <text:p>49853,3351045895</text:p>
          </table:table-cell>
        </table:table-row>
        <table:table-row table:style-name="ro1">
          <table:table-cell table:formula="of:=SIN(2*PI()/[.$C$1]*[.B467])" office:value-type="float" office:value="-0.495458668432408" calcext:value-type="float">
            <text:p>-0,495458668432408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[.D466]+[.$D$1]*[.A467]" office:value-type="float" office:value="235.288100143085" calcext:value-type="float">
            <text:p>235,288100143085</text:p>
          </table:table-cell>
          <table:table-cell table:formula="of:=[.D467]*[.D467]" office:value-type="float" office:value="55360.4900689423" calcext:value-type="float">
            <text:p>55360,4900689423</text:p>
          </table:table-cell>
          <table:table-cell table:formula="of:=[.D467]-12.5" office:value-type="float" office:value="222.788100143085" calcext:value-type="float">
            <text:p>222,788100143085</text:p>
          </table:table-cell>
          <table:table-cell table:formula="of:=[.F467]*[.F467]" office:value-type="float" office:value="49634.5375653651" calcext:value-type="float">
            <text:p>49634,5375653651</text:p>
          </table:table-cell>
        </table:table-row>
        <table:table-row table:style-name="ro1">
          <table:table-cell table:formula="of:=SIN(2*PI()/[.$C$1]*[.B468])" office:value-type="float" office:value="-0.502265533143373" calcext:value-type="float">
            <text:p>-0,502265533143373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[.D467]+[.$D$1]*[.A468]" office:value-type="float" office:value="234.790857265273" calcext:value-type="float">
            <text:p>234,790857265273</text:p>
          </table:table-cell>
          <table:table-cell table:formula="of:=[.D468]*[.D468]" office:value-type="float" office:value="55126.7466553617" calcext:value-type="float">
            <text:p>55126,7466553617</text:p>
          </table:table-cell>
          <table:table-cell table:formula="of:=[.D468]-12.5" office:value-type="float" office:value="222.290857265273" calcext:value-type="float">
            <text:p>222,290857265273</text:p>
          </table:table-cell>
          <table:table-cell table:formula="of:=[.F468]*[.F468]" office:value-type="float" office:value="49413.2252237299" calcext:value-type="float">
            <text:p>49413,2252237299</text:p>
          </table:table-cell>
        </table:table-row>
        <table:table-row table:style-name="ro1">
          <table:table-cell table:formula="of:=SIN(2*PI()/[.$C$1]*[.B469])" office:value-type="float" office:value="-0.509041415750372" calcext:value-type="float">
            <text:p>-0,509041415750372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D468]+[.$D$1]*[.A469]" office:value-type="float" office:value="234.28690626368" calcext:value-type="float">
            <text:p>234,28690626368</text:p>
          </table:table-cell>
          <table:table-cell table:formula="of:=[.D469]*[.D469]" office:value-type="float" office:value="54890.3544466063" calcext:value-type="float">
            <text:p>54890,3544466063</text:p>
          </table:table-cell>
          <table:table-cell table:formula="of:=[.D469]-12.5" office:value-type="float" office:value="221.78690626368" calcext:value-type="float">
            <text:p>221,78690626368</text:p>
          </table:table-cell>
          <table:table-cell table:formula="of:=[.F469]*[.F469]" office:value-type="float" office:value="49189.4317900143" calcext:value-type="float">
            <text:p>49189,4317900143</text:p>
          </table:table-cell>
        </table:table-row>
        <table:table-row table:style-name="ro1">
          <table:table-cell table:formula="of:=SIN(2*PI()/[.$C$1]*[.B470])" office:value-type="float" office:value="-0.515785898285048" calcext:value-type="float">
            <text:p>-0,515785898285048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D469]+[.$D$1]*[.A470]" office:value-type="float" office:value="233.776278224378" calcext:value-type="float">
            <text:p>233,776278224378</text:p>
          </table:table-cell>
          <table:table-cell table:formula="of:=[.D470]*[.D470]" office:value-type="float" office:value="54651.3482604417" calcext:value-type="float">
            <text:p>54651,3482604417</text:p>
          </table:table-cell>
          <table:table-cell table:formula="of:=[.D470]-12.5" office:value-type="float" office:value="221.276278224378" calcext:value-type="float">
            <text:p>221,276278224378</text:p>
          </table:table-cell>
          <table:table-cell table:formula="of:=[.F470]*[.F470]" office:value-type="float" office:value="48963.1913048322" calcext:value-type="float">
            <text:p>48963,1913048322</text:p>
          </table:table-cell>
        </table:table-row>
        <table:table-row table:style-name="ro1">
          <table:table-cell table:formula="of:=SIN(2*PI()/[.$C$1]*[.B471])" office:value-type="float" office:value="-0.522498564715949" calcext:value-type="float">
            <text:p>-0,522498564715949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D470]+[.$D$1]*[.A471]" office:value-type="float" office:value="233.259004645309" calcext:value-type="float">
            <text:p>233,259004645309</text:p>
          </table:table-cell>
          <table:table-cell table:formula="of:=[.D471]*[.D471]" office:value-type="float" office:value="54409.7632481202" calcext:value-type="float">
            <text:p>54409,7632481202</text:p>
          </table:table-cell>
          <table:table-cell table:formula="of:=[.D471]-12.5" office:value-type="float" office:value="220.759004645309" calcext:value-type="float">
            <text:p>220,759004645309</text:p>
          </table:table-cell>
          <table:table-cell table:formula="of:=[.F471]*[.F471]" office:value-type="float" office:value="48734.5381319875" calcext:value-type="float">
            <text:p>48734,5381319875</text:p>
          </table:table-cell>
        </table:table-row>
        <table:table-row table:style-name="ro1">
          <table:table-cell table:formula="of:=SIN(2*PI()/[.$C$1]*[.B472])" office:value-type="float" office:value="-0.529179000974191" calcext:value-type="float">
            <text:p>-0,529179000974191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D471]+[.$D$1]*[.A472]" office:value-type="float" office:value="232.735117434344" calcext:value-type="float">
            <text:p>232,735117434344</text:p>
          </table:table-cell>
          <table:table-cell table:formula="of:=[.D472]*[.D472]" office:value-type="float" office:value="54165.6348871781" calcext:value-type="float">
            <text:p>54165,6348871781</text:p>
          </table:table-cell>
          <table:table-cell table:formula="of:=[.D472]-12.5" office:value-type="float" office:value="220.235117434344" calcext:value-type="float">
            <text:p>220,235117434344</text:p>
          </table:table-cell>
          <table:table-cell table:formula="of:=[.F472]*[.F472]" office:value-type="float" office:value="48503.5069513195" calcext:value-type="float">
            <text:p>48503,5069513195</text:p>
          </table:table-cell>
        </table:table-row>
        <table:table-row table:style-name="ro1">
          <table:table-cell table:formula="of:=SIN(2*PI()/[.$C$1]*[.B473])" office:value-type="float" office:value="-0.535826794978997" calcext:value-type="float">
            <text:p>-0,535826794978997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D472]+[.$D$1]*[.A473]" office:value-type="float" office:value="232.204648907315" calcext:value-type="float">
            <text:p>232,204648907315</text:p>
          </table:table-cell>
          <table:table-cell table:formula="of:=[.D473]*[.D473]" office:value-type="float" office:value="53918.9989741695" calcext:value-type="float">
            <text:p>53918,9989741695</text:p>
          </table:table-cell>
          <table:table-cell table:formula="of:=[.D473]-12.5" office:value-type="float" office:value="219.704648907315" calcext:value-type="float">
            <text:p>219,704648907315</text:p>
          </table:table-cell>
          <table:table-cell table:formula="of:=[.F473]*[.F473]" office:value-type="float" office:value="48270.1327514867" calcext:value-type="float">
            <text:p>48270,1327514867</text:p>
          </table:table-cell>
        </table:table-row>
        <table:table-row table:style-name="ro1">
          <table:table-cell table:formula="of:=SIN(2*PI()/[.$C$1]*[.B474])" office:value-type="float" office:value="-0.542441536663119" calcext:value-type="float">
            <text:p>-0,542441536663119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[.D473]+[.$D$1]*[.A474]" office:value-type="float" office:value="231.667631786019" calcext:value-type="float">
            <text:p>231,667631786019</text:p>
          </table:table-cell>
          <table:table-cell table:formula="of:=[.D474]*[.D474]" office:value-type="float" office:value="53669.8916173424" calcext:value-type="float">
            <text:p>53669,8916173424</text:p>
          </table:table-cell>
          <table:table-cell table:formula="of:=[.D474]-12.5" office:value-type="float" office:value="219.167631786019" calcext:value-type="float">
            <text:p>219,167631786019</text:p>
          </table:table-cell>
          <table:table-cell table:formula="of:=[.F474]*[.F474]" office:value-type="float" office:value="48034.4508226919" calcext:value-type="float">
            <text:p>48034,4508226919</text:p>
          </table:table-cell>
        </table:table-row>
        <table:table-row table:style-name="ro1">
          <table:table-cell table:formula="of:=SIN(2*PI()/[.$C$1]*[.B475])" office:value-type="float" office:value="-0.549022817998132" calcext:value-type="float">
            <text:p>-0,549022817998132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D474]+[.$D$1]*[.A475]" office:value-type="float" office:value="231.124099196201" calcext:value-type="float">
            <text:p>231,124099196201</text:p>
          </table:table-cell>
          <table:table-cell table:formula="of:=[.D475]*[.D475]" office:value-type="float" office:value="53418.3492292552" calcext:value-type="float">
            <text:p>53418,3492292552</text:p>
          </table:table-cell>
          <table:table-cell table:formula="of:=[.D475]-12.5" office:value-type="float" office:value="218.624099196201" calcext:value-type="float">
            <text:p>218,624099196201</text:p>
          </table:table-cell>
          <table:table-cell table:formula="of:=[.F475]*[.F475]" office:value-type="float" office:value="47796.4967493502" calcext:value-type="float">
            <text:p>47796,4967493502</text:p>
          </table:table-cell>
        </table:table-row>
        <table:table-row table:style-name="ro1">
          <table:table-cell table:formula="of:=SIN(2*PI()/[.$C$1]*[.B476])" office:value-type="float" office:value="-0.555570233019602" calcext:value-type="float">
            <text:p>-0,555570233019602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D475]+[.$D$1]*[.A476]" office:value-type="float" office:value="230.574084665511" calcext:value-type="float">
            <text:p>230,574084665511</text:p>
          </table:table-cell>
          <table:table-cell table:formula="of:=[.D476]*[.D476]" office:value-type="float" office:value="53164.4085193383" calcext:value-type="float">
            <text:p>53164,4085193383</text:p>
          </table:table-cell>
          <table:table-cell table:formula="of:=[.D476]-12.5" office:value-type="float" office:value="218.074084665511" calcext:value-type="float">
            <text:p>218,074084665511</text:p>
          </table:table-cell>
          <table:table-cell table:formula="of:=[.F476]*[.F476]" office:value-type="float" office:value="47556.3064027006" calcext:value-type="float">
            <text:p>47556,3064027006</text:p>
          </table:table-cell>
        </table:table-row>
        <table:table-row table:style-name="ro1">
          <table:table-cell table:formula="of:=SIN(2*PI()/[.$C$1]*[.B477])" office:value-type="float" office:value="-0.562083377852131" calcext:value-type="float">
            <text:p>-0,562083377852131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D476]+[.$D$1]*[.A477]" office:value-type="float" office:value="230.017622121438" calcext:value-type="float">
            <text:p>230,017622121438</text:p>
          </table:table-cell>
          <table:table-cell table:formula="of:=[.D477]*[.D477]" office:value-type="float" office:value="52908.1064864005" calcext:value-type="float">
            <text:p>52908,1064864005</text:p>
          </table:table-cell>
          <table:table-cell table:formula="of:=[.D477]-12.5" office:value-type="float" office:value="217.517622121438" calcext:value-type="float">
            <text:p>217,517622121438</text:p>
          </table:table-cell>
          <table:table-cell table:formula="of:=[.F477]*[.F477]" office:value-type="float" office:value="47313.9159333645" calcext:value-type="float">
            <text:p>47313,9159333645</text:p>
          </table:table-cell>
        </table:table-row>
        <table:table-row table:style-name="ro1">
          <table:table-cell table:formula="of:=SIN(2*PI()/[.$C$1]*[.B478])" office:value-type="float" office:value="-0.568561850734264" calcext:value-type="float">
            <text:p>-0,568561850734264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[.D477]+[.$D$1]*[.A478]" office:value-type="float" office:value="229.454745889211" calcext:value-type="float">
            <text:p>229,454745889211</text:p>
          </table:table-cell>
          <table:table-cell table:formula="of:=[.D478]*[.D478]" office:value-type="float" office:value="52649.4804110823" calcext:value-type="float">
            <text:p>52649,4804110823</text:p>
          </table:table-cell>
          <table:table-cell table:formula="of:=[.D478]-12.5" office:value-type="float" office:value="216.954745889211" calcext:value-type="float">
            <text:p>216,954745889211</text:p>
          </table:table-cell>
          <table:table-cell table:formula="of:=[.F478]*[.F478]" office:value-type="float" office:value="47069.361763852" calcext:value-type="float">
            <text:p>47069,361763852</text:p>
          </table:table-cell>
        </table:table-row>
        <table:table-row table:style-name="ro1">
          <table:table-cell table:formula="of:=SIN(2*PI()/[.$C$1]*[.B479])" office:value-type="float" office:value="-0.575005252043279" calcext:value-type="float">
            <text:p>-0,575005252043279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[.D478]+[.$D$1]*[.A479]" office:value-type="float" office:value="228.885490689688" calcext:value-type="float">
            <text:p>228,885490689688</text:p>
          </table:table-cell>
          <table:table-cell table:formula="of:=[.D479]*[.D479]" office:value-type="float" office:value="52388.5678482592" calcext:value-type="float">
            <text:p>52388,5678482592</text:p>
          </table:table-cell>
          <table:table-cell table:formula="of:=[.D479]-12.5" office:value-type="float" office:value="216.385490689688" calcext:value-type="float">
            <text:p>216,385490689688</text:p>
          </table:table-cell>
          <table:table-cell table:formula="of:=[.F479]*[.F479]" office:value-type="float" office:value="46822.680581017" calcext:value-type="float">
            <text:p>46822,680581017</text:p>
          </table:table-cell>
        </table:table-row>
        <table:table-row table:style-name="ro1">
          <table:table-cell table:formula="of:=SIN(2*PI()/[.$C$1]*[.B480])" office:value-type="float" office:value="-0.581413184319831" calcext:value-type="float">
            <text:p>-0,581413184319831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[.D479]+[.$D$1]*[.A480]" office:value-type="float" office:value="228.309891637211" calcext:value-type="float">
            <text:p>228,309891637211</text:p>
          </table:table-cell>
          <table:table-cell table:formula="of:=[.D480]*[.D480]" office:value-type="float" office:value="52125.4066193951" calcext:value-type="float">
            <text:p>52125,4066193951</text:p>
          </table:table-cell>
          <table:table-cell table:formula="of:=[.D480]-12.5" office:value-type="float" office:value="215.809891637211" calcext:value-type="float">
            <text:p>215,809891637211</text:p>
          </table:table-cell>
          <table:table-cell table:formula="of:=[.F480]*[.F480]" office:value-type="float" office:value="46573.9093284649" calcext:value-type="float">
            <text:p>46573,9093284649</text:p>
          </table:table-cell>
        </table:table-row>
        <table:table-row table:style-name="ro1">
          <table:table-cell table:formula="of:=SIN(2*PI()/[.$C$1]*[.B481])" office:value-type="float" office:value="-0.587785252292473" calcext:value-type="float">
            <text:p>-0,587785252292473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D480]+[.$D$1]*[.A481]" office:value-type="float" office:value="227.727984237442" calcext:value-type="float">
            <text:p>227,727984237442</text:p>
          </table:table-cell>
          <table:table-cell table:formula="of:=[.D481]*[.D481]" office:value-type="float" office:value="51860.0348048485" calcext:value-type="float">
            <text:p>51860,0348048485</text:p>
          </table:table-cell>
          <table:table-cell table:formula="of:=[.D481]-12.5" office:value-type="float" office:value="215.227984237442" calcext:value-type="float">
            <text:p>215,227984237442</text:p>
          </table:table-cell>
          <table:table-cell table:formula="of:=[.F481]*[.F481]" office:value-type="float" office:value="46323.0851989124" calcext:value-type="float">
            <text:p>46323,0851989124</text:p>
          </table:table-cell>
        </table:table-row>
        <table:table-row table:style-name="ro1">
          <table:table-cell table:formula="of:=SIN(2*PI()/[.$C$1]*[.B482])" office:value-type="float" office:value="-0.594121062902039" calcext:value-type="float">
            <text:p>-0,594121062902039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[.D481]+[.$D$1]*[.A482]" office:value-type="float" office:value="227.139804385169" calcext:value-type="float">
            <text:p>227,139804385169</text:p>
          </table:table-cell>
          <table:table-cell table:formula="of:=[.D482]*[.D482]" office:value-type="float" office:value="51592.4907361327" calcext:value-type="float">
            <text:p>51592,4907361327</text:p>
          </table:table-cell>
          <table:table-cell table:formula="of:=[.D482]-12.5" office:value-type="float" office:value="214.639804385169" calcext:value-type="float">
            <text:p>214,639804385169</text:p>
          </table:table-cell>
          <table:table-cell table:formula="of:=[.F482]*[.F482]" office:value-type="float" office:value="46070.2456265035" calcext:value-type="float">
            <text:p>46070,2456265035</text:p>
          </table:table-cell>
        </table:table-row>
        <table:table-row table:style-name="ro1">
          <table:table-cell table:formula="of:=SIN(2*PI()/[.$C$1]*[.B483])" office:value-type="float" office:value="-0.600420225325884" calcext:value-type="float">
            <text:p>-0,600420225325884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D482]+[.$D$1]*[.A483]" office:value-type="float" office:value="226.545388362096" calcext:value-type="float">
            <text:p>226,545388362096</text:p>
          </table:table-cell>
          <table:table-cell table:formula="of:=[.D483]*[.D483]" office:value-type="float" office:value="51322.8129881329" calcext:value-type="float">
            <text:p>51322,8129881329</text:p>
          </table:table-cell>
          <table:table-cell table:formula="of:=[.D483]-12.5" office:value-type="float" office:value="214.045388362096" calcext:value-type="float">
            <text:p>214,045388362096</text:p>
          </table:table-cell>
          <table:table-cell table:formula="of:=[.F483]*[.F483]" office:value-type="float" office:value="45815.4282790805" calcext:value-type="float">
            <text:p>45815,4282790805</text:p>
          </table:table-cell>
        </table:table-row>
        <table:table-row table:style-name="ro1">
          <table:table-cell table:formula="of:=SIN(2*PI()/[.$C$1]*[.B484])" office:value-type="float" office:value="-0.606682351002" calcext:value-type="float">
            <text:p>-0,606682351002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[.D483]+[.$D$1]*[.A484]" office:value-type="float" office:value="225.944772834604" calcext:value-type="float">
            <text:p>225,944772834604</text:p>
          </table:table-cell>
          <table:table-cell table:formula="of:=[.D484]*[.D484]" office:value-type="float" office:value="51051.0403712808" calcext:value-type="float">
            <text:p>51051,0403712808</text:p>
          </table:table-cell>
          <table:table-cell table:formula="of:=[.D484]-12.5" office:value-type="float" office:value="213.444772834604" calcext:value-type="float">
            <text:p>213,444772834604</text:p>
          </table:table-cell>
          <table:table-cell table:formula="of:=[.F484]*[.F484]" office:value-type="float" office:value="45558.6710504157" calcext:value-type="float">
            <text:p>45558,6710504157</text:p>
          </table:table-cell>
        </table:table-row>
        <table:table-row table:style-name="ro1">
          <table:table-cell table:formula="of:=SIN(2*PI()/[.$C$1]*[.B485])" office:value-type="float" office:value="-0.612907053652977" calcext:value-type="float">
            <text:p>-0,612907053652977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D484]+[.$D$1]*[.A485]" office:value-type="float" office:value="225.337994851488" calcext:value-type="float">
            <text:p>225,337994851488</text:p>
          </table:table-cell>
          <table:table-cell table:formula="of:=[.D485]*[.D485]" office:value-type="float" office:value="50777.2119236891" calcext:value-type="float">
            <text:p>50777,2119236891</text:p>
          </table:table-cell>
          <table:table-cell table:formula="of:=[.D485]-12.5" office:value-type="float" office:value="212.837994851488" calcext:value-type="float">
            <text:p>212,837994851488</text:p>
          </table:table-cell>
          <table:table-cell table:formula="of:=[.F485]*[.F485]" office:value-type="float" office:value="45300.0120524019" calcext:value-type="float">
            <text:p>45300,0120524019</text:p>
          </table:table-cell>
        </table:table-row>
        <table:table-row table:style-name="ro1">
          <table:table-cell table:formula="of:=SIN(2*PI()/[.$C$1]*[.B486])" office:value-type="float" office:value="-0.619093949309834" calcext:value-type="float">
            <text:p>-0,619093949309834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[.D485]+[.$D$1]*[.A486]" office:value-type="float" office:value="224.725091841671" calcext:value-type="float">
            <text:p>224,725091841671</text:p>
          </table:table-cell>
          <table:table-cell table:formula="of:=[.D486]*[.D486]" office:value-type="float" office:value="50501.3669032474" calcext:value-type="float">
            <text:p>50501,3669032474</text:p>
          </table:table-cell>
          <table:table-cell table:formula="of:=[.D486]-12.5" office:value-type="float" office:value="212.225091841671" calcext:value-type="float">
            <text:p>212,225091841671</text:p>
          </table:table-cell>
          <table:table-cell table:formula="of:=[.F486]*[.F486]" office:value-type="float" office:value="45039.4896072056" calcext:value-type="float">
            <text:p>45039,4896072056</text:p>
          </table:table-cell>
        </table:table-row>
        <table:table-row table:style-name="ro1">
          <table:table-cell table:formula="of:=SIN(2*PI()/[.$C$1]*[.B487])" office:value-type="float" office:value="-0.625242656335705" calcext:value-type="float">
            <text:p>-0,625242656335705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[.D486]+[.$D$1]*[.A487]" office:value-type="float" office:value="224.106101611898" calcext:value-type="float">
            <text:p>224,106101611898</text:p>
          </table:table-cell>
          <table:table-cell table:formula="of:=[.D487]*[.D487]" office:value-type="float" office:value="50223.5447796826" calcext:value-type="float">
            <text:p>50223,5447796826</text:p>
          </table:table-cell>
          <table:table-cell table:formula="of:=[.D487]-12.5" office:value-type="float" office:value="211.606101611898" calcext:value-type="float">
            <text:p>211,606101611898</text:p>
          </table:table-cell>
          <table:table-cell table:formula="of:=[.F487]*[.F487]" office:value-type="float" office:value="44777.1422393851" calcext:value-type="float">
            <text:p>44777,1422393851</text:p>
          </table:table-cell>
        </table:table-row>
        <table:table-row table:style-name="ro1">
          <table:table-cell table:formula="of:=SIN(2*PI()/[.$C$1]*[.B488])" office:value-type="float" office:value="-0.631352795449378" calcext:value-type="float">
            <text:p>-0,631352795449378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D487]+[.$D$1]*[.A488]" office:value-type="float" office:value="223.481062344404" calcext:value-type="float">
            <text:p>223,481062344404</text:p>
          </table:table-cell>
          <table:table-cell table:formula="of:=[.D488]*[.D488]" office:value-type="float" office:value="49943.7852265832" calcext:value-type="float">
            <text:p>49943,7852265832</text:p>
          </table:table-cell>
          <table:table-cell table:formula="of:=[.D488]-12.5" office:value-type="float" office:value="210.981062344404" calcext:value-type="float">
            <text:p>210,981062344404</text:p>
          </table:table-cell>
          <table:table-cell table:formula="of:=[.F488]*[.F488]" office:value-type="float" office:value="44513.0086679731" calcext:value-type="float">
            <text:p>44513,0086679731</text:p>
          </table:table-cell>
        </table:table-row>
        <table:table-row table:style-name="ro1">
          <table:table-cell table:formula="of:=SIN(2*PI()/[.$C$1]*[.B489])" office:value-type="float" office:value="-0.63742398974869" calcext:value-type="float">
            <text:p>-0,63742398974869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D488]+[.$D$1]*[.A489]" office:value-type="float" office:value="222.850012594552" calcext:value-type="float">
            <text:p>222,850012594552</text:p>
          </table:table-cell>
          <table:table-cell table:formula="of:=[.D489]*[.D489]" office:value-type="float" office:value="49662.1281133922" calcext:value-type="float">
            <text:p>49662,1281133922</text:p>
          </table:table-cell>
          <table:table-cell table:formula="of:=[.D489]-12.5" office:value-type="float" office:value="210.350012594552" calcext:value-type="float">
            <text:p>210,350012594552</text:p>
          </table:table-cell>
          <table:table-cell table:formula="of:=[.F489]*[.F489]" office:value-type="float" office:value="44247.1277985284" calcext:value-type="float">
            <text:p>44247,1277985284</text:p>
          </table:table-cell>
        </table:table-row>
        <table:table-row table:style-name="ro1">
          <table:table-cell table:formula="of:=SIN(2*PI()/[.$C$1]*[.B490])" office:value-type="float" office:value="-0.643455864733779" calcext:value-type="float">
            <text:p>-0,643455864733779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D489]+[.$D$1]*[.A490]" office:value-type="float" office:value="222.212991288466" calcext:value-type="float">
            <text:p>222,212991288466</text:p>
          </table:table-cell>
          <table:table-cell table:formula="of:=[.D490]*[.D490]" office:value-type="float" office:value="49378.6134973679" calcext:value-type="float">
            <text:p>49378,6134973679</text:p>
          </table:table-cell>
          <table:table-cell table:formula="of:=[.D490]-12.5" office:value-type="float" office:value="209.712991288466" calcext:value-type="float">
            <text:p>209,712991288466</text:p>
          </table:table-cell>
          <table:table-cell table:formula="of:=[.F490]*[.F490]" office:value-type="float" office:value="43979.5387151562" calcext:value-type="float">
            <text:p>43979,5387151562</text:p>
          </table:table-cell>
        </table:table-row>
        <table:table-row table:style-name="ro1">
          <table:table-cell table:formula="of:=SIN(2*PI()/[.$C$1]*[.B491])" office:value-type="float" office:value="-0.649448048330184" calcext:value-type="float">
            <text:p>-0,649448048330184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D490]+[.$D$1]*[.A491]" office:value-type="float" office:value="221.570037720619" calcext:value-type="float">
            <text:p>221,570037720619</text:p>
          </table:table-cell>
          <table:table-cell table:formula="of:=[.D491]*[.D491]" office:value-type="float" office:value="49093.2816155166" calcext:value-type="float">
            <text:p>49093,2816155166</text:p>
          </table:table-cell>
          <table:table-cell table:formula="of:=[.D491]-12.5" office:value-type="float" office:value="209.070037720619" calcext:value-type="float">
            <text:p>209,070037720619</text:p>
          </table:table-cell>
          <table:table-cell table:formula="of:=[.F491]*[.F491]" office:value-type="float" office:value="43710.2806725011" calcext:value-type="float">
            <text:p>43710,2806725011</text:p>
          </table:table-cell>
        </table:table-row>
        <table:table-row table:style-name="ro1">
          <table:table-cell table:formula="of:=SIN(2*PI()/[.$C$1]*[.B492])" office:value-type="float" office:value="-0.655400170911794" calcext:value-type="float">
            <text:p>-0,655400170911794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D491]+[.$D$1]*[.A492]" office:value-type="float" office:value="220.921191551416" calcext:value-type="float">
            <text:p>220,921191551416</text:p>
          </table:table-cell>
          <table:table-cell table:formula="of:=[.D492]*[.D492]" office:value-type="float" office:value="48806.1728764976" calcext:value-type="float">
            <text:p>48806,1728764976</text:p>
          </table:table-cell>
          <table:table-cell table:formula="of:=[.D492]-12.5" office:value-type="float" office:value="208.421191551416" calcext:value-type="float">
            <text:p>208,421191551416</text:p>
          </table:table-cell>
          <table:table-cell table:formula="of:=[.F492]*[.F492]" office:value-type="float" office:value="43439.3930877122" calcext:value-type="float">
            <text:p>43439,3930877122</text:p>
          </table:table-cell>
        </table:table-row>
        <table:table-row table:style-name="ro1">
          <table:table-cell table:formula="of:=SIN(2*PI()/[.$C$1]*[.B493])" office:value-type="float" office:value="-0.661311865323652" calcext:value-type="float">
            <text:p>-0,661311865323652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[.D492]+[.$D$1]*[.A493]" office:value-type="float" office:value="220.266492804746" calcext:value-type="float">
            <text:p>220,266492804746</text:p>
          </table:table-cell>
          <table:table-cell table:formula="of:=[.D493]*[.D493]" office:value-type="float" office:value="48517.3278525032" calcext:value-type="float">
            <text:p>48517,3278525032</text:p>
          </table:table-cell>
          <table:table-cell table:formula="of:=[.D493]-12.5" office:value-type="float" office:value="207.766492804746" calcext:value-type="float">
            <text:p>207,766492804746</text:p>
          </table:table-cell>
          <table:table-cell table:formula="of:=[.F493]*[.F493]" office:value-type="float" office:value="43166.9155323846" calcext:value-type="float">
            <text:p>43166,9155323846</text:p>
          </table:table-cell>
        </table:table-row>
        <table:table-row table:style-name="ro1">
          <table:table-cell table:formula="of:=SIN(2*PI()/[.$C$1]*[.B494])" office:value-type="float" office:value="-0.6671827669046" calcext:value-type="float">
            <text:p>-0,6671827669046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[.D493]+[.$D$1]*[.A494]" office:value-type="float" office:value="219.60598186551" calcext:value-type="float">
            <text:p>219,60598186551</text:p>
          </table:table-cell>
          <table:table-cell table:formula="of:=[.D494]*[.D494]" office:value-type="float" office:value="48226.7872711149" calcext:value-type="float">
            <text:p>48226,7872711149</text:p>
          </table:table-cell>
          <table:table-cell table:formula="of:=[.D494]-12.5" office:value-type="float" office:value="207.10598186551" calcext:value-type="float">
            <text:p>207,10598186551</text:p>
          </table:table-cell>
          <table:table-cell table:formula="of:=[.F494]*[.F494]" office:value-type="float" office:value="42892.8877244771" calcext:value-type="float">
            <text:p>42892,8877244771</text:p>
          </table:table-cell>
        </table:table-row>
        <table:table-row table:style-name="ro1">
          <table:table-cell table:formula="of:=SIN(2*PI()/[.$C$1]*[.B495])" office:value-type="float" office:value="-0.673012513509773" calcext:value-type="float">
            <text:p>-0,673012513509773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[.D494]+[.$D$1]*[.A495]" office:value-type="float" office:value="218.939699477136" calcext:value-type="float">
            <text:p>218,939699477136</text:p>
          </table:table-cell>
          <table:table-cell table:formula="of:=[.D495]*[.D495]" office:value-type="float" office:value="47934.5920071385" calcext:value-type="float">
            <text:p>47934,5920071385</text:p>
          </table:table-cell>
          <table:table-cell table:formula="of:=[.D495]-12.5" office:value-type="float" office:value="206.439699477136" calcext:value-type="float">
            <text:p>206,439699477136</text:p>
          </table:table-cell>
          <table:table-cell table:formula="of:=[.F495]*[.F495]" office:value-type="float" office:value="42617.3495202101" calcext:value-type="float">
            <text:p>42617,3495202101</text:p>
          </table:table-cell>
        </table:table-row>
        <table:table-row table:style-name="ro1">
          <table:table-cell table:formula="of:=SIN(2*PI()/[.$C$1]*[.B496])" office:value-type="float" office:value="-0.678800745532942" calcext:value-type="float">
            <text:p>-0,678800745532942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D495]+[.$D$1]*[.A496]" office:value-type="float" office:value="218.267686739058" calcext:value-type="float">
            <text:p>218,267686739058</text:p>
          </table:table-cell>
          <table:table-cell table:formula="of:=[.D496]*[.D496]" office:value-type="float" office:value="47640.7830744196" calcext:value-type="float">
            <text:p>47640,7830744196</text:p>
          </table:table-cell>
          <table:table-cell table:formula="of:=[.D496]-12.5" office:value-type="float" office:value="205.767686739058" calcext:value-type="float">
            <text:p>205,767686739058</text:p>
          </table:table-cell>
          <table:table-cell table:formula="of:=[.F496]*[.F496]" office:value-type="float" office:value="42340.3409059432" calcext:value-type="float">
            <text:p>42340,3409059432</text:p>
          </table:table-cell>
        </table:table-row>
        <table:table-row table:style-name="ro1">
          <table:table-cell table:formula="of:=SIN(2*PI()/[.$C$1]*[.B497])" office:value-type="float" office:value="-0.684547105928689" calcext:value-type="float">
            <text:p>-0,684547105928689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D496]+[.$D$1]*[.A497]" office:value-type="float" office:value="217.589985104189" calcext:value-type="float">
            <text:p>217,589985104189</text:p>
          </table:table-cell>
          <table:table-cell table:formula="of:=[.D497]*[.D497]" office:value-type="float" office:value="47345.4016176411" calcext:value-type="float">
            <text:p>47345,4016176411</text:p>
          </table:table-cell>
          <table:table-cell table:formula="of:=[.D497]-12.5" office:value-type="float" office:value="205.089985104189" calcext:value-type="float">
            <text:p>205,089985104189</text:p>
          </table:table-cell>
          <table:table-cell table:formula="of:=[.F497]*[.F497]" office:value-type="float" office:value="42061.9019900364" calcext:value-type="float">
            <text:p>42061,9019900364</text:p>
          </table:table-cell>
        </table:table-row>
        <table:table-row table:style-name="ro1">
          <table:table-cell table:formula="of:=SIN(2*PI()/[.$C$1]*[.B498])" office:value-type="float" office:value="-0.690251240234437" calcext:value-type="float">
            <text:p>-0,690251240234437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D497]+[.$D$1]*[.A498]" office:value-type="float" office:value="216.906636376357" calcext:value-type="float">
            <text:p>216,906636376357</text:p>
          </table:table-cell>
          <table:table-cell table:formula="of:=[.D498]*[.D498]" office:value-type="float" office:value="47048.488904105" calcext:value-type="float">
            <text:p>47048,488904105</text:p>
          </table:table-cell>
          <table:table-cell table:formula="of:=[.D498]-12.5" office:value-type="float" office:value="204.406636376357" calcext:value-type="float">
            <text:p>204,406636376357</text:p>
          </table:table-cell>
          <table:table-cell table:formula="of:=[.F498]*[.F498]" office:value-type="float" office:value="41782.0729946961" calcext:value-type="float">
            <text:p>41782,0729946961</text:p>
          </table:table-cell>
        </table:table-row>
        <table:table-row table:style-name="ro1">
          <table:table-cell table:formula="of:=SIN(2*PI()/[.$C$1]*[.B499])" office:value-type="float" office:value="-0.695912796592315" calcext:value-type="float">
            <text:p>-0,695912796592315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[.D498]+[.$D$1]*[.A499]" office:value-type="float" office:value="216.21768270773" calcext:value-type="float">
            <text:p>216,21768270773</text:p>
          </table:table-cell>
          <table:table-cell table:formula="of:=[.D499]*[.D499]" office:value-type="float" office:value="46750.0863155007" calcext:value-type="float">
            <text:p>46750,0863155007</text:p>
          </table:table-cell>
          <table:table-cell table:formula="of:=[.D499]-12.5" office:value-type="float" office:value="203.71768270773" calcext:value-type="float">
            <text:p>203,71768270773</text:p>
          </table:table-cell>
          <table:table-cell table:formula="of:=[.F499]*[.F499]" office:value-type="float" office:value="41500.8942478075" calcext:value-type="float">
            <text:p>41500,8942478075</text:p>
          </table:table-cell>
        </table:table-row>
        <table:table-row table:style-name="ro1">
          <table:table-cell table:formula="of:=SIN(2*PI()/[.$C$1]*[.B500])" office:value-type="float" office:value="-0.701531425770856" calcext:value-type="float">
            <text:p>-0,701531425770856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D499]+[.$D$1]*[.A500]" office:value-type="float" office:value="215.523166596217" calcext:value-type="float">
            <text:p>215,523166596217</text:p>
          </table:table-cell>
          <table:table-cell table:formula="of:=[.D500]*[.D500]" office:value-type="float" office:value="46450.2353396608" calcext:value-type="float">
            <text:p>46450,2353396608</text:p>
          </table:table-cell>
          <table:table-cell table:formula="of:=[.D500]-12.5" office:value-type="float" office:value="203.023166596217" calcext:value-type="float">
            <text:p>203,023166596217</text:p>
          </table:table-cell>
          <table:table-cell table:formula="of:=[.F500]*[.F500]" office:value-type="float" office:value="41218.4061747553" calcext:value-type="float">
            <text:p>41218,4061747553</text:p>
          </table:table-cell>
        </table:table-row>
        <table:table-row table:style-name="ro1">
          <table:table-cell table:formula="of:=SIN(2*PI()/[.$C$1]*[.B501])" office:value-type="float" office:value="-0.707106781186548" calcext:value-type="float">
            <text:p>-0,707106781186548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500]+[.$D$1]*[.A501]" office:value-type="float" office:value="214.823130882842" calcext:value-type="float">
            <text:p>214,823130882842</text:p>
          </table:table-cell>
          <table:table-cell table:formula="of:=[.D501]*[.D501]" office:value-type="float" office:value="46148.9775623069" calcext:value-type="float">
            <text:p>46148,9775623069</text:p>
          </table:table-cell>
          <table:table-cell table:formula="of:=[.D501]-12.5" office:value-type="float" office:value="202.323130882842" calcext:value-type="float">
            <text:p>202,323130882842</text:p>
          </table:table-cell>
          <table:table-cell table:formula="of:=[.F501]*[.F501]" office:value-type="float" office:value="40934.6492902358" calcext:value-type="float">
            <text:p>40934,6492902358</text:p>
          </table:table-cell>
        </table:table-row>
        <table:table-row table:style-name="ro1">
          <table:table-cell table:formula="of:=SIN(2*PI()/[.$C$1]*[.B502])" office:value-type="float" office:value="-0.712638518925206" calcext:value-type="float">
            <text:p>-0,712638518925206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D501]+[.$D$1]*[.A502]" office:value-type="float" office:value="214.117618749106" calcext:value-type="float">
            <text:p>214,117618749106</text:p>
          </table:table-cell>
          <table:table-cell table:formula="of:=[.D502]*[.D502]" office:value-type="float" office:value="45846.3546587877" calcext:value-type="float">
            <text:p>45846,3546587877</text:p>
          </table:table-cell>
          <table:table-cell table:formula="of:=[.D502]-12.5" office:value-type="float" office:value="201.617618749106" calcext:value-type="float">
            <text:p>201,617618749106</text:p>
          </table:table-cell>
          <table:table-cell table:formula="of:=[.F502]*[.F502]" office:value-type="float" office:value="40649.6641900601" calcext:value-type="float">
            <text:p>40649,6641900601</text:p>
          </table:table-cell>
        </table:table-row>
        <table:table-row table:style-name="ro1">
          <table:table-cell table:formula="of:=SIN(2*PI()/[.$C$1]*[.B503])" office:value-type="float" office:value="-0.718126297763189" calcext:value-type="float">
            <text:p>-0,718126297763189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D502]+[.$D$1]*[.A503]" office:value-type="float" office:value="213.406673714321" calcext:value-type="float">
            <text:p>213,406673714321</text:p>
          </table:table-cell>
          <table:table-cell table:formula="of:=[.D503]*[.D503]" office:value-type="float" office:value="45542.4083858106" calcext:value-type="float">
            <text:p>45542,4083858106</text:p>
          </table:table-cell>
          <table:table-cell table:formula="of:=[.D503]-12.5" office:value-type="float" office:value="200.906673714321" calcext:value-type="float">
            <text:p>200,906673714321</text:p>
          </table:table-cell>
          <table:table-cell table:formula="of:=[.F503]*[.F503]" office:value-type="float" office:value="40363.4915429526" calcext:value-type="float">
            <text:p>40363,4915429526</text:p>
          </table:table-cell>
        </table:table-row>
        <table:table-row table:style-name="ro1">
          <table:table-cell table:formula="of:=SIN(2*PI()/[.$C$1]*[.B504])" office:value-type="float" office:value="-0.723569779188449" calcext:value-type="float">
            <text:p>-0,723569779188449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[.D503]+[.$D$1]*[.A504]" office:value-type="float" office:value="212.690339632924" calcext:value-type="float">
            <text:p>212,690339632924</text:p>
          </table:table-cell>
          <table:table-cell table:formula="of:=[.D504]*[.D504]" office:value-type="float" office:value="45237.1805731687" calcext:value-type="float">
            <text:p>45237,1805731687</text:p>
          </table:table-cell>
          <table:table-cell table:formula="of:=[.D504]-12.5" office:value-type="float" office:value="200.190339632924" calcext:value-type="float">
            <text:p>200,190339632924</text:p>
          </table:table-cell>
          <table:table-cell table:formula="of:=[.F504]*[.F504]" office:value-type="float" office:value="40076.1720823456" calcext:value-type="float">
            <text:p>40076,1720823456</text:p>
          </table:table-cell>
        </table:table-row>
        <table:table-row table:style-name="ro1">
          <table:table-cell table:formula="of:=SIN(2*PI()/[.$C$1]*[.B505])" office:value-type="float" office:value="-0.728968627421412" calcext:value-type="float">
            <text:p>-0,728968627421412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D504]+[.$D$1]*[.A505]" office:value-type="float" office:value="211.968660691777" calcext:value-type="float">
            <text:p>211,968660691777</text:p>
          </table:table-cell>
          <table:table-cell table:formula="of:=[.D505]*[.D505]" office:value-type="float" office:value="44930.7131154658" calcext:value-type="float">
            <text:p>44930,7131154658</text:p>
          </table:table-cell>
          <table:table-cell table:formula="of:=[.D505]-12.5" office:value-type="float" office:value="199.468660691777" calcext:value-type="float">
            <text:p>199,468660691777</text:p>
          </table:table-cell>
          <table:table-cell table:formula="of:=[.F505]*[.F505]" office:value-type="float" office:value="39787.7465981713" calcext:value-type="float">
            <text:p>39787,7465981713</text:p>
          </table:table-cell>
        </table:table-row>
        <table:table-row table:style-name="ro1">
          <table:table-cell table:formula="of:=SIN(2*PI()/[.$C$1]*[.B506])" office:value-type="float" office:value="-0.734322509435686" calcext:value-type="float">
            <text:p>-0,734322509435686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D505]+[.$D$1]*[.A506]" office:value-type="float" office:value="211.241681407436" calcext:value-type="float">
            <text:p>211,241681407436</text:p>
          </table:table-cell>
          <table:table-cell table:formula="of:=[.D506]*[.D506]" office:value-type="float" office:value="44623.0479638406" calcext:value-type="float">
            <text:p>44623,0479638406</text:p>
          </table:table-cell>
          <table:table-cell table:formula="of:=[.D506]-12.5" office:value-type="float" office:value="198.741681407436" calcext:value-type="float">
            <text:p>198,741681407436</text:p>
          </table:table-cell>
          <table:table-cell table:formula="of:=[.F506]*[.F506]" office:value-type="float" office:value="39498.2559286547" calcext:value-type="float">
            <text:p>39498,2559286547</text:p>
          </table:table-cell>
        </table:table-row>
        <table:table-row table:style-name="ro1">
          <table:table-cell table:formula="of:=SIN(2*PI()/[.$C$1]*[.B507])" office:value-type="float" office:value="-0.73963109497861" calcext:value-type="float">
            <text:p>-0,73963109497861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[.D506]+[.$D$1]*[.A507]" office:value-type="float" office:value="210.509446623407" calcext:value-type="float">
            <text:p>210,509446623407</text:p>
          </table:table-cell>
          <table:table-cell table:formula="of:=[.D507]*[.D507]" office:value-type="float" office:value="44314.227117693" calcext:value-type="float">
            <text:p>44314,227117693</text:p>
          </table:table-cell>
          <table:table-cell table:formula="of:=[.D507]-12.5" office:value-type="float" office:value="198.009446623407" calcext:value-type="float">
            <text:p>198,009446623407</text:p>
          </table:table-cell>
          <table:table-cell table:formula="of:=[.F507]*[.F507]" office:value-type="float" office:value="39207.7409521079" calcext:value-type="float">
            <text:p>39207,7409521079</text:p>
          </table:table-cell>
        </table:table-row>
        <table:table-row table:style-name="ro1">
          <table:table-cell table:formula="of:=SIN(2*PI()/[.$C$1]*[.B508])" office:value-type="float" office:value="-0.744894056591622" calcext:value-type="float">
            <text:p>-0,744894056591622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[.D507]+[.$D$1]*[.A508]" office:value-type="float" office:value="209.772001507381" calcext:value-type="float">
            <text:p>209,772001507381</text:p>
          </table:table-cell>
          <table:table-cell table:formula="of:=[.D508]*[.D508]" office:value-type="float" office:value="44004.2926164128" calcext:value-type="float">
            <text:p>44004,2926164128</text:p>
          </table:table-cell>
          <table:table-cell table:formula="of:=[.D508]-12.5" office:value-type="float" office:value="197.272001507381" calcext:value-type="float">
            <text:p>197,272001507381</text:p>
          </table:table-cell>
          <table:table-cell table:formula="of:=[.F508]*[.F508]" office:value-type="float" office:value="38916.2425787282" calcext:value-type="float">
            <text:p>38916,2425787282</text:p>
          </table:table-cell>
        </table:table-row>
        <table:table-row table:style-name="ro1">
          <table:table-cell table:formula="of:=SIN(2*PI()/[.$C$1]*[.B509])" office:value-type="float" office:value="-0.75011106963046" calcext:value-type="float">
            <text:p>-0,75011106963046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D508]+[.$D$1]*[.A509]" office:value-type="float" office:value="209.029391548447" calcext:value-type="float">
            <text:p>209,029391548447</text:p>
          </table:table-cell>
          <table:table-cell table:formula="of:=[.D509]*[.D509]" office:value-type="float" office:value="43693.286531114" calcext:value-type="float">
            <text:p>43693,286531114</text:p>
          </table:table-cell>
          <table:table-cell table:formula="of:=[.D509]-12.5" office:value-type="float" office:value="196.529391548447" calcext:value-type="float">
            <text:p>196,529391548447</text:p>
          </table:table-cell>
          <table:table-cell table:formula="of:=[.F509]*[.F509]" office:value-type="float" office:value="38623.8017424028" calcext:value-type="float">
            <text:p>38623,8017424028</text:p>
          </table:table-cell>
        </table:table-row>
        <table:table-row table:style-name="ro1">
          <table:table-cell table:formula="of:=SIN(2*PI()/[.$C$1]*[.B510])" office:value-type="float" office:value="-0.755281812285184" calcext:value-type="float">
            <text:p>-0,755281812285184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[.D509]+[.$D$1]*[.A510]" office:value-type="float" office:value="208.281662554285" calcext:value-type="float">
            <text:p>208,281662554285</text:p>
          </table:table-cell>
          <table:table-cell table:formula="of:=[.D510]*[.D510]" office:value-type="float" office:value="43381.250956377" calcext:value-type="float">
            <text:p>43381,250956377</text:p>
          </table:table-cell>
          <table:table-cell table:formula="of:=[.D510]-12.5" office:value-type="float" office:value="195.781662554285" calcext:value-type="float">
            <text:p>195,781662554285</text:p>
          </table:table-cell>
          <table:table-cell table:formula="of:=[.F510]*[.F510]" office:value-type="float" office:value="38330.4593925198" calcext:value-type="float">
            <text:p>38330,4593925198</text:p>
          </table:table-cell>
        </table:table-row>
        <table:table-row table:style-name="ro1">
          <table:table-cell table:formula="of:=SIN(2*PI()/[.$C$1]*[.B511])" office:value-type="float" office:value="-0.760405965600031" calcext:value-type="float">
            <text:p>-0,760405965600031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D510]+[.$D$1]*[.A511]" office:value-type="float" office:value="207.528860648341" calcext:value-type="float">
            <text:p>207,528860648341</text:p>
          </table:table-cell>
          <table:table-cell table:formula="of:=[.D511]*[.D511]" office:value-type="float" office:value="43068.2280019984" calcext:value-type="float">
            <text:p>43068,2280019984</text:p>
          </table:table-cell>
          <table:table-cell table:formula="of:=[.D511]-12.5" office:value-type="float" office:value="195.028860648341" calcext:value-type="float">
            <text:p>195,028860648341</text:p>
          </table:table-cell>
          <table:table-cell table:formula="of:=[.F511]*[.F511]" office:value-type="float" office:value="38036.2564857899" calcext:value-type="float">
            <text:p>38036,2564857899</text:p>
          </table:table-cell>
        </table:table-row>
        <table:table-row table:style-name="ro1">
          <table:table-cell table:formula="of:=SIN(2*PI()/[.$C$1]*[.B512])" office:value-type="float" office:value="-0.765483213493088" calcext:value-type="float">
            <text:p>-0,765483213493088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[.D511]+[.$D$1]*[.A512]" office:value-type="float" office:value="206.771032266983" calcext:value-type="float">
            <text:p>206,771032266983</text:p>
          </table:table-cell>
          <table:table-cell table:formula="of:=[.D512]*[.D512]" office:value-type="float" office:value="42754.2597847536" calcext:value-type="float">
            <text:p>42754,2597847536</text:p>
          </table:table-cell>
          <table:table-cell table:formula="of:=[.D512]-12.5" office:value-type="float" office:value="194.271032266983" calcext:value-type="float">
            <text:p>194,271032266983</text:p>
          </table:table-cell>
          <table:table-cell table:formula="of:=[.F512]*[.F512]" office:value-type="float" office:value="37741.233978079" calcext:value-type="float">
            <text:p>37741,233978079</text:p>
          </table:table-cell>
        </table:table-row>
        <table:table-row table:style-name="ro1">
          <table:table-cell table:formula="of:=SIN(2*PI()/[.$C$1]*[.B513])" office:value-type="float" office:value="-0.770513242775789" calcext:value-type="float">
            <text:p>-0,770513242775789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D512]+[.$D$1]*[.A513]" office:value-type="float" office:value="206.008224156635" calcext:value-type="float">
            <text:p>206,008224156635</text:p>
          </table:table-cell>
          <table:table-cell table:formula="of:=[.D513]*[.D513]" office:value-type="float" office:value="42439.3884201702" calcext:value-type="float">
            <text:p>42439,3884201702</text:p>
          </table:table-cell>
          <table:table-cell table:formula="of:=[.D513]-12.5" office:value-type="float" office:value="193.508224156635" calcext:value-type="float">
            <text:p>193,508224156635</text:p>
          </table:table-cell>
          <table:table-cell table:formula="of:=[.F513]*[.F513]" office:value-type="float" office:value="37445.4328162543" calcext:value-type="float">
            <text:p>37445,4328162543</text:p>
          </table:table-cell>
        </table:table-row>
        <table:table-row table:style-name="ro1">
          <table:table-cell table:formula="of:=SIN(2*PI()/[.$C$1]*[.B514])" office:value-type="float" office:value="-0.775495743172235" calcext:value-type="float">
            <text:p>-0,775495743172235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D513]+[.$D$1]*[.A514]" office:value-type="float" office:value="205.240483370894" calcext:value-type="float">
            <text:p>205,240483370894</text:p>
          </table:table-cell>
          <table:table-cell table:formula="of:=[.D514]*[.D514]" office:value-type="float" office:value="42123.6560143182" calcext:value-type="float">
            <text:p>42123,6560143182</text:p>
          </table:table-cell>
          <table:table-cell table:formula="of:=[.D514]-12.5" office:value-type="float" office:value="192.740483370894" calcext:value-type="float">
            <text:p>192,740483370894</text:p>
          </table:table-cell>
          <table:table-cell table:formula="of:=[.F514]*[.F514]" office:value-type="float" office:value="37148.8939300459" calcext:value-type="float">
            <text:p>37148,8939300459</text:p>
          </table:table-cell>
        </table:table-row>
        <table:table-row table:style-name="ro1">
          <table:table-cell table:formula="of:=SIN(2*PI()/[.$C$1]*[.B515])" office:value-type="float" office:value="-0.78043040733833" calcext:value-type="float">
            <text:p>-0,78043040733833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D514]+[.$D$1]*[.A515]" office:value-type="float" office:value="204.467857267629" calcext:value-type="float">
            <text:p>204,467857267629</text:p>
          </table:table-cell>
          <table:table-cell table:formula="of:=[.D515]*[.D515]" office:value-type="float" office:value="41807.1046556156" calcext:value-type="float">
            <text:p>41807,1046556156</text:p>
          </table:table-cell>
          <table:table-cell table:formula="of:=[.D515]-12.5" office:value-type="float" office:value="191.967857267629" calcext:value-type="float">
            <text:p>191,967857267629</text:p>
          </table:table-cell>
          <table:table-cell table:formula="of:=[.F515]*[.F515]" office:value-type="float" office:value="36851.6582239248" calcext:value-type="float">
            <text:p>36851,6582239248</text:p>
          </table:table-cell>
        </table:table-row>
        <table:table-row table:style-name="ro1">
          <table:table-cell table:formula="of:=SIN(2*PI()/[.$C$1]*[.B516])" office:value-type="float" office:value="-0.785316930880745" calcext:value-type="float">
            <text:p>-0,785316930880745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D515]+[.$D$1]*[.A516]" office:value-type="float" office:value="203.690393506057" calcext:value-type="float">
            <text:p>203,690393506057</text:p>
          </table:table-cell>
          <table:table-cell table:formula="of:=[.D516]*[.D516]" office:value-type="float" office:value="41489.7764066524" calcext:value-type="float">
            <text:p>41489,7764066524</text:p>
          </table:table-cell>
          <table:table-cell table:formula="of:=[.D516]-12.5" office:value-type="float" office:value="191.190393506057" calcext:value-type="float">
            <text:p>191,190393506057</text:p>
          </table:table-cell>
          <table:table-cell table:formula="of:=[.F516]*[.F516]" office:value-type="float" office:value="36553.766569001" calcext:value-type="float">
            <text:p>36553,766569001</text:p>
          </table:table-cell>
        </table:table-row>
        <table:table-row table:style-name="ro1">
          <table:table-cell table:formula="of:=SIN(2*PI()/[.$C$1]*[.B517])" office:value-type="float" office:value="-0.79015501237569" calcext:value-type="float">
            <text:p>-0,79015501237569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[.D516]+[.$D$1]*[.A517]" office:value-type="float" office:value="202.908140043805" calcext:value-type="float">
            <text:p>202,908140043805</text:p>
          </table:table-cell>
          <table:table-cell table:formula="of:=[.D517]*[.D517]" office:value-type="float" office:value="41171.7132960365" calcext:value-type="float">
            <text:p>41171,7132960365</text:p>
          </table:table-cell>
          <table:table-cell table:formula="of:=[.D517]-12.5" office:value-type="float" office:value="190.408140043805" calcext:value-type="float">
            <text:p>190,408140043805</text:p>
          </table:table-cell>
          <table:table-cell table:formula="of:=[.F517]*[.F517]" office:value-type="float" office:value="36255.2597949414" calcext:value-type="float">
            <text:p>36255,2597949414</text:p>
          </table:table-cell>
        </table:table-row>
        <table:table-row table:style-name="ro1">
          <table:table-cell table:formula="of:=SIN(2*PI()/[.$C$1]*[.B518])" office:value-type="float" office:value="-0.79494435338751" calcext:value-type="float">
            <text:p>-0,79494435338751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D517]+[.$D$1]*[.A518]" office:value-type="float" office:value="202.121145133952" calcext:value-type="float">
            <text:p>202,121145133952</text:p>
          </table:table-cell>
          <table:table-cell table:formula="of:=[.D518]*[.D518]" office:value-type="float" office:value="40852.9573102599" calcext:value-type="float">
            <text:p>40852,9573102599</text:p>
          </table:table-cell>
          <table:table-cell table:formula="of:=[.D518]-12.5" office:value-type="float" office:value="189.621145133952" calcext:value-type="float">
            <text:p>189,621145133952</text:p>
          </table:table-cell>
          <table:table-cell table:formula="of:=[.F518]*[.F518]" office:value-type="float" office:value="35956.1786819111" calcext:value-type="float">
            <text:p>35956,1786819111</text:p>
          </table:table-cell>
        </table:table-row>
        <table:table-row table:style-name="ro1">
          <table:table-cell table:formula="of:=SIN(2*PI()/[.$C$1]*[.B519])" office:value-type="float" office:value="-0.79968465848709" calcext:value-type="float">
            <text:p>-0,7996846584870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518]+[.$D$1]*[.A519]" office:value-type="float" office:value="201.329457322049" calcext:value-type="float">
            <text:p>201,329457322049</text:p>
          </table:table-cell>
          <table:table-cell table:formula="of:=[.D519]*[.D519]" office:value-type="float" office:value="40533.5503855909" calcext:value-type="float">
            <text:p>40533,5503855909</text:p>
          </table:table-cell>
          <table:table-cell table:formula="of:=[.D519]-12.5" office:value-type="float" office:value="188.829457322049" calcext:value-type="float">
            <text:p>188,829457322049</text:p>
          </table:table-cell>
          <table:table-cell table:formula="of:=[.F519]*[.F519]" office:value-type="float" office:value="35656.5639525397" calcext:value-type="float">
            <text:p>35656,5639525397</text:p>
          </table:table-cell>
        </table:table-row>
        <table:table-row table:style-name="ro1">
          <table:table-cell table:formula="of:=SIN(2*PI()/[.$C$1]*[.B520])" office:value-type="float" office:value="-0.804375635270085" calcext:value-type="float">
            <text:p>-0,804375635270085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D519]+[.$D$1]*[.A520]" office:value-type="float" office:value="200.533125443132" calcext:value-type="float">
            <text:p>200,533125443132</text:p>
          </table:table-cell>
          <table:table-cell table:formula="of:=[.D520]*[.D520]" office:value-type="float" office:value="40213.5343999909" calcext:value-type="float">
            <text:p>40213,5343999909</text:p>
          </table:table-cell>
          <table:table-cell table:formula="of:=[.D520]-12.5" office:value-type="float" office:value="188.033125443132" calcext:value-type="float">
            <text:p>188,033125443132</text:p>
          </table:table-cell>
          <table:table-cell table:formula="of:=[.F520]*[.F520]" office:value-type="float" office:value="35356.4562639126" calcext:value-type="float">
            <text:p>35356,4562639126</text:p>
          </table:table-cell>
        </table:table-row>
        <table:table-row table:style-name="ro1">
          <table:table-cell table:formula="of:=SIN(2*PI()/[.$C$1]*[.B521])" office:value-type="float" office:value="-0.809016994374947" calcext:value-type="float">
            <text:p>-0,80901699437494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D520]+[.$D$1]*[.A521]" office:value-type="float" office:value="199.732198618701" calcext:value-type="float">
            <text:p>199,732198618701</text:p>
          </table:table-cell>
          <table:table-cell table:formula="of:=[.D521]*[.D521]" office:value-type="float" office:value="39892.9511650601" calcext:value-type="float">
            <text:p>39892,9511650601</text:p>
          </table:table-cell>
          <table:table-cell table:formula="of:=[.D521]-12.5" office:value-type="float" office:value="187.232198618701" calcext:value-type="float">
            <text:p>187,232198618701</text:p>
          </table:table-cell>
          <table:table-cell table:formula="of:=[.F521]*[.F521]" office:value-type="float" office:value="35055.8961995926" calcext:value-type="float">
            <text:p>35055,8961995926</text:p>
          </table:table-cell>
        </table:table-row>
        <table:table-row table:style-name="ro1">
          <table:table-cell table:formula="of:=SIN(2*PI()/[.$C$1]*[.B522])" office:value-type="float" office:value="-0.813608449500787" calcext:value-type="float">
            <text:p>-0,813608449500787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D521]+[.$D$1]*[.A522]" office:value-type="float" office:value="198.926726253695" calcext:value-type="float">
            <text:p>198,926726253695</text:p>
          </table:table-cell>
          <table:table-cell table:formula="of:=[.D522]*[.D522]" office:value-type="float" office:value="39571.8424180125" calcext:value-type="float">
            <text:p>39571,8424180125</text:p>
          </table:table-cell>
          <table:table-cell table:formula="of:=[.D522]-12.5" office:value-type="float" office:value="186.426726253695" calcext:value-type="float">
            <text:p>186,426726253695</text:p>
          </table:table-cell>
          <table:table-cell table:formula="of:=[.F522]*[.F522]" office:value-type="float" office:value="34754.9242616701" calcext:value-type="float">
            <text:p>34754,9242616701</text:p>
          </table:table-cell>
        </table:table-row>
        <table:table-row table:style-name="ro1">
          <table:table-cell table:formula="of:=SIN(2*PI()/[.$C$1]*[.B523])" office:value-type="float" office:value="-0.818149717425024" calcext:value-type="float">
            <text:p>-0,818149717425024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D522]+[.$D$1]*[.A523]" office:value-type="float" office:value="198.116758033444" calcext:value-type="float">
            <text:p>198,116758033444</text:p>
          </table:table-cell>
          <table:table-cell table:formula="of:=[.D523]*[.D523]" office:value-type="float" office:value="39250.2498136823" calcext:value-type="float">
            <text:p>39250,2498136823</text:p>
          </table:table-cell>
          <table:table-cell table:formula="of:=[.D523]-12.5" office:value-type="float" office:value="185.616758033444" calcext:value-type="float">
            <text:p>185,616758033444</text:p>
          </table:table-cell>
          <table:table-cell table:formula="of:=[.F523]*[.F523]" office:value-type="float" office:value="34453.5808628462" calcext:value-type="float">
            <text:p>34453,5808628462</text:p>
          </table:table-cell>
        </table:table-row>
        <table:table-row table:style-name="ro1">
          <table:table-cell table:formula="of:=SIN(2*PI()/[.$C$1]*[.B524])" office:value-type="float" office:value="-0.82264051802086" calcext:value-type="float">
            <text:p>-0,82264051802086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D523]+[.$D$1]*[.A524]" office:value-type="float" office:value="197.302343920604" calcext:value-type="float">
            <text:p>197,302343920604</text:p>
          </table:table-cell>
          <table:table-cell table:formula="of:=[.D524]*[.D524]" office:value-type="float" office:value="38928.2149165642" calcext:value-type="float">
            <text:p>38928,2149165642</text:p>
          </table:table-cell>
          <table:table-cell table:formula="of:=[.D524]-12.5" office:value-type="float" office:value="184.802343920604" calcext:value-type="float">
            <text:p>184,802343920604</text:p>
          </table:table-cell>
          <table:table-cell table:formula="of:=[.F524]*[.F524]" office:value-type="float" office:value="34151.9063185491" calcext:value-type="float">
            <text:p>34151,9063185491</text:p>
          </table:table-cell>
        </table:table-row>
        <table:table-row table:style-name="ro1">
          <table:table-cell table:formula="of:=SIN(2*PI()/[.$C$1]*[.B525])" office:value-type="float" office:value="-0.827080574274562" calcext:value-type="float">
            <text:p>-0,827080574274562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D524]+[.$D$1]*[.A525]" office:value-type="float" office:value="196.483534152072" calcext:value-type="float">
            <text:p>196,483534152072</text:p>
          </table:table-cell>
          <table:table-cell table:formula="of:=[.D525]*[.D525]" office:value-type="float" office:value="38605.7791928884" calcext:value-type="float">
            <text:p>38605,7791928884</text:p>
          </table:table-cell>
          <table:table-cell table:formula="of:=[.D525]-12.5" office:value-type="float" office:value="183.983534152072" calcext:value-type="float">
            <text:p>183,983534152072</text:p>
          </table:table-cell>
          <table:table-cell table:formula="of:=[.F525]*[.F525]" office:value-type="float" office:value="33849.9408390866" calcext:value-type="float">
            <text:p>33849,9408390866</text:p>
          </table:table-cell>
        </table:table-row>
        <table:table-row table:style-name="ro1">
          <table:table-cell table:formula="of:=SIN(2*PI()/[.$C$1]*[.B526])" office:value-type="float" office:value="-0.831469612302545" calcext:value-type="float">
            <text:p>-0,831469612302545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D525]+[.$D$1]*[.A526]" office:value-type="float" office:value="195.660379235892" calcext:value-type="float">
            <text:p>195,660379235892</text:p>
          </table:table-cell>
          <table:table-cell table:formula="of:=[.D526]*[.D526]" office:value-type="float" office:value="38282.9840027332" calcext:value-type="float">
            <text:p>38282,9840027332</text:p>
          </table:table-cell>
          <table:table-cell table:formula="of:=[.D526]-12.5" office:value-type="float" office:value="183.160379235892" calcext:value-type="float">
            <text:p>183,160379235892</text:p>
          </table:table-cell>
          <table:table-cell table:formula="of:=[.F526]*[.F526]" office:value-type="float" office:value="33547.7245218359" calcext:value-type="float">
            <text:p>33547,7245218359</text:p>
          </table:table-cell>
        </table:table-row>
        <table:table-row table:style-name="ro1">
          <table:table-cell table:formula="of:=SIN(2*PI()/[.$C$1]*[.B527])" office:value-type="float" office:value="-0.83580736136827" calcext:value-type="float">
            <text:p>-0,83580736136827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D526]+[.$D$1]*[.A527]" office:value-type="float" office:value="194.832929948138" calcext:value-type="float">
            <text:p>194,832929948138</text:p>
          </table:table-cell>
          <table:table-cell table:formula="of:=[.D527]*[.D527]" office:value-type="float" office:value="37959.8705921759" calcext:value-type="float">
            <text:p>37959,8705921759</text:p>
          </table:table-cell>
          <table:table-cell table:formula="of:=[.D527]-12.5" office:value-type="float" office:value="182.332929948138" calcext:value-type="float">
            <text:p>182,332929948138</text:p>
          </table:table-cell>
          <table:table-cell table:formula="of:=[.F527]*[.F527]" office:value-type="float" office:value="33245.2973434725" calcext:value-type="float">
            <text:p>33245,2973434725</text:p>
          </table:table-cell>
        </table:table-row>
        <table:table-row table:style-name="ro1">
          <table:table-cell table:formula="of:=SIN(2*PI()/[.$C$1]*[.B528])" office:value-type="float" office:value="-0.840093553898942" calcext:value-type="float">
            <text:p>-0,840093553898942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[.D527]+[.$D$1]*[.A528]" office:value-type="float" office:value="194.001237329778" calcext:value-type="float">
            <text:p>194,001237329778</text:p>
          </table:table-cell>
          <table:table-cell table:formula="of:=[.D528]*[.D528]" office:value-type="float" office:value="37636.4800854847" calcext:value-type="float">
            <text:p>37636,4800854847</text:p>
          </table:table-cell>
          <table:table-cell table:formula="of:=[.D528]-12.5" office:value-type="float" office:value="181.501237329778" calcext:value-type="float">
            <text:p>181,501237329778</text:p>
          </table:table-cell>
          <table:table-cell table:formula="of:=[.F528]*[.F528]" office:value-type="float" office:value="32942.6991522403" calcext:value-type="float">
            <text:p>32942,6991522403</text:p>
          </table:table-cell>
        </table:table-row>
        <table:table-row table:style-name="ro1">
          <table:table-cell table:formula="of:=SIN(2*PI()/[.$C$1]*[.B529])" office:value-type="float" office:value="-0.844327925502015" calcext:value-type="float">
            <text:p>-0,844327925502015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D528]+[.$D$1]*[.A529]" office:value-type="float" office:value="193.165352683531" calcext:value-type="float">
            <text:p>193,165352683531</text:p>
          </table:table-cell>
          <table:table-cell table:formula="of:=[.D529]*[.D529]" office:value-type="float" office:value="37312.8534773528" calcext:value-type="float">
            <text:p>37312,8534773528</text:p>
          </table:table-cell>
          <table:table-cell table:formula="of:=[.D529]-12.5" office:value-type="float" office:value="180.665352683531" calcext:value-type="float">
            <text:p>180,665352683531</text:p>
          </table:table-cell>
          <table:table-cell table:formula="of:=[.F529]*[.F529]" office:value-type="float" office:value="32639.9696602645" calcext:value-type="float">
            <text:p>32639,9696602645</text:p>
          </table:table-cell>
        </table:table-row>
        <table:table-row table:style-name="ro1">
          <table:table-cell table:formula="of:=SIN(2*PI()/[.$C$1]*[.B530])" office:value-type="float" office:value="-0.848510214981503" calcext:value-type="float">
            <text:p>-0,848510214981503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D529]+[.$D$1]*[.A530]" office:value-type="float" office:value="192.325327570699" calcext:value-type="float">
            <text:p>192,325327570699</text:p>
          </table:table-cell>
          <table:table-cell table:formula="of:=[.D530]*[.D530]" office:value-type="float" office:value="36989.0316251767" calcext:value-type="float">
            <text:p>36989,0316251767</text:p>
          </table:table-cell>
          <table:table-cell table:formula="of:=[.D530]-12.5" office:value-type="float" office:value="179.825327570699" calcext:value-type="float">
            <text:p>179,825327570699</text:p>
          </table:table-cell>
          <table:table-cell table:formula="of:=[.F530]*[.F530]" office:value-type="float" office:value="32337.1484359092" calcext:value-type="float">
            <text:p>32337,1484359092</text:p>
          </table:table-cell>
        </table:table-row>
        <table:table-row table:style-name="ro1">
          <table:table-cell table:formula="of:=SIN(2*PI()/[.$C$1]*[.B531])" office:value-type="float" office:value="-0.852640164354092" calcext:value-type="float">
            <text:p>-0,852640164354092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D530]+[.$D$1]*[.A531]" office:value-type="float" office:value="191.481213807989" calcext:value-type="float">
            <text:p>191,481213807989</text:p>
          </table:table-cell>
          <table:table-cell table:formula="of:=[.D531]*[.D531]" office:value-type="float" office:value="36665.0552413806" calcext:value-type="float">
            <text:p>36665,0552413806</text:p>
          </table:table-cell>
          <table:table-cell table:formula="of:=[.D531]-12.5" office:value-type="float" office:value="178.981213807989" calcext:value-type="float">
            <text:p>178,981213807989</text:p>
          </table:table-cell>
          <table:table-cell table:formula="of:=[.F531]*[.F531]" office:value-type="float" office:value="32034.2748961809" calcext:value-type="float">
            <text:p>32034,2748961809</text:p>
          </table:table-cell>
        </table:table-row>
        <table:table-row table:style-name="ro1">
          <table:table-cell table:formula="of:=SIN(2*PI()/[.$C$1]*[.B532])" office:value-type="float" office:value="-0.85671751886505" calcext:value-type="float">
            <text:p>-0,85671751886505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D531]+[.$D$1]*[.A532]" office:value-type="float" office:value="190.633063464312" calcext:value-type="float">
            <text:p>190,633063464312</text:p>
          </table:table-cell>
          <table:table-cell table:formula="of:=[.D532]*[.D532]" office:value-type="float" office:value="36340.9648857884" calcext:value-type="float">
            <text:p>36340,9648857884</text:p>
          </table:table-cell>
          <table:table-cell table:formula="of:=[.D532]-12.5" office:value-type="float" office:value="178.133063464312" calcext:value-type="float">
            <text:p>178,133063464312</text:p>
          </table:table-cell>
          <table:table-cell table:formula="of:=[.F532]*[.F532]" office:value-type="float" office:value="31731.3882991806" calcext:value-type="float">
            <text:p>31731,3882991806</text:p>
          </table:table-cell>
        </table:table-row>
        <table:table-row table:style-name="ro1">
          <table:table-cell table:formula="of:=SIN(2*PI()/[.$C$1]*[.B533])" office:value-type="float" office:value="-0.860742027003944" calcext:value-type="float">
            <text:p>-0,860742027003944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D532]+[.$D$1]*[.A533]" office:value-type="float" office:value="189.780928857578" calcext:value-type="float">
            <text:p>189,780928857578</text:p>
          </table:table-cell>
          <table:table-cell table:formula="of:=[.D533]*[.D533]" office:value-type="float" office:value="36016.8009580452" calcext:value-type="float">
            <text:p>36016,8009580452</text:p>
          </table:table-cell>
          <table:table-cell table:formula="of:=[.D533]-12.5" office:value-type="float" office:value="177.280928857578" calcext:value-type="float">
            <text:p>177,280928857578</text:p>
          </table:table-cell>
          <table:table-cell table:formula="of:=[.F533]*[.F533]" office:value-type="float" office:value="31428.5277366057" calcext:value-type="float">
            <text:p>31428,5277366057</text:p>
          </table:table-cell>
        </table:table-row>
        <table:table-row table:style-name="ro1">
          <table:table-cell table:formula="of:=SIN(2*PI()/[.$C$1]*[.B534])" office:value-type="float" office:value="-0.864713440520155" calcext:value-type="float">
            <text:p>-0,864713440520155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D533]+[.$D$1]*[.A534]" office:value-type="float" office:value="188.924862551463" calcext:value-type="float">
            <text:p>188,924862551463</text:p>
          </table:table-cell>
          <table:table-cell table:formula="of:=[.D534]*[.D534]" office:value-type="float" office:value="35692.6036900893" calcext:value-type="float">
            <text:p>35692,6036900893</text:p>
          </table:table-cell>
          <table:table-cell table:formula="of:=[.D534]-12.5" office:value-type="float" office:value="176.424862551463" calcext:value-type="float">
            <text:p>176,424862551463</text:p>
          </table:table-cell>
          <table:table-cell table:formula="of:=[.F534]*[.F534]" office:value-type="float" office:value="31125.7321263027" calcext:value-type="float">
            <text:p>31125,7321263027</text:p>
          </table:table-cell>
        </table:table-row>
        <table:table-row table:style-name="ro1">
          <table:table-cell table:formula="of:=SIN(2*PI()/[.$C$1]*[.B535])" office:value-type="float" office:value="-0.868631514438191" calcext:value-type="float">
            <text:p>-0,868631514438191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D534]+[.$D$1]*[.A535]" office:value-type="float" office:value="188.064917352169" calcext:value-type="float">
            <text:p>188,064917352169</text:p>
          </table:table-cell>
          <table:table-cell table:formula="of:=[.D535]*[.D535]" office:value-type="float" office:value="35368.4131386783" calcext:value-type="float">
            <text:p>35368,4131386783</text:p>
          </table:table-cell>
          <table:table-cell table:formula="of:=[.D535]-12.5" office:value-type="float" office:value="175.564917352169" calcext:value-type="float">
            <text:p>175,564917352169</text:p>
          </table:table-cell>
          <table:table-cell table:formula="of:=[.F535]*[.F535]" office:value-type="float" office:value="30823.0402048741" calcext:value-type="float">
            <text:p>30823,0402048741</text:p>
          </table:table-cell>
        </table:table-row>
        <table:table-row table:style-name="ro1">
          <table:table-cell table:formula="of:=SIN(2*PI()/[.$C$1]*[.B536])" office:value-type="float" office:value="-0.872496007072797" calcext:value-type="float">
            <text:p>-0,872496007072797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D535]+[.$D$1]*[.A536]" office:value-type="float" office:value="187.201146305167" calcext:value-type="float">
            <text:p>187,201146305167</text:p>
          </table:table-cell>
          <table:table-cell table:formula="of:=[.D536]*[.D536]" office:value-type="float" office:value="35044.2691779687" calcext:value-type="float">
            <text:p>35044,2691779687</text:p>
          </table:table-cell>
          <table:table-cell table:formula="of:=[.D536]-12.5" office:value-type="float" office:value="174.701146305167" calcext:value-type="float">
            <text:p>174,701146305167</text:p>
          </table:table-cell>
          <table:table-cell table:formula="of:=[.F536]*[.F536]" office:value-type="float" office:value="30520.4905203395" calcext:value-type="float">
            <text:p>30520,4905203395</text:p>
          </table:table-cell>
        </table:table-row>
        <table:table-row table:style-name="ro1">
          <table:table-cell table:formula="of:=SIN(2*PI()/[.$C$1]*[.B537])" office:value-type="float" office:value="-0.876306680043864" calcext:value-type="float">
            <text:p>-0,876306680043864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D536]+[.$D$1]*[.A537]" office:value-type="float" office:value="186.333602691924" calcext:value-type="float">
            <text:p>186,333602691924</text:p>
          </table:table-cell>
          <table:table-cell table:formula="of:=[.D537]*[.D537]" office:value-type="float" office:value="34720.2114921518" calcext:value-type="float">
            <text:p>34720,2114921518</text:p>
          </table:table-cell>
          <table:table-cell table:formula="of:=[.D537]-12.5" office:value-type="float" office:value="173.833602691924" calcext:value-type="float">
            <text:p>173,833602691924</text:p>
          </table:table-cell>
          <table:table-cell table:formula="of:=[.F537]*[.F537]" office:value-type="float" office:value="30218.1214248537" calcext:value-type="float">
            <text:p>30218,1214248537</text:p>
          </table:table-cell>
        </table:table-row>
        <table:table-row table:style-name="ro1">
          <table:table-cell table:formula="of:=SIN(2*PI()/[.$C$1]*[.B538])" office:value-type="float" office:value="-0.880063298291132" calcext:value-type="float">
            <text:p>-0,880063298291132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D537]+[.$D$1]*[.A538]" office:value-type="float" office:value="185.462340026616" calcext:value-type="float">
            <text:p>185,462340026616</text:p>
          </table:table-cell>
          <table:table-cell table:formula="of:=[.D538]*[.D538]" office:value-type="float" office:value="34396.279568148" calcext:value-type="float">
            <text:p>34396,279568148</text:p>
          </table:table-cell>
          <table:table-cell table:formula="of:=[.D538]-12.5" office:value-type="float" office:value="172.962340026616" calcext:value-type="float">
            <text:p>172,962340026616</text:p>
          </table:table-cell>
          <table:table-cell table:formula="of:=[.F538]*[.F538]" office:value-type="float" office:value="29915.9710674826" calcext:value-type="float">
            <text:p>29915,9710674826</text:p>
          </table:table-cell>
        </table:table-row>
        <table:table-row table:style-name="ro1">
          <table:table-cell table:formula="of:=SIN(2*PI()/[.$C$1]*[.B539])" office:value-type="float" office:value="-0.883765630088693" calcext:value-type="float">
            <text:p>-0,883765630088693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D538]+[.$D$1]*[.A539]" office:value-type="float" office:value="184.587412052828" calcext:value-type="float">
            <text:p>184,587412052828</text:p>
          </table:table-cell>
          <table:table-cell table:formula="of:=[.D539]*[.D539]" office:value-type="float" office:value="34072.5126883605" calcext:value-type="float">
            <text:p>34072,5126883605</text:p>
          </table:table-cell>
          <table:table-cell table:formula="of:=[.D539]-12.5" office:value-type="float" office:value="172.087412052828" calcext:value-type="float">
            <text:p>172,087412052828</text:p>
          </table:table-cell>
          <table:table-cell table:formula="of:=[.F539]*[.F539]" office:value-type="float" office:value="29614.0773870398" calcext:value-type="float">
            <text:p>29614,0773870398</text:p>
          </table:table-cell>
        </table:table-row>
        <table:table-row table:style-name="ro1">
          <table:table-cell table:formula="of:=SIN(2*PI()/[.$C$1]*[.B540])" office:value-type="float" office:value="-0.887413447059283" calcext:value-type="float">
            <text:p>-0,887413447059283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[.D539]+[.$D$1]*[.A540]" office:value-type="float" office:value="183.708872740239" calcext:value-type="float">
            <text:p>183,708872740239</text:p>
          </table:table-cell>
          <table:table-cell table:formula="of:=[.D540]*[.D540]" office:value-type="float" office:value="33748.9499234894" calcext:value-type="float">
            <text:p>33748,9499234894</text:p>
          </table:table-cell>
          <table:table-cell table:formula="of:=[.D540]-12.5" office:value-type="float" office:value="171.208872740239" calcext:value-type="float">
            <text:p>171,208872740239</text:p>
          </table:table-cell>
          <table:table-cell table:formula="of:=[.F540]*[.F540]" office:value-type="float" office:value="29312.4781049834" calcext:value-type="float">
            <text:p>29312,4781049834</text:p>
          </table:table-cell>
        </table:table-row>
        <table:table-row table:style-name="ro1">
          <table:table-cell table:formula="of:=SIN(2*PI()/[.$C$1]*[.B541])" office:value-type="float" office:value="-0.891006524188368" calcext:value-type="float">
            <text:p>-0,891006524188368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D540]+[.$D$1]*[.A541]" office:value-type="float" office:value="182.826776281293" calcext:value-type="float">
            <text:p>182,826776281293</text:p>
          </table:table-cell>
          <table:table-cell table:formula="of:=[.D541]*[.D541]" office:value-type="float" office:value="33425.6301254099" calcext:value-type="float">
            <text:p>33425,6301254099</text:p>
          </table:table-cell>
          <table:table-cell table:formula="of:=[.D541]-12.5" office:value-type="float" office:value="170.326776281293" calcext:value-type="float">
            <text:p>170,326776281293</text:p>
          </table:table-cell>
          <table:table-cell table:formula="of:=[.F541]*[.F541]" office:value-type="float" office:value="29011.2107183776" calcext:value-type="float">
            <text:p>29011,2107183776</text:p>
          </table:table-cell>
        </table:table-row>
        <table:table-row table:style-name="ro1">
          <table:table-cell table:formula="of:=SIN(2*PI()/[.$C$1]*[.B542])" office:value-type="float" office:value="-0.894544639838025" calcext:value-type="float">
            <text:p>-0,894544639838025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[.D541]+[.$D$1]*[.A542]" office:value-type="float" office:value="181.941177087853" calcext:value-type="float">
            <text:p>181,941177087853</text:p>
          </table:table-cell>
          <table:table-cell table:formula="of:=[.D542]*[.D542]" office:value-type="float" office:value="33102.5919201135" calcext:value-type="float">
            <text:p>33102,5919201135</text:p>
          </table:table-cell>
          <table:table-cell table:formula="of:=[.D542]-12.5" office:value-type="float" office:value="169.441177087853" calcext:value-type="float">
            <text:p>169,441177087853</text:p>
          </table:table-cell>
          <table:table-cell table:formula="of:=[.F542]*[.F542]" office:value-type="float" office:value="28710.3124929172" calcext:value-type="float">
            <text:p>28710,3124929172</text:p>
          </table:table-cell>
        </table:table-row>
        <table:table-row table:style-name="ro1">
          <table:table-cell table:formula="of:=SIN(2*PI()/[.$C$1]*[.B543])" office:value-type="float" office:value="-0.898027575760616" calcext:value-type="float">
            <text:p>-0,898027575760616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D542]+[.$D$1]*[.A543]" office:value-type="float" office:value="181.05212978785" calcext:value-type="float">
            <text:p>181,05212978785</text:p>
          </table:table-cell>
          <table:table-cell table:formula="of:=[.D543]*[.D543]" office:value-type="float" office:value="32779.8737007165" calcext:value-type="float">
            <text:p>32779,8737007165</text:p>
          </table:table-cell>
          <table:table-cell table:formula="of:=[.D543]-12.5" office:value-type="float" office:value="168.55212978785" calcext:value-type="float">
            <text:p>168,55212978785</text:p>
          </table:table-cell>
          <table:table-cell table:formula="of:=[.F543]*[.F543]" office:value-type="float" office:value="28409.8204560203" calcext:value-type="float">
            <text:p>28409,8204560203</text:p>
          </table:table-cell>
        </table:table-row>
        <table:table-row table:style-name="ro1">
          <table:table-cell table:formula="of:=SIN(2*PI()/[.$C$1]*[.B544])" office:value-type="float" office:value="-0.901455117112246" calcext:value-type="float">
            <text:p>-0,901455117112246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D543]+[.$D$1]*[.A544]" office:value-type="float" office:value="180.159689221909" calcext:value-type="float">
            <text:p>180,159689221909</text:p>
          </table:table-cell>
          <table:table-cell table:formula="of:=[.D544]*[.D544]" office:value-type="float" office:value="32457.5136205348" calcext:value-type="float">
            <text:p>32457,5136205348</text:p>
          </table:table-cell>
          <table:table-cell table:formula="of:=[.D544]-12.5" office:value-type="float" office:value="167.659689221909" calcext:value-type="float">
            <text:p>167,659689221909</text:p>
          </table:table-cell>
          <table:table-cell table:formula="of:=[.F544]*[.F544]" office:value-type="float" office:value="28109.7713899871" calcext:value-type="float">
            <text:p>28109,7713899871</text:p>
          </table:table-cell>
        </table:table-row>
        <table:table-row table:style-name="ro1">
          <table:table-cell table:formula="of:=SIN(2*PI()/[.$C$1]*[.B545])" office:value-type="float" office:value="-0.90482705246602" calcext:value-type="float">
            <text:p>-0,90482705246602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D544]+[.$D$1]*[.A545]" office:value-type="float" office:value="179.263910439968" calcext:value-type="float">
            <text:p>179,263910439968</text:p>
          </table:table-cell>
          <table:table-cell table:formula="of:=[.D545]*[.D545]" office:value-type="float" office:value="32135.5495862287" calcext:value-type="float">
            <text:p>32135,5495862287</text:p>
          </table:table-cell>
          <table:table-cell table:formula="of:=[.D545]-12.5" office:value-type="float" office:value="166.763910439968" calcext:value-type="float">
            <text:p>166,763910439968</text:p>
          </table:table-cell>
          <table:table-cell table:formula="of:=[.F545]*[.F545]" office:value-type="float" office:value="27810.2018252296" calcext:value-type="float">
            <text:p>27810,2018252296</text:p>
          </table:table-cell>
        </table:table-row>
        <table:table-row table:style-name="ro1">
          <table:table-cell table:formula="of:=SIN(2*PI()/[.$C$1]*[.B546])" office:value-type="float" office:value="-0.908143173825081" calcext:value-type="float">
            <text:p>-0,908143173825081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D545]+[.$D$1]*[.A546]" office:value-type="float" office:value="178.364848697881" calcext:value-type="float">
            <text:p>178,364848697881</text:p>
          </table:table-cell>
          <table:table-cell table:formula="of:=[.D546]*[.D546]" office:value-type="float" office:value="31814.0192510179" calcext:value-type="float">
            <text:p>31814,0192510179</text:p>
          </table:table-cell>
          <table:table-cell table:formula="of:=[.D546]-12.5" office:value-type="float" office:value="165.864848697881" calcext:value-type="float">
            <text:p>165,864848697881</text:p>
          </table:table-cell>
          <table:table-cell table:formula="of:=[.F546]*[.F546]" office:value-type="float" office:value="27511.1480335709" calcext:value-type="float">
            <text:p>27511,1480335709</text:p>
          </table:table-cell>
        </table:table-row>
        <table:table-row table:style-name="ro1">
          <table:table-cell table:formula="of:=SIN(2*PI()/[.$C$1]*[.B547])" office:value-type="float" office:value="-0.911403276635445" calcext:value-type="float">
            <text:p>-0,911403276635445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D546]+[.$D$1]*[.A547]" office:value-type="float" office:value="177.462559454012" calcext:value-type="float">
            <text:p>177,462559454012</text:p>
          </table:table-cell>
          <table:table-cell table:formula="of:=[.D547]*[.D547]" office:value-type="float" office:value="31492.9600079686" calcext:value-type="float">
            <text:p>31492,9600079686</text:p>
          </table:table-cell>
          <table:table-cell table:formula="of:=[.D547]-12.5" office:value-type="float" office:value="164.962559454012" calcext:value-type="float">
            <text:p>164,962559454012</text:p>
          </table:table-cell>
          <table:table-cell table:formula="of:=[.F547]*[.F547]" office:value-type="float" office:value="27212.6460216184" calcext:value-type="float">
            <text:p>27212,6460216184</text:p>
          </table:table-cell>
        </table:table-row>
        <table:table-row table:style-name="ro1">
          <table:table-cell table:formula="of:=SIN(2*PI()/[.$C$1]*[.B548])" office:value-type="float" office:value="-0.914607159798613" calcext:value-type="float">
            <text:p>-0,914607159798613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D547]+[.$D$1]*[.A548]" office:value-type="float" office:value="176.557098365811" calcext:value-type="float">
            <text:p>176,557098365811</text:p>
          </table:table-cell>
          <table:table-cell table:formula="of:=[.D548]*[.D548]" office:value-type="float" office:value="31172.4089833547" calcext:value-type="float">
            <text:p>31172,4089833547</text:p>
          </table:table-cell>
          <table:table-cell table:formula="of:=[.D548]-12.5" office:value-type="float" office:value="164.057098365811" calcext:value-type="float">
            <text:p>164,057098365811</text:p>
          </table:table-cell>
          <table:table-cell table:formula="of:=[.F548]*[.F548]" office:value-type="float" office:value="26914.7315242094" calcext:value-type="float">
            <text:p>26914,7315242094</text:p>
          </table:table-cell>
        </table:table-row>
        <table:table-row table:style-name="ro1">
          <table:table-cell table:formula="of:=SIN(2*PI()/[.$C$1]*[.B549])" office:value-type="float" office:value="-0.917754625683981" calcext:value-type="float">
            <text:p>-0,91775462568398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548]+[.$D$1]*[.A549]" office:value-type="float" office:value="175.648521286384" calcext:value-type="float">
            <text:p>175,648521286384</text:p>
          </table:table-cell>
          <table:table-cell table:formula="of:=[.D549]*[.D549]" office:value-type="float" office:value="30852.4030300933" calcext:value-type="float">
            <text:p>30852,4030300933</text:p>
          </table:table-cell>
          <table:table-cell table:formula="of:=[.D549]-12.5" office:value-type="float" office:value="163.148521286384" calcext:value-type="float">
            <text:p>163,148521286384</text:p>
          </table:table-cell>
          <table:table-cell table:formula="of:=[.F549]*[.F549]" office:value-type="float" office:value="26617.4399979337" calcext:value-type="float">
            <text:p>26617,4399979337</text:p>
          </table:table-cell>
        </table:table-row>
        <table:table-row table:style-name="ro1">
          <table:table-cell table:formula="of:=SIN(2*PI()/[.$C$1]*[.B550])" office:value-type="float" office:value="-0.920845480141026" calcext:value-type="float">
            <text:p>-0,920845480141026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[.D549]+[.$D$1]*[.A550]" office:value-type="float" office:value="174.736884261044" calcext:value-type="float">
            <text:p>174,736884261044</text:p>
          </table:table-cell>
          <table:table-cell table:formula="of:=[.D550]*[.D550]" office:value-type="float" office:value="30532.9787212576" calcext:value-type="float">
            <text:p>30532,9787212576</text:p>
          </table:table-cell>
          <table:table-cell table:formula="of:=[.D550]-12.5" office:value-type="float" office:value="162.236884261044" calcext:value-type="float">
            <text:p>162,236884261044</text:p>
          </table:table-cell>
          <table:table-cell table:formula="of:=[.F550]*[.F550]" office:value-type="float" office:value="26320.8066147315" calcext:value-type="float">
            <text:p>26320,8066147315</text:p>
          </table:table-cell>
        </table:table-row>
        <table:table-row table:style-name="ro1">
          <table:table-cell table:formula="of:=SIN(2*PI()/[.$C$1]*[.B551])" office:value-type="float" office:value="-0.923879532511287" calcext:value-type="float">
            <text:p>-0,923879532511287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D550]+[.$D$1]*[.A551]" office:value-type="float" office:value="173.822243523858" calcext:value-type="float">
            <text:p>173,822243523858</text:p>
          </table:table-cell>
          <table:table-cell table:formula="of:=[.D551]*[.D551]" office:value-type="float" office:value="30214.1723436675" calcext:value-type="float">
            <text:p>30214,1723436675</text:p>
          </table:table-cell>
          <table:table-cell table:formula="of:=[.D551]-12.5" office:value-type="float" office:value="161.322243523858" calcext:value-type="float">
            <text:p>161,322243523858</text:p>
          </table:table-cell>
          <table:table-cell table:formula="of:=[.F551]*[.F551]" office:value-type="float" office:value="26024.866255571" calcext:value-type="float">
            <text:p>26024,866255571</text:p>
          </table:table-cell>
        </table:table-row>
        <table:table-row table:style-name="ro1">
          <table:table-cell table:formula="of:=SIN(2*PI()/[.$C$1]*[.B552])" office:value-type="float" office:value="-0.926856595640121" calcext:value-type="float">
            <text:p>-0,926856595640121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D551]+[.$D$1]*[.A552]" office:value-type="float" office:value="172.904655494174" calcext:value-type="float">
            <text:p>172,904655494174</text:p>
          </table:table-cell>
          <table:table-cell table:formula="of:=[.D552]*[.D552]" office:value-type="float" office:value="29896.0198915591" calcext:value-type="float">
            <text:p>29896,0198915591</text:p>
          </table:table-cell>
          <table:table-cell table:formula="of:=[.D552]-12.5" office:value-type="float" office:value="160.404655494174" calcext:value-type="float">
            <text:p>160,404655494174</text:p>
          </table:table-cell>
          <table:table-cell table:formula="of:=[.F552]*[.F552]" office:value-type="float" office:value="25729.6535042048" calcext:value-type="float">
            <text:p>25729,6535042048</text:p>
          </table:table-cell>
        </table:table-row>
        <table:table-row table:style-name="ro1">
          <table:table-cell table:formula="of:=SIN(2*PI()/[.$C$1]*[.B553])" office:value-type="float" office:value="-0.929776485888251" calcext:value-type="float">
            <text:p>-0,929776485888251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D552]+[.$D$1]*[.A553]" office:value-type="float" office:value="171.984176773145" calcext:value-type="float">
            <text:p>171,984176773145</text:p>
          </table:table-cell>
          <table:table-cell table:formula="of:=[.D553]*[.D553]" office:value-type="float" office:value="29578.5570603364" calcext:value-type="float">
            <text:p>29578,5570603364</text:p>
          </table:table-cell>
          <table:table-cell table:formula="of:=[.D553]-12.5" office:value-type="float" office:value="159.484176773145" calcext:value-type="float">
            <text:p>159,484176773145</text:p>
          </table:table-cell>
          <table:table-cell table:formula="of:=[.F553]*[.F553]" office:value-type="float" office:value="25435.2026410078" calcext:value-type="float">
            <text:p>25435,2026410078</text:p>
          </table:table-cell>
        </table:table-row>
        <table:table-row table:style-name="ro1">
          <table:table-cell table:formula="of:=SIN(2*PI()/[.$C$1]*[.B554])" office:value-type="float" office:value="-0.932639023143094" calcext:value-type="float">
            <text:p>-0,932639023143094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D553]+[.$D$1]*[.A554]" office:value-type="float" office:value="171.060864140233" calcext:value-type="float">
            <text:p>171,060864140233</text:p>
          </table:table-cell>
          <table:table-cell table:formula="of:=[.D554]*[.D554]" office:value-type="float" office:value="29261.8192404034" calcext:value-type="float">
            <text:p>29261,8192404034</text:p>
          </table:table-cell>
          <table:table-cell table:formula="of:=[.D554]-12.5" office:value-type="float" office:value="158.560864140233" calcext:value-type="float">
            <text:p>158,560864140233</text:p>
          </table:table-cell>
          <table:table-cell table:formula="of:=[.F554]*[.F554]" office:value-type="float" office:value="25141.5476368976" calcext:value-type="float">
            <text:p>25141,5476368976</text:p>
          </table:table-cell>
        </table:table-row>
        <table:table-row table:style-name="ro1">
          <table:table-cell table:formula="of:=SIN(2*PI()/[.$C$1]*[.B555])" office:value-type="float" office:value="-0.935444030829867" calcext:value-type="float">
            <text:p>-0,935444030829867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[.D554]+[.$D$1]*[.A555]" office:value-type="float" office:value="170.134774549712" calcext:value-type="float">
            <text:p>170,134774549712</text:p>
          </table:table-cell>
          <table:table-cell table:formula="of:=[.D555]*[.D555]" office:value-type="float" office:value="28945.8415110813" calcext:value-type="float">
            <text:p>28945,8415110813</text:p>
          </table:table-cell>
          <table:table-cell table:formula="of:=[.D555]-12.5" office:value-type="float" office:value="157.634774549712" calcext:value-type="float">
            <text:p>157,634774549712</text:p>
          </table:table-cell>
          <table:table-cell table:formula="of:=[.F555]*[.F555]" office:value-type="float" office:value="24848.7221473385" calcext:value-type="float">
            <text:p>24848,7221473385</text:p>
          </table:table-cell>
        </table:table-row>
        <table:table-row table:style-name="ro1">
          <table:table-cell table:formula="of:=SIN(2*PI()/[.$C$1]*[.B556])" office:value-type="float" office:value="-0.938191335922484" calcext:value-type="float">
            <text:p>-0,938191335922484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D555]+[.$D$1]*[.A556]" office:value-type="float" office:value="169.205965127149" calcext:value-type="float">
            <text:p>169,205965127149</text:p>
          </table:table-cell>
          <table:table-cell table:formula="of:=[.D556]*[.D556]" office:value-type="float" office:value="28630.6586346098" calcext:value-type="float">
            <text:p>28630,6586346098</text:p>
          </table:table-cell>
          <table:table-cell table:formula="of:=[.D556]-12.5" office:value-type="float" office:value="156.705965127149" calcext:value-type="float">
            <text:p>156,705965127149</text:p>
          </table:table-cell>
          <table:table-cell table:formula="of:=[.F556]*[.F556]" office:value-type="float" office:value="24556.7595064311" calcext:value-type="float">
            <text:p>24556,7595064311</text:p>
          </table:table-cell>
        </table:table-row>
        <table:table-row table:style-name="ro1">
          <table:table-cell table:formula="of:=SIN(2*PI()/[.$C$1]*[.B557])" office:value-type="float" office:value="-0.940880768954225" calcext:value-type="float">
            <text:p>-0,940880768954225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[.D556]+[.$D$1]*[.A557]" office:value-type="float" office:value="168.274493165884" calcext:value-type="float">
            <text:p>168,274493165884</text:p>
          </table:table-cell>
          <table:table-cell table:formula="of:=[.D557]*[.D557]" office:value-type="float" office:value="28316.3050502351" calcext:value-type="float">
            <text:p>28316,3050502351</text:p>
          </table:table-cell>
          <table:table-cell table:formula="of:=[.D557]-12.5" office:value-type="float" office:value="155.774493165884" calcext:value-type="float">
            <text:p>155,774493165884</text:p>
          </table:table-cell>
          <table:table-cell table:formula="of:=[.F557]*[.F557]" office:value-type="float" office:value="24265.692721088" calcext:value-type="float">
            <text:p>24265,692721088</text:p>
          </table:table-cell>
        </table:table-row>
        <table:table-row table:style-name="ro1">
          <table:table-cell table:formula="of:=SIN(2*PI()/[.$C$1]*[.B558])" office:value-type="float" office:value="-0.943512164028194" calcext:value-type="float">
            <text:p>-0,943512164028194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D557]+[.$D$1]*[.A558]" office:value-type="float" office:value="167.340416123496" calcext:value-type="float">
            <text:p>167,340416123496</text:p>
          </table:table-cell>
          <table:table-cell table:formula="of:=[.D558]*[.D558]" office:value-type="float" office:value="28002.8148683848" calcext:value-type="float">
            <text:p>28002,8148683848</text:p>
          </table:table-cell>
          <table:table-cell table:formula="of:=[.D558]-12.5" office:value-type="float" office:value="154.840416123496" calcext:value-type="float">
            <text:p>154,840416123496</text:p>
          </table:table-cell>
          <table:table-cell table:formula="of:=[.F558]*[.F558]" office:value-type="float" office:value="23975.5544652974" calcext:value-type="float">
            <text:p>23975,5544652974</text:p>
          </table:table-cell>
        </table:table-row>
        <table:table-row table:style-name="ro1">
          <table:table-cell table:formula="of:=SIN(2*PI()/[.$C$1]*[.B559])" office:value-type="float" office:value="-0.946085358827545" calcext:value-type="float">
            <text:p>-0,94608535882754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D558]+[.$D$1]*[.A559]" office:value-type="float" office:value="166.403791618257" calcext:value-type="float">
            <text:p>166,403791618257</text:p>
          </table:table-cell>
          <table:table-cell table:formula="of:=[.D559]*[.D559]" office:value-type="float" office:value="27690.2218649322" calcext:value-type="float">
            <text:p>27690,2218649322</text:p>
          </table:table-cell>
          <table:table-cell table:formula="of:=[.D559]-12.5" office:value-type="float" office:value="153.903791618257" calcext:value-type="float">
            <text:p>153,903791618257</text:p>
          </table:table-cell>
          <table:table-cell table:formula="of:=[.F559]*[.F559]" office:value-type="float" office:value="23686.3770744758" calcext:value-type="float">
            <text:p>23686,3770744758</text:p>
          </table:table-cell>
        </table:table-row>
        <table:table-row table:style-name="ro1">
          <table:table-cell table:formula="of:=SIN(2*PI()/[.$C$1]*[.B560])" office:value-type="float" office:value="-0.948600194625505" calcext:value-type="float">
            <text:p>-0,948600194625505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D559]+[.$D$1]*[.A560]" office:value-type="float" office:value="165.464677425577" calcext:value-type="float">
            <text:p>165,464677425577</text:p>
          </table:table-cell>
          <table:table-cell table:formula="of:=[.D560]*[.D560]" office:value-type="float" office:value="27378.5594755504" calcext:value-type="float">
            <text:p>27378,5594755504</text:p>
          </table:table-cell>
          <table:table-cell table:formula="of:=[.D560]-12.5" office:value-type="float" office:value="152.964677425577" calcext:value-type="float">
            <text:p>152,964677425577</text:p>
          </table:table-cell>
          <table:table-cell table:formula="of:=[.F560]*[.F560]" office:value-type="float" office:value="23398.192539911" calcext:value-type="float">
            <text:p>23398,192539911</text:p>
          </table:table-cell>
        </table:table-row>
        <table:table-row table:style-name="ro1">
          <table:table-cell table:formula="of:=SIN(2*PI()/[.$C$1]*[.B561])" office:value-type="float" office:value="-0.951056516295153" calcext:value-type="float">
            <text:p>-0,951056516295153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D560]+[.$D$1]*[.A561]" office:value-type="float" office:value="164.523131474445" calcext:value-type="float">
            <text:p>164,523131474445</text:p>
          </table:table-cell>
          <table:table-cell table:formula="of:=[.D561]*[.D561]" office:value-type="float" office:value="27067.8607901576" calcext:value-type="float">
            <text:p>27067,8607901576</text:p>
          </table:table-cell>
          <table:table-cell table:formula="of:=[.D561]-12.5" office:value-type="float" office:value="152.023131474445" calcext:value-type="float">
            <text:p>152,023131474445</text:p>
          </table:table-cell>
          <table:table-cell table:formula="of:=[.F561]*[.F561]" office:value-type="float" office:value="23111.0325032965" calcext:value-type="float">
            <text:p>23111,0325032965</text:p>
          </table:table-cell>
        </table:table-row>
        <table:table-row table:style-name="ro1">
          <table:table-cell table:formula="of:=SIN(2*PI()/[.$C$1]*[.B562])" office:value-type="float" office:value="-0.953454172319001" calcext:value-type="float">
            <text:p>-0,953454172319001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D561]+[.$D$1]*[.A562]" office:value-type="float" office:value="163.579211843849" calcext:value-type="float">
            <text:p>163,579211843849</text:p>
          </table:table-cell>
          <table:table-cell table:formula="of:=[.D562]*[.D562]" office:value-type="float" office:value="26758.158547455" calcext:value-type="float">
            <text:p>26758,158547455</text:p>
          </table:table-cell>
          <table:table-cell table:formula="of:=[.D562]-12.5" office:value-type="float" office:value="151.079211843849" calcext:value-type="float">
            <text:p>151,079211843849</text:p>
          </table:table-cell>
          <table:table-cell table:formula="of:=[.F562]*[.F562]" office:value-type="float" office:value="22824.9282513587" calcext:value-type="float">
            <text:p>22824,9282513587</text:p>
          </table:table-cell>
        </table:table-row>
        <table:table-row table:style-name="ro1">
          <table:table-cell table:formula="of:=SIN(2*PI()/[.$C$1]*[.B563])" office:value-type="float" office:value="-0.95579301479833" calcext:value-type="float">
            <text:p>-0,95579301479833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[.D562]+[.$D$1]*[.A563]" office:value-type="float" office:value="162.632976759199" calcext:value-type="float">
            <text:p>162,632976759199</text:p>
          </table:table-cell>
          <table:table-cell table:formula="of:=[.D563]*[.D563]" office:value-type="float" office:value="26449.4851295582" calcext:value-type="float">
            <text:p>26449,4851295582</text:p>
          </table:table-cell>
          <table:table-cell table:formula="of:=[.D563]-12.5" office:value-type="float" office:value="150.132976759199" calcext:value-type="float">
            <text:p>150,132976759199</text:p>
          </table:table-cell>
          <table:table-cell table:formula="of:=[.F563]*[.F563]" office:value-type="float" office:value="22539.9107105782" calcext:value-type="float">
            <text:p>22539,9107105782</text:p>
          </table:table-cell>
        </table:table-row>
        <table:table-row table:style-name="ro1">
          <table:table-cell table:formula="of:=SIN(2*PI()/[.$C$1]*[.B564])" office:value-type="float" office:value="-0.958072899462319" calcext:value-type="float">
            <text:p>-0,958072899462319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D563]+[.$D$1]*[.A564]" office:value-type="float" office:value="161.684484588731" calcext:value-type="float">
            <text:p>161,684484588731</text:p>
          </table:table-cell>
          <table:table-cell table:formula="of:=[.D564]*[.D564]" office:value-type="float" office:value="26141.8725567237" calcext:value-type="float">
            <text:p>26141,8725567237</text:p>
          </table:table-cell>
          <table:table-cell table:formula="of:=[.D564]-12.5" office:value-type="float" office:value="149.184484588731" calcext:value-type="float">
            <text:p>149,184484588731</text:p>
          </table:table-cell>
          <table:table-cell table:formula="of:=[.F564]*[.F564]" office:value-type="float" office:value="22256.0104420054" calcext:value-type="float">
            <text:p>22256,0104420054</text:p>
          </table:table-cell>
        </table:table-row>
        <table:table-row table:style-name="ro1">
          <table:table-cell table:formula="of:=SIN(2*PI()/[.$C$1]*[.B565])" office:value-type="float" office:value="-0.960293685676943" calcext:value-type="float">
            <text:p>-0,960293685676943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D564]+[.$D$1]*[.A565]" office:value-type="float" office:value="160.733793839911" calcext:value-type="float">
            <text:p>160,733793839911</text:p>
          </table:table-cell>
          <table:table-cell table:formula="of:=[.D565]*[.D565]" office:value-type="float" office:value="25835.3524821711" calcext:value-type="float">
            <text:p>25835,3524821711</text:p>
          </table:table-cell>
          <table:table-cell table:formula="of:=[.D565]-12.5" office:value-type="float" office:value="148.233793839911" calcext:value-type="float">
            <text:p>148,233793839911</text:p>
          </table:table-cell>
          <table:table-cell table:formula="of:=[.F565]*[.F565]" office:value-type="float" office:value="21973.2576361733" calcext:value-type="float">
            <text:p>21973,2576361733</text:p>
          </table:table-cell>
        </table:table-row>
        <table:table-row table:style-name="ro1">
          <table:table-cell table:formula="of:=SIN(2*PI()/[.$C$1]*[.B566])" office:value-type="float" office:value="-0.962455236453647" calcext:value-type="float">
            <text:p>-0,962455236453647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D565]+[.$D$1]*[.A566]" office:value-type="float" office:value="159.780963155822" calcext:value-type="float">
            <text:p>159,780963155822</text:p>
          </table:table-cell>
          <table:table-cell table:formula="of:=[.D566]*[.D566]" office:value-type="float" office:value="25529.9561870022" calcext:value-type="float">
            <text:p>25529,9561870022</text:p>
          </table:table-cell>
          <table:table-cell table:formula="of:=[.D566]-12.5" office:value-type="float" office:value="147.280963155822" calcext:value-type="float">
            <text:p>147,280963155822</text:p>
          </table:table-cell>
          <table:table-cell table:formula="of:=[.F566]*[.F566]" office:value-type="float" office:value="21691.6821081066" calcext:value-type="float">
            <text:p>21691,6821081066</text:p>
          </table:table-cell>
        </table:table-row>
        <table:table-row table:style-name="ro1">
          <table:table-cell table:formula="of:=SIN(2*PI()/[.$C$1]*[.B567])" office:value-type="float" office:value="-0.964557418457798" calcext:value-type="float">
            <text:p>-0,964557418457798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[.D566]+[.$D$1]*[.A567]" office:value-type="float" office:value="158.826051311549" calcext:value-type="float">
            <text:p>158,826051311549</text:p>
          </table:table-cell>
          <table:table-cell table:formula="of:=[.D567]*[.D567]" office:value-type="float" office:value="25225.7145752188" calcext:value-type="float">
            <text:p>25225,7145752188</text:p>
          </table:table-cell>
          <table:table-cell table:formula="of:=[.D567]-12.5" office:value-type="float" office:value="146.326051311549" calcext:value-type="float">
            <text:p>146,326051311549</text:p>
          </table:table-cell>
          <table:table-cell table:formula="of:=[.F567]*[.F567]" office:value-type="float" office:value="21411.31329243" calcext:value-type="float">
            <text:p>21411,31329243</text:p>
          </table:table-cell>
        </table:table-row>
        <table:table-row table:style-name="ro1">
          <table:table-cell table:formula="of:=SIN(2*PI()/[.$C$1]*[.B568])" office:value-type="float" office:value="-0.966600102016907" calcext:value-type="float">
            <text:p>-0,966600102016907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[.D567]+[.$D$1]*[.A568]" office:value-type="float" office:value="157.869117210552" calcext:value-type="float">
            <text:p>157,869117210552</text:p>
          </table:table-cell>
          <table:table-cell table:formula="of:=[.D568]*[.D568]" office:value-type="float" office:value="24922.658168839" calcext:value-type="float">
            <text:p>24922,658168839</text:p>
          </table:table-cell>
          <table:table-cell table:formula="of:=[.D568]-12.5" office:value-type="float" office:value="145.369117210552" calcext:value-type="float">
            <text:p>145,369117210552</text:p>
          </table:table-cell>
          <table:table-cell table:formula="of:=[.F568]*[.F568]" office:value-type="float" office:value="21132.1802385752" calcext:value-type="float">
            <text:p>21132,1802385752</text:p>
          </table:table-cell>
        </table:table-row>
        <table:table-row table:style-name="ro1">
          <table:table-cell table:formula="of:=SIN(2*PI()/[.$C$1]*[.B569])" office:value-type="float" office:value="-0.968583161128631" calcext:value-type="float">
            <text:p>-0,968583161128631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D568]+[.$D$1]*[.A569]" office:value-type="float" office:value="156.910219881035" calcext:value-type="float">
            <text:p>156,910219881035</text:p>
          </table:table-cell>
          <table:table-cell table:formula="of:=[.D569]*[.D569]" office:value-type="float" office:value="24620.8171031147" calcext:value-type="float">
            <text:p>24620,8171031147</text:p>
          </table:table-cell>
          <table:table-cell table:formula="of:=[.D569]-12.5" office:value-type="float" office:value="144.410219881035" calcext:value-type="float">
            <text:p>144,410219881035</text:p>
          </table:table-cell>
          <table:table-cell table:formula="of:=[.F569]*[.F569]" office:value-type="float" office:value="20854.3116060888" calcext:value-type="float">
            <text:p>20854,3116060888</text:p>
          </table:table-cell>
        </table:table-row>
        <table:table-row table:style-name="ro1">
          <table:table-cell table:formula="of:=SIN(2*PI()/[.$C$1]*[.B570])" office:value-type="float" office:value="-0.970506473468542" calcext:value-type="float">
            <text:p>-0,970506473468542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D569]+[.$D$1]*[.A570]" office:value-type="float" office:value="155.949418472301" calcext:value-type="float">
            <text:p>155,949418472301</text:p>
          </table:table-cell>
          <table:table-cell table:formula="of:=[.D570]*[.D570]" office:value-type="float" office:value="24320.2211218488" calcext:value-type="float">
            <text:p>24320,2211218488</text:p>
          </table:table-cell>
          <table:table-cell table:formula="of:=[.D570]-12.5" office:value-type="float" office:value="143.449418472301" calcext:value-type="float">
            <text:p>143,449418472301</text:p>
          </table:table-cell>
          <table:table-cell table:formula="of:=[.F570]*[.F570]" office:value-type="float" office:value="20577.7356600413" calcext:value-type="float">
            <text:p>20577,7356600413</text:p>
          </table:table-cell>
        </table:table-row>
        <table:table-row table:style-name="ro1">
          <table:table-cell table:formula="of:=SIN(2*PI()/[.$C$1]*[.B571])" office:value-type="float" office:value="-0.972369920397677" calcext:value-type="float">
            <text:p>-0,972369920397677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[.D570]+[.$D$1]*[.A571]" office:value-type="float" office:value="154.986772251107" calcext:value-type="float">
            <text:p>154,986772251107</text:p>
          </table:table-cell>
          <table:table-cell table:formula="of:=[.D571]*[.D571]" office:value-type="float" office:value="24020.8995728166" calcext:value-type="float">
            <text:p>24020,8995728166</text:p>
          </table:table-cell>
          <table:table-cell table:formula="of:=[.D571]-12.5" office:value-type="float" office:value="142.486772251107" calcext:value-type="float">
            <text:p>142,486772251107</text:p>
          </table:table-cell>
          <table:table-cell table:formula="of:=[.F571]*[.F571]" office:value-type="float" office:value="20302.4802665389" calcext:value-type="float">
            <text:p>20302,4802665389</text:p>
          </table:table-cell>
        </table:table-row>
        <table:table-row table:style-name="ro1">
          <table:table-cell table:formula="of:=SIN(2*PI()/[.$C$1]*[.B572])" office:value-type="float" office:value="-0.974173386969849" calcext:value-type="float">
            <text:p>-0,974173386969849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D571]+[.$D$1]*[.A572]" office:value-type="float" office:value="154.022340598007" calcext:value-type="float">
            <text:p>154,022340598007</text:p>
          </table:table-cell>
          <table:table-cell table:formula="of:=[.D572]*[.D572]" office:value-type="float" office:value="23722.8814032885" calcext:value-type="float">
            <text:p>23722,8814032885</text:p>
          </table:table-cell>
          <table:table-cell table:formula="of:=[.D572]-12.5" office:value-type="float" office:value="141.522340598007" calcext:value-type="float">
            <text:p>141,522340598007</text:p>
          </table:table-cell>
          <table:table-cell table:formula="of:=[.F572]*[.F572]" office:value-type="float" office:value="20028.5728883383" calcext:value-type="float">
            <text:p>20028,5728883383</text:p>
          </table:table-cell>
        </table:table-row>
        <table:table-row table:style-name="ro1">
          <table:table-cell table:formula="of:=SIN(2*PI()/[.$C$1]*[.B573])" office:value-type="float" office:value="-0.975916761938747" calcext:value-type="float">
            <text:p>-0,975916761938747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D572]+[.$D$1]*[.A573]" office:value-type="float" office:value="153.056183003688" calcext:value-type="float">
            <text:p>153,056183003688</text:p>
          </table:table-cell>
          <table:table-cell table:formula="of:=[.D573]*[.D573]" office:value-type="float" office:value="23426.1951556583" calcext:value-type="float">
            <text:p>23426,1951556583</text:p>
          </table:table-cell>
          <table:table-cell table:formula="of:=[.D573]-12.5" office:value-type="float" office:value="140.556183003688" calcext:value-type="float">
            <text:p>140,556183003688</text:p>
          </table:table-cell>
          <table:table-cell table:formula="of:=[.F573]*[.F573]" office:value-type="float" office:value="19756.0405805662" calcext:value-type="float">
            <text:p>19756,0405805662</text:p>
          </table:table-cell>
        </table:table-row>
        <table:table-row table:style-name="ro1">
          <table:table-cell table:formula="of:=SIN(2*PI()/[.$C$1]*[.B574])" office:value-type="float" office:value="-0.977599937764791" calcext:value-type="float">
            <text:p>-0,977599937764791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D573]+[.$D$1]*[.A574]" office:value-type="float" office:value="152.088359065301" calcext:value-type="float">
            <text:p>152,088359065301</text:p>
          </table:table-cell>
          <table:table-cell table:formula="of:=[.D574]*[.D574]" office:value-type="float" office:value="23130.8689631758" calcext:value-type="float">
            <text:p>23130,8689631758</text:p>
          </table:table-cell>
          <table:table-cell table:formula="of:=[.D574]-12.5" office:value-type="float" office:value="139.588359065301" calcext:value-type="float">
            <text:p>139,588359065301</text:p>
          </table:table-cell>
          <table:table-cell table:formula="of:=[.F574]*[.F574]" office:value-type="float" office:value="19484.9099865433" calcext:value-type="float">
            <text:p>19484,9099865433</text:p>
          </table:table-cell>
        </table:table-row>
        <table:table-row table:style-name="ro1">
          <table:table-cell table:formula="of:=SIN(2*PI()/[.$C$1]*[.B575])" office:value-type="float" office:value="-0.979222810621766" calcext:value-type="float">
            <text:p>-0,979222810621766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D574]+[.$D$1]*[.A575]" office:value-type="float" office:value="151.118928482785" calcext:value-type="float">
            <text:p>151,118928482785</text:p>
          </table:table-cell>
          <table:table-cell table:formula="of:=[.D575]*[.D575]" office:value-type="float" office:value="22836.9305457851" calcext:value-type="float">
            <text:p>22836,9305457851</text:p>
          </table:table-cell>
          <table:table-cell table:formula="of:=[.D575]-12.5" office:value-type="float" office:value="138.618928482785" calcext:value-type="float">
            <text:p>138,618928482785</text:p>
          </table:table-cell>
          <table:table-cell table:formula="of:=[.F575]*[.F575]" office:value-type="float" office:value="19215.2073337155" calcext:value-type="float">
            <text:p>19215,2073337155</text:p>
          </table:table-cell>
        </table:table-row>
        <table:table-row table:style-name="ro1">
          <table:table-cell table:formula="of:=SIN(2*PI()/[.$C$1]*[.B576])" office:value-type="float" office:value="-0.98078528040323" calcext:value-type="float">
            <text:p>-0,98078528040323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[.D575]+[.$D$1]*[.A576]" office:value-type="float" office:value="150.147951055186" calcext:value-type="float">
            <text:p>150,147951055186</text:p>
          </table:table-cell>
          <table:table-cell table:formula="of:=[.D576]*[.D576]" office:value-type="float" office:value="22544.4072060705" calcext:value-type="float">
            <text:p>22544,4072060705</text:p>
          </table:table-cell>
          <table:table-cell table:formula="of:=[.D576]-12.5" office:value-type="float" office:value="137.647951055186" calcext:value-type="float">
            <text:p>137,647951055186</text:p>
          </table:table-cell>
          <table:table-cell table:formula="of:=[.F576]*[.F576]" office:value-type="float" office:value="18946.9584296908" calcext:value-type="float">
            <text:p>18946,9584296908</text:p>
          </table:table-cell>
        </table:table-row>
        <table:table-row table:style-name="ro1">
          <table:table-cell table:formula="of:=SIN(2*PI()/[.$C$1]*[.B577])" office:value-type="float" office:value="-0.982287250728689" calcext:value-type="float">
            <text:p>-0,982287250728689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D576]+[.$D$1]*[.A577]" office:value-type="float" office:value="149.175486676964" calcext:value-type="float">
            <text:p>149,175486676964</text:p>
          </table:table-cell>
          <table:table-cell table:formula="of:=[.D577]*[.D577]" office:value-type="float" office:value="22253.3258253092" calcext:value-type="float">
            <text:p>22253,3258253092</text:p>
          </table:table-cell>
          <table:table-cell table:formula="of:=[.D577]-12.5" office:value-type="float" office:value="136.675486676964" calcext:value-type="float">
            <text:p>136,675486676964</text:p>
          </table:table-cell>
          <table:table-cell table:formula="of:=[.F577]*[.F577]" office:value-type="float" office:value="18680.1886583851" calcext:value-type="float">
            <text:p>18680,1886583851</text:p>
          </table:table-cell>
        </table:table-row>
        <table:table-row table:style-name="ro1">
          <table:table-cell table:formula="of:=SIN(2*PI()/[.$C$1]*[.B578])" office:value-type="float" office:value="-0.983728628949536" calcext:value-type="float">
            <text:p>-0,983728628949536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[.D577]+[.$D$1]*[.A578]" office:value-type="float" office:value="148.201595334304" calcext:value-type="float">
            <text:p>148,201595334304</text:p>
          </table:table-cell>
          <table:table-cell table:formula="of:=[.D578]*[.D578]" office:value-type="float" office:value="21963.7128596329" calcext:value-type="float">
            <text:p>21963,7128596329</text:p>
          </table:table-cell>
          <table:table-cell table:formula="of:=[.D578]-12.5" office:value-type="float" office:value="135.701595334304" calcext:value-type="float">
            <text:p>135,701595334304</text:p>
          </table:table-cell>
          <table:table-cell table:formula="of:=[.F578]*[.F578]" office:value-type="float" office:value="18414.9229762753" calcext:value-type="float">
            <text:p>18414,9229762753</text:p>
          </table:table-cell>
        </table:table-row>
        <table:table-row table:style-name="ro1">
          <table:table-cell table:formula="of:=SIN(2*PI()/[.$C$1]*[.B579])" office:value-type="float" office:value="-0.985109326154774" calcext:value-type="float">
            <text:p>-0,985109326154774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D578]+[.$D$1]*[.A579]" office:value-type="float" office:value="147.226337101411" calcext:value-type="float">
            <text:p>147,226337101411</text:p>
          </table:table-cell>
          <table:table-cell table:formula="of:=[.D579]*[.D579]" office:value-type="float" office:value="21675.5943362984" calcext:value-type="float">
            <text:p>21675,5943362984</text:p>
          </table:table-cell>
          <table:table-cell table:formula="of:=[.D579]-12.5" office:value-type="float" office:value="134.726337101411" calcext:value-type="float">
            <text:p>134,726337101411</text:p>
          </table:table-cell>
          <table:table-cell table:formula="of:=[.F579]*[.F579]" office:value-type="float" office:value="18151.1859087631" calcext:value-type="float">
            <text:p>18151,1859087631</text:p>
          </table:table-cell>
        </table:table-row>
        <table:table-row table:style-name="ro1">
          <table:table-cell table:formula="of:=SIN(2*PI()/[.$C$1]*[.B580])" office:value-type="float" office:value="-0.986429257176495" calcext:value-type="float">
            <text:p>-0,986429257176495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D579]+[.$D$1]*[.A580]" office:value-type="float" office:value="146.249772136806" calcext:value-type="float">
            <text:p>146,249772136806</text:p>
          </table:table-cell>
          <table:table-cell table:formula="of:=[.D580]*[.D580]" office:value-type="float" office:value="21388.9958500678" calcext:value-type="float">
            <text:p>21388,9958500678</text:p>
          </table:table-cell>
          <table:table-cell table:formula="of:=[.D580]-12.5" office:value-type="float" office:value="133.749772136806" calcext:value-type="float">
            <text:p>133,749772136806</text:p>
          </table:table-cell>
          <table:table-cell table:formula="of:=[.F580]*[.F580]" office:value-type="float" office:value="17889.0015466476" calcext:value-type="float">
            <text:p>17889,0015466476</text:p>
          </table:table-cell>
        </table:table-row>
        <table:table-row table:style-name="ro1">
          <table:table-cell table:formula="of:=SIN(2*PI()/[.$C$1]*[.B581])" office:value-type="float" office:value="-0.987688340595138" calcext:value-type="float">
            <text:p>-0,987688340595138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D580]+[.$D$1]*[.A581]" office:value-type="float" office:value="145.271960679617" calcext:value-type="float">
            <text:p>145,271960679617</text:p>
          </table:table-cell>
          <table:table-cell table:formula="of:=[.D581]*[.D581]" office:value-type="float" office:value="21103.9425597003" calcext:value-type="float">
            <text:p>21103,9425597003</text:p>
          </table:table-cell>
          <table:table-cell table:formula="of:=[.D581]-12.5" office:value-type="float" office:value="132.771960679617" calcext:value-type="float">
            <text:p>132,771960679617</text:p>
          </table:table-cell>
          <table:table-cell table:formula="of:=[.F581]*[.F581]" office:value-type="float" office:value="17628.3935427098" calcext:value-type="float">
            <text:p>17628,3935427098</text:p>
          </table:table-cell>
        </table:table-row>
        <table:table-row table:style-name="ro1">
          <table:table-cell table:formula="of:=SIN(2*PI()/[.$C$1]*[.B582])" office:value-type="float" office:value="-0.988886498744505" calcext:value-type="float">
            <text:p>-0,988886498744505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D581]+[.$D$1]*[.A582]" office:value-type="float" office:value="144.29296304586" calcext:value-type="float">
            <text:p>144,29296304586</text:p>
          </table:table-cell>
          <table:table-cell table:formula="of:=[.D582]*[.D582]" office:value-type="float" office:value="20820.459184554" calcext:value-type="float">
            <text:p>20820,459184554</text:p>
          </table:table-cell>
          <table:table-cell table:formula="of:=[.D582]-12.5" office:value-type="float" office:value="131.79296304586" calcext:value-type="float">
            <text:p>131,79296304586</text:p>
          </table:table-cell>
          <table:table-cell table:formula="of:=[.F582]*[.F582]" office:value-type="float" office:value="17369.3851084075" calcext:value-type="float">
            <text:p>17369,3851084075</text:p>
          </table:table-cell>
        </table:table-row>
        <table:table-row table:style-name="ro1">
          <table:table-cell table:formula="of:=SIN(2*PI()/[.$C$1]*[.B583])" office:value-type="float" office:value="-0.990023657716558" calcext:value-type="float">
            <text:p>-0,990023657716558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D582]+[.$D$1]*[.A583]" office:value-type="float" office:value="143.312839624721" calcext:value-type="float">
            <text:p>143,312839624721</text:p>
          </table:table-cell>
          <table:table-cell table:formula="of:=[.D583]*[.D583]" office:value-type="float" office:value="20538.570001301" calcext:value-type="float">
            <text:p>20538,570001301</text:p>
          </table:table-cell>
          <table:table-cell table:formula="of:=[.D583]-12.5" office:value-type="float" office:value="130.812839624721" calcext:value-type="float">
            <text:p>130,812839624721</text:p>
          </table:table-cell>
          <table:table-cell table:formula="of:=[.F583]*[.F583]" office:value-type="float" office:value="17111.9990106829" calcext:value-type="float">
            <text:p>17111,9990106829</text:p>
          </table:table-cell>
        </table:table-row>
        <table:table-row table:style-name="ro1">
          <table:table-cell table:formula="of:=SIN(2*PI()/[.$C$1]*[.B584])" office:value-type="float" office:value="-0.991099747365975" calcext:value-type="float">
            <text:p>-0,991099747365975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[.D583]+[.$D$1]*[.A584]" office:value-type="float" office:value="142.331650874829" calcext:value-type="float">
            <text:p>142,331650874829</text:p>
          </table:table-cell>
          <table:table-cell table:formula="of:=[.D584]*[.D584]" office:value-type="float" office:value="20258.2988407541" calcext:value-type="float">
            <text:p>20258,2988407541</text:p>
          </table:table-cell>
          <table:table-cell table:formula="of:=[.D584]-12.5" office:value-type="float" office:value="129.831650874829" calcext:value-type="float">
            <text:p>129,831650874829</text:p>
          </table:table-cell>
          <table:table-cell table:formula="of:=[.F584]*[.F584]" office:value-type="float" office:value="16856.2575688834" calcext:value-type="float">
            <text:p>16856,2575688834</text:p>
          </table:table-cell>
        </table:table-row>
        <table:table-row table:style-name="ro1">
          <table:table-cell table:formula="of:=SIN(2*PI()/[.$C$1]*[.B585])" office:value-type="float" office:value="-0.992114701314478" calcext:value-type="float">
            <text:p>-0,992114701314478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D584]+[.$D$1]*[.A585]" office:value-type="float" office:value="141.349457320527" calcext:value-type="float">
            <text:p>141,349457320527</text:p>
          </table:table-cell>
          <table:table-cell table:formula="of:=[.D585]*[.D585]" office:value-type="float" office:value="19979.6690848075" calcext:value-type="float">
            <text:p>19979,6690848075</text:p>
          </table:table-cell>
          <table:table-cell table:formula="of:=[.D585]-12.5" office:value-type="float" office:value="128.849457320527" calcext:value-type="float">
            <text:p>128,849457320527</text:p>
          </table:table-cell>
          <table:table-cell table:formula="of:=[.F585]*[.F585]" office:value-type="float" office:value="16602.1826517944" calcext:value-type="float">
            <text:p>16602,1826517944</text:p>
          </table:table-cell>
        </table:table-row>
        <table:table-row table:style-name="ro1">
          <table:table-cell table:formula="of:=SIN(2*PI()/[.$C$1]*[.B586])" office:value-type="float" office:value="-0.993068456954926" calcext:value-type="float">
            <text:p>-0,993068456954926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D585]+[.$D$1]*[.A586]" office:value-type="float" office:value="140.366319548142" calcext:value-type="float">
            <text:p>140,366319548142</text:p>
          </table:table-cell>
          <table:table-cell table:formula="of:=[.D586]*[.D586]" office:value-type="float" office:value="19702.7036634911" calcext:value-type="float">
            <text:p>19702,7036634911</text:p>
          </table:table-cell>
          <table:table-cell table:formula="of:=[.D586]-12.5" office:value-type="float" office:value="127.866319548142" calcext:value-type="float">
            <text:p>127,866319548142</text:p>
          </table:table-cell>
          <table:table-cell table:formula="of:=[.F586]*[.F586]" office:value-type="float" office:value="16349.7956747875" calcext:value-type="float">
            <text:p>16349,7956747875</text:p>
          </table:table-cell>
        </table:table-row>
        <table:table-row table:style-name="ro1">
          <table:table-cell table:formula="of:=SIN(2*PI()/[.$C$1]*[.B587])" office:value-type="float" office:value="-0.99396095545518" calcext:value-type="float">
            <text:p>-0,99396095545518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[.D586]+[.$D$1]*[.A587]" office:value-type="float" office:value="139.382298202241" calcext:value-type="float">
            <text:p>139,382298202241</text:p>
          </table:table-cell>
          <table:table-cell table:formula="of:=[.D587]*[.D587]" office:value-type="float" office:value="19427.4250521385" calcext:value-type="float">
            <text:p>19427,4250521385</text:p>
          </table:table-cell>
          <table:table-cell table:formula="of:=[.D587]-12.5" office:value-type="float" office:value="126.882298202241" calcext:value-type="float">
            <text:p>126,882298202241</text:p>
          </table:table-cell>
          <table:table-cell table:formula="of:=[.F587]*[.F587]" office:value-type="float" office:value="16099.1175970825" calcext:value-type="float">
            <text:p>16099,1175970825</text:p>
          </table:table-cell>
        </table:table-row>
        <table:table-row table:style-name="ro1">
          <table:table-cell table:formula="of:=SIN(2*PI()/[.$C$1]*[.B588])" office:value-type="float" office:value="-0.994792141761726" calcext:value-type="float">
            <text:p>-0,994792141761726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D587]+[.$D$1]*[.A588]" office:value-type="float" office:value="138.397453981897" calcext:value-type="float">
            <text:p>138,397453981897</text:p>
          </table:table-cell>
          <table:table-cell table:formula="of:=[.D588]*[.D588]" office:value-type="float" office:value="19153.8552686713" calcext:value-type="float">
            <text:p>19153,8552686713</text:p>
          </table:table-cell>
          <table:table-cell table:formula="of:=[.D588]-12.5" office:value-type="float" office:value="125.897453981897" calcext:value-type="float">
            <text:p>125,897453981897</text:p>
          </table:table-cell>
          <table:table-cell table:formula="of:=[.F588]*[.F588]" office:value-type="float" office:value="15850.1689191239" calcext:value-type="float">
            <text:p>15850,1689191239</text:p>
          </table:table-cell>
        </table:table-row>
        <table:table-row table:style-name="ro1">
          <table:table-cell table:formula="of:=SIN(2*PI()/[.$C$1]*[.B589])" office:value-type="float" office:value="-0.99556196460308" calcext:value-type="float">
            <text:p>-0,99556196460308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D588]+[.$D$1]*[.A589]" office:value-type="float" office:value="137.41184763694" calcext:value-type="float">
            <text:p>137,41184763694</text:p>
          </table:table-cell>
          <table:table-cell table:formula="of:=[.D589]*[.D589]" office:value-type="float" office:value="18882.0158709976" calcext:value-type="float">
            <text:p>18882,0158709976</text:p>
          </table:table-cell>
          <table:table-cell table:formula="of:=[.D589]-12.5" office:value-type="float" office:value="124.91184763694" calcext:value-type="float">
            <text:p>124,91184763694</text:p>
          </table:table-cell>
          <table:table-cell table:formula="of:=[.F589]*[.F589]" office:value-type="float" office:value="15602.9696800741" calcext:value-type="float">
            <text:p>15602,9696800741</text:p>
          </table:table-cell>
        </table:table-row>
        <table:table-row table:style-name="ro1">
          <table:table-cell table:formula="of:=SIN(2*PI()/[.$C$1]*[.B590])" office:value-type="float" office:value="-0.996270376492941" calcext:value-type="float">
            <text:p>-0,996270376492941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[.D589]+[.$D$1]*[.A590]" office:value-type="float" office:value="136.425539964212" calcext:value-type="float">
            <text:p>136,425539964212</text:p>
          </table:table-cell>
          <table:table-cell table:formula="of:=[.D590]*[.D590]" office:value-type="float" office:value="18611.9279545268" calcext:value-type="float">
            <text:p>18611,9279545268</text:p>
          </table:table-cell>
          <table:table-cell table:formula="of:=[.D590]-12.5" office:value-type="float" office:value="123.925539964212" calcext:value-type="float">
            <text:p>123,925539964212</text:p>
          </table:table-cell>
          <table:table-cell table:formula="of:=[.F590]*[.F590]" office:value-type="float" office:value="15357.5394554215" calcext:value-type="float">
            <text:p>15357,5394554215</text:p>
          </table:table-cell>
        </table:table-row>
        <table:table-row table:style-name="ro1">
          <table:table-cell table:formula="of:=SIN(2*PI()/[.$C$1]*[.B591])" office:value-type="float" office:value="-0.996917333733128" calcext:value-type="float">
            <text:p>-0,996917333733128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D590]+[.$D$1]*[.A591]" office:value-type="float" office:value="135.438591803816" calcext:value-type="float">
            <text:p>135,438591803816</text:p>
          </table:table-cell>
          <table:table-cell table:formula="of:=[.D591]*[.D591]" office:value-type="float" office:value="18343.6121498008" calcext:value-type="float">
            <text:p>18343,6121498008</text:p>
          </table:table-cell>
          <table:table-cell table:formula="of:=[.D591]-12.5" office:value-type="float" office:value="122.938591803816" calcext:value-type="float">
            <text:p>122,938591803816</text:p>
          </table:table-cell>
          <table:table-cell table:formula="of:=[.F591]*[.F591]" office:value-type="float" office:value="15113.8973547053" calcext:value-type="float">
            <text:p>15113,8973547053</text:p>
          </table:table-cell>
        </table:table-row>
        <table:table-row table:style-name="ro1">
          <table:table-cell table:formula="of:=SIN(2*PI()/[.$C$1]*[.B592])" office:value-type="float" office:value="-0.99750279641627" calcext:value-type="float">
            <text:p>-0,99750279641627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D591]+[.$D$1]*[.A592]" office:value-type="float" office:value="134.451064035364" calcext:value-type="float">
            <text:p>134,451064035364</text:p>
          </table:table-cell>
          <table:table-cell table:formula="of:=[.D592]*[.D592]" office:value-type="float" office:value="18077.0886202416" calcext:value-type="float">
            <text:p>18077,0886202416</text:p>
          </table:table-cell>
          <table:table-cell table:formula="of:=[.D592]-12.5" office:value-type="float" office:value="121.951064035364" calcext:value-type="float">
            <text:p>121,951064035364</text:p>
          </table:table-cell>
          <table:table-cell table:formula="of:=[.F592]*[.F592]" office:value-type="float" office:value="14872.0620193575" calcext:value-type="float">
            <text:p>14872,0620193575</text:p>
          </table:table-cell>
        </table:table-row>
        <table:table-row table:style-name="ro1">
          <table:table-cell table:formula="of:=SIN(2*PI()/[.$C$1]*[.B593])" office:value-type="float" office:value="-0.998026728428271" calcext:value-type="float">
            <text:p>-0,998026728428271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D592]+[.$D$1]*[.A593]" office:value-type="float" office:value="133.46301757422" calcext:value-type="float">
            <text:p>133,46301757422</text:p>
          </table:table-cell>
          <table:table-cell table:formula="of:=[.D593]*[.D593]" office:value-type="float" office:value="17812.3770600166" calcext:value-type="float">
            <text:p>17812,3770600166</text:p>
          </table:table-cell>
          <table:table-cell table:formula="of:=[.D593]-12.5" office:value-type="float" office:value="120.96301757422" calcext:value-type="float">
            <text:p>120,96301757422</text:p>
          </table:table-cell>
          <table:table-cell table:formula="of:=[.F593]*[.F593]" office:value-type="float" office:value="14632.0516206611" calcext:value-type="float">
            <text:p>14632,0516206611</text:p>
          </table:table-cell>
        </table:table-row>
        <table:table-row table:style-name="ro1">
          <table:table-cell table:formula="of:=SIN(2*PI()/[.$C$1]*[.B594])" office:value-type="float" office:value="-0.998489097450538" calcext:value-type="float">
            <text:p>-0,998489097450538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D593]+[.$D$1]*[.A594]" office:value-type="float" office:value="132.474513367744" calcext:value-type="float">
            <text:p>132,474513367744</text:p>
          </table:table-cell>
          <table:table-cell table:formula="of:=[.D594]*[.D594]" office:value-type="float" office:value="17549.4966920206" calcext:value-type="float">
            <text:p>17549,4966920206</text:p>
          </table:table-cell>
          <table:table-cell table:formula="of:=[.D594]-12.5" office:value-type="float" office:value="119.974513367744" calcext:value-type="float">
            <text:p>119,974513367744</text:p>
          </table:table-cell>
          <table:table-cell table:formula="of:=[.F594]*[.F594]" office:value-type="float" office:value="14393.883857827" calcext:value-type="float">
            <text:p>14393,883857827</text:p>
          </table:table-cell>
        </table:table-row>
        <table:table-row table:style-name="ro1">
          <table:table-cell table:formula="of:=SIN(2*PI()/[.$C$1]*[.B595])" office:value-type="float" office:value="-0.99888987496197" calcext:value-type="float">
            <text:p>-0,99888987496197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[.D594]+[.$D$1]*[.A595]" office:value-type="float" office:value="131.485612391532" calcext:value-type="float">
            <text:p>131,485612391532</text:p>
          </table:table-cell>
          <table:table-cell table:formula="of:=[.D595]*[.D595]" office:value-type="float" office:value="17288.4662659761" calcext:value-type="float">
            <text:p>17288,4662659761</text:p>
          </table:table-cell>
          <table:table-cell table:formula="of:=[.D595]-12.5" office:value-type="float" office:value="118.985612391532" calcext:value-type="float">
            <text:p>118,985612391532</text:p>
          </table:table-cell>
          <table:table-cell table:formula="of:=[.F595]*[.F595]" office:value-type="float" office:value="14157.5759561878" calcext:value-type="float">
            <text:p>14157,5759561878</text:p>
          </table:table-cell>
        </table:table-row>
        <table:table-row table:style-name="ro1">
          <table:table-cell table:formula="of:=SIN(2*PI()/[.$C$1]*[.B596])" office:value-type="float" office:value="-0.999229036240723" calcext:value-type="float">
            <text:p>-0,999229036240723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D595]+[.$D$1]*[.A596]" office:value-type="float" office:value="130.496375645653" calcext:value-type="float">
            <text:p>130,496375645653</text:p>
          </table:table-cell>
          <table:table-cell table:formula="of:=[.D596]*[.D596]" office:value-type="float" office:value="17029.3040566515" calcext:value-type="float">
            <text:p>17029,3040566515</text:p>
          </table:table-cell>
          <table:table-cell table:formula="of:=[.D596]-12.5" office:value-type="float" office:value="117.996375645653" calcext:value-type="float">
            <text:p>117,996375645653</text:p>
          </table:table-cell>
          <table:table-cell table:formula="of:=[.F596]*[.F596]" office:value-type="float" office:value="13923.1446655101" calcext:value-type="float">
            <text:p>13923,1446655101</text:p>
          </table:table-cell>
        </table:table-row>
        <table:table-row table:style-name="ro1">
          <table:table-cell table:formula="of:=SIN(2*PI()/[.$C$1]*[.B597])" office:value-type="float" office:value="-0.999506560365731" calcext:value-type="float">
            <text:p>-0,999506560365731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[.D596]+[.$D$1]*[.A597]" office:value-type="float" office:value="129.506864150891" calcext:value-type="float">
            <text:p>129,506864150891</text:p>
          </table:table-cell>
          <table:table-cell table:formula="of:=[.D597]*[.D597]" office:value-type="float" office:value="16772.0278621974" calcext:value-type="float">
            <text:p>16772,0278621974</text:p>
          </table:table-cell>
          <table:table-cell table:formula="of:=[.D597]-12.5" office:value-type="float" office:value="117.006864150891" calcext:value-type="float">
            <text:p>117,006864150891</text:p>
          </table:table-cell>
          <table:table-cell table:formula="of:=[.F597]*[.F597]" office:value-type="float" office:value="13690.6062584251" calcext:value-type="float">
            <text:p>13690,6062584251</text:p>
          </table:table-cell>
        </table:table-row>
        <table:table-row table:style-name="ro1">
          <table:table-cell table:formula="of:=SIN(2*PI()/[.$C$1]*[.B598])" office:value-type="float" office:value="-0.999722430218001" calcext:value-type="float">
            <text:p>-0,999722430218001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D597]+[.$D$1]*[.A598]" office:value-type="float" office:value="128.517138944976" calcext:value-type="float">
            <text:p>128,517138944976</text:p>
          </table:table-cell>
          <table:table-cell table:formula="of:=[.D598]*[.D598]" office:value-type="float" office:value="16516.6550026021" calcext:value-type="float">
            <text:p>16516,6550026021</text:p>
          </table:table-cell>
          <table:table-cell table:formula="of:=[.D598]-12.5" office:value-type="float" office:value="116.017138944976" calcext:value-type="float">
            <text:p>116,017138944976</text:p>
          </table:table-cell>
          <table:table-cell table:formula="of:=[.F598]*[.F598]" office:value-type="float" office:value="13459.9765289778" calcext:value-type="float">
            <text:p>13459,9765289778</text:p>
          </table:table-cell>
        </table:table-row>
        <table:table-row table:style-name="ro1">
          <table:table-cell table:formula="of:=SIN(2*PI()/[.$C$1]*[.B599])" office:value-type="float" office:value="-0.999876632481661" calcext:value-type="float">
            <text:p>-0,999876632481661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D598]+[.$D$1]*[.A599]" office:value-type="float" office:value="127.527261078819" calcext:value-type="float">
            <text:p>127,527261078819</text:p>
          </table:table-cell>
          <table:table-cell table:formula="of:=[.D599]*[.D599]" office:value-type="float" office:value="16263.2023182652" calcext:value-type="float">
            <text:p>16263,2023182652</text:p>
          </table:table-cell>
          <table:table-cell table:formula="of:=[.D599]-12.5" office:value-type="float" office:value="115.027261078819" calcext:value-type="float">
            <text:p>115,027261078819</text:p>
          </table:table-cell>
          <table:table-cell table:formula="of:=[.F599]*[.F599]" office:value-type="float" office:value="13231.2707912947" calcext:value-type="float">
            <text:p>13231,2707912947</text:p>
          </table:table-cell>
        </table:table-row>
        <table:table-row table:style-name="ro1">
          <table:table-cell table:formula="of:=SIN(2*PI()/[.$C$1]*[.B600])" office:value-type="float" office:value="-0.99996915764479" calcext:value-type="float">
            <text:p>-0,99996915764479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D599]+[.$D$1]*[.A600]" office:value-type="float" office:value="126.53729161275" calcext:value-type="float">
            <text:p>126,53729161275</text:p>
          </table:table-cell>
          <table:table-cell table:formula="of:=[.D600]*[.D600]" office:value-type="float" office:value="16011.6861686902" calcext:value-type="float">
            <text:p>16011,6861686902</text:p>
          </table:table-cell>
          <table:table-cell table:formula="of:=[.D600]-12.5" office:value-type="float" office:value="114.03729161275" calcext:value-type="float">
            <text:p>114,03729161275</text:p>
          </table:table-cell>
          <table:table-cell table:formula="of:=[.F600]*[.F600]" office:value-type="float" office:value="13004.5038783715" calcext:value-type="float">
            <text:p>13004,5038783715</text:p>
          </table:table-cell>
        </table:table-row>
        <table:table-row table:style-name="ro1">
          <table:table-cell table:formula="of:=SIN(2*PI()/[.$C$1]*[.B601])"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600]+[.$D$1]*[.A601]" office:value-type="float" office:value="125.54729161275" calcext:value-type="float">
            <text:p>125,54729161275</text:p>
          </table:table-cell>
          <table:table-cell table:formula="of:=[.D601]*[.D601]" office:value-type="float" office:value="15762.122431297" calcext:value-type="float">
            <text:p>15762,122431297</text:p>
          </table:table-cell>
          <table:table-cell table:formula="of:=[.D601]-12.5" office:value-type="float" office:value="113.04729161275" calcext:value-type="float">
            <text:p>113,04729161275</text:p>
          </table:table-cell>
          <table:table-cell table:formula="of:=[.F601]*[.F601]" office:value-type="float" office:value="12779.6901409782" calcext:value-type="float">
            <text:p>12779,6901409782</text:p>
          </table:table-cell>
        </table:table-row>
        <table:table-row table:style-name="ro1">
          <table:table-cell table:formula="of:=SIN(2*PI()/[.$C$1]*[.B602])" office:value-type="float" office:value="-0.99996915764479" calcext:value-type="float">
            <text:p>-0,99996915764479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D601]+[.$D$1]*[.A602]" office:value-type="float" office:value="124.557322146682" calcext:value-type="float">
            <text:p>124,557322146682</text:p>
          </table:table-cell>
          <table:table-cell table:formula="of:=[.D602]*[.D602]" office:value-type="float" office:value="15514.5265003523" calcext:value-type="float">
            <text:p>15514,5265003523</text:p>
          </table:table-cell>
          <table:table-cell table:formula="of:=[.D602]-12.5" office:value-type="float" office:value="112.057322146682" calcext:value-type="float">
            <text:p>112,057322146682</text:p>
          </table:table-cell>
          <table:table-cell table:formula="of:=[.F602]*[.F602]" office:value-type="float" office:value="12556.8434466853" calcext:value-type="float">
            <text:p>12556,8434466853</text:p>
          </table:table-cell>
        </table:table-row>
        <table:table-row table:style-name="ro1">
          <table:table-cell table:formula="of:=SIN(2*PI()/[.$C$1]*[.B603])" office:value-type="float" office:value="-0.999876632481661" calcext:value-type="float">
            <text:p>-0,999876632481661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D602]+[.$D$1]*[.A603]" office:value-type="float" office:value="123.567444280525" calcext:value-type="float">
            <text:p>123,567444280525</text:p>
          </table:table-cell>
          <table:table-cell table:formula="of:=[.D603]*[.D603]" office:value-type="float" office:value="15268.9132860207" calcext:value-type="float">
            <text:p>15268,9132860207</text:p>
          </table:table-cell>
          <table:table-cell table:formula="of:=[.D603]-12.5" office:value-type="float" office:value="111.067444280525" calcext:value-type="float">
            <text:p>111,067444280525</text:p>
          </table:table-cell>
          <table:table-cell table:formula="of:=[.F603]*[.F603]" office:value-type="float" office:value="12335.9771790076" calcext:value-type="float">
            <text:p>12335,9771790076</text:p>
          </table:table-cell>
        </table:table-row>
        <table:table-row table:style-name="ro1">
          <table:table-cell table:formula="of:=SIN(2*PI()/[.$C$1]*[.B604])" office:value-type="float" office:value="-0.999722430218001" calcext:value-type="float">
            <text:p>-0,999722430218001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D603]+[.$D$1]*[.A604]" office:value-type="float" office:value="122.577719074609" calcext:value-type="float">
            <text:p>122,577719074609</text:p>
          </table:table-cell>
          <table:table-cell table:formula="of:=[.D604]*[.D604]" office:value-type="float" office:value="15025.2972135338" calcext:value-type="float">
            <text:p>15025,2972135338</text:p>
          </table:table-cell>
          <table:table-cell table:formula="of:=[.D604]-12.5" office:value-type="float" office:value="110.077719074609" calcext:value-type="float">
            <text:p>110,077719074609</text:p>
          </table:table-cell>
          <table:table-cell table:formula="of:=[.F604]*[.F604]" office:value-type="float" office:value="12117.1042366686" calcext:value-type="float">
            <text:p>12117,1042366686</text:p>
          </table:table-cell>
        </table:table-row>
        <table:table-row table:style-name="ro1">
          <table:table-cell table:formula="of:=SIN(2*PI()/[.$C$1]*[.B605])" office:value-type="float" office:value="-0.999506560365731" calcext:value-type="float">
            <text:p>-0,999506560365731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D604]+[.$D$1]*[.A605]" office:value-type="float" office:value="121.588207579847" calcext:value-type="float">
            <text:p>121,588207579847</text:p>
          </table:table-cell>
          <table:table-cell table:formula="of:=[.D605]*[.D605]" office:value-type="float" office:value="14783.69222248" calcext:value-type="float">
            <text:p>14783,69222248</text:p>
          </table:table-cell>
          <table:table-cell table:formula="of:=[.D605]-12.5" office:value-type="float" office:value="109.088207579847" calcext:value-type="float">
            <text:p>109,088207579847</text:p>
          </table:table-cell>
          <table:table-cell table:formula="of:=[.F605]*[.F605]" office:value-type="float" office:value="11900.2370329838" calcext:value-type="float">
            <text:p>11900,2370329838</text:p>
          </table:table-cell>
        </table:table-row>
        <table:table-row table:style-name="ro1">
          <table:table-cell table:formula="of:=SIN(2*PI()/[.$C$1]*[.B606])" office:value-type="float" office:value="-0.999229036240723" calcext:value-type="float">
            <text:p>-0,999229036240723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D605]+[.$D$1]*[.A606]" office:value-type="float" office:value="120.598970833969" calcext:value-type="float">
            <text:p>120,598970833969</text:p>
          </table:table-cell>
          <table:table-cell table:formula="of:=[.D606]*[.D606]" office:value-type="float" office:value="14544.1117662125" calcext:value-type="float">
            <text:p>14544,1117662125</text:p>
          </table:table-cell>
          <table:table-cell table:formula="of:=[.D606]-12.5" office:value-type="float" office:value="108.098970833969" calcext:value-type="float">
            <text:p>108,098970833969</text:p>
          </table:table-cell>
          <table:table-cell table:formula="of:=[.F606]*[.F606]" office:value-type="float" office:value="11685.3874953633" calcext:value-type="float">
            <text:p>11685,3874953633</text:p>
          </table:table-cell>
        </table:table-row>
        <table:table-row table:style-name="ro1">
          <table:table-cell table:formula="of:=SIN(2*PI()/[.$C$1]*[.B607])" office:value-type="float" office:value="-0.99888987496197" calcext:value-type="float">
            <text:p>-0,99888987496197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D606]+[.$D$1]*[.A607]" office:value-type="float" office:value="119.610069857757" calcext:value-type="float">
            <text:p>119,610069857757</text:p>
          </table:table-cell>
          <table:table-cell table:formula="of:=[.D607]*[.D607]" office:value-type="float" office:value="14306.5688113774" calcext:value-type="float">
            <text:p>14306,5688113774</text:p>
          </table:table-cell>
          <table:table-cell table:formula="of:=[.D607]-12.5" office:value-type="float" office:value="107.110069857757" calcext:value-type="float">
            <text:p>107,110069857757</text:p>
          </table:table-cell>
          <table:table-cell table:formula="of:=[.F607]*[.F607]" office:value-type="float" office:value="11472.5670649335" calcext:value-type="float">
            <text:p>11472,5670649335</text:p>
          </table:table-cell>
        </table:table-row>
        <table:table-row table:style-name="ro1">
          <table:table-cell table:formula="of:=SIN(2*PI()/[.$C$1]*[.B608])" office:value-type="float" office:value="-0.998489097450538" calcext:value-type="float">
            <text:p>-0,998489097450538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D607]+[.$D$1]*[.A608]" office:value-type="float" office:value="118.621565651281" calcext:value-type="float">
            <text:p>118,621565651281</text:p>
          </table:table-cell>
          <table:table-cell table:formula="of:=[.D608]*[.D608]" office:value-type="float" office:value="14071.0758375611" calcext:value-type="float">
            <text:p>14071,0758375611</text:p>
          </table:table-cell>
          <table:table-cell table:formula="of:=[.D608]-12.5" office:value-type="float" office:value="106.121565651281" calcext:value-type="float">
            <text:p>106,121565651281</text:p>
          </table:table-cell>
          <table:table-cell table:formula="of:=[.F608]*[.F608]" office:value-type="float" office:value="11261.786696279" calcext:value-type="float">
            <text:p>11261,786696279</text:p>
          </table:table-cell>
        </table:table-row>
        <table:table-row table:style-name="ro1">
          <table:table-cell table:formula="of:=SIN(2*PI()/[.$C$1]*[.B609])" office:value-type="float" office:value="-0.998026728428271" calcext:value-type="float">
            <text:p>-0,998026728428271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D608]+[.$D$1]*[.A609]" office:value-type="float" office:value="117.633519190137" calcext:value-type="float">
            <text:p>117,633519190137</text:p>
          </table:table-cell>
          <table:table-cell table:formula="of:=[.D609]*[.D609]" office:value-type="float" office:value="13837.6448370562" calcext:value-type="float">
            <text:p>13837,6448370562</text:p>
          </table:table-cell>
          <table:table-cell table:formula="of:=[.D609]-12.5" office:value-type="float" office:value="105.133519190137" calcext:value-type="float">
            <text:p>105,133519190137</text:p>
          </table:table-cell>
          <table:table-cell table:formula="of:=[.F609]*[.F609]" office:value-type="float" office:value="11053.0568573028" calcext:value-type="float">
            <text:p>11053,0568573028</text:p>
          </table:table-cell>
        </table:table-row>
        <table:table-row table:style-name="ro1">
          <table:table-cell table:formula="of:=SIN(2*PI()/[.$C$1]*[.B610])" office:value-type="float" office:value="-0.99750279641627" calcext:value-type="float">
            <text:p>-0,9975027964162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D609]+[.$D$1]*[.A610]" office:value-type="float" office:value="116.645991421684" calcext:value-type="float">
            <text:p>116,645991421684</text:p>
          </table:table-cell>
          <table:table-cell table:formula="of:=[.D610]*[.D610]" office:value-type="float" office:value="13606.2873147477" calcext:value-type="float">
            <text:p>13606,2873147477</text:p>
          </table:table-cell>
          <table:table-cell table:formula="of:=[.D610]-12.5" office:value-type="float" office:value="104.145991421684" calcext:value-type="float">
            <text:p>104,145991421684</text:p>
          </table:table-cell>
          <table:table-cell table:formula="of:=[.F610]*[.F610]" office:value-type="float" office:value="10846.3875292056" calcext:value-type="float">
            <text:p>10846,3875292056</text:p>
          </table:table-cell>
        </table:table-row>
        <table:table-row table:style-name="ro1">
          <table:table-cell table:formula="of:=SIN(2*PI()/[.$C$1]*[.B611])" office:value-type="float" office:value="-0.996917333733128" calcext:value-type="float">
            <text:p>-0,996917333733128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610]+[.$D$1]*[.A611]" office:value-type="float" office:value="115.659043261289" calcext:value-type="float">
            <text:p>115,659043261289</text:p>
          </table:table-cell>
          <table:table-cell table:formula="of:=[.D611]*[.D611]" office:value-type="float" office:value="13377.0142881166" calcext:value-type="float">
            <text:p>13377,0142881166</text:p>
          </table:table-cell>
          <table:table-cell table:formula="of:=[.D611]-12.5" office:value-type="float" office:value="103.159043261289" calcext:value-type="float">
            <text:p>103,159043261289</text:p>
          </table:table-cell>
          <table:table-cell table:formula="of:=[.F611]*[.F611]" office:value-type="float" office:value="10641.7882065844" calcext:value-type="float">
            <text:p>10641,7882065844</text:p>
          </table:table-cell>
        </table:table-row>
        <table:table-row table:style-name="ro1">
          <table:table-cell table:formula="of:=SIN(2*PI()/[.$C$1]*[.B612])" office:value-type="float" office:value="-0.996270376492941" calcext:value-type="float">
            <text:p>-0,996270376492941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D611]+[.$D$1]*[.A612]" office:value-type="float" office:value="114.672735588561" calcext:value-type="float">
            <text:p>114,672735588561</text:p>
          </table:table-cell>
          <table:table-cell table:formula="of:=[.D612]*[.D612]" office:value-type="float" office:value="13149.8362873639" calcext:value-type="float">
            <text:p>13149,8362873639</text:p>
          </table:table-cell>
          <table:table-cell table:formula="of:=[.D612]-12.5" office:value-type="float" office:value="102.172735588561" calcext:value-type="float">
            <text:p>102,172735588561</text:p>
          </table:table-cell>
          <table:table-cell table:formula="of:=[.F612]*[.F612]" office:value-type="float" office:value="10439.2678976499" calcext:value-type="float">
            <text:p>10439,2678976499</text:p>
          </table:table-cell>
        </table:table-row>
        <table:table-row table:style-name="ro1">
          <table:table-cell table:formula="of:=SIN(2*PI()/[.$C$1]*[.B613])" office:value-type="float" office:value="-0.99556196460308" calcext:value-type="float">
            <text:p>-0,99556196460308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D612]+[.$D$1]*[.A613]" office:value-type="float" office:value="113.687129243604" calcext:value-type="float">
            <text:p>113,687129243604</text:p>
          </table:table-cell>
          <table:table-cell table:formula="of:=[.D613]*[.D613]" office:value-type="float" office:value="12924.7633556518" calcext:value-type="float">
            <text:p>12924,7633556518</text:p>
          </table:table-cell>
          <table:table-cell table:formula="of:=[.D613]-12.5" office:value-type="float" office:value="101.187129243604" calcext:value-type="float">
            <text:p>101,187129243604</text:p>
          </table:table-cell>
          <table:table-cell table:formula="of:=[.F613]*[.F613]" office:value-type="float" office:value="10238.8351245617" calcext:value-type="float">
            <text:p>10238,8351245617</text:p>
          </table:table-cell>
        </table:table-row>
        <table:table-row table:style-name="ro1">
          <table:table-cell table:formula="of:=SIN(2*PI()/[.$C$1]*[.B614])" office:value-type="float" office:value="-0.994792141761726" calcext:value-type="float">
            <text:p>-0,994792141761726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[.D613]+[.$D$1]*[.A614]" office:value-type="float" office:value="112.702285023259" calcext:value-type="float">
            <text:p>112,702285023259</text:p>
          </table:table-cell>
          <table:table-cell table:formula="of:=[.D614]*[.D614]" office:value-type="float" office:value="12701.805049464" calcext:value-type="float">
            <text:p>12701,805049464</text:p>
          </table:table-cell>
          <table:table-cell table:formula="of:=[.D614]-12.5" office:value-type="float" office:value="100.202285023259" calcext:value-type="float">
            <text:p>100,202285023259</text:p>
          </table:table-cell>
          <table:table-cell table:formula="of:=[.F614]*[.F614]" office:value-type="float" office:value="10040.4979238825" calcext:value-type="float">
            <text:p>10040,4979238825</text:p>
          </table:table-cell>
        </table:table-row>
        <table:table-row table:style-name="ro1">
          <table:table-cell table:formula="of:=SIN(2*PI()/[.$C$1]*[.B615])" office:value-type="float" office:value="-0.99396095545518" calcext:value-type="float">
            <text:p>-0,99396095545518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D614]+[.$D$1]*[.A615]" office:value-type="float" office:value="111.718263677359" calcext:value-type="float">
            <text:p>111,718263677359</text:p>
          </table:table-cell>
          <table:table-cell table:formula="of:=[.D615]*[.D615]" office:value-type="float" office:value="12480.9704390839" calcext:value-type="float">
            <text:p>12480,9704390839</text:p>
          </table:table-cell>
          <table:table-cell table:formula="of:=[.D615]-12.5" office:value-type="float" office:value="99.2182636773588" calcext:value-type="float">
            <text:p>99,2182636773588</text:p>
          </table:table-cell>
          <table:table-cell table:formula="of:=[.F615]*[.F615]" office:value-type="float" office:value="9844.2638471499" calcext:value-type="float">
            <text:p>9844,2638471499</text:p>
          </table:table-cell>
        </table:table-row>
        <table:table-row table:style-name="ro1">
          <table:table-cell table:formula="of:=SIN(2*PI()/[.$C$1]*[.B616])" office:value-type="float" office:value="-0.993068456954926" calcext:value-type="float">
            <text:p>-0,993068456954926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D615]+[.$D$1]*[.A616]" office:value-type="float" office:value="110.735125904973" calcext:value-type="float">
            <text:p>110,735125904973</text:p>
          </table:table-cell>
          <table:table-cell table:formula="of:=[.D616]*[.D616]" office:value-type="float" office:value="12262.2681091903" calcext:value-type="float">
            <text:p>12262,2681091903</text:p>
          </table:table-cell>
          <table:table-cell table:formula="of:=[.D616]-12.5" office:value-type="float" office:value="98.2351259049734" calcext:value-type="float">
            <text:p>98,2351259049734</text:p>
          </table:table-cell>
          <table:table-cell table:formula="of:=[.F616]*[.F616]" office:value-type="float" office:value="9650.13996156599" calcext:value-type="float">
            <text:p>9650,13996156599</text:p>
          </table:table-cell>
        </table:table-row>
        <table:table-row table:style-name="ro1">
          <table:table-cell table:formula="of:=SIN(2*PI()/[.$C$1]*[.B617])" office:value-type="float" office:value="-0.992114701314478" calcext:value-type="float">
            <text:p>-0,992114701314478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D616]+[.$D$1]*[.A617]" office:value-type="float" office:value="109.752932350672" calcext:value-type="float">
            <text:p>109,752932350672</text:p>
          </table:table-cell>
          <table:table-cell table:formula="of:=[.D617]*[.D617]" office:value-type="float" office:value="12045.7061595712" calcext:value-type="float">
            <text:p>12045,7061595712</text:p>
          </table:table-cell>
          <table:table-cell table:formula="of:=[.D617]-12.5" office:value-type="float" office:value="97.2529323506721" calcext:value-type="float">
            <text:p>97,2529323506721</text:p>
          </table:table-cell>
          <table:table-cell table:formula="of:=[.F617]*[.F617]" office:value-type="float" office:value="9458.13285080441" calcext:value-type="float">
            <text:p>9458,13285080441</text:p>
          </table:table-cell>
        </table:table-row>
        <table:table-row table:style-name="ro1">
          <table:table-cell table:formula="of:=SIN(2*PI()/[.$C$1]*[.B618])" office:value-type="float" office:value="-0.991099747365975" calcext:value-type="float">
            <text:p>-0,991099747365975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[.D617]+[.$D$1]*[.A618]" office:value-type="float" office:value="108.77174360078" calcext:value-type="float">
            <text:p>108,77174360078</text:p>
          </table:table-cell>
          <table:table-cell table:formula="of:=[.D618]*[.D618]" office:value-type="float" office:value="11831.2922059538" calcext:value-type="float">
            <text:p>11831,2922059538</text:p>
          </table:table-cell>
          <table:table-cell table:formula="of:=[.D618]-12.5" office:value-type="float" office:value="96.2717436007798" calcext:value-type="float">
            <text:p>96,2717436007798</text:p>
          </table:table-cell>
          <table:table-cell table:formula="of:=[.F618]*[.F618]" office:value-type="float" office:value="9268.24861593429" calcext:value-type="float">
            <text:p>9268,24861593429</text:p>
          </table:table-cell>
        </table:table-row>
        <table:table-row table:style-name="ro1">
          <table:table-cell table:formula="of:=SIN(2*PI()/[.$C$1]*[.B619])" office:value-type="float" office:value="-0.990023657716558" calcext:value-type="float">
            <text:p>-0,990023657716558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D618]+[.$D$1]*[.A619]" office:value-type="float" office:value="107.79162017964" calcext:value-type="float">
            <text:p>107,79162017964</text:p>
          </table:table-cell>
          <table:table-cell table:formula="of:=[.D619]*[.D619]" office:value-type="float" office:value="11619.0333809519" calcext:value-type="float">
            <text:p>11619,0333809519</text:p>
          </table:table-cell>
          <table:table-cell table:formula="of:=[.D619]-12.5" office:value-type="float" office:value="95.2916201796404" calcext:value-type="float">
            <text:p>95,2916201796404</text:p>
          </table:table-cell>
          <table:table-cell table:formula="of:=[.F619]*[.F619]" office:value-type="float" office:value="9080.49287646085" calcext:value-type="float">
            <text:p>9080,49287646085</text:p>
          </table:table-cell>
        </table:table-row>
        <table:table-row table:style-name="ro1">
          <table:table-cell table:formula="of:=SIN(2*PI()/[.$C$1]*[.B620])" office:value-type="float" office:value="-0.988886498744505" calcext:value-type="float">
            <text:p>-0,988886498744505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[.D619]+[.$D$1]*[.A620]" office:value-type="float" office:value="106.812622545883" calcext:value-type="float">
            <text:p>106,812622545883</text:p>
          </table:table-cell>
          <table:table-cell table:formula="of:=[.D620]*[.D620]" office:value-type="float" office:value="11408.9363351293" calcext:value-type="float">
            <text:p>11408,9363351293</text:p>
          </table:table-cell>
          <table:table-cell table:formula="of:=[.D620]-12.5" office:value-type="float" office:value="94.3126225458833" calcext:value-type="float">
            <text:p>94,3126225458833</text:p>
          </table:table-cell>
          <table:table-cell table:formula="of:=[.F620]*[.F620]" office:value-type="float" office:value="8894.87077148226" calcext:value-type="float">
            <text:p>8894,87077148226</text:p>
          </table:table-cell>
        </table:table-row>
        <table:table-row table:style-name="ro1">
          <table:table-cell table:formula="of:=SIN(2*PI()/[.$C$1]*[.B621])" office:value-type="float" office:value="-0.987688340595138" calcext:value-type="float">
            <text:p>-0,987688340595138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D620]+[.$D$1]*[.A621]" office:value-type="float" office:value="105.834811088694" calcext:value-type="float">
            <text:p>105,834811088694</text:p>
          </table:table-cell>
          <table:table-cell table:formula="of:=[.D621]*[.D621]" office:value-type="float" office:value="11201.0072381796" calcext:value-type="float">
            <text:p>11201,0072381796</text:p>
          </table:table-cell>
          <table:table-cell table:formula="of:=[.D621]-12.5" office:value-type="float" office:value="93.3348110886942" calcext:value-type="float">
            <text:p>93,3348110886942</text:p>
          </table:table-cell>
          <table:table-cell table:formula="of:=[.F621]*[.F621]" office:value-type="float" office:value="8711.38696096222" calcext:value-type="float">
            <text:p>8711,38696096222</text:p>
          </table:table-cell>
        </table:table-row>
        <table:table-row table:style-name="ro1">
          <table:table-cell table:formula="of:=SIN(2*PI()/[.$C$1]*[.B622])" office:value-type="float" office:value="-0.986429257176495" calcext:value-type="float">
            <text:p>-0,986429257176495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D621]+[.$D$1]*[.A622]" office:value-type="float" office:value="104.858246124089" calcext:value-type="float">
            <text:p>104,858246124089</text:p>
          </table:table-cell>
          <table:table-cell table:formula="of:=[.D622]*[.D622]" office:value-type="float" office:value="10995.2517802201" calcext:value-type="float">
            <text:p>10995,2517802201</text:p>
          </table:table-cell>
          <table:table-cell table:formula="of:=[.D622]-12.5" office:value-type="float" office:value="92.3582461240894" calcext:value-type="float">
            <text:p>92,3582461240894</text:p>
          </table:table-cell>
          <table:table-cell table:formula="of:=[.F622]*[.F622]" office:value-type="float" office:value="8530.04562711788" calcext:value-type="float">
            <text:p>8530,04562711788</text:p>
          </table:table-cell>
        </table:table-row>
        <table:table-row table:style-name="ro1">
          <table:table-cell table:formula="of:=SIN(2*PI()/[.$C$1]*[.B623])" office:value-type="float" office:value="-0.985109326154774" calcext:value-type="float">
            <text:p>-0,985109326154774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D622]+[.$D$1]*[.A623]" office:value-type="float" office:value="103.882987891196" calcext:value-type="float">
            <text:p>103,882987891196</text:p>
          </table:table-cell>
          <table:table-cell table:formula="of:=[.D623]*[.D623]" office:value-type="float" office:value="10791.6751732024" calcext:value-type="float">
            <text:p>10791,6751732024</text:p>
          </table:table-cell>
          <table:table-cell table:formula="of:=[.D623]-12.5" office:value-type="float" office:value="91.3829878911962" calcext:value-type="float">
            <text:p>91,3829878911962</text:p>
          </table:table-cell>
          <table:table-cell table:formula="of:=[.F623]*[.F623]" office:value-type="float" office:value="8350.85047592251" calcext:value-type="float">
            <text:p>8350,85047592251</text:p>
          </table:table-cell>
        </table:table-row>
        <table:table-row table:style-name="ro1">
          <table:table-cell table:formula="of:=SIN(2*PI()/[.$C$1]*[.B624])" office:value-type="float" office:value="-0.983728628949536" calcext:value-type="float">
            <text:p>-0,983728628949536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D623]+[.$D$1]*[.A624]" office:value-type="float" office:value="102.909096548536" calcext:value-type="float">
            <text:p>102,909096548536</text:p>
          </table:table-cell>
          <table:table-cell table:formula="of:=[.D624]*[.D624]" office:value-type="float" office:value="10590.2821524359" calcext:value-type="float">
            <text:p>10590,2821524359</text:p>
          </table:table-cell>
          <table:table-cell table:formula="of:=[.D624]-12.5" office:value-type="float" office:value="90.4090965485362" calcext:value-type="float">
            <text:p>90,4090965485362</text:p>
          </table:table-cell>
          <table:table-cell table:formula="of:=[.F624]*[.F624]" office:value-type="float" office:value="8173.80473872253" calcext:value-type="float">
            <text:p>8173,80473872253</text:p>
          </table:table-cell>
        </table:table-row>
        <table:table-row table:style-name="ro1">
          <table:table-cell table:formula="of:=SIN(2*PI()/[.$C$1]*[.B625])" office:value-type="float" office:value="-0.982287250728689" calcext:value-type="float">
            <text:p>-0,982287250728689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D624]+[.$D$1]*[.A625]" office:value-type="float" office:value="101.936632170315" calcext:value-type="float">
            <text:p>101,936632170315</text:p>
          </table:table-cell>
          <table:table-cell table:formula="of:=[.D625]*[.D625]" office:value-type="float" office:value="10391.076978226" calcext:value-type="float">
            <text:p>10391,076978226</text:p>
          </table:table-cell>
          <table:table-cell table:formula="of:=[.D625]-12.5" office:value-type="float" office:value="89.4366321703147" calcext:value-type="float">
            <text:p>89,4366321703147</text:p>
          </table:table-cell>
          <table:table-cell table:formula="of:=[.F625]*[.F625]" office:value-type="float" office:value="7998.91117396818" calcext:value-type="float">
            <text:p>7998,91117396818</text:p>
          </table:table-cell>
        </table:table-row>
        <table:table-row table:style-name="ro1">
          <table:table-cell table:formula="of:=SIN(2*PI()/[.$C$1]*[.B626])" office:value-type="float" office:value="-0.98078528040323" calcext:value-type="float">
            <text:p>-0,98078528040323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D625]+[.$D$1]*[.A626]" office:value-type="float" office:value="100.965654742716" calcext:value-type="float">
            <text:p>100,965654742716</text:p>
          </table:table-cell>
          <table:table-cell table:formula="of:=[.D626]*[.D626]" office:value-type="float" office:value="10194.0634376252" calcext:value-type="float">
            <text:p>10194,0634376252</text:p>
          </table:table-cell>
          <table:table-cell table:formula="of:=[.D626]-12.5" office:value-type="float" office:value="88.4656547427156" calcext:value-type="float">
            <text:p>88,4656547427156</text:p>
          </table:table-cell>
          <table:table-cell table:formula="of:=[.F626]*[.F626]" office:value-type="float" office:value="7826.17206905735" calcext:value-type="float">
            <text:p>7826,17206905735</text:p>
          </table:table-cell>
        </table:table-row>
        <table:table-row table:style-name="ro1">
          <table:table-cell table:formula="of:=SIN(2*PI()/[.$C$1]*[.B627])" office:value-type="float" office:value="-0.979222810621766" calcext:value-type="float">
            <text:p>-0,979222810621766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D626]+[.$D$1]*[.A627]" office:value-type="float" office:value="99.9962241602" calcext:value-type="float">
            <text:p>99,9962241602</text:p>
          </table:table-cell>
          <table:table-cell table:formula="of:=[.D627]*[.D627]" office:value-type="float" office:value="9999.24484629697" calcext:value-type="float">
            <text:p>9999,24484629697</text:p>
          </table:table-cell>
          <table:table-cell table:formula="of:=[.D627]-12.5" office:value-type="float" office:value="87.4962241602" calcext:value-type="float">
            <text:p>87,4962241602</text:p>
          </table:table-cell>
          <table:table-cell table:formula="of:=[.F627]*[.F627]" office:value-type="float" office:value="7655.58924229197" calcext:value-type="float">
            <text:p>7655,58924229197</text:p>
          </table:table-cell>
        </table:table-row>
        <table:table-row table:style-name="ro1">
          <table:table-cell table:formula="of:=SIN(2*PI()/[.$C$1]*[.B628])" office:value-type="float" office:value="-0.977599937764791" calcext:value-type="float">
            <text:p>-0,977599937764791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[.D627]+[.$D$1]*[.A628]" office:value-type="float" office:value="99.0284002218129" calcext:value-type="float">
            <text:p>99,0284002218129</text:p>
          </table:table-cell>
          <table:table-cell table:formula="of:=[.D628]*[.D628]" office:value-type="float" office:value="9806.62405049155" calcext:value-type="float">
            <text:p>9806,62405049155</text:p>
          </table:table-cell>
          <table:table-cell table:formula="of:=[.D628]-12.5" office:value-type="float" office:value="86.5284002218129" calcext:value-type="float">
            <text:p>86,5284002218129</text:p>
          </table:table-cell>
          <table:table-cell table:formula="of:=[.F628]*[.F628]" office:value-type="float" office:value="7487.16404494623" calcext:value-type="float">
            <text:p>7487,16404494623</text:p>
          </table:table-cell>
        </table:table-row>
        <table:table-row table:style-name="ro1">
          <table:table-cell table:formula="of:=SIN(2*PI()/[.$C$1]*[.B629])" office:value-type="float" office:value="-0.975916761938747" calcext:value-type="float">
            <text:p>-0,975916761938747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D628]+[.$D$1]*[.A629]" office:value-type="float" office:value="98.0622426274935" calcext:value-type="float">
            <text:p>98,0622426274935</text:p>
          </table:table-cell>
          <table:table-cell table:formula="of:=[.D629]*[.D629]" office:value-type="float" office:value="9616.20342913341" calcext:value-type="float">
            <text:p>9616,20342913341</text:p>
          </table:table-cell>
          <table:table-cell table:formula="of:=[.D629]-12.5" office:value-type="float" office:value="85.5622426274935" calcext:value-type="float">
            <text:p>85,5622426274935</text:p>
          </table:table-cell>
          <table:table-cell table:formula="of:=[.F629]*[.F629]" office:value-type="float" office:value="7320.89736344607" calcext:value-type="float">
            <text:p>7320,89736344607</text:p>
          </table:table-cell>
        </table:table-row>
        <table:table-row table:style-name="ro1">
          <table:table-cell table:formula="of:=SIN(2*PI()/[.$C$1]*[.B630])" office:value-type="float" office:value="-0.974173386969849" calcext:value-type="float">
            <text:p>-0,974173386969849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[.D629]+[.$D$1]*[.A630]" office:value-type="float" office:value="97.0978109743934" calcext:value-type="float">
            <text:p>97,0978109743934</text:p>
          </table:table-cell>
          <table:table-cell table:formula="of:=[.D630]*[.D630]" office:value-type="float" office:value="9427.98489601903" calcext:value-type="float">
            <text:p>9427,98489601903</text:p>
          </table:table-cell>
          <table:table-cell table:formula="of:=[.D630]-12.5" office:value-type="float" office:value="84.5978109743934" calcext:value-type="float">
            <text:p>84,5978109743934</text:p>
          </table:table-cell>
          <table:table-cell table:formula="of:=[.F630]*[.F630]" office:value-type="float" office:value="7156.78962165919" calcext:value-type="float">
            <text:p>7156,78962165919</text:p>
          </table:table-cell>
        </table:table-row>
        <table:table-row table:style-name="ro1">
          <table:table-cell table:formula="of:=SIN(2*PI()/[.$C$1]*[.B631])" office:value-type="float" office:value="-0.972369920397676" calcext:value-type="float">
            <text:p>-0,972369920397676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D630]+[.$D$1]*[.A631]" office:value-type="float" office:value="96.1351647531997" calcext:value-type="float">
            <text:p>96,1351647531997</text:p>
          </table:table-cell>
          <table:table-cell table:formula="of:=[.D631]*[.D631]" office:value-type="float" office:value="9241.96990212485" calcext:value-type="float">
            <text:p>9241,96990212485</text:p>
          </table:table-cell>
          <table:table-cell table:formula="of:=[.D631]-12.5" office:value-type="float" office:value="83.6351647531997" calcext:value-type="float">
            <text:p>83,6351647531997</text:p>
          </table:table-cell>
          <table:table-cell table:formula="of:=[.F631]*[.F631]" office:value-type="float" office:value="6994.84078329485" calcext:value-type="float">
            <text:p>6994,84078329485</text:p>
          </table:table-cell>
        </table:table-row>
        <table:table-row table:style-name="ro1">
          <table:table-cell table:formula="of:=SIN(2*PI()/[.$C$1]*[.B632])" office:value-type="float" office:value="-0.970506473468542" calcext:value-type="float">
            <text:p>-0,970506473468542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[.D631]+[.$D$1]*[.A632]" office:value-type="float" office:value="95.1743633444658" calcext:value-type="float">
            <text:p>95,1743633444658</text:p>
          </table:table-cell>
          <table:table-cell table:formula="of:=[.D632]*[.D632]" office:value-type="float" office:value="9058.1594380244" calcext:value-type="float">
            <text:p>9058,1594380244</text:p>
          </table:table-cell>
          <table:table-cell table:formula="of:=[.D632]-12.5" office:value-type="float" office:value="82.6743633444658" calcext:value-type="float">
            <text:p>82,6743633444658</text:p>
          </table:table-cell>
          <table:table-cell table:formula="of:=[.F632]*[.F632]" office:value-type="float" office:value="6835.05035441275" calcext:value-type="float">
            <text:p>6835,05035441275</text:p>
          </table:table-cell>
        </table:table-row>
        <table:table-row table:style-name="ro1">
          <table:table-cell table:formula="of:=SIN(2*PI()/[.$C$1]*[.B633])" office:value-type="float" office:value="-0.968583161128631" calcext:value-type="float">
            <text:p>-0,968583161128631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D632]+[.$D$1]*[.A633]" office:value-type="float" office:value="94.2154660149485" calcext:value-type="float">
            <text:p>94,2154660149485</text:p>
          </table:table-cell>
          <table:table-cell table:formula="of:=[.D633]*[.D633]" office:value-type="float" office:value="8876.55403641391" calcext:value-type="float">
            <text:p>8876,55403641391</text:p>
          </table:table-cell>
          <table:table-cell table:formula="of:=[.D633]-12.5" office:value-type="float" office:value="81.7154660149485" calcext:value-type="float">
            <text:p>81,7154660149485</text:p>
          </table:table-cell>
          <table:table-cell table:formula="of:=[.F633]*[.F633]" office:value-type="float" office:value="6677.4173860402" calcext:value-type="float">
            <text:p>6677,4173860402</text:p>
          </table:table-cell>
        </table:table-row>
        <table:table-row table:style-name="ro1">
          <table:table-cell table:formula="of:=SIN(2*PI()/[.$C$1]*[.B634])" office:value-type="float" office:value="-0.966600102016907" calcext:value-type="float">
            <text:p>-0,966600102016907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[.D633]+[.$D$1]*[.A634]" office:value-type="float" office:value="93.2585319139517" calcext:value-type="float">
            <text:p>93,2585319139517</text:p>
          </table:table-cell>
          <table:table-cell table:formula="of:=[.D634]*[.D634]" office:value-type="float" office:value="8697.15377474556" calcext:value-type="float">
            <text:p>8697,15377474556</text:p>
          </table:table-cell>
          <table:table-cell table:formula="of:=[.D634]-12.5" office:value-type="float" office:value="80.7585319139517" calcext:value-type="float">
            <text:p>80,7585319139517</text:p>
          </table:table-cell>
          <table:table-cell table:formula="of:=[.F634]*[.F634]" office:value-type="float" office:value="6521.94047689676" calcext:value-type="float">
            <text:p>6521,94047689676</text:p>
          </table:table-cell>
        </table:table-row>
        <table:table-row table:style-name="ro1">
          <table:table-cell table:formula="of:=SIN(2*PI()/[.$C$1]*[.B635])" office:value-type="float" office:value="-0.964557418457798" calcext:value-type="float">
            <text:p>-0,964557418457798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[.D634]+[.$D$1]*[.A635]" office:value-type="float" office:value="92.3036200696785" calcext:value-type="float">
            <text:p>92,3036200696785</text:p>
          </table:table-cell>
          <table:table-cell table:formula="of:=[.D635]*[.D635]" office:value-type="float" office:value="8519.95827796756" calcext:value-type="float">
            <text:p>8519,95827796756</text:p>
          </table:table-cell>
          <table:table-cell table:formula="of:=[.D635]-12.5" office:value-type="float" office:value="79.8036200696785" calcext:value-type="float">
            <text:p>79,8036200696785</text:p>
          </table:table-cell>
          <table:table-cell table:formula="of:=[.F635]*[.F635]" office:value-type="float" office:value="6368.6177762256" calcext:value-type="float">
            <text:p>6368,6177762256</text:p>
          </table:table-cell>
        </table:table-row>
        <table:table-row table:style-name="ro1">
          <table:table-cell table:formula="of:=SIN(2*PI()/[.$C$1]*[.B636])" office:value-type="float" office:value="-0.962455236453647" calcext:value-type="float">
            <text:p>-0,962455236453647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D635]+[.$D$1]*[.A636]" office:value-type="float" office:value="91.3507893855894" calcext:value-type="float">
            <text:p>91,3507893855894</text:p>
          </table:table-cell>
          <table:table-cell table:formula="of:=[.D636]*[.D636]" office:value-type="float" office:value="8344.96672137031" calcext:value-type="float">
            <text:p>8344,96672137031</text:p>
          </table:table-cell>
          <table:table-cell table:formula="of:=[.D636]-12.5" office:value-type="float" office:value="78.8507893855894" calcext:value-type="float">
            <text:p>78,8507893855894</text:p>
          </table:table-cell>
          <table:table-cell table:formula="of:=[.F636]*[.F636]" office:value-type="float" office:value="6217.44698673058" calcext:value-type="float">
            <text:p>6217,44698673058</text:p>
          </table:table-cell>
        </table:table-row>
        <table:table-row table:style-name="ro1">
          <table:table-cell table:formula="of:=SIN(2*PI()/[.$C$1]*[.B637])" office:value-type="float" office:value="-0.960293685676943" calcext:value-type="float">
            <text:p>-0,960293685676943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[.D636]+[.$D$1]*[.A637]" office:value-type="float" office:value="90.4000986367692" calcext:value-type="float">
            <text:p>90,4000986367692</text:p>
          </table:table-cell>
          <table:table-cell table:formula="of:=[.D637]*[.D637]" office:value-type="float" office:value="8172.17783353761" calcext:value-type="float">
            <text:p>8172,17783353761</text:p>
          </table:table-cell>
          <table:table-cell table:formula="of:=[.D637]-12.5" office:value-type="float" office:value="77.9000986367692" calcext:value-type="float">
            <text:p>77,9000986367692</text:p>
          </table:table-cell>
          <table:table-cell table:formula="of:=[.F637]*[.F637]" office:value-type="float" office:value="6068.42536761838" calcext:value-type="float">
            <text:p>6068,42536761838</text:p>
          </table:table-cell>
        </table:table-row>
        <table:table-row table:style-name="ro1">
          <table:table-cell table:formula="of:=SIN(2*PI()/[.$C$1]*[.B638])" office:value-type="float" office:value="-0.958072899462319" calcext:value-type="float">
            <text:p>-0,958072899462319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D637]+[.$D$1]*[.A638]" office:value-type="float" office:value="89.4516064663015" calcext:value-type="float">
            <text:p>89,4516064663015</text:p>
          </table:table-cell>
          <table:table-cell table:formula="of:=[.D638]*[.D638]" office:value-type="float" office:value="8001.58989940208" calcext:value-type="float">
            <text:p>8001,58989940208</text:p>
          </table:table-cell>
          <table:table-cell table:formula="of:=[.D638]-12.5" office:value-type="float" office:value="76.9516064663015" calcext:value-type="float">
            <text:p>76,9516064663015</text:p>
          </table:table-cell>
          <table:table-cell table:formula="of:=[.F638]*[.F638]" office:value-type="float" office:value="5921.54973774454" calcext:value-type="float">
            <text:p>5921,54973774454</text:p>
          </table:table-cell>
        </table:table-row>
        <table:table-row table:style-name="ro1">
          <table:table-cell table:formula="of:=SIN(2*PI()/[.$C$1]*[.B639])" office:value-type="float" office:value="-0.95579301479833" calcext:value-type="float">
            <text:p>-0,95579301479833</text:p>
          </table:table-cell>
          <table:table-cell office:value-type="float" office:value="638" calcext:value-type="float">
            <text:p>638</text:p>
          </table:table-cell>
          <table:table-cell/>
          <table:table-cell table:formula="of:=[.D638]+[.$D$1]*[.A639]" office:value-type="float" office:value="88.5053713816512" calcext:value-type="float">
            <text:p>88,5053713816512</text:p>
          </table:table-cell>
          <table:table-cell table:formula="of:=[.D639]*[.D639]" office:value-type="float" office:value="7833.200763404" calcext:value-type="float">
            <text:p>7833,200763404</text:p>
          </table:table-cell>
          <table:table-cell table:formula="of:=[.D639]-12.5" office:value-type="float" office:value="76.0053713816512" calcext:value-type="float">
            <text:p>76,0053713816512</text:p>
          </table:table-cell>
          <table:table-cell table:formula="of:=[.F639]*[.F639]" office:value-type="float" office:value="5776.81647886272" calcext:value-type="float">
            <text:p>5776,81647886272</text:p>
          </table:table-cell>
        </table:table-row>
        <table:table-row table:style-name="ro1">
          <table:table-cell table:formula="of:=SIN(2*PI()/[.$C$1]*[.B640])" office:value-type="float" office:value="-0.953454172319001" calcext:value-type="float">
            <text:p>-0,953454172319001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D639]+[.$D$1]*[.A640]" office:value-type="float" office:value="87.5614517510554" calcext:value-type="float">
            <text:p>87,5614517510554</text:p>
          </table:table-cell>
          <table:table-cell table:formula="of:=[.D640]*[.D640]" office:value-type="float" office:value="7667.0078327524" calcext:value-type="float">
            <text:p>7667,0078327524</text:p>
          </table:table-cell>
          <table:table-cell table:formula="of:=[.D640]-12.5" office:value-type="float" office:value="75.0614517510554" calcext:value-type="float">
            <text:p>75,0614517510554</text:p>
          </table:table-cell>
          <table:table-cell table:formula="of:=[.F640]*[.F640]" office:value-type="float" office:value="5634.22153897601" calcext:value-type="float">
            <text:p>5634,22153897601</text:p>
          </table:table-cell>
        </table:table-row>
        <table:table-row table:style-name="ro1">
          <table:table-cell table:formula="of:=SIN(2*PI()/[.$C$1]*[.B641])" office:value-type="float" office:value="-0.951056516295154" calcext:value-type="float">
            <text:p>-0,951056516295154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D640]+[.$D$1]*[.A641]" office:value-type="float" office:value="86.6199057999232" calcext:value-type="float">
            <text:p>86,6199057999232</text:p>
          </table:table-cell>
          <table:table-cell table:formula="of:=[.D641]*[.D641]" office:value-type="float" office:value="7503.00808078756" calcext:value-type="float">
            <text:p>7503,00808078756</text:p>
          </table:table-cell>
          <table:table-cell table:formula="of:=[.D641]-12.5" office:value-type="float" office:value="74.1199057999232" calcext:value-type="float">
            <text:p>74,1199057999232</text:p>
          </table:table-cell>
          <table:table-cell table:formula="of:=[.F641]*[.F641]" office:value-type="float" office:value="5493.76043578949" calcext:value-type="float">
            <text:p>5493,76043578949</text:p>
          </table:table-cell>
        </table:table-row>
        <table:table-row table:style-name="ro1">
          <table:table-cell table:formula="of:=SIN(2*PI()/[.$C$1]*[.B642])" office:value-type="float" office:value="-0.948600194625505" calcext:value-type="float">
            <text:p>-0,948600194625505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[.D641]+[.$D$1]*[.A642]" office:value-type="float" office:value="85.6807916072439" calcext:value-type="float">
            <text:p>85,6807916072439</text:p>
          </table:table-cell>
          <table:table-cell table:formula="of:=[.D642]*[.D642]" office:value-type="float" office:value="7341.19805044396" calcext:value-type="float">
            <text:p>7341,19805044396</text:p>
          </table:table-cell>
          <table:table-cell table:formula="of:=[.D642]-12.5" office:value-type="float" office:value="73.1807916072439" calcext:value-type="float">
            <text:p>73,1807916072439</text:p>
          </table:table-cell>
          <table:table-cell table:formula="of:=[.F642]*[.F642]" office:value-type="float" office:value="5355.42826026286" calcext:value-type="float">
            <text:p>5355,42826026286</text:p>
          </table:table-cell>
        </table:table-row>
        <table:table-row table:style-name="ro1">
          <table:table-cell table:formula="of:=SIN(2*PI()/[.$C$1]*[.B643])" office:value-type="float" office:value="-0.946085358827545" calcext:value-type="float">
            <text:p>-0,946085358827545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D642]+[.$D$1]*[.A643]" office:value-type="float" office:value="84.7441671020047" calcext:value-type="float">
            <text:p>84,7441671020047</text:p>
          </table:table-cell>
          <table:table-cell table:formula="of:=[.D643]*[.D643]" office:value-type="float" office:value="7181.57385781249" calcext:value-type="float">
            <text:p>7181,57385781249</text:p>
          </table:table-cell>
          <table:table-cell table:formula="of:=[.D643]-12.5" office:value-type="float" office:value="72.2441671020047" calcext:value-type="float">
            <text:p>72,2441671020047</text:p>
          </table:table-cell>
          <table:table-cell table:formula="of:=[.F643]*[.F643]" office:value-type="float" office:value="5219.21968026237" calcext:value-type="float">
            <text:p>5219,21968026237</text:p>
          </table:table-cell>
        </table:table-row>
        <table:table-row table:style-name="ro1">
          <table:table-cell table:formula="of:=SIN(2*PI()/[.$C$1]*[.B644])" office:value-type="float" office:value="-0.943512164028194" calcext:value-type="float">
            <text:p>-0,943512164028194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D643]+[.$D$1]*[.A644]" office:value-type="float" office:value="83.8100900596167" calcext:value-type="float">
            <text:p>83,8100900596167</text:p>
          </table:table-cell>
          <table:table-cell table:formula="of:=[.D644]*[.D644]" office:value-type="float" office:value="7024.13119580107" calcext:value-type="float">
            <text:p>7024,13119580107</text:p>
          </table:table-cell>
          <table:table-cell table:formula="of:=[.D644]-12.5" office:value-type="float" office:value="71.3100900596167" calcext:value-type="float">
            <text:p>71,3100900596167</text:p>
          </table:table-cell>
          <table:table-cell table:formula="of:=[.F644]*[.F644]" office:value-type="float" office:value="5085.12894431065" calcext:value-type="float">
            <text:p>5085,12894431065</text:p>
          </table:table-cell>
        </table:table-row>
        <table:table-row table:style-name="ro1">
          <table:table-cell table:formula="of:=SIN(2*PI()/[.$C$1]*[.B645])" office:value-type="float" office:value="-0.940880768954225" calcext:value-type="float">
            <text:p>-0,940880768954225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D644]+[.$D$1]*[.A645]" office:value-type="float" office:value="82.8786180983521" calcext:value-type="float">
            <text:p>82,8786180983521</text:p>
          </table:table-cell>
          <table:table-cell table:formula="of:=[.D645]*[.D645]" office:value-type="float" office:value="6868.86533789249" calcext:value-type="float">
            <text:p>6868,86533789249</text:p>
          </table:table-cell>
          <table:table-cell table:formula="of:=[.D645]-12.5" office:value-type="float" office:value="70.3786180983521" calcext:value-type="float">
            <text:p>70,3786180983521</text:p>
          </table:table-cell>
          <table:table-cell table:formula="of:=[.F645]*[.F645]" office:value-type="float" office:value="4953.14988543369" calcext:value-type="float">
            <text:p>4953,14988543369</text:p>
          </table:table-cell>
        </table:table-row>
        <table:table-row table:style-name="ro1">
          <table:table-cell table:formula="of:=SIN(2*PI()/[.$C$1]*[.B646])" office:value-type="float" office:value="-0.938191335922484" calcext:value-type="float">
            <text:p>-0,938191335922484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D645]+[.$D$1]*[.A646]" office:value-type="float" office:value="81.9498086757888" calcext:value-type="float">
            <text:p>81,9498086757888</text:p>
          </table:table-cell>
          <table:table-cell table:formula="of:=[.D646]*[.D646]" office:value-type="float" office:value="6715.77114199839" calcext:value-type="float">
            <text:p>6715,77114199839</text:p>
          </table:table-cell>
          <table:table-cell table:formula="of:=[.D646]-12.5" office:value-type="float" office:value="69.4498086757888" calcext:value-type="float">
            <text:p>69,4498086757888</text:p>
          </table:table-cell>
          <table:table-cell table:formula="of:=[.F646]*[.F646]" office:value-type="float" office:value="4823.27592510367" calcext:value-type="float">
            <text:p>4823,27592510367</text:p>
          </table:table-cell>
        </table:table-row>
        <table:table-row table:style-name="ro1">
          <table:table-cell table:formula="of:=SIN(2*PI()/[.$C$1]*[.B647])" office:value-type="float" office:value="-0.935444030829867" calcext:value-type="float">
            <text:p>-0,935444030829867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D646]+[.$D$1]*[.A647]" office:value-type="float" office:value="81.0237190852672" calcext:value-type="float">
            <text:p>81,0237190852672</text:p>
          </table:table-cell>
          <table:table-cell table:formula="of:=[.D647]*[.D647]" office:value-type="float" office:value="6564.8430544083" calcext:value-type="float">
            <text:p>6564,8430544083</text:p>
          </table:table-cell>
          <table:table-cell table:formula="of:=[.D647]-12.5" office:value-type="float" office:value="68.5237190852672" calcext:value-type="float">
            <text:p>68,5237190852672</text:p>
          </table:table-cell>
          <table:table-cell table:formula="of:=[.F647]*[.F647]" office:value-type="float" office:value="4695.50007727662" calcext:value-type="float">
            <text:p>4695,50007727662</text:p>
          </table:table-cell>
        </table:table-row>
        <table:table-row table:style-name="ro1">
          <table:table-cell table:formula="of:=SIN(2*PI()/[.$C$1]*[.B648])" office:value-type="float" office:value="-0.932639023143094" calcext:value-type="float">
            <text:p>-0,932639023143094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[.D647]+[.$D$1]*[.A648]" office:value-type="float" office:value="80.1004064523556" calcext:value-type="float">
            <text:p>80,1004064523556</text:p>
          </table:table-cell>
          <table:table-cell table:formula="of:=[.D648]*[.D648]" office:value-type="float" office:value="6416.07511383257" calcext:value-type="float">
            <text:p>6416,07511383257</text:p>
          </table:table-cell>
          <table:table-cell table:formula="of:=[.D648]-12.5" office:value-type="float" office:value="67.6004064523556" calcext:value-type="float">
            <text:p>67,6004064523556</text:p>
          </table:table-cell>
          <table:table-cell table:formula="of:=[.F648]*[.F648]" office:value-type="float" office:value="4569.81495252368" calcext:value-type="float">
            <text:p>4569,81495252368</text:p>
          </table:table-cell>
        </table:table-row>
        <table:table-row table:style-name="ro1">
          <table:table-cell table:formula="of:=SIN(2*PI()/[.$C$1]*[.B649])" office:value-type="float" office:value="-0.929776485888251" calcext:value-type="float">
            <text:p>-0,929776485888251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648]+[.$D$1]*[.A649]" office:value-type="float" office:value="79.1799277313262" calcext:value-type="float">
            <text:p>79,1799277313262</text:p>
          </table:table-cell>
          <table:table-cell table:formula="of:=[.D649]*[.D649]" office:value-type="float" office:value="6269.46095553804" calcext:value-type="float">
            <text:p>6269,46095553804</text:p>
          </table:table-cell>
          <table:table-cell table:formula="of:=[.D649]-12.5" office:value-type="float" office:value="66.6799277313262" calcext:value-type="float">
            <text:p>66,6799277313262</text:p>
          </table:table-cell>
          <table:table-cell table:formula="of:=[.F649]*[.F649]" office:value-type="float" office:value="4446.21276225489" calcext:value-type="float">
            <text:p>4446,21276225489</text:p>
          </table:table-cell>
        </table:table-row>
        <table:table-row table:style-name="ro1">
          <table:table-cell table:formula="of:=SIN(2*PI()/[.$C$1]*[.B650])" office:value-type="float" office:value="-0.926856595640121" calcext:value-type="float">
            <text:p>-0,926856595640121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D649]+[.$D$1]*[.A650]" office:value-type="float" office:value="78.2623397016425" calcext:value-type="float">
            <text:p>78,2623397016425</text:p>
          </table:table-cell>
          <table:table-cell table:formula="of:=[.D650]*[.D650]" office:value-type="float" office:value="6124.99381557529" calcext:value-type="float">
            <text:p>6124,99381557529</text:p>
          </table:table-cell>
          <table:table-cell table:formula="of:=[.D650]-12.5" office:value-type="float" office:value="65.7623397016425" calcext:value-type="float">
            <text:p>65,7623397016425</text:p>
          </table:table-cell>
          <table:table-cell table:formula="of:=[.F650]*[.F650]" office:value-type="float" office:value="4324.68532303422" calcext:value-type="float">
            <text:p>4324,68532303422</text:p>
          </table:table-cell>
        </table:table-row>
        <table:table-row table:style-name="ro1">
          <table:table-cell table:formula="of:=SIN(2*PI()/[.$C$1]*[.B651])" office:value-type="float" office:value="-0.923879532511287" calcext:value-type="float">
            <text:p>-0,923879532511287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D650]+[.$D$1]*[.A651]" office:value-type="float" office:value="77.3476989644563" calcext:value-type="float">
            <text:p>77,3476989644563</text:p>
          </table:table-cell>
          <table:table-cell table:formula="of:=[.D651]*[.D651]" office:value-type="float" office:value="5982.66653509616" calcext:value-type="float">
            <text:p>5982,66653509616</text:p>
          </table:table-cell>
          <table:table-cell table:formula="of:=[.D651]-12.5" office:value-type="float" office:value="64.8476989644563" calcext:value-type="float">
            <text:p>64,8476989644563</text:p>
          </table:table-cell>
          <table:table-cell table:formula="of:=[.F651]*[.F651]" office:value-type="float" office:value="4205.22406098475" calcext:value-type="float">
            <text:p>4205,22406098475</text:p>
          </table:table-cell>
        </table:table-row>
        <table:table-row table:style-name="ro1">
          <table:table-cell table:formula="of:=SIN(2*PI()/[.$C$1]*[.B652])" office:value-type="float" office:value="-0.920845480141026" calcext:value-type="float">
            <text:p>-0,920845480141026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D651]+[.$D$1]*[.A652]" office:value-type="float" office:value="76.4360619391167" calcext:value-type="float">
            <text:p>76,4360619391167</text:p>
          </table:table-cell>
          <table:table-cell table:formula="of:=[.D652]*[.D652]" office:value-type="float" office:value="5842.47156476048" calcext:value-type="float">
            <text:p>5842,47156476048</text:p>
          </table:table-cell>
          <table:table-cell table:formula="of:=[.D652]-12.5" office:value-type="float" office:value="63.9360619391167" calcext:value-type="float">
            <text:p>63,9360619391167</text:p>
          </table:table-cell>
          <table:table-cell table:formula="of:=[.F652]*[.F652]" office:value-type="float" office:value="4087.82001628257" calcext:value-type="float">
            <text:p>4087,82001628257</text:p>
          </table:table-cell>
        </table:table-row>
        <table:table-row table:style-name="ro1">
          <table:table-cell table:formula="of:=SIN(2*PI()/[.$C$1]*[.B653])" office:value-type="float" office:value="-0.917754625683981" calcext:value-type="float">
            <text:p>-0,917754625683981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D652]+[.$D$1]*[.A653]" office:value-type="float" office:value="75.5274848596896" calcext:value-type="float">
            <text:p>75,5274848596896</text:p>
          </table:table-cell>
          <table:table-cell table:formula="of:=[.D653]*[.D653]" office:value-type="float" office:value="5704.40096923063" calcext:value-type="float">
            <text:p>5704,40096923063</text:p>
          </table:table-cell>
          <table:table-cell table:formula="of:=[.D653]-12.5" office:value-type="float" office:value="63.0274848596896" calcext:value-type="float">
            <text:p>63,0274848596896</text:p>
          </table:table-cell>
          <table:table-cell table:formula="of:=[.F653]*[.F653]" office:value-type="float" office:value="3972.4638477384" calcext:value-type="float">
            <text:p>3972,4638477384</text:p>
          </table:table-cell>
        </table:table-row>
        <table:table-row table:style-name="ro1">
          <table:table-cell table:formula="of:=SIN(2*PI()/[.$C$1]*[.B654])" office:value-type="float" office:value="-0.914607159798613" calcext:value-type="float">
            <text:p>-0,914607159798613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D653]+[.$D$1]*[.A654]" office:value-type="float" office:value="74.6220237714889" calcext:value-type="float">
            <text:p>74,6220237714889</text:p>
          </table:table-cell>
          <table:table-cell table:formula="of:=[.D654]*[.D654]" office:value-type="float" office:value="5568.44643175266" calcext:value-type="float">
            <text:p>5568,44643175266</text:p>
          </table:table-cell>
          <table:table-cell table:formula="of:=[.D654]-12.5" office:value-type="float" office:value="62.1220237714889" calcext:value-type="float">
            <text:p>62,1220237714889</text:p>
          </table:table-cell>
          <table:table-cell table:formula="of:=[.F654]*[.F654]" office:value-type="float" office:value="3859.14583746544" calcext:value-type="float">
            <text:p>3859,14583746544</text:p>
          </table:table-cell>
        </table:table-row>
        <table:table-row table:style-name="ro1">
          <table:table-cell table:formula="of:=SIN(2*PI()/[.$C$1]*[.B655])" office:value-type="float" office:value="-0.911403276635445" calcext:value-type="float">
            <text:p>-0,911403276635445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D654]+[.$D$1]*[.A655]" office:value-type="float" office:value="73.7197345276198" calcext:value-type="float">
            <text:p>73,7197345276198</text:p>
          </table:table-cell>
          <table:table-cell table:formula="of:=[.D655]*[.D655]" office:value-type="float" office:value="5434.59925882274" calcext:value-type="float">
            <text:p>5434,59925882274</text:p>
          </table:table-cell>
          <table:table-cell table:formula="of:=[.D655]-12.5" office:value-type="float" office:value="61.2197345276198" calcext:value-type="float">
            <text:p>61,2197345276198</text:p>
          </table:table-cell>
          <table:table-cell table:formula="of:=[.F655]*[.F655]" office:value-type="float" office:value="3747.85589563225" calcext:value-type="float">
            <text:p>3747,85589563225</text:p>
          </table:table-cell>
        </table:table-row>
        <table:table-row table:style-name="ro1">
          <table:table-cell table:formula="of:=SIN(2*PI()/[.$C$1]*[.B656])" office:value-type="float" office:value="-0.908143173825081" calcext:value-type="float">
            <text:p>-0,90814317382508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D655]+[.$D$1]*[.A656]" office:value-type="float" office:value="72.820672785533" calcext:value-type="float">
            <text:p>72,820672785533</text:p>
          </table:table-cell>
          <table:table-cell table:formula="of:=[.D656]*[.D656]" office:value-type="float" office:value="5302.85038493767" calcext:value-type="float">
            <text:p>5302,85038493767</text:p>
          </table:table-cell>
          <table:table-cell table:formula="of:=[.D656]-12.5" office:value-type="float" office:value="60.320672785533" calcext:value-type="float">
            <text:p>60,320672785533</text:p>
          </table:table-cell>
          <table:table-cell table:formula="of:=[.F656]*[.F656]" office:value-type="float" office:value="3638.58356529934" calcext:value-type="float">
            <text:p>3638,58356529934</text:p>
          </table:table-cell>
        </table:table-row>
        <table:table-row table:style-name="ro1">
          <table:table-cell table:formula="of:=SIN(2*PI()/[.$C$1]*[.B657])" office:value-type="float" office:value="-0.90482705246602" calcext:value-type="float">
            <text:p>-0,90482705246602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656]+[.$D$1]*[.A657]" office:value-type="float" office:value="71.9248940035916" calcext:value-type="float">
            <text:p>71,9248940035916</text:p>
          </table:table-cell>
          <table:table-cell table:formula="of:=[.D657]*[.D657]" office:value-type="float" office:value="5173.19037742789" calcext:value-type="float">
            <text:p>5173,19037742789</text:p>
          </table:table-cell>
          <table:table-cell table:formula="of:=[.D657]-12.5" office:value-type="float" office:value="59.4248940035916" calcext:value-type="float">
            <text:p>59,4248940035916</text:p>
          </table:table-cell>
          <table:table-cell table:formula="of:=[.F657]*[.F657]" office:value-type="float" office:value="3531.3180273381" calcext:value-type="float">
            <text:p>3531,3180273381</text:p>
          </table:table-cell>
        </table:table-row>
        <table:table-row table:style-name="ro1">
          <table:table-cell table:formula="of:=SIN(2*PI()/[.$C$1]*[.B658])" office:value-type="float" office:value="-0.901455117112246" calcext:value-type="float">
            <text:p>-0,901455117112246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[.D657]+[.$D$1]*[.A658]" office:value-type="float" office:value="71.0324534376505" calcext:value-type="float">
            <text:p>71,0324534376505</text:p>
          </table:table-cell>
          <table:table-cell table:formula="of:=[.D658]*[.D658]" office:value-type="float" office:value="5045.60944137199" calcext:value-type="float">
            <text:p>5045,60944137199</text:p>
          </table:table-cell>
          <table:table-cell table:formula="of:=[.D658]-12.5" office:value-type="float" office:value="58.5324534376505" calcext:value-type="float">
            <text:p>58,5324534376505</text:p>
          </table:table-cell>
          <table:table-cell table:formula="of:=[.F658]*[.F658]" office:value-type="float" office:value="3426.04810543073" calcext:value-type="float">
            <text:p>3426,04810543073</text:p>
          </table:table-cell>
        </table:table-row>
        <table:table-row table:style-name="ro1">
          <table:table-cell table:formula="of:=SIN(2*PI()/[.$C$1]*[.B659])" office:value-type="float" office:value="-0.898027575760616" calcext:value-type="float">
            <text:p>-0,898027575760616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D658]+[.$D$1]*[.A659]" office:value-type="float" office:value="70.1434061376475" calcext:value-type="float">
            <text:p>70,1434061376475</text:p>
          </table:table-cell>
          <table:table-cell table:formula="of:=[.D659]*[.D659]" office:value-type="float" office:value="4920.09742459097" calcext:value-type="float">
            <text:p>4920,09742459097</text:p>
          </table:table-cell>
          <table:table-cell table:formula="of:=[.D659]-12.5" office:value-type="float" office:value="57.6434061376475" calcext:value-type="float">
            <text:p>57,6434061376475</text:p>
          </table:table-cell>
          <table:table-cell table:formula="of:=[.F659]*[.F659]" office:value-type="float" office:value="3322.76227114978" calcext:value-type="float">
            <text:p>3322,76227114978</text:p>
          </table:table-cell>
        </table:table-row>
        <table:table-row table:style-name="ro1">
          <table:table-cell table:formula="of:=SIN(2*PI()/[.$C$1]*[.B660])" office:value-type="float" office:value="-0.894544639838025" calcext:value-type="float">
            <text:p>-0,894544639838025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D659]+[.$D$1]*[.A660]" office:value-type="float" office:value="69.2578069442079" calcext:value-type="float">
            <text:p>69,2578069442079</text:p>
          </table:table-cell>
          <table:table-cell table:formula="of:=[.D660]*[.D660]" office:value-type="float" office:value="4796.64382272117" calcext:value-type="float">
            <text:p>4796,64382272117</text:p>
          </table:table-cell>
          <table:table-cell table:formula="of:=[.D660]-12.5" office:value-type="float" office:value="56.7578069442079" calcext:value-type="float">
            <text:p>56,7578069442079</text:p>
          </table:table-cell>
          <table:table-cell table:formula="of:=[.F660]*[.F660]" office:value-type="float" office:value="3221.44864911597" calcext:value-type="float">
            <text:p>3221,44864911597</text:p>
          </table:table-cell>
        </table:table-row>
        <table:table-row table:style-name="ro1">
          <table:table-cell table:formula="of:=SIN(2*PI()/[.$C$1]*[.B661])" office:value-type="float" office:value="-0.891006524188368" calcext:value-type="float">
            <text:p>-0,891006524188368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D660]+[.$D$1]*[.A661]" office:value-type="float" office:value="68.3757104852614" calcext:value-type="float">
            <text:p>68,3757104852614</text:p>
          </table:table-cell>
          <table:table-cell table:formula="of:=[.D661]*[.D661]" office:value-type="float" office:value="4675.23778436428" calcext:value-type="float">
            <text:p>4675,23778436428</text:p>
          </table:table-cell>
          <table:table-cell table:formula="of:=[.D661]-12.5" office:value-type="float" office:value="55.8757104852614" calcext:value-type="float">
            <text:p>55,8757104852614</text:p>
          </table:table-cell>
          <table:table-cell table:formula="of:=[.F661]*[.F661]" office:value-type="float" office:value="3122.09502223275" calcext:value-type="float">
            <text:p>3122,09502223275</text:p>
          </table:table-cell>
        </table:table-row>
        <table:table-row table:style-name="ro1">
          <table:table-cell table:formula="of:=SIN(2*PI()/[.$C$1]*[.B662])" office:value-type="float" office:value="-0.887413447059283" calcext:value-type="float">
            <text:p>-0,887413447059283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D661]+[.$D$1]*[.A662]" office:value-type="float" office:value="67.4971711726727" calcext:value-type="float">
            <text:p>67,4971711726727</text:p>
          </table:table-cell>
          <table:table-cell table:formula="of:=[.D662]*[.D662]" office:value-type="float" office:value="4555.86811631308" calcext:value-type="float">
            <text:p>4555,86811631308</text:p>
          </table:table-cell>
          <table:table-cell table:formula="of:=[.D662]-12.5" office:value-type="float" office:value="54.9971711726727" calcext:value-type="float">
            <text:p>54,9971711726727</text:p>
          </table:table-cell>
          <table:table-cell table:formula="of:=[.F662]*[.F662]" office:value-type="float" office:value="3024.68883699626" calcext:value-type="float">
            <text:p>3024,68883699626</text:p>
          </table:table-cell>
        </table:table-row>
        <table:table-row table:style-name="ro1">
          <table:table-cell table:formula="of:=SIN(2*PI()/[.$C$1]*[.B663])" office:value-type="float" office:value="-0.883765630088693" calcext:value-type="float">
            <text:p>-0,883765630088693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D662]+[.$D$1]*[.A663]" office:value-type="float" office:value="66.6222431988849" calcext:value-type="float">
            <text:p>66,6222431988849</text:p>
          </table:table-cell>
          <table:table-cell table:formula="of:=[.D663]*[.D663]" office:value-type="float" office:value="4438.52328885136" calcext:value-type="float">
            <text:p>4438,52328885136</text:p>
          </table:table-cell>
          <table:table-cell table:formula="of:=[.D663]-12.5" office:value-type="float" office:value="54.1222431988849" calcext:value-type="float">
            <text:p>54,1222431988849</text:p>
          </table:table-cell>
          <table:table-cell table:formula="of:=[.F663]*[.F663]" office:value-type="float" office:value="2929.21720887924" calcext:value-type="float">
            <text:p>2929,21720887924</text:p>
          </table:table-cell>
        </table:table-row>
        <table:table-row table:style-name="ro1">
          <table:table-cell table:formula="of:=SIN(2*PI()/[.$C$1]*[.B664])" office:value-type="float" office:value="-0.880063298291132" calcext:value-type="float">
            <text:p>-0,880063298291132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D663]+[.$D$1]*[.A664]" office:value-type="float" office:value="65.7509805335767" calcext:value-type="float">
            <text:p>65,7509805335767</text:p>
          </table:table-cell>
          <table:table-cell table:formula="of:=[.D664]*[.D664]" office:value-type="float" office:value="4323.19144112678" calcext:value-type="float">
            <text:p>4323,19144112678</text:p>
          </table:table-cell>
          <table:table-cell table:formula="of:=[.D664]-12.5" office:value-type="float" office:value="53.2509805335767" calcext:value-type="float">
            <text:p>53,2509805335767</text:p>
          </table:table-cell>
          <table:table-cell table:formula="of:=[.F664]*[.F664]" office:value-type="float" office:value="2835.66692778736" calcext:value-type="float">
            <text:p>2835,66692778736</text:p>
          </table:table-cell>
        </table:table-row>
        <table:table-row table:style-name="ro1">
          <table:table-cell table:formula="of:=SIN(2*PI()/[.$C$1]*[.B665])" office:value-type="float" office:value="-0.876306680043863" calcext:value-type="float">
            <text:p>-0,876306680043863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D664]+[.$D$1]*[.A665]" office:value-type="float" office:value="64.8834369203332" calcext:value-type="float">
            <text:p>64,8834369203332</text:p>
          </table:table-cell>
          <table:table-cell table:formula="of:=[.D665]*[.D665]" office:value-type="float" office:value="4209.86038659486" calcext:value-type="float">
            <text:p>4209,86038659486</text:p>
          </table:table-cell>
          <table:table-cell table:formula="of:=[.D665]-12.5" office:value-type="float" office:value="52.3834369203332" calcext:value-type="float">
            <text:p>52,3834369203332</text:p>
          </table:table-cell>
          <table:table-cell table:formula="of:=[.F665]*[.F665]" office:value-type="float" office:value="2744.02446358653" calcext:value-type="float">
            <text:p>2744,02446358653</text:p>
          </table:table-cell>
        </table:table-row>
        <table:table-row table:style-name="ro1">
          <table:table-cell table:formula="of:=SIN(2*PI()/[.$C$1]*[.B666])" office:value-type="float" office:value="-0.872496007072797" calcext:value-type="float">
            <text:p>-0,872496007072797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D665]+[.$D$1]*[.A666]" office:value-type="float" office:value="64.0196658733312" calcext:value-type="float">
            <text:p>64,0196658733312</text:p>
          </table:table-cell>
          <table:table-cell table:formula="of:=[.D666]*[.D666]" office:value-type="float" office:value="4098.51761853296" calcext:value-type="float">
            <text:p>4098,51761853296</text:p>
          </table:table-cell>
          <table:table-cell table:formula="of:=[.D666]-12.5" office:value-type="float" office:value="51.5196658733312" calcext:value-type="float">
            <text:p>51,5196658733312</text:p>
          </table:table-cell>
          <table:table-cell table:formula="of:=[.F666]*[.F666]" office:value-type="float" office:value="2654.27597169968" calcext:value-type="float">
            <text:p>2654,27597169968</text:p>
          </table:table-cell>
        </table:table-row>
        <table:table-row table:style-name="ro1">
          <table:table-cell table:formula="of:=SIN(2*PI()/[.$C$1]*[.B667])" office:value-type="float" office:value="-0.868631514438191" calcext:value-type="float">
            <text:p>-0,868631514438191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D666]+[.$D$1]*[.A667]" office:value-type="float" office:value="63.1597206740374" calcext:value-type="float">
            <text:p>63,1597206740374</text:p>
          </table:table-cell>
          <table:table-cell table:formula="of:=[.D667]*[.D667]" office:value-type="float" office:value="3989.15031562242" calcext:value-type="float">
            <text:p>3989,15031562242</text:p>
          </table:table-cell>
          <table:table-cell table:formula="of:=[.D667]-12.5" office:value-type="float" office:value="50.6597206740374" calcext:value-type="float">
            <text:p>50,6597206740374</text:p>
          </table:table-cell>
          <table:table-cell table:formula="of:=[.F667]*[.F667]" office:value-type="float" office:value="2566.40729877149" calcext:value-type="float">
            <text:p>2566,40729877149</text:p>
          </table:table-cell>
        </table:table-row>
        <table:table-row table:style-name="ro1">
          <table:table-cell table:formula="of:=SIN(2*PI()/[.$C$1]*[.B668])" office:value-type="float" office:value="-0.864713440520155" calcext:value-type="float">
            <text:p>-0,864713440520155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[.D667]+[.$D$1]*[.A668]" office:value-type="float" office:value="62.3036543679224" calcext:value-type="float">
            <text:p>62,3036543679224</text:p>
          </table:table-cell>
          <table:table-cell table:formula="of:=[.D668]*[.D668]" office:value-type="float" office:value="3881.74534759754" calcext:value-type="float">
            <text:p>3881,74534759754</text:p>
          </table:table-cell>
          <table:table-cell table:formula="of:=[.D668]-12.5" office:value-type="float" office:value="49.8036543679224" calcext:value-type="float">
            <text:p>49,8036543679224</text:p>
          </table:table-cell>
          <table:table-cell table:formula="of:=[.F668]*[.F668]" office:value-type="float" office:value="2480.40398839948" calcext:value-type="float">
            <text:p>2480,40398839948</text:p>
          </table:table-cell>
        </table:table-row>
        <table:table-row table:style-name="ro1">
          <table:table-cell table:formula="of:=SIN(2*PI()/[.$C$1]*[.B669])" office:value-type="float" office:value="-0.860742027003943" calcext:value-type="float">
            <text:p>-0,860742027003943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[.D668]+[.$D$1]*[.A669]" office:value-type="float" office:value="61.4515197611885" calcext:value-type="float">
            <text:p>61,4515197611885</text:p>
          </table:table-cell>
          <table:table-cell table:formula="of:=[.D669]*[.D669]" office:value-type="float" office:value="3776.28928095974" calcext:value-type="float">
            <text:p>3776,28928095974</text:p>
          </table:table-cell>
          <table:table-cell table:formula="of:=[.D669]-12.5" office:value-type="float" office:value="48.9515197611885" calcext:value-type="float">
            <text:p>48,9515197611885</text:p>
          </table:table-cell>
          <table:table-cell table:formula="of:=[.F669]*[.F669]" office:value-type="float" office:value="2396.25128693003" calcext:value-type="float">
            <text:p>2396,25128693003</text:p>
          </table:table-cell>
        </table:table-row>
        <table:table-row table:style-name="ro1">
          <table:table-cell table:formula="of:=SIN(2*PI()/[.$C$1]*[.B670])" office:value-type="float" office:value="-0.85671751886505" calcext:value-type="float">
            <text:p>-0,85671751886505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[.D669]+[.$D$1]*[.A670]" office:value-type="float" office:value="60.6033694175121" calcext:value-type="float">
            <text:p>60,6033694175121</text:p>
          </table:table-cell>
          <table:table-cell table:formula="of:=[.D670]*[.D670]" office:value-type="float" office:value="3672.76838475544" calcext:value-type="float">
            <text:p>3672,76838475544</text:p>
          </table:table-cell>
          <table:table-cell table:formula="of:=[.D670]-12.5" office:value-type="float" office:value="48.1033694175121" calcext:value-type="float">
            <text:p>48,1033694175121</text:p>
          </table:table-cell>
          <table:table-cell table:formula="of:=[.F670]*[.F670]" office:value-type="float" office:value="2313.93414931764" calcext:value-type="float">
            <text:p>2313,93414931764</text:p>
          </table:table-cell>
        </table:table-row>
        <table:table-row table:style-name="ro1">
          <table:table-cell table:formula="of:=SIN(2*PI()/[.$C$1]*[.B671])" office:value-type="float" office:value="-0.852640164354092" calcext:value-type="float">
            <text:p>-0,852640164354092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[.D670]+[.$D$1]*[.A671]" office:value-type="float" office:value="59.7592556548015" calcext:value-type="float">
            <text:p>59,7592556548015</text:p>
          </table:table-cell>
          <table:table-cell table:formula="of:=[.D671]*[.D671]" office:value-type="float" office:value="3571.16863641593" calcext:value-type="float">
            <text:p>3571,16863641593</text:p>
          </table:table-cell>
          <table:table-cell table:formula="of:=[.D671]-12.5" office:value-type="float" office:value="47.2592556548015" calcext:value-type="float">
            <text:p>47,2592556548015</text:p>
          </table:table-cell>
          <table:table-cell table:formula="of:=[.F671]*[.F671]" office:value-type="float" office:value="2233.43724504589" calcext:value-type="float">
            <text:p>2233,43724504589</text:p>
          </table:table-cell>
        </table:table-row>
        <table:table-row table:style-name="ro1">
          <table:table-cell table:formula="of:=SIN(2*PI()/[.$C$1]*[.B672])" office:value-type="float" office:value="-0.848510214981503" calcext:value-type="float">
            <text:p>-0,848510214981503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D671]+[.$D$1]*[.A672]" office:value-type="float" office:value="58.9192305419699" calcext:value-type="float">
            <text:p>58,9192305419699</text:p>
          </table:table-cell>
          <table:table-cell table:formula="of:=[.D672]*[.D672]" office:value-type="float" office:value="3471.47572765779" calcext:value-type="float">
            <text:p>3471,47572765779</text:p>
          </table:table-cell>
          <table:table-cell table:formula="of:=[.D672]-12.5" office:value-type="float" office:value="46.4192305419699" calcext:value-type="float">
            <text:p>46,4192305419699</text:p>
          </table:table-cell>
          <table:table-cell table:formula="of:=[.F672]*[.F672]" office:value-type="float" office:value="2154.74496410855" calcext:value-type="float">
            <text:p>2154,74496410855</text:p>
          </table:table-cell>
        </table:table-row>
        <table:table-row table:style-name="ro1">
          <table:table-cell table:formula="of:=SIN(2*PI()/[.$C$1]*[.B673])" office:value-type="float" office:value="-0.844327925502015" calcext:value-type="float">
            <text:p>-0,844327925502015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D672]+[.$D$1]*[.A673]" office:value-type="float" office:value="58.0833458957229" calcext:value-type="float">
            <text:p>58,0833458957229</text:p>
          </table:table-cell>
          <table:table-cell table:formula="of:=[.D673]*[.D673]" office:value-type="float" office:value="3373.67507044219" calcext:value-type="float">
            <text:p>3373,67507044219</text:p>
          </table:table-cell>
          <table:table-cell table:formula="of:=[.D673]-12.5" office:value-type="float" office:value="45.5833458957229" calcext:value-type="float">
            <text:p>45,5833458957229</text:p>
          </table:table-cell>
          <table:table-cell table:formula="of:=[.F673]*[.F673]" office:value-type="float" office:value="2077.84142304911" calcext:value-type="float">
            <text:p>2077,84142304911</text:p>
          </table:table-cell>
        </table:table-row>
        <table:table-row table:style-name="ro1">
          <table:table-cell table:formula="of:=SIN(2*PI()/[.$C$1]*[.B674])" office:value-type="float" office:value="-0.840093553898942" calcext:value-type="float">
            <text:p>-0,840093553898942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D673]+[.$D$1]*[.A674]" office:value-type="float" office:value="57.2516532773629" calcext:value-type="float">
            <text:p>57,2516532773629</text:p>
          </table:table-cell>
          <table:table-cell table:formula="of:=[.D674]*[.D674]" office:value-type="float" office:value="3277.75180299138" calcext:value-type="float">
            <text:p>3277,75180299138</text:p>
          </table:table-cell>
          <table:table-cell table:formula="of:=[.D674]-12.5" office:value-type="float" office:value="44.7516532773629" calcext:value-type="float">
            <text:p>44,7516532773629</text:p>
          </table:table-cell>
          <table:table-cell table:formula="of:=[.F674]*[.F674]" office:value-type="float" office:value="2002.71047105731" calcext:value-type="float">
            <text:p>2002,71047105731</text:p>
          </table:table-cell>
        </table:table-row>
        <table:table-row table:style-name="ro1">
          <table:table-cell table:formula="of:=SIN(2*PI()/[.$C$1]*[.B675])" office:value-type="float" office:value="-0.83580736136827" calcext:value-type="float">
            <text:p>-0,83580736136827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D674]+[.$D$1]*[.A675]" office:value-type="float" office:value="56.4242039896083" calcext:value-type="float">
            <text:p>56,4242039896083</text:p>
          </table:table-cell>
          <table:table-cell table:formula="of:=[.D675]*[.D675]" office:value-type="float" office:value="3183.69079586093" calcext:value-type="float">
            <text:p>3183,69079586093</text:p>
          </table:table-cell>
          <table:table-cell table:formula="of:=[.D675]-12.5" office:value-type="float" office:value="43.9242039896083" calcext:value-type="float">
            <text:p>43,9242039896083</text:p>
          </table:table-cell>
          <table:table-cell table:formula="of:=[.F675]*[.F675]" office:value-type="float" office:value="1929.33569612072" calcext:value-type="float">
            <text:p>1929,33569612072</text:p>
          </table:table-cell>
        </table:table-row>
        <table:table-row table:style-name="ro1">
          <table:table-cell table:formula="of:=SIN(2*PI()/[.$C$1]*[.B676])" office:value-type="float" office:value="-0.831469612302545" calcext:value-type="float">
            <text:p>-0,831469612302545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D675]+[.$D$1]*[.A676]" office:value-type="float" office:value="55.6010490734288" calcext:value-type="float">
            <text:p>55,6010490734288</text:p>
          </table:table-cell>
          <table:table-cell table:formula="of:=[.D676]*[.D676]" office:value-type="float" office:value="3091.47665806584" calcext:value-type="float">
            <text:p>3091,47665806584</text:p>
          </table:table-cell>
          <table:table-cell table:formula="of:=[.D676]-12.5" office:value-type="float" office:value="43.1010490734288" calcext:value-type="float">
            <text:p>43,1010490734288</text:p>
          </table:table-cell>
          <table:table-cell table:formula="of:=[.F676]*[.F676]" office:value-type="float" office:value="1857.70043123012" calcext:value-type="float">
            <text:p>1857,70043123012</text:p>
          </table:table-cell>
        </table:table-row>
        <table:table-row table:style-name="ro1">
          <table:table-cell table:formula="of:=SIN(2*PI()/[.$C$1]*[.B677])" office:value-type="float" office:value="-0.827080574274562" calcext:value-type="float">
            <text:p>-0,827080574274562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D676]+[.$D$1]*[.A677]" office:value-type="float" office:value="54.782239304897" calcext:value-type="float">
            <text:p>54,782239304897</text:p>
          </table:table-cell>
          <table:table-cell table:formula="of:=[.D677]*[.D677]" office:value-type="float" office:value="3001.093743259" calcext:value-type="float">
            <text:p>3001,093743259</text:p>
          </table:table-cell>
          <table:table-cell table:formula="of:=[.D677]-12.5" office:value-type="float" office:value="42.282239304897" calcext:value-type="float">
            <text:p>42,282239304897</text:p>
          </table:table-cell>
          <table:table-cell table:formula="of:=[.F677]*[.F677]" office:value-type="float" office:value="1787.78776063658" calcext:value-type="float">
            <text:p>1787,78776063658</text:p>
          </table:table-cell>
        </table:table-row>
        <table:table-row table:style-name="ro1">
          <table:table-cell table:formula="of:=SIN(2*PI()/[.$C$1]*[.B678])" office:value-type="float" office:value="-0.822640518020859" calcext:value-type="float">
            <text:p>-0,822640518020859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D677]+[.$D$1]*[.A678]" office:value-type="float" office:value="53.9678251920563" calcext:value-type="float">
            <text:p>53,9678251920563</text:p>
          </table:table-cell>
          <table:table-cell table:formula="of:=[.D678]*[.D678]" office:value-type="float" office:value="2912.52615596035" calcext:value-type="float">
            <text:p>2912,52615596035</text:p>
          </table:table-cell>
          <table:table-cell table:formula="of:=[.D678]-12.5" office:value-type="float" office:value="41.4678251920563" calcext:value-type="float">
            <text:p>41,4678251920563</text:p>
          </table:table-cell>
          <table:table-cell table:formula="of:=[.F678]*[.F678]" office:value-type="float" office:value="1719.58052615894" calcext:value-type="float">
            <text:p>1719,58052615894</text:p>
          </table:table-cell>
        </table:table-row>
        <table:table-row table:style-name="ro1">
          <table:table-cell table:formula="of:=SIN(2*PI()/[.$C$1]*[.B679])" office:value-type="float" office:value="-0.818149717425023" calcext:value-type="float">
            <text:p>-0,818149717425023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D678]+[.$D$1]*[.A679]" office:value-type="float" office:value="53.1578569718056" calcext:value-type="float">
            <text:p>53,1578569718056</text:p>
          </table:table-cell>
          <table:table-cell table:formula="of:=[.D679]*[.D679]" office:value-type="float" office:value="2825.75775783494" calcext:value-type="float">
            <text:p>2825,75775783494</text:p>
          </table:table-cell>
          <table:table-cell table:formula="of:=[.D679]-12.5" office:value-type="float" office:value="40.6578569718056" calcext:value-type="float">
            <text:p>40,6578569718056</text:p>
          </table:table-cell>
          <table:table-cell table:formula="of:=[.F679]*[.F679]" office:value-type="float" office:value="1653.0613335398" calcext:value-type="float">
            <text:p>1653,0613335398</text:p>
          </table:table-cell>
        </table:table-row>
        <table:table-row table:style-name="ro1">
          <table:table-cell table:formula="of:=SIN(2*PI()/[.$C$1]*[.B680])" office:value-type="float" office:value="-0.813608449500787" calcext:value-type="float">
            <text:p>-0,813608449500787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D679]+[.$D$1]*[.A680]" office:value-type="float" office:value="52.3523846067998" calcext:value-type="float">
            <text:p>52,3523846067998</text:p>
          </table:table-cell>
          <table:table-cell table:formula="of:=[.D680]*[.D680]" office:value-type="float" office:value="2740.77217401829" calcext:value-type="float">
            <text:p>2740,77217401829</text:p>
          </table:table-cell>
          <table:table-cell table:formula="of:=[.D680]-12.5" office:value-type="float" office:value="39.8523846067998" calcext:value-type="float">
            <text:p>39,8523846067998</text:p>
          </table:table-cell>
          <table:table-cell table:formula="of:=[.F680]*[.F680]" office:value-type="float" office:value="1588.21255884829" calcext:value-type="float">
            <text:p>1588,21255884829</text:p>
          </table:table-cell>
        </table:table-row>
        <table:table-row table:style-name="ro1">
          <table:table-cell table:formula="of:=SIN(2*PI()/[.$C$1]*[.B681])" office:value-type="float" office:value="-0.809016994374947" calcext:value-type="float">
            <text:p>-0,809016994374947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D680]+[.$D$1]*[.A681]" office:value-type="float" office:value="51.5514577823686" calcext:value-type="float">
            <text:p>51,5514577823686</text:p>
          </table:table-cell>
          <table:table-cell table:formula="of:=[.D681]*[.D681]" office:value-type="float" office:value="2657.55279948733" calcext:value-type="float">
            <text:p>2657,55279948733</text:p>
          </table:table-cell>
          <table:table-cell table:formula="of:=[.D681]-12.5" office:value-type="float" office:value="39.0514577823686" calcext:value-type="float">
            <text:p>39,0514577823686</text:p>
          </table:table-cell>
          <table:table-cell table:formula="of:=[.F681]*[.F681]" office:value-type="float" office:value="1525.01635492812" calcext:value-type="float">
            <text:p>1525,01635492812</text:p>
          </table:table-cell>
        </table:table-row>
        <table:table-row table:style-name="ro1">
          <table:table-cell table:formula="of:=SIN(2*PI()/[.$C$1]*[.B682])" office:value-type="float" office:value="-0.804375635270084" calcext:value-type="float">
            <text:p>-0,804375635270084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D681]+[.$D$1]*[.A682]" office:value-type="float" office:value="50.7551259034512" calcext:value-type="float">
            <text:p>50,7551259034512</text:p>
          </table:table-cell>
          <table:table-cell table:formula="of:=[.D682]*[.D682]" office:value-type="float" office:value="2576.08280547518" calcext:value-type="float">
            <text:p>2576,08280547518</text:p>
          </table:table-cell>
          <table:table-cell table:formula="of:=[.D682]-12.5" office:value-type="float" office:value="38.2551259034512" calcext:value-type="float">
            <text:p>38,2551259034512</text:p>
          </table:table-cell>
          <table:table-cell table:formula="of:=[.F682]*[.F682]" office:value-type="float" office:value="1463.4546578889" calcext:value-type="float">
            <text:p>1463,4546578889</text:p>
          </table:table-cell>
        </table:table-row>
        <table:table-row table:style-name="ro1">
          <table:table-cell table:formula="of:=SIN(2*PI()/[.$C$1]*[.B683])" office:value-type="float" office:value="-0.79968465848709" calcext:value-type="float">
            <text:p>-0,79968465848709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D682]+[.$D$1]*[.A683]" office:value-type="float" office:value="49.963438091549" calcext:value-type="float">
            <text:p>49,963438091549</text:p>
          </table:table-cell>
          <table:table-cell table:formula="of:=[.D683]*[.D683]" office:value-type="float" office:value="2496.34514592805" calcext:value-type="float">
            <text:p>2496,34514592805</text:p>
          </table:table-cell>
          <table:table-cell table:formula="of:=[.D683]-12.5" office:value-type="float" office:value="37.463438091549" calcext:value-type="float">
            <text:p>37,463438091549</text:p>
          </table:table-cell>
          <table:table-cell table:formula="of:=[.F683]*[.F683]" office:value-type="float" office:value="1403.50919363932" calcext:value-type="float">
            <text:p>1403,50919363932</text:p>
          </table:table-cell>
        </table:table-row>
        <table:table-row table:style-name="ro1">
          <table:table-cell table:formula="of:=SIN(2*PI()/[.$C$1]*[.B684])" office:value-type="float" office:value="-0.79494435338751" calcext:value-type="float">
            <text:p>-0,79494435338751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D683]+[.$D$1]*[.A684]" office:value-type="float" office:value="49.1764431816953" calcext:value-type="float">
            <text:p>49,1764431816953</text:p>
          </table:table-cell>
          <table:table-cell table:formula="of:=[.D684]*[.D684]" office:value-type="float" office:value="2418.32256400251" calcext:value-type="float">
            <text:p>2418,32256400251</text:p>
          </table:table-cell>
          <table:table-cell table:formula="of:=[.D684]-12.5" office:value-type="float" office:value="36.6764431816953" calcext:value-type="float">
            <text:p>36,6764431816953</text:p>
          </table:table-cell>
          <table:table-cell table:formula="of:=[.F684]*[.F684]" office:value-type="float" office:value="1345.16148446013" calcext:value-type="float">
            <text:p>1345,16148446013</text:p>
          </table:table-cell>
        </table:table-row>
        <table:table-row table:style-name="ro1">
          <table:table-cell table:formula="of:=SIN(2*PI()/[.$C$1]*[.B685])" office:value-type="float" office:value="-0.79015501237569" calcext:value-type="float">
            <text:p>-0,79015501237569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D684]+[.$D$1]*[.A685]" office:value-type="float" office:value="48.3941897194434" calcext:value-type="float">
            <text:p>48,3941897194434</text:p>
          </table:table-cell>
          <table:table-cell table:formula="of:=[.D685]*[.D685]" office:value-type="float" office:value="2341.99759860148" calcext:value-type="float">
            <text:p>2341,99759860148</text:p>
          </table:table-cell>
          <table:table-cell table:formula="of:=[.D685]-12.5" office:value-type="float" office:value="35.8941897194434" calcext:value-type="float">
            <text:p>35,8941897194434</text:p>
          </table:table-cell>
          <table:table-cell table:formula="of:=[.F685]*[.F685]" office:value-type="float" office:value="1288.3928556154" calcext:value-type="float">
            <text:p>1288,3928556154</text:p>
          </table:table-cell>
        </table:table-row>
        <table:table-row table:style-name="ro1">
          <table:table-cell table:formula="of:=SIN(2*PI()/[.$C$1]*[.B686])" office:value-type="float" office:value="-0.785316930880745" calcext:value-type="float">
            <text:p>-0,785316930880745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D685]+[.$D$1]*[.A686]" office:value-type="float" office:value="47.6167259578715" calcext:value-type="float">
            <text:p>47,6167259578715</text:p>
          </table:table-cell>
          <table:table-cell table:formula="of:=[.D686]*[.D686]" office:value-type="float" office:value="2267.35259094703" calcext:value-type="float">
            <text:p>2267,35259094703</text:p>
          </table:table-cell>
          <table:table-cell table:formula="of:=[.D686]-12.5" office:value-type="float" office:value="35.1167259578715" calcext:value-type="float">
            <text:p>35,1167259578715</text:p>
          </table:table-cell>
          <table:table-cell table:formula="of:=[.F686]*[.F686]" office:value-type="float" office:value="1233.18444200024" calcext:value-type="float">
            <text:p>1233,18444200024</text:p>
          </table:table-cell>
        </table:table-row>
        <table:table-row table:style-name="ro1">
          <table:table-cell table:formula="of:=SIN(2*PI()/[.$C$1]*[.B687])" office:value-type="float" office:value="-0.780430407338329" calcext:value-type="float">
            <text:p>-0,780430407338329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D686]+[.$D$1]*[.A687]" office:value-type="float" office:value="46.8440998546065" calcext:value-type="float">
            <text:p>46,8440998546065</text:p>
          </table:table-cell>
          <table:table-cell table:formula="of:=[.D687]*[.D687]" office:value-type="float" office:value="2194.36969118835" calcext:value-type="float">
            <text:p>2194,36969118835</text:p>
          </table:table-cell>
          <table:table-cell table:formula="of:=[.D687]-12.5" office:value-type="float" office:value="34.3440998546065" calcext:value-type="float">
            <text:p>34,3440998546065</text:p>
          </table:table-cell>
          <table:table-cell table:formula="of:=[.F687]*[.F687]" office:value-type="float" office:value="1179.51719482318" calcext:value-type="float">
            <text:p>1179,51719482318</text:p>
          </table:table-cell>
        </table:table-row>
        <table:table-row table:style-name="ro1">
          <table:table-cell table:formula="of:=SIN(2*PI()/[.$C$1]*[.B688])" office:value-type="float" office:value="-0.775495743172234" calcext:value-type="float">
            <text:p>-0,775495743172234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D687]+[.$D$1]*[.A688]" office:value-type="float" office:value="46.076359068866" calcext:value-type="float">
            <text:p>46,076359068866</text:p>
          </table:table-cell>
          <table:table-cell table:formula="of:=[.D688]*[.D688]" office:value-type="float" office:value="2123.03086504307" calcext:value-type="float">
            <text:p>2123,03086504307</text:p>
          </table:table-cell>
          <table:table-cell table:formula="of:=[.D688]-12.5" office:value-type="float" office:value="33.576359068866" calcext:value-type="float">
            <text:p>33,576359068866</text:p>
          </table:table-cell>
          <table:table-cell table:formula="of:=[.F688]*[.F688]" office:value-type="float" office:value="1127.37188832142" calcext:value-type="float">
            <text:p>1127,37188832142</text:p>
          </table:table-cell>
        </table:table-row>
        <table:table-row table:style-name="ro1">
          <table:table-cell table:formula="of:=SIN(2*PI()/[.$C$1]*[.B689])" office:value-type="float" office:value="-0.770513242775789" calcext:value-type="float">
            <text:p>-0,770513242775789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D688]+[.$D$1]*[.A689]" office:value-type="float" office:value="45.313550958518" calcext:value-type="float">
            <text:p>45,313550958518</text:p>
          </table:table-cell>
          <table:table-cell table:formula="of:=[.D689]*[.D689]" office:value-type="float" office:value="2053.31790047021" calcext:value-type="float">
            <text:p>2053,31790047021</text:p>
          </table:table-cell>
          <table:table-cell table:formula="of:=[.D689]-12.5" office:value-type="float" office:value="32.813550958518" calcext:value-type="float">
            <text:p>32,813550958518</text:p>
          </table:table-cell>
          <table:table-cell table:formula="of:=[.F689]*[.F689]" office:value-type="float" office:value="1076.72912650726" calcext:value-type="float">
            <text:p>1076,72912650726</text:p>
          </table:table-cell>
        </table:table-row>
        <table:table-row table:style-name="ro1">
          <table:table-cell table:formula="of:=SIN(2*PI()/[.$C$1]*[.B690])" office:value-type="float" office:value="-0.765483213493088" calcext:value-type="float">
            <text:p>-0,765483213493088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D689]+[.$D$1]*[.A690]" office:value-type="float" office:value="44.5557225771598" calcext:value-type="float">
            <text:p>44,5557225771598</text:p>
          </table:table-cell>
          <table:table-cell table:formula="of:=[.D690]*[.D690]" office:value-type="float" office:value="1985.21241437283" calcext:value-type="float">
            <text:p>1985,21241437283</text:p>
          </table:table-cell>
          <table:table-cell table:formula="of:=[.D690]-12.5" office:value-type="float" office:value="32.0557225771598" calcext:value-type="float">
            <text:p>32,0557225771598</text:p>
          </table:table-cell>
          <table:table-cell table:formula="of:=[.F690]*[.F690]" office:value-type="float" office:value="1027.56934994383" calcext:value-type="float">
            <text:p>1027,56934994383</text:p>
          </table:table-cell>
        </table:table-row>
        <table:table-row table:style-name="ro1">
          <table:table-cell table:formula="of:=SIN(2*PI()/[.$C$1]*[.B691])" office:value-type="float" office:value="-0.760405965600031" calcext:value-type="float">
            <text:p>-0,760405965600031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D690]+[.$D$1]*[.A691]" office:value-type="float" office:value="43.8029206712158" calcext:value-type="float">
            <text:p>43,8029206712158</text:p>
          </table:table-cell>
          <table:table-cell table:formula="of:=[.D691]*[.D691]" office:value-type="float" office:value="1918.69585932882" calcext:value-type="float">
            <text:p>1918,69585932882</text:p>
          </table:table-cell>
          <table:table-cell table:formula="of:=[.D691]-12.5" office:value-type="float" office:value="31.3029206712158" calcext:value-type="float">
            <text:p>31,3029206712158</text:p>
          </table:table-cell>
          <table:table-cell table:formula="of:=[.F691]*[.F691]" office:value-type="float" office:value="979.872842548429" calcext:value-type="float">
            <text:p>979,872842548429</text:p>
          </table:table-cell>
        </table:table-row>
        <table:table-row table:style-name="ro1">
          <table:table-cell table:formula="of:=SIN(2*PI()/[.$C$1]*[.B692])" office:value-type="float" office:value="-0.755281812285183" calcext:value-type="float">
            <text:p>-0,755281812285183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[.D691]+[.$D$1]*[.A692]" office:value-type="float" office:value="43.0551916770535" calcext:value-type="float">
            <text:p>43,0551916770535</text:p>
          </table:table-cell>
          <table:table-cell table:formula="of:=[.D692]*[.D692]" office:value-type="float" office:value="1853.74953034781" calcext:value-type="float">
            <text:p>1853,74953034781</text:p>
          </table:table-cell>
          <table:table-cell table:formula="of:=[.D692]-12.5" office:value-type="float" office:value="30.5551916770535" calcext:value-type="float">
            <text:p>30,5551916770535</text:p>
          </table:table-cell>
          <table:table-cell table:formula="of:=[.F692]*[.F692]" office:value-type="float" office:value="933.619738421477" calcext:value-type="float">
            <text:p>933,619738421477</text:p>
          </table:table-cell>
        </table:table-row>
        <table:table-row table:style-name="ro1">
          <table:table-cell table:formula="of:=SIN(2*PI()/[.$C$1]*[.B693])" office:value-type="float" office:value="-0.750111069630459" calcext:value-type="float">
            <text:p>-0,750111069630459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D692]+[.$D$1]*[.A693]" office:value-type="float" office:value="42.3125817181193" calcext:value-type="float">
            <text:p>42,3125817181193</text:p>
          </table:table-cell>
          <table:table-cell table:formula="of:=[.D693]*[.D693]" office:value-type="float" office:value="1790.35457165252" calcext:value-type="float">
            <text:p>1790,35457165252</text:p>
          </table:table-cell>
          <table:table-cell table:formula="of:=[.D693]-12.5" office:value-type="float" office:value="29.8125817181193" calcext:value-type="float">
            <text:p>29,8125817181193</text:p>
          </table:table-cell>
          <table:table-cell table:formula="of:=[.F693]*[.F693]" office:value-type="float" office:value="888.790028699542" calcext:value-type="float">
            <text:p>888,790028699542</text:p>
          </table:table-cell>
        </table:table-row>
        <table:table-row table:style-name="ro1">
          <table:table-cell table:formula="of:=SIN(2*PI()/[.$C$1]*[.B694])" office:value-type="float" office:value="-0.744894056591622" calcext:value-type="float">
            <text:p>-0,744894056591622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D693]+[.$D$1]*[.A694]" office:value-type="float" office:value="41.5751366020936" calcext:value-type="float">
            <text:p>41,5751366020936</text:p>
          </table:table-cell>
          <table:table-cell table:formula="of:=[.D694]*[.D694]" office:value-type="float" office:value="1728.49198348274" calcext:value-type="float">
            <text:p>1728,49198348274</text:p>
          </table:table-cell>
          <table:table-cell table:formula="of:=[.D694]-12.5" office:value-type="float" office:value="29.0751366020936" calcext:value-type="float">
            <text:p>29,0751366020936</text:p>
          </table:table-cell>
          <table:table-cell table:formula="of:=[.F694]*[.F694]" office:value-type="float" office:value="845.363568430403" calcext:value-type="float">
            <text:p>845,363568430403</text:p>
          </table:table-cell>
        </table:table-row>
        <table:table-row table:style-name="ro1">
          <table:table-cell table:formula="of:=SIN(2*PI()/[.$C$1]*[.B695])" office:value-type="float" office:value="-0.73963109497861" calcext:value-type="float">
            <text:p>-0,73963109497861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[.D694]+[.$D$1]*[.A695]" office:value-type="float" office:value="40.8429018180648" calcext:value-type="float">
            <text:p>40,8429018180648</text:p>
          </table:table-cell>
          <table:table-cell table:formula="of:=[.D695]*[.D695]" office:value-type="float" office:value="1668.14262892008" calcext:value-type="float">
            <text:p>1668,14262892008</text:p>
          </table:table-cell>
          <table:table-cell table:formula="of:=[.D695]-12.5" office:value-type="float" office:value="28.3429018180648" calcext:value-type="float">
            <text:p>28,3429018180648</text:p>
          </table:table-cell>
          <table:table-cell table:formula="of:=[.F695]*[.F695]" office:value-type="float" office:value="803.32008346846" calcext:value-type="float">
            <text:p>803,32008346846</text:p>
          </table:table-cell>
        </table:table-row>
        <table:table-row table:style-name="ro1">
          <table:table-cell table:formula="of:=SIN(2*PI()/[.$C$1]*[.B696])" office:value-type="float" office:value="-0.734322509435685" calcext:value-type="float">
            <text:p>-0,734322509435685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D695]+[.$D$1]*[.A696]" office:value-type="float" office:value="40.1159225337235" calcext:value-type="float">
            <text:p>40,1159225337235</text:p>
          </table:table-cell>
          <table:table-cell table:formula="of:=[.D696]*[.D696]" office:value-type="float" office:value="1609.2872407317" calcext:value-type="float">
            <text:p>1609,2872407317</text:p>
          </table:table-cell>
          <table:table-cell table:formula="of:=[.D696]-12.5" office:value-type="float" office:value="27.6159225337235" calcext:value-type="float">
            <text:p>27,6159225337235</text:p>
          </table:table-cell>
          <table:table-cell table:formula="of:=[.F696]*[.F696]" office:value-type="float" office:value="762.639177388615" calcext:value-type="float">
            <text:p>762,639177388615</text:p>
          </table:table-cell>
        </table:table-row>
        <table:table-row table:style-name="ro1">
          <table:table-cell table:formula="of:=SIN(2*PI()/[.$C$1]*[.B697])" office:value-type="float" office:value="-0.728968627421412" calcext:value-type="float">
            <text:p>-0,728968627421412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D696]+[.$D$1]*[.A697]" office:value-type="float" office:value="39.3942435925763" calcext:value-type="float">
            <text:p>39,3942435925763</text:p>
          </table:table-cell>
          <table:table-cell table:formula="of:=[.D697]*[.D697]" office:value-type="float" office:value="1551.90642823124" calcext:value-type="float">
            <text:p>1551,90642823124</text:p>
          </table:table-cell>
          <table:table-cell table:formula="of:=[.D697]-12.5" office:value-type="float" office:value="26.8942435925763" calcext:value-type="float">
            <text:p>26,8942435925763</text:p>
          </table:table-cell>
          <table:table-cell table:formula="of:=[.F697]*[.F697]" office:value-type="float" office:value="723.300338416829" calcext:value-type="float">
            <text:p>723,300338416829</text:p>
          </table:table-cell>
        </table:table-row>
        <table:table-row table:style-name="ro1">
          <table:table-cell table:formula="of:=SIN(2*PI()/[.$C$1]*[.B698])" office:value-type="float" office:value="-0.723569779188449" calcext:value-type="float">
            <text:p>-0,723569779188449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[.D697]+[.$D$1]*[.A698]" office:value-type="float" office:value="38.6779095111797" calcext:value-type="float">
            <text:p>38,6779095111797</text:p>
          </table:table-cell>
          <table:table-cell table:formula="of:=[.D698]*[.D698]" office:value-type="float" office:value="1495.980684155" calcext:value-type="float">
            <text:p>1495,980684155</text:p>
          </table:table-cell>
          <table:table-cell table:formula="of:=[.D698]-12.5" office:value-type="float" office:value="26.1779095111797" calcext:value-type="float">
            <text:p>26,1779095111797</text:p>
          </table:table-cell>
          <table:table-cell table:formula="of:=[.F698]*[.F698]" office:value-type="float" office:value="685.282946375512" calcext:value-type="float">
            <text:p>685,282946375512</text:p>
          </table:table-cell>
        </table:table-row>
        <table:table-row table:style-name="ro1">
          <table:table-cell table:formula="of:=SIN(2*PI()/[.$C$1]*[.B699])" office:value-type="float" office:value="-0.718126297763189" calcext:value-type="float">
            <text:p>-0,718126297763189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[.D698]+[.$D$1]*[.A699]" office:value-type="float" office:value="37.9669644763941" calcext:value-type="float">
            <text:p>37,9669644763941</text:p>
          </table:table-cell>
          <table:table-cell table:formula="of:=[.D699]*[.D699]" office:value-type="float" office:value="1441.49039155177" calcext:value-type="float">
            <text:p>1441,49039155177</text:p>
          </table:table-cell>
          <table:table-cell table:formula="of:=[.D699]-12.5" office:value-type="float" office:value="25.4669644763941" calcext:value-type="float">
            <text:p>25,4669644763941</text:p>
          </table:table-cell>
          <table:table-cell table:formula="of:=[.F699]*[.F699]" office:value-type="float" office:value="648.566279641921" calcext:value-type="float">
            <text:p>648,566279641921</text:p>
          </table:table-cell>
        </table:table-row>
        <table:table-row table:style-name="ro1">
          <table:table-cell table:formula="of:=SIN(2*PI()/[.$C$1]*[.B700])" office:value-type="float" office:value="-0.712638518925205" calcext:value-type="float">
            <text:p>-0,712638518925205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D699]+[.$D$1]*[.A700]" office:value-type="float" office:value="37.2614523426582" calcext:value-type="float">
            <text:p>37,2614523426582</text:p>
          </table:table-cell>
          <table:table-cell table:formula="of:=[.D700]*[.D700]" office:value-type="float" office:value="1388.41583068419" calcext:value-type="float">
            <text:p>1388,41583068419</text:p>
          </table:table-cell>
          <table:table-cell table:formula="of:=[.D700]-12.5" office:value-type="float" office:value="24.7614523426582" calcext:value-type="float">
            <text:p>24,7614523426582</text:p>
          </table:table-cell>
          <table:table-cell table:formula="of:=[.F700]*[.F700]" office:value-type="float" office:value="613.129522117732" calcext:value-type="float">
            <text:p>613,129522117732</text:p>
          </table:table-cell>
        </table:table-row>
        <table:table-row table:style-name="ro1">
          <table:table-cell table:formula="of:=SIN(2*PI()/[.$C$1]*[.B701])" office:value-type="float" office:value="-0.707106781186547" calcext:value-type="float">
            <text:p>-0,707106781186547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700]+[.$D$1]*[.A701]" office:value-type="float" office:value="36.5614166292835" calcext:value-type="float">
            <text:p>36,5614166292835</text:p>
          </table:table-cell>
          <table:table-cell table:formula="of:=[.D701]*[.D701]" office:value-type="float" office:value="1336.73718594005" calcext:value-type="float">
            <text:p>1336,73718594005</text:p>
          </table:table-cell>
          <table:table-cell table:formula="of:=[.D701]-12.5" office:value-type="float" office:value="24.0614166292835" calcext:value-type="float">
            <text:p>24,0614166292835</text:p>
          </table:table-cell>
          <table:table-cell table:formula="of:=[.F701]*[.F701]" office:value-type="float" office:value="578.951770207961" calcext:value-type="float">
            <text:p>578,951770207961</text:p>
          </table:table-cell>
        </table:table-row>
        <table:table-row table:style-name="ro1">
          <table:table-cell table:formula="of:=SIN(2*PI()/[.$C$1]*[.B702])" office:value-type="float" office:value="-0.701531425770856" calcext:value-type="float">
            <text:p>-0,701531425770856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D701]+[.$D$1]*[.A702]" office:value-type="float" office:value="35.8669005177704" calcext:value-type="float">
            <text:p>35,8669005177704</text:p>
          </table:table-cell>
          <table:table-cell table:formula="of:=[.D702]*[.D702]" office:value-type="float" office:value="1286.43455275164" calcext:value-type="float">
            <text:p>1286,43455275164</text:p>
          </table:table-cell>
          <table:table-cell table:formula="of:=[.D702]-12.5" office:value-type="float" office:value="23.3669005177704" calcext:value-type="float">
            <text:p>23,3669005177704</text:p>
          </table:table-cell>
          <table:table-cell table:formula="of:=[.F702]*[.F702]" office:value-type="float" office:value="546.012039807377" calcext:value-type="float">
            <text:p>546,012039807377</text:p>
          </table:table-cell>
        </table:table-row>
        <table:table-row table:style-name="ro1">
          <table:table-cell table:formula="of:=SIN(2*PI()/[.$C$1]*[.B703])" office:value-type="float" office:value="-0.695912796592314" calcext:value-type="float">
            <text:p>-0,695912796592314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D702]+[.$D$1]*[.A703]" office:value-type="float" office:value="35.177946849144" calcext:value-type="float">
            <text:p>35,177946849144</text:p>
          </table:table-cell>
          <table:table-cell table:formula="of:=[.D703]*[.D703]" office:value-type="float" office:value="1237.4879445212" calcext:value-type="float">
            <text:p>1237,4879445212</text:p>
          </table:table-cell>
          <table:table-cell table:formula="of:=[.D703]-12.5" office:value-type="float" office:value="22.677946849144" calcext:value-type="float">
            <text:p>22,677946849144</text:p>
          </table:table-cell>
          <table:table-cell table:formula="of:=[.F703]*[.F703]" office:value-type="float" office:value="514.289273292599" calcext:value-type="float">
            <text:p>514,289273292599</text:p>
          </table:table-cell>
        </table:table-row>
        <table:table-row table:style-name="ro1">
          <table:table-cell table:formula="of:=SIN(2*PI()/[.$C$1]*[.B704])" office:value-type="float" office:value="-0.690251240234437" calcext:value-type="float">
            <text:p>-0,690251240234437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[.D703]+[.$D$1]*[.A704]" office:value-type="float" office:value="34.4945981213119" calcext:value-type="float">
            <text:p>34,4945981213119</text:p>
          </table:table-cell>
          <table:table-cell table:formula="of:=[.D704]*[.D704]" office:value-type="float" office:value="1189.87729955081" calcext:value-type="float">
            <text:p>1189,87729955081</text:p>
          </table:table-cell>
          <table:table-cell table:formula="of:=[.D704]-12.5" office:value-type="float" office:value="21.9945981213119" calcext:value-type="float">
            <text:p>21,9945981213119</text:p>
          </table:table-cell>
          <table:table-cell table:formula="of:=[.F704]*[.F704]" office:value-type="float" office:value="483.762346518016" calcext:value-type="float">
            <text:p>483,762346518016</text:p>
          </table:table-cell>
        </table:table-row>
        <table:table-row table:style-name="ro1">
          <table:table-cell table:formula="of:=SIN(2*PI()/[.$C$1]*[.B705])" office:value-type="float" office:value="-0.684547105928688" calcext:value-type="float">
            <text:p>-0,684547105928688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D704]+[.$D$1]*[.A705]" office:value-type="float" office:value="33.8168964864425" calcext:value-type="float">
            <text:p>33,8168964864425</text:p>
          </table:table-cell>
          <table:table-cell table:formula="of:=[.D705]*[.D705]" office:value-type="float" office:value="1143.58248797477" calcext:value-type="float">
            <text:p>1143,58248797477</text:p>
          </table:table-cell>
          <table:table-cell table:formula="of:=[.D705]-12.5" office:value-type="float" office:value="21.3168964864425" calcext:value-type="float">
            <text:p>21,3168964864425</text:p>
          </table:table-cell>
          <table:table-cell table:formula="of:=[.F705]*[.F705]" office:value-type="float" office:value="454.410075813704" calcext:value-type="float">
            <text:p>454,410075813704</text:p>
          </table:table-cell>
        </table:table-row>
        <table:table-row table:style-name="ro1">
          <table:table-cell table:formula="of:=SIN(2*PI()/[.$C$1]*[.B706])" office:value-type="float" office:value="-0.678800745532942" calcext:value-type="float">
            <text:p>-0,678800745532942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D705]+[.$D$1]*[.A706]" office:value-type="float" office:value="33.1448837483649" calcext:value-type="float">
            <text:p>33,1448837483649</text:p>
          </table:table-cell>
          <table:table-cell table:formula="of:=[.D706]*[.D706]" office:value-type="float" office:value="1098.58331869262" calcext:value-type="float">
            <text:p>1098,58331869262</text:p>
          </table:table-cell>
          <table:table-cell table:formula="of:=[.D706]-12.5" office:value-type="float" office:value="20.6448837483649" calcext:value-type="float">
            <text:p>20,6448837483649</text:p>
          </table:table-cell>
          <table:table-cell table:formula="of:=[.F706]*[.F706]" office:value-type="float" office:value="426.2112249835" calcext:value-type="float">
            <text:p>426,2112249835</text:p>
          </table:table-cell>
        </table:table-row>
        <table:table-row table:style-name="ro1">
          <table:table-cell table:formula="of:=SIN(2*PI()/[.$C$1]*[.B707])" office:value-type="float" office:value="-0.673012513509773" calcext:value-type="float">
            <text:p>-0,673012513509773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D706]+[.$D$1]*[.A707]" office:value-type="float" office:value="32.4786013599902" calcext:value-type="float">
            <text:p>32,4786013599902</text:p>
          </table:table-cell>
          <table:table-cell table:formula="of:=[.D707]*[.D707]" office:value-type="float" office:value="1054.85954630116" calcext:value-type="float">
            <text:p>1054,85954630116</text:p>
          </table:table-cell>
          <table:table-cell table:formula="of:=[.D707]-12.5" office:value-type="float" office:value="19.9786013599902" calcext:value-type="float">
            <text:p>19,9786013599902</text:p>
          </table:table-cell>
          <table:table-cell table:formula="of:=[.F707]*[.F707]" office:value-type="float" office:value="399.144512301402" calcext:value-type="float">
            <text:p>399,144512301402</text:p>
          </table:table-cell>
        </table:table-row>
        <table:table-row table:style-name="ro1">
          <table:table-cell table:formula="of:=SIN(2*PI()/[.$C$1]*[.B708])" office:value-type="float" office:value="-0.6671827669046" calcext:value-type="float">
            <text:p>-0,6671827669046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D707]+[.$D$1]*[.A708]" office:value-type="float" office:value="31.8180904207546" calcext:value-type="float">
            <text:p>31,8180904207546</text:p>
          </table:table-cell>
          <table:table-cell table:formula="of:=[.D708]*[.D708]" office:value-type="float" office:value="1012.39087802332" calcext:value-type="float">
            <text:p>1012,39087802332</text:p>
          </table:table-cell>
          <table:table-cell table:formula="of:=[.D708]-12.5" office:value-type="float" office:value="19.3180904207546" calcext:value-type="float">
            <text:p>19,3180904207546</text:p>
          </table:table-cell>
          <table:table-cell table:formula="of:=[.F708]*[.F708]" office:value-type="float" office:value="373.188617504452" calcext:value-type="float">
            <text:p>373,188617504452</text:p>
          </table:table-cell>
        </table:table-row>
        <table:table-row table:style-name="ro1">
          <table:table-cell table:formula="of:=SIN(2*PI()/[.$C$1]*[.B709])" office:value-type="float" office:value="-0.661311865323652" calcext:value-type="float">
            <text:p>-0,661311865323652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[.D708]+[.$D$1]*[.A709]" office:value-type="float" office:value="31.1633916740842" calcext:value-type="float">
            <text:p>31,1633916740842</text:p>
          </table:table-cell>
          <table:table-cell table:formula="of:=[.D709]*[.D709]" office:value-type="float" office:value="971.156980632382" calcext:value-type="float">
            <text:p>971,156980632382</text:p>
          </table:table-cell>
          <table:table-cell table:formula="of:=[.D709]-12.5" office:value-type="float" office:value="18.6633916740842" calcext:value-type="float">
            <text:p>18,6633916740842</text:p>
          </table:table-cell>
          <table:table-cell table:formula="of:=[.F709]*[.F709]" office:value-type="float" office:value="348.322188780276" calcext:value-type="float">
            <text:p>348,322188780276</text:p>
          </table:table-cell>
        </table:table-row>
        <table:table-row table:style-name="ro1">
          <table:table-cell table:formula="of:=SIN(2*PI()/[.$C$1]*[.B710])" office:value-type="float" office:value="-0.655400170911793" calcext:value-type="float">
            <text:p>-0,655400170911793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[.D709]+[.$D$1]*[.A710]" office:value-type="float" office:value="30.5145455048815" calcext:value-type="float">
            <text:p>30,5145455048815</text:p>
          </table:table-cell>
          <table:table-cell table:formula="of:=[.D710]*[.D710]" office:value-type="float" office:value="931.137487369487" calcext:value-type="float">
            <text:p>931,137487369487</text:p>
          </table:table-cell>
          <table:table-cell table:formula="of:=[.D710]-12.5" office:value-type="float" office:value="18.0145455048815" calcext:value-type="float">
            <text:p>18,0145455048815</text:p>
          </table:table-cell>
          <table:table-cell table:formula="of:=[.F710]*[.F710]" office:value-type="float" office:value="324.523849747448" calcext:value-type="float">
            <text:p>324,523849747448</text:p>
          </table:table-cell>
        </table:table-row>
        <table:table-row table:style-name="ro1">
          <table:table-cell table:formula="of:=SIN(2*PI()/[.$C$1]*[.B711])" office:value-type="float" office:value="-0.649448048330183" calcext:value-type="float">
            <text:p>-0,649448048330183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D710]+[.$D$1]*[.A711]" office:value-type="float" office:value="29.8715919370347" calcext:value-type="float">
            <text:p>29,8715919370347</text:p>
          </table:table-cell>
          <table:table-cell table:formula="of:=[.D711]*[.D711]" office:value-type="float" office:value="892.312004852714" calcext:value-type="float">
            <text:p>892,312004852714</text:p>
          </table:table-cell>
          <table:table-cell table:formula="of:=[.D711]-12.5" office:value-type="float" office:value="17.3715919370347" calcext:value-type="float">
            <text:p>17,3715919370347</text:p>
          </table:table-cell>
          <table:table-cell table:formula="of:=[.F711]*[.F711]" office:value-type="float" office:value="301.772206426848" calcext:value-type="float">
            <text:p>301,772206426848</text:p>
          </table:table-cell>
        </table:table-row>
        <table:table-row table:style-name="ro1">
          <table:table-cell table:formula="of:=SIN(2*PI()/[.$C$1]*[.B712])" office:value-type="float" office:value="-0.643455864733778" calcext:value-type="float">
            <text:p>-0,643455864733778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[.D711]+[.$D$1]*[.A712]" office:value-type="float" office:value="29.2345706309482" calcext:value-type="float">
            <text:p>29,2345706309482</text:p>
          </table:table-cell>
          <table:table-cell table:formula="of:=[.D712]*[.D712]" office:value-type="float" office:value="854.6601199759" calcext:value-type="float">
            <text:p>854,6601199759</text:p>
          </table:table-cell>
          <table:table-cell table:formula="of:=[.D712]-12.5" office:value-type="float" office:value="16.7345706309482" calcext:value-type="float">
            <text:p>16,7345706309482</text:p>
          </table:table-cell>
          <table:table-cell table:formula="of:=[.F712]*[.F712]" office:value-type="float" office:value="280.045854202195" calcext:value-type="float">
            <text:p>280,045854202195</text:p>
          </table:table-cell>
        </table:table-row>
        <table:table-row table:style-name="ro1">
          <table:table-cell table:formula="of:=SIN(2*PI()/[.$C$1]*[.B713])" office:value-type="float" office:value="-0.63742398974869" calcext:value-type="float">
            <text:p>-0,63742398974869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712]+[.$D$1]*[.A713]" office:value-type="float" office:value="28.603520881097" calcext:value-type="float">
            <text:p>28,603520881097</text:p>
          </table:table-cell>
          <table:table-cell table:formula="of:=[.D713]*[.D713]" office:value-type="float" office:value="818.161406795353" calcext:value-type="float">
            <text:p>818,161406795353</text:p>
          </table:table-cell>
          <table:table-cell table:formula="of:=[.D713]-12.5" office:value-type="float" office:value="16.103520881097" calcext:value-type="float">
            <text:p>16,103520881097</text:p>
          </table:table-cell>
          <table:table-cell table:formula="of:=[.F713]*[.F713]" office:value-type="float" office:value="259.323384767928" calcext:value-type="float">
            <text:p>259,323384767928</text:p>
          </table:table-cell>
        </table:table-row>
        <table:table-row table:style-name="ro1">
          <table:table-cell table:formula="of:=SIN(2*PI()/[.$C$1]*[.B714])" office:value-type="float" office:value="-0.631352795449377" calcext:value-type="float">
            <text:p>-0,631352795449377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[.D713]+[.$D$1]*[.A714]" office:value-type="float" office:value="27.9784816136021" calcext:value-type="float">
            <text:p>27,9784816136021</text:p>
          </table:table-cell>
          <table:table-cell table:formula="of:=[.D714]*[.D714]" office:value-type="float" office:value="782.795433402673" calcext:value-type="float">
            <text:p>782,795433402673</text:p>
          </table:table-cell>
          <table:table-cell table:formula="of:=[.D714]-12.5" office:value-type="float" office:value="15.4784816136021" calcext:value-type="float">
            <text:p>15,4784816136021</text:p>
          </table:table-cell>
          <table:table-cell table:formula="of:=[.F714]*[.F714]" office:value-type="float" office:value="239.583393062619" calcext:value-type="float">
            <text:p>239,583393062619</text:p>
          </table:table-cell>
        </table:table-row>
        <table:table-row table:style-name="ro1">
          <table:table-cell table:formula="of:=SIN(2*PI()/[.$C$1]*[.B715])" office:value-type="float" office:value="-0.625242656335705" calcext:value-type="float">
            <text:p>-0,625242656335705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D714]+[.$D$1]*[.A715]" office:value-type="float" office:value="27.3594913838298" calcext:value-type="float">
            <text:p>27,3594913838298</text:p>
          </table:table-cell>
          <table:table-cell table:formula="of:=[.D715]*[.D715]" office:value-type="float" office:value="748.541768781856" calcext:value-type="float">
            <text:p>748,541768781856</text:p>
          </table:table-cell>
          <table:table-cell table:formula="of:=[.D715]-12.5" office:value-type="float" office:value="14.8594913838298" calcext:value-type="float">
            <text:p>14,8594913838298</text:p>
          </table:table-cell>
          <table:table-cell table:formula="of:=[.F715]*[.F715]" office:value-type="float" office:value="220.804484186112" calcext:value-type="float">
            <text:p>220,804484186112</text:p>
          </table:table-cell>
        </table:table-row>
        <table:table-row table:style-name="ro1">
          <table:table-cell table:formula="of:=SIN(2*PI()/[.$C$1]*[.B716])" office:value-type="float" office:value="-0.619093949309834" calcext:value-type="float">
            <text:p>-0,619093949309834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D715]+[.$D$1]*[.A716]" office:value-type="float" office:value="26.746588374013" calcext:value-type="float">
            <text:p>26,746588374013</text:p>
          </table:table-cell>
          <table:table-cell table:formula="of:=[.D716]*[.D716]" office:value-type="float" office:value="715.37998964889" calcext:value-type="float">
            <text:p>715,37998964889</text:p>
          </table:table-cell>
          <table:table-cell table:formula="of:=[.D716]-12.5" office:value-type="float" office:value="14.246588374013" calcext:value-type="float">
            <text:p>14,246588374013</text:p>
          </table:table-cell>
          <table:table-cell table:formula="of:=[.F716]*[.F716]" office:value-type="float" office:value="202.965280298564" calcext:value-type="float">
            <text:p>202,965280298564</text:p>
          </table:table-cell>
        </table:table-row>
        <table:table-row table:style-name="ro1">
          <table:table-cell table:formula="of:=SIN(2*PI()/[.$C$1]*[.B717])" office:value-type="float" office:value="-0.612907053652976" calcext:value-type="float">
            <text:p>-0,612907053652976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D716]+[.$D$1]*[.A717]" office:value-type="float" office:value="26.1398103908966" calcext:value-type="float">
            <text:p>26,1398103908966</text:p>
          </table:table-cell>
          <table:table-cell table:formula="of:=[.D717]*[.D717]" office:value-type="float" office:value="683.289687272026" calcext:value-type="float">
            <text:p>683,289687272026</text:p>
          </table:table-cell>
          <table:table-cell table:formula="of:=[.D717]-12.5" office:value-type="float" office:value="13.6398103908966" calcext:value-type="float">
            <text:p>13,6398103908966</text:p>
          </table:table-cell>
          <table:table-cell table:formula="of:=[.F717]*[.F717]" office:value-type="float" office:value="186.044427499611" calcext:value-type="float">
            <text:p>186,044427499611</text:p>
          </table:table-cell>
        </table:table-row>
        <table:table-row table:style-name="ro1">
          <table:table-cell table:formula="of:=SIN(2*PI()/[.$C$1]*[.B718])" office:value-type="float" office:value="-0.606682351001999" calcext:value-type="float">
            <text:p>-0,606682351001999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D717]+[.$D$1]*[.A718]" office:value-type="float" office:value="25.5391948634046" calcext:value-type="float">
            <text:p>25,5391948634046</text:p>
          </table:table-cell>
          <table:table-cell table:formula="of:=[.D718]*[.D718]" office:value-type="float" office:value="652.250474270953" calcext:value-type="float">
            <text:p>652,250474270953</text:p>
          </table:table-cell>
          <table:table-cell table:formula="of:=[.D718]-12.5" office:value-type="float" office:value="13.0391948634046" calcext:value-type="float">
            <text:p>13,0391948634046</text:p>
          </table:table-cell>
          <table:table-cell table:formula="of:=[.F718]*[.F718]" office:value-type="float" office:value="170.020602685837" calcext:value-type="float">
            <text:p>170,020602685837</text:p>
          </table:table-cell>
        </table:table-row>
        <table:table-row table:style-name="ro1">
          <table:table-cell table:formula="of:=SIN(2*PI()/[.$C$1]*[.B719])" office:value-type="float" office:value="-0.600420225325884" calcext:value-type="float">
            <text:p>-0,600420225325884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[.D718]+[.$D$1]*[.A719]" office:value-type="float" office:value="24.944778840332" calcext:value-type="float">
            <text:p>24,944778840332</text:p>
          </table:table-cell>
          <table:table-cell table:formula="of:=[.D719]*[.D719]" office:value-type="float" office:value="622.241991393075" calcext:value-type="float">
            <text:p>622,241991393075</text:p>
          </table:table-cell>
          <table:table-cell table:formula="of:=[.D719]-12.5" office:value-type="float" office:value="12.444778840332" calcext:value-type="float">
            <text:p>12,444778840332</text:p>
          </table:table-cell>
          <table:table-cell table:formula="of:=[.F719]*[.F719]" office:value-type="float" office:value="154.872520384775" calcext:value-type="float">
            <text:p>154,872520384775</text:p>
          </table:table-cell>
        </table:table-row>
        <table:table-row table:style-name="ro1">
          <table:table-cell table:formula="of:=SIN(2*PI()/[.$C$1]*[.B720])" office:value-type="float" office:value="-0.594121062902038" calcext:value-type="float">
            <text:p>-0,594121062902038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D719]+[.$D$1]*[.A720]" office:value-type="float" office:value="24.356598988059" calcext:value-type="float">
            <text:p>24,356598988059</text:p>
          </table:table-cell>
          <table:table-cell table:formula="of:=[.D720]*[.D720]" office:value-type="float" office:value="593.243914265116" calcext:value-type="float">
            <text:p>593,243914265116</text:p>
          </table:table-cell>
          <table:table-cell table:formula="of:=[.D720]-12.5" office:value-type="float" office:value="11.856598988059" calcext:value-type="float">
            <text:p>11,856598988059</text:p>
          </table:table-cell>
          <table:table-cell table:formula="of:=[.F720]*[.F720]" office:value-type="float" office:value="140.578939563641" calcext:value-type="float">
            <text:p>140,578939563641</text:p>
          </table:table-cell>
        </table:table-row>
        <table:table-row table:style-name="ro1">
          <table:table-cell table:formula="of:=SIN(2*PI()/[.$C$1]*[.B721])" office:value-type="float" office:value="-0.587785252292473" calcext:value-type="float">
            <text:p>-0,58778525229247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D720]+[.$D$1]*[.A721]" office:value-type="float" office:value="23.7746915882894" calcext:value-type="float">
            <text:p>23,7746915882894</text:p>
          </table:table-cell>
          <table:table-cell table:formula="of:=[.D721]*[.D721]" office:value-type="float" office:value="565.23596011828" calcext:value-type="float">
            <text:p>565,23596011828</text:p>
          </table:table-cell>
          <table:table-cell table:formula="of:=[.D721]-12.5" office:value-type="float" office:value="11.2746915882894" calcext:value-type="float">
            <text:p>11,2746915882894</text:p>
          </table:table-cell>
          <table:table-cell table:formula="of:=[.F721]*[.F721]" office:value-type="float" office:value="127.118670411044" calcext:value-type="float">
            <text:p>127,118670411044</text:p>
          </table:table-cell>
        </table:table-row>
        <table:table-row table:style-name="ro1">
          <table:table-cell table:formula="of:=SIN(2*PI()/[.$C$1]*[.B722])" office:value-type="float" office:value="-0.581413184319831" calcext:value-type="float">
            <text:p>-0,581413184319831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[.D721]+[.$D$1]*[.A722]" office:value-type="float" office:value="23.1990925358128" calcext:value-type="float">
            <text:p>23,1990925358128</text:p>
          </table:table-cell>
          <table:table-cell table:formula="of:=[.D722]*[.D722]" office:value-type="float" office:value="538.197894485205" calcext:value-type="float">
            <text:p>538,197894485205</text:p>
          </table:table-cell>
          <table:table-cell table:formula="of:=[.D722]-12.5" office:value-type="float" office:value="10.6990925358128" calcext:value-type="float">
            <text:p>10,6990925358128</text:p>
          </table:table-cell>
          <table:table-cell table:formula="of:=[.F722]*[.F722]" office:value-type="float" office:value="114.470581089885" calcext:value-type="float">
            <text:p>114,470581089885</text:p>
          </table:table-cell>
        </table:table-row>
        <table:table-row table:style-name="ro1">
          <table:table-cell table:formula="of:=SIN(2*PI()/[.$C$1]*[.B723])" office:value-type="float" office:value="-0.575005252043278" calcext:value-type="float">
            <text:p>-0,575005252043278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[.D722]+[.$D$1]*[.A723]" office:value-type="float" office:value="22.6298373362899" calcext:value-type="float">
            <text:p>22,6298373362899</text:p>
          </table:table-cell>
          <table:table-cell table:formula="of:=[.D723]*[.D723]" office:value-type="float" office:value="512.109537866943" calcext:value-type="float">
            <text:p>512,109537866943</text:p>
          </table:table-cell>
          <table:table-cell table:formula="of:=[.D723]-12.5" office:value-type="float" office:value="10.1298373362899" calcext:value-type="float">
            <text:p>10,1298373362899</text:p>
          </table:table-cell>
          <table:table-cell table:formula="of:=[.F723]*[.F723]" office:value-type="float" office:value="102.613604459694" calcext:value-type="float">
            <text:p>102,613604459694</text:p>
          </table:table-cell>
        </table:table-row>
        <table:table-row table:style-name="ro1">
          <table:table-cell table:formula="of:=SIN(2*PI()/[.$C$1]*[.B724])" office:value-type="float" office:value="-0.568561850734264" calcext:value-type="float">
            <text:p>-0,568561850734264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[.D723]+[.$D$1]*[.A724]" office:value-type="float" office:value="22.066961104063" calcext:value-type="float">
            <text:p>22,066961104063</text:p>
          </table:table-cell>
          <table:table-cell table:formula="of:=[.D724]*[.D724]" office:value-type="float" office:value="486.950772368231" calcext:value-type="float">
            <text:p>486,950772368231</text:p>
          </table:table-cell>
          <table:table-cell table:formula="of:=[.D724]-12.5" office:value-type="float" office:value="9.56696110406303" calcext:value-type="float">
            <text:p>9,56696110406303</text:p>
          </table:table-cell>
          <table:table-cell table:formula="of:=[.F724]*[.F724]" office:value-type="float" office:value="91.5267447666549" calcext:value-type="float">
            <text:p>91,5267447666549</text:p>
          </table:table-cell>
        </table:table-row>
        <table:table-row table:style-name="ro1">
          <table:table-cell table:formula="of:=SIN(2*PI()/[.$C$1]*[.B725])" office:value-type="float" office:value="-0.56208337785213" calcext:value-type="float">
            <text:p>-0,56208337785213</text:p>
          </table:table-cell>
          <table:table-cell office:value-type="float" office:value="724" calcext:value-type="float">
            <text:p>724</text:p>
          </table:table-cell>
          <table:table-cell/>
          <table:table-cell table:formula="of:=[.D724]+[.$D$1]*[.A725]" office:value-type="float" office:value="21.5104985599894" calcext:value-type="float">
            <text:p>21,5104985599894</text:p>
          </table:table-cell>
          <table:table-cell table:formula="of:=[.D725]*[.D725]" office:value-type="float" office:value="462.701548299307" calcext:value-type="float">
            <text:p>462,701548299307</text:p>
          </table:table-cell>
          <table:table-cell table:formula="of:=[.D725]-12.5" office:value-type="float" office:value="9.01049855998942" calcext:value-type="float">
            <text:p>9,01049855998942</text:p>
          </table:table-cell>
          <table:table-cell table:formula="of:=[.F725]*[.F725]" office:value-type="float" office:value="81.1890842995715" calcext:value-type="float">
            <text:p>81,1890842995715</text:p>
          </table:table-cell>
        </table:table-row>
        <table:table-row table:style-name="ro1">
          <table:table-cell table:formula="of:=SIN(2*PI()/[.$C$1]*[.B726])" office:value-type="float" office:value="-0.555570233019602" calcext:value-type="float">
            <text:p>-0,555570233019602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[.D725]+[.$D$1]*[.A726]" office:value-type="float" office:value="20.9604840293" calcext:value-type="float">
            <text:p>20,9604840293</text:p>
          </table:table-cell>
          <table:table-cell table:formula="of:=[.D726]*[.D726]" office:value-type="float" office:value="439.341890742541" calcext:value-type="float">
            <text:p>439,341890742541</text:p>
          </table:table-cell>
          <table:table-cell table:formula="of:=[.D726]-12.5" office:value-type="float" office:value="8.46048402930002" calcext:value-type="float">
            <text:p>8,46048402930002</text:p>
          </table:table-cell>
          <table:table-cell table:formula="of:=[.F726]*[.F726]" office:value-type="float" office:value="71.5797900100406" calcext:value-type="float">
            <text:p>71,5797900100406</text:p>
          </table:table-cell>
        </table:table-row>
        <table:table-row table:style-name="ro1">
          <table:table-cell table:formula="of:=SIN(2*PI()/[.$C$1]*[.B727])" office:value-type="float" office:value="-0.549022817998131" calcext:value-type="float">
            <text:p>-0,549022817998131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[.D726]+[.$D$1]*[.A727]" office:value-type="float" office:value="20.4169514394819" calcext:value-type="float">
            <text:p>20,4169514394819</text:p>
          </table:table-cell>
          <table:table-cell table:formula="of:=[.D727]*[.D727]" office:value-type="float" office:value="416.851906082161" calcext:value-type="float">
            <text:p>416,851906082161</text:p>
          </table:table-cell>
          <table:table-cell table:formula="of:=[.D727]-12.5" office:value-type="float" office:value="7.91695143948187" calcext:value-type="float">
            <text:p>7,91695143948187</text:p>
          </table:table-cell>
          <table:table-cell table:formula="of:=[.F727]*[.F727]" office:value-type="float" office:value="62.678120095114" calcext:value-type="float">
            <text:p>62,678120095114</text:p>
          </table:table-cell>
        </table:table-row>
        <table:table-row table:style-name="ro1">
          <table:table-cell table:formula="of:=SIN(2*PI()/[.$C$1]*[.B728])" office:value-type="float" office:value="-0.542441536663119" calcext:value-type="float">
            <text:p>-0,542441536663119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D727]+[.$D$1]*[.A728]" office:value-type="float" office:value="19.8799343181854" calcext:value-type="float">
            <text:p>19,8799343181854</text:p>
          </table:table-cell>
          <table:table-cell table:formula="of:=[.D728]*[.D728]" office:value-type="float" office:value="395.211788495365" calcext:value-type="float">
            <text:p>395,211788495365</text:p>
          </table:table-cell>
          <table:table-cell table:formula="of:=[.D728]-12.5" office:value-type="float" office:value="7.37993431818538" calcext:value-type="float">
            <text:p>7,37993431818538</text:p>
          </table:table-cell>
          <table:table-cell table:formula="of:=[.F728]*[.F728]" office:value-type="float" office:value="54.4634305407303" calcext:value-type="float">
            <text:p>54,4634305407303</text:p>
          </table:table-cell>
        </table:table-row>
        <table:table-row table:style-name="ro1">
          <table:table-cell table:formula="of:=SIN(2*PI()/[.$C$1]*[.B729])" office:value-type="float" office:value="-0.535826794978996" calcext:value-type="float">
            <text:p>-0,535826794978996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D728]+[.$D$1]*[.A729]" office:value-type="float" office:value="19.3494657911562" calcext:value-type="float">
            <text:p>19,3494657911562</text:p>
          </table:table-cell>
          <table:table-cell table:formula="of:=[.D729]*[.D729]" office:value-type="float" office:value="374.401826403123" calcext:value-type="float">
            <text:p>374,401826403123</text:p>
          </table:table-cell>
          <table:table-cell table:formula="of:=[.D729]-12.5" office:value-type="float" office:value="6.84946579115617" calcext:value-type="float">
            <text:p>6,84946579115617</text:p>
          </table:table-cell>
          <table:table-cell table:formula="of:=[.F729]*[.F729]" office:value-type="float" office:value="46.9151816242187" calcext:value-type="float">
            <text:p>46,9151816242187</text:p>
          </table:table-cell>
        </table:table-row>
        <table:table-row table:style-name="ro1">
          <table:table-cell table:formula="of:=SIN(2*PI()/[.$C$1]*[.B730])" office:value-type="float" office:value="-0.52917900097419" calcext:value-type="float">
            <text:p>-0,52917900097419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[.D729]+[.$D$1]*[.A730]" office:value-type="float" office:value="18.8255785801917" calcext:value-type="float">
            <text:p>18,8255785801917</text:p>
          </table:table-cell>
          <table:table-cell table:formula="of:=[.D730]*[.D730]" office:value-type="float" office:value="354.402408878973" calcext:value-type="float">
            <text:p>354,402408878973</text:p>
          </table:table-cell>
          <table:table-cell table:formula="of:=[.D730]-12.5" office:value-type="float" office:value="6.32557858019172" calcext:value-type="float">
            <text:p>6,32557858019172</text:p>
          </table:table-cell>
          <table:table-cell table:formula="of:=[.F730]*[.F730]" office:value-type="float" office:value="40.0129443741804" calcext:value-type="float">
            <text:p>40,0129443741804</text:p>
          </table:table-cell>
        </table:table-row>
        <table:table-row table:style-name="ro1">
          <table:table-cell table:formula="of:=SIN(2*PI()/[.$C$1]*[.B731])" office:value-type="float" office:value="-0.522498564715949" calcext:value-type="float">
            <text:p>-0,522498564715949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[.D730]+[.$D$1]*[.A731]" office:value-type="float" office:value="18.3083050011229" calcext:value-type="float">
            <text:p>18,3083050011229</text:p>
          </table:table-cell>
          <table:table-cell table:formula="of:=[.D731]*[.D731]" office:value-type="float" office:value="335.194032014143" calcext:value-type="float">
            <text:p>335,194032014143</text:p>
          </table:table-cell>
          <table:table-cell table:formula="of:=[.D731]-12.5" office:value-type="float" office:value="5.80830500112294" calcext:value-type="float">
            <text:p>5,80830500112294</text:p>
          </table:table-cell>
          <table:table-cell table:formula="of:=[.F731]*[.F731]" office:value-type="float" office:value="33.7364069860697" calcext:value-type="float">
            <text:p>33,7364069860697</text:p>
          </table:table-cell>
        </table:table-row>
        <table:table-row table:style-name="ro1">
          <table:table-cell table:formula="of:=SIN(2*PI()/[.$C$1]*[.B732])" office:value-type="float" office:value="-0.515785898285047" calcext:value-type="float">
            <text:p>-0,515785898285047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D731]+[.$D$1]*[.A732]" office:value-type="float" office:value="17.7976769618207" calcext:value-type="float">
            <text:p>17,7976769618207</text:p>
          </table:table-cell>
          <table:table-cell table:formula="of:=[.D732]*[.D732]" office:value-type="float" office:value="316.757305237325" calcext:value-type="float">
            <text:p>316,757305237325</text:p>
          </table:table-cell>
          <table:table-cell table:formula="of:=[.D732]-12.5" office:value-type="float" office:value="5.29767696182074" calcext:value-type="float">
            <text:p>5,29767696182074</text:p>
          </table:table-cell>
          <table:table-cell table:formula="of:=[.F732]*[.F732]" office:value-type="float" office:value="28.0653811918062" calcext:value-type="float">
            <text:p>28,0653811918062</text:p>
          </table:table-cell>
        </table:table-row>
        <table:table-row table:style-name="ro1">
          <table:table-cell table:formula="of:=SIN(2*PI()/[.$C$1]*[.B733])" office:value-type="float" office:value="-0.509041415750371" calcext:value-type="float">
            <text:p>-0,509041415750371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D732]+[.$D$1]*[.A733]" office:value-type="float" office:value="17.2937259602279" calcext:value-type="float">
            <text:p>17,2937259602279</text:p>
          </table:table-cell>
          <table:table-cell table:formula="of:=[.D733]*[.D733]" office:value-type="float" office:value="299.072957587459" calcext:value-type="float">
            <text:p>299,072957587459</text:p>
          </table:table-cell>
          <table:table-cell table:formula="of:=[.D733]-12.5" office:value-type="float" office:value="4.79372596022787" calcext:value-type="float">
            <text:p>4,79372596022787</text:p>
          </table:table-cell>
          <table:table-cell table:formula="of:=[.F733]*[.F733]" office:value-type="float" office:value="22.9798085817626" calcext:value-type="float">
            <text:p>22,9798085817626</text:p>
          </table:table-cell>
        </table:table-row>
        <table:table-row table:style-name="ro1">
          <table:table-cell table:formula="of:=SIN(2*PI()/[.$C$1]*[.B734])" office:value-type="float" office:value="-0.502265533143372" calcext:value-type="float">
            <text:p>-0,502265533143372</text:p>
          </table:table-cell>
          <table:table-cell office:value-type="float" office:value="733" calcext:value-type="float">
            <text:p>733</text:p>
          </table:table-cell>
          <table:table-cell/>
          <table:table-cell table:formula="of:=[.D733]+[.$D$1]*[.A734]" office:value-type="float" office:value="16.7964830824159" calcext:value-type="float">
            <text:p>16,7964830824159</text:p>
          </table:table-cell>
          <table:table-cell table:formula="of:=[.D734]*[.D734]" office:value-type="float" office:value="282.121843937885" calcext:value-type="float">
            <text:p>282,121843937885</text:p>
          </table:table-cell>
          <table:table-cell table:formula="of:=[.D734]-12.5" office:value-type="float" office:value="4.29648308241593" calcext:value-type="float">
            <text:p>4,29648308241593</text:p>
          </table:table-cell>
          <table:table-cell table:formula="of:=[.F734]*[.F734]" office:value-type="float" office:value="18.4597668774863" calcext:value-type="float">
            <text:p>18,4597668774863</text:p>
          </table:table-cell>
        </table:table-row>
        <table:table-row table:style-name="ro1">
          <table:table-cell table:formula="of:=SIN(2*PI()/[.$C$1]*[.B735])" office:value-type="float" office:value="-0.495458668432408" calcext:value-type="float">
            <text:p>-0,495458668432408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[.D734]+[.$D$1]*[.A735]" office:value-type="float" office:value="16.3059790006679" calcext:value-type="float">
            <text:p>16,3059790006679</text:p>
          </table:table-cell>
          <table:table-cell table:formula="of:=[.D735]*[.D735]" office:value-type="float" office:value="265.884951170221" calcext:value-type="float">
            <text:p>265,884951170221</text:p>
          </table:table-cell>
          <table:table-cell table:formula="of:=[.D735]-12.5" office:value-type="float" office:value="3.80597900066785" calcext:value-type="float">
            <text:p>3,80597900066785</text:p>
          </table:table-cell>
          <table:table-cell table:formula="of:=[.F735]*[.F735]" office:value-type="float" office:value="14.4854761535247" calcext:value-type="float">
            <text:p>14,4854761535247</text:p>
          </table:table-cell>
        </table:table-row>
        <table:table-row table:style-name="ro1">
          <table:table-cell table:formula="of:=SIN(2*PI()/[.$C$1]*[.B736])" office:value-type="float" office:value="-0.488621241496955" calcext:value-type="float">
            <text:p>-0,488621241496955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.D735]+[.$D$1]*[.A736]" office:value-type="float" office:value="15.8222439715859" calcext:value-type="float">
            <text:p>15,8222439715859</text:p>
          </table:table-cell>
          <table:table-cell table:formula="of:=[.D736]*[.D736]" office:value-type="float" office:value="250.343404296385" calcext:value-type="float">
            <text:p>250,343404296385</text:p>
          </table:table-cell>
          <table:table-cell table:formula="of:=[.D736]-12.5" office:value-type="float" office:value="3.32224397158587" calcext:value-type="float">
            <text:p>3,32224397158587</text:p>
          </table:table-cell>
          <table:table-cell table:formula="of:=[.F736]*[.F736]" office:value-type="float" office:value="11.0373050067386" calcext:value-type="float">
            <text:p>11,0373050067386</text:p>
          </table:table-cell>
        </table:table-row>
        <table:table-row table:style-name="ro1">
          <table:table-cell table:formula="of:=SIN(2*PI()/[.$C$1]*[.B737])" office:value-type="float" office:value="-0.481753674101715" calcext:value-type="float">
            <text:p>-0,481753674101715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D736]+[.$D$1]*[.A737]" office:value-type="float" office:value="15.3453078342252" calcext:value-type="float">
            <text:p>15,3453078342252</text:p>
          </table:table-cell>
          <table:table-cell table:formula="of:=[.D737]*[.D737]" office:value-type="float" office:value="235.478472527132" calcext:value-type="float">
            <text:p>235,478472527132</text:p>
          </table:table-cell>
          <table:table-cell table:formula="of:=[.D737]-12.5" office:value-type="float" office:value="2.84530783422517" calcext:value-type="float">
            <text:p>2,84530783422517</text:p>
          </table:table-cell>
          <table:table-cell table:formula="of:=[.F737]*[.F737]" office:value-type="float" office:value="8.09577667150311" calcext:value-type="float">
            <text:p>8,09577667150311</text:p>
          </table:table-cell>
        </table:table-row>
        <table:table-row table:style-name="ro1">
          <table:table-cell table:formula="of:=SIN(2*PI()/[.$C$1]*[.B738])" office:value-type="float" office:value="-0.474856389870594" calcext:value-type="float">
            <text:p>-0,474856389870594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[.D737]+[.$D$1]*[.A738]" office:value-type="float" office:value="14.8752000082533" calcext:value-type="float">
            <text:p>14,8752000082533</text:p>
          </table:table-cell>
          <table:table-cell table:formula="of:=[.D738]*[.D738]" office:value-type="float" office:value="221.271575285538" calcext:value-type="float">
            <text:p>221,271575285538</text:p>
          </table:table-cell>
          <table:table-cell table:formula="of:=[.D738]-12.5" office:value-type="float" office:value="2.37520000825328" calcext:value-type="float">
            <text:p>2,37520000825328</text:p>
          </table:table-cell>
          <table:table-cell table:formula="of:=[.F738]*[.F738]" office:value-type="float" office:value="5.64157507920637" calcext:value-type="float">
            <text:p>5,64157507920637</text:p>
          </table:table-cell>
        </table:table-row>
        <table:table-row table:style-name="ro1">
          <table:table-cell table:formula="of:=SIN(2*PI()/[.$C$1]*[.B739])" office:value-type="float" office:value="-0.467929814260573" calcext:value-type="float">
            <text:p>-0,467929814260573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[.D738]+[.$D$1]*[.A739]" office:value-type="float" office:value="14.4119494921353" calcext:value-type="float">
            <text:p>14,4119494921353</text:p>
          </table:table-cell>
          <table:table-cell table:formula="of:=[.D739]*[.D739]" office:value-type="float" office:value="207.704288163859" calcext:value-type="float">
            <text:p>207,704288163859</text:p>
          </table:table-cell>
          <table:table-cell table:formula="of:=[.D739]-12.5" office:value-type="float" office:value="1.91194949213531" calcext:value-type="float">
            <text:p>1,91194949213531</text:p>
          </table:table-cell>
          <table:table-cell table:formula="of:=[.F739]*[.F739]" office:value-type="float" office:value="3.65555086047647" calcext:value-type="float">
            <text:p>3,65555086047647</text:p>
          </table:table-cell>
        </table:table-row>
        <table:table-row table:style-name="ro1">
          <table:table-cell table:formula="of:=SIN(2*PI()/[.$C$1]*[.B740])" office:value-type="float" office:value="-0.460974374535462" calcext:value-type="float">
            <text:p>-0,460974374535462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[.D739]+[.$D$1]*[.A740]" office:value-type="float" office:value="13.9555848613452" calcext:value-type="float">
            <text:p>13,9555848613452</text:p>
          </table:table-cell>
          <table:table-cell table:formula="of:=[.D740]*[.D740]" office:value-type="float" office:value="194.758348822207" calcext:value-type="float">
            <text:p>194,758348822207</text:p>
          </table:table-cell>
          <table:table-cell table:formula="of:=[.D740]-12.5" office:value-type="float" office:value="1.4555848613452" calcext:value-type="float">
            <text:p>1,4555848613452</text:p>
          </table:table-cell>
          <table:table-cell table:formula="of:=[.F740]*[.F740]" office:value-type="float" office:value="2.11872728857733" calcext:value-type="float">
            <text:p>2,11872728857733</text:p>
          </table:table-cell>
        </table:table-row>
        <table:table-row table:style-name="ro1">
          <table:table-cell table:formula="of:=SIN(2*PI()/[.$C$1]*[.B741])" office:value-type="float" office:value="-0.453990499739546" calcext:value-type="float">
            <text:p>-0,453990499739546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D740]+[.$D$1]*[.A741]" office:value-type="float" office:value="13.5061342666031" calcext:value-type="float">
            <text:p>13,5061342666031</text:p>
          </table:table-cell>
          <table:table-cell table:formula="of:=[.D741]*[.D741]" office:value-type="float" office:value="182.415662827509" calcext:value-type="float">
            <text:p>182,415662827509</text:p>
          </table:table-cell>
          <table:table-cell table:formula="of:=[.D741]-12.5" office:value-type="float" office:value="1.00613426660305" calcext:value-type="float">
            <text:p>1,00613426660305</text:p>
          </table:table-cell>
          <table:table-cell table:formula="of:=[.F741]*[.F741]" office:value-type="float" office:value="1.01230616243286" calcext:value-type="float">
            <text:p>1,01230616243286</text:p>
          </table:table-cell>
        </table:table-row>
        <table:table-row table:style-name="ro1">
          <table:table-cell table:formula="of:=SIN(2*PI()/[.$C$1]*[.B742])" office:value-type="float" office:value="-0.446978620671121" calcext:value-type="float">
            <text:p>-0,446978620671121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D741]+[.$D$1]*[.A742]" office:value-type="float" office:value="13.0636254321386" calcext:value-type="float">
            <text:p>13,0636254321386</text:p>
          </table:table-cell>
          <table:table-cell table:formula="of:=[.D742]*[.D742]" office:value-type="float" office:value="170.65830943122" calcext:value-type="float">
            <text:p>170,65830943122</text:p>
          </table:table-cell>
          <table:table-cell table:formula="of:=[.D742]-12.5" office:value-type="float" office:value="0.563625432138643" calcext:value-type="float">
            <text:p>0,563625432138643</text:p>
          </table:table-cell>
          <table:table-cell table:formula="of:=[.F742]*[.F742]" office:value-type="float" office:value="0.317673627753472" calcext:value-type="float">
            <text:p>0,317673627753472</text:p>
          </table:table-cell>
        </table:table-row>
        <table:table-row table:style-name="ro1">
          <table:table-cell table:formula="of:=SIN(2*PI()/[.$C$1]*[.B743])" office:value-type="float" office:value="-0.439939169855915" calcext:value-type="float">
            <text:p>-0,439939169855915</text:p>
          </table:table-cell>
          <table:table-cell office:value-type="float" office:value="742" calcext:value-type="float">
            <text:p>742</text:p>
          </table:table-cell>
          <table:table-cell/>
          <table:table-cell table:formula="of:=[.D742]+[.$D$1]*[.A743]" office:value-type="float" office:value="12.6280856539813" calcext:value-type="float">
            <text:p>12,6280856539813</text:p>
          </table:table-cell>
          <table:table-cell table:formula="of:=[.D743]*[.D743]" office:value-type="float" office:value="159.468547284288" calcext:value-type="float">
            <text:p>159,468547284288</text:p>
          </table:table-cell>
          <table:table-cell table:formula="of:=[.D743]-12.5" office:value-type="float" office:value="0.128085653981287" calcext:value-type="float">
            <text:p>0,128085653981287</text:p>
          </table:table-cell>
          <table:table-cell table:formula="of:=[.F743]*[.F743]" office:value-type="float" office:value="0.0164059347558141" calcext:value-type="float">
            <text:p>0,016405934755814</text:p>
          </table:table-cell>
        </table:table-row>
        <table:table-row table:style-name="ro1">
          <table:table-cell table:formula="of:=SIN(2*PI()/[.$C$1]*[.B744])" office:value-type="float" office:value="-0.432872581520414" calcext:value-type="float">
            <text:p>-0,432872581520414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D743]+[.$D$1]*[.A744]" office:value-type="float" office:value="12.1995417982761" calcext:value-type="float">
            <text:p>12,1995417982761</text:p>
          </table:table-cell>
          <table:table-cell table:formula="of:=[.D744]*[.D744]" office:value-type="float" office:value="148.828820087885" calcext:value-type="float">
            <text:p>148,828820087885</text:p>
          </table:table-cell>
          <table:table-cell table:formula="of:=[.D744]-12.5" office:value-type="float" office:value="-0.300458201723922" calcext:value-type="float">
            <text:p>-0,300458201723922</text:p>
          </table:table-cell>
          <table:table-cell table:formula="of:=[.F744]*[.F744]" office:value-type="float" office:value="0.0902751309831729" calcext:value-type="float">
            <text:p>0,090275130983173</text:p>
          </table:table-cell>
        </table:table-row>
        <table:table-row table:style-name="ro1">
          <table:table-cell table:formula="of:=SIN(2*PI()/[.$C$1]*[.B745])" office:value-type="float" office:value="-0.425779291565072" calcext:value-type="float">
            <text:p>-0,425779291565072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D744]+[.$D$1]*[.A745]" office:value-type="float" office:value="11.7780202996267" calcext:value-type="float">
            <text:p>11,7780202996267</text:p>
          </table:table-cell>
          <table:table-cell table:formula="of:=[.D745]*[.D745]" office:value-type="float" office:value="138.721762178418" calcext:value-type="float">
            <text:p>138,721762178418</text:p>
          </table:table-cell>
          <table:table-cell table:formula="of:=[.D745]-12.5" office:value-type="float" office:value="-0.721979700373343" calcext:value-type="float">
            <text:p>-0,721979700373343</text:p>
          </table:table-cell>
          <table:table-cell table:formula="of:=[.F745]*[.F745]" office:value-type="float" office:value="0.521254687751182" calcext:value-type="float">
            <text:p>0,521254687751182</text:p>
          </table:table-cell>
        </table:table-row>
        <table:table-row table:style-name="ro1">
          <table:table-cell table:formula="of:=SIN(2*PI()/[.$C$1]*[.B746])" office:value-type="float" office:value="-0.418659737537428" calcext:value-type="float">
            <text:p>-0,418659737537428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D745]+[.$D$1]*[.A746]" office:value-type="float" office:value="11.3635471594646" calcext:value-type="float">
            <text:p>11,3635471594646</text:p>
          </table:table-cell>
          <table:table-cell table:formula="of:=[.D746]*[.D746]" office:value-type="float" office:value="129.130204045376" calcext:value-type="float">
            <text:p>129,130204045376</text:p>
          </table:table-cell>
          <table:table-cell table:formula="of:=[.D746]-12.5" office:value-type="float" office:value="-1.1364528405354" calcext:value-type="float">
            <text:p>-1,1364528405354</text:p>
          </table:table-cell>
          <table:table-cell table:formula="of:=[.F746]*[.F746]" office:value-type="float" office:value="1.29152505876097" calcext:value-type="float">
            <text:p>1,29152505876097</text:p>
          </table:table-cell>
        </table:table-row>
        <table:table-row table:style-name="ro1">
          <table:table-cell table:formula="of:=SIN(2*PI()/[.$C$1]*[.B747])" office:value-type="float" office:value="-0.411514358605108" calcext:value-type="float">
            <text:p>-0,411514358605108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D746]+[.$D$1]*[.A747]" office:value-type="float" office:value="10.9561479444455" calcext:value-type="float">
            <text:p>10,9561479444455</text:p>
          </table:table-cell>
          <table:table-cell table:formula="of:=[.D747]*[.D747]" office:value-type="float" office:value="120.037177780578" calcext:value-type="float">
            <text:p>120,037177780578</text:p>
          </table:table-cell>
          <table:table-cell table:formula="of:=[.D747]-12.5" office:value-type="float" office:value="-1.54385205555445" calcext:value-type="float">
            <text:p>-1,54385205555445</text:p>
          </table:table-cell>
          <table:table-cell table:formula="of:=[.F747]*[.F747]" office:value-type="float" office:value="2.38347916943971" calcext:value-type="float">
            <text:p>2,38347916943971</text:p>
          </table:table-cell>
        </table:table-row>
        <table:table-row table:style-name="ro1">
          <table:table-cell table:formula="of:=SIN(2*PI()/[.$C$1]*[.B748])" office:value-type="float" office:value="-0.404343595528745" calcext:value-type="float">
            <text:p>-0,404343595528745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D747]+[.$D$1]*[.A748]" office:value-type="float" office:value="10.5558477848721" calcext:value-type="float">
            <text:p>10,5558477848721</text:p>
          </table:table-cell>
          <table:table-cell table:formula="of:=[.D748]*[.D748]" office:value-type="float" office:value="111.425922457389" calcext:value-type="float">
            <text:p>111,425922457389</text:p>
          </table:table-cell>
          <table:table-cell table:formula="of:=[.D748]-12.5" office:value-type="float" office:value="-1.94415221512791" calcext:value-type="float">
            <text:p>-1,94415221512791</text:p>
          </table:table-cell>
          <table:table-cell table:formula="of:=[.F748]*[.F748]" office:value-type="float" office:value="3.77972783558676" calcext:value-type="float">
            <text:p>3,77972783558676</text:p>
          </table:table-cell>
        </table:table-row>
        <table:table-row table:style-name="ro1">
          <table:table-cell table:formula="of:=SIN(2*PI()/[.$C$1]*[.B749])" office:value-type="float" office:value="-0.39714789063478" calcext:value-type="float">
            <text:p>-0,39714789063478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[.D748]+[.$D$1]*[.A749]" office:value-type="float" office:value="10.1626713731437" calcext:value-type="float">
            <text:p>10,1626713731437</text:p>
          </table:table-cell>
          <table:table-cell table:formula="of:=[.D749]*[.D749]" office:value-type="float" office:value="103.279889438514" calcext:value-type="float">
            <text:p>103,279889438514</text:p>
          </table:table-cell>
          <table:table-cell table:formula="of:=[.D749]-12.5" office:value-type="float" office:value="-2.33732862685634" calcext:value-type="float">
            <text:p>-2,33732862685634</text:p>
          </table:table-cell>
          <table:table-cell table:formula="of:=[.F749]*[.F749]" office:value-type="float" office:value="5.46310510992216" calcext:value-type="float">
            <text:p>5,46310510992216</text:p>
          </table:table-cell>
        </table:table-row>
        <table:table-row table:style-name="ro1">
          <table:table-cell table:formula="of:=SIN(2*PI()/[.$C$1]*[.B750])" office:value-type="float" office:value="-0.389927687788188" calcext:value-type="float">
            <text:p>-0,389927687788188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D749]+[.$D$1]*[.A750]" office:value-type="float" office:value="9.77664296223335" calcext:value-type="float">
            <text:p>9,77664296223335</text:p>
          </table:table-cell>
          <table:table-cell table:formula="of:=[.D750]*[.D750]" office:value-type="float" office:value="95.5827476109869" calcext:value-type="float">
            <text:p>95,5827476109869</text:p>
          </table:table-cell>
          <table:table-cell table:formula="of:=[.D750]-12.5" office:value-type="float" office:value="-2.72335703776665" calcext:value-type="float">
            <text:p>-2,72335703776665</text:p>
          </table:table-cell>
          <table:table-cell table:formula="of:=[.F750]*[.F750]" office:value-type="float" office:value="7.41667355515314" calcext:value-type="float">
            <text:p>7,41667355515314</text:p>
          </table:table-cell>
        </table:table-row>
        <table:table-row table:style-name="ro1">
          <table:table-cell table:formula="of:=SIN(2*PI()/[.$C$1]*[.B751])" office:value-type="float" office:value="-0.38268343236509" calcext:value-type="float">
            <text:p>-0,38268343236509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D750]+[.$D$1]*[.A751]" office:value-type="float" office:value="9.39778636419191" calcext:value-type="float">
            <text:p>9,39778636419191</text:p>
          </table:table-cell>
          <table:table-cell table:formula="of:=[.D751]*[.D751]" office:value-type="float" office:value="88.3183885469914" calcext:value-type="float">
            <text:p>88,3183885469914</text:p>
          </table:table-cell>
          <table:table-cell table:formula="of:=[.D751]-12.5" office:value-type="float" office:value="-3.10221363580809" calcext:value-type="float">
            <text:p>-3,10221363580809</text:p>
          </table:table-cell>
          <table:table-cell table:formula="of:=[.F751]*[.F751]" office:value-type="float" office:value="9.62372944219365" calcext:value-type="float">
            <text:p>9,62372944219365</text:p>
          </table:table-cell>
        </table:table-row>
        <table:table-row table:style-name="ro1">
          <table:table-cell table:formula="of:=SIN(2*PI()/[.$C$1]*[.B752])" office:value-type="float" office:value="-0.375415571225282" calcext:value-type="float">
            <text:p>-0,375415571225282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D751]+[.$D$1]*[.A752]" office:value-type="float" office:value="9.02612494867888" calcext:value-type="float">
            <text:p>9,02612494867888</text:p>
          </table:table-cell>
          <table:table-cell table:formula="of:=[.D752]*[.D752]" office:value-type="float" office:value="81.4709315891633" calcext:value-type="float">
            <text:p>81,4709315891633</text:p>
          </table:table-cell>
          <table:table-cell table:formula="of:=[.D752]-12.5" office:value-type="float" office:value="-3.47387505132112" calcext:value-type="float">
            <text:p>-3,47387505132112</text:p>
          </table:table-cell>
          <table:table-cell table:formula="of:=[.F752]*[.F752]" office:value-type="float" office:value="12.0678078721913" calcext:value-type="float">
            <text:p>12,0678078721913</text:p>
          </table:table-cell>
        </table:table-row>
        <table:table-row table:style-name="ro1">
          <table:table-cell table:formula="of:=SIN(2*PI()/[.$C$1]*[.B753])" office:value-type="float" office:value="-0.368124552684678" calcext:value-type="float">
            <text:p>-0,368124552684678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D752]+[.$D$1]*[.A753]" office:value-type="float" office:value="8.66168164152105" calcext:value-type="float">
            <text:p>8,66168164152105</text:p>
          </table:table-cell>
          <table:table-cell table:formula="of:=[.D753]*[.D753]" office:value-type="float" office:value="75.0247288590628" calcext:value-type="float">
            <text:p>75,0247288590628</text:p>
          </table:table-cell>
          <table:table-cell table:formula="of:=[.D753]-12.5" office:value-type="float" office:value="-3.83831835847895" calcext:value-type="float">
            <text:p>-3,83831835847895</text:p>
          </table:table-cell>
          <table:table-cell table:formula="of:=[.F753]*[.F753]" office:value-type="float" office:value="14.7326878210365" calcext:value-type="float">
            <text:p>14,7326878210365</text:p>
          </table:table-cell>
        </table:table-row>
        <table:table-row table:style-name="ro1">
          <table:table-cell table:formula="of:=SIN(2*PI()/[.$C$1]*[.B754])" office:value-type="float" office:value="-0.360810826487641" calcext:value-type="float">
            <text:p>-0,360810826487641</text:p>
          </table:table-cell>
          <table:table-cell office:value-type="float" office:value="753" calcext:value-type="float">
            <text:p>753</text:p>
          </table:table-cell>
          <table:table-cell/>
          <table:table-cell table:formula="of:=[.D753]+[.$D$1]*[.A754]" office:value-type="float" office:value="8.30447892329828" calcext:value-type="float">
            <text:p>8,30447892329828</text:p>
          </table:table-cell>
          <table:table-cell table:formula="of:=[.D754]*[.D754]" office:value-type="float" office:value="68.9643701875054" calcext:value-type="float">
            <text:p>68,9643701875054</text:p>
          </table:table-cell>
          <table:table-cell table:formula="of:=[.D754]-12.5" office:value-type="float" office:value="-4.19552107670172" calcext:value-type="float">
            <text:p>-4,19552107670172</text:p>
          </table:table-cell>
          <table:table-cell table:formula="of:=[.F754]*[.F754]" office:value-type="float" office:value="17.6023971050483" calcext:value-type="float">
            <text:p>17,6023971050483</text:p>
          </table:table-cell>
        </table:table-row>
        <table:table-row table:style-name="ro1">
          <table:table-cell table:formula="of:=SIN(2*PI()/[.$C$1]*[.B755])" office:value-type="float" office:value="-0.353474843779257" calcext:value-type="float">
            <text:p>-0,353474843779257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D754]+[.$D$1]*[.A755]" office:value-type="float" office:value="7.95453882795682" calcext:value-type="float">
            <text:p>7,95453882795682</text:p>
          </table:table-cell>
          <table:table-cell table:formula="of:=[.D755]*[.D755]" office:value-type="float" office:value="63.2746879654726" calcext:value-type="float">
            <text:p>63,2746879654726</text:p>
          </table:table-cell>
          <table:table-cell table:formula="of:=[.D755]-12.5" office:value-type="float" office:value="-4.54546117204318" calcext:value-type="float">
            <text:p>-4,54546117204318</text:p>
          </table:table-cell>
          <table:table-cell table:formula="of:=[.F755]*[.F755]" office:value-type="float" office:value="20.6612172665522" calcext:value-type="float">
            <text:p>20,6612172665522</text:p>
          </table:table-cell>
        </table:table-row>
        <table:table-row table:style-name="ro1">
          <table:table-cell table:formula="of:=SIN(2*PI()/[.$C$1]*[.B756])" office:value-type="float" office:value="-0.346117057077493" calcext:value-type="float">
            <text:p>-0,346117057077493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[.D755]+[.$D$1]*[.A756]" office:value-type="float" office:value="7.6118829414501" calcext:value-type="float">
            <text:p>7,6118829414501</text:p>
          </table:table-cell>
          <table:table-cell table:formula="of:=[.D756]*[.D756]" office:value-type="float" office:value="57.9407619143391" calcext:value-type="float">
            <text:p>57,9407619143391</text:p>
          </table:table-cell>
          <table:table-cell table:formula="of:=[.D756]-12.5" office:value-type="float" office:value="-4.8881170585499" calcext:value-type="float">
            <text:p>-4,8881170585499</text:p>
          </table:table-cell>
          <table:table-cell table:formula="of:=[.F756]*[.F756]" office:value-type="float" office:value="23.8936883780865" calcext:value-type="float">
            <text:p>23,8936883780865</text:p>
          </table:table-cell>
        </table:table-row>
        <table:table-row table:style-name="ro1">
          <table:table-cell table:formula="of:=SIN(2*PI()/[.$C$1]*[.B757])" office:value-type="float" office:value="-0.338737920245291" calcext:value-type="float">
            <text:p>-0,338737920245291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D756]+[.$D$1]*[.A757]" office:value-type="float" office:value="7.27653240040726" calcext:value-type="float">
            <text:p>7,27653240040726</text:p>
          </table:table-cell>
          <table:table-cell table:formula="of:=[.D757]*[.D757]" office:value-type="float" office:value="52.9479237741767" calcext:value-type="float">
            <text:p>52,9479237741767</text:p>
          </table:table-cell>
          <table:table-cell table:formula="of:=[.D757]-12.5" office:value-type="float" office:value="-5.22346759959274" calcext:value-type="float">
            <text:p>-5,22346759959274</text:p>
          </table:table-cell>
          <table:table-cell table:formula="of:=[.F757]*[.F757]" office:value-type="float" office:value="27.2846137639951" calcext:value-type="float">
            <text:p>27,2846137639951</text:p>
          </table:table-cell>
        </table:table-row>
        <table:table-row table:style-name="ro1">
          <table:table-cell table:formula="of:=SIN(2*PI()/[.$C$1]*[.B758])" office:value-type="float" office:value="-0.331337888462571" calcext:value-type="float">
            <text:p>-0,331337888462571</text:p>
          </table:table-cell>
          <table:table-cell office:value-type="float" office:value="757" calcext:value-type="float">
            <text:p>757</text:p>
          </table:table-cell>
          <table:table-cell/>
          <table:table-cell table:formula="of:=[.D757]+[.$D$1]*[.A758]" office:value-type="float" office:value="6.94850789082932" calcext:value-type="float">
            <text:p>6,94850789082932</text:p>
          </table:table-cell>
          <table:table-cell table:formula="of:=[.D758]*[.D758]" office:value-type="float" office:value="48.2817619089173" calcext:value-type="float">
            <text:p>48,2817619089173</text:p>
          </table:table-cell>
          <table:table-cell table:formula="of:=[.D758]-12.5" office:value-type="float" office:value="-5.55149210917068" calcext:value-type="float">
            <text:p>-5,55149210917068</text:p>
          </table:table-cell>
          <table:table-cell table:formula="of:=[.F758]*[.F758]" office:value-type="float" office:value="30.8190646381843" calcext:value-type="float">
            <text:p>30,8190646381843</text:p>
          </table:table-cell>
        </table:table-row>
        <table:table-row table:style-name="ro1">
          <table:table-cell table:formula="of:=SIN(2*PI()/[.$C$1]*[.B759])" office:value-type="float" office:value="-0.32391741819815" calcext:value-type="float">
            <text:p>-0,32391741819815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[.D758]+[.$D$1]*[.A759]" office:value-type="float" office:value="6.62782964681315" calcext:value-type="float">
            <text:p>6,62782964681315</text:p>
          </table:table-cell>
          <table:table-cell table:formula="of:=[.D759]*[.D759]" office:value-type="float" office:value="43.9281258271753" calcext:value-type="float">
            <text:p>43,9281258271753</text:p>
          </table:table-cell>
          <table:table-cell table:formula="of:=[.D759]-12.5" office:value-type="float" office:value="-5.87217035318685" calcext:value-type="float">
            <text:p>-5,87217035318685</text:p>
          </table:table-cell>
          <table:table-cell table:formula="of:=[.F759]*[.F759]" office:value-type="float" office:value="34.4823846568466" calcext:value-type="float">
            <text:p>34,4823846568466</text:p>
          </table:table-cell>
        </table:table-row>
        <table:table-row table:style-name="ro1">
          <table:table-cell table:formula="of:=SIN(2*PI()/[.$C$1]*[.B760])" office:value-type="float" office:value="-0.316476967181586" calcext:value-type="float">
            <text:p>-0,316476967181586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[.D759]+[.$D$1]*[.A760]" office:value-type="float" office:value="6.31451744930338" calcext:value-type="float">
            <text:p>6,31451744930338</text:p>
          </table:table-cell>
          <table:table-cell table:formula="of:=[.D760]*[.D760]" office:value-type="float" office:value="39.8731306175569" calcext:value-type="float">
            <text:p>39,8731306175569</text:p>
          </table:table-cell>
          <table:table-cell table:formula="of:=[.D760]-12.5" office:value-type="float" office:value="-6.18548255069662" calcext:value-type="float">
            <text:p>-6,18548255069662</text:p>
          </table:table-cell>
          <table:table-cell table:formula="of:=[.F760]*[.F760]" office:value-type="float" office:value="38.2601943849724" calcext:value-type="float">
            <text:p>38,2601943849724</text:p>
          </table:table-cell>
        </table:table-row>
        <table:table-row table:style-name="ro1">
          <table:table-cell table:formula="of:=SIN(2*PI()/[.$C$1]*[.B761])" office:value-type="float" office:value="-0.309016994374947" calcext:value-type="float">
            <text:p>-0,309016994374947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D760]+[.$D$1]*[.A761]" office:value-type="float" office:value="6.00859062487218" calcext:value-type="float">
            <text:p>6,00859062487218</text:p>
          </table:table-cell>
          <table:table-cell table:formula="of:=[.D761]*[.D761]" office:value-type="float" office:value="36.1031612973019" calcext:value-type="float">
            <text:p>36,1031612973019</text:p>
          </table:table-cell>
          <table:table-cell table:formula="of:=[.D761]-12.5" office:value-type="float" office:value="-6.49140937512782" calcext:value-type="float">
            <text:p>-6,49140937512782</text:p>
          </table:table-cell>
          <table:table-cell table:formula="of:=[.F761]*[.F761]" office:value-type="float" office:value="42.1383956754973" calcext:value-type="float">
            <text:p>42,1383956754973</text:p>
          </table:table-cell>
        </table:table-row>
        <table:table-row table:style-name="ro1">
          <table:table-cell table:formula="of:=SIN(2*PI()/[.$C$1]*[.B762])" office:value-type="float" office:value="-0.301537959944495" calcext:value-type="float">
            <text:p>-0,301537959944495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[.D761]+[.$D$1]*[.A762]" office:value-type="float" office:value="5.71006804452713" calcext:value-type="float">
            <text:p>5,71006804452713</text:p>
          </table:table-cell>
          <table:table-cell table:formula="of:=[.D762]*[.D762]" office:value-type="float" office:value="32.6048770731299" calcext:value-type="float">
            <text:p>32,6048770731299</text:p>
          </table:table-cell>
          <table:table-cell table:formula="of:=[.D762]-12.5" office:value-type="float" office:value="-6.78993195547287" calcext:value-type="float">
            <text:p>-6,78993195547287</text:p>
          </table:table-cell>
          <table:table-cell table:formula="of:=[.F762]*[.F762]" office:value-type="float" office:value="46.1031759599516" calcext:value-type="float">
            <text:p>46,1031759599516</text:p>
          </table:table-cell>
        </table:table-row>
        <table:table-row table:style-name="ro1">
          <table:table-cell table:formula="of:=SIN(2*PI()/[.$C$1]*[.B763])" office:value-type="float" office:value="-0.294040325232303" calcext:value-type="float">
            <text:p>-0,294040325232303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[.D762]+[.$D$1]*[.A763]" office:value-type="float" office:value="5.41896812254715" calcext:value-type="float">
            <text:p>5,41896812254715</text:p>
          </table:table-cell>
          <table:table-cell table:formula="of:=[.D763]*[.D763]" office:value-type="float" office:value="29.3652155131822" calcext:value-type="float">
            <text:p>29,3652155131822</text:p>
          </table:table-cell>
          <table:table-cell table:formula="of:=[.D763]-12.5" office:value-type="float" office:value="-7.08103187745285" calcext:value-type="float">
            <text:p>-7,08103187745285</text:p>
          </table:table-cell>
          <table:table-cell table:formula="of:=[.F763]*[.F763]" office:value-type="float" office:value="50.1410124495034" calcext:value-type="float">
            <text:p>50,1410124495034</text:p>
          </table:table-cell>
        </table:table-row>
        <table:table-row table:style-name="ro1">
          <table:table-cell table:formula="of:=SIN(2*PI()/[.$C$1]*[.B764])" office:value-type="float" office:value="-0.286524552727798" calcext:value-type="float">
            <text:p>-0,286524552727798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[.D763]+[.$D$1]*[.A764]" office:value-type="float" office:value="5.13530881534663" calcext:value-type="float">
            <text:p>5,13530881534663</text:p>
          </table:table-cell>
          <table:table-cell table:formula="of:=[.D764]*[.D764]" office:value-type="float" office:value="26.3713966289768" calcext:value-type="float">
            <text:p>26,3713966289768</text:p>
          </table:table-cell>
          <table:table-cell table:formula="of:=[.D764]-12.5" office:value-type="float" office:value="-7.36469118465337" calcext:value-type="float">
            <text:p>-7,36469118465337</text:p>
          </table:table-cell>
          <table:table-cell table:formula="of:=[.F764]*[.F764]" office:value-type="float" office:value="54.238676245311" calcext:value-type="float">
            <text:p>54,238676245311</text:p>
          </table:table-cell>
        </table:table-row>
        <table:table-row table:style-name="ro1">
          <table:table-cell table:formula="of:=SIN(2*PI()/[.$C$1]*[.B765])" office:value-type="float" office:value="-0.278991106039229" calcext:value-type="float">
            <text:p>-0,278991106039229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D764]+[.$D$1]*[.A765]" office:value-type="float" office:value="4.8591076203678" calcext:value-type="float">
            <text:p>4,8591076203678</text:p>
          </table:table-cell>
          <table:table-cell table:formula="of:=[.D765]*[.D765]" office:value-type="float" office:value="23.6109268663164" calcext:value-type="float">
            <text:p>23,6109268663164</text:p>
          </table:table-cell>
          <table:table-cell table:formula="of:=[.D765]-12.5" office:value-type="float" office:value="-7.64089237963221" calcext:value-type="float">
            <text:p>-7,64089237963221</text:p>
          </table:table-cell>
          <table:table-cell table:formula="of:=[.F765]*[.F765]" office:value-type="float" office:value="58.3832363571215" calcext:value-type="float">
            <text:p>58,3832363571215</text:p>
          </table:table-cell>
        </table:table-row>
        <table:table-row table:style-name="ro1">
          <table:table-cell table:formula="of:=SIN(2*PI()/[.$C$1]*[.B766])" office:value-type="float" office:value="-0.271440449865074" calcext:value-type="float">
            <text:p>-0,271440449865074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D765]+[.$D$1]*[.A766]" office:value-type="float" office:value="4.59038157500137" calcext:value-type="float">
            <text:p>4,59038157500137</text:p>
          </table:table-cell>
          <table:table-cell table:formula="of:=[.D766]*[.D766]" office:value-type="float" office:value="21.0716030041121" calcext:value-type="float">
            <text:p>21,0716030041121</text:p>
          </table:table-cell>
          <table:table-cell table:formula="of:=[.D766]-12.5" office:value-type="float" office:value="-7.90961842499863" calcext:value-type="float">
            <text:p>-7,90961842499863</text:p>
          </table:table-cell>
          <table:table-cell table:formula="of:=[.F766]*[.F766]" office:value-type="float" office:value="62.5620636290778" calcext:value-type="float">
            <text:p>62,5620636290778</text:p>
          </table:table-cell>
        </table:table-row>
        <table:table-row table:style-name="ro1">
          <table:table-cell table:formula="of:=SIN(2*PI()/[.$C$1]*[.B767])" office:value-type="float" office:value="-0.263873049965373" calcext:value-type="float">
            <text:p>-0,263873049965373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D766]+[.$D$1]*[.A767]" office:value-type="float" office:value="4.32914725553565" calcext:value-type="float">
            <text:p>4,32914725553565</text:p>
          </table:table-cell>
          <table:table-cell table:formula="of:=[.D767]*[.D767]" office:value-type="float" office:value="18.7415159601119" calcext:value-type="float">
            <text:p>18,7415159601119</text:p>
          </table:table-cell>
          <table:table-cell table:formula="of:=[.D767]-12.5" office:value-type="float" office:value="-8.17085274446435" calcext:value-type="float">
            <text:p>-8,17085274446435</text:p>
          </table:table-cell>
          <table:table-cell table:formula="of:=[.F767]*[.F767]" office:value-type="float" office:value="66.7628345717206" calcext:value-type="float">
            <text:p>66,7628345717206</text:p>
          </table:table-cell>
        </table:table-row>
        <table:table-row table:style-name="ro1">
          <table:table-cell table:formula="of:=SIN(2*PI()/[.$C$1]*[.B768])" office:value-type="float" office:value="-0.256289373132997" calcext:value-type="float">
            <text:p>-0,256289373132997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D767]+[.$D$1]*[.A768]" office:value-type="float" office:value="4.07542077613399" calcext:value-type="float">
            <text:p>4,07542077613399</text:p>
          </table:table-cell>
          <table:table-cell table:formula="of:=[.D768]*[.D768]" office:value-type="float" office:value="16.6090545025445" calcext:value-type="float">
            <text:p>16,6090545025445</text:p>
          </table:table-cell>
          <table:table-cell table:formula="of:=[.D768]-12.5" office:value-type="float" office:value="-8.42457922386602" calcext:value-type="float">
            <text:p>-8,42457922386602</text:p>
          </table:table-cell>
          <table:table-cell table:formula="of:=[.F768]*[.F768]" office:value-type="float" office:value="70.9735350991949" calcext:value-type="float">
            <text:p>70,9735350991949</text:p>
          </table:table-cell>
        </table:table-row>
        <table:table-row table:style-name="ro1">
          <table:table-cell table:formula="of:=SIN(2*PI()/[.$C$1]*[.B769])" office:value-type="float" office:value="-0.248689887164854" calcext:value-type="float">
            <text:p>-0,248689887164854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D768]+[.$D$1]*[.A769]" office:value-type="float" office:value="3.82921778784078" calcext:value-type="float">
            <text:p>3,82921778784078</text:p>
          </table:table-cell>
          <table:table-cell table:formula="of:=[.D769]*[.D769]" office:value-type="float" office:value="14.6629088667162" calcext:value-type="float">
            <text:p>14,6629088667162</text:p>
          </table:table-cell>
          <table:table-cell table:formula="of:=[.D769]-12.5" office:value-type="float" office:value="-8.67078221215922" calcext:value-type="float">
            <text:p>-8,67078221215922</text:p>
          </table:table-cell>
          <table:table-cell table:formula="of:=[.F769]*[.F769]" office:value-type="float" office:value="75.1824641706967" calcext:value-type="float">
            <text:p>75,1824641706967</text:p>
          </table:table-cell>
        </table:table-row>
        <table:table-row table:style-name="ro1">
          <table:table-cell table:formula="of:=SIN(2*PI()/[.$C$1]*[.B770])" office:value-type="float" office:value="-0.241075060833038" calcext:value-type="float">
            <text:p>-0,241075060833038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[.D769]+[.$D$1]*[.A770]" office:value-type="float" office:value="3.59055347761607" calcext:value-type="float">
            <text:p>3,59055347761607</text:p>
          </table:table-cell>
          <table:table-cell table:formula="of:=[.D770]*[.D770]" office:value-type="float" office:value="12.8920742756209" calcext:value-type="float">
            <text:p>12,8920742756209</text:p>
          </table:table-cell>
          <table:table-cell table:formula="of:=[.D770]-12.5" office:value-type="float" office:value="-8.90944652238393" calcext:value-type="float">
            <text:p>-8,90944652238393</text:p>
          </table:table-cell>
          <table:table-cell table:formula="of:=[.F770]*[.F770]" office:value-type="float" office:value="79.3782373352191" calcext:value-type="float">
            <text:p>79,3782373352191</text:p>
          </table:table-cell>
        </table:table-row>
        <table:table-row table:style-name="ro1">
          <table:table-cell table:formula="of:=SIN(2*PI()/[.$C$1]*[.B771])" office:value-type="float" office:value="-0.233445363855905" calcext:value-type="float">
            <text:p>-0,233445363855905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[.D770]+[.$D$1]*[.A771]" office:value-type="float" office:value="3.35944256739873" calcext:value-type="float">
            <text:p>3,35944256739873</text:p>
          </table:table-cell>
          <table:table-cell table:formula="of:=[.D771]*[.D771]" office:value-type="float" office:value="11.2858543636505" calcext:value-type="float">
            <text:p>11,2858543636505</text:p>
          </table:table-cell>
          <table:table-cell table:formula="of:=[.D771]-12.5" office:value-type="float" office:value="-9.14055743260127" calcext:value-type="float">
            <text:p>-9,14055743260127</text:p>
          </table:table-cell>
          <table:table-cell table:formula="of:=[.F771]*[.F771]" office:value-type="float" office:value="83.5497901786824" calcext:value-type="float">
            <text:p>83,5497901786824</text:p>
          </table:table-cell>
        </table:table-row>
        <table:table-row table:style-name="ro1">
          <table:table-cell table:formula="of:=SIN(2*PI()/[.$C$1]*[.B772])" office:value-type="float" office:value="-0.225801266869103" calcext:value-type="float">
            <text:p>-0,225801266869103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D771]+[.$D$1]*[.A772]" office:value-type="float" office:value="3.13589931319831" calcext:value-type="float">
            <text:p>3,13589931319831</text:p>
          </table:table-cell>
          <table:table-cell table:formula="of:=[.D772]*[.D772]" office:value-type="float" office:value="9.83386450251766" calcext:value-type="float">
            <text:p>9,83386450251766</text:p>
          </table:table-cell>
          <table:table-cell table:formula="of:=[.D772]-12.5" office:value-type="float" office:value="-9.36410068680169" calcext:value-type="float">
            <text:p>-9,36410068680169</text:p>
          </table:table-cell>
          <table:table-cell table:formula="of:=[.F772]*[.F772]" office:value-type="float" office:value="87.6863816725598" calcext:value-type="float">
            <text:p>87,6863816725598</text:p>
          </table:table-cell>
        </table:table-row>
        <table:table-row table:style-name="ro1">
          <table:table-cell table:formula="of:=SIN(2*PI()/[.$C$1]*[.B773])" office:value-type="float" office:value="-0.218143241396542" calcext:value-type="float">
            <text:p>-0,218143241396542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D772]+[.$D$1]*[.A773]" office:value-type="float" office:value="2.91993750421574" calcext:value-type="float">
            <text:p>2,91993750421574</text:p>
          </table:table-cell>
          <table:table-cell table:formula="of:=[.D773]*[.D773]" office:value-type="float" office:value="8.52603502852563" calcext:value-type="float">
            <text:p>8,52603502852563</text:p>
          </table:table-cell>
          <table:table-cell table:formula="of:=[.D773]-12.5" office:value-type="float" office:value="-9.58006249578426" calcext:value-type="float">
            <text:p>-9,58006249578426</text:p>
          </table:table-cell>
          <table:table-cell table:formula="of:=[.F773]*[.F773]" office:value-type="float" office:value="91.7775974231322" calcext:value-type="float">
            <text:p>91,7775974231322</text:p>
          </table:table-cell>
        </table:table-row>
        <table:table-row table:style-name="ro1">
          <table:table-cell table:formula="of:=SIN(2*PI()/[.$C$1]*[.B774])" office:value-type="float" office:value="-0.210471759821305" calcext:value-type="float">
            <text:p>-0,210471759821305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D773]+[.$D$1]*[.A774]" office:value-type="float" office:value="2.71157046199264" calcext:value-type="float">
            <text:p>2,71157046199264</text:p>
          </table:table-cell>
          <table:table-cell table:formula="of:=[.D774]*[.D774]" office:value-type="float" office:value="7.35261437035101" calcext:value-type="float">
            <text:p>7,35261437035101</text:p>
          </table:table-cell>
          <table:table-cell table:formula="of:=[.D774]-12.5" office:value-type="float" office:value="-9.78842953800736" calcext:value-type="float">
            <text:p>-9,78842953800736</text:p>
          </table:table-cell>
          <table:table-cell table:formula="of:=[.F774]*[.F774]" office:value-type="float" office:value="95.8133528205349" calcext:value-type="float">
            <text:p>95,8133528205349</text:p>
          </table:table-cell>
        </table:table-row>
        <table:table-row table:style-name="ro1">
          <table:table-cell table:formula="of:=SIN(2*PI()/[.$C$1]*[.B775])" office:value-type="float" office:value="-0.202787295356512" calcext:value-type="float">
            <text:p>-0,202787295356512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[.D774]+[.$D$1]*[.A775]" office:value-type="float" office:value="2.5108110395897" calcext:value-type="float">
            <text:p>2,5108110395897</text:p>
          </table:table-cell>
          <table:table-cell table:formula="of:=[.D775]*[.D775]" office:value-type="float" office:value="6.3041720765255" calcext:value-type="float">
            <text:p>6,3041720765255</text:p>
          </table:table-cell>
          <table:table-cell table:formula="of:=[.D775]-12.5" office:value-type="float" office:value="-9.9891889604103" calcext:value-type="float">
            <text:p>-9,9891889604103</text:p>
          </table:table-cell>
          <table:table-cell table:formula="of:=[.F775]*[.F775]" office:value-type="float" office:value="99.7838960867831" calcext:value-type="float">
            <text:p>99,7838960867831</text:p>
          </table:table-cell>
        </table:table-row>
        <table:table-row table:style-name="ro1">
          <table:table-cell table:formula="of:=SIN(2*PI()/[.$C$1]*[.B776])" office:value-type="float" office:value="-0.195090322016128" calcext:value-type="float">
            <text:p>-0,195090322016128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.D775]+[.$D$1]*[.A776]" office:value-type="float" office:value="2.31767162079373" calcext:value-type="float">
            <text:p>2,31767162079373</text:p>
          </table:table-cell>
          <table:table-cell table:formula="of:=[.D776]*[.D776]" office:value-type="float" office:value="5.37160174183264" calcext:value-type="float">
            <text:p>5,37160174183264</text:p>
          </table:table-cell>
          <table:table-cell table:formula="of:=[.D776]-12.5" office:value-type="float" office:value="-10.1823283792063" calcext:value-type="float">
            <text:p>-10,1823283792063</text:p>
          </table:table-cell>
          <table:table-cell table:formula="of:=[.F776]*[.F776]" office:value-type="float" office:value="103.679811221989" calcext:value-type="float">
            <text:p>103,679811221989</text:p>
          </table:table-cell>
        </table:table-row>
        <table:table-row table:style-name="ro1">
          <table:table-cell table:formula="of:=SIN(2*PI()/[.$C$1]*[.B777])" office:value-type="float" office:value="-0.187381314585725" calcext:value-type="float">
            <text:p>-0,187381314585725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D776]+[.$D$1]*[.A777]" office:value-type="float" office:value="2.13216411935386" calcext:value-type="float">
            <text:p>2,13216411935386</text:p>
          </table:table-cell>
          <table:table-cell table:formula="of:=[.D777]*[.D777]" office:value-type="float" office:value="4.54612383186004" calcext:value-type="float">
            <text:p>4,54612383186004</text:p>
          </table:table-cell>
          <table:table-cell table:formula="of:=[.D777]-12.5" office:value-type="float" office:value="-10.3678358806461" calcext:value-type="float">
            <text:p>-10,3678358806461</text:p>
          </table:table-cell>
          <table:table-cell table:formula="of:=[.F777]*[.F777]" office:value-type="float" office:value="107.492020848013" calcext:value-type="float">
            <text:p>107,492020848013</text:p>
          </table:table-cell>
        </table:table-row>
        <table:table-row table:style-name="ro1">
          <table:table-cell table:formula="of:=SIN(2*PI()/[.$C$1]*[.B778])" office:value-type="float" office:value="-0.179660748593192" calcext:value-type="float">
            <text:p>-0,179660748593192</text:p>
          </table:table-cell>
          <table:table-cell office:value-type="float" office:value="777" calcext:value-type="float">
            <text:p>777</text:p>
          </table:table-cell>
          <table:table-cell/>
          <table:table-cell table:formula="of:=[.D777]+[.$D$1]*[.A778]" office:value-type="float" office:value="1.9542999782466" calcext:value-type="float">
            <text:p>1,9542999782466</text:p>
          </table:table-cell>
          <table:table-cell table:formula="of:=[.D778]*[.D778]" office:value-type="float" office:value="3.81928840497467" calcext:value-type="float">
            <text:p>3,81928840497467</text:p>
          </table:table-cell>
          <table:table-cell table:formula="of:=[.D778]-12.5" office:value-type="float" office:value="-10.5457000217534" calcext:value-type="float">
            <text:p>-10,5457000217534</text:p>
          </table:table-cell>
          <table:table-cell table:formula="of:=[.F778]*[.F778]" office:value-type="float" office:value="111.21178894881" calcext:value-type="float">
            <text:p>111,21178894881</text:p>
          </table:table-cell>
        </table:table-row>
        <table:table-row table:style-name="ro1">
          <table:table-cell table:formula="of:=SIN(2*PI()/[.$C$1]*[.B779])" office:value-type="float" office:value="-0.171929100279409" calcext:value-type="float">
            <text:p>-0,171929100279409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D778]+[.$D$1]*[.A779]" office:value-type="float" office:value="1.78409016896999" calcext:value-type="float">
            <text:p>1,78409016896999</text:p>
          </table:table-cell>
          <table:table-cell table:formula="of:=[.D779]*[.D779]" office:value-type="float" office:value="3.18297773101536" calcext:value-type="float">
            <text:p>3,18297773101536</text:p>
          </table:table-cell>
          <table:table-cell table:formula="of:=[.D779]-12.5" office:value-type="float" office:value="-10.71590983103" calcext:value-type="float">
            <text:p>-10,71590983103</text:p>
          </table:table-cell>
          <table:table-cell table:formula="of:=[.F779]*[.F779]" office:value-type="float" office:value="114.830723506766" calcext:value-type="float">
            <text:p>114,830723506766</text:p>
          </table:table-cell>
        </table:table-row>
        <table:table-row table:style-name="ro1">
          <table:table-cell table:formula="of:=SIN(2*PI()/[.$C$1]*[.B780])" office:value-type="float" office:value="-0.164186846568863" calcext:value-type="float">
            <text:p>-0,164186846568863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[.D779]+[.$D$1]*[.A780]" office:value-type="float" office:value="1.62154519086681" calcext:value-type="float">
            <text:p>1,62154519086681</text:p>
          </table:table-cell>
          <table:table-cell table:formula="of:=[.D780]*[.D780]" office:value-type="float" office:value="2.62940880602329" calcext:value-type="float">
            <text:p>2,62940880602329</text:p>
          </table:table-cell>
          <table:table-cell table:formula="of:=[.D780]-12.5" office:value-type="float" office:value="-10.8784548091332" calcext:value-type="float">
            <text:p>-10,8784548091332</text:p>
          </table:table-cell>
          <table:table-cell table:formula="of:=[.F780]*[.F780]" office:value-type="float" office:value="118.340779034353" calcext:value-type="float">
            <text:p>118,340779034353</text:p>
          </table:table-cell>
        </table:table-row>
        <table:table-row table:style-name="ro1">
          <table:table-cell table:formula="of:=SIN(2*PI()/[.$C$1]*[.B781])" office:value-type="float" office:value="-0.15643446504023" calcext:value-type="float">
            <text:p>-0,15643446504023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[.D780]+[.$D$1]*[.A781]" office:value-type="float" office:value="1.46667507047699" calcext:value-type="float">
            <text:p>1,46667507047699</text:p>
          </table:table-cell>
          <table:table-cell table:formula="of:=[.D781]*[.D781]" office:value-type="float" office:value="2.15113576235867" calcext:value-type="float">
            <text:p>2,15113576235867</text:p>
          </table:table-cell>
          <table:table-cell table:formula="of:=[.D781]-12.5" office:value-type="float" office:value="-11.033324929523" calcext:value-type="float">
            <text:p>-11,033324929523</text:p>
          </table:table-cell>
          <table:table-cell table:formula="of:=[.F781]*[.F781]" office:value-type="float" office:value="121.734259000434" calcext:value-type="float">
            <text:p>121,734259000434</text:p>
          </table:table-cell>
        </table:table-row>
        <table:table-row table:style-name="ro1">
          <table:table-cell table:formula="of:=SIN(2*PI()/[.$C$1]*[.B782])" office:value-type="float" office:value="-0.148672433896923" calcext:value-type="float">
            <text:p>-0,148672433896923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[.D781]+[.$D$1]*[.A782]" office:value-type="float" office:value="1.31948936091903" calcext:value-type="float">
            <text:p>1,31948936091903</text:p>
          </table:table-cell>
          <table:table-cell table:formula="of:=[.D782]*[.D782]" office:value-type="float" office:value="1.74105217357852" calcext:value-type="float">
            <text:p>1,74105217357852</text:p>
          </table:table-cell>
          <table:table-cell table:formula="of:=[.D782]-12.5" office:value-type="float" office:value="-11.180510639081" calcext:value-type="float">
            <text:p>-11,180510639081</text:p>
          </table:table-cell>
          <table:table-cell table:formula="of:=[.F782]*[.F782]" office:value-type="float" office:value="125.003818150603" calcext:value-type="float">
            <text:p>125,003818150603</text:p>
          </table:table-cell>
        </table:table-row>
        <table:table-row table:style-name="ro1">
          <table:table-cell table:formula="of:=SIN(2*PI()/[.$C$1]*[.B783])" office:value-type="float" office:value="-0.140901231937582" calcext:value-type="float">
            <text:p>-0,140901231937582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[.D782]+[.$D$1]*[.A783]" office:value-type="float" office:value="1.17999714130083" calcext:value-type="float">
            <text:p>1,17999714130083</text:p>
          </table:table-cell>
          <table:table-cell table:formula="of:=[.D783]*[.D783]" office:value-type="float" office:value="1.39239325347812" calcext:value-type="float">
            <text:p>1,39239325347812</text:p>
          </table:table-cell>
          <table:table-cell table:formula="of:=[.D783]-12.5" office:value-type="float" office:value="-11.3200028586992" calcext:value-type="float">
            <text:p>-11,3200028586992</text:p>
          </table:table-cell>
          <table:table-cell table:formula="of:=[.F783]*[.F783]" office:value-type="float" office:value="128.142464720957" calcext:value-type="float">
            <text:p>128,142464720957</text:p>
          </table:table-cell>
        </table:table-row>
        <table:table-row table:style-name="ro1">
          <table:table-cell table:formula="of:=SIN(2*PI()/[.$C$1]*[.B784])" office:value-type="float" office:value="-0.133121338526552" calcext:value-type="float">
            <text:p>-0,133121338526552</text:p>
          </table:table-cell>
          <table:table-cell office:value-type="float" office:value="783" calcext:value-type="float">
            <text:p>783</text:p>
          </table:table-cell>
          <table:table-cell/>
          <table:table-cell table:formula="of:=[.D783]+[.$D$1]*[.A784]" office:value-type="float" office:value="1.04820701615954" calcext:value-type="float">
            <text:p>1,04820701615954</text:p>
          </table:table-cell>
          <table:table-cell table:formula="of:=[.D784]*[.D784]" office:value-type="float" office:value="1.09873794872609" calcext:value-type="float">
            <text:p>1,09873794872609</text:p>
          </table:table-cell>
          <table:table-cell table:formula="of:=[.D784]-12.5" office:value-type="float" office:value="-11.4517929838405" calcext:value-type="float">
            <text:p>-11,4517929838405</text:p>
          </table:table-cell>
          <table:table-cell table:formula="of:=[.F784]*[.F784]" office:value-type="float" office:value="131.143562544738" calcext:value-type="float">
            <text:p>131,143562544738</text:p>
          </table:table-cell>
        </table:table-row>
        <table:table-row table:style-name="ro1">
          <table:table-cell table:formula="of:=SIN(2*PI()/[.$C$1]*[.B785])" office:value-type="float" office:value="-0.125333233564304" calcext:value-type="float">
            <text:p>-0,125333233564304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D784]+[.$D$1]*[.A785]" office:value-type="float" office:value="0.924127114930879" calcext:value-type="float">
            <text:p>0,924127114930879</text:p>
          </table:table-cell>
          <table:table-cell table:formula="of:=[.D785]*[.D785]" office:value-type="float" office:value="0.854010924550471" calcext:value-type="float">
            <text:p>0,854010924550471</text:p>
          </table:table-cell>
          <table:table-cell table:formula="of:=[.D785]-12.5" office:value-type="float" office:value="-11.5758728850691" calcext:value-type="float">
            <text:p>-11,5758728850691</text:p>
          </table:table-cell>
          <table:table-cell table:formula="of:=[.F785]*[.F785]" office:value-type="float" office:value="134.000833051278" calcext:value-type="float">
            <text:p>134,000833051278</text:p>
          </table:table-cell>
        </table:table-row>
        <table:table-row table:style-name="ro1">
          <table:table-cell table:formula="of:=SIN(2*PI()/[.$C$1]*[.B786])" office:value-type="float" office:value="-0.117537397457838" calcext:value-type="float">
            <text:p>-0,117537397457838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D785]+[.$D$1]*[.A786]" office:value-type="float" office:value="0.80776509144762" calcext:value-type="float">
            <text:p>0,80776509144762</text:p>
          </table:table-cell>
          <table:table-cell table:formula="of:=[.D786]*[.D786]" office:value-type="float" office:value="0.652484442961382" calcext:value-type="float">
            <text:p>0,652484442961382</text:p>
          </table:table-cell>
          <table:table-cell table:formula="of:=[.D786]-12.5" office:value-type="float" office:value="-11.6922349085524" calcext:value-type="float">
            <text:p>-11,6922349085524</text:p>
          </table:table-cell>
          <table:table-cell table:formula="of:=[.F786]*[.F786]" office:value-type="float" office:value="136.708357156771" calcext:value-type="float">
            <text:p>136,708357156771</text:p>
          </table:table-cell>
        </table:table-row>
        <table:table-row table:style-name="ro1">
          <table:table-cell table:formula="of:=SIN(2*PI()/[.$C$1]*[.B787])" office:value-type="float" office:value="-0.109734311091045" calcext:value-type="float">
            <text:p>-0,109734311091045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D786]+[.$D$1]*[.A787]" office:value-type="float" office:value="0.699128123467486" calcext:value-type="float">
            <text:p>0,699128123467486</text:p>
          </table:table-cell>
          <table:table-cell table:formula="of:=[.D787]*[.D787]" office:value-type="float" office:value="0.488780133023168" calcext:value-type="float">
            <text:p>0,488780133023168</text:p>
          </table:table-cell>
          <table:table-cell table:formula="of:=[.D787]-12.5" office:value-type="float" office:value="-11.8008718765325" calcext:value-type="float">
            <text:p>-11,8008718765325</text:p>
          </table:table-cell>
          <table:table-cell table:formula="of:=[.F787]*[.F787]" office:value-type="float" office:value="139.260577046336" calcext:value-type="float">
            <text:p>139,260577046336</text:p>
          </table:table-cell>
        </table:table-row>
        <table:table-row table:style-name="ro1">
          <table:table-cell table:formula="of:=SIN(2*PI()/[.$C$1]*[.B788])" office:value-type="float" office:value="-0.10192445579505" calcext:value-type="float">
            <text:p>-0,10192445579505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D787]+[.$D$1]*[.A788]" office:value-type="float" office:value="0.598222912230386" calcext:value-type="float">
            <text:p>0,598222912230386</text:p>
          </table:table-cell>
          <table:table-cell table:formula="of:=[.D788]*[.D788]" office:value-type="float" office:value="0.357870652717404" calcext:value-type="float">
            <text:p>0,357870652717404</text:p>
          </table:table-cell>
          <table:table-cell table:formula="of:=[.D788]-12.5" office:value-type="float" office:value="-11.9017770877696" calcext:value-type="float">
            <text:p>-11,9017770877696</text:p>
          </table:table-cell>
          <table:table-cell table:formula="of:=[.F788]*[.F788]" office:value-type="float" office:value="141.652297846958" calcext:value-type="float">
            <text:p>141,652297846958</text:p>
          </table:table-cell>
        </table:table-row>
        <table:table-row table:style-name="ro1">
          <table:table-cell table:formula="of:=SIN(2*PI()/[.$C$1]*[.B789])" office:value-type="float" office:value="-0.094108313318514" calcext:value-type="float">
            <text:p>-0,094108313318514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[.D788]+[.$D$1]*[.A789]" office:value-type="float" office:value="0.505055682045057" calcext:value-type="float">
            <text:p>0,505055682045057</text:p>
          </table:table-cell>
          <table:table-cell table:formula="of:=[.D789]*[.D789]" office:value-type="float" office:value="0.255081241965998" calcext:value-type="float">
            <text:p>0,255081241965998</text:p>
          </table:table-cell>
          <table:table-cell table:formula="of:=[.D789]-12.5" office:value-type="float" office:value="-11.9949443179549" calcext:value-type="float">
            <text:p>-11,9949443179549</text:p>
          </table:table-cell>
          <table:table-cell table:formula="of:=[.F789]*[.F789]" office:value-type="float" office:value="143.87868919084" calcext:value-type="float">
            <text:p>143,87868919084</text:p>
          </table:table-cell>
        </table:table-row>
        <table:table-row table:style-name="ro1">
          <table:table-cell table:formula="of:=SIN(2*PI()/[.$C$1]*[.B790])" office:value-type="float" office:value="-0.0862863657979227" calcext:value-type="float">
            <text:p>-0,086286365797923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[.D789]+[.$D$1]*[.A790]" office:value-type="float" office:value="0.419632179905114" calcext:value-type="float">
            <text:p>0,419632179905114</text:p>
          </table:table-cell>
          <table:table-cell table:formula="of:=[.D790]*[.D790]" office:value-type="float" office:value="0.176091166411918" calcext:value-type="float">
            <text:p>0,176091166411918</text:p>
          </table:table-cell>
          <table:table-cell table:formula="of:=[.D790]-12.5" office:value-type="float" office:value="-12.0803678200949" calcext:value-type="float">
            <text:p>-12,0803678200949</text:p>
          </table:table-cell>
          <table:table-cell table:formula="of:=[.F790]*[.F790]" office:value-type="float" office:value="145.935286668784" calcext:value-type="float">
            <text:p>145,935286668784</text:p>
          </table:table-cell>
        </table:table-row>
        <table:table-row table:style-name="ro1">
          <table:table-cell table:formula="of:=SIN(2*PI()/[.$C$1]*[.B791])" office:value-type="float" office:value="-0.0784590957278448" calcext:value-type="float">
            <text:p>-0,078459095727845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D790]+[.$D$1]*[.A791]" office:value-type="float" office:value="0.341957675134547" calcext:value-type="float">
            <text:p>0,341957675134547</text:p>
          </table:table-cell>
          <table:table-cell table:formula="of:=[.D791]*[.D791]" office:value-type="float" office:value="0.116935051583425" calcext:value-type="float">
            <text:p>0,116935051583425</text:p>
          </table:table-cell>
          <table:table-cell table:formula="of:=[.D791]-12.5" office:value-type="float" office:value="-12.1580423248655" calcext:value-type="float">
            <text:p>-12,1580423248655</text:p>
          </table:table-cell>
          <table:table-cell table:formula="of:=[.F791]*[.F791]" office:value-type="float" office:value="147.81799317322" calcext:value-type="float">
            <text:p>147,81799317322</text:p>
          </table:table-cell>
        </table:table-row>
        <table:table-row table:style-name="ro1">
          <table:table-cell table:formula="of:=SIN(2*PI()/[.$C$1]*[.B792])" office:value-type="float" office:value="-0.0706269859311661" calcext:value-type="float">
            <text:p>-0,070626985931166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D791]+[.$D$1]*[.A792]" office:value-type="float" office:value="0.272036959062693" calcext:value-type="float">
            <text:p>0,272036959062693</text:p>
          </table:table-cell>
          <table:table-cell table:formula="of:=[.D792]*[.D792]" office:value-type="float" office:value="0.0740041070960772" calcext:value-type="float">
            <text:p>0,074004107096077</text:p>
          </table:table-cell>
          <table:table-cell table:formula="of:=[.D792]-12.5" office:value-type="float" office:value="-12.2279630409373" calcext:value-type="float">
            <text:p>-12,2279630409373</text:p>
          </table:table-cell>
          <table:table-cell table:formula="of:=[.F792]*[.F792]" office:value-type="float" office:value="149.523080130529" calcext:value-type="float">
            <text:p>149,523080130529</text:p>
          </table:table-cell>
        </table:table-row>
        <table:table-row table:style-name="ro1">
          <table:table-cell table:formula="of:=SIN(2*PI()/[.$C$1]*[.B793])" office:value-type="float" office:value="-0.0627905195293133" calcext:value-type="float">
            <text:p>-0,062790519529313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D792]+[.$D$1]*[.A793]" office:value-type="float" office:value="0.209874344728673" calcext:value-type="float">
            <text:p>0,209874344728673</text:p>
          </table:table-cell>
          <table:table-cell table:formula="of:=[.D793]*[.D793]" office:value-type="float" office:value="0.0440472405752898" calcext:value-type="float">
            <text:p>0,04404724057529</text:p>
          </table:table-cell>
          <table:table-cell table:formula="of:=[.D793]-12.5" office:value-type="float" office:value="-12.2901256552713" calcext:value-type="float">
            <text:p>-12,2901256552713</text:p>
          </table:table-cell>
          <table:table-cell table:formula="of:=[.F793]*[.F793]" office:value-type="float" office:value="151.047188622358" calcext:value-type="float">
            <text:p>151,047188622358</text:p>
          </table:table-cell>
        </table:table-row>
        <table:table-row table:style-name="ro1">
          <table:table-cell table:formula="of:=SIN(2*PI()/[.$C$1]*[.B794])" office:value-type="float" office:value="-0.0549501799124452" calcext:value-type="float">
            <text:p>-0,054950179912445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D793]+[.$D$1]*[.A794]" office:value-type="float" office:value="0.155473666615352" calcext:value-type="float">
            <text:p>0,155473666615352</text:p>
          </table:table-cell>
          <table:table-cell table:formula="of:=[.D794]*[.D794]" office:value-type="float" office:value="0.0241720610108216" calcext:value-type="float">
            <text:p>0,024172061010822</text:p>
          </table:table-cell>
          <table:table-cell table:formula="of:=[.D794]-12.5" office:value-type="float" office:value="-12.3445263333846" calcext:value-type="float">
            <text:p>-12,3445263333846</text:p>
          </table:table-cell>
          <table:table-cell table:formula="of:=[.F794]*[.F794]" office:value-type="float" office:value="152.387330395627" calcext:value-type="float">
            <text:p>152,387330395627</text:p>
          </table:table-cell>
        </table:table-row>
        <table:table-row table:style-name="ro1">
          <table:table-cell table:formula="of:=SIN(2*PI()/[.$C$1]*[.B795])" office:value-type="float" office:value="-0.0471064507096426" calcext:value-type="float">
            <text:p>-0,047106450709643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D794]+[.$D$1]*[.A795]" office:value-type="float" office:value="0.108838280412806" calcext:value-type="float">
            <text:p>0,108838280412806</text:p>
          </table:table-cell>
          <table:table-cell table:formula="of:=[.D795]*[.D795]" office:value-type="float" office:value="0.0118457712832165" calcext:value-type="float">
            <text:p>0,011845771283217</text:p>
          </table:table-cell>
          <table:table-cell table:formula="of:=[.D795]-12.5" office:value-type="float" office:value="-12.3911617195872" calcext:value-type="float">
            <text:p>-12,3911617195872</text:p>
          </table:table-cell>
          <table:table-cell table:formula="of:=[.F795]*[.F795]" office:value-type="float" office:value="153.540888760963" calcext:value-type="float">
            <text:p>153,540888760963</text:p>
          </table:table-cell>
        </table:table-row>
        <table:table-row table:style-name="ro1">
          <table:table-cell table:formula="of:=SIN(2*PI()/[.$C$1]*[.B796])" office:value-type="float" office:value="-0.0392598157590682" calcext:value-type="float">
            <text:p>-0,039259815759068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D795]+[.$D$1]*[.A796]" office:value-type="float" office:value="0.0699710628113283" calcext:value-type="float">
            <text:p>0,069971062811328</text:p>
          </table:table-cell>
          <table:table-cell table:formula="of:=[.D796]*[.D796]" office:value-type="float" office:value="0.00489594963094685" calcext:value-type="float">
            <text:p>0,004895949630947</text:p>
          </table:table-cell>
          <table:table-cell table:formula="of:=[.D796]-12.5" office:value-type="float" office:value="-12.4300289371887" calcext:value-type="float">
            <text:p>-12,4300289371887</text:p>
          </table:table-cell>
          <table:table-cell table:formula="of:=[.F796]*[.F796]" office:value-type="float" office:value="154.505619379348" calcext:value-type="float">
            <text:p>154,505619379348</text:p>
          </table:table-cell>
        </table:table-row>
        <table:table-row table:style-name="ro1">
          <table:table-cell table:formula="of:=SIN(2*PI()/[.$C$1]*[.B797])" office:value-type="float" office:value="-0.0314107590781284" calcext:value-type="float">
            <text:p>-0,031410759078128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[.D796]+[.$D$1]*[.A797]" office:value-type="float" office:value="0.0388744113239812" calcext:value-type="float">
            <text:p>0,038874411323981</text:p>
          </table:table-cell>
          <table:table-cell table:formula="of:=[.D797]*[.D797]" office:value-type="float" office:value="0.00151121985578608" calcext:value-type="float">
            <text:p>0,001511219855786</text:p>
          </table:table-cell>
          <table:table-cell table:formula="of:=[.D797]-12.5" office:value-type="float" office:value="-12.461125588676" calcext:value-type="float">
            <text:p>-12,461125588676</text:p>
          </table:table-cell>
          <table:table-cell table:formula="of:=[.F797]*[.F797]" office:value-type="float" office:value="155.279650936756" calcext:value-type="float">
            <text:p>155,279650936756</text:p>
          </table:table-cell>
        </table:table-row>
        <table:table-row table:style-name="ro1">
          <table:table-cell table:formula="of:=SIN(2*PI()/[.$C$1]*[.B798])" office:value-type="float" office:value="-0.0235597648336098" calcext:value-type="float">
            <text:p>-0,02355976483361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D797]+[.$D$1]*[.A798]" office:value-type="float" office:value="0.0155502441387075" calcext:value-type="float">
            <text:p>0,015550244138708</text:p>
          </table:table-cell>
          <table:table-cell table:formula="of:=[.D798]*[.D798]" office:value-type="float" office:value="0.000241810092773406" calcext:value-type="float">
            <text:p>0,000241810092773</text:p>
          </table:table-cell>
          <table:table-cell table:formula="of:=[.D798]-12.5" office:value-type="float" office:value="-12.4844497558613" calcext:value-type="float">
            <text:p>-12,4844497558613</text:p>
          </table:table-cell>
          <table:table-cell table:formula="of:=[.F798]*[.F798]" office:value-type="float" office:value="155.861485706625" calcext:value-type="float">
            <text:p>155,861485706625</text:p>
          </table:table-cell>
        </table:table-row>
        <table:table-row table:style-name="ro1">
          <table:table-cell table:formula="of:=SIN(2*PI()/[.$C$1]*[.B799])" office:value-type="float" office:value="-0.0157073173118199" calcext:value-type="float">
            <text:p>-0,01570731731182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[.D798]+[.$D$1]*[.A799]" office:value-type="float" office:value="5.71938330029553E-015" calcext:value-type="float">
            <text:p>5,71938330029553E-15</text:p>
          </table:table-cell>
          <table:table-cell table:formula="of:=[.D799]*[.D799]" office:value-type="float" office:value="3.27113453356994E-029" calcext:value-type="float">
            <text:p>3,27113453356994E-29</text:p>
          </table:table-cell>
          <table:table-cell table:formula="of:=[.D799]-12.5" office:value-type="float" office:value="-12.5" calcext:value-type="float">
            <text:p>-12,5</text:p>
          </table:table-cell>
          <table:table-cell table:formula="of:=[.F799]*[.F799]" office:value-type="float" office:value="156.25" calcext:value-type="float">
            <text:p>156,25</text:p>
          </table:table-cell>
        </table:table-row>
        <table:table-row table:style-name="ro1">
          <table:table-cell table:formula="of:=SIN(2*PI()/[.$C$1]*[.B800])" office:value-type="float" office:value="-0.00785390088871109" calcext:value-type="float">
            <text:p>-0,007853900888711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[.D799]+[.$D$1]*[.A800]" office:value-type="float" office:value="-0.00777536187981826" calcext:value-type="float">
            <text:p>-0,007775361879818</text:p>
          </table:table-cell>
          <table:table-cell table:formula="of:=[.D800]*[.D800]" office:value-type="float" office:value="0.0000604562523621309" calcext:value-type="float">
            <text:p>6,04562523621309E-05</text:p>
          </table:table-cell>
          <table:table-cell table:formula="of:=[.D800]-12.5" office:value-type="float" office:value="-12.5077753618798" calcext:value-type="float">
            <text:p>-12,5077753618798</text:p>
          </table:table-cell>
          <table:table-cell table:formula="of:=[.F800]*[.F800]" office:value-type="float" office:value="156.444444503248" calcext:value-type="float">
            <text:p>156,444444503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50:15.035000000</meta:creation-date>
    <dc:date>2019-06-20T16:12:00.530000000</dc:date>
    <meta:editing-duration>PT10M2S</meta:editing-duration>
    <meta:editing-cycles>1</meta:editing-cycles>
    <meta:document-statistic meta:table-count="1" meta:cell-count="4800" meta:object-count="2"/>
    <meta:generator>LibreOffice/5.3.6.1$Windows_x86 LibreOffice_project/686f202eff87ef707079aeb7f485847613344eb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467cm" svg:height="9.006cm" xlink:href=".." xlink:type="simple" chart:class="chart:line" chart:style-name="ch1">
        <chart:legend chart:legend-position="end" svg:x="39.43cm" svg:y="4.23cm" style:legend-expansion="high" chart:style-name="ch2"/>
        <chart:plot-area chart:style-name="ch3" table:cell-range-address="Лист1.A1:Лист1.A800" svg:x="1.694cm" svg:y="-0.174cm" svg:width="29.613cm" svg:height="7.681cm">
          <chartooo:coordinate-region svg:x="2.527cm" svg:y="-0.001cm" svg:width="28.658cm" svg:height="7.3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1:Лист1.A800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5390088871133">
                <text:p>0.00785390088871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7073173118207">
                <text:p>0.0157073173118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5597648336102">
                <text:p>0.0235597648336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4107590781283">
                <text:p>0.0314107590781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2598157590686">
                <text:p>0.0392598157590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1064507096427">
                <text:p>0.0471064507096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9501799124458">
                <text:p>0.0549501799124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6269859311667">
                <text:p>0.0706269859311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84590957278449">
                <text:p>0.0784590957278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62863657979234">
                <text:p>0.0862863657979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41083133185143">
                <text:p>0.0941083133185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192445579505">
                <text:p>0.10192445579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9734311091045">
                <text:p>0.109734311091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7537397457838">
                <text:p>0.117537397457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3121338526552">
                <text:p>0.133121338526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0901231937583">
                <text:p>0.140901231937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8672433896923">
                <text:p>0.148672433896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4186846568863">
                <text:p>0.164186846568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192910027941">
                <text:p>0.17192910027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9660748593193">
                <text:p>0.179660748593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2787295356512">
                <text:p>0.202787295356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0471759821306">
                <text:p>0.210471759821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5801266869104">
                <text:p>0.225801266869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3445363855905">
                <text:p>0.233445363855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1075060833039">
                <text:p>0.241075060833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6289373132997">
                <text:p>0.256289373132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3873049965373">
                <text:p>0.263873049965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1440449865074">
                <text:p>0.271440449865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6524552727798">
                <text:p>0.286524552727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4040325232304">
                <text:p>0.294040325232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1537959944496">
                <text:p>0.301537959944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6476967181586">
                <text:p>0.316476967181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3917418198149">
                <text:p>0.323917418198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1337888462571">
                <text:p>0.331337888462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6117057077493">
                <text:p>0.3461170570774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3474843779257">
                <text:p>0.353474843779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0810826487642">
                <text:p>0.360810826487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5415571225283">
                <text:p>0.375415571225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9927687788188">
                <text:p>0.389927687788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4343595528745">
                <text:p>0.4043435955287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1514358605109">
                <text:p>0.411514358605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659737537428">
                <text:p>0.4186597375374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2872581520414">
                <text:p>0.4328725815204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9939169855915">
                <text:p>0.439939169855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6978620671121">
                <text:p>0.446978620671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0974374535462">
                <text:p>0.460974374535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7929814260573">
                <text:p>0.467929814260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4856389870595">
                <text:p>0.474856389870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8621241496955">
                <text:p>0.4886212414969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5458668432408">
                <text:p>0.4954586684324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2265533143373">
                <text:p>0.5022655331433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5785898285048">
                <text:p>0.515785898285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2498564715949">
                <text:p>0.5224985647159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9179000974191">
                <text:p>0.529179000974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2441536663119">
                <text:p>0.542441536663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9022817998132">
                <text:p>0.549022817998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8561850734264">
                <text:p>0.568561850734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75005252043279">
                <text:p>0.5750052520432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81413184319831">
                <text:p>0.5814131843198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4121062902039">
                <text:p>0.594121062902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0420225325884">
                <text:p>0.6004202253258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6682351002">
                <text:p>0.606682351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9093949309834">
                <text:p>0.6190939493098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25242656335705">
                <text:p>0.6252426563357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31352795449378">
                <text:p>0.631352795449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3455864733779">
                <text:p>0.6434558647337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9448048330184">
                <text:p>0.649448048330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55400170911794">
                <text:p>0.6554001709117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671827669046">
                <text:p>0.66718276690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3012513509773">
                <text:p>0.673012513509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8800745532942">
                <text:p>0.6788007455329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90251240234437">
                <text:p>0.6902512402344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95912796592314">
                <text:p>0.695912796592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1531425770856">
                <text:p>0.701531425770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2638518925205">
                <text:p>0.712638518925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18126297763189">
                <text:p>0.7181262977631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23569779188449">
                <text:p>0.7235697791884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4322509435686">
                <text:p>0.734322509435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3963109497861">
                <text:p>0.739631094978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4894056591622">
                <text:p>0.7448940565916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5281812285184">
                <text:p>0.7552818122851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0405965600031">
                <text:p>0.7604059656000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5483213493088">
                <text:p>0.7654832134930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5495743172234">
                <text:p>0.7754957431722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043040733833">
                <text:p>0.78043040733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85316930880745">
                <text:p>0.7853169308807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9494435338751">
                <text:p>0.794944353387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99684658487091">
                <text:p>0.799684658487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04375635270084">
                <text:p>0.8043756352700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3608449500787">
                <text:p>0.8136084495007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8149717425023">
                <text:p>0.8181497174250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2264051802086">
                <text:p>0.822640518020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3580736136827">
                <text:p>0.835807361368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0093553898942">
                <text:p>0.8400935538989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8510214981504">
                <text:p>0.8485102149815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52640164354092">
                <text:p>0.8526401643540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5671751886505">
                <text:p>0.856717518865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64713440520155">
                <text:p>0.864713440520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68631514438191">
                <text:p>0.868631514438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2496007072797">
                <text:p>0.8724960070727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80063298291132">
                <text:p>0.8800632982911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83765630088693">
                <text:p>0.8837656300886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87413447059283">
                <text:p>0.887413447059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94544639838025">
                <text:p>0.894544639838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8027575760616">
                <text:p>0.8980275757606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01455117112246">
                <text:p>0.9014551171122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08143173825081">
                <text:p>0.9081431738250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11403276635445">
                <text:p>0.9114032766354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4607159798614">
                <text:p>0.9146071597986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20845480141026">
                <text:p>0.920845480141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6856595640121">
                <text:p>0.926856595640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32639023143094">
                <text:p>0.9326390231430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35444030829867">
                <text:p>0.9354440308298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8191335922484">
                <text:p>0.938191335922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3512164028194">
                <text:p>0.943512164028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6085358827545">
                <text:p>0.946085358827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48600194625505">
                <text:p>0.9486001946255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53454172319001">
                <text:p>0.953454172319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5579301479833">
                <text:p>0.955793014798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58072899462319">
                <text:p>0.9580728994623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62455236453647">
                <text:p>0.9624552364536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64557418457798">
                <text:p>0.9645574184577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66600102016907">
                <text:p>0.9666001020169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0506473468542">
                <text:p>0.9705064734685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2369920397677">
                <text:p>0.9723699203976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4173386969849">
                <text:p>0.9741733869698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7599937764791">
                <text:p>0.9775999377647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9222810621766">
                <text:p>0.9792228106217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83728628949536">
                <text:p>0.9837286289495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85109326154774">
                <text:p>0.9851093261547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86429257176495">
                <text:p>0.986429257176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88886498744505">
                <text:p>0.988886498744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0023657716558">
                <text:p>0.9900236577165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1099747365975">
                <text:p>0.9910997473659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3068456954926">
                <text:p>0.9930684569549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396095545518">
                <text:p>0.993960955455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4792141761726">
                <text:p>0.9947921417617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6270376492941">
                <text:p>0.9962703764929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750279641627">
                <text:p>0.997502796416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8489097450538">
                <text:p>0.9984890974505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888987496197">
                <text:p>0.998889874961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9229036240723">
                <text:p>0.9992290362407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9722430218001">
                <text:p>0.999722430218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996915764479">
                <text:p>0.999969157644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996915764479">
                <text:p>0.999969157644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9876632481661">
                <text:p>0.9998766324816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9722430218001">
                <text:p>0.999722430218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9229036240723">
                <text:p>0.9992290362407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888987496197">
                <text:p>0.998889874961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8489097450538">
                <text:p>0.9984890974505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750279641627">
                <text:p>0.99750279641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6917333733128">
                <text:p>0.996917333733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6270376492941">
                <text:p>0.9962703764929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4792141761726">
                <text:p>0.9947921417617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396095545518">
                <text:p>0.993960955455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3068456954926">
                <text:p>0.9930684569549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1099747365975">
                <text:p>0.9910997473659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0023657716558">
                <text:p>0.9900236577165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88886498744505">
                <text:p>0.988886498744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86429257176495">
                <text:p>0.9864292571764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5109326154774">
                <text:p>0.9851093261547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83728628949536">
                <text:p>0.983728628949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9222810621766">
                <text:p>0.9792228106217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77599937764791">
                <text:p>0.9775999377647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4173386969849">
                <text:p>0.9741733869698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2369920397676">
                <text:p>0.9723699203976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0506473468542">
                <text:p>0.9705064734685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66600102016907">
                <text:p>0.9666001020169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64557418457798">
                <text:p>0.9645574184577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455236453647">
                <text:p>0.9624552364536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58072899462319">
                <text:p>0.9580728994623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5579301479833">
                <text:p>0.955793014798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53454172319001">
                <text:p>0.9534541723190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48600194625505">
                <text:p>0.9486001946255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46085358827545">
                <text:p>0.9460853588275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43512164028194">
                <text:p>0.9435121640281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38191335922484">
                <text:p>0.9381913359224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35444030829867">
                <text:p>0.9354440308298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32639023143094">
                <text:p>0.932639023143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26856595640121">
                <text:p>0.9268565956401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20845480141026">
                <text:p>0.9208454801410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14607159798614">
                <text:p>0.9146071597986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11403276635445">
                <text:p>0.9114032766354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08143173825081">
                <text:p>0.908143173825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01455117112246">
                <text:p>0.9014551171122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98027575760616">
                <text:p>0.8980275757606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4544639838025">
                <text:p>0.8945446398380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87413447059283">
                <text:p>0.8874134470592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83765630088693">
                <text:p>0.8837656300886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80063298291132">
                <text:p>0.8800632982911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72496007072797">
                <text:p>0.8724960070727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68631514438191">
                <text:p>0.8686315144381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64713440520155">
                <text:p>0.8647134405201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5671751886505">
                <text:p>0.856717518865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52640164354092">
                <text:p>0.8526401643540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8510214981503">
                <text:p>0.8485102149815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0093553898942">
                <text:p>0.8400935538989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3580736136827">
                <text:p>0.835807361368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2264051802086">
                <text:p>0.822640518020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18149717425023">
                <text:p>0.8181497174250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13608449500787">
                <text:p>0.8136084495007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04375635270084">
                <text:p>0.8043756352700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9968465848709">
                <text:p>0.799684658487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9494435338751">
                <text:p>0.794944353387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85316930880745">
                <text:p>0.7853169308807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8043040733833">
                <text:p>0.780430407338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75495743172234">
                <text:p>0.7754957431722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65483213493088">
                <text:p>0.7654832134930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60405965600031">
                <text:p>0.7604059656000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55281812285183">
                <text:p>0.755281812285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44894056591622">
                <text:p>0.7448940565916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963109497861">
                <text:p>0.739631094978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4322509435685">
                <text:p>0.7343225094356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23569779188449">
                <text:p>0.7235697791884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18126297763189">
                <text:p>0.7181262977631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12638518925205">
                <text:p>0.7126385189252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01531425770855">
                <text:p>0.7015314257708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95912796592314">
                <text:p>0.6959127965923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90251240234437">
                <text:p>0.6902512402344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78800745532942">
                <text:p>0.678800745532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73012513509773">
                <text:p>0.6730125135097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671827669046">
                <text:p>0.66718276690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55400170911794">
                <text:p>0.6554001709117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49448048330184">
                <text:p>0.649448048330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43455864733779">
                <text:p>0.6434558647337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31352795449377">
                <text:p>0.6313527954493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5242656335705">
                <text:p>0.6252426563357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19093949309834">
                <text:p>0.6190939493098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06682351002">
                <text:p>0.6066823510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00420225325884">
                <text:p>0.6004202253258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4121062902039">
                <text:p>0.5941210629020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8141318431983">
                <text:p>0.581413184319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75005252043278">
                <text:p>0.5750052520432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68561850734264">
                <text:p>0.5685618507342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49022817998132">
                <text:p>0.5490228179981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42441536663119">
                <text:p>0.5424415366631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29179000974191">
                <text:p>0.529179000974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22498564715949">
                <text:p>0.5224985647159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15785898285047">
                <text:p>0.5157858982850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02265533143372">
                <text:p>0.5022655331433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95458668432407">
                <text:p>0.4954586684324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88621241496955">
                <text:p>0.488621241496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74856389870595">
                <text:p>0.4748563898705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67929814260573">
                <text:p>0.4679298142605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60974374535462">
                <text:p>0.4609743745354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46978620671121">
                <text:p>0.4469786206711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39939169855915">
                <text:p>0.4399391698559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2872581520414">
                <text:p>0.4328725815204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18659737537428">
                <text:p>0.4186597375374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11514358605109">
                <text:p>0.4115143586051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04343595528745">
                <text:p>0.4043435955287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9927687788188">
                <text:p>0.3899276877881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75415571225283">
                <text:p>0.3754155712252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60810826487642">
                <text:p>0.3608108264876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3474843779257">
                <text:p>0.3534748437792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46117057077493">
                <text:p>0.3461170570774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31337888462571">
                <text:p>0.3313378884625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23917418198149">
                <text:p>0.3239174181981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16476967181586">
                <text:p>0.3164769671815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01537959944495">
                <text:p>0.3015379599444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94040325232304">
                <text:p>0.294040325232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86524552727798">
                <text:p>0.2865245527277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71440449865074">
                <text:p>0.2714404498650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63873049965373">
                <text:p>0.2638730499653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56289373132997">
                <text:p>0.2562893731329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41075060833039">
                <text:p>0.2410750608330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33445363855905">
                <text:p>0.2334453638559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25801266869103">
                <text:p>0.2258012668691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10471759821305">
                <text:p>0.2104717598213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02787295356512">
                <text:p>0.2027872953565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79660748593193">
                <text:p>0.1796607485931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7192910027941">
                <text:p>0.171929100279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64186846568863">
                <text:p>0.1641868465688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48672433896923">
                <text:p>0.1486724338969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40901231937582">
                <text:p>0.1409012319375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33121338526552">
                <text:p>0.1331213385265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17537397457838">
                <text:p>0.1175373974578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09734311091045">
                <text:p>0.1097343110910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0192445579505">
                <text:p>0.101924455795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6286365797923">
                <text:p>0.0862863657979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84590957278446">
                <text:p>0.07845909572784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06269859311664">
                <text:p>0.07062698593116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27905195293131">
                <text:p>0.06279051952931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549501799124456">
                <text:p>0.05495017991244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471064507096425">
                <text:p>0.04710645070964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92598157590685">
                <text:p>0.03925981575906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14107590781282">
                <text:p>0.03141075907812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35597648336101">
                <text:p>0.02355976483361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57073173118207">
                <text:p>0.01570731731182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785390088871097">
                <text:p>0.007853900888710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785390088871161">
                <text:p>-0.007853900888711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157073173118209">
                <text:p>-0.01570731731182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235597648336103">
                <text:p>-0.0235597648336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314107590781284">
                <text:p>-0.03141075907812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392598157590687">
                <text:p>-0.03925981575906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471064507096427">
                <text:p>-0.04710645070964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549501799124458">
                <text:p>-0.05495017991244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706269859311671">
                <text:p>-0.07062698593116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784590957278453">
                <text:p>-0.07845909572784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862863657979237">
                <text:p>-0.08628636579792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941083133185146">
                <text:p>-0.09410831331851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0192445579505">
                <text:p>-0.101924455795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09734311091045">
                <text:p>-0.1097343110910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17537397457838">
                <text:p>-0.1175373974578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33121338526552">
                <text:p>-0.1331213385265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40901231937583">
                <text:p>-0.1409012319375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48672433896923">
                <text:p>-0.1486724338969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64186846568863">
                <text:p>-0.1641868465688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7192910027941">
                <text:p>-0.171929100279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79660748593193">
                <text:p>-0.1796607485931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202787295356512">
                <text:p>-0.2027872953565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210471759821306">
                <text:p>-0.2104717598213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225801266869104">
                <text:p>-0.2258012668691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233445363855906">
                <text:p>-0.2334453638559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241075060833039">
                <text:p>-0.2410750608330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256289373132997">
                <text:p>-0.2562893731329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263873049965373">
                <text:p>-0.2638730499653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271440449865074">
                <text:p>-0.2714404498650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286524552727798">
                <text:p>-0.2865245527277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294040325232304">
                <text:p>-0.2940403252323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301537959944496">
                <text:p>-0.3015379599444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316476967181586">
                <text:p>-0.3164769671815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32391741819815">
                <text:p>-0.323917418198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331337888462571">
                <text:p>-0.3313378884625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346117057077493">
                <text:p>-0.3461170570774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353474843779257">
                <text:p>-0.3534748437792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360810826487642">
                <text:p>-0.3608108264876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375415571225283">
                <text:p>-0.3754155712252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389927687788189">
                <text:p>-0.3899276877881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404343595528745">
                <text:p>-0.4043435955287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411514358605109">
                <text:p>-0.4115143586051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418659737537428">
                <text:p>-0.4186597375374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432872581520414">
                <text:p>-0.4328725815204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439939169855915">
                <text:p>-0.4399391698559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46978620671121">
                <text:p>-0.4469786206711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460974374535463">
                <text:p>-0.4609743745354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467929814260574">
                <text:p>-0.4679298142605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474856389870595">
                <text:p>-0.4748563898705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488621241496955">
                <text:p>-0.4886212414969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495458668432408">
                <text:p>-0.4954586684324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02265533143373">
                <text:p>-0.5022655331433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09041415750372">
                <text:p>-0.5090414157503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515785898285048">
                <text:p>-0.5157858982850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522498564715949">
                <text:p>-0.5224985647159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529179000974191">
                <text:p>-0.5291790009741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542441536663119">
                <text:p>-0.5424415366631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549022817998132">
                <text:p>-0.5490228179981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568561850734264">
                <text:p>-0.5685618507342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575005252043279">
                <text:p>-0.5750052520432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581413184319831">
                <text:p>-0.5814131843198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594121062902039">
                <text:p>-0.5941210629020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600420225325884">
                <text:p>-0.6004202253258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606682351002">
                <text:p>-0.6066823510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612907053652977">
                <text:p>-0.6129070536529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619093949309834">
                <text:p>-0.6190939493098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625242656335705">
                <text:p>-0.6252426563357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631352795449378">
                <text:p>-0.6313527954493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643455864733779">
                <text:p>-0.6434558647337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649448048330184">
                <text:p>-0.6494480483301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655400170911794">
                <text:p>-0.6554001709117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6671827669046">
                <text:p>-0.66718276690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673012513509773">
                <text:p>-0.6730125135097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678800745532942">
                <text:p>-0.6788007455329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690251240234437">
                <text:p>-0.6902512402344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695912796592315">
                <text:p>-0.6959127965923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701531425770856">
                <text:p>-0.7015314257708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712638518925206">
                <text:p>-0.7126385189252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718126297763189">
                <text:p>-0.7181262977631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723569779188449">
                <text:p>-0.7235697791884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734322509435686">
                <text:p>-0.7343225094356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73963109497861">
                <text:p>-0.739631094978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744894056591622">
                <text:p>-0.7448940565916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755281812285184">
                <text:p>-0.7552818122851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760405965600031">
                <text:p>-0.7604059656000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765483213493088">
                <text:p>-0.7654832134930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775495743172235">
                <text:p>-0.7754957431722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78043040733833">
                <text:p>-0.780430407338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785316930880745">
                <text:p>-0.7853169308807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79494435338751">
                <text:p>-0.794944353387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79968465848709">
                <text:p>-0.799684658487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804375635270085">
                <text:p>-0.8043756352700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813608449500787">
                <text:p>-0.8136084495007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818149717425024">
                <text:p>-0.8181497174250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82264051802086">
                <text:p>-0.8226405180208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83580736136827">
                <text:p>-0.835807361368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840093553898942">
                <text:p>-0.8400935538989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848510214981503">
                <text:p>-0.8485102149815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852640164354092">
                <text:p>-0.8526401643540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85671751886505">
                <text:p>-0.856717518865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864713440520155">
                <text:p>-0.8647134405201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868631514438191">
                <text:p>-0.8686315144381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872496007072797">
                <text:p>-0.8724960070727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880063298291132">
                <text:p>-0.8800632982911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883765630088693">
                <text:p>-0.8837656300886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887413447059283">
                <text:p>-0.8874134470592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894544639838025">
                <text:p>-0.8945446398380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898027575760616">
                <text:p>-0.8980275757606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901455117112246">
                <text:p>-0.9014551171122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908143173825081">
                <text:p>-0.90814317382508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911403276635445">
                <text:p>-0.91140327663544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914607159798613">
                <text:p>-0.9146071597986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920845480141026">
                <text:p>-0.9208454801410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926856595640121">
                <text:p>-0.9268565956401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932639023143094">
                <text:p>-0.9326390231430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935444030829867">
                <text:p>-0.9354440308298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938191335922484">
                <text:p>-0.9381913359224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943512164028194">
                <text:p>-0.9435121640281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946085358827545">
                <text:p>-0.9460853588275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948600194625505">
                <text:p>-0.9486001946255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953454172319001">
                <text:p>-0.9534541723190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95579301479833">
                <text:p>-0.955793014798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958072899462319">
                <text:p>-0.9580728994623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962455236453647">
                <text:p>-0.9624552364536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964557418457798">
                <text:p>-0.9645574184577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966600102016907">
                <text:p>-0.9666001020169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970506473468542">
                <text:p>-0.9705064734685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972369920397677">
                <text:p>-0.9723699203976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974173386969849">
                <text:p>-0.9741733869698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977599937764791">
                <text:p>-0.9775999377647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979222810621766">
                <text:p>-0.9792228106217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983728628949536">
                <text:p>-0.9837286289495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985109326154774">
                <text:p>-0.9851093261547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986429257176495">
                <text:p>-0.9864292571764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988886498744505">
                <text:p>-0.9888864987445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990023657716558">
                <text:p>-0.9900236577165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991099747365975">
                <text:p>-0.9910997473659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993068456954926">
                <text:p>-0.9930684569549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99396095545518">
                <text:p>-0.993960955455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994792141761726">
                <text:p>-0.9947921417617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996270376492941">
                <text:p>-0.9962703764929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996917333733128">
                <text:p>-0.996917333733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99750279641627">
                <text:p>-0.997502796416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998489097450538">
                <text:p>-0.9984890974505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99888987496197">
                <text:p>-0.998889874961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999229036240723">
                <text:p>-0.9992290362407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999722430218001">
                <text:p>-0.9997224302180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999876632481661">
                <text:p>-0.9998766324816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99996915764479">
                <text:p>-0.999969157644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99996915764479">
                <text:p>-0.999969157644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999876632481661">
                <text:p>-0.9998766324816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999722430218001">
                <text:p>-0.9997224302180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999229036240723">
                <text:p>-0.9992290362407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99888987496197">
                <text:p>-0.998889874961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998489097450538">
                <text:p>-0.9984890974505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99750279641627">
                <text:p>-0.997502796416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996917333733128">
                <text:p>-0.9969173337331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996270376492941">
                <text:p>-0.9962703764929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994792141761726">
                <text:p>-0.9947921417617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99396095545518">
                <text:p>-0.993960955455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993068456954926">
                <text:p>-0.9930684569549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991099747365975">
                <text:p>-0.9910997473659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990023657716558">
                <text:p>-0.9900236577165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988886498744505">
                <text:p>-0.9888864987445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986429257176495">
                <text:p>-0.9864292571764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985109326154774">
                <text:p>-0.9851093261547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983728628949536">
                <text:p>-0.9837286289495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979222810621766">
                <text:p>-0.9792228106217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977599937764791">
                <text:p>-0.9775999377647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974173386969849">
                <text:p>-0.9741733869698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972369920397676">
                <text:p>-0.9723699203976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970506473468542">
                <text:p>-0.9705064734685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966600102016907">
                <text:p>-0.9666001020169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964557418457798">
                <text:p>-0.9645574184577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962455236453647">
                <text:p>-0.9624552364536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958072899462319">
                <text:p>-0.9580728994623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95579301479833">
                <text:p>-0.955793014798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953454172319001">
                <text:p>-0.9534541723190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948600194625505">
                <text:p>-0.9486001946255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946085358827545">
                <text:p>-0.94608535882754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943512164028194">
                <text:p>-0.9435121640281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938191335922484">
                <text:p>-0.9381913359224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935444030829867">
                <text:p>-0.9354440308298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932639023143094">
                <text:p>-0.9326390231430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926856595640121">
                <text:p>-0.9268565956401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920845480141026">
                <text:p>-0.9208454801410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914607159798613">
                <text:p>-0.9146071597986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911403276635445">
                <text:p>-0.91140327663544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908143173825081">
                <text:p>-0.9081431738250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901455117112246">
                <text:p>-0.9014551171122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898027575760616">
                <text:p>-0.8980275757606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894544639838025">
                <text:p>-0.8945446398380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887413447059283">
                <text:p>-0.8874134470592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883765630088693">
                <text:p>-0.8837656300886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880063298291132">
                <text:p>-0.8800632982911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872496007072797">
                <text:p>-0.8724960070727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868631514438191">
                <text:p>-0.8686315144381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864713440520155">
                <text:p>-0.8647134405201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860742027003943">
                <text:p>-0.8607420270039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85671751886505">
                <text:p>-0.856717518865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852640164354092">
                <text:p>-0.8526401643540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848510214981503">
                <text:p>-0.8485102149815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840093553898942">
                <text:p>-0.8400935538989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83580736136827">
                <text:p>-0.835807361368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822640518020859">
                <text:p>-0.8226405180208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818149717425023">
                <text:p>-0.8181497174250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813608449500787">
                <text:p>-0.813608449500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804375635270084">
                <text:p>-0.8043756352700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79968465848709">
                <text:p>-0.799684658487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79494435338751">
                <text:p>-0.794944353387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785316930880745">
                <text:p>-0.7853169308807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780430407338329">
                <text:p>-0.7804304073383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775495743172234">
                <text:p>-0.77549574317223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765483213493088">
                <text:p>-0.7654832134930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760405965600031">
                <text:p>-0.7604059656000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755281812285183">
                <text:p>-0.7552818122851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744894056591622">
                <text:p>-0.7448940565916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73963109497861">
                <text:p>-0.7396310949786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734322509435685">
                <text:p>-0.7343225094356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723569779188449">
                <text:p>-0.7235697791884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718126297763189">
                <text:p>-0.71812629776318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712638518925205">
                <text:p>-0.7126385189252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701531425770856">
                <text:p>-0.7015314257708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695912796592314">
                <text:p>-0.6959127965923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690251240234437">
                <text:p>-0.6902512402344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678800745532942">
                <text:p>-0.6788007455329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673012513509773">
                <text:p>-0.6730125135097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6671827669046">
                <text:p>-0.66718276690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655400170911793">
                <text:p>-0.6554001709117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649448048330183">
                <text:p>-0.6494480483301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643455864733778">
                <text:p>-0.6434558647337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631352795449377">
                <text:p>-0.6313527954493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625242656335705">
                <text:p>-0.6252426563357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619093949309834">
                <text:p>-0.6190939493098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606682351001999">
                <text:p>-0.6066823510019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600420225325884">
                <text:p>-0.6004202253258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594121062902038">
                <text:p>-0.59412106290203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581413184319831">
                <text:p>-0.5814131843198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575005252043278">
                <text:p>-0.5750052520432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568561850734264">
                <text:p>-0.5685618507342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56208337785213">
                <text:p>-0.562083377852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549022817998131">
                <text:p>-0.5490228179981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542441536663119">
                <text:p>-0.5424415366631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52917900097419">
                <text:p>-0.529179000974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522498564715949">
                <text:p>-0.5224985647159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515785898285047">
                <text:p>-0.5157858982850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502265533143372">
                <text:p>-0.5022655331433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495458668432408">
                <text:p>-0.4954586684324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488621241496955">
                <text:p>-0.4886212414969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474856389870594">
                <text:p>-0.4748563898705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467929814260573">
                <text:p>-0.46792981426057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460974374535462">
                <text:p>-0.4609743745354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453990499739546">
                <text:p>-0.4539904997395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446978620671121">
                <text:p>-0.4469786206711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439939169855915">
                <text:p>-0.4399391698559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432872581520414">
                <text:p>-0.4328725815204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418659737537428">
                <text:p>-0.4186597375374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411514358605108">
                <text:p>-0.4115143586051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404343595528745">
                <text:p>-0.40434359552874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389927687788188">
                <text:p>-0.3899276877881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375415571225282">
                <text:p>-0.3754155712252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360810826487641">
                <text:p>-0.36081082648764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353474843779257">
                <text:p>-0.3534748437792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346117057077493">
                <text:p>-0.3461170570774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331337888462571">
                <text:p>-0.3313378884625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32391741819815">
                <text:p>-0.323917418198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316476967181586">
                <text:p>-0.3164769671815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301537959944495">
                <text:p>-0.30153795994449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94040325232303">
                <text:p>-0.29404032523230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86524552727798">
                <text:p>-0.2865245527277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71440449865074">
                <text:p>-0.2714404498650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263873049965373">
                <text:p>-0.26387304996537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256289373132997">
                <text:p>-0.2562893731329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241075060833038">
                <text:p>-0.24107506083303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233445363855905">
                <text:p>-0.2334453638559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225801266869103">
                <text:p>-0.2258012668691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18143241396542">
                <text:p>-0.2181432413965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210471759821305">
                <text:p>-0.2104717598213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202787295356512">
                <text:p>-0.2027872953565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179660748593192">
                <text:p>-0.1796607485931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171929100279409">
                <text:p>-0.1719291002794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164186846568863">
                <text:p>-0.1641868465688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15643446504023">
                <text:p>-0.156434465040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148672433896923">
                <text:p>-0.1486724338969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140901231937582">
                <text:p>-0.1409012319375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133121338526552">
                <text:p>-0.1331213385265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117537397457838">
                <text:p>-0.1175373974578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109734311091045">
                <text:p>-0.1097343110910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10192445579505">
                <text:p>-0.101924455795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94108313318514">
                <text:p>-0.0941083133185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862863657979227">
                <text:p>-0.08628636579792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784590957278448">
                <text:p>-0.078459095727844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706269859311661">
                <text:p>-0.07062698593116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549501799124452">
                <text:p>-0.05495017991244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471064507096426">
                <text:p>-0.04710645070964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392598157590682">
                <text:p>-0.03925981575906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314107590781284">
                <text:p>-0.03141075907812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235597648336098">
                <text:p>-0.02355976483360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157073173118199">
                <text:p>-0.01570731731181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785390088871109">
                <text:p>-0.00785390088871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979cm" svg:height="9cm" xlink:href=".." xlink:type="simple" chart:class="chart:line" chart:style-name="ch1">
        <chart:legend chart:legend-position="end" svg:x="34.942cm" svg:y="4.227cm" style:legend-expansion="high" chart:style-name="ch2"/>
        <chart:plot-area chart:style-name="ch3" table:cell-range-address="Лист1.D2:Лист1.D800" svg:x="1.799cm" svg:y="0.531cm" svg:width="29.478cm" svg:height="8.639cm">
          <chartooo:coordinate-region svg:x="2.606cm" svg:y="0.704cm" svg:width="28.671cm" svg:height="8.2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800" chart:class="chart:line">
            <chart:data-point chart:repeated="7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D2:Лист1.D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5502441387025">
                <text:p>0.0155502441387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88744113239765">
                <text:p>0.0388744113239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99710628113235">
                <text:p>0.0699710628113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8838280412801">
                <text:p>0.108838280412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473666615348">
                <text:p>0.155473666615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9874344728669">
                <text:p>0.209874344728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2036959062689">
                <text:p>0.272036959062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1957675134544">
                <text:p>0.341957675134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9632179905111">
                <text:p>0.419632179905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5055682045055">
                <text:p>0.505055682045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8222912230384">
                <text:p>0.598222912230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9128123467484">
                <text:p>0.699128123467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7765091447618">
                <text:p>0.807765091447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4127114930878">
                <text:p>0.924127114930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820701615954">
                <text:p>1.04820701615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7999714130083">
                <text:p>1.17999714130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1948936091903">
                <text:p>1.31948936091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6667507047699">
                <text:p>1.46667507047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2154519086682">
                <text:p>1.62154519086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8409016896999">
                <text:p>1.78409016896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42999782466">
                <text:p>1.9542999782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3216411935387">
                <text:p>2.13216411935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767162079373">
                <text:p>2.31767162079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108110395897">
                <text:p>2.5108110395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1157046199265">
                <text:p>2.71157046199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1993750421574">
                <text:p>2.91993750421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3589931319832">
                <text:p>3.13589931319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5944256739873">
                <text:p>3.35944256739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9055347761608">
                <text:p>3.59055347761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2921778784078">
                <text:p>3.829217787840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7542077613399">
                <text:p>4.07542077613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2914725553566">
                <text:p>4.32914725553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9038157500138">
                <text:p>4.59038157500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591076203678">
                <text:p>4.8591076203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3530881534664">
                <text:p>5.13530881534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41896812254716">
                <text:p>5.41896812254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71006804452714">
                <text:p>5.71006804452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0859062487219">
                <text:p>6.00859062487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1451744930339">
                <text:p>6.31451744930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2782964681316">
                <text:p>6.62782964681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94850789082933">
                <text:p>6.94850789082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7653240040727">
                <text:p>7.27653240040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61188294145011">
                <text:p>7.61188294145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5453882795683">
                <text:p>7.95453882795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30447892329829">
                <text:p>8.30447892329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66168164152106">
                <text:p>8.66168164152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02612494867889">
                <text:p>9.02612494867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39778636419192">
                <text:p>9.39778636419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77664296223336">
                <text:p>9.77664296223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626713731437">
                <text:p>10.1626713731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558477848721">
                <text:p>10.5558477848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9561479444456">
                <text:p>10.9561479444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3635471594646">
                <text:p>11.36354715946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780202996267">
                <text:p>11.7780202996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1995417982761">
                <text:p>12.19954179827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280856539813">
                <text:p>12.6280856539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0636254321387">
                <text:p>13.0636254321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5061342666031">
                <text:p>13.5061342666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9555848613452">
                <text:p>13.9555848613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4119494921353">
                <text:p>14.4119494921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8752000082533">
                <text:p>14.8752000082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3453078342252">
                <text:p>15.3453078342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8222439715859">
                <text:p>15.82224397158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3059790006679">
                <text:p>16.3059790006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96483082416">
                <text:p>16.796483082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2937259602279">
                <text:p>17.2937259602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7976769618208">
                <text:p>17.7976769618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308305001123">
                <text:p>18.308305001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8255785801917">
                <text:p>18.82557858019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3494657911562">
                <text:p>19.34946579115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8799343181854">
                <text:p>19.8799343181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4169514394819">
                <text:p>20.4169514394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9604840293">
                <text:p>20.9604840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5104985599894">
                <text:p>21.5104985599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066961104063">
                <text:p>22.0669611040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62983733629">
                <text:p>22.629837336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1990925358128">
                <text:p>23.1990925358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7746915882895">
                <text:p>23.77469158828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356598988059">
                <text:p>24.356598988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944778840332">
                <text:p>24.9447788403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5391948634046">
                <text:p>25.5391948634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1398103908966">
                <text:p>26.1398103908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7465883740131">
                <text:p>26.7465883740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.3594913838298">
                <text:p>27.3594913838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9784816136021">
                <text:p>27.9784816136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603520881097">
                <text:p>28.603520881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.2345706309482">
                <text:p>29.23457063094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.8715919370347">
                <text:p>29.8715919370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5145455048816">
                <text:p>30.5145455048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1633916740842">
                <text:p>31.1633916740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.8180904207547">
                <text:p>31.81809042075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.4786013599902">
                <text:p>32.4786013599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1448837483649">
                <text:p>33.14488374836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.8168964864425">
                <text:p>33.81689648644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.4945981213119">
                <text:p>34.4945981213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.177946849144">
                <text:p>35.177946849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.8669005177704">
                <text:p>35.86690051777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.5614166292835">
                <text:p>36.56141662928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.2614523426582">
                <text:p>37.26145234265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9669644763942">
                <text:p>37.9669644763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6779095111797">
                <text:p>38.67790951117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.3942435925763">
                <text:p>39.39424359257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.1159225337235">
                <text:p>40.11592253372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.8429018180648">
                <text:p>40.84290181806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.5751366020936">
                <text:p>41.5751366020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.3125817181193">
                <text:p>42.31258171811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0551916770535">
                <text:p>43.05519167705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.8029206712158">
                <text:p>43.8029206712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557225771598">
                <text:p>44.5557225771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313550958518">
                <text:p>45.3135509585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.076359068866">
                <text:p>46.0763590688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.8440998546066">
                <text:p>46.84409985460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6167259578715">
                <text:p>47.61672595787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.3941897194434">
                <text:p>48.39418971944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.1764431816954">
                <text:p>49.17644318169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963438091549">
                <text:p>49.9634380915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.7551259034512">
                <text:p>50.75512590345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.5514577823686">
                <text:p>51.55145778236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3523846067998">
                <text:p>52.3523846067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.1578569718056">
                <text:p>53.157856971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.9678251920564">
                <text:p>53.96782519205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.782239304897">
                <text:p>54.7822393048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.6010490734288">
                <text:p>55.60104907342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4242039896084">
                <text:p>56.42420398960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.2516532773629">
                <text:p>57.25165327736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.0833458957229">
                <text:p>58.08334589572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.9192305419699">
                <text:p>58.91923054196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.7592556548016">
                <text:p>59.7592556548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.6033694175121">
                <text:p>60.6033694175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.4515197611885">
                <text:p>61.4515197611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.3036543679224">
                <text:p>62.30365436792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.1597206740374">
                <text:p>63.15972067403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4.0196658733312">
                <text:p>64.01966587333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4.8834369203333">
                <text:p>64.883436920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.7509805335767">
                <text:p>65.75098053357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.6222431988849">
                <text:p>66.62224319888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.4971711726727">
                <text:p>67.49717117267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.3757104852614">
                <text:p>68.37571048526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2578069442079">
                <text:p>69.25780694420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1434061376475">
                <text:p>70.14340613764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.0324534376506">
                <text:p>71.03245343765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9248940035917">
                <text:p>71.92489400359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.820672785533">
                <text:p>72.8206727855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.7197345276199">
                <text:p>73.71973452761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.622023771489">
                <text:p>74.622023771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.5274848596896">
                <text:p>75.52748485968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6.4360619391167">
                <text:p>76.43606193911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7.3476989644563">
                <text:p>77.3476989644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2623397016425">
                <text:p>78.26233970164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9.1799277313262">
                <text:p>79.17992773132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.1004064523556">
                <text:p>80.10040645235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1.0237190852673">
                <text:p>81.02371908526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.9498086757888">
                <text:p>81.9498086757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.8786180983521">
                <text:p>82.87861809835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.8100900596168">
                <text:p>83.81009005961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.7441671020047">
                <text:p>84.74416710200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.680791607244">
                <text:p>85.6807916072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.6199057999232">
                <text:p>86.6199057999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.5614517510554">
                <text:p>87.56145175105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8.5053713816512">
                <text:p>88.50537138165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9.4516064663016">
                <text:p>89.45160646630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.4000986367693">
                <text:p>90.4000986367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.3507893855894">
                <text:p>91.35078938558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.3036200696786">
                <text:p>92.30362006967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2585319139518">
                <text:p>93.25853191395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4.2154660149485">
                <text:p>94.2154660149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5.1743633444658">
                <text:p>95.17436334446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.1351647531997">
                <text:p>96.1351647531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0978109743934">
                <text:p>97.09781097439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0622426274936">
                <text:p>98.06224262749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.0284002218129">
                <text:p>99.0284002218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9962241602001">
                <text:p>99.9962241602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.965654742716">
                <text:p>100.965654742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.936632170315">
                <text:p>101.9366321703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.909096548536">
                <text:p>102.9090965485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3.882987891196">
                <text:p>103.8829878911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4.858246124089">
                <text:p>104.8582461240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5.834811088694">
                <text:p>105.8348110886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6.812622545883">
                <text:p>106.8126225458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7.79162017964">
                <text:p>107.791620179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8.77174360078">
                <text:p>108.771743600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9.752932350672">
                <text:p>109.7529323506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.735125904973">
                <text:p>110.735125904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718263677359">
                <text:p>111.7182636773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2.702285023259">
                <text:p>112.7022850232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3.687129243604">
                <text:p>113.687129243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.672735588561">
                <text:p>114.6727355885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5.659043261289">
                <text:p>115.6590432612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6.645991421684">
                <text:p>116.6459914216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.633519190137">
                <text:p>117.6335191901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621565651281">
                <text:p>118.6215656512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.610069857757">
                <text:p>119.6100698577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0.598970833969">
                <text:p>120.5989708339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1.588207579847">
                <text:p>121.588207579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2.577719074609">
                <text:p>122.5777190746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3.567444280525">
                <text:p>123.567444280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4.557322146682">
                <text:p>124.5573221466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5.54729161275">
                <text:p>125.547291612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.53729161275">
                <text:p>126.537291612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7.527261078819">
                <text:p>127.5272610788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.517138944976">
                <text:p>128.5171389449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9.506864150891">
                <text:p>129.5068641508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.496375645653">
                <text:p>130.4963756456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1.485612391532">
                <text:p>131.4856123915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474513367744">
                <text:p>132.4745133677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46301757422">
                <text:p>133.463017574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4.451064035364">
                <text:p>134.4510640353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5.438591803816">
                <text:p>135.4385918038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6.425539964212">
                <text:p>136.4255399642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7.41184763694">
                <text:p>137.411847636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8.397453981897">
                <text:p>138.3974539818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9.382298202241">
                <text:p>139.3822982022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0.366319548142">
                <text:p>140.3663195481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.349457320527">
                <text:p>141.3494573205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.331650874829">
                <text:p>142.3316508748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3.312839624721">
                <text:p>143.3128396247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4.29296304586">
                <text:p>144.292963045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5.271960679617">
                <text:p>145.2719606796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.249772136806">
                <text:p>146.2497721368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.226337101411">
                <text:p>147.2263371014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8.201595334304">
                <text:p>148.2015953343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9.175486676964">
                <text:p>149.1754866769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0.147951055186">
                <text:p>150.1479510551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1.118928482785">
                <text:p>151.1189284827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2.088359065301">
                <text:p>152.0883590653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3.056183003688">
                <text:p>153.0561830036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4.022340598007">
                <text:p>154.0223405980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4.986772251107">
                <text:p>154.986772251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5.949418472301">
                <text:p>155.9494184723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6.910219881035">
                <text:p>156.910219881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7.869117210552">
                <text:p>157.8691172105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8.826051311549">
                <text:p>158.8260513115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9.780963155822">
                <text:p>159.780963155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0.733793839911">
                <text:p>160.7337938399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1.684484588731">
                <text:p>161.6844845887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2.632976759199">
                <text:p>162.6329767591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3.579211843849">
                <text:p>163.5792118438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4.523131474445">
                <text:p>164.5231314744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.464677425577">
                <text:p>165.4646774255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6.403791618257">
                <text:p>166.4037916182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7.340416123496">
                <text:p>167.3404161234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8.274493165884">
                <text:p>168.2744931658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9.205965127149">
                <text:p>169.2059651271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0.134774549712">
                <text:p>170.1347745497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1.060864140233">
                <text:p>171.0608641402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1.984176773145">
                <text:p>171.9841767731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2.904655494174">
                <text:p>172.9046554941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3.822243523858">
                <text:p>173.8222435238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4.736884261044">
                <text:p>174.7368842610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5.648521286384">
                <text:p>175.6485212863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6.557098365811">
                <text:p>176.5570983658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7.462559454012">
                <text:p>177.4625594540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8.364848697881">
                <text:p>178.3648486978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9.263910439968">
                <text:p>179.2639104399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0.159689221909">
                <text:p>180.1596892219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1.05212978785">
                <text:p>181.052129787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1.941177087853">
                <text:p>181.9411770878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2.826776281293">
                <text:p>182.8267762812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3.708872740239">
                <text:p>183.7088727402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4.587412052828">
                <text:p>184.5874120528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5.462340026616">
                <text:p>185.4623400266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6.333602691924">
                <text:p>186.3336026919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7.201146305167">
                <text:p>187.2011463051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8.064917352169">
                <text:p>188.0649173521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8.924862551463">
                <text:p>188.9248625514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9.780928857578">
                <text:p>189.7809288575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0.633063464312">
                <text:p>190.6330634643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1.481213807989">
                <text:p>191.4812138079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2.325327570699">
                <text:p>192.3253275706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3.165352683531">
                <text:p>193.1653526835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4.001237329778">
                <text:p>194.0012373297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4.832929948138">
                <text:p>194.8329299481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5.660379235892">
                <text:p>195.6603792358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6.483534152072">
                <text:p>196.4835341520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7.302343920604">
                <text:p>197.3023439206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8.116758033444">
                <text:p>198.1167580334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8.926726253695">
                <text:p>198.9267262536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9.732198618701">
                <text:p>199.7321986187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0.533125443132">
                <text:p>200.5331254431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1.329457322049">
                <text:p>201.3294573220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2.121145133952">
                <text:p>202.1211451339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2.908140043805">
                <text:p>202.9081400438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3.690393506057">
                <text:p>203.6903935060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4.467857267629">
                <text:p>204.4678572676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5.240483370894">
                <text:p>205.2404833708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6.008224156635">
                <text:p>206.0082241566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6.771032266983">
                <text:p>206.7710322669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7.528860648341">
                <text:p>207.5288606483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8.281662554285">
                <text:p>208.2816625542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9.029391548447">
                <text:p>209.0293915484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9.772001507381">
                <text:p>209.7720015073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0.509446623407">
                <text:p>210.5094466234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1.241681407436">
                <text:p>211.2416814074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1.968660691777">
                <text:p>211.9686606917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2.690339632924">
                <text:p>212.6903396329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3.406673714321">
                <text:p>213.4066737143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4.117618749106">
                <text:p>214.1176187491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4.823130882842">
                <text:p>214.8231308828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5.523166596217">
                <text:p>215.5231665962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6.21768270773">
                <text:p>216.217682707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6.906636376357">
                <text:p>216.9066363763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.589985104189">
                <text:p>217.5899851041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8.267686739058">
                <text:p>218.2676867390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8.939699477136">
                <text:p>218.9396994771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9.60598186551">
                <text:p>219.605981865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0.266492804746">
                <text:p>220.2664928047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0.921191551416">
                <text:p>220.9211915514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1.570037720619">
                <text:p>221.5700377206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2.212991288466">
                <text:p>222.2129912884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2.850012594552">
                <text:p>222.8500125945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3.481062344404">
                <text:p>223.4810623444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4.106101611898">
                <text:p>224.1061016118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4.725091841671">
                <text:p>224.7250918416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5.337994851488">
                <text:p>225.3379948514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5.944772834604">
                <text:p>225.9447728346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6.545388362096">
                <text:p>226.5453883620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7.139804385169">
                <text:p>227.1398043851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7.727984237442">
                <text:p>227.7279842374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8.309891637211">
                <text:p>228.3098916372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8.885490689688">
                <text:p>228.8854906896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9.454745889211">
                <text:p>229.4547458892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0.017622121438">
                <text:p>230.0176221214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0.574084665511">
                <text:p>230.5740846655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1.124099196201">
                <text:p>231.1240991962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1.667631786019">
                <text:p>231.667631786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2.204648907315">
                <text:p>232.2046489073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2.735117434344">
                <text:p>232.7351174343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3.259004645309">
                <text:p>233.2590046453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3.776278224378">
                <text:p>233.7762782243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4.28690626368">
                <text:p>234.286906263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4.790857265273">
                <text:p>234.7908572652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5.288100143085">
                <text:p>235.2881001430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5.778604224833">
                <text:p>235.7786042248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6.262339253915">
                <text:p>236.2623392539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6.739275391275">
                <text:p>236.7392753912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7.209383217247">
                <text:p>237.209383217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7.672633733365">
                <text:p>237.6726337333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8.128998364155">
                <text:p>238.1289983641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8.578448958898">
                <text:p>238.5784489588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9.020957793362">
                <text:p>239.0209577933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9.456497571519">
                <text:p>239.4564975715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9.885041427225">
                <text:p>239.8850414272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0.306562925874">
                <text:p>240.3065629258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40.721036066036">
                <text:p>240.7210360660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1.128435281055">
                <text:p>241.1284352810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1.528735440629">
                <text:p>241.5287354406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1.921911852357">
                <text:p>241.9219118523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2.307940263267">
                <text:p>242.3079402632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2.686796861309">
                <text:p>242.6867968613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3.058458276822">
                <text:p>243.0584582768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3.42290158398">
                <text:p>243.422901583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3.780104302202">
                <text:p>243.7801043022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4.130044397544">
                <text:p>244.1300443975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4.472700284051">
                <text:p>244.4727002840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4.808050825093">
                <text:p>244.8080508250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5.136075334671">
                <text:p>245.1360753346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5.456753578687">
                <text:p>245.4567535786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5.770065776197">
                <text:p>245.7700657761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6.075992600628">
                <text:p>246.0759926006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6.374515180973">
                <text:p>246.3745151809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6.665615102953">
                <text:p>246.6656151029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6.949274410154">
                <text:p>246.9492744101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7.225475605133">
                <text:p>247.2254756051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7.494201650499">
                <text:p>247.4942016504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7.755435969965">
                <text:p>247.7554359699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8.009162449367">
                <text:p>248.0091624493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8.25536543766">
                <text:p>248.255365437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8.494029747885">
                <text:p>248.4940297478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8.725140658102">
                <text:p>248.7251406581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8.948683912302">
                <text:p>248.9486839123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9.164645721285">
                <text:p>249.1646457212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9.373012763508">
                <text:p>249.3730127635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9.573772185911">
                <text:p>249.5737721859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9.766911604707">
                <text:p>249.7669116047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9.952419106147">
                <text:p>249.9524191061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0.130283247254">
                <text:p>250.1302832472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0.300493056531">
                <text:p>250.3004930565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0.463038034634">
                <text:p>250.4630380346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0.617908155024">
                <text:p>250.617908155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0.765093864582">
                <text:p>250.7650938645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0.9045860842">
                <text:p>250.90458608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1.036376209341">
                <text:p>251.0363762093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1.16045611057">
                <text:p>251.160456110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1.276818134053">
                <text:p>251.2768181340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1.385455102033">
                <text:p>251.3854551020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1.48636031327">
                <text:p>251.486360313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1.579527543456">
                <text:p>251.5795275434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1.664951045596">
                <text:p>251.6649510455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1.742625550366">
                <text:p>251.7426255503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1.812546266438">
                <text:p>251.8125462664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1.874708880772">
                <text:p>251.8747088807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1.929109558885">
                <text:p>251.9291095588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1.975744945088">
                <text:p>251.9757449450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2.014612162689">
                <text:p>252.0146121626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2.045708814177">
                <text:p>252.0457088141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2.069032981362">
                <text:p>252.0690329813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2.084583225501">
                <text:p>252.0845832255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2.092358587381">
                <text:p>252.0923585873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2.092358587381">
                <text:p>252.0923585873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2.084583225501">
                <text:p>252.0845832255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2.069032981362">
                <text:p>252.0690329813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2.045708814177">
                <text:p>252.0457088141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2.014612162689">
                <text:p>252.0146121626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1.975744945088">
                <text:p>251.9757449450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1.929109558885">
                <text:p>251.9291095588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1.874708880772">
                <text:p>251.8747088807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1.812546266438">
                <text:p>251.8125462664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1.742625550366">
                <text:p>251.7426255503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1.664951045596">
                <text:p>251.6649510455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1.579527543456">
                <text:p>251.5795275434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1.48636031327">
                <text:p>251.486360313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1.385455102033">
                <text:p>251.3854551020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1.276818134053">
                <text:p>251.2768181340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51.16045611057">
                <text:p>251.160456110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1.036376209341">
                <text:p>251.0363762093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0.9045860842">
                <text:p>250.90458608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0.765093864582">
                <text:p>250.7650938645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0.617908155024">
                <text:p>250.6179081550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0.463038034634">
                <text:p>250.4630380346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0.300493056531">
                <text:p>250.3004930565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0.130283247254">
                <text:p>250.1302832472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9.952419106147">
                <text:p>249.9524191061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9.766911604707">
                <text:p>249.7669116047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9.573772185911">
                <text:p>249.5737721859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9.373012763508">
                <text:p>249.3730127635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9.164645721285">
                <text:p>249.1646457212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8.948683912302">
                <text:p>248.9486839123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8.725140658102">
                <text:p>248.7251406581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8.494029747885">
                <text:p>248.4940297478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8.25536543766">
                <text:p>248.255365437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8.009162449367">
                <text:p>248.0091624493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7.755435969965">
                <text:p>247.7554359699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7.494201650499">
                <text:p>247.4942016504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7.225475605133">
                <text:p>247.2254756051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6.949274410154">
                <text:p>246.9492744101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6.665615102953">
                <text:p>246.6656151029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6.374515180973">
                <text:p>246.3745151809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6.075992600628">
                <text:p>246.0759926006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5.770065776197">
                <text:p>245.7700657761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5.456753578687">
                <text:p>245.4567535786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5.136075334671">
                <text:p>245.1360753346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4.808050825093">
                <text:p>244.8080508250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4.472700284051">
                <text:p>244.4727002840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4.130044397544">
                <text:p>244.1300443975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3.780104302202">
                <text:p>243.7801043022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3.42290158398">
                <text:p>243.422901583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3.058458276822">
                <text:p>243.0584582768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2.686796861309">
                <text:p>242.6867968613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2.307940263267">
                <text:p>242.3079402632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1.921911852357">
                <text:p>241.9219118523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1.528735440629">
                <text:p>241.5287354406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1.128435281055">
                <text:p>241.1284352810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0.721036066036">
                <text:p>240.7210360660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0.306562925874">
                <text:p>240.3065629258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9.885041427225">
                <text:p>239.8850414272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9.456497571519">
                <text:p>239.4564975715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9.020957793362">
                <text:p>239.0209577933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8.578448958898">
                <text:p>238.5784489588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8.128998364155">
                <text:p>238.1289983641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7.672633733365">
                <text:p>237.6726337333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7.209383217247">
                <text:p>237.2093832172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6.739275391275">
                <text:p>236.7392753912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6.262339253915">
                <text:p>236.2623392539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5.778604224833">
                <text:p>235.7786042248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5.288100143085">
                <text:p>235.2881001430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4.790857265273">
                <text:p>234.7908572652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.28690626368">
                <text:p>234.286906263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3.776278224378">
                <text:p>233.7762782243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3.259004645309">
                <text:p>233.2590046453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2.735117434344">
                <text:p>232.7351174343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2.204648907315">
                <text:p>232.2046489073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1.667631786019">
                <text:p>231.6676317860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1.124099196201">
                <text:p>231.1240991962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0.574084665511">
                <text:p>230.5740846655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0.017622121438">
                <text:p>230.0176221214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9.454745889211">
                <text:p>229.4547458892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8.885490689688">
                <text:p>228.8854906896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8.309891637211">
                <text:p>228.3098916372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7.727984237442">
                <text:p>227.7279842374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7.139804385169">
                <text:p>227.1398043851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6.545388362096">
                <text:p>226.5453883620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5.944772834604">
                <text:p>225.9447728346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5.337994851488">
                <text:p>225.3379948514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4.725091841671">
                <text:p>224.7250918416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4.106101611898">
                <text:p>224.1061016118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3.481062344404">
                <text:p>223.4810623444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2.850012594552">
                <text:p>222.8500125945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2.212991288466">
                <text:p>222.2129912884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1.570037720619">
                <text:p>221.5700377206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0.921191551416">
                <text:p>220.9211915514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0.266492804746">
                <text:p>220.2664928047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9.60598186551">
                <text:p>219.605981865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8.939699477136">
                <text:p>218.9396994771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8.267686739058">
                <text:p>218.2676867390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7.589985104189">
                <text:p>217.5899851041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6.906636376357">
                <text:p>216.9066363763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6.21768270773">
                <text:p>216.217682707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5.523166596217">
                <text:p>215.5231665962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4.823130882842">
                <text:p>214.8231308828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14.117618749106">
                <text:p>214.1176187491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3.406673714321">
                <text:p>213.4066737143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2.690339632924">
                <text:p>212.6903396329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1.968660691777">
                <text:p>211.9686606917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1.241681407436">
                <text:p>211.2416814074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0.509446623407">
                <text:p>210.5094466234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9.772001507381">
                <text:p>209.7720015073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9.029391548447">
                <text:p>209.0293915484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8.281662554285">
                <text:p>208.2816625542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7.528860648341">
                <text:p>207.5288606483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6.771032266983">
                <text:p>206.7710322669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6.008224156635">
                <text:p>206.0082241566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5.240483370894">
                <text:p>205.2404833708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4.467857267629">
                <text:p>204.4678572676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3.690393506057">
                <text:p>203.6903935060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2.908140043805">
                <text:p>202.9081400438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2.121145133952">
                <text:p>202.1211451339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1.329457322049">
                <text:p>201.3294573220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0.533125443132">
                <text:p>200.5331254431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9.732198618701">
                <text:p>199.7321986187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8.926726253695">
                <text:p>198.9267262536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8.116758033444">
                <text:p>198.1167580334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7.302343920604">
                <text:p>197.3023439206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6.483534152072">
                <text:p>196.4835341520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5.660379235892">
                <text:p>195.6603792358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4.832929948138">
                <text:p>194.8329299481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4.001237329778">
                <text:p>194.0012373297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3.165352683531">
                <text:p>193.1653526835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2.325327570699">
                <text:p>192.3253275706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1.481213807989">
                <text:p>191.4812138079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0.633063464312">
                <text:p>190.6330634643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9.780928857578">
                <text:p>189.7809288575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8.924862551463">
                <text:p>188.9248625514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8.064917352169">
                <text:p>188.0649173521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7.201146305167">
                <text:p>187.2011463051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6.333602691924">
                <text:p>186.3336026919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5.462340026616">
                <text:p>185.4623400266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4.587412052828">
                <text:p>184.5874120528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3.708872740239">
                <text:p>183.7088727402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2.826776281293">
                <text:p>182.8267762812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1.941177087853">
                <text:p>181.9411770878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1.05212978785">
                <text:p>181.052129787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0.159689221909">
                <text:p>180.1596892219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9.263910439968">
                <text:p>179.2639104399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8.364848697881">
                <text:p>178.36484869788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7.462559454012">
                <text:p>177.4625594540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6.557098365811">
                <text:p>176.5570983658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5.648521286384">
                <text:p>175.6485212863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4.736884261044">
                <text:p>174.7368842610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3.822243523858">
                <text:p>173.8222435238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2.904655494174">
                <text:p>172.9046554941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1.984176773145">
                <text:p>171.9841767731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1.060864140233">
                <text:p>171.0608641402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0.134774549712">
                <text:p>170.1347745497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9.205965127149">
                <text:p>169.2059651271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8.274493165884">
                <text:p>168.2744931658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7.340416123496">
                <text:p>167.3404161234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6.403791618257">
                <text:p>166.403791618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5.464677425577">
                <text:p>165.4646774255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4.523131474445">
                <text:p>164.5231314744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3.579211843849">
                <text:p>163.5792118438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2.632976759199">
                <text:p>162.6329767591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1.684484588731">
                <text:p>161.6844845887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0.733793839911">
                <text:p>160.7337938399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9.780963155822">
                <text:p>159.7809631558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8.826051311549">
                <text:p>158.8260513115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7.869117210552">
                <text:p>157.8691172105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6.910219881035">
                <text:p>156.910219881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5.949418472301">
                <text:p>155.9494184723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4.986772251107">
                <text:p>154.9867722511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4.022340598007">
                <text:p>154.0223405980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3.056183003688">
                <text:p>153.0561830036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2.088359065301">
                <text:p>152.0883590653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.118928482785">
                <text:p>151.1189284827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0.147951055186">
                <text:p>150.1479510551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9.175486676964">
                <text:p>149.1754866769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8.201595334304">
                <text:p>148.2015953343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7.226337101411">
                <text:p>147.2263371014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.249772136806">
                <text:p>146.2497721368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71960679617">
                <text:p>145.2719606796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4.29296304586">
                <text:p>144.292963045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3.312839624721">
                <text:p>143.3128396247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2.331650874829">
                <text:p>142.3316508748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1.349457320527">
                <text:p>141.3494573205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0.366319548142">
                <text:p>140.3663195481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9.382298202241">
                <text:p>139.38229820224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8.397453981897">
                <text:p>138.3974539818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7.41184763694">
                <text:p>137.411847636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6.425539964212">
                <text:p>136.4255399642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5.438591803816">
                <text:p>135.4385918038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4.451064035364">
                <text:p>134.4510640353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3.46301757422">
                <text:p>133.463017574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2.474513367744">
                <text:p>132.4745133677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1.485612391532">
                <text:p>131.4856123915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0.496375645653">
                <text:p>130.4963756456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9.506864150891">
                <text:p>129.5068641508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8.517138944976">
                <text:p>128.5171389449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7.527261078819">
                <text:p>127.5272610788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6.53729161275">
                <text:p>126.537291612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5.54729161275">
                <text:p>125.547291612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4.557322146682">
                <text:p>124.5573221466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3.567444280525">
                <text:p>123.5674442805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2.577719074609">
                <text:p>122.5777190746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1.588207579847">
                <text:p>121.5882075798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598970833969">
                <text:p>120.5989708339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9.610069857757">
                <text:p>119.6100698577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8.621565651281">
                <text:p>118.6215656512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7.633519190137">
                <text:p>117.6335191901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6.645991421684">
                <text:p>116.6459914216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5.659043261289">
                <text:p>115.6590432612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4.672735588561">
                <text:p>114.6727355885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3.687129243604">
                <text:p>113.6871292436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2.702285023259">
                <text:p>112.7022850232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1.718263677359">
                <text:p>111.7182636773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.735125904973">
                <text:p>110.7351259049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9.752932350672">
                <text:p>109.7529323506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8.77174360078">
                <text:p>108.771743600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7.79162017964">
                <text:p>107.791620179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6.812622545883">
                <text:p>106.8126225458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5.834811088694">
                <text:p>105.83481108869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4.858246124089">
                <text:p>104.8582461240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3.882987891196">
                <text:p>103.8829878911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2.909096548536">
                <text:p>102.9090965485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1.936632170315">
                <text:p>101.9366321703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0.965654742716">
                <text:p>100.9656547427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9.9962241602">
                <text:p>99.99622416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9.0284002218129">
                <text:p>99.02840022181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8.0622426274935">
                <text:p>98.06224262749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7.0978109743934">
                <text:p>97.09781097439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1351647531997">
                <text:p>96.13516475319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.1743633444658">
                <text:p>95.174363344465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4.2154660149485">
                <text:p>94.21546601494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3.2585319139517">
                <text:p>93.25853191395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2.3036200696785">
                <text:p>92.30362006967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1.3507893855894">
                <text:p>91.35078938558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0.4000986367692">
                <text:p>90.40009863676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9.4516064663015">
                <text:p>89.45160646630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8.5053713816512">
                <text:p>88.50537138165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7.5614517510554">
                <text:p>87.56145175105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6.6199057999232">
                <text:p>86.61990579992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5.6807916072439">
                <text:p>85.680791607243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4.7441671020047">
                <text:p>84.74416710200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3.8100900596167">
                <text:p>83.81009005961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2.8786180983521">
                <text:p>82.87861809835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1.9498086757888">
                <text:p>81.94980867578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.0237190852672">
                <text:p>81.02371908526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0.1004064523556">
                <text:p>80.10040645235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9.1799277313262">
                <text:p>79.179927731326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8.2623397016425">
                <text:p>78.26233970164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.3476989644563">
                <text:p>77.34769896445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6.4360619391167">
                <text:p>76.43606193911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5.5274848596896">
                <text:p>75.52748485968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.6220237714889">
                <text:p>74.62202377148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3.7197345276198">
                <text:p>73.71973452761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2.820672785533">
                <text:p>72.8206727855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1.9248940035916">
                <text:p>71.92489400359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1.0324534376505">
                <text:p>71.03245343765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.1434061376475">
                <text:p>70.14340613764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9.2578069442079">
                <text:p>69.25780694420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8.3757104852614">
                <text:p>68.37571048526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.4971711726727">
                <text:p>67.49717117267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6222431988849">
                <text:p>66.62224319888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5.7509805335767">
                <text:p>65.75098053357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4.8834369203332">
                <text:p>64.88343692033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4.0196658733312">
                <text:p>64.01966587333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3.1597206740374">
                <text:p>63.159720674037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2.3036543679224">
                <text:p>62.30365436792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1.4515197611885">
                <text:p>61.45151976118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0.6033694175121">
                <text:p>60.60336941751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9.7592556548015">
                <text:p>59.75925565480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8.9192305419699">
                <text:p>58.91923054196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8.0833458957229">
                <text:p>58.08334589572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7.2516532773629">
                <text:p>57.25165327736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6.4242039896083">
                <text:p>56.42420398960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5.6010490734288">
                <text:p>55.601049073428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4.782239304897">
                <text:p>54.7822393048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3.9678251920563">
                <text:p>53.96782519205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3.1578569718056">
                <text:p>53.15785697180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2.3523846067998">
                <text:p>52.35238460679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1.5514577823686">
                <text:p>51.55145778236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0.7551259034512">
                <text:p>50.75512590345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9.963438091549">
                <text:p>49.9634380915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9.1764431816953">
                <text:p>49.17644318169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8.3941897194434">
                <text:p>48.39418971944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7.6167259578715">
                <text:p>47.61672595787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6.8440998546065">
                <text:p>46.84409985460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6.076359068866">
                <text:p>46.07635906886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5.313550958518">
                <text:p>45.3135509585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.5557225771598">
                <text:p>44.55572257715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3.8029206712158">
                <text:p>43.80292067121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3.0551916770535">
                <text:p>43.05519167705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2.3125817181193">
                <text:p>42.31258171811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1.5751366020936">
                <text:p>41.57513660209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0.8429018180648">
                <text:p>40.84290181806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0.1159225337235">
                <text:p>40.11592253372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9.3942435925763">
                <text:p>39.39424359257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8.6779095111797">
                <text:p>38.67790951117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.9669644763941">
                <text:p>37.96696447639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.2614523426582">
                <text:p>37.261452342658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6.5614166292835">
                <text:p>36.56141662928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.8669005177704">
                <text:p>35.86690051777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.177946849144">
                <text:p>35.1779468491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4.4945981213119">
                <text:p>34.49459812131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3.8168964864425">
                <text:p>33.81689648644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3.1448837483649">
                <text:p>33.14488374836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.4786013599902">
                <text:p>32.47860135999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1.8180904207546">
                <text:p>31.81809042075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1.1633916740842">
                <text:p>31.163391674084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0.5145455048815">
                <text:p>30.51454550488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.8715919370347">
                <text:p>29.87159193703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.2345706309482">
                <text:p>29.23457063094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.603520881097">
                <text:p>28.6035208810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7.9784816136021">
                <text:p>27.97848161360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7.3594913838298">
                <text:p>27.35949138382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6.746588374013">
                <text:p>26.7465883740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.1398103908966">
                <text:p>26.139810390896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.5391948634046">
                <text:p>25.53919486340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.944778840332">
                <text:p>24.9447788403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.356598988059">
                <text:p>24.3565989880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.7746915882894">
                <text:p>23.77469158828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.1990925358128">
                <text:p>23.19909253581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.6298373362899">
                <text:p>22.629837336289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.066961104063">
                <text:p>22.0669611040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.5104985599894">
                <text:p>21.51049855998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.9604840293">
                <text:p>20.96048402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.4169514394819">
                <text:p>20.41695143948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.8799343181854">
                <text:p>19.87993431818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.3494657911562">
                <text:p>19.34946579115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.8255785801917">
                <text:p>18.82557858019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.3083050011229">
                <text:p>18.30830500112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.7976769618207">
                <text:p>17.79767696182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.2937259602279">
                <text:p>17.29372596022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.7964830824159">
                <text:p>16.79648308241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.3059790006679">
                <text:p>16.30597900066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.8222439715859">
                <text:p>15.822243971585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.3453078342252">
                <text:p>15.34530783422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8752000082533">
                <text:p>14.87520000825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4119494921353">
                <text:p>14.41194949213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.9555848613452">
                <text:p>13.95558486134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.5061342666031">
                <text:p>13.50613426660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.0636254321386">
                <text:p>13.063625432138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.6280856539813">
                <text:p>12.62808565398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.1995417982761">
                <text:p>12.19954179827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.7780202996267">
                <text:p>11.77802029962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.3635471594646">
                <text:p>11.36354715946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.9561479444455">
                <text:p>10.95614794444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.5558477848721">
                <text:p>10.55584778487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.1626713731437">
                <text:p>10.162671373143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.77664296223335">
                <text:p>9.776642962233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.39778636419191">
                <text:p>9.397786364191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.02612494867888">
                <text:p>9.026124948678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.66168164152105">
                <text:p>8.661681641521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.30447892329828">
                <text:p>8.304478923298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95453882795682">
                <text:p>7.954538827956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6118829414501">
                <text:p>7.61188294145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27653240040726">
                <text:p>7.2765324004072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94850789082932">
                <text:p>6.948507890829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62782964681315">
                <text:p>6.627829646813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31451744930338">
                <text:p>6.314517449303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.00859062487218">
                <text:p>6.008590624872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.71006804452713">
                <text:p>5.710068044527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.41896812254715">
                <text:p>5.418968122547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.13530881534663">
                <text:p>5.1353088153466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8591076203678">
                <text:p>4.85910762036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59038157500137">
                <text:p>4.590381575001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32914725553565">
                <text:p>4.329147255535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07542077613399">
                <text:p>4.075420776133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82921778784078">
                <text:p>3.829217787840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59055347761607">
                <text:p>3.5905534776160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35944256739873">
                <text:p>3.359442567398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13589931319831">
                <text:p>3.135899313198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91993750421574">
                <text:p>2.919937504215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71157046199264">
                <text:p>2.711570461992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108110395897">
                <text:p>2.51081103958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31767162079373">
                <text:p>2.317671620793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13216411935386">
                <text:p>2.132164119353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9542999782466">
                <text:p>1.95429997824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78409016896999">
                <text:p>1.784090168969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62154519086681">
                <text:p>1.621545190866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46667507047699">
                <text:p>1.466675070476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31948936091903">
                <text:p>1.3194893609190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17999714130083">
                <text:p>1.1799971413008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04820701615954">
                <text:p>1.048207016159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24127114930879">
                <text:p>0.92412711493087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0776509144762">
                <text:p>0.807765091447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699128123467486">
                <text:p>0.6991281234674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598222912230386">
                <text:p>0.5982229122303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505055682045057">
                <text:p>0.5050556820450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19632179905114">
                <text:p>0.4196321799051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41957675134547">
                <text:p>0.3419576751345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72036959062693">
                <text:p>0.27203695906269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09874344728673">
                <text:p>0.2098743447286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55473666615352">
                <text:p>0.15547366661535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08838280412806">
                <text:p>0.1088382804128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699710628113283">
                <text:p>0.06997106281132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388744113239812">
                <text:p>0.03887441132398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55502441387075">
                <text:p>0.01555024413870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71938330029553E-015">
                <text:p>5.71938330029553E-0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777536187981826">
                <text:p>-0.00777536187981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